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8.42mm"/>
    </style:style>
    <style:style style:name="co9" style:family="table-column">
      <style:table-column-properties fo:break-before="auto" style:column-width="47.54mm"/>
    </style:style>
    <style:style style:name="co10" style:family="table-column">
      <style:table-column-properties fo:break-before="auto" style:column-width="74.08mm"/>
    </style:style>
    <style:style style:name="co7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2.71mm"/>
    </style:style>
    <style:style style:name="co6" style:family="table-column">
      <style:table-column-properties fo:break-before="auto" style:column-width="18.52mm"/>
    </style:style>
    <style:style style:name="co11" style:family="table-column">
      <style:table-column-properties fo:break-before="auto" style:column-width="17.13mm"/>
    </style:style>
    <style:style style:name="co12" style:family="table-column">
      <style:table-column-properties fo:break-before="auto" style:column-width="23.76mm"/>
    </style:style>
    <style:style style:name="co13" style:family="table-column">
      <style:table-column-properties fo:break-before="auto" style:column-width="25.15mm"/>
    </style:style>
    <style:style style:name="co14" style:family="table-column">
      <style:table-column-properties fo:break-before="auto" style:column-width="45.05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27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cc" style:cell-protect="none" style:print-content="true" fo:border="0.51pt dotted #000000"/>
    </style:style>
    <style:style style:name="ce5" style:family="table-cell" style:parent-style-name="Default">
      <style:table-cell-properties fo:border-bottom="0.51pt dotted #000000" fo:background-color="#ffffcc" style:cell-protect="none" style:print-content="true" fo:border-left="0.06pt solid #000000" fo:border-right="0.06pt solid #000000" fo:border-top="0.06pt solid #000000"/>
    </style:style>
    <style:style style:name="ce6" style:family="table-cell" style:parent-style-name="Default">
      <style:table-cell-properties fo:border-bottom="0.51pt dotted #000000" fo:background-color="#ffffcc" style:cell-protect="none" style:print-content="true" fo:border-left="0.06pt solid #000000" fo:border-right="0.06pt solid #000000" fo:border-top="0.51pt dotted #000000"/>
    </style:style>
    <style:style style:name="ce7" style:family="table-cell" style:parent-style-name="Default">
      <style:table-cell-properties fo:border-bottom="0.06pt solid #000000" fo:background-color="#ffffcc" style:cell-protect="none" style:print-content="true" fo:border-left="0.06pt solid #000000" fo:border-right="0.06pt solid #000000" fo:border-top="0.51pt dotted #000000"/>
    </style:style>
    <style:style style:name="ce8" style:family="table-cell" style:parent-style-name="Default">
      <style:table-cell-properties fo:background-color="#cfe7f5" fo:border="0.06pt solid #000000"/>
    </style:style>
    <style:style style:name="ce9" style:family="table-cell" style:parent-style-name="Default" style:data-style-name="N0">
      <style:table-cell-properties fo:background-color="#cfffcf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cc" style:cell-protect="none" style:print-content="true" fo:border="0.06pt solid #000000"/>
    </style:style>
    <style:style style:name="ce11" style:family="table-cell" style:parent-style-name="Default">
      <style:table-cell-properties fo:border-bottom="0.51pt dotted #000000" fo:background-color="#cfffcf" fo:border-left="0.06pt solid #000000" fo:border-right="0.06pt solid #000000" fo:border-top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cfffcf" fo:border-left="0.06pt solid #000000" fo:border-right="0.06pt solid #000000" fo:border-top="0.51pt dotte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cfffcf" fo:border-left="0.06pt solid #000000" fo:border-right="0.51pt dotted #000000" fo:border-top="0.06pt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ackground-color="#cfffcf" fo:border-left="0.06pt solid #000000" fo:border-right="0.51pt dotted #000000" fo:border-top="0.06pt solid #000000"/>
    </style:style>
    <style:style style:name="ce17" style:family="table-cell" style:parent-style-name="Default">
      <style:table-cell-properties fo:background-color="#ccffff" fo:border="0.06pt solid #000000"/>
    </style:style>
    <style:style style:name="ce18" style:family="table-cell" style:parent-style-name="Default">
      <style:table-cell-properties fo:background-color="#ccffff" fo:border="0.51pt dotted #000000"/>
    </style:style>
    <style:style style:name="ce19" style:family="table-cell" style:parent-style-name="Default">
      <style:table-cell-properties fo:background-color="#c1ffc1" fo:border="0.51pt dotted #000000"/>
    </style:style>
    <style:style style:name="ce20" style:family="table-cell" style:parent-style-name="Default" style:data-style-name="N99"/>
    <style:style style:name="ce21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6pt solid #000000" fo:background-color="#cfffcf" fo:border-left="0.51pt dotted #000000" fo:border-right="0.06pt solid #000000" fo:border-top="0.06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6pt solid #000000" fo:background-color="#cfffcf" fo:border-left="0.51pt dotted #000000" fo:border-right="0.06pt solid #000000" fo:border-top="0.06pt solid #000000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Konvektion.$B$2:.$B$7])" table:allow-empty-cell="true" table:display-list="unsorted" table:base-cell-address="Stromtragfähigkeit.D6">
          <table:error-message table:message-type="stop" table:display="true"/>
        </table:content-validation>
      </table:content-validations>
      <table:table table:name="Stromtragfähigkeit" table:style-name="ta1" table:print-ranges="Stromtragfähigkeit.A1:Stromtragfähigkeit.F1048576"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-group table:display="false">
          <table:table-column table:style-name="co7" table:visibility="collapse" table:number-columns-repeated="1018" table:default-cell-style-name="Default"/>
        </table:table-column-group>
        <table:table-row table:style-name="ro3">
          <table:table-cell table:style-name="ce1" office:value-type="string" calcext:value-type="string">
            <text:p>Wärmeentwicklung durch Leiterbahnen auf Leiterplatten (Stromtragfähigkeit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Luft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 calcext:value-type="string">
            <text:p>Umg.Temp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C</text:p>
          </table:table-cell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←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.Übg.Koeff.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W/(K·m<text:span text:style-name="T3">2</text:span>)</text:p>
          </table:table-cell>
          <table:table-cell table:content-validation-name="val1" office:value-type="float" office:value="10" calcext:value-type="float">
            <text:p>10</text:p>
          </table:table-cell>
          <table:table-cell table:style-name="ce20" table:formula="of:=IF([.D6]=[Konvektion.B2];[Konvektion.A2];IF([.D6]=[Konvektion.B3];[Konvektion.A3];IF([.D6]=[Konvektion.B4];[Konvektion.A4];IF([.D6]=[Konvektion.B5];[Konvektion.A5];IF([.D6]=[Konvektion.B6];[Konvektion.A6];IF([.D6]=[Konvektion.B7];[Konvektion.A7];???))))))" office:value-type="string" office:string-value="Allseitige freie Konvektion (ohne Gehäuse)" calcext:value-type="string">
            <text:p>Allseitige freie Konvektion (ohne Gehäuse)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Basismaterial FR-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än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←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eite</text:p>
          </table:table-cell>
          <table:table-cell office:value-type="string" calcext:value-type="string">
            <text:p>W<text:span text:style-name="T1">LP</text:span></text:p>
          </table:table-cell>
          <table:table-cell office:value-type="string" calcext:value-type="string">
            <text:p>m</text:p>
          </table:table-cell>
          <table:table-cell table:style-name="ce6" office:value-type="float" office:value="0.1" calcext:value-type="float">
            <text:p>0.1</text:p>
          </table:table-cell>
          <table:table-cell office:value-type="string" calcext:value-type="string">
            <text:p>←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icke</text:p>
          </table:table-cell>
          <table:table-cell office:value-type="string" calcext:value-type="string">
            <text:p>H<text:span text:style-name="T1">LP</text:span></text:p>
          </table:table-cell>
          <table:table-cell office:value-type="string" calcext:value-type="string">
            <text:p>mm</text:p>
          </table:table-cell>
          <table:table-cell table:style-name="ce7" office:value-type="float" office:value="1.5" calcext:value-type="float">
            <text:p>1.5</text:p>
          </table:table-cell>
          <table:table-cell office:value-type="string" calcext:value-type="string">
            <text:p>←</text:p>
          </table:table-cell>
          <table:table-cell table:number-columns-repeated="1019"/>
        </table:table-row>
        <table:table-row-group table:display="false">
          <table:table-row table:style-name="ro5" table:visibility="collapse">
            <table:table-cell office:value-type="string" calcext:value-type="string">
              <text:p>Oberfläche</text:p>
            </table:table-cell>
            <table:table-cell office:value-type="string" calcext:value-type="string">
              <text:p>A<text:span text:style-name="T1">LP</text:span></text:p>
            </table:table-cell>
            <table:table-cell office:value-type="string" calcext:value-type="string">
              <text:p>m²</text:p>
            </table:table-cell>
            <table:table-cell table:formula="of:=2*[.D10]*([.D11]+[.D12]/1000)" office:value-type="float" office:value="0.203" calcext:value-type="float">
              <text:p>0.203</text:p>
            </table:table-cell>
            <table:table-cell office:value-type="string" calcext:value-type="string">
              <text:p>2*L*(W<text:span text:style-name="T1">LP</text:span><text:span text:style-name="T2">+H</text:span><text:span text:style-name="T1">LP</text:span><text:span text:style-name="T2">)</text:span></text:p>
            </table:table-cell>
            <table:table-cell table:number-columns-repeated="1019"/>
          </table:table-row>
          <table:table-row table:style-name="ro5" table:visibility="collapse">
            <table:table-cell office:value-type="string" calcext:value-type="string">
              <text:p>Querschnitt</text:p>
            </table:table-cell>
            <table:table-cell office:value-type="string" calcext:value-type="string">
              <text:p>A<text:span text:style-name="T1">Q_LP</text:span></text:p>
            </table:table-cell>
            <table:table-cell office:value-type="string" calcext:value-type="string">
              <text:p>m²</text:p>
            </table:table-cell>
            <table:table-cell table:formula="of:=[.D12]*[.D10]/1000" office:value-type="float" office:value="0.0015" calcext:value-type="float">
              <text:p>0.0015</text:p>
            </table:table-cell>
            <table:table-cell office:value-type="string" calcext:value-type="string">
              <text:p>L*H<text:span text:style-name="T1">LP</text:span></text:p>
            </table:table-cell>
            <table:table-cell table:number-columns-repeated="1019"/>
          </table:table-row>
          <table:table-row table:style-name="ro5" table:visibility="collapse">
            <table:table-cell office:value-type="string" calcext:value-type="string">
              <text:p>Dichte</text:p>
            </table:table-cell>
            <table:table-cell office:value-type="string" calcext:value-type="string">
              <text:p>ρ<text:span text:style-name="T1">FR4</text:span></text:p>
            </table:table-cell>
            <table:table-cell office:value-type="string" calcext:value-type="string">
              <text:p>Kg/m<text:span text:style-name="T3">3</text:span></text:p>
            </table:table-cell>
            <table:table-cell office:value-type="float" office:value="1200" calcext:value-type="float">
              <text:p>1200</text:p>
            </table:table-cell>
            <table:table-cell table:number-columns-repeated="1020"/>
          </table:table-row>
          <table:table-row table:style-name="ro5" table:visibility="collapse">
            <table:table-cell office:value-type="string" calcext:value-type="string">
              <text:p>W.Kapazität</text:p>
            </table:table-cell>
            <table:table-cell office:value-type="string" calcext:value-type="string">
              <text:p>c<text:span text:style-name="T1">FR4</text:span></text:p>
            </table:table-cell>
            <table:table-cell office:value-type="string" calcext:value-type="string">
              <text:p>W·s/(K·kg)</text:p>
            </table:table-cell>
            <table:table-cell office:value-type="float" office:value="1000" calcext:value-type="float">
              <text:p>1000</text:p>
            </table:table-cell>
            <table:table-cell table:number-columns-repeated="1020"/>
          </table:table-row>
          <table:table-row table:style-name="ro5" table:visibility="collapse">
            <table:table-cell office:value-type="string" calcext:value-type="string">
              <text:p>W.Leitf.</text:p>
            </table:table-cell>
            <table:table-cell office:value-type="string" calcext:value-type="string">
              <text:p>λ<text:span text:style-name="T1">FR4</text:span></text:p>
            </table:table-cell>
            <table:table-cell office:value-type="string" calcext:value-type="string">
              <text:p>W/(m·K)</text:p>
            </table:table-cell>
            <table:table-cell office:value-type="float" office:value="0.36" calcext:value-type="float">
              <text:p>0.36</text:p>
            </table:table-cell>
            <table:table-cell table:number-columns-repeated="1020"/>
          </table:table-row>
          <table:table-row table:style-name="ro5" table:visibility="collapse">
            <table:table-cell office:value-type="string" calcext:value-type="string">
              <text:p>W.Widerst.Luft</text:p>
            </table:table-cell>
            <table:table-cell office:value-type="string" calcext:value-type="string">
              <text:p>R<text:span text:style-name="T1">thLPU</text:span></text:p>
            </table:table-cell>
            <table:table-cell office:value-type="string" calcext:value-type="string">
              <text:p>K/W</text:p>
            </table:table-cell>
            <table:table-cell table:formula="of:=1/([.D6]*[.D13])" office:value-type="float" office:value="0.492610837438424" calcext:value-type="float">
              <text:p>0.492610837438424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Leiterbahn (Kupfe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Strom</text:p>
          </table:table-cell>
          <table:table-cell office:value-type="string" calcext:value-type="string">
            <text:p>I<text:span text:style-name="T1">L</text:span></text:p>
          </table:table-cell>
          <table:table-cell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←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öhe</text:p>
          </table:table-cell>
          <table:table-cell office:value-type="string" calcext:value-type="string">
            <text:p>H<text:span text:style-name="T1">L</text:span></text:p>
          </table:table-cell>
          <table:table-cell office:value-type="string" calcext:value-type="string">
            <text:p>mm</text:p>
          </table:table-cell>
          <table:table-cell table:style-name="ce6" office:value-type="float" office:value="0.035" calcext:value-type="float">
            <text:p>0.035</text:p>
          </table:table-cell>
          <table:table-cell office:value-type="string" calcext:value-type="string">
            <text:p>←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reite</text:p>
          </table:table-cell>
          <table:table-cell office:value-type="string" calcext:value-type="string">
            <text:p>W<text:span text:style-name="T1">L</text:span></text:p>
          </table:table-cell>
          <table:table-cell office:value-type="string" calcext:value-type="string">
            <text:p>mm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←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äng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table:style-name="ce8" table:formula="of:=[.D10]" office:value-type="float" office:value="1" calcext:value-type="float">
            <text:p>1</text:p>
          </table:table-cell>
          <table:table-cell office:value-type="string" calcext:value-type="string">
            <text:p>Länge Basismaterial</text:p>
          </table:table-cell>
          <table:table-cell table:number-columns-repeated="1019"/>
        </table:table-row>
        <table:table-row-group table:display="false">
          <table:table-row table:style-name="ro5" table:visibility="collapse">
            <table:table-cell office:value-type="string" calcext:value-type="string">
              <text:p>Querschnitt</text:p>
            </table:table-cell>
            <table:table-cell office:value-type="string" calcext:value-type="string">
              <text:p>A<text:span text:style-name="T1">L</text:span></text:p>
            </table:table-cell>
            <table:table-cell office:value-type="string" calcext:value-type="string">
              <text:p>mm²</text:p>
            </table:table-cell>
            <table:table-cell table:formula="of:=[.D24]*[.D23]" office:value-type="float" office:value="0.035" calcext:value-type="float">
              <text:p>0.035</text:p>
            </table:table-cell>
            <table:table-cell office:value-type="string" calcext:value-type="string">
              <text:p>H<text:span text:style-name="T1">L</text:span><text:span text:style-name="T2">*W</text:span><text:span text:style-name="T1">L</text:span></text:p>
            </table:table-cell>
            <table:table-cell table:number-columns-repeated="1019"/>
          </table:table-row>
          <table:table-row table:style-name="ro5" table:visibility="collapse">
            <table:table-cell office:value-type="string" calcext:value-type="string">
              <text:p>sp. Widerstand</text:p>
            </table:table-cell>
            <table:table-cell office:value-type="string" calcext:value-type="string">
              <text:p>ρ<text:span text:style-name="T1">Cu</text:span></text:p>
            </table:table-cell>
            <table:table-cell office:value-type="string" calcext:value-type="string">
              <text:p>Ω·mm²/m</text:p>
            </table:table-cell>
            <table:table-cell table:formula="of:=0.01678 * (1 +(0.0039 * ([.D5]-20)))" office:value-type="float" office:value="0.01678" calcext:value-type="float">
              <text:p>0.01678</text:p>
            </table:table-cell>
            <table:table-cell table:number-columns-repeated="1020"/>
          </table:table-row>
          <table:table-row table:style-name="ro5" table:visibility="collapse">
            <table:table-cell office:value-type="string" calcext:value-type="string">
              <text:p>T.Koeff.</text:p>
            </table:table-cell>
            <table:table-cell office:value-type="string" calcext:value-type="string">
              <text:p>α<text:span text:style-name="T1">Cu</text:span></text:p>
            </table:table-cell>
            <table:table-cell office:value-type="string" calcext:value-type="string">
              <text:p>1/K</text:p>
            </table:table-cell>
            <table:table-cell office:value-type="float" office:value="0.0039" calcext:value-type="float">
              <text:p>0.0039</text:p>
            </table:table-cell>
            <table:table-cell table:number-columns-repeated="1020"/>
          </table:table-row>
          <table:table-row table:style-name="ro5" table:visibility="collapse">
            <table:table-cell office:value-type="string" calcext:value-type="string">
              <text:p>Widerstand</text:p>
            </table:table-cell>
            <table:table-cell office:value-type="string" calcext:value-type="string">
              <text:p>R<text:span text:style-name="T1">L</text:span></text:p>
            </table:table-cell>
            <table:table-cell office:value-type="string" calcext:value-type="string">
              <text:p>Ohm</text:p>
            </table:table-cell>
            <table:table-cell table:formula="of:=[.D27]*[.D10]/([.D26])" office:value-type="float" office:value="0.479428571428571" calcext:value-type="float">
              <text:p>0.479428571428571</text:p>
            </table:table-cell>
            <table:table-cell office:value-type="string" calcext:value-type="string">
              <text:p>ρ<text:span text:style-name="T1">Cu</text:span><text:span text:style-name="T2">*L/A</text:span><text:span text:style-name="T1">L</text:span></text:p>
            </table:table-cell>
            <table:table-cell table:number-columns-repeated="1019"/>
          </table:table-row>
          <table:table-row table:style-name="ro5" table:visibility="collapse">
            <table:table-cell office:value-type="string" calcext:value-type="string">
              <text:p>Leistung</text:p>
            </table:table-cell>
            <table:table-cell office:value-type="string" calcext:value-type="string">
              <text:p>P<text:span text:style-name="T1">L</text:span></text:p>
            </table:table-cell>
            <table:table-cell office:value-type="string" calcext:value-type="string">
              <text:p>W</text:p>
            </table:table-cell>
            <table:table-cell table:formula="of:=[.D22]^2*[.D29]" office:value-type="float" office:value="0.479428571428571" calcext:value-type="float">
              <text:p>0.479428571428571</text:p>
            </table:table-cell>
            <table:table-cell office:value-type="string" calcext:value-type="string">
              <text:p>I<text:span text:style-name="T1">L</text:span><text:span text:style-name="T3">2</text:span><text:span text:style-name="T2">*R</text:span><text:span text:style-name="T1">L</text:span></text:p>
            </table:table-cell>
            <table:table-cell table:number-columns-repeated="1019"/>
          </table:table-row>
          <table:table-row table:style-name="ro5" table:visibility="collapse">
            <table:table-cell office:value-type="string" calcext:value-type="string">
              <text:p>W.Leitf.</text:p>
            </table:table-cell>
            <table:table-cell office:value-type="string" calcext:value-type="string">
              <text:p>λ<text:span text:style-name="T1">Cu</text:span></text:p>
            </table:table-cell>
            <table:table-cell office:value-type="string" calcext:value-type="string">
              <text:p>W/(m·K)</text:p>
            </table:table-cell>
            <table:table-cell office:value-type="float" office:value="400" calcext:value-type="float">
              <text:p>400</text:p>
            </table:table-cell>
            <table:table-cell table:number-columns-repeated="1020"/>
          </table:table-row>
          <table:table-row table:style-name="ro5" table:visibility="collapse">
            <table:table-cell office:value-type="string" calcext:value-type="string">
              <text:p>W.Kapazität</text:p>
            </table:table-cell>
            <table:table-cell office:value-type="string" calcext:value-type="string">
              <text:p>c<text:span text:style-name="T1">Cu</text:span></text:p>
            </table:table-cell>
            <table:table-cell office:value-type="string" calcext:value-type="string">
              <text:p>W·s/(K·kg)</text:p>
            </table:table-cell>
            <table:table-cell office:value-type="float" office:value="385" calcext:value-type="float">
              <text:p>385</text:p>
            </table:table-cell>
            <table:table-cell table:number-columns-repeated="1020"/>
          </table:table-row>
          <table:table-row table:style-name="ro5" table:visibility="collapse">
            <table:table-cell office:value-type="string" calcext:value-type="string">
              <text:p>Dichte</text:p>
            </table:table-cell>
            <table:table-cell office:value-type="string" calcext:value-type="string">
              <text:p>ρ<text:span text:style-name="T1">Cu</text:span></text:p>
            </table:table-cell>
            <table:table-cell office:value-type="string" calcext:value-type="string">
              <text:p>Kg/m<text:span text:style-name="T3">3</text:span></text:p>
            </table:table-cell>
            <table:table-cell office:value-type="float" office:value="8920" calcext:value-type="float">
              <text:p>8920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Leiter in Luf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-group table:display="false">
          <table:table-row table:style-name="ro5" table:visibility="collapse">
            <table:table-cell office:value-type="string" calcext:value-type="string">
              <text:p>Leiter-Oberfläche in Luft</text:p>
            </table:table-cell>
            <table:table-cell office:value-type="string" calcext:value-type="string">
              <text:p>A<text:span text:style-name="T1">LU</text:span></text:p>
            </table:table-cell>
            <table:table-cell office:value-type="string" calcext:value-type="string">
              <text:p>m²</text:p>
            </table:table-cell>
            <table:table-cell table:formula="of:=([.D23]+[.D24])*2*[.D10]/1000" office:value-type="float" office:value="0.00207" calcext:value-type="float">
              <text:p>0.00207</text:p>
            </table:table-cell>
            <table:table-cell office:value-type="string" calcext:value-type="string">
              <text:p>L*2*(HL+WL)</text:p>
            </table:table-cell>
            <table:table-cell table:number-columns-repeated="1019"/>
          </table:table-row>
        </table:table-row-group>
        <table:table-row table:style-name="ro5">
          <table:table-cell office:value-type="string" calcext:value-type="string">
            <text:p>W.Widerstand</text:p>
          </table:table-cell>
          <table:table-cell office:value-type="string" calcext:value-type="string">
            <text:p>R<text:span text:style-name="T1">th</text:span></text:p>
          </table:table-cell>
          <table:table-cell office:value-type="string" calcext:value-type="string">
            <text:p>K/W</text:p>
          </table:table-cell>
          <table:table-cell table:formula="of:=1/([.D37]*[.D$6])" office:value-type="float" office:value="48.3091787439614" calcext:value-type="float">
            <text:p>48.3091787439614</text:p>
          </table:table-cell>
          <table:table-cell office:value-type="string" calcext:value-type="string">
            <text:p>1/(α*A<text:span text:style-name="T1">LU</text:span><text:span text:style-name="T2">)</text:span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rwärmun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K</text:p>
          </table:table-cell>
          <table:table-cell table:style-name="ce9" table:formula="of:=IF((1/(1/([.D29]*[.D38]*[.D22]^2)-[.D28]))&gt;0;1/(1/([.D29]*[.D38]*[.D22]^2)-[.D28]);&quot;Zu gross !&quot;)" office:value-type="float" office:value="25.4605816180063" calcext:value-type="float">
            <text:p>25.4605816180063</text:p>
          </table:table-cell>
          <table:table-cell office:value-type="string" calcext:value-type="string">
            <text:p>P*R<text:span text:style-name="T1">th</text:span>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Leiter auf der Leiterplatte (einseitig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-group table:display="false">
          <table:table-row table:style-name="ro5" table:visibility="collapse">
            <table:table-cell office:value-type="string" calcext:value-type="string">
              <text:p>Leiter-Oberfläche zur Luft</text:p>
            </table:table-cell>
            <table:table-cell office:value-type="string" calcext:value-type="string">
              <text:p>A<text:span text:style-name="T1">LU</text:span></text:p>
            </table:table-cell>
            <table:table-cell office:value-type="string" calcext:value-type="string">
              <text:p>m²</text:p>
            </table:table-cell>
            <table:table-cell table:formula="of:=(2*[.D23]+[.D24])*[.D10]/1000" office:value-type="float" office:value="0.00107" calcext:value-type="float">
              <text:p>0.00107</text:p>
            </table:table-cell>
            <table:table-cell office:value-type="string" calcext:value-type="string">
              <text:p>L*(2*H<text:span text:style-name="T1">L</text:span><text:span text:style-name="T2">+W</text:span><text:span text:style-name="T1">L</text:span><text:span text:style-name="T2">)</text:span></text:p>
            </table:table-cell>
            <table:table-cell table:number-columns-repeated="1019"/>
          </table:table-row>
          <table:table-row table:style-name="ro5" table:visibility="collapse">
            <table:table-cell office:value-type="string" calcext:value-type="string">
              <text:p>Wärme-Widerstand Leiter zu Luft</text:p>
            </table:table-cell>
            <table:table-cell office:value-type="string" calcext:value-type="string">
              <text:p>R<text:span text:style-name="T1">thLU</text:span></text:p>
            </table:table-cell>
            <table:table-cell office:value-type="string" calcext:value-type="string">
              <text:p>K/W</text:p>
            </table:table-cell>
            <table:table-cell table:formula="of:=1/([.D6]*[.D43])" office:value-type="float" office:value="93.4579439252336" calcext:value-type="float">
              <text:p>93.4579439252336</text:p>
            </table:table-cell>
            <table:table-cell office:value-type="string" calcext:value-type="string">
              <text:p>1/(α*A<text:span text:style-name="T1">LU</text:span><text:span text:style-name="T2">)</text:span></text:p>
            </table:table-cell>
            <table:table-cell table:number-columns-repeated="1019"/>
          </table:table-row>
          <table:table-row table:style-name="ro5" table:visibility="collapse">
            <table:table-cell office:value-type="string" calcext:value-type="string">
              <text:p>Leiter-Auflagefläche</text:p>
            </table:table-cell>
            <table:table-cell office:value-type="string" calcext:value-type="string">
              <text:p>A<text:span text:style-name="T1">Cu</text:span></text:p>
            </table:table-cell>
            <table:table-cell office:value-type="string" calcext:value-type="string">
              <text:p>m²</text:p>
            </table:table-cell>
            <table:table-cell table:formula="of:=[.D24]*[.D10]/1000" office:value-type="float" office:value="0.001" calcext:value-type="float">
              <text:p>0.001</text:p>
            </table:table-cell>
            <table:table-cell office:value-type="string" calcext:value-type="string">
              <text:p>L*W<text:span text:style-name="T1">L</text:span></text:p>
            </table:table-cell>
            <table:table-cell table:number-columns-repeated="1019"/>
          </table:table-row>
          <table:table-row table:style-name="ro5" table:visibility="collapse">
            <table:table-cell office:value-type="string" calcext:value-type="string">
              <text:p>Wärmeübergangs-Widerstand zu FR4</text:p>
            </table:table-cell>
            <table:table-cell office:value-type="string" calcext:value-type="string">
              <text:p>R<text:span text:style-name="T1">thLP</text:span></text:p>
            </table:table-cell>
            <table:table-cell office:value-type="string" calcext:value-type="string">
              <text:p>K/W</text:p>
            </table:table-cell>
            <table:table-cell table:formula="of:=[.D12]/(2*1000*[.D17]*[.D45])" office:value-type="float" office:value="2.08333333333333" calcext:value-type="float">
              <text:p>2.08333333333333</text:p>
            </table:table-cell>
            <table:table-cell office:value-type="string" calcext:value-type="string">
              <text:p>H<text:span text:style-name="T1">LP</text:span><text:span text:style-name="T2">/(2*λ</text:span><text:span text:style-name="T1">FR4</text:span><text:span text:style-name="T2">*A</text:span><text:span text:style-name="T1">cu</text:span><text:span text:style-name="T2">)</text:span></text:p>
            </table:table-cell>
            <table:table-cell table:number-columns-repeated="1019"/>
          </table:table-row>
          <table:table-row table:style-name="ro5" table:visibility="collapse">
            <table:table-cell office:value-type="string" calcext:value-type="string">
              <text:p>Wärme-Widerstand Segment 0 zu Luft</text:p>
            </table:table-cell>
            <table:table-cell office:value-type="string" calcext:value-type="string">
              <text:p>R<text:span text:style-name="T1">thA</text:span><text:span text:style-name="T2">0</text:span></text:p>
            </table:table-cell>
            <table:table-cell office:value-type="string" calcext:value-type="string">
              <text:p>K/W</text:p>
            </table:table-cell>
            <table:table-cell table:formula="of:=1/([.D6]*[.D45])" office:value-type="float" office:value="100" calcext:value-type="float">
              <text:p>100</text:p>
            </table:table-cell>
            <table:table-cell office:value-type="string" calcext:value-type="string">
              <text:p>1/(α*A<text:span text:style-name="T1">cu</text:span><text:span text:style-name="T2">)</text:span></text:p>
            </table:table-cell>
            <table:table-cell table:number-columns-repeated="1019"/>
          </table:table-row>
          <table:table-row table:style-name="ro2" table:visibility="collapse">
            <table:table-cell table:number-columns-repeated="1024"/>
          </table:table-row>
        </table:table-row-group>
        <table:table-row table:style-name="ro4">
          <table:table-cell office:value-type="string" calcext:value-type="string">
            <text:p>Segmentbreite</text:p>
          </table:table-cell>
          <table:table-cell office:value-type="string" calcext:value-type="string">
            <text:p>W<text:span text:style-name="T1">LP_S</text:span></text:p>
          </table:table-cell>
          <table:table-cell office:value-type="string" calcext:value-type="string">
            <text:p>mm</text:p>
          </table:table-cell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←</text:p>
          </table:table-cell>
          <table:table-cell table:number-columns-repeated="1019"/>
        </table:table-row>
        <table:table-row-group table:display="false">
          <table:table-row table:style-name="ro2" table:visibility="collapse">
            <table:table-cell office:value-type="string" calcext:value-type="string">
              <text:p>Segmente</text:p>
            </table:table-cell>
            <table:table-cell office:value-type="string" calcext:value-type="string">
              <text:p>i</text:p>
            </table:table-cell>
            <table:table-cell/>
            <table:table-cell table:formula="of:=IF(INT((([.D11]*1000-[.D24])/[.D49])/2)&lt;1001;INT((([.D11]*1000-[.D24])/[.D49])/2);&quot;Zu viele Segmente!&quot;)" office:value-type="float" office:value="49" calcext:value-type="float">
              <text:p>49</text:p>
            </table:table-cell>
            <table:table-cell table:number-columns-repeated="1020"/>
          </table:table-row>
          <table:table-row table:style-name="ro5" table:visibility="collapse">
            <table:table-cell office:value-type="string" calcext:value-type="string">
              <text:p>Wärme-Durchgangs-Widerstand</text:p>
            </table:table-cell>
            <table:table-cell office:value-type="string" calcext:value-type="string">
              <text:p>R<text:span text:style-name="T1">thdx</text:span></text:p>
            </table:table-cell>
            <table:table-cell office:value-type="string" calcext:value-type="string">
              <text:p>K/W</text:p>
            </table:table-cell>
            <table:table-cell table:formula="of:=[.D49]/([.D17]*[.D14]*1000)" office:value-type="float" office:value="1.85185185185185" calcext:value-type="float">
              <text:p>1.85185185185185</text:p>
            </table:table-cell>
            <table:table-cell office:value-type="string" calcext:value-type="string">
              <text:p>W<text:span text:style-name="T1">LP_S</text:span><text:span text:style-name="T2">/(λ</text:span><text:span text:style-name="T1">FR4</text:span><text:span text:style-name="T2">*A</text:span><text:span text:style-name="T1">Q_LP</text:span><text:span text:style-name="T2">)</text:span></text:p>
            </table:table-cell>
            <table:table-cell table:number-columns-repeated="1019"/>
          </table:table-row>
          <table:table-row table:style-name="ro5" table:visibility="collapse">
            <table:table-cell office:value-type="string" calcext:value-type="string">
              <text:p>Wärme-Widerst Segment zu Luft</text:p>
            </table:table-cell>
            <table:table-cell office:value-type="string" calcext:value-type="string">
              <text:p>R<text:span text:style-name="T1">thAdx</text:span></text:p>
            </table:table-cell>
            <table:table-cell office:value-type="string" calcext:value-type="string">
              <text:p>K/W</text:p>
            </table:table-cell>
            <table:table-cell table:formula="of:=1/([.D6]*([.D49]/1000)*[.D10])" office:value-type="float" office:value="100" calcext:value-type="float">
              <text:p>100</text:p>
            </table:table-cell>
            <table:table-cell office:value-type="string" calcext:value-type="string">
              <text:p>1/(α*L*W<text:span text:style-name="T1">LP_S</text:span><text:span text:style-name="T2">)</text:span></text:p>
            </table:table-cell>
            <table:table-cell table:number-columns-repeated="1019"/>
          </table:table-row>
          <table:table-row table:style-name="ro5" table:visibility="collapse">
            <table:table-cell office:value-type="string" calcext:value-type="string">
              <text:p>Wärme-Abschlusswiderstand zu Luft</text:p>
            </table:table-cell>
            <table:table-cell office:value-type="string" calcext:value-type="string">
              <text:p>R<text:span text:style-name="T1">thAZ</text:span></text:p>
            </table:table-cell>
            <table:table-cell office:value-type="string" calcext:value-type="string">
              <text:p>K/W</text:p>
            </table:table-cell>
            <table:table-cell table:formula="of:=(1/([.D6]*([.D12]/1000)*[.D10])+[.D51]/2)" office:value-type="float" office:value="67.5925925925926" calcext:value-type="float">
              <text:p>67.5925925925926</text:p>
            </table:table-cell>
            <table:table-cell office:value-type="string" calcext:value-type="string">
              <text:p>R<text:span text:style-name="T1">thAdx</text:span>+1/(α*L*W<text:span text:style-name="T1">LP</text:span><text:span text:style-name="T2">)</text:span></text:p>
            </table:table-cell>
            <table:table-cell table:number-columns-repeated="1019"/>
          </table:table-row>
          <table:table-row table:style-name="ro2" table:visibility="collapse">
            <table:table-cell table:number-columns-repeated="1024"/>
          </table:table-row>
        </table:table-row-group>
        <table:table-row table:style-name="ro2">
          <table:table-cell office:value-type="string" calcext:value-type="string">
            <text:p>Iterationen (n – (Segment))</text:p>
          </table:table-cell>
          <table:table-cell office:value-type="string" calcext:value-type="string">
            <text:p>(i...0)</text:p>
          </table:table-cell>
          <table:table-cell/>
          <table:table-cell table:formula="of:=[.D50]" office:value-type="float" office:value="49" calcext:value-type="float">
            <text:p>49</text:p>
          </table:table-cell>
          <table:table-cell table:formula="of:=[.D55]-1" office:value-type="float" office:value="48" calcext:value-type="float">
            <text:p>48</text:p>
          </table:table-cell>
          <table:table-cell table:formula="of:=[.E55]-1" office:value-type="float" office:value="47" calcext:value-type="float">
            <text:p>47</text:p>
          </table:table-cell>
          <table:table-cell table:formula="of:=[.F55]-1" office:value-type="float" office:value="46" calcext:value-type="float">
            <text:p>46</text:p>
          </table:table-cell>
          <table:table-cell table:formula="of:=[.G55]-1" office:value-type="float" office:value="45" calcext:value-type="float">
            <text:p>45</text:p>
          </table:table-cell>
          <table:table-cell table:formula="of:=[.H55]-1" office:value-type="float" office:value="44" calcext:value-type="float">
            <text:p>44</text:p>
          </table:table-cell>
          <table:table-cell table:formula="of:=[.I55]-1" office:value-type="float" office:value="43" calcext:value-type="float">
            <text:p>43</text:p>
          </table:table-cell>
          <table:table-cell table:formula="of:=[.J55]-1" office:value-type="float" office:value="42" calcext:value-type="float">
            <text:p>42</text:p>
          </table:table-cell>
          <table:table-cell table:formula="of:=[.K55]-1" office:value-type="float" office:value="41" calcext:value-type="float">
            <text:p>41</text:p>
          </table:table-cell>
          <table:table-cell table:formula="of:=[.L55]-1" office:value-type="float" office:value="40" calcext:value-type="float">
            <text:p>40</text:p>
          </table:table-cell>
          <table:table-cell table:formula="of:=[.M55]-1" office:value-type="float" office:value="39" calcext:value-type="float">
            <text:p>39</text:p>
          </table:table-cell>
          <table:table-cell table:formula="of:=[.N55]-1" office:value-type="float" office:value="38" calcext:value-type="float">
            <text:p>38</text:p>
          </table:table-cell>
          <table:table-cell table:formula="of:=[.O55]-1" office:value-type="float" office:value="37" calcext:value-type="float">
            <text:p>37</text:p>
          </table:table-cell>
          <table:table-cell table:formula="of:=[.P55]-1" office:value-type="float" office:value="36" calcext:value-type="float">
            <text:p>36</text:p>
          </table:table-cell>
          <table:table-cell table:formula="of:=[.Q55]-1" office:value-type="float" office:value="35" calcext:value-type="float">
            <text:p>35</text:p>
          </table:table-cell>
          <table:table-cell table:formula="of:=[.R55]-1" office:value-type="float" office:value="34" calcext:value-type="float">
            <text:p>34</text:p>
          </table:table-cell>
          <table:table-cell table:formula="of:=[.S55]-1" office:value-type="float" office:value="33" calcext:value-type="float">
            <text:p>33</text:p>
          </table:table-cell>
          <table:table-cell table:formula="of:=[.T55]-1" office:value-type="float" office:value="32" calcext:value-type="float">
            <text:p>32</text:p>
          </table:table-cell>
          <table:table-cell table:formula="of:=[.U55]-1" office:value-type="float" office:value="31" calcext:value-type="float">
            <text:p>31</text:p>
          </table:table-cell>
          <table:table-cell table:formula="of:=[.V55]-1" office:value-type="float" office:value="30" calcext:value-type="float">
            <text:p>30</text:p>
          </table:table-cell>
          <table:table-cell table:formula="of:=[.W55]-1" office:value-type="float" office:value="29" calcext:value-type="float">
            <text:p>29</text:p>
          </table:table-cell>
          <table:table-cell table:formula="of:=[.X55]-1" office:value-type="float" office:value="28" calcext:value-type="float">
            <text:p>28</text:p>
          </table:table-cell>
          <table:table-cell table:formula="of:=[.Y55]-1" office:value-type="float" office:value="27" calcext:value-type="float">
            <text:p>27</text:p>
          </table:table-cell>
          <table:table-cell table:formula="of:=[.Z55]-1" office:value-type="float" office:value="26" calcext:value-type="float">
            <text:p>26</text:p>
          </table:table-cell>
          <table:table-cell table:formula="of:=[.AA55]-1" office:value-type="float" office:value="25" calcext:value-type="float">
            <text:p>25</text:p>
          </table:table-cell>
          <table:table-cell table:formula="of:=[.AB55]-1" office:value-type="float" office:value="24" calcext:value-type="float">
            <text:p>24</text:p>
          </table:table-cell>
          <table:table-cell table:formula="of:=[.AC55]-1" office:value-type="float" office:value="23" calcext:value-type="float">
            <text:p>23</text:p>
          </table:table-cell>
          <table:table-cell table:formula="of:=[.AD55]-1" office:value-type="float" office:value="22" calcext:value-type="float">
            <text:p>22</text:p>
          </table:table-cell>
          <table:table-cell table:formula="of:=[.AE55]-1" office:value-type="float" office:value="21" calcext:value-type="float">
            <text:p>21</text:p>
          </table:table-cell>
          <table:table-cell table:formula="of:=[.AF55]-1" office:value-type="float" office:value="20" calcext:value-type="float">
            <text:p>20</text:p>
          </table:table-cell>
          <table:table-cell table:formula="of:=[.AG55]-1" office:value-type="float" office:value="19" calcext:value-type="float">
            <text:p>19</text:p>
          </table:table-cell>
          <table:table-cell table:formula="of:=[.AH55]-1" office:value-type="float" office:value="18" calcext:value-type="float">
            <text:p>18</text:p>
          </table:table-cell>
          <table:table-cell table:formula="of:=[.AI55]-1" office:value-type="float" office:value="17" calcext:value-type="float">
            <text:p>17</text:p>
          </table:table-cell>
          <table:table-cell table:formula="of:=[.AJ55]-1" office:value-type="float" office:value="16" calcext:value-type="float">
            <text:p>16</text:p>
          </table:table-cell>
          <table:table-cell table:formula="of:=[.AK55]-1" office:value-type="float" office:value="15" calcext:value-type="float">
            <text:p>15</text:p>
          </table:table-cell>
          <table:table-cell table:formula="of:=[.AL55]-1" office:value-type="float" office:value="14" calcext:value-type="float">
            <text:p>14</text:p>
          </table:table-cell>
          <table:table-cell table:formula="of:=[.AM55]-1" office:value-type="float" office:value="13" calcext:value-type="float">
            <text:p>13</text:p>
          </table:table-cell>
          <table:table-cell table:formula="of:=[.AN55]-1" office:value-type="float" office:value="12" calcext:value-type="float">
            <text:p>12</text:p>
          </table:table-cell>
          <table:table-cell table:formula="of:=[.AO55]-1" office:value-type="float" office:value="11" calcext:value-type="float">
            <text:p>11</text:p>
          </table:table-cell>
          <table:table-cell table:formula="of:=[.AP55]-1" office:value-type="float" office:value="10" calcext:value-type="float">
            <text:p>10</text:p>
          </table:table-cell>
          <table:table-cell table:formula="of:=[.AQ55]-1" office:value-type="float" office:value="9" calcext:value-type="float">
            <text:p>9</text:p>
          </table:table-cell>
          <table:table-cell table:formula="of:=[.AR55]-1" office:value-type="float" office:value="8" calcext:value-type="float">
            <text:p>8</text:p>
          </table:table-cell>
          <table:table-cell table:formula="of:=[.AS55]-1" office:value-type="float" office:value="7" calcext:value-type="float">
            <text:p>7</text:p>
          </table:table-cell>
          <table:table-cell table:formula="of:=[.AT55]-1" office:value-type="float" office:value="6" calcext:value-type="float">
            <text:p>6</text:p>
          </table:table-cell>
          <table:table-cell table:formula="of:=[.AU55]-1" office:value-type="float" office:value="5" calcext:value-type="float">
            <text:p>5</text:p>
          </table:table-cell>
          <table:table-cell table:formula="of:=[.AV55]-1" office:value-type="float" office:value="4" calcext:value-type="float">
            <text:p>4</text:p>
          </table:table-cell>
          <table:table-cell table:formula="of:=[.AW55]-1" office:value-type="float" office:value="3" calcext:value-type="float">
            <text:p>3</text:p>
          </table:table-cell>
          <table:table-cell table:formula="of:=[.AX55]-1" office:value-type="float" office:value="2" calcext:value-type="float">
            <text:p>2</text:p>
          </table:table-cell>
          <table:table-cell table:formula="of:=[.AY55]-1" office:value-type="float" office:value="1" calcext:value-type="float">
            <text:p>1</text:p>
          </table:table-cell>
          <table:table-cell table:formula="of:=[.AZ55]-1" office:value-type="float" office:value="0" calcext:value-type="float">
            <text:p>0</text:p>
          </table:table-cell>
          <table:table-cell table:formula="of:=[.BA55]-1" office:value-type="float" office:value="-1" calcext:value-type="float">
            <text:p>-1</text:p>
          </table:table-cell>
          <table:table-cell table:formula="of:=[.BB55]-1" office:value-type="float" office:value="-2" calcext:value-type="float">
            <text:p>-2</text:p>
          </table:table-cell>
          <table:table-cell table:formula="of:=[.BC55]-1" office:value-type="float" office:value="-3" calcext:value-type="float">
            <text:p>-3</text:p>
          </table:table-cell>
          <table:table-cell table:formula="of:=[.BD55]-1" office:value-type="float" office:value="-4" calcext:value-type="float">
            <text:p>-4</text:p>
          </table:table-cell>
          <table:table-cell table:formula="of:=[.BE55]-1" office:value-type="float" office:value="-5" calcext:value-type="float">
            <text:p>-5</text:p>
          </table:table-cell>
          <table:table-cell table:formula="of:=[.BF55]-1" office:value-type="float" office:value="-6" calcext:value-type="float">
            <text:p>-6</text:p>
          </table:table-cell>
          <table:table-cell table:formula="of:=[.BG55]-1" office:value-type="float" office:value="-7" calcext:value-type="float">
            <text:p>-7</text:p>
          </table:table-cell>
          <table:table-cell table:formula="of:=[.BH55]-1" office:value-type="float" office:value="-8" calcext:value-type="float">
            <text:p>-8</text:p>
          </table:table-cell>
          <table:table-cell table:formula="of:=[.BI55]-1" office:value-type="float" office:value="-9" calcext:value-type="float">
            <text:p>-9</text:p>
          </table:table-cell>
          <table:table-cell table:formula="of:=[.BJ55]-1" office:value-type="float" office:value="-10" calcext:value-type="float">
            <text:p>-10</text:p>
          </table:table-cell>
          <table:table-cell table:formula="of:=[.BK55]-1" office:value-type="float" office:value="-11" calcext:value-type="float">
            <text:p>-11</text:p>
          </table:table-cell>
          <table:table-cell table:formula="of:=[.BL55]-1" office:value-type="float" office:value="-12" calcext:value-type="float">
            <text:p>-12</text:p>
          </table:table-cell>
          <table:table-cell table:formula="of:=[.BM55]-1" office:value-type="float" office:value="-13" calcext:value-type="float">
            <text:p>-13</text:p>
          </table:table-cell>
          <table:table-cell table:formula="of:=[.BN55]-1" office:value-type="float" office:value="-14" calcext:value-type="float">
            <text:p>-14</text:p>
          </table:table-cell>
          <table:table-cell table:formula="of:=[.BO55]-1" office:value-type="float" office:value="-15" calcext:value-type="float">
            <text:p>-15</text:p>
          </table:table-cell>
          <table:table-cell table:formula="of:=[.BP55]-1" office:value-type="float" office:value="-16" calcext:value-type="float">
            <text:p>-16</text:p>
          </table:table-cell>
          <table:table-cell table:formula="of:=[.BQ55]-1" office:value-type="float" office:value="-17" calcext:value-type="float">
            <text:p>-17</text:p>
          </table:table-cell>
          <table:table-cell table:formula="of:=[.BR55]-1" office:value-type="float" office:value="-18" calcext:value-type="float">
            <text:p>-18</text:p>
          </table:table-cell>
          <table:table-cell table:formula="of:=[.BS55]-1" office:value-type="float" office:value="-19" calcext:value-type="float">
            <text:p>-19</text:p>
          </table:table-cell>
          <table:table-cell table:formula="of:=[.BT55]-1" office:value-type="float" office:value="-20" calcext:value-type="float">
            <text:p>-20</text:p>
          </table:table-cell>
          <table:table-cell table:formula="of:=[.BU55]-1" office:value-type="float" office:value="-21" calcext:value-type="float">
            <text:p>-21</text:p>
          </table:table-cell>
          <table:table-cell table:formula="of:=[.BV55]-1" office:value-type="float" office:value="-22" calcext:value-type="float">
            <text:p>-22</text:p>
          </table:table-cell>
          <table:table-cell table:formula="of:=[.BW55]-1" office:value-type="float" office:value="-23" calcext:value-type="float">
            <text:p>-23</text:p>
          </table:table-cell>
          <table:table-cell table:formula="of:=[.BX55]-1" office:value-type="float" office:value="-24" calcext:value-type="float">
            <text:p>-24</text:p>
          </table:table-cell>
          <table:table-cell table:formula="of:=[.BY55]-1" office:value-type="float" office:value="-25" calcext:value-type="float">
            <text:p>-25</text:p>
          </table:table-cell>
          <table:table-cell table:formula="of:=[.BZ55]-1" office:value-type="float" office:value="-26" calcext:value-type="float">
            <text:p>-26</text:p>
          </table:table-cell>
          <table:table-cell table:formula="of:=[.CA55]-1" office:value-type="float" office:value="-27" calcext:value-type="float">
            <text:p>-27</text:p>
          </table:table-cell>
          <table:table-cell table:formula="of:=[.CB55]-1" office:value-type="float" office:value="-28" calcext:value-type="float">
            <text:p>-28</text:p>
          </table:table-cell>
          <table:table-cell table:formula="of:=[.CC55]-1" office:value-type="float" office:value="-29" calcext:value-type="float">
            <text:p>-29</text:p>
          </table:table-cell>
          <table:table-cell table:formula="of:=[.CD55]-1" office:value-type="float" office:value="-30" calcext:value-type="float">
            <text:p>-30</text:p>
          </table:table-cell>
          <table:table-cell table:formula="of:=[.CE55]-1" office:value-type="float" office:value="-31" calcext:value-type="float">
            <text:p>-31</text:p>
          </table:table-cell>
          <table:table-cell table:formula="of:=[.CF55]-1" office:value-type="float" office:value="-32" calcext:value-type="float">
            <text:p>-32</text:p>
          </table:table-cell>
          <table:table-cell table:formula="of:=[.CG55]-1" office:value-type="float" office:value="-33" calcext:value-type="float">
            <text:p>-33</text:p>
          </table:table-cell>
          <table:table-cell table:formula="of:=[.CH55]-1" office:value-type="float" office:value="-34" calcext:value-type="float">
            <text:p>-34</text:p>
          </table:table-cell>
          <table:table-cell table:formula="of:=[.CI55]-1" office:value-type="float" office:value="-35" calcext:value-type="float">
            <text:p>-35</text:p>
          </table:table-cell>
          <table:table-cell table:formula="of:=[.CJ55]-1" office:value-type="float" office:value="-36" calcext:value-type="float">
            <text:p>-36</text:p>
          </table:table-cell>
          <table:table-cell table:formula="of:=[.CK55]-1" office:value-type="float" office:value="-37" calcext:value-type="float">
            <text:p>-37</text:p>
          </table:table-cell>
          <table:table-cell table:formula="of:=[.CL55]-1" office:value-type="float" office:value="-38" calcext:value-type="float">
            <text:p>-38</text:p>
          </table:table-cell>
          <table:table-cell table:formula="of:=[.CM55]-1" office:value-type="float" office:value="-39" calcext:value-type="float">
            <text:p>-39</text:p>
          </table:table-cell>
          <table:table-cell table:formula="of:=[.CN55]-1" office:value-type="float" office:value="-40" calcext:value-type="float">
            <text:p>-40</text:p>
          </table:table-cell>
          <table:table-cell table:formula="of:=[.CO55]-1" office:value-type="float" office:value="-41" calcext:value-type="float">
            <text:p>-41</text:p>
          </table:table-cell>
          <table:table-cell table:formula="of:=[.CP55]-1" office:value-type="float" office:value="-42" calcext:value-type="float">
            <text:p>-42</text:p>
          </table:table-cell>
          <table:table-cell table:formula="of:=[.CQ55]-1" office:value-type="float" office:value="-43" calcext:value-type="float">
            <text:p>-43</text:p>
          </table:table-cell>
          <table:table-cell table:formula="of:=[.CR55]-1" office:value-type="float" office:value="-44" calcext:value-type="float">
            <text:p>-44</text:p>
          </table:table-cell>
          <table:table-cell table:formula="of:=[.CS55]-1" office:value-type="float" office:value="-45" calcext:value-type="float">
            <text:p>-45</text:p>
          </table:table-cell>
          <table:table-cell table:formula="of:=[.CT55]-1" office:value-type="float" office:value="-46" calcext:value-type="float">
            <text:p>-46</text:p>
          </table:table-cell>
          <table:table-cell table:formula="of:=[.CU55]-1" office:value-type="float" office:value="-47" calcext:value-type="float">
            <text:p>-47</text:p>
          </table:table-cell>
          <table:table-cell table:formula="of:=[.CV55]-1" office:value-type="float" office:value="-48" calcext:value-type="float">
            <text:p>-48</text:p>
          </table:table-cell>
          <table:table-cell table:formula="of:=[.CW55]-1" office:value-type="float" office:value="-49" calcext:value-type="float">
            <text:p>-49</text:p>
          </table:table-cell>
          <table:table-cell table:formula="of:=[.CX55]-1" office:value-type="float" office:value="-50" calcext:value-type="float">
            <text:p>-50</text:p>
          </table:table-cell>
          <table:table-cell table:formula="of:=[.CY55]-1" office:value-type="float" office:value="-51" calcext:value-type="float">
            <text:p>-51</text:p>
          </table:table-cell>
          <table:table-cell table:formula="of:=[.CZ55]-1" office:value-type="float" office:value="-52" calcext:value-type="float">
            <text:p>-52</text:p>
          </table:table-cell>
          <table:table-cell table:formula="of:=[.DA55]-1" office:value-type="float" office:value="-53" calcext:value-type="float">
            <text:p>-53</text:p>
          </table:table-cell>
          <table:table-cell table:formula="of:=[.DB55]-1" office:value-type="float" office:value="-54" calcext:value-type="float">
            <text:p>-54</text:p>
          </table:table-cell>
          <table:table-cell table:formula="of:=[.DC55]-1" office:value-type="float" office:value="-55" calcext:value-type="float">
            <text:p>-55</text:p>
          </table:table-cell>
          <table:table-cell table:formula="of:=[.DD55]-1" office:value-type="float" office:value="-56" calcext:value-type="float">
            <text:p>-56</text:p>
          </table:table-cell>
          <table:table-cell table:formula="of:=[.DE55]-1" office:value-type="float" office:value="-57" calcext:value-type="float">
            <text:p>-57</text:p>
          </table:table-cell>
          <table:table-cell table:formula="of:=[.DF55]-1" office:value-type="float" office:value="-58" calcext:value-type="float">
            <text:p>-58</text:p>
          </table:table-cell>
          <table:table-cell table:formula="of:=[.DG55]-1" office:value-type="float" office:value="-59" calcext:value-type="float">
            <text:p>-59</text:p>
          </table:table-cell>
          <table:table-cell table:formula="of:=[.DH55]-1" office:value-type="float" office:value="-60" calcext:value-type="float">
            <text:p>-60</text:p>
          </table:table-cell>
          <table:table-cell table:formula="of:=[.DI55]-1" office:value-type="float" office:value="-61" calcext:value-type="float">
            <text:p>-61</text:p>
          </table:table-cell>
          <table:table-cell table:formula="of:=[.DJ55]-1" office:value-type="float" office:value="-62" calcext:value-type="float">
            <text:p>-62</text:p>
          </table:table-cell>
          <table:table-cell table:formula="of:=[.DK55]-1" office:value-type="float" office:value="-63" calcext:value-type="float">
            <text:p>-63</text:p>
          </table:table-cell>
          <table:table-cell table:formula="of:=[.DL55]-1" office:value-type="float" office:value="-64" calcext:value-type="float">
            <text:p>-64</text:p>
          </table:table-cell>
          <table:table-cell table:formula="of:=[.DM55]-1" office:value-type="float" office:value="-65" calcext:value-type="float">
            <text:p>-65</text:p>
          </table:table-cell>
          <table:table-cell table:formula="of:=[.DN55]-1" office:value-type="float" office:value="-66" calcext:value-type="float">
            <text:p>-66</text:p>
          </table:table-cell>
          <table:table-cell table:formula="of:=[.DO55]-1" office:value-type="float" office:value="-67" calcext:value-type="float">
            <text:p>-67</text:p>
          </table:table-cell>
          <table:table-cell table:formula="of:=[.DP55]-1" office:value-type="float" office:value="-68" calcext:value-type="float">
            <text:p>-68</text:p>
          </table:table-cell>
          <table:table-cell table:formula="of:=[.DQ55]-1" office:value-type="float" office:value="-69" calcext:value-type="float">
            <text:p>-69</text:p>
          </table:table-cell>
          <table:table-cell table:formula="of:=[.DR55]-1" office:value-type="float" office:value="-70" calcext:value-type="float">
            <text:p>-70</text:p>
          </table:table-cell>
          <table:table-cell table:formula="of:=[.DS55]-1" office:value-type="float" office:value="-71" calcext:value-type="float">
            <text:p>-71</text:p>
          </table:table-cell>
          <table:table-cell table:formula="of:=[.DT55]-1" office:value-type="float" office:value="-72" calcext:value-type="float">
            <text:p>-72</text:p>
          </table:table-cell>
          <table:table-cell table:formula="of:=[.DU55]-1" office:value-type="float" office:value="-73" calcext:value-type="float">
            <text:p>-73</text:p>
          </table:table-cell>
          <table:table-cell table:formula="of:=[.DV55]-1" office:value-type="float" office:value="-74" calcext:value-type="float">
            <text:p>-74</text:p>
          </table:table-cell>
          <table:table-cell table:formula="of:=[.DW55]-1" office:value-type="float" office:value="-75" calcext:value-type="float">
            <text:p>-75</text:p>
          </table:table-cell>
          <table:table-cell table:formula="of:=[.DX55]-1" office:value-type="float" office:value="-76" calcext:value-type="float">
            <text:p>-76</text:p>
          </table:table-cell>
          <table:table-cell table:formula="of:=[.DY55]-1" office:value-type="float" office:value="-77" calcext:value-type="float">
            <text:p>-77</text:p>
          </table:table-cell>
          <table:table-cell table:formula="of:=[.DZ55]-1" office:value-type="float" office:value="-78" calcext:value-type="float">
            <text:p>-78</text:p>
          </table:table-cell>
          <table:table-cell table:formula="of:=[.EA55]-1" office:value-type="float" office:value="-79" calcext:value-type="float">
            <text:p>-79</text:p>
          </table:table-cell>
          <table:table-cell table:formula="of:=[.EB55]-1" office:value-type="float" office:value="-80" calcext:value-type="float">
            <text:p>-80</text:p>
          </table:table-cell>
          <table:table-cell table:formula="of:=[.EC55]-1" office:value-type="float" office:value="-81" calcext:value-type="float">
            <text:p>-81</text:p>
          </table:table-cell>
          <table:table-cell table:formula="of:=[.ED55]-1" office:value-type="float" office:value="-82" calcext:value-type="float">
            <text:p>-82</text:p>
          </table:table-cell>
          <table:table-cell table:formula="of:=[.EE55]-1" office:value-type="float" office:value="-83" calcext:value-type="float">
            <text:p>-83</text:p>
          </table:table-cell>
          <table:table-cell table:formula="of:=[.EF55]-1" office:value-type="float" office:value="-84" calcext:value-type="float">
            <text:p>-84</text:p>
          </table:table-cell>
          <table:table-cell table:formula="of:=[.EG55]-1" office:value-type="float" office:value="-85" calcext:value-type="float">
            <text:p>-85</text:p>
          </table:table-cell>
          <table:table-cell table:formula="of:=[.EH55]-1" office:value-type="float" office:value="-86" calcext:value-type="float">
            <text:p>-86</text:p>
          </table:table-cell>
          <table:table-cell table:formula="of:=[.EI55]-1" office:value-type="float" office:value="-87" calcext:value-type="float">
            <text:p>-87</text:p>
          </table:table-cell>
          <table:table-cell table:formula="of:=[.EJ55]-1" office:value-type="float" office:value="-88" calcext:value-type="float">
            <text:p>-88</text:p>
          </table:table-cell>
          <table:table-cell table:formula="of:=[.EK55]-1" office:value-type="float" office:value="-89" calcext:value-type="float">
            <text:p>-89</text:p>
          </table:table-cell>
          <table:table-cell table:formula="of:=[.EL55]-1" office:value-type="float" office:value="-90" calcext:value-type="float">
            <text:p>-90</text:p>
          </table:table-cell>
          <table:table-cell table:formula="of:=[.EM55]-1" office:value-type="float" office:value="-91" calcext:value-type="float">
            <text:p>-91</text:p>
          </table:table-cell>
          <table:table-cell table:formula="of:=[.EN55]-1" office:value-type="float" office:value="-92" calcext:value-type="float">
            <text:p>-92</text:p>
          </table:table-cell>
          <table:table-cell table:formula="of:=[.EO55]-1" office:value-type="float" office:value="-93" calcext:value-type="float">
            <text:p>-93</text:p>
          </table:table-cell>
          <table:table-cell table:formula="of:=[.EP55]-1" office:value-type="float" office:value="-94" calcext:value-type="float">
            <text:p>-94</text:p>
          </table:table-cell>
          <table:table-cell table:formula="of:=[.EQ55]-1" office:value-type="float" office:value="-95" calcext:value-type="float">
            <text:p>-95</text:p>
          </table:table-cell>
          <table:table-cell table:formula="of:=[.ER55]-1" office:value-type="float" office:value="-96" calcext:value-type="float">
            <text:p>-96</text:p>
          </table:table-cell>
          <table:table-cell table:formula="of:=[.ES55]-1" office:value-type="float" office:value="-97" calcext:value-type="float">
            <text:p>-97</text:p>
          </table:table-cell>
          <table:table-cell table:formula="of:=[.ET55]-1" office:value-type="float" office:value="-98" calcext:value-type="float">
            <text:p>-98</text:p>
          </table:table-cell>
          <table:table-cell table:formula="of:=[.EU55]-1" office:value-type="float" office:value="-99" calcext:value-type="float">
            <text:p>-99</text:p>
          </table:table-cell>
          <table:table-cell table:formula="of:=[.EV55]-1" office:value-type="float" office:value="-100" calcext:value-type="float">
            <text:p>-100</text:p>
          </table:table-cell>
          <table:table-cell table:formula="of:=[.EW55]-1" office:value-type="float" office:value="-101" calcext:value-type="float">
            <text:p>-101</text:p>
          </table:table-cell>
          <table:table-cell table:formula="of:=[.EX55]-1" office:value-type="float" office:value="-102" calcext:value-type="float">
            <text:p>-102</text:p>
          </table:table-cell>
          <table:table-cell table:formula="of:=[.EY55]-1" office:value-type="float" office:value="-103" calcext:value-type="float">
            <text:p>-103</text:p>
          </table:table-cell>
          <table:table-cell table:formula="of:=[.EZ55]-1" office:value-type="float" office:value="-104" calcext:value-type="float">
            <text:p>-104</text:p>
          </table:table-cell>
          <table:table-cell table:formula="of:=[.FA55]-1" office:value-type="float" office:value="-105" calcext:value-type="float">
            <text:p>-105</text:p>
          </table:table-cell>
          <table:table-cell table:formula="of:=[.FB55]-1" office:value-type="float" office:value="-106" calcext:value-type="float">
            <text:p>-106</text:p>
          </table:table-cell>
          <table:table-cell table:formula="of:=[.FC55]-1" office:value-type="float" office:value="-107" calcext:value-type="float">
            <text:p>-107</text:p>
          </table:table-cell>
          <table:table-cell table:formula="of:=[.FD55]-1" office:value-type="float" office:value="-108" calcext:value-type="float">
            <text:p>-108</text:p>
          </table:table-cell>
          <table:table-cell table:formula="of:=[.FE55]-1" office:value-type="float" office:value="-109" calcext:value-type="float">
            <text:p>-109</text:p>
          </table:table-cell>
          <table:table-cell table:formula="of:=[.FF55]-1" office:value-type="float" office:value="-110" calcext:value-type="float">
            <text:p>-110</text:p>
          </table:table-cell>
          <table:table-cell table:formula="of:=[.FG55]-1" office:value-type="float" office:value="-111" calcext:value-type="float">
            <text:p>-111</text:p>
          </table:table-cell>
          <table:table-cell table:formula="of:=[.FH55]-1" office:value-type="float" office:value="-112" calcext:value-type="float">
            <text:p>-112</text:p>
          </table:table-cell>
          <table:table-cell table:formula="of:=[.FI55]-1" office:value-type="float" office:value="-113" calcext:value-type="float">
            <text:p>-113</text:p>
          </table:table-cell>
          <table:table-cell table:formula="of:=[.FJ55]-1" office:value-type="float" office:value="-114" calcext:value-type="float">
            <text:p>-114</text:p>
          </table:table-cell>
          <table:table-cell table:formula="of:=[.FK55]-1" office:value-type="float" office:value="-115" calcext:value-type="float">
            <text:p>-115</text:p>
          </table:table-cell>
          <table:table-cell table:formula="of:=[.FL55]-1" office:value-type="float" office:value="-116" calcext:value-type="float">
            <text:p>-116</text:p>
          </table:table-cell>
          <table:table-cell table:formula="of:=[.FM55]-1" office:value-type="float" office:value="-117" calcext:value-type="float">
            <text:p>-117</text:p>
          </table:table-cell>
          <table:table-cell table:formula="of:=[.FN55]-1" office:value-type="float" office:value="-118" calcext:value-type="float">
            <text:p>-118</text:p>
          </table:table-cell>
          <table:table-cell table:formula="of:=[.FO55]-1" office:value-type="float" office:value="-119" calcext:value-type="float">
            <text:p>-119</text:p>
          </table:table-cell>
          <table:table-cell table:formula="of:=[.FP55]-1" office:value-type="float" office:value="-120" calcext:value-type="float">
            <text:p>-120</text:p>
          </table:table-cell>
          <table:table-cell table:formula="of:=[.FQ55]-1" office:value-type="float" office:value="-121" calcext:value-type="float">
            <text:p>-121</text:p>
          </table:table-cell>
          <table:table-cell table:formula="of:=[.FR55]-1" office:value-type="float" office:value="-122" calcext:value-type="float">
            <text:p>-122</text:p>
          </table:table-cell>
          <table:table-cell table:formula="of:=[.FS55]-1" office:value-type="float" office:value="-123" calcext:value-type="float">
            <text:p>-123</text:p>
          </table:table-cell>
          <table:table-cell table:formula="of:=[.FT55]-1" office:value-type="float" office:value="-124" calcext:value-type="float">
            <text:p>-124</text:p>
          </table:table-cell>
          <table:table-cell table:formula="of:=[.FU55]-1" office:value-type="float" office:value="-125" calcext:value-type="float">
            <text:p>-125</text:p>
          </table:table-cell>
          <table:table-cell table:formula="of:=[.FV55]-1" office:value-type="float" office:value="-126" calcext:value-type="float">
            <text:p>-126</text:p>
          </table:table-cell>
          <table:table-cell table:formula="of:=[.FW55]-1" office:value-type="float" office:value="-127" calcext:value-type="float">
            <text:p>-127</text:p>
          </table:table-cell>
          <table:table-cell table:formula="of:=[.FX55]-1" office:value-type="float" office:value="-128" calcext:value-type="float">
            <text:p>-128</text:p>
          </table:table-cell>
          <table:table-cell table:formula="of:=[.FY55]-1" office:value-type="float" office:value="-129" calcext:value-type="float">
            <text:p>-129</text:p>
          </table:table-cell>
          <table:table-cell table:formula="of:=[.FZ55]-1" office:value-type="float" office:value="-130" calcext:value-type="float">
            <text:p>-130</text:p>
          </table:table-cell>
          <table:table-cell table:formula="of:=[.GA55]-1" office:value-type="float" office:value="-131" calcext:value-type="float">
            <text:p>-131</text:p>
          </table:table-cell>
          <table:table-cell table:formula="of:=[.GB55]-1" office:value-type="float" office:value="-132" calcext:value-type="float">
            <text:p>-132</text:p>
          </table:table-cell>
          <table:table-cell table:formula="of:=[.GC55]-1" office:value-type="float" office:value="-133" calcext:value-type="float">
            <text:p>-133</text:p>
          </table:table-cell>
          <table:table-cell table:formula="of:=[.GD55]-1" office:value-type="float" office:value="-134" calcext:value-type="float">
            <text:p>-134</text:p>
          </table:table-cell>
          <table:table-cell table:formula="of:=[.GE55]-1" office:value-type="float" office:value="-135" calcext:value-type="float">
            <text:p>-135</text:p>
          </table:table-cell>
          <table:table-cell table:formula="of:=[.GF55]-1" office:value-type="float" office:value="-136" calcext:value-type="float">
            <text:p>-136</text:p>
          </table:table-cell>
          <table:table-cell table:formula="of:=[.GG55]-1" office:value-type="float" office:value="-137" calcext:value-type="float">
            <text:p>-137</text:p>
          </table:table-cell>
          <table:table-cell table:formula="of:=[.GH55]-1" office:value-type="float" office:value="-138" calcext:value-type="float">
            <text:p>-138</text:p>
          </table:table-cell>
          <table:table-cell table:formula="of:=[.GI55]-1" office:value-type="float" office:value="-139" calcext:value-type="float">
            <text:p>-139</text:p>
          </table:table-cell>
          <table:table-cell table:formula="of:=[.GJ55]-1" office:value-type="float" office:value="-140" calcext:value-type="float">
            <text:p>-140</text:p>
          </table:table-cell>
          <table:table-cell table:formula="of:=[.GK55]-1" office:value-type="float" office:value="-141" calcext:value-type="float">
            <text:p>-141</text:p>
          </table:table-cell>
          <table:table-cell table:formula="of:=[.GL55]-1" office:value-type="float" office:value="-142" calcext:value-type="float">
            <text:p>-142</text:p>
          </table:table-cell>
          <table:table-cell table:formula="of:=[.GM55]-1" office:value-type="float" office:value="-143" calcext:value-type="float">
            <text:p>-143</text:p>
          </table:table-cell>
          <table:table-cell table:formula="of:=[.GN55]-1" office:value-type="float" office:value="-144" calcext:value-type="float">
            <text:p>-144</text:p>
          </table:table-cell>
          <table:table-cell table:formula="of:=[.GO55]-1" office:value-type="float" office:value="-145" calcext:value-type="float">
            <text:p>-145</text:p>
          </table:table-cell>
          <table:table-cell table:formula="of:=[.GP55]-1" office:value-type="float" office:value="-146" calcext:value-type="float">
            <text:p>-146</text:p>
          </table:table-cell>
          <table:table-cell table:formula="of:=[.GQ55]-1" office:value-type="float" office:value="-147" calcext:value-type="float">
            <text:p>-147</text:p>
          </table:table-cell>
          <table:table-cell table:formula="of:=[.GR55]-1" office:value-type="float" office:value="-148" calcext:value-type="float">
            <text:p>-148</text:p>
          </table:table-cell>
          <table:table-cell table:formula="of:=[.GS55]-1" office:value-type="float" office:value="-149" calcext:value-type="float">
            <text:p>-149</text:p>
          </table:table-cell>
          <table:table-cell table:formula="of:=[.GT55]-1" office:value-type="float" office:value="-150" calcext:value-type="float">
            <text:p>-150</text:p>
          </table:table-cell>
          <table:table-cell table:formula="of:=[.GU55]-1" office:value-type="float" office:value="-151" calcext:value-type="float">
            <text:p>-151</text:p>
          </table:table-cell>
          <table:table-cell table:formula="of:=[.GV55]-1" office:value-type="float" office:value="-152" calcext:value-type="float">
            <text:p>-152</text:p>
          </table:table-cell>
          <table:table-cell table:formula="of:=[.GW55]-1" office:value-type="float" office:value="-153" calcext:value-type="float">
            <text:p>-153</text:p>
          </table:table-cell>
          <table:table-cell table:formula="of:=[.GX55]-1" office:value-type="float" office:value="-154" calcext:value-type="float">
            <text:p>-154</text:p>
          </table:table-cell>
          <table:table-cell table:formula="of:=[.GY55]-1" office:value-type="float" office:value="-155" calcext:value-type="float">
            <text:p>-155</text:p>
          </table:table-cell>
          <table:table-cell table:formula="of:=[.GZ55]-1" office:value-type="float" office:value="-156" calcext:value-type="float">
            <text:p>-156</text:p>
          </table:table-cell>
          <table:table-cell table:formula="of:=[.HA55]-1" office:value-type="float" office:value="-157" calcext:value-type="float">
            <text:p>-157</text:p>
          </table:table-cell>
          <table:table-cell table:formula="of:=[.HB55]-1" office:value-type="float" office:value="-158" calcext:value-type="float">
            <text:p>-158</text:p>
          </table:table-cell>
          <table:table-cell table:formula="of:=[.HC55]-1" office:value-type="float" office:value="-159" calcext:value-type="float">
            <text:p>-159</text:p>
          </table:table-cell>
          <table:table-cell table:formula="of:=[.HD55]-1" office:value-type="float" office:value="-160" calcext:value-type="float">
            <text:p>-160</text:p>
          </table:table-cell>
          <table:table-cell table:formula="of:=[.HE55]-1" office:value-type="float" office:value="-161" calcext:value-type="float">
            <text:p>-161</text:p>
          </table:table-cell>
          <table:table-cell table:formula="of:=[.HF55]-1" office:value-type="float" office:value="-162" calcext:value-type="float">
            <text:p>-162</text:p>
          </table:table-cell>
          <table:table-cell table:formula="of:=[.HG55]-1" office:value-type="float" office:value="-163" calcext:value-type="float">
            <text:p>-163</text:p>
          </table:table-cell>
          <table:table-cell table:formula="of:=[.HH55]-1" office:value-type="float" office:value="-164" calcext:value-type="float">
            <text:p>-164</text:p>
          </table:table-cell>
          <table:table-cell table:formula="of:=[.HI55]-1" office:value-type="float" office:value="-165" calcext:value-type="float">
            <text:p>-165</text:p>
          </table:table-cell>
          <table:table-cell table:formula="of:=[.HJ55]-1" office:value-type="float" office:value="-166" calcext:value-type="float">
            <text:p>-166</text:p>
          </table:table-cell>
          <table:table-cell table:formula="of:=[.HK55]-1" office:value-type="float" office:value="-167" calcext:value-type="float">
            <text:p>-167</text:p>
          </table:table-cell>
          <table:table-cell table:formula="of:=[.HL55]-1" office:value-type="float" office:value="-168" calcext:value-type="float">
            <text:p>-168</text:p>
          </table:table-cell>
          <table:table-cell table:formula="of:=[.HM55]-1" office:value-type="float" office:value="-169" calcext:value-type="float">
            <text:p>-169</text:p>
          </table:table-cell>
          <table:table-cell table:formula="of:=[.HN55]-1" office:value-type="float" office:value="-170" calcext:value-type="float">
            <text:p>-170</text:p>
          </table:table-cell>
          <table:table-cell table:formula="of:=[.HO55]-1" office:value-type="float" office:value="-171" calcext:value-type="float">
            <text:p>-171</text:p>
          </table:table-cell>
          <table:table-cell table:formula="of:=[.HP55]-1" office:value-type="float" office:value="-172" calcext:value-type="float">
            <text:p>-172</text:p>
          </table:table-cell>
          <table:table-cell table:formula="of:=[.HQ55]-1" office:value-type="float" office:value="-173" calcext:value-type="float">
            <text:p>-173</text:p>
          </table:table-cell>
          <table:table-cell table:formula="of:=[.HR55]-1" office:value-type="float" office:value="-174" calcext:value-type="float">
            <text:p>-174</text:p>
          </table:table-cell>
          <table:table-cell table:formula="of:=[.HS55]-1" office:value-type="float" office:value="-175" calcext:value-type="float">
            <text:p>-175</text:p>
          </table:table-cell>
          <table:table-cell table:formula="of:=[.HT55]-1" office:value-type="float" office:value="-176" calcext:value-type="float">
            <text:p>-176</text:p>
          </table:table-cell>
          <table:table-cell table:formula="of:=[.HU55]-1" office:value-type="float" office:value="-177" calcext:value-type="float">
            <text:p>-177</text:p>
          </table:table-cell>
          <table:table-cell table:formula="of:=[.HV55]-1" office:value-type="float" office:value="-178" calcext:value-type="float">
            <text:p>-178</text:p>
          </table:table-cell>
          <table:table-cell table:formula="of:=[.HW55]-1" office:value-type="float" office:value="-179" calcext:value-type="float">
            <text:p>-179</text:p>
          </table:table-cell>
          <table:table-cell table:formula="of:=[.HX55]-1" office:value-type="float" office:value="-180" calcext:value-type="float">
            <text:p>-180</text:p>
          </table:table-cell>
          <table:table-cell table:formula="of:=[.HY55]-1" office:value-type="float" office:value="-181" calcext:value-type="float">
            <text:p>-181</text:p>
          </table:table-cell>
          <table:table-cell table:formula="of:=[.HZ55]-1" office:value-type="float" office:value="-182" calcext:value-type="float">
            <text:p>-182</text:p>
          </table:table-cell>
          <table:table-cell table:formula="of:=[.IA55]-1" office:value-type="float" office:value="-183" calcext:value-type="float">
            <text:p>-183</text:p>
          </table:table-cell>
          <table:table-cell table:formula="of:=[.IB55]-1" office:value-type="float" office:value="-184" calcext:value-type="float">
            <text:p>-184</text:p>
          </table:table-cell>
          <table:table-cell table:formula="of:=[.IC55]-1" office:value-type="float" office:value="-185" calcext:value-type="float">
            <text:p>-185</text:p>
          </table:table-cell>
          <table:table-cell table:formula="of:=[.ID55]-1" office:value-type="float" office:value="-186" calcext:value-type="float">
            <text:p>-186</text:p>
          </table:table-cell>
          <table:table-cell table:formula="of:=[.IE55]-1" office:value-type="float" office:value="-187" calcext:value-type="float">
            <text:p>-187</text:p>
          </table:table-cell>
          <table:table-cell table:formula="of:=[.IF55]-1" office:value-type="float" office:value="-188" calcext:value-type="float">
            <text:p>-188</text:p>
          </table:table-cell>
          <table:table-cell table:formula="of:=[.IG55]-1" office:value-type="float" office:value="-189" calcext:value-type="float">
            <text:p>-189</text:p>
          </table:table-cell>
          <table:table-cell table:formula="of:=[.IH55]-1" office:value-type="float" office:value="-190" calcext:value-type="float">
            <text:p>-190</text:p>
          </table:table-cell>
          <table:table-cell table:formula="of:=[.II55]-1" office:value-type="float" office:value="-191" calcext:value-type="float">
            <text:p>-191</text:p>
          </table:table-cell>
          <table:table-cell table:formula="of:=[.IJ55]-1" office:value-type="float" office:value="-192" calcext:value-type="float">
            <text:p>-192</text:p>
          </table:table-cell>
          <table:table-cell table:formula="of:=[.IK55]-1" office:value-type="float" office:value="-193" calcext:value-type="float">
            <text:p>-193</text:p>
          </table:table-cell>
          <table:table-cell table:formula="of:=[.IL55]-1" office:value-type="float" office:value="-194" calcext:value-type="float">
            <text:p>-194</text:p>
          </table:table-cell>
          <table:table-cell table:formula="of:=[.IM55]-1" office:value-type="float" office:value="-195" calcext:value-type="float">
            <text:p>-195</text:p>
          </table:table-cell>
          <table:table-cell table:formula="of:=[.IN55]-1" office:value-type="float" office:value="-196" calcext:value-type="float">
            <text:p>-196</text:p>
          </table:table-cell>
          <table:table-cell table:formula="of:=[.IO55]-1" office:value-type="float" office:value="-197" calcext:value-type="float">
            <text:p>-197</text:p>
          </table:table-cell>
          <table:table-cell table:formula="of:=[.IP55]-1" office:value-type="float" office:value="-198" calcext:value-type="float">
            <text:p>-198</text:p>
          </table:table-cell>
          <table:table-cell table:formula="of:=[.IQ55]-1" office:value-type="float" office:value="-199" calcext:value-type="float">
            <text:p>-199</text:p>
          </table:table-cell>
          <table:table-cell table:formula="of:=[.IR55]-1" office:value-type="float" office:value="-200" calcext:value-type="float">
            <text:p>-200</text:p>
          </table:table-cell>
          <table:table-cell table:formula="of:=[.IS55]-1" office:value-type="float" office:value="-201" calcext:value-type="float">
            <text:p>-201</text:p>
          </table:table-cell>
          <table:table-cell table:formula="of:=[.IT55]-1" office:value-type="float" office:value="-202" calcext:value-type="float">
            <text:p>-202</text:p>
          </table:table-cell>
          <table:table-cell table:formula="of:=[.IU55]-1" office:value-type="float" office:value="-203" calcext:value-type="float">
            <text:p>-203</text:p>
          </table:table-cell>
          <table:table-cell table:formula="of:=[.IV55]-1" office:value-type="float" office:value="-204" calcext:value-type="float">
            <text:p>-204</text:p>
          </table:table-cell>
          <table:table-cell table:formula="of:=[.IW55]-1" office:value-type="float" office:value="-205" calcext:value-type="float">
            <text:p>-205</text:p>
          </table:table-cell>
          <table:table-cell table:formula="of:=[.IX55]-1" office:value-type="float" office:value="-206" calcext:value-type="float">
            <text:p>-206</text:p>
          </table:table-cell>
          <table:table-cell table:formula="of:=[.IY55]-1" office:value-type="float" office:value="-207" calcext:value-type="float">
            <text:p>-207</text:p>
          </table:table-cell>
          <table:table-cell table:formula="of:=[.IZ55]-1" office:value-type="float" office:value="-208" calcext:value-type="float">
            <text:p>-208</text:p>
          </table:table-cell>
          <table:table-cell table:formula="of:=[.JA55]-1" office:value-type="float" office:value="-209" calcext:value-type="float">
            <text:p>-209</text:p>
          </table:table-cell>
          <table:table-cell table:formula="of:=[.JB55]-1" office:value-type="float" office:value="-210" calcext:value-type="float">
            <text:p>-210</text:p>
          </table:table-cell>
          <table:table-cell table:formula="of:=[.JC55]-1" office:value-type="float" office:value="-211" calcext:value-type="float">
            <text:p>-211</text:p>
          </table:table-cell>
          <table:table-cell table:formula="of:=[.JD55]-1" office:value-type="float" office:value="-212" calcext:value-type="float">
            <text:p>-212</text:p>
          </table:table-cell>
          <table:table-cell table:formula="of:=[.JE55]-1" office:value-type="float" office:value="-213" calcext:value-type="float">
            <text:p>-213</text:p>
          </table:table-cell>
          <table:table-cell table:formula="of:=[.JF55]-1" office:value-type="float" office:value="-214" calcext:value-type="float">
            <text:p>-214</text:p>
          </table:table-cell>
          <table:table-cell table:formula="of:=[.JG55]-1" office:value-type="float" office:value="-215" calcext:value-type="float">
            <text:p>-215</text:p>
          </table:table-cell>
          <table:table-cell table:formula="of:=[.JH55]-1" office:value-type="float" office:value="-216" calcext:value-type="float">
            <text:p>-216</text:p>
          </table:table-cell>
          <table:table-cell table:formula="of:=[.JI55]-1" office:value-type="float" office:value="-217" calcext:value-type="float">
            <text:p>-217</text:p>
          </table:table-cell>
          <table:table-cell table:formula="of:=[.JJ55]-1" office:value-type="float" office:value="-218" calcext:value-type="float">
            <text:p>-218</text:p>
          </table:table-cell>
          <table:table-cell table:formula="of:=[.JK55]-1" office:value-type="float" office:value="-219" calcext:value-type="float">
            <text:p>-219</text:p>
          </table:table-cell>
          <table:table-cell table:formula="of:=[.JL55]-1" office:value-type="float" office:value="-220" calcext:value-type="float">
            <text:p>-220</text:p>
          </table:table-cell>
          <table:table-cell table:formula="of:=[.JM55]-1" office:value-type="float" office:value="-221" calcext:value-type="float">
            <text:p>-221</text:p>
          </table:table-cell>
          <table:table-cell table:formula="of:=[.JN55]-1" office:value-type="float" office:value="-222" calcext:value-type="float">
            <text:p>-222</text:p>
          </table:table-cell>
          <table:table-cell table:formula="of:=[.JO55]-1" office:value-type="float" office:value="-223" calcext:value-type="float">
            <text:p>-223</text:p>
          </table:table-cell>
          <table:table-cell table:formula="of:=[.JP55]-1" office:value-type="float" office:value="-224" calcext:value-type="float">
            <text:p>-224</text:p>
          </table:table-cell>
          <table:table-cell table:formula="of:=[.JQ55]-1" office:value-type="float" office:value="-225" calcext:value-type="float">
            <text:p>-225</text:p>
          </table:table-cell>
          <table:table-cell table:formula="of:=[.JR55]-1" office:value-type="float" office:value="-226" calcext:value-type="float">
            <text:p>-226</text:p>
          </table:table-cell>
          <table:table-cell table:formula="of:=[.JS55]-1" office:value-type="float" office:value="-227" calcext:value-type="float">
            <text:p>-227</text:p>
          </table:table-cell>
          <table:table-cell table:formula="of:=[.JT55]-1" office:value-type="float" office:value="-228" calcext:value-type="float">
            <text:p>-228</text:p>
          </table:table-cell>
          <table:table-cell table:formula="of:=[.JU55]-1" office:value-type="float" office:value="-229" calcext:value-type="float">
            <text:p>-229</text:p>
          </table:table-cell>
          <table:table-cell table:formula="of:=[.JV55]-1" office:value-type="float" office:value="-230" calcext:value-type="float">
            <text:p>-230</text:p>
          </table:table-cell>
          <table:table-cell table:formula="of:=[.JW55]-1" office:value-type="float" office:value="-231" calcext:value-type="float">
            <text:p>-231</text:p>
          </table:table-cell>
          <table:table-cell table:formula="of:=[.JX55]-1" office:value-type="float" office:value="-232" calcext:value-type="float">
            <text:p>-232</text:p>
          </table:table-cell>
          <table:table-cell table:formula="of:=[.JY55]-1" office:value-type="float" office:value="-233" calcext:value-type="float">
            <text:p>-233</text:p>
          </table:table-cell>
          <table:table-cell table:formula="of:=[.JZ55]-1" office:value-type="float" office:value="-234" calcext:value-type="float">
            <text:p>-234</text:p>
          </table:table-cell>
          <table:table-cell table:formula="of:=[.KA55]-1" office:value-type="float" office:value="-235" calcext:value-type="float">
            <text:p>-235</text:p>
          </table:table-cell>
          <table:table-cell table:formula="of:=[.KB55]-1" office:value-type="float" office:value="-236" calcext:value-type="float">
            <text:p>-236</text:p>
          </table:table-cell>
          <table:table-cell table:formula="of:=[.KC55]-1" office:value-type="float" office:value="-237" calcext:value-type="float">
            <text:p>-237</text:p>
          </table:table-cell>
          <table:table-cell table:formula="of:=[.KD55]-1" office:value-type="float" office:value="-238" calcext:value-type="float">
            <text:p>-238</text:p>
          </table:table-cell>
          <table:table-cell table:formula="of:=[.KE55]-1" office:value-type="float" office:value="-239" calcext:value-type="float">
            <text:p>-239</text:p>
          </table:table-cell>
          <table:table-cell table:formula="of:=[.KF55]-1" office:value-type="float" office:value="-240" calcext:value-type="float">
            <text:p>-240</text:p>
          </table:table-cell>
          <table:table-cell table:formula="of:=[.KG55]-1" office:value-type="float" office:value="-241" calcext:value-type="float">
            <text:p>-241</text:p>
          </table:table-cell>
          <table:table-cell table:formula="of:=[.KH55]-1" office:value-type="float" office:value="-242" calcext:value-type="float">
            <text:p>-242</text:p>
          </table:table-cell>
          <table:table-cell table:formula="of:=[.KI55]-1" office:value-type="float" office:value="-243" calcext:value-type="float">
            <text:p>-243</text:p>
          </table:table-cell>
          <table:table-cell table:formula="of:=[.KJ55]-1" office:value-type="float" office:value="-244" calcext:value-type="float">
            <text:p>-244</text:p>
          </table:table-cell>
          <table:table-cell table:formula="of:=[.KK55]-1" office:value-type="float" office:value="-245" calcext:value-type="float">
            <text:p>-245</text:p>
          </table:table-cell>
          <table:table-cell table:formula="of:=[.KL55]-1" office:value-type="float" office:value="-246" calcext:value-type="float">
            <text:p>-246</text:p>
          </table:table-cell>
          <table:table-cell table:formula="of:=[.KM55]-1" office:value-type="float" office:value="-247" calcext:value-type="float">
            <text:p>-247</text:p>
          </table:table-cell>
          <table:table-cell table:formula="of:=[.KN55]-1" office:value-type="float" office:value="-248" calcext:value-type="float">
            <text:p>-248</text:p>
          </table:table-cell>
          <table:table-cell table:formula="of:=[.KO55]-1" office:value-type="float" office:value="-249" calcext:value-type="float">
            <text:p>-249</text:p>
          </table:table-cell>
          <table:table-cell table:formula="of:=[.KP55]-1" office:value-type="float" office:value="-250" calcext:value-type="float">
            <text:p>-250</text:p>
          </table:table-cell>
          <table:table-cell table:formula="of:=[.KQ55]-1" office:value-type="float" office:value="-251" calcext:value-type="float">
            <text:p>-251</text:p>
          </table:table-cell>
          <table:table-cell table:formula="of:=[.KR55]-1" office:value-type="float" office:value="-252" calcext:value-type="float">
            <text:p>-252</text:p>
          </table:table-cell>
          <table:table-cell table:formula="of:=[.KS55]-1" office:value-type="float" office:value="-253" calcext:value-type="float">
            <text:p>-253</text:p>
          </table:table-cell>
          <table:table-cell table:formula="of:=[.KT55]-1" office:value-type="float" office:value="-254" calcext:value-type="float">
            <text:p>-254</text:p>
          </table:table-cell>
          <table:table-cell table:formula="of:=[.KU55]-1" office:value-type="float" office:value="-255" calcext:value-type="float">
            <text:p>-255</text:p>
          </table:table-cell>
          <table:table-cell table:formula="of:=[.KV55]-1" office:value-type="float" office:value="-256" calcext:value-type="float">
            <text:p>-256</text:p>
          </table:table-cell>
          <table:table-cell table:formula="of:=[.KW55]-1" office:value-type="float" office:value="-257" calcext:value-type="float">
            <text:p>-257</text:p>
          </table:table-cell>
          <table:table-cell table:formula="of:=[.KX55]-1" office:value-type="float" office:value="-258" calcext:value-type="float">
            <text:p>-258</text:p>
          </table:table-cell>
          <table:table-cell table:formula="of:=[.KY55]-1" office:value-type="float" office:value="-259" calcext:value-type="float">
            <text:p>-259</text:p>
          </table:table-cell>
          <table:table-cell table:formula="of:=[.KZ55]-1" office:value-type="float" office:value="-260" calcext:value-type="float">
            <text:p>-260</text:p>
          </table:table-cell>
          <table:table-cell table:formula="of:=[.LA55]-1" office:value-type="float" office:value="-261" calcext:value-type="float">
            <text:p>-261</text:p>
          </table:table-cell>
          <table:table-cell table:formula="of:=[.LB55]-1" office:value-type="float" office:value="-262" calcext:value-type="float">
            <text:p>-262</text:p>
          </table:table-cell>
          <table:table-cell table:formula="of:=[.LC55]-1" office:value-type="float" office:value="-263" calcext:value-type="float">
            <text:p>-263</text:p>
          </table:table-cell>
          <table:table-cell table:formula="of:=[.LD55]-1" office:value-type="float" office:value="-264" calcext:value-type="float">
            <text:p>-264</text:p>
          </table:table-cell>
          <table:table-cell table:formula="of:=[.LE55]-1" office:value-type="float" office:value="-265" calcext:value-type="float">
            <text:p>-265</text:p>
          </table:table-cell>
          <table:table-cell table:formula="of:=[.LF55]-1" office:value-type="float" office:value="-266" calcext:value-type="float">
            <text:p>-266</text:p>
          </table:table-cell>
          <table:table-cell table:formula="of:=[.LG55]-1" office:value-type="float" office:value="-267" calcext:value-type="float">
            <text:p>-267</text:p>
          </table:table-cell>
          <table:table-cell table:formula="of:=[.LH55]-1" office:value-type="float" office:value="-268" calcext:value-type="float">
            <text:p>-268</text:p>
          </table:table-cell>
          <table:table-cell table:formula="of:=[.LI55]-1" office:value-type="float" office:value="-269" calcext:value-type="float">
            <text:p>-269</text:p>
          </table:table-cell>
          <table:table-cell table:formula="of:=[.LJ55]-1" office:value-type="float" office:value="-270" calcext:value-type="float">
            <text:p>-270</text:p>
          </table:table-cell>
          <table:table-cell table:formula="of:=[.LK55]-1" office:value-type="float" office:value="-271" calcext:value-type="float">
            <text:p>-271</text:p>
          </table:table-cell>
          <table:table-cell table:formula="of:=[.LL55]-1" office:value-type="float" office:value="-272" calcext:value-type="float">
            <text:p>-272</text:p>
          </table:table-cell>
          <table:table-cell table:formula="of:=[.LM55]-1" office:value-type="float" office:value="-273" calcext:value-type="float">
            <text:p>-273</text:p>
          </table:table-cell>
          <table:table-cell table:formula="of:=[.LN55]-1" office:value-type="float" office:value="-274" calcext:value-type="float">
            <text:p>-274</text:p>
          </table:table-cell>
          <table:table-cell table:formula="of:=[.LO55]-1" office:value-type="float" office:value="-275" calcext:value-type="float">
            <text:p>-275</text:p>
          </table:table-cell>
          <table:table-cell table:formula="of:=[.LP55]-1" office:value-type="float" office:value="-276" calcext:value-type="float">
            <text:p>-276</text:p>
          </table:table-cell>
          <table:table-cell table:formula="of:=[.LQ55]-1" office:value-type="float" office:value="-277" calcext:value-type="float">
            <text:p>-277</text:p>
          </table:table-cell>
          <table:table-cell table:formula="of:=[.LR55]-1" office:value-type="float" office:value="-278" calcext:value-type="float">
            <text:p>-278</text:p>
          </table:table-cell>
          <table:table-cell table:formula="of:=[.LS55]-1" office:value-type="float" office:value="-279" calcext:value-type="float">
            <text:p>-279</text:p>
          </table:table-cell>
          <table:table-cell table:formula="of:=[.LT55]-1" office:value-type="float" office:value="-280" calcext:value-type="float">
            <text:p>-280</text:p>
          </table:table-cell>
          <table:table-cell table:formula="of:=[.LU55]-1" office:value-type="float" office:value="-281" calcext:value-type="float">
            <text:p>-281</text:p>
          </table:table-cell>
          <table:table-cell table:formula="of:=[.LV55]-1" office:value-type="float" office:value="-282" calcext:value-type="float">
            <text:p>-282</text:p>
          </table:table-cell>
          <table:table-cell table:formula="of:=[.LW55]-1" office:value-type="float" office:value="-283" calcext:value-type="float">
            <text:p>-283</text:p>
          </table:table-cell>
          <table:table-cell table:formula="of:=[.LX55]-1" office:value-type="float" office:value="-284" calcext:value-type="float">
            <text:p>-284</text:p>
          </table:table-cell>
          <table:table-cell table:formula="of:=[.LY55]-1" office:value-type="float" office:value="-285" calcext:value-type="float">
            <text:p>-285</text:p>
          </table:table-cell>
          <table:table-cell table:formula="of:=[.LZ55]-1" office:value-type="float" office:value="-286" calcext:value-type="float">
            <text:p>-286</text:p>
          </table:table-cell>
          <table:table-cell table:formula="of:=[.MA55]-1" office:value-type="float" office:value="-287" calcext:value-type="float">
            <text:p>-287</text:p>
          </table:table-cell>
          <table:table-cell table:formula="of:=[.MB55]-1" office:value-type="float" office:value="-288" calcext:value-type="float">
            <text:p>-288</text:p>
          </table:table-cell>
          <table:table-cell table:formula="of:=[.MC55]-1" office:value-type="float" office:value="-289" calcext:value-type="float">
            <text:p>-289</text:p>
          </table:table-cell>
          <table:table-cell table:formula="of:=[.MD55]-1" office:value-type="float" office:value="-290" calcext:value-type="float">
            <text:p>-290</text:p>
          </table:table-cell>
          <table:table-cell table:formula="of:=[.ME55]-1" office:value-type="float" office:value="-291" calcext:value-type="float">
            <text:p>-291</text:p>
          </table:table-cell>
          <table:table-cell table:formula="of:=[.MF55]-1" office:value-type="float" office:value="-292" calcext:value-type="float">
            <text:p>-292</text:p>
          </table:table-cell>
          <table:table-cell table:formula="of:=[.MG55]-1" office:value-type="float" office:value="-293" calcext:value-type="float">
            <text:p>-293</text:p>
          </table:table-cell>
          <table:table-cell table:formula="of:=[.MH55]-1" office:value-type="float" office:value="-294" calcext:value-type="float">
            <text:p>-294</text:p>
          </table:table-cell>
          <table:table-cell table:formula="of:=[.MI55]-1" office:value-type="float" office:value="-295" calcext:value-type="float">
            <text:p>-295</text:p>
          </table:table-cell>
          <table:table-cell table:formula="of:=[.MJ55]-1" office:value-type="float" office:value="-296" calcext:value-type="float">
            <text:p>-296</text:p>
          </table:table-cell>
          <table:table-cell table:formula="of:=[.MK55]-1" office:value-type="float" office:value="-297" calcext:value-type="float">
            <text:p>-297</text:p>
          </table:table-cell>
          <table:table-cell table:formula="of:=[.ML55]-1" office:value-type="float" office:value="-298" calcext:value-type="float">
            <text:p>-298</text:p>
          </table:table-cell>
          <table:table-cell table:formula="of:=[.MM55]-1" office:value-type="float" office:value="-299" calcext:value-type="float">
            <text:p>-299</text:p>
          </table:table-cell>
          <table:table-cell table:formula="of:=[.MN55]-1" office:value-type="float" office:value="-300" calcext:value-type="float">
            <text:p>-300</text:p>
          </table:table-cell>
          <table:table-cell table:formula="of:=[.MO55]-1" office:value-type="float" office:value="-301" calcext:value-type="float">
            <text:p>-301</text:p>
          </table:table-cell>
          <table:table-cell table:formula="of:=[.MP55]-1" office:value-type="float" office:value="-302" calcext:value-type="float">
            <text:p>-302</text:p>
          </table:table-cell>
          <table:table-cell table:formula="of:=[.MQ55]-1" office:value-type="float" office:value="-303" calcext:value-type="float">
            <text:p>-303</text:p>
          </table:table-cell>
          <table:table-cell table:formula="of:=[.MR55]-1" office:value-type="float" office:value="-304" calcext:value-type="float">
            <text:p>-304</text:p>
          </table:table-cell>
          <table:table-cell table:formula="of:=[.MS55]-1" office:value-type="float" office:value="-305" calcext:value-type="float">
            <text:p>-305</text:p>
          </table:table-cell>
          <table:table-cell table:formula="of:=[.MT55]-1" office:value-type="float" office:value="-306" calcext:value-type="float">
            <text:p>-306</text:p>
          </table:table-cell>
          <table:table-cell table:formula="of:=[.MU55]-1" office:value-type="float" office:value="-307" calcext:value-type="float">
            <text:p>-307</text:p>
          </table:table-cell>
          <table:table-cell table:formula="of:=[.MV55]-1" office:value-type="float" office:value="-308" calcext:value-type="float">
            <text:p>-308</text:p>
          </table:table-cell>
          <table:table-cell table:formula="of:=[.MW55]-1" office:value-type="float" office:value="-309" calcext:value-type="float">
            <text:p>-309</text:p>
          </table:table-cell>
          <table:table-cell table:formula="of:=[.MX55]-1" office:value-type="float" office:value="-310" calcext:value-type="float">
            <text:p>-310</text:p>
          </table:table-cell>
          <table:table-cell table:formula="of:=[.MY55]-1" office:value-type="float" office:value="-311" calcext:value-type="float">
            <text:p>-311</text:p>
          </table:table-cell>
          <table:table-cell table:formula="of:=[.MZ55]-1" office:value-type="float" office:value="-312" calcext:value-type="float">
            <text:p>-312</text:p>
          </table:table-cell>
          <table:table-cell table:formula="of:=[.NA55]-1" office:value-type="float" office:value="-313" calcext:value-type="float">
            <text:p>-313</text:p>
          </table:table-cell>
          <table:table-cell table:formula="of:=[.NB55]-1" office:value-type="float" office:value="-314" calcext:value-type="float">
            <text:p>-314</text:p>
          </table:table-cell>
          <table:table-cell table:formula="of:=[.NC55]-1" office:value-type="float" office:value="-315" calcext:value-type="float">
            <text:p>-315</text:p>
          </table:table-cell>
          <table:table-cell table:formula="of:=[.ND55]-1" office:value-type="float" office:value="-316" calcext:value-type="float">
            <text:p>-316</text:p>
          </table:table-cell>
          <table:table-cell table:formula="of:=[.NE55]-1" office:value-type="float" office:value="-317" calcext:value-type="float">
            <text:p>-317</text:p>
          </table:table-cell>
          <table:table-cell table:formula="of:=[.NF55]-1" office:value-type="float" office:value="-318" calcext:value-type="float">
            <text:p>-318</text:p>
          </table:table-cell>
          <table:table-cell table:formula="of:=[.NG55]-1" office:value-type="float" office:value="-319" calcext:value-type="float">
            <text:p>-319</text:p>
          </table:table-cell>
          <table:table-cell table:formula="of:=[.NH55]-1" office:value-type="float" office:value="-320" calcext:value-type="float">
            <text:p>-320</text:p>
          </table:table-cell>
          <table:table-cell table:formula="of:=[.NI55]-1" office:value-type="float" office:value="-321" calcext:value-type="float">
            <text:p>-321</text:p>
          </table:table-cell>
          <table:table-cell table:formula="of:=[.NJ55]-1" office:value-type="float" office:value="-322" calcext:value-type="float">
            <text:p>-322</text:p>
          </table:table-cell>
          <table:table-cell table:formula="of:=[.NK55]-1" office:value-type="float" office:value="-323" calcext:value-type="float">
            <text:p>-323</text:p>
          </table:table-cell>
          <table:table-cell table:formula="of:=[.NL55]-1" office:value-type="float" office:value="-324" calcext:value-type="float">
            <text:p>-324</text:p>
          </table:table-cell>
          <table:table-cell table:formula="of:=[.NM55]-1" office:value-type="float" office:value="-325" calcext:value-type="float">
            <text:p>-325</text:p>
          </table:table-cell>
          <table:table-cell table:formula="of:=[.NN55]-1" office:value-type="float" office:value="-326" calcext:value-type="float">
            <text:p>-326</text:p>
          </table:table-cell>
          <table:table-cell table:formula="of:=[.NO55]-1" office:value-type="float" office:value="-327" calcext:value-type="float">
            <text:p>-327</text:p>
          </table:table-cell>
          <table:table-cell table:formula="of:=[.NP55]-1" office:value-type="float" office:value="-328" calcext:value-type="float">
            <text:p>-328</text:p>
          </table:table-cell>
          <table:table-cell table:formula="of:=[.NQ55]-1" office:value-type="float" office:value="-329" calcext:value-type="float">
            <text:p>-329</text:p>
          </table:table-cell>
          <table:table-cell table:formula="of:=[.NR55]-1" office:value-type="float" office:value="-330" calcext:value-type="float">
            <text:p>-330</text:p>
          </table:table-cell>
          <table:table-cell table:formula="of:=[.NS55]-1" office:value-type="float" office:value="-331" calcext:value-type="float">
            <text:p>-331</text:p>
          </table:table-cell>
          <table:table-cell table:formula="of:=[.NT55]-1" office:value-type="float" office:value="-332" calcext:value-type="float">
            <text:p>-332</text:p>
          </table:table-cell>
          <table:table-cell table:formula="of:=[.NU55]-1" office:value-type="float" office:value="-333" calcext:value-type="float">
            <text:p>-333</text:p>
          </table:table-cell>
          <table:table-cell table:formula="of:=[.NV55]-1" office:value-type="float" office:value="-334" calcext:value-type="float">
            <text:p>-334</text:p>
          </table:table-cell>
          <table:table-cell table:formula="of:=[.NW55]-1" office:value-type="float" office:value="-335" calcext:value-type="float">
            <text:p>-335</text:p>
          </table:table-cell>
          <table:table-cell table:formula="of:=[.NX55]-1" office:value-type="float" office:value="-336" calcext:value-type="float">
            <text:p>-336</text:p>
          </table:table-cell>
          <table:table-cell table:formula="of:=[.NY55]-1" office:value-type="float" office:value="-337" calcext:value-type="float">
            <text:p>-337</text:p>
          </table:table-cell>
          <table:table-cell table:formula="of:=[.NZ55]-1" office:value-type="float" office:value="-338" calcext:value-type="float">
            <text:p>-338</text:p>
          </table:table-cell>
          <table:table-cell table:formula="of:=[.OA55]-1" office:value-type="float" office:value="-339" calcext:value-type="float">
            <text:p>-339</text:p>
          </table:table-cell>
          <table:table-cell table:formula="of:=[.OB55]-1" office:value-type="float" office:value="-340" calcext:value-type="float">
            <text:p>-340</text:p>
          </table:table-cell>
          <table:table-cell table:formula="of:=[.OC55]-1" office:value-type="float" office:value="-341" calcext:value-type="float">
            <text:p>-341</text:p>
          </table:table-cell>
          <table:table-cell table:formula="of:=[.OD55]-1" office:value-type="float" office:value="-342" calcext:value-type="float">
            <text:p>-342</text:p>
          </table:table-cell>
          <table:table-cell table:formula="of:=[.OE55]-1" office:value-type="float" office:value="-343" calcext:value-type="float">
            <text:p>-343</text:p>
          </table:table-cell>
          <table:table-cell table:formula="of:=[.OF55]-1" office:value-type="float" office:value="-344" calcext:value-type="float">
            <text:p>-344</text:p>
          </table:table-cell>
          <table:table-cell table:formula="of:=[.OG55]-1" office:value-type="float" office:value="-345" calcext:value-type="float">
            <text:p>-345</text:p>
          </table:table-cell>
          <table:table-cell table:formula="of:=[.OH55]-1" office:value-type="float" office:value="-346" calcext:value-type="float">
            <text:p>-346</text:p>
          </table:table-cell>
          <table:table-cell table:formula="of:=[.OI55]-1" office:value-type="float" office:value="-347" calcext:value-type="float">
            <text:p>-347</text:p>
          </table:table-cell>
          <table:table-cell table:formula="of:=[.OJ55]-1" office:value-type="float" office:value="-348" calcext:value-type="float">
            <text:p>-348</text:p>
          </table:table-cell>
          <table:table-cell table:formula="of:=[.OK55]-1" office:value-type="float" office:value="-349" calcext:value-type="float">
            <text:p>-349</text:p>
          </table:table-cell>
          <table:table-cell table:formula="of:=[.OL55]-1" office:value-type="float" office:value="-350" calcext:value-type="float">
            <text:p>-350</text:p>
          </table:table-cell>
          <table:table-cell table:formula="of:=[.OM55]-1" office:value-type="float" office:value="-351" calcext:value-type="float">
            <text:p>-351</text:p>
          </table:table-cell>
          <table:table-cell table:formula="of:=[.ON55]-1" office:value-type="float" office:value="-352" calcext:value-type="float">
            <text:p>-352</text:p>
          </table:table-cell>
          <table:table-cell table:formula="of:=[.OO55]-1" office:value-type="float" office:value="-353" calcext:value-type="float">
            <text:p>-353</text:p>
          </table:table-cell>
          <table:table-cell table:formula="of:=[.OP55]-1" office:value-type="float" office:value="-354" calcext:value-type="float">
            <text:p>-354</text:p>
          </table:table-cell>
          <table:table-cell table:formula="of:=[.OQ55]-1" office:value-type="float" office:value="-355" calcext:value-type="float">
            <text:p>-355</text:p>
          </table:table-cell>
          <table:table-cell table:formula="of:=[.OR55]-1" office:value-type="float" office:value="-356" calcext:value-type="float">
            <text:p>-356</text:p>
          </table:table-cell>
          <table:table-cell table:formula="of:=[.OS55]-1" office:value-type="float" office:value="-357" calcext:value-type="float">
            <text:p>-357</text:p>
          </table:table-cell>
          <table:table-cell table:formula="of:=[.OT55]-1" office:value-type="float" office:value="-358" calcext:value-type="float">
            <text:p>-358</text:p>
          </table:table-cell>
          <table:table-cell table:formula="of:=[.OU55]-1" office:value-type="float" office:value="-359" calcext:value-type="float">
            <text:p>-359</text:p>
          </table:table-cell>
          <table:table-cell table:formula="of:=[.OV55]-1" office:value-type="float" office:value="-360" calcext:value-type="float">
            <text:p>-360</text:p>
          </table:table-cell>
          <table:table-cell table:formula="of:=[.OW55]-1" office:value-type="float" office:value="-361" calcext:value-type="float">
            <text:p>-361</text:p>
          </table:table-cell>
          <table:table-cell table:formula="of:=[.OX55]-1" office:value-type="float" office:value="-362" calcext:value-type="float">
            <text:p>-362</text:p>
          </table:table-cell>
          <table:table-cell table:formula="of:=[.OY55]-1" office:value-type="float" office:value="-363" calcext:value-type="float">
            <text:p>-363</text:p>
          </table:table-cell>
          <table:table-cell table:formula="of:=[.OZ55]-1" office:value-type="float" office:value="-364" calcext:value-type="float">
            <text:p>-364</text:p>
          </table:table-cell>
          <table:table-cell table:formula="of:=[.PA55]-1" office:value-type="float" office:value="-365" calcext:value-type="float">
            <text:p>-365</text:p>
          </table:table-cell>
          <table:table-cell table:formula="of:=[.PB55]-1" office:value-type="float" office:value="-366" calcext:value-type="float">
            <text:p>-366</text:p>
          </table:table-cell>
          <table:table-cell table:formula="of:=[.PC55]-1" office:value-type="float" office:value="-367" calcext:value-type="float">
            <text:p>-367</text:p>
          </table:table-cell>
          <table:table-cell table:formula="of:=[.PD55]-1" office:value-type="float" office:value="-368" calcext:value-type="float">
            <text:p>-368</text:p>
          </table:table-cell>
          <table:table-cell table:formula="of:=[.PE55]-1" office:value-type="float" office:value="-369" calcext:value-type="float">
            <text:p>-369</text:p>
          </table:table-cell>
          <table:table-cell table:formula="of:=[.PF55]-1" office:value-type="float" office:value="-370" calcext:value-type="float">
            <text:p>-370</text:p>
          </table:table-cell>
          <table:table-cell table:formula="of:=[.PG55]-1" office:value-type="float" office:value="-371" calcext:value-type="float">
            <text:p>-371</text:p>
          </table:table-cell>
          <table:table-cell table:formula="of:=[.PH55]-1" office:value-type="float" office:value="-372" calcext:value-type="float">
            <text:p>-372</text:p>
          </table:table-cell>
          <table:table-cell table:formula="of:=[.PI55]-1" office:value-type="float" office:value="-373" calcext:value-type="float">
            <text:p>-373</text:p>
          </table:table-cell>
          <table:table-cell table:formula="of:=[.PJ55]-1" office:value-type="float" office:value="-374" calcext:value-type="float">
            <text:p>-374</text:p>
          </table:table-cell>
          <table:table-cell table:formula="of:=[.PK55]-1" office:value-type="float" office:value="-375" calcext:value-type="float">
            <text:p>-375</text:p>
          </table:table-cell>
          <table:table-cell table:formula="of:=[.PL55]-1" office:value-type="float" office:value="-376" calcext:value-type="float">
            <text:p>-376</text:p>
          </table:table-cell>
          <table:table-cell table:formula="of:=[.PM55]-1" office:value-type="float" office:value="-377" calcext:value-type="float">
            <text:p>-377</text:p>
          </table:table-cell>
          <table:table-cell table:formula="of:=[.PN55]-1" office:value-type="float" office:value="-378" calcext:value-type="float">
            <text:p>-378</text:p>
          </table:table-cell>
          <table:table-cell table:formula="of:=[.PO55]-1" office:value-type="float" office:value="-379" calcext:value-type="float">
            <text:p>-379</text:p>
          </table:table-cell>
          <table:table-cell table:formula="of:=[.PP55]-1" office:value-type="float" office:value="-380" calcext:value-type="float">
            <text:p>-380</text:p>
          </table:table-cell>
          <table:table-cell table:formula="of:=[.PQ55]-1" office:value-type="float" office:value="-381" calcext:value-type="float">
            <text:p>-381</text:p>
          </table:table-cell>
          <table:table-cell table:formula="of:=[.PR55]-1" office:value-type="float" office:value="-382" calcext:value-type="float">
            <text:p>-382</text:p>
          </table:table-cell>
          <table:table-cell table:formula="of:=[.PS55]-1" office:value-type="float" office:value="-383" calcext:value-type="float">
            <text:p>-383</text:p>
          </table:table-cell>
          <table:table-cell table:formula="of:=[.PT55]-1" office:value-type="float" office:value="-384" calcext:value-type="float">
            <text:p>-384</text:p>
          </table:table-cell>
          <table:table-cell table:formula="of:=[.PU55]-1" office:value-type="float" office:value="-385" calcext:value-type="float">
            <text:p>-385</text:p>
          </table:table-cell>
          <table:table-cell table:formula="of:=[.PV55]-1" office:value-type="float" office:value="-386" calcext:value-type="float">
            <text:p>-386</text:p>
          </table:table-cell>
          <table:table-cell table:formula="of:=[.PW55]-1" office:value-type="float" office:value="-387" calcext:value-type="float">
            <text:p>-387</text:p>
          </table:table-cell>
          <table:table-cell table:formula="of:=[.PX55]-1" office:value-type="float" office:value="-388" calcext:value-type="float">
            <text:p>-388</text:p>
          </table:table-cell>
          <table:table-cell table:formula="of:=[.PY55]-1" office:value-type="float" office:value="-389" calcext:value-type="float">
            <text:p>-389</text:p>
          </table:table-cell>
          <table:table-cell table:formula="of:=[.PZ55]-1" office:value-type="float" office:value="-390" calcext:value-type="float">
            <text:p>-390</text:p>
          </table:table-cell>
          <table:table-cell table:formula="of:=[.QA55]-1" office:value-type="float" office:value="-391" calcext:value-type="float">
            <text:p>-391</text:p>
          </table:table-cell>
          <table:table-cell table:formula="of:=[.QB55]-1" office:value-type="float" office:value="-392" calcext:value-type="float">
            <text:p>-392</text:p>
          </table:table-cell>
          <table:table-cell table:formula="of:=[.QC55]-1" office:value-type="float" office:value="-393" calcext:value-type="float">
            <text:p>-393</text:p>
          </table:table-cell>
          <table:table-cell table:formula="of:=[.QD55]-1" office:value-type="float" office:value="-394" calcext:value-type="float">
            <text:p>-394</text:p>
          </table:table-cell>
          <table:table-cell table:formula="of:=[.QE55]-1" office:value-type="float" office:value="-395" calcext:value-type="float">
            <text:p>-395</text:p>
          </table:table-cell>
          <table:table-cell table:formula="of:=[.QF55]-1" office:value-type="float" office:value="-396" calcext:value-type="float">
            <text:p>-396</text:p>
          </table:table-cell>
          <table:table-cell table:formula="of:=[.QG55]-1" office:value-type="float" office:value="-397" calcext:value-type="float">
            <text:p>-397</text:p>
          </table:table-cell>
          <table:table-cell table:formula="of:=[.QH55]-1" office:value-type="float" office:value="-398" calcext:value-type="float">
            <text:p>-398</text:p>
          </table:table-cell>
          <table:table-cell table:formula="of:=[.QI55]-1" office:value-type="float" office:value="-399" calcext:value-type="float">
            <text:p>-399</text:p>
          </table:table-cell>
          <table:table-cell table:formula="of:=[.QJ55]-1" office:value-type="float" office:value="-400" calcext:value-type="float">
            <text:p>-400</text:p>
          </table:table-cell>
          <table:table-cell table:formula="of:=[.QK55]-1" office:value-type="float" office:value="-401" calcext:value-type="float">
            <text:p>-401</text:p>
          </table:table-cell>
          <table:table-cell table:formula="of:=[.QL55]-1" office:value-type="float" office:value="-402" calcext:value-type="float">
            <text:p>-402</text:p>
          </table:table-cell>
          <table:table-cell table:formula="of:=[.QM55]-1" office:value-type="float" office:value="-403" calcext:value-type="float">
            <text:p>-403</text:p>
          </table:table-cell>
          <table:table-cell table:formula="of:=[.QN55]-1" office:value-type="float" office:value="-404" calcext:value-type="float">
            <text:p>-404</text:p>
          </table:table-cell>
          <table:table-cell table:formula="of:=[.QO55]-1" office:value-type="float" office:value="-405" calcext:value-type="float">
            <text:p>-405</text:p>
          </table:table-cell>
          <table:table-cell table:formula="of:=[.QP55]-1" office:value-type="float" office:value="-406" calcext:value-type="float">
            <text:p>-406</text:p>
          </table:table-cell>
          <table:table-cell table:formula="of:=[.QQ55]-1" office:value-type="float" office:value="-407" calcext:value-type="float">
            <text:p>-407</text:p>
          </table:table-cell>
          <table:table-cell table:formula="of:=[.QR55]-1" office:value-type="float" office:value="-408" calcext:value-type="float">
            <text:p>-408</text:p>
          </table:table-cell>
          <table:table-cell table:formula="of:=[.QS55]-1" office:value-type="float" office:value="-409" calcext:value-type="float">
            <text:p>-409</text:p>
          </table:table-cell>
          <table:table-cell table:formula="of:=[.QT55]-1" office:value-type="float" office:value="-410" calcext:value-type="float">
            <text:p>-410</text:p>
          </table:table-cell>
          <table:table-cell table:formula="of:=[.QU55]-1" office:value-type="float" office:value="-411" calcext:value-type="float">
            <text:p>-411</text:p>
          </table:table-cell>
          <table:table-cell table:formula="of:=[.QV55]-1" office:value-type="float" office:value="-412" calcext:value-type="float">
            <text:p>-412</text:p>
          </table:table-cell>
          <table:table-cell table:formula="of:=[.QW55]-1" office:value-type="float" office:value="-413" calcext:value-type="float">
            <text:p>-413</text:p>
          </table:table-cell>
          <table:table-cell table:formula="of:=[.QX55]-1" office:value-type="float" office:value="-414" calcext:value-type="float">
            <text:p>-414</text:p>
          </table:table-cell>
          <table:table-cell table:formula="of:=[.QY55]-1" office:value-type="float" office:value="-415" calcext:value-type="float">
            <text:p>-415</text:p>
          </table:table-cell>
          <table:table-cell table:formula="of:=[.QZ55]-1" office:value-type="float" office:value="-416" calcext:value-type="float">
            <text:p>-416</text:p>
          </table:table-cell>
          <table:table-cell table:formula="of:=[.RA55]-1" office:value-type="float" office:value="-417" calcext:value-type="float">
            <text:p>-417</text:p>
          </table:table-cell>
          <table:table-cell table:formula="of:=[.RB55]-1" office:value-type="float" office:value="-418" calcext:value-type="float">
            <text:p>-418</text:p>
          </table:table-cell>
          <table:table-cell table:formula="of:=[.RC55]-1" office:value-type="float" office:value="-419" calcext:value-type="float">
            <text:p>-419</text:p>
          </table:table-cell>
          <table:table-cell table:formula="of:=[.RD55]-1" office:value-type="float" office:value="-420" calcext:value-type="float">
            <text:p>-420</text:p>
          </table:table-cell>
          <table:table-cell table:formula="of:=[.RE55]-1" office:value-type="float" office:value="-421" calcext:value-type="float">
            <text:p>-421</text:p>
          </table:table-cell>
          <table:table-cell table:formula="of:=[.RF55]-1" office:value-type="float" office:value="-422" calcext:value-type="float">
            <text:p>-422</text:p>
          </table:table-cell>
          <table:table-cell table:formula="of:=[.RG55]-1" office:value-type="float" office:value="-423" calcext:value-type="float">
            <text:p>-423</text:p>
          </table:table-cell>
          <table:table-cell table:formula="of:=[.RH55]-1" office:value-type="float" office:value="-424" calcext:value-type="float">
            <text:p>-424</text:p>
          </table:table-cell>
          <table:table-cell table:formula="of:=[.RI55]-1" office:value-type="float" office:value="-425" calcext:value-type="float">
            <text:p>-425</text:p>
          </table:table-cell>
          <table:table-cell table:formula="of:=[.RJ55]-1" office:value-type="float" office:value="-426" calcext:value-type="float">
            <text:p>-426</text:p>
          </table:table-cell>
          <table:table-cell table:formula="of:=[.RK55]-1" office:value-type="float" office:value="-427" calcext:value-type="float">
            <text:p>-427</text:p>
          </table:table-cell>
          <table:table-cell table:formula="of:=[.RL55]-1" office:value-type="float" office:value="-428" calcext:value-type="float">
            <text:p>-428</text:p>
          </table:table-cell>
          <table:table-cell table:formula="of:=[.RM55]-1" office:value-type="float" office:value="-429" calcext:value-type="float">
            <text:p>-429</text:p>
          </table:table-cell>
          <table:table-cell table:formula="of:=[.RN55]-1" office:value-type="float" office:value="-430" calcext:value-type="float">
            <text:p>-430</text:p>
          </table:table-cell>
          <table:table-cell table:formula="of:=[.RO55]-1" office:value-type="float" office:value="-431" calcext:value-type="float">
            <text:p>-431</text:p>
          </table:table-cell>
          <table:table-cell table:formula="of:=[.RP55]-1" office:value-type="float" office:value="-432" calcext:value-type="float">
            <text:p>-432</text:p>
          </table:table-cell>
          <table:table-cell table:formula="of:=[.RQ55]-1" office:value-type="float" office:value="-433" calcext:value-type="float">
            <text:p>-433</text:p>
          </table:table-cell>
          <table:table-cell table:formula="of:=[.RR55]-1" office:value-type="float" office:value="-434" calcext:value-type="float">
            <text:p>-434</text:p>
          </table:table-cell>
          <table:table-cell table:formula="of:=[.RS55]-1" office:value-type="float" office:value="-435" calcext:value-type="float">
            <text:p>-435</text:p>
          </table:table-cell>
          <table:table-cell table:formula="of:=[.RT55]-1" office:value-type="float" office:value="-436" calcext:value-type="float">
            <text:p>-436</text:p>
          </table:table-cell>
          <table:table-cell table:formula="of:=[.RU55]-1" office:value-type="float" office:value="-437" calcext:value-type="float">
            <text:p>-437</text:p>
          </table:table-cell>
          <table:table-cell table:formula="of:=[.RV55]-1" office:value-type="float" office:value="-438" calcext:value-type="float">
            <text:p>-438</text:p>
          </table:table-cell>
          <table:table-cell table:formula="of:=[.RW55]-1" office:value-type="float" office:value="-439" calcext:value-type="float">
            <text:p>-439</text:p>
          </table:table-cell>
          <table:table-cell table:formula="of:=[.RX55]-1" office:value-type="float" office:value="-440" calcext:value-type="float">
            <text:p>-440</text:p>
          </table:table-cell>
          <table:table-cell table:formula="of:=[.RY55]-1" office:value-type="float" office:value="-441" calcext:value-type="float">
            <text:p>-441</text:p>
          </table:table-cell>
          <table:table-cell table:formula="of:=[.RZ55]-1" office:value-type="float" office:value="-442" calcext:value-type="float">
            <text:p>-442</text:p>
          </table:table-cell>
          <table:table-cell table:formula="of:=[.SA55]-1" office:value-type="float" office:value="-443" calcext:value-type="float">
            <text:p>-443</text:p>
          </table:table-cell>
          <table:table-cell table:formula="of:=[.SB55]-1" office:value-type="float" office:value="-444" calcext:value-type="float">
            <text:p>-444</text:p>
          </table:table-cell>
          <table:table-cell table:formula="of:=[.SC55]-1" office:value-type="float" office:value="-445" calcext:value-type="float">
            <text:p>-445</text:p>
          </table:table-cell>
          <table:table-cell table:formula="of:=[.SD55]-1" office:value-type="float" office:value="-446" calcext:value-type="float">
            <text:p>-446</text:p>
          </table:table-cell>
          <table:table-cell table:formula="of:=[.SE55]-1" office:value-type="float" office:value="-447" calcext:value-type="float">
            <text:p>-447</text:p>
          </table:table-cell>
          <table:table-cell table:formula="of:=[.SF55]-1" office:value-type="float" office:value="-448" calcext:value-type="float">
            <text:p>-448</text:p>
          </table:table-cell>
          <table:table-cell table:formula="of:=[.SG55]-1" office:value-type="float" office:value="-449" calcext:value-type="float">
            <text:p>-449</text:p>
          </table:table-cell>
          <table:table-cell table:formula="of:=[.SH55]-1" office:value-type="float" office:value="-450" calcext:value-type="float">
            <text:p>-450</text:p>
          </table:table-cell>
          <table:table-cell table:formula="of:=[.SI55]-1" office:value-type="float" office:value="-451" calcext:value-type="float">
            <text:p>-451</text:p>
          </table:table-cell>
          <table:table-cell table:formula="of:=[.SJ55]-1" office:value-type="float" office:value="-452" calcext:value-type="float">
            <text:p>-452</text:p>
          </table:table-cell>
          <table:table-cell table:formula="of:=[.SK55]-1" office:value-type="float" office:value="-453" calcext:value-type="float">
            <text:p>-453</text:p>
          </table:table-cell>
          <table:table-cell table:formula="of:=[.SL55]-1" office:value-type="float" office:value="-454" calcext:value-type="float">
            <text:p>-454</text:p>
          </table:table-cell>
          <table:table-cell table:formula="of:=[.SM55]-1" office:value-type="float" office:value="-455" calcext:value-type="float">
            <text:p>-455</text:p>
          </table:table-cell>
          <table:table-cell table:formula="of:=[.SN55]-1" office:value-type="float" office:value="-456" calcext:value-type="float">
            <text:p>-456</text:p>
          </table:table-cell>
          <table:table-cell table:formula="of:=[.SO55]-1" office:value-type="float" office:value="-457" calcext:value-type="float">
            <text:p>-457</text:p>
          </table:table-cell>
          <table:table-cell table:formula="of:=[.SP55]-1" office:value-type="float" office:value="-458" calcext:value-type="float">
            <text:p>-458</text:p>
          </table:table-cell>
          <table:table-cell table:formula="of:=[.SQ55]-1" office:value-type="float" office:value="-459" calcext:value-type="float">
            <text:p>-459</text:p>
          </table:table-cell>
          <table:table-cell table:formula="of:=[.SR55]-1" office:value-type="float" office:value="-460" calcext:value-type="float">
            <text:p>-460</text:p>
          </table:table-cell>
          <table:table-cell table:formula="of:=[.SS55]-1" office:value-type="float" office:value="-461" calcext:value-type="float">
            <text:p>-461</text:p>
          </table:table-cell>
          <table:table-cell table:formula="of:=[.ST55]-1" office:value-type="float" office:value="-462" calcext:value-type="float">
            <text:p>-462</text:p>
          </table:table-cell>
          <table:table-cell table:formula="of:=[.SU55]-1" office:value-type="float" office:value="-463" calcext:value-type="float">
            <text:p>-463</text:p>
          </table:table-cell>
          <table:table-cell table:formula="of:=[.SV55]-1" office:value-type="float" office:value="-464" calcext:value-type="float">
            <text:p>-464</text:p>
          </table:table-cell>
          <table:table-cell table:formula="of:=[.SW55]-1" office:value-type="float" office:value="-465" calcext:value-type="float">
            <text:p>-465</text:p>
          </table:table-cell>
          <table:table-cell table:formula="of:=[.SX55]-1" office:value-type="float" office:value="-466" calcext:value-type="float">
            <text:p>-466</text:p>
          </table:table-cell>
          <table:table-cell table:formula="of:=[.SY55]-1" office:value-type="float" office:value="-467" calcext:value-type="float">
            <text:p>-467</text:p>
          </table:table-cell>
          <table:table-cell table:formula="of:=[.SZ55]-1" office:value-type="float" office:value="-468" calcext:value-type="float">
            <text:p>-468</text:p>
          </table:table-cell>
          <table:table-cell table:formula="of:=[.TA55]-1" office:value-type="float" office:value="-469" calcext:value-type="float">
            <text:p>-469</text:p>
          </table:table-cell>
          <table:table-cell table:formula="of:=[.TB55]-1" office:value-type="float" office:value="-470" calcext:value-type="float">
            <text:p>-470</text:p>
          </table:table-cell>
          <table:table-cell table:formula="of:=[.TC55]-1" office:value-type="float" office:value="-471" calcext:value-type="float">
            <text:p>-471</text:p>
          </table:table-cell>
          <table:table-cell table:formula="of:=[.TD55]-1" office:value-type="float" office:value="-472" calcext:value-type="float">
            <text:p>-472</text:p>
          </table:table-cell>
          <table:table-cell table:formula="of:=[.TE55]-1" office:value-type="float" office:value="-473" calcext:value-type="float">
            <text:p>-473</text:p>
          </table:table-cell>
          <table:table-cell table:formula="of:=[.TF55]-1" office:value-type="float" office:value="-474" calcext:value-type="float">
            <text:p>-474</text:p>
          </table:table-cell>
          <table:table-cell table:formula="of:=[.TG55]-1" office:value-type="float" office:value="-475" calcext:value-type="float">
            <text:p>-475</text:p>
          </table:table-cell>
          <table:table-cell table:formula="of:=[.TH55]-1" office:value-type="float" office:value="-476" calcext:value-type="float">
            <text:p>-476</text:p>
          </table:table-cell>
          <table:table-cell table:formula="of:=[.TI55]-1" office:value-type="float" office:value="-477" calcext:value-type="float">
            <text:p>-477</text:p>
          </table:table-cell>
          <table:table-cell table:formula="of:=[.TJ55]-1" office:value-type="float" office:value="-478" calcext:value-type="float">
            <text:p>-478</text:p>
          </table:table-cell>
          <table:table-cell table:formula="of:=[.TK55]-1" office:value-type="float" office:value="-479" calcext:value-type="float">
            <text:p>-479</text:p>
          </table:table-cell>
          <table:table-cell table:formula="of:=[.TL55]-1" office:value-type="float" office:value="-480" calcext:value-type="float">
            <text:p>-480</text:p>
          </table:table-cell>
          <table:table-cell table:formula="of:=[.TM55]-1" office:value-type="float" office:value="-481" calcext:value-type="float">
            <text:p>-481</text:p>
          </table:table-cell>
          <table:table-cell table:formula="of:=[.TN55]-1" office:value-type="float" office:value="-482" calcext:value-type="float">
            <text:p>-482</text:p>
          </table:table-cell>
          <table:table-cell table:formula="of:=[.TO55]-1" office:value-type="float" office:value="-483" calcext:value-type="float">
            <text:p>-483</text:p>
          </table:table-cell>
          <table:table-cell table:formula="of:=[.TP55]-1" office:value-type="float" office:value="-484" calcext:value-type="float">
            <text:p>-484</text:p>
          </table:table-cell>
          <table:table-cell table:formula="of:=[.TQ55]-1" office:value-type="float" office:value="-485" calcext:value-type="float">
            <text:p>-485</text:p>
          </table:table-cell>
          <table:table-cell table:formula="of:=[.TR55]-1" office:value-type="float" office:value="-486" calcext:value-type="float">
            <text:p>-486</text:p>
          </table:table-cell>
          <table:table-cell table:formula="of:=[.TS55]-1" office:value-type="float" office:value="-487" calcext:value-type="float">
            <text:p>-487</text:p>
          </table:table-cell>
          <table:table-cell table:formula="of:=[.TT55]-1" office:value-type="float" office:value="-488" calcext:value-type="float">
            <text:p>-488</text:p>
          </table:table-cell>
          <table:table-cell table:formula="of:=[.TU55]-1" office:value-type="float" office:value="-489" calcext:value-type="float">
            <text:p>-489</text:p>
          </table:table-cell>
          <table:table-cell table:formula="of:=[.TV55]-1" office:value-type="float" office:value="-490" calcext:value-type="float">
            <text:p>-490</text:p>
          </table:table-cell>
          <table:table-cell table:formula="of:=[.TW55]-1" office:value-type="float" office:value="-491" calcext:value-type="float">
            <text:p>-491</text:p>
          </table:table-cell>
          <table:table-cell table:formula="of:=[.TX55]-1" office:value-type="float" office:value="-492" calcext:value-type="float">
            <text:p>-492</text:p>
          </table:table-cell>
          <table:table-cell table:formula="of:=[.TY55]-1" office:value-type="float" office:value="-493" calcext:value-type="float">
            <text:p>-493</text:p>
          </table:table-cell>
          <table:table-cell table:formula="of:=[.TZ55]-1" office:value-type="float" office:value="-494" calcext:value-type="float">
            <text:p>-494</text:p>
          </table:table-cell>
          <table:table-cell table:formula="of:=[.UA55]-1" office:value-type="float" office:value="-495" calcext:value-type="float">
            <text:p>-495</text:p>
          </table:table-cell>
          <table:table-cell table:formula="of:=[.UB55]-1" office:value-type="float" office:value="-496" calcext:value-type="float">
            <text:p>-496</text:p>
          </table:table-cell>
          <table:table-cell table:formula="of:=[.UC55]-1" office:value-type="float" office:value="-497" calcext:value-type="float">
            <text:p>-497</text:p>
          </table:table-cell>
          <table:table-cell table:formula="of:=[.UD55]-1" office:value-type="float" office:value="-498" calcext:value-type="float">
            <text:p>-498</text:p>
          </table:table-cell>
          <table:table-cell table:formula="of:=[.UE55]-1" office:value-type="float" office:value="-499" calcext:value-type="float">
            <text:p>-499</text:p>
          </table:table-cell>
          <table:table-cell table:formula="of:=[.UF55]-1" office:value-type="float" office:value="-500" calcext:value-type="float">
            <text:p>-500</text:p>
          </table:table-cell>
          <table:table-cell table:formula="of:=[.UG55]-1" office:value-type="float" office:value="-501" calcext:value-type="float">
            <text:p>-501</text:p>
          </table:table-cell>
          <table:table-cell table:formula="of:=[.UH55]-1" office:value-type="float" office:value="-502" calcext:value-type="float">
            <text:p>-502</text:p>
          </table:table-cell>
          <table:table-cell table:formula="of:=[.UI55]-1" office:value-type="float" office:value="-503" calcext:value-type="float">
            <text:p>-503</text:p>
          </table:table-cell>
          <table:table-cell table:formula="of:=[.UJ55]-1" office:value-type="float" office:value="-504" calcext:value-type="float">
            <text:p>-504</text:p>
          </table:table-cell>
          <table:table-cell table:formula="of:=[.UK55]-1" office:value-type="float" office:value="-505" calcext:value-type="float">
            <text:p>-505</text:p>
          </table:table-cell>
          <table:table-cell table:formula="of:=[.UL55]-1" office:value-type="float" office:value="-506" calcext:value-type="float">
            <text:p>-506</text:p>
          </table:table-cell>
          <table:table-cell table:formula="of:=[.UM55]-1" office:value-type="float" office:value="-507" calcext:value-type="float">
            <text:p>-507</text:p>
          </table:table-cell>
          <table:table-cell table:formula="of:=[.UN55]-1" office:value-type="float" office:value="-508" calcext:value-type="float">
            <text:p>-508</text:p>
          </table:table-cell>
          <table:table-cell table:formula="of:=[.UO55]-1" office:value-type="float" office:value="-509" calcext:value-type="float">
            <text:p>-509</text:p>
          </table:table-cell>
          <table:table-cell table:formula="of:=[.UP55]-1" office:value-type="float" office:value="-510" calcext:value-type="float">
            <text:p>-510</text:p>
          </table:table-cell>
          <table:table-cell table:formula="of:=[.UQ55]-1" office:value-type="float" office:value="-511" calcext:value-type="float">
            <text:p>-511</text:p>
          </table:table-cell>
          <table:table-cell table:formula="of:=[.UR55]-1" office:value-type="float" office:value="-512" calcext:value-type="float">
            <text:p>-512</text:p>
          </table:table-cell>
          <table:table-cell table:formula="of:=[.US55]-1" office:value-type="float" office:value="-513" calcext:value-type="float">
            <text:p>-513</text:p>
          </table:table-cell>
          <table:table-cell table:formula="of:=[.UT55]-1" office:value-type="float" office:value="-514" calcext:value-type="float">
            <text:p>-514</text:p>
          </table:table-cell>
          <table:table-cell table:formula="of:=[.UU55]-1" office:value-type="float" office:value="-515" calcext:value-type="float">
            <text:p>-515</text:p>
          </table:table-cell>
          <table:table-cell table:formula="of:=[.UV55]-1" office:value-type="float" office:value="-516" calcext:value-type="float">
            <text:p>-516</text:p>
          </table:table-cell>
          <table:table-cell table:formula="of:=[.UW55]-1" office:value-type="float" office:value="-517" calcext:value-type="float">
            <text:p>-517</text:p>
          </table:table-cell>
          <table:table-cell table:formula="of:=[.UX55]-1" office:value-type="float" office:value="-518" calcext:value-type="float">
            <text:p>-518</text:p>
          </table:table-cell>
          <table:table-cell table:formula="of:=[.UY55]-1" office:value-type="float" office:value="-519" calcext:value-type="float">
            <text:p>-519</text:p>
          </table:table-cell>
          <table:table-cell table:formula="of:=[.UZ55]-1" office:value-type="float" office:value="-520" calcext:value-type="float">
            <text:p>-520</text:p>
          </table:table-cell>
          <table:table-cell table:formula="of:=[.VA55]-1" office:value-type="float" office:value="-521" calcext:value-type="float">
            <text:p>-521</text:p>
          </table:table-cell>
          <table:table-cell table:formula="of:=[.VB55]-1" office:value-type="float" office:value="-522" calcext:value-type="float">
            <text:p>-522</text:p>
          </table:table-cell>
          <table:table-cell table:formula="of:=[.VC55]-1" office:value-type="float" office:value="-523" calcext:value-type="float">
            <text:p>-523</text:p>
          </table:table-cell>
          <table:table-cell table:formula="of:=[.VD55]-1" office:value-type="float" office:value="-524" calcext:value-type="float">
            <text:p>-524</text:p>
          </table:table-cell>
          <table:table-cell table:formula="of:=[.VE55]-1" office:value-type="float" office:value="-525" calcext:value-type="float">
            <text:p>-525</text:p>
          </table:table-cell>
          <table:table-cell table:formula="of:=[.VF55]-1" office:value-type="float" office:value="-526" calcext:value-type="float">
            <text:p>-526</text:p>
          </table:table-cell>
          <table:table-cell table:formula="of:=[.VG55]-1" office:value-type="float" office:value="-527" calcext:value-type="float">
            <text:p>-527</text:p>
          </table:table-cell>
          <table:table-cell table:formula="of:=[.VH55]-1" office:value-type="float" office:value="-528" calcext:value-type="float">
            <text:p>-528</text:p>
          </table:table-cell>
          <table:table-cell table:formula="of:=[.VI55]-1" office:value-type="float" office:value="-529" calcext:value-type="float">
            <text:p>-529</text:p>
          </table:table-cell>
          <table:table-cell table:formula="of:=[.VJ55]-1" office:value-type="float" office:value="-530" calcext:value-type="float">
            <text:p>-530</text:p>
          </table:table-cell>
          <table:table-cell table:formula="of:=[.VK55]-1" office:value-type="float" office:value="-531" calcext:value-type="float">
            <text:p>-531</text:p>
          </table:table-cell>
          <table:table-cell table:formula="of:=[.VL55]-1" office:value-type="float" office:value="-532" calcext:value-type="float">
            <text:p>-532</text:p>
          </table:table-cell>
          <table:table-cell table:formula="of:=[.VM55]-1" office:value-type="float" office:value="-533" calcext:value-type="float">
            <text:p>-533</text:p>
          </table:table-cell>
          <table:table-cell table:formula="of:=[.VN55]-1" office:value-type="float" office:value="-534" calcext:value-type="float">
            <text:p>-534</text:p>
          </table:table-cell>
          <table:table-cell table:formula="of:=[.VO55]-1" office:value-type="float" office:value="-535" calcext:value-type="float">
            <text:p>-535</text:p>
          </table:table-cell>
          <table:table-cell table:formula="of:=[.VP55]-1" office:value-type="float" office:value="-536" calcext:value-type="float">
            <text:p>-536</text:p>
          </table:table-cell>
          <table:table-cell table:formula="of:=[.VQ55]-1" office:value-type="float" office:value="-537" calcext:value-type="float">
            <text:p>-537</text:p>
          </table:table-cell>
          <table:table-cell table:formula="of:=[.VR55]-1" office:value-type="float" office:value="-538" calcext:value-type="float">
            <text:p>-538</text:p>
          </table:table-cell>
          <table:table-cell table:formula="of:=[.VS55]-1" office:value-type="float" office:value="-539" calcext:value-type="float">
            <text:p>-539</text:p>
          </table:table-cell>
          <table:table-cell table:formula="of:=[.VT55]-1" office:value-type="float" office:value="-540" calcext:value-type="float">
            <text:p>-540</text:p>
          </table:table-cell>
          <table:table-cell table:formula="of:=[.VU55]-1" office:value-type="float" office:value="-541" calcext:value-type="float">
            <text:p>-541</text:p>
          </table:table-cell>
          <table:table-cell table:formula="of:=[.VV55]-1" office:value-type="float" office:value="-542" calcext:value-type="float">
            <text:p>-542</text:p>
          </table:table-cell>
          <table:table-cell table:formula="of:=[.VW55]-1" office:value-type="float" office:value="-543" calcext:value-type="float">
            <text:p>-543</text:p>
          </table:table-cell>
          <table:table-cell table:formula="of:=[.VX55]-1" office:value-type="float" office:value="-544" calcext:value-type="float">
            <text:p>-544</text:p>
          </table:table-cell>
          <table:table-cell table:formula="of:=[.VY55]-1" office:value-type="float" office:value="-545" calcext:value-type="float">
            <text:p>-545</text:p>
          </table:table-cell>
          <table:table-cell table:formula="of:=[.VZ55]-1" office:value-type="float" office:value="-546" calcext:value-type="float">
            <text:p>-546</text:p>
          </table:table-cell>
          <table:table-cell table:formula="of:=[.WA55]-1" office:value-type="float" office:value="-547" calcext:value-type="float">
            <text:p>-547</text:p>
          </table:table-cell>
          <table:table-cell table:formula="of:=[.WB55]-1" office:value-type="float" office:value="-548" calcext:value-type="float">
            <text:p>-548</text:p>
          </table:table-cell>
          <table:table-cell table:formula="of:=[.WC55]-1" office:value-type="float" office:value="-549" calcext:value-type="float">
            <text:p>-549</text:p>
          </table:table-cell>
          <table:table-cell table:formula="of:=[.WD55]-1" office:value-type="float" office:value="-550" calcext:value-type="float">
            <text:p>-550</text:p>
          </table:table-cell>
          <table:table-cell table:formula="of:=[.WE55]-1" office:value-type="float" office:value="-551" calcext:value-type="float">
            <text:p>-551</text:p>
          </table:table-cell>
          <table:table-cell table:formula="of:=[.WF55]-1" office:value-type="float" office:value="-552" calcext:value-type="float">
            <text:p>-552</text:p>
          </table:table-cell>
          <table:table-cell table:formula="of:=[.WG55]-1" office:value-type="float" office:value="-553" calcext:value-type="float">
            <text:p>-553</text:p>
          </table:table-cell>
          <table:table-cell table:formula="of:=[.WH55]-1" office:value-type="float" office:value="-554" calcext:value-type="float">
            <text:p>-554</text:p>
          </table:table-cell>
          <table:table-cell table:formula="of:=[.WI55]-1" office:value-type="float" office:value="-555" calcext:value-type="float">
            <text:p>-555</text:p>
          </table:table-cell>
          <table:table-cell table:formula="of:=[.WJ55]-1" office:value-type="float" office:value="-556" calcext:value-type="float">
            <text:p>-556</text:p>
          </table:table-cell>
          <table:table-cell table:formula="of:=[.WK55]-1" office:value-type="float" office:value="-557" calcext:value-type="float">
            <text:p>-557</text:p>
          </table:table-cell>
          <table:table-cell table:formula="of:=[.WL55]-1" office:value-type="float" office:value="-558" calcext:value-type="float">
            <text:p>-558</text:p>
          </table:table-cell>
          <table:table-cell table:formula="of:=[.WM55]-1" office:value-type="float" office:value="-559" calcext:value-type="float">
            <text:p>-559</text:p>
          </table:table-cell>
          <table:table-cell table:formula="of:=[.WN55]-1" office:value-type="float" office:value="-560" calcext:value-type="float">
            <text:p>-560</text:p>
          </table:table-cell>
          <table:table-cell table:formula="of:=[.WO55]-1" office:value-type="float" office:value="-561" calcext:value-type="float">
            <text:p>-561</text:p>
          </table:table-cell>
          <table:table-cell table:formula="of:=[.WP55]-1" office:value-type="float" office:value="-562" calcext:value-type="float">
            <text:p>-562</text:p>
          </table:table-cell>
          <table:table-cell table:formula="of:=[.WQ55]-1" office:value-type="float" office:value="-563" calcext:value-type="float">
            <text:p>-563</text:p>
          </table:table-cell>
          <table:table-cell table:formula="of:=[.WR55]-1" office:value-type="float" office:value="-564" calcext:value-type="float">
            <text:p>-564</text:p>
          </table:table-cell>
          <table:table-cell table:formula="of:=[.WS55]-1" office:value-type="float" office:value="-565" calcext:value-type="float">
            <text:p>-565</text:p>
          </table:table-cell>
          <table:table-cell table:formula="of:=[.WT55]-1" office:value-type="float" office:value="-566" calcext:value-type="float">
            <text:p>-566</text:p>
          </table:table-cell>
          <table:table-cell table:formula="of:=[.WU55]-1" office:value-type="float" office:value="-567" calcext:value-type="float">
            <text:p>-567</text:p>
          </table:table-cell>
          <table:table-cell table:formula="of:=[.WV55]-1" office:value-type="float" office:value="-568" calcext:value-type="float">
            <text:p>-568</text:p>
          </table:table-cell>
          <table:table-cell table:formula="of:=[.WW55]-1" office:value-type="float" office:value="-569" calcext:value-type="float">
            <text:p>-569</text:p>
          </table:table-cell>
          <table:table-cell table:formula="of:=[.WX55]-1" office:value-type="float" office:value="-570" calcext:value-type="float">
            <text:p>-570</text:p>
          </table:table-cell>
          <table:table-cell table:formula="of:=[.WY55]-1" office:value-type="float" office:value="-571" calcext:value-type="float">
            <text:p>-571</text:p>
          </table:table-cell>
          <table:table-cell table:formula="of:=[.WZ55]-1" office:value-type="float" office:value="-572" calcext:value-type="float">
            <text:p>-572</text:p>
          </table:table-cell>
          <table:table-cell table:formula="of:=[.XA55]-1" office:value-type="float" office:value="-573" calcext:value-type="float">
            <text:p>-573</text:p>
          </table:table-cell>
          <table:table-cell table:formula="of:=[.XB55]-1" office:value-type="float" office:value="-574" calcext:value-type="float">
            <text:p>-574</text:p>
          </table:table-cell>
          <table:table-cell table:formula="of:=[.XC55]-1" office:value-type="float" office:value="-575" calcext:value-type="float">
            <text:p>-575</text:p>
          </table:table-cell>
          <table:table-cell table:formula="of:=[.XD55]-1" office:value-type="float" office:value="-576" calcext:value-type="float">
            <text:p>-576</text:p>
          </table:table-cell>
          <table:table-cell table:formula="of:=[.XE55]-1" office:value-type="float" office:value="-577" calcext:value-type="float">
            <text:p>-577</text:p>
          </table:table-cell>
          <table:table-cell table:formula="of:=[.XF55]-1" office:value-type="float" office:value="-578" calcext:value-type="float">
            <text:p>-578</text:p>
          </table:table-cell>
          <table:table-cell table:formula="of:=[.XG55]-1" office:value-type="float" office:value="-579" calcext:value-type="float">
            <text:p>-579</text:p>
          </table:table-cell>
          <table:table-cell table:formula="of:=[.XH55]-1" office:value-type="float" office:value="-580" calcext:value-type="float">
            <text:p>-580</text:p>
          </table:table-cell>
          <table:table-cell table:formula="of:=[.XI55]-1" office:value-type="float" office:value="-581" calcext:value-type="float">
            <text:p>-581</text:p>
          </table:table-cell>
          <table:table-cell table:formula="of:=[.XJ55]-1" office:value-type="float" office:value="-582" calcext:value-type="float">
            <text:p>-582</text:p>
          </table:table-cell>
          <table:table-cell table:formula="of:=[.XK55]-1" office:value-type="float" office:value="-583" calcext:value-type="float">
            <text:p>-583</text:p>
          </table:table-cell>
          <table:table-cell table:formula="of:=[.XL55]-1" office:value-type="float" office:value="-584" calcext:value-type="float">
            <text:p>-584</text:p>
          </table:table-cell>
          <table:table-cell table:formula="of:=[.XM55]-1" office:value-type="float" office:value="-585" calcext:value-type="float">
            <text:p>-585</text:p>
          </table:table-cell>
          <table:table-cell table:formula="of:=[.XN55]-1" office:value-type="float" office:value="-586" calcext:value-type="float">
            <text:p>-586</text:p>
          </table:table-cell>
          <table:table-cell table:formula="of:=[.XO55]-1" office:value-type="float" office:value="-587" calcext:value-type="float">
            <text:p>-587</text:p>
          </table:table-cell>
          <table:table-cell table:formula="of:=[.XP55]-1" office:value-type="float" office:value="-588" calcext:value-type="float">
            <text:p>-588</text:p>
          </table:table-cell>
          <table:table-cell table:formula="of:=[.XQ55]-1" office:value-type="float" office:value="-589" calcext:value-type="float">
            <text:p>-589</text:p>
          </table:table-cell>
          <table:table-cell table:formula="of:=[.XR55]-1" office:value-type="float" office:value="-590" calcext:value-type="float">
            <text:p>-590</text:p>
          </table:table-cell>
          <table:table-cell table:formula="of:=[.XS55]-1" office:value-type="float" office:value="-591" calcext:value-type="float">
            <text:p>-591</text:p>
          </table:table-cell>
          <table:table-cell table:formula="of:=[.XT55]-1" office:value-type="float" office:value="-592" calcext:value-type="float">
            <text:p>-592</text:p>
          </table:table-cell>
          <table:table-cell table:formula="of:=[.XU55]-1" office:value-type="float" office:value="-593" calcext:value-type="float">
            <text:p>-593</text:p>
          </table:table-cell>
          <table:table-cell table:formula="of:=[.XV55]-1" office:value-type="float" office:value="-594" calcext:value-type="float">
            <text:p>-594</text:p>
          </table:table-cell>
          <table:table-cell table:formula="of:=[.XW55]-1" office:value-type="float" office:value="-595" calcext:value-type="float">
            <text:p>-595</text:p>
          </table:table-cell>
          <table:table-cell table:formula="of:=[.XX55]-1" office:value-type="float" office:value="-596" calcext:value-type="float">
            <text:p>-596</text:p>
          </table:table-cell>
          <table:table-cell table:formula="of:=[.XY55]-1" office:value-type="float" office:value="-597" calcext:value-type="float">
            <text:p>-597</text:p>
          </table:table-cell>
          <table:table-cell table:formula="of:=[.XZ55]-1" office:value-type="float" office:value="-598" calcext:value-type="float">
            <text:p>-598</text:p>
          </table:table-cell>
          <table:table-cell table:formula="of:=[.YA55]-1" office:value-type="float" office:value="-599" calcext:value-type="float">
            <text:p>-599</text:p>
          </table:table-cell>
          <table:table-cell table:formula="of:=[.YB55]-1" office:value-type="float" office:value="-600" calcext:value-type="float">
            <text:p>-600</text:p>
          </table:table-cell>
          <table:table-cell table:formula="of:=[.YC55]-1" office:value-type="float" office:value="-601" calcext:value-type="float">
            <text:p>-601</text:p>
          </table:table-cell>
          <table:table-cell table:formula="of:=[.YD55]-1" office:value-type="float" office:value="-602" calcext:value-type="float">
            <text:p>-602</text:p>
          </table:table-cell>
          <table:table-cell table:formula="of:=[.YE55]-1" office:value-type="float" office:value="-603" calcext:value-type="float">
            <text:p>-603</text:p>
          </table:table-cell>
          <table:table-cell table:formula="of:=[.YF55]-1" office:value-type="float" office:value="-604" calcext:value-type="float">
            <text:p>-604</text:p>
          </table:table-cell>
          <table:table-cell table:formula="of:=[.YG55]-1" office:value-type="float" office:value="-605" calcext:value-type="float">
            <text:p>-605</text:p>
          </table:table-cell>
          <table:table-cell table:formula="of:=[.YH55]-1" office:value-type="float" office:value="-606" calcext:value-type="float">
            <text:p>-606</text:p>
          </table:table-cell>
          <table:table-cell table:formula="of:=[.YI55]-1" office:value-type="float" office:value="-607" calcext:value-type="float">
            <text:p>-607</text:p>
          </table:table-cell>
          <table:table-cell table:formula="of:=[.YJ55]-1" office:value-type="float" office:value="-608" calcext:value-type="float">
            <text:p>-608</text:p>
          </table:table-cell>
          <table:table-cell table:formula="of:=[.YK55]-1" office:value-type="float" office:value="-609" calcext:value-type="float">
            <text:p>-609</text:p>
          </table:table-cell>
          <table:table-cell table:formula="of:=[.YL55]-1" office:value-type="float" office:value="-610" calcext:value-type="float">
            <text:p>-610</text:p>
          </table:table-cell>
          <table:table-cell table:formula="of:=[.YM55]-1" office:value-type="float" office:value="-611" calcext:value-type="float">
            <text:p>-611</text:p>
          </table:table-cell>
          <table:table-cell table:formula="of:=[.YN55]-1" office:value-type="float" office:value="-612" calcext:value-type="float">
            <text:p>-612</text:p>
          </table:table-cell>
          <table:table-cell table:formula="of:=[.YO55]-1" office:value-type="float" office:value="-613" calcext:value-type="float">
            <text:p>-613</text:p>
          </table:table-cell>
          <table:table-cell table:formula="of:=[.YP55]-1" office:value-type="float" office:value="-614" calcext:value-type="float">
            <text:p>-614</text:p>
          </table:table-cell>
          <table:table-cell table:formula="of:=[.YQ55]-1" office:value-type="float" office:value="-615" calcext:value-type="float">
            <text:p>-615</text:p>
          </table:table-cell>
          <table:table-cell table:formula="of:=[.YR55]-1" office:value-type="float" office:value="-616" calcext:value-type="float">
            <text:p>-616</text:p>
          </table:table-cell>
          <table:table-cell table:formula="of:=[.YS55]-1" office:value-type="float" office:value="-617" calcext:value-type="float">
            <text:p>-617</text:p>
          </table:table-cell>
          <table:table-cell table:formula="of:=[.YT55]-1" office:value-type="float" office:value="-618" calcext:value-type="float">
            <text:p>-618</text:p>
          </table:table-cell>
          <table:table-cell table:formula="of:=[.YU55]-1" office:value-type="float" office:value="-619" calcext:value-type="float">
            <text:p>-619</text:p>
          </table:table-cell>
          <table:table-cell table:formula="of:=[.YV55]-1" office:value-type="float" office:value="-620" calcext:value-type="float">
            <text:p>-620</text:p>
          </table:table-cell>
          <table:table-cell table:formula="of:=[.YW55]-1" office:value-type="float" office:value="-621" calcext:value-type="float">
            <text:p>-621</text:p>
          </table:table-cell>
          <table:table-cell table:formula="of:=[.YX55]-1" office:value-type="float" office:value="-622" calcext:value-type="float">
            <text:p>-622</text:p>
          </table:table-cell>
          <table:table-cell table:formula="of:=[.YY55]-1" office:value-type="float" office:value="-623" calcext:value-type="float">
            <text:p>-623</text:p>
          </table:table-cell>
          <table:table-cell table:formula="of:=[.YZ55]-1" office:value-type="float" office:value="-624" calcext:value-type="float">
            <text:p>-624</text:p>
          </table:table-cell>
          <table:table-cell table:formula="of:=[.ZA55]-1" office:value-type="float" office:value="-625" calcext:value-type="float">
            <text:p>-625</text:p>
          </table:table-cell>
          <table:table-cell table:formula="of:=[.ZB55]-1" office:value-type="float" office:value="-626" calcext:value-type="float">
            <text:p>-626</text:p>
          </table:table-cell>
          <table:table-cell table:formula="of:=[.ZC55]-1" office:value-type="float" office:value="-627" calcext:value-type="float">
            <text:p>-627</text:p>
          </table:table-cell>
          <table:table-cell table:formula="of:=[.ZD55]-1" office:value-type="float" office:value="-628" calcext:value-type="float">
            <text:p>-628</text:p>
          </table:table-cell>
          <table:table-cell table:formula="of:=[.ZE55]-1" office:value-type="float" office:value="-629" calcext:value-type="float">
            <text:p>-629</text:p>
          </table:table-cell>
          <table:table-cell table:formula="of:=[.ZF55]-1" office:value-type="float" office:value="-630" calcext:value-type="float">
            <text:p>-630</text:p>
          </table:table-cell>
          <table:table-cell table:formula="of:=[.ZG55]-1" office:value-type="float" office:value="-631" calcext:value-type="float">
            <text:p>-631</text:p>
          </table:table-cell>
          <table:table-cell table:formula="of:=[.ZH55]-1" office:value-type="float" office:value="-632" calcext:value-type="float">
            <text:p>-632</text:p>
          </table:table-cell>
          <table:table-cell table:formula="of:=[.ZI55]-1" office:value-type="float" office:value="-633" calcext:value-type="float">
            <text:p>-633</text:p>
          </table:table-cell>
          <table:table-cell table:formula="of:=[.ZJ55]-1" office:value-type="float" office:value="-634" calcext:value-type="float">
            <text:p>-634</text:p>
          </table:table-cell>
          <table:table-cell table:formula="of:=[.ZK55]-1" office:value-type="float" office:value="-635" calcext:value-type="float">
            <text:p>-635</text:p>
          </table:table-cell>
          <table:table-cell table:formula="of:=[.ZL55]-1" office:value-type="float" office:value="-636" calcext:value-type="float">
            <text:p>-636</text:p>
          </table:table-cell>
          <table:table-cell table:formula="of:=[.ZM55]-1" office:value-type="float" office:value="-637" calcext:value-type="float">
            <text:p>-637</text:p>
          </table:table-cell>
          <table:table-cell table:formula="of:=[.ZN55]-1" office:value-type="float" office:value="-638" calcext:value-type="float">
            <text:p>-638</text:p>
          </table:table-cell>
          <table:table-cell table:formula="of:=[.ZO55]-1" office:value-type="float" office:value="-639" calcext:value-type="float">
            <text:p>-639</text:p>
          </table:table-cell>
          <table:table-cell table:formula="of:=[.ZP55]-1" office:value-type="float" office:value="-640" calcext:value-type="float">
            <text:p>-640</text:p>
          </table:table-cell>
          <table:table-cell table:formula="of:=[.ZQ55]-1" office:value-type="float" office:value="-641" calcext:value-type="float">
            <text:p>-641</text:p>
          </table:table-cell>
          <table:table-cell table:formula="of:=[.ZR55]-1" office:value-type="float" office:value="-642" calcext:value-type="float">
            <text:p>-642</text:p>
          </table:table-cell>
          <table:table-cell table:formula="of:=[.ZS55]-1" office:value-type="float" office:value="-643" calcext:value-type="float">
            <text:p>-643</text:p>
          </table:table-cell>
          <table:table-cell table:formula="of:=[.ZT55]-1" office:value-type="float" office:value="-644" calcext:value-type="float">
            <text:p>-644</text:p>
          </table:table-cell>
          <table:table-cell table:formula="of:=[.ZU55]-1" office:value-type="float" office:value="-645" calcext:value-type="float">
            <text:p>-645</text:p>
          </table:table-cell>
          <table:table-cell table:formula="of:=[.ZV55]-1" office:value-type="float" office:value="-646" calcext:value-type="float">
            <text:p>-646</text:p>
          </table:table-cell>
          <table:table-cell table:formula="of:=[.ZW55]-1" office:value-type="float" office:value="-647" calcext:value-type="float">
            <text:p>-647</text:p>
          </table:table-cell>
          <table:table-cell table:formula="of:=[.ZX55]-1" office:value-type="float" office:value="-648" calcext:value-type="float">
            <text:p>-648</text:p>
          </table:table-cell>
          <table:table-cell table:formula="of:=[.ZY55]-1" office:value-type="float" office:value="-649" calcext:value-type="float">
            <text:p>-649</text:p>
          </table:table-cell>
          <table:table-cell table:formula="of:=[.ZZ55]-1" office:value-type="float" office:value="-650" calcext:value-type="float">
            <text:p>-650</text:p>
          </table:table-cell>
          <table:table-cell table:formula="of:=[.AAA55]-1" office:value-type="float" office:value="-651" calcext:value-type="float">
            <text:p>-651</text:p>
          </table:table-cell>
          <table:table-cell table:formula="of:=[.AAB55]-1" office:value-type="float" office:value="-652" calcext:value-type="float">
            <text:p>-652</text:p>
          </table:table-cell>
          <table:table-cell table:formula="of:=[.AAC55]-1" office:value-type="float" office:value="-653" calcext:value-type="float">
            <text:p>-653</text:p>
          </table:table-cell>
          <table:table-cell table:formula="of:=[.AAD55]-1" office:value-type="float" office:value="-654" calcext:value-type="float">
            <text:p>-654</text:p>
          </table:table-cell>
          <table:table-cell table:formula="of:=[.AAE55]-1" office:value-type="float" office:value="-655" calcext:value-type="float">
            <text:p>-655</text:p>
          </table:table-cell>
          <table:table-cell table:formula="of:=[.AAF55]-1" office:value-type="float" office:value="-656" calcext:value-type="float">
            <text:p>-656</text:p>
          </table:table-cell>
          <table:table-cell table:formula="of:=[.AAG55]-1" office:value-type="float" office:value="-657" calcext:value-type="float">
            <text:p>-657</text:p>
          </table:table-cell>
          <table:table-cell table:formula="of:=[.AAH55]-1" office:value-type="float" office:value="-658" calcext:value-type="float">
            <text:p>-658</text:p>
          </table:table-cell>
          <table:table-cell table:formula="of:=[.AAI55]-1" office:value-type="float" office:value="-659" calcext:value-type="float">
            <text:p>-659</text:p>
          </table:table-cell>
          <table:table-cell table:formula="of:=[.AAJ55]-1" office:value-type="float" office:value="-660" calcext:value-type="float">
            <text:p>-660</text:p>
          </table:table-cell>
          <table:table-cell table:formula="of:=[.AAK55]-1" office:value-type="float" office:value="-661" calcext:value-type="float">
            <text:p>-661</text:p>
          </table:table-cell>
          <table:table-cell table:formula="of:=[.AAL55]-1" office:value-type="float" office:value="-662" calcext:value-type="float">
            <text:p>-662</text:p>
          </table:table-cell>
          <table:table-cell table:formula="of:=[.AAM55]-1" office:value-type="float" office:value="-663" calcext:value-type="float">
            <text:p>-663</text:p>
          </table:table-cell>
          <table:table-cell table:formula="of:=[.AAN55]-1" office:value-type="float" office:value="-664" calcext:value-type="float">
            <text:p>-664</text:p>
          </table:table-cell>
          <table:table-cell table:formula="of:=[.AAO55]-1" office:value-type="float" office:value="-665" calcext:value-type="float">
            <text:p>-665</text:p>
          </table:table-cell>
          <table:table-cell table:formula="of:=[.AAP55]-1" office:value-type="float" office:value="-666" calcext:value-type="float">
            <text:p>-666</text:p>
          </table:table-cell>
          <table:table-cell table:formula="of:=[.AAQ55]-1" office:value-type="float" office:value="-667" calcext:value-type="float">
            <text:p>-667</text:p>
          </table:table-cell>
          <table:table-cell table:formula="of:=[.AAR55]-1" office:value-type="float" office:value="-668" calcext:value-type="float">
            <text:p>-668</text:p>
          </table:table-cell>
          <table:table-cell table:formula="of:=[.AAS55]-1" office:value-type="float" office:value="-669" calcext:value-type="float">
            <text:p>-669</text:p>
          </table:table-cell>
          <table:table-cell table:formula="of:=[.AAT55]-1" office:value-type="float" office:value="-670" calcext:value-type="float">
            <text:p>-670</text:p>
          </table:table-cell>
          <table:table-cell table:formula="of:=[.AAU55]-1" office:value-type="float" office:value="-671" calcext:value-type="float">
            <text:p>-671</text:p>
          </table:table-cell>
          <table:table-cell table:formula="of:=[.AAV55]-1" office:value-type="float" office:value="-672" calcext:value-type="float">
            <text:p>-672</text:p>
          </table:table-cell>
          <table:table-cell table:formula="of:=[.AAW55]-1" office:value-type="float" office:value="-673" calcext:value-type="float">
            <text:p>-673</text:p>
          </table:table-cell>
          <table:table-cell table:formula="of:=[.AAX55]-1" office:value-type="float" office:value="-674" calcext:value-type="float">
            <text:p>-674</text:p>
          </table:table-cell>
          <table:table-cell table:formula="of:=[.AAY55]-1" office:value-type="float" office:value="-675" calcext:value-type="float">
            <text:p>-675</text:p>
          </table:table-cell>
          <table:table-cell table:formula="of:=[.AAZ55]-1" office:value-type="float" office:value="-676" calcext:value-type="float">
            <text:p>-676</text:p>
          </table:table-cell>
          <table:table-cell table:formula="of:=[.ABA55]-1" office:value-type="float" office:value="-677" calcext:value-type="float">
            <text:p>-677</text:p>
          </table:table-cell>
          <table:table-cell table:formula="of:=[.ABB55]-1" office:value-type="float" office:value="-678" calcext:value-type="float">
            <text:p>-678</text:p>
          </table:table-cell>
          <table:table-cell table:formula="of:=[.ABC55]-1" office:value-type="float" office:value="-679" calcext:value-type="float">
            <text:p>-679</text:p>
          </table:table-cell>
          <table:table-cell table:formula="of:=[.ABD55]-1" office:value-type="float" office:value="-680" calcext:value-type="float">
            <text:p>-680</text:p>
          </table:table-cell>
          <table:table-cell table:formula="of:=[.ABE55]-1" office:value-type="float" office:value="-681" calcext:value-type="float">
            <text:p>-681</text:p>
          </table:table-cell>
          <table:table-cell table:formula="of:=[.ABF55]-1" office:value-type="float" office:value="-682" calcext:value-type="float">
            <text:p>-682</text:p>
          </table:table-cell>
          <table:table-cell table:formula="of:=[.ABG55]-1" office:value-type="float" office:value="-683" calcext:value-type="float">
            <text:p>-683</text:p>
          </table:table-cell>
          <table:table-cell table:formula="of:=[.ABH55]-1" office:value-type="float" office:value="-684" calcext:value-type="float">
            <text:p>-684</text:p>
          </table:table-cell>
          <table:table-cell table:formula="of:=[.ABI55]-1" office:value-type="float" office:value="-685" calcext:value-type="float">
            <text:p>-685</text:p>
          </table:table-cell>
          <table:table-cell table:formula="of:=[.ABJ55]-1" office:value-type="float" office:value="-686" calcext:value-type="float">
            <text:p>-686</text:p>
          </table:table-cell>
          <table:table-cell table:formula="of:=[.ABK55]-1" office:value-type="float" office:value="-687" calcext:value-type="float">
            <text:p>-687</text:p>
          </table:table-cell>
          <table:table-cell table:formula="of:=[.ABL55]-1" office:value-type="float" office:value="-688" calcext:value-type="float">
            <text:p>-688</text:p>
          </table:table-cell>
          <table:table-cell table:formula="of:=[.ABM55]-1" office:value-type="float" office:value="-689" calcext:value-type="float">
            <text:p>-689</text:p>
          </table:table-cell>
          <table:table-cell table:formula="of:=[.ABN55]-1" office:value-type="float" office:value="-690" calcext:value-type="float">
            <text:p>-690</text:p>
          </table:table-cell>
          <table:table-cell table:formula="of:=[.ABO55]-1" office:value-type="float" office:value="-691" calcext:value-type="float">
            <text:p>-691</text:p>
          </table:table-cell>
          <table:table-cell table:formula="of:=[.ABP55]-1" office:value-type="float" office:value="-692" calcext:value-type="float">
            <text:p>-692</text:p>
          </table:table-cell>
          <table:table-cell table:formula="of:=[.ABQ55]-1" office:value-type="float" office:value="-693" calcext:value-type="float">
            <text:p>-693</text:p>
          </table:table-cell>
          <table:table-cell table:formula="of:=[.ABR55]-1" office:value-type="float" office:value="-694" calcext:value-type="float">
            <text:p>-694</text:p>
          </table:table-cell>
          <table:table-cell table:formula="of:=[.ABS55]-1" office:value-type="float" office:value="-695" calcext:value-type="float">
            <text:p>-695</text:p>
          </table:table-cell>
          <table:table-cell table:formula="of:=[.ABT55]-1" office:value-type="float" office:value="-696" calcext:value-type="float">
            <text:p>-696</text:p>
          </table:table-cell>
          <table:table-cell table:formula="of:=[.ABU55]-1" office:value-type="float" office:value="-697" calcext:value-type="float">
            <text:p>-697</text:p>
          </table:table-cell>
          <table:table-cell table:formula="of:=[.ABV55]-1" office:value-type="float" office:value="-698" calcext:value-type="float">
            <text:p>-698</text:p>
          </table:table-cell>
          <table:table-cell table:formula="of:=[.ABW55]-1" office:value-type="float" office:value="-699" calcext:value-type="float">
            <text:p>-699</text:p>
          </table:table-cell>
          <table:table-cell table:formula="of:=[.ABX55]-1" office:value-type="float" office:value="-700" calcext:value-type="float">
            <text:p>-700</text:p>
          </table:table-cell>
          <table:table-cell table:formula="of:=[.ABY55]-1" office:value-type="float" office:value="-701" calcext:value-type="float">
            <text:p>-701</text:p>
          </table:table-cell>
          <table:table-cell table:formula="of:=[.ABZ55]-1" office:value-type="float" office:value="-702" calcext:value-type="float">
            <text:p>-702</text:p>
          </table:table-cell>
          <table:table-cell table:formula="of:=[.ACA55]-1" office:value-type="float" office:value="-703" calcext:value-type="float">
            <text:p>-703</text:p>
          </table:table-cell>
          <table:table-cell table:formula="of:=[.ACB55]-1" office:value-type="float" office:value="-704" calcext:value-type="float">
            <text:p>-704</text:p>
          </table:table-cell>
          <table:table-cell table:formula="of:=[.ACC55]-1" office:value-type="float" office:value="-705" calcext:value-type="float">
            <text:p>-705</text:p>
          </table:table-cell>
          <table:table-cell table:formula="of:=[.ACD55]-1" office:value-type="float" office:value="-706" calcext:value-type="float">
            <text:p>-706</text:p>
          </table:table-cell>
          <table:table-cell table:formula="of:=[.ACE55]-1" office:value-type="float" office:value="-707" calcext:value-type="float">
            <text:p>-707</text:p>
          </table:table-cell>
          <table:table-cell table:formula="of:=[.ACF55]-1" office:value-type="float" office:value="-708" calcext:value-type="float">
            <text:p>-708</text:p>
          </table:table-cell>
          <table:table-cell table:formula="of:=[.ACG55]-1" office:value-type="float" office:value="-709" calcext:value-type="float">
            <text:p>-709</text:p>
          </table:table-cell>
          <table:table-cell table:formula="of:=[.ACH55]-1" office:value-type="float" office:value="-710" calcext:value-type="float">
            <text:p>-710</text:p>
          </table:table-cell>
          <table:table-cell table:formula="of:=[.ACI55]-1" office:value-type="float" office:value="-711" calcext:value-type="float">
            <text:p>-711</text:p>
          </table:table-cell>
          <table:table-cell table:formula="of:=[.ACJ55]-1" office:value-type="float" office:value="-712" calcext:value-type="float">
            <text:p>-712</text:p>
          </table:table-cell>
          <table:table-cell table:formula="of:=[.ACK55]-1" office:value-type="float" office:value="-713" calcext:value-type="float">
            <text:p>-713</text:p>
          </table:table-cell>
          <table:table-cell table:formula="of:=[.ACL55]-1" office:value-type="float" office:value="-714" calcext:value-type="float">
            <text:p>-714</text:p>
          </table:table-cell>
          <table:table-cell table:formula="of:=[.ACM55]-1" office:value-type="float" office:value="-715" calcext:value-type="float">
            <text:p>-715</text:p>
          </table:table-cell>
          <table:table-cell table:formula="of:=[.ACN55]-1" office:value-type="float" office:value="-716" calcext:value-type="float">
            <text:p>-716</text:p>
          </table:table-cell>
          <table:table-cell table:formula="of:=[.ACO55]-1" office:value-type="float" office:value="-717" calcext:value-type="float">
            <text:p>-717</text:p>
          </table:table-cell>
          <table:table-cell table:formula="of:=[.ACP55]-1" office:value-type="float" office:value="-718" calcext:value-type="float">
            <text:p>-718</text:p>
          </table:table-cell>
          <table:table-cell table:formula="of:=[.ACQ55]-1" office:value-type="float" office:value="-719" calcext:value-type="float">
            <text:p>-719</text:p>
          </table:table-cell>
          <table:table-cell table:formula="of:=[.ACR55]-1" office:value-type="float" office:value="-720" calcext:value-type="float">
            <text:p>-720</text:p>
          </table:table-cell>
          <table:table-cell table:formula="of:=[.ACS55]-1" office:value-type="float" office:value="-721" calcext:value-type="float">
            <text:p>-721</text:p>
          </table:table-cell>
          <table:table-cell table:formula="of:=[.ACT55]-1" office:value-type="float" office:value="-722" calcext:value-type="float">
            <text:p>-722</text:p>
          </table:table-cell>
          <table:table-cell table:formula="of:=[.ACU55]-1" office:value-type="float" office:value="-723" calcext:value-type="float">
            <text:p>-723</text:p>
          </table:table-cell>
          <table:table-cell table:formula="of:=[.ACV55]-1" office:value-type="float" office:value="-724" calcext:value-type="float">
            <text:p>-724</text:p>
          </table:table-cell>
          <table:table-cell table:formula="of:=[.ACW55]-1" office:value-type="float" office:value="-725" calcext:value-type="float">
            <text:p>-725</text:p>
          </table:table-cell>
          <table:table-cell table:formula="of:=[.ACX55]-1" office:value-type="float" office:value="-726" calcext:value-type="float">
            <text:p>-726</text:p>
          </table:table-cell>
          <table:table-cell table:formula="of:=[.ACY55]-1" office:value-type="float" office:value="-727" calcext:value-type="float">
            <text:p>-727</text:p>
          </table:table-cell>
          <table:table-cell table:formula="of:=[.ACZ55]-1" office:value-type="float" office:value="-728" calcext:value-type="float">
            <text:p>-728</text:p>
          </table:table-cell>
          <table:table-cell table:formula="of:=[.ADA55]-1" office:value-type="float" office:value="-729" calcext:value-type="float">
            <text:p>-729</text:p>
          </table:table-cell>
          <table:table-cell table:formula="of:=[.ADB55]-1" office:value-type="float" office:value="-730" calcext:value-type="float">
            <text:p>-730</text:p>
          </table:table-cell>
          <table:table-cell table:formula="of:=[.ADC55]-1" office:value-type="float" office:value="-731" calcext:value-type="float">
            <text:p>-731</text:p>
          </table:table-cell>
          <table:table-cell table:formula="of:=[.ADD55]-1" office:value-type="float" office:value="-732" calcext:value-type="float">
            <text:p>-732</text:p>
          </table:table-cell>
          <table:table-cell table:formula="of:=[.ADE55]-1" office:value-type="float" office:value="-733" calcext:value-type="float">
            <text:p>-733</text:p>
          </table:table-cell>
          <table:table-cell table:formula="of:=[.ADF55]-1" office:value-type="float" office:value="-734" calcext:value-type="float">
            <text:p>-734</text:p>
          </table:table-cell>
          <table:table-cell table:formula="of:=[.ADG55]-1" office:value-type="float" office:value="-735" calcext:value-type="float">
            <text:p>-735</text:p>
          </table:table-cell>
          <table:table-cell table:formula="of:=[.ADH55]-1" office:value-type="float" office:value="-736" calcext:value-type="float">
            <text:p>-736</text:p>
          </table:table-cell>
          <table:table-cell table:formula="of:=[.ADI55]-1" office:value-type="float" office:value="-737" calcext:value-type="float">
            <text:p>-737</text:p>
          </table:table-cell>
          <table:table-cell table:formula="of:=[.ADJ55]-1" office:value-type="float" office:value="-738" calcext:value-type="float">
            <text:p>-738</text:p>
          </table:table-cell>
          <table:table-cell table:formula="of:=[.ADK55]-1" office:value-type="float" office:value="-739" calcext:value-type="float">
            <text:p>-739</text:p>
          </table:table-cell>
          <table:table-cell table:formula="of:=[.ADL55]-1" office:value-type="float" office:value="-740" calcext:value-type="float">
            <text:p>-740</text:p>
          </table:table-cell>
          <table:table-cell table:formula="of:=[.ADM55]-1" office:value-type="float" office:value="-741" calcext:value-type="float">
            <text:p>-741</text:p>
          </table:table-cell>
          <table:table-cell table:formula="of:=[.ADN55]-1" office:value-type="float" office:value="-742" calcext:value-type="float">
            <text:p>-742</text:p>
          </table:table-cell>
          <table:table-cell table:formula="of:=[.ADO55]-1" office:value-type="float" office:value="-743" calcext:value-type="float">
            <text:p>-743</text:p>
          </table:table-cell>
          <table:table-cell table:formula="of:=[.ADP55]-1" office:value-type="float" office:value="-744" calcext:value-type="float">
            <text:p>-744</text:p>
          </table:table-cell>
          <table:table-cell table:formula="of:=[.ADQ55]-1" office:value-type="float" office:value="-745" calcext:value-type="float">
            <text:p>-745</text:p>
          </table:table-cell>
          <table:table-cell table:formula="of:=[.ADR55]-1" office:value-type="float" office:value="-746" calcext:value-type="float">
            <text:p>-746</text:p>
          </table:table-cell>
          <table:table-cell table:formula="of:=[.ADS55]-1" office:value-type="float" office:value="-747" calcext:value-type="float">
            <text:p>-747</text:p>
          </table:table-cell>
          <table:table-cell table:formula="of:=[.ADT55]-1" office:value-type="float" office:value="-748" calcext:value-type="float">
            <text:p>-748</text:p>
          </table:table-cell>
          <table:table-cell table:formula="of:=[.ADU55]-1" office:value-type="float" office:value="-749" calcext:value-type="float">
            <text:p>-749</text:p>
          </table:table-cell>
          <table:table-cell table:formula="of:=[.ADV55]-1" office:value-type="float" office:value="-750" calcext:value-type="float">
            <text:p>-750</text:p>
          </table:table-cell>
          <table:table-cell table:formula="of:=[.ADW55]-1" office:value-type="float" office:value="-751" calcext:value-type="float">
            <text:p>-751</text:p>
          </table:table-cell>
          <table:table-cell table:formula="of:=[.ADX55]-1" office:value-type="float" office:value="-752" calcext:value-type="float">
            <text:p>-752</text:p>
          </table:table-cell>
          <table:table-cell table:formula="of:=[.ADY55]-1" office:value-type="float" office:value="-753" calcext:value-type="float">
            <text:p>-753</text:p>
          </table:table-cell>
          <table:table-cell table:formula="of:=[.ADZ55]-1" office:value-type="float" office:value="-754" calcext:value-type="float">
            <text:p>-754</text:p>
          </table:table-cell>
          <table:table-cell table:formula="of:=[.AEA55]-1" office:value-type="float" office:value="-755" calcext:value-type="float">
            <text:p>-755</text:p>
          </table:table-cell>
          <table:table-cell table:formula="of:=[.AEB55]-1" office:value-type="float" office:value="-756" calcext:value-type="float">
            <text:p>-756</text:p>
          </table:table-cell>
          <table:table-cell table:formula="of:=[.AEC55]-1" office:value-type="float" office:value="-757" calcext:value-type="float">
            <text:p>-757</text:p>
          </table:table-cell>
          <table:table-cell table:formula="of:=[.AED55]-1" office:value-type="float" office:value="-758" calcext:value-type="float">
            <text:p>-758</text:p>
          </table:table-cell>
          <table:table-cell table:formula="of:=[.AEE55]-1" office:value-type="float" office:value="-759" calcext:value-type="float">
            <text:p>-759</text:p>
          </table:table-cell>
          <table:table-cell table:formula="of:=[.AEF55]-1" office:value-type="float" office:value="-760" calcext:value-type="float">
            <text:p>-760</text:p>
          </table:table-cell>
          <table:table-cell table:formula="of:=[.AEG55]-1" office:value-type="float" office:value="-761" calcext:value-type="float">
            <text:p>-761</text:p>
          </table:table-cell>
          <table:table-cell table:formula="of:=[.AEH55]-1" office:value-type="float" office:value="-762" calcext:value-type="float">
            <text:p>-762</text:p>
          </table:table-cell>
          <table:table-cell table:formula="of:=[.AEI55]-1" office:value-type="float" office:value="-763" calcext:value-type="float">
            <text:p>-763</text:p>
          </table:table-cell>
          <table:table-cell table:formula="of:=[.AEJ55]-1" office:value-type="float" office:value="-764" calcext:value-type="float">
            <text:p>-764</text:p>
          </table:table-cell>
          <table:table-cell table:formula="of:=[.AEK55]-1" office:value-type="float" office:value="-765" calcext:value-type="float">
            <text:p>-765</text:p>
          </table:table-cell>
          <table:table-cell table:formula="of:=[.AEL55]-1" office:value-type="float" office:value="-766" calcext:value-type="float">
            <text:p>-766</text:p>
          </table:table-cell>
          <table:table-cell table:formula="of:=[.AEM55]-1" office:value-type="float" office:value="-767" calcext:value-type="float">
            <text:p>-767</text:p>
          </table:table-cell>
          <table:table-cell table:formula="of:=[.AEN55]-1" office:value-type="float" office:value="-768" calcext:value-type="float">
            <text:p>-768</text:p>
          </table:table-cell>
          <table:table-cell table:formula="of:=[.AEO55]-1" office:value-type="float" office:value="-769" calcext:value-type="float">
            <text:p>-769</text:p>
          </table:table-cell>
          <table:table-cell table:formula="of:=[.AEP55]-1" office:value-type="float" office:value="-770" calcext:value-type="float">
            <text:p>-770</text:p>
          </table:table-cell>
          <table:table-cell table:formula="of:=[.AEQ55]-1" office:value-type="float" office:value="-771" calcext:value-type="float">
            <text:p>-771</text:p>
          </table:table-cell>
          <table:table-cell table:formula="of:=[.AER55]-1" office:value-type="float" office:value="-772" calcext:value-type="float">
            <text:p>-772</text:p>
          </table:table-cell>
          <table:table-cell table:formula="of:=[.AES55]-1" office:value-type="float" office:value="-773" calcext:value-type="float">
            <text:p>-773</text:p>
          </table:table-cell>
          <table:table-cell table:formula="of:=[.AET55]-1" office:value-type="float" office:value="-774" calcext:value-type="float">
            <text:p>-774</text:p>
          </table:table-cell>
          <table:table-cell table:formula="of:=[.AEU55]-1" office:value-type="float" office:value="-775" calcext:value-type="float">
            <text:p>-775</text:p>
          </table:table-cell>
          <table:table-cell table:formula="of:=[.AEV55]-1" office:value-type="float" office:value="-776" calcext:value-type="float">
            <text:p>-776</text:p>
          </table:table-cell>
          <table:table-cell table:formula="of:=[.AEW55]-1" office:value-type="float" office:value="-777" calcext:value-type="float">
            <text:p>-777</text:p>
          </table:table-cell>
          <table:table-cell table:formula="of:=[.AEX55]-1" office:value-type="float" office:value="-778" calcext:value-type="float">
            <text:p>-778</text:p>
          </table:table-cell>
          <table:table-cell table:formula="of:=[.AEY55]-1" office:value-type="float" office:value="-779" calcext:value-type="float">
            <text:p>-779</text:p>
          </table:table-cell>
          <table:table-cell table:formula="of:=[.AEZ55]-1" office:value-type="float" office:value="-780" calcext:value-type="float">
            <text:p>-780</text:p>
          </table:table-cell>
          <table:table-cell table:formula="of:=[.AFA55]-1" office:value-type="float" office:value="-781" calcext:value-type="float">
            <text:p>-781</text:p>
          </table:table-cell>
          <table:table-cell table:formula="of:=[.AFB55]-1" office:value-type="float" office:value="-782" calcext:value-type="float">
            <text:p>-782</text:p>
          </table:table-cell>
          <table:table-cell table:formula="of:=[.AFC55]-1" office:value-type="float" office:value="-783" calcext:value-type="float">
            <text:p>-783</text:p>
          </table:table-cell>
          <table:table-cell table:formula="of:=[.AFD55]-1" office:value-type="float" office:value="-784" calcext:value-type="float">
            <text:p>-784</text:p>
          </table:table-cell>
          <table:table-cell table:formula="of:=[.AFE55]-1" office:value-type="float" office:value="-785" calcext:value-type="float">
            <text:p>-785</text:p>
          </table:table-cell>
          <table:table-cell table:formula="of:=[.AFF55]-1" office:value-type="float" office:value="-786" calcext:value-type="float">
            <text:p>-786</text:p>
          </table:table-cell>
          <table:table-cell table:formula="of:=[.AFG55]-1" office:value-type="float" office:value="-787" calcext:value-type="float">
            <text:p>-787</text:p>
          </table:table-cell>
          <table:table-cell table:formula="of:=[.AFH55]-1" office:value-type="float" office:value="-788" calcext:value-type="float">
            <text:p>-788</text:p>
          </table:table-cell>
          <table:table-cell table:formula="of:=[.AFI55]-1" office:value-type="float" office:value="-789" calcext:value-type="float">
            <text:p>-789</text:p>
          </table:table-cell>
          <table:table-cell table:formula="of:=[.AFJ55]-1" office:value-type="float" office:value="-790" calcext:value-type="float">
            <text:p>-790</text:p>
          </table:table-cell>
          <table:table-cell table:formula="of:=[.AFK55]-1" office:value-type="float" office:value="-791" calcext:value-type="float">
            <text:p>-791</text:p>
          </table:table-cell>
          <table:table-cell table:formula="of:=[.AFL55]-1" office:value-type="float" office:value="-792" calcext:value-type="float">
            <text:p>-792</text:p>
          </table:table-cell>
          <table:table-cell table:formula="of:=[.AFM55]-1" office:value-type="float" office:value="-793" calcext:value-type="float">
            <text:p>-793</text:p>
          </table:table-cell>
          <table:table-cell table:formula="of:=[.AFN55]-1" office:value-type="float" office:value="-794" calcext:value-type="float">
            <text:p>-794</text:p>
          </table:table-cell>
          <table:table-cell table:formula="of:=[.AFO55]-1" office:value-type="float" office:value="-795" calcext:value-type="float">
            <text:p>-795</text:p>
          </table:table-cell>
          <table:table-cell table:formula="of:=[.AFP55]-1" office:value-type="float" office:value="-796" calcext:value-type="float">
            <text:p>-796</text:p>
          </table:table-cell>
          <table:table-cell table:formula="of:=[.AFQ55]-1" office:value-type="float" office:value="-797" calcext:value-type="float">
            <text:p>-797</text:p>
          </table:table-cell>
          <table:table-cell table:formula="of:=[.AFR55]-1" office:value-type="float" office:value="-798" calcext:value-type="float">
            <text:p>-798</text:p>
          </table:table-cell>
          <table:table-cell table:formula="of:=[.AFS55]-1" office:value-type="float" office:value="-799" calcext:value-type="float">
            <text:p>-799</text:p>
          </table:table-cell>
          <table:table-cell table:formula="of:=[.AFT55]-1" office:value-type="float" office:value="-800" calcext:value-type="float">
            <text:p>-800</text:p>
          </table:table-cell>
          <table:table-cell table:formula="of:=[.AFU55]-1" office:value-type="float" office:value="-801" calcext:value-type="float">
            <text:p>-801</text:p>
          </table:table-cell>
          <table:table-cell table:formula="of:=[.AFV55]-1" office:value-type="float" office:value="-802" calcext:value-type="float">
            <text:p>-802</text:p>
          </table:table-cell>
          <table:table-cell table:formula="of:=[.AFW55]-1" office:value-type="float" office:value="-803" calcext:value-type="float">
            <text:p>-803</text:p>
          </table:table-cell>
          <table:table-cell table:formula="of:=[.AFX55]-1" office:value-type="float" office:value="-804" calcext:value-type="float">
            <text:p>-804</text:p>
          </table:table-cell>
          <table:table-cell table:formula="of:=[.AFY55]-1" office:value-type="float" office:value="-805" calcext:value-type="float">
            <text:p>-805</text:p>
          </table:table-cell>
          <table:table-cell table:formula="of:=[.AFZ55]-1" office:value-type="float" office:value="-806" calcext:value-type="float">
            <text:p>-806</text:p>
          </table:table-cell>
          <table:table-cell table:formula="of:=[.AGA55]-1" office:value-type="float" office:value="-807" calcext:value-type="float">
            <text:p>-807</text:p>
          </table:table-cell>
          <table:table-cell table:formula="of:=[.AGB55]-1" office:value-type="float" office:value="-808" calcext:value-type="float">
            <text:p>-808</text:p>
          </table:table-cell>
          <table:table-cell table:formula="of:=[.AGC55]-1" office:value-type="float" office:value="-809" calcext:value-type="float">
            <text:p>-809</text:p>
          </table:table-cell>
          <table:table-cell table:formula="of:=[.AGD55]-1" office:value-type="float" office:value="-810" calcext:value-type="float">
            <text:p>-810</text:p>
          </table:table-cell>
          <table:table-cell table:formula="of:=[.AGE55]-1" office:value-type="float" office:value="-811" calcext:value-type="float">
            <text:p>-811</text:p>
          </table:table-cell>
          <table:table-cell table:formula="of:=[.AGF55]-1" office:value-type="float" office:value="-812" calcext:value-type="float">
            <text:p>-812</text:p>
          </table:table-cell>
          <table:table-cell table:formula="of:=[.AGG55]-1" office:value-type="float" office:value="-813" calcext:value-type="float">
            <text:p>-813</text:p>
          </table:table-cell>
          <table:table-cell table:formula="of:=[.AGH55]-1" office:value-type="float" office:value="-814" calcext:value-type="float">
            <text:p>-814</text:p>
          </table:table-cell>
          <table:table-cell table:formula="of:=[.AGI55]-1" office:value-type="float" office:value="-815" calcext:value-type="float">
            <text:p>-815</text:p>
          </table:table-cell>
          <table:table-cell table:formula="of:=[.AGJ55]-1" office:value-type="float" office:value="-816" calcext:value-type="float">
            <text:p>-816</text:p>
          </table:table-cell>
          <table:table-cell table:formula="of:=[.AGK55]-1" office:value-type="float" office:value="-817" calcext:value-type="float">
            <text:p>-817</text:p>
          </table:table-cell>
          <table:table-cell table:formula="of:=[.AGL55]-1" office:value-type="float" office:value="-818" calcext:value-type="float">
            <text:p>-818</text:p>
          </table:table-cell>
          <table:table-cell table:formula="of:=[.AGM55]-1" office:value-type="float" office:value="-819" calcext:value-type="float">
            <text:p>-819</text:p>
          </table:table-cell>
          <table:table-cell table:formula="of:=[.AGN55]-1" office:value-type="float" office:value="-820" calcext:value-type="float">
            <text:p>-820</text:p>
          </table:table-cell>
          <table:table-cell table:formula="of:=[.AGO55]-1" office:value-type="float" office:value="-821" calcext:value-type="float">
            <text:p>-821</text:p>
          </table:table-cell>
          <table:table-cell table:formula="of:=[.AGP55]-1" office:value-type="float" office:value="-822" calcext:value-type="float">
            <text:p>-822</text:p>
          </table:table-cell>
          <table:table-cell table:formula="of:=[.AGQ55]-1" office:value-type="float" office:value="-823" calcext:value-type="float">
            <text:p>-823</text:p>
          </table:table-cell>
          <table:table-cell table:formula="of:=[.AGR55]-1" office:value-type="float" office:value="-824" calcext:value-type="float">
            <text:p>-824</text:p>
          </table:table-cell>
          <table:table-cell table:formula="of:=[.AGS55]-1" office:value-type="float" office:value="-825" calcext:value-type="float">
            <text:p>-825</text:p>
          </table:table-cell>
          <table:table-cell table:formula="of:=[.AGT55]-1" office:value-type="float" office:value="-826" calcext:value-type="float">
            <text:p>-826</text:p>
          </table:table-cell>
          <table:table-cell table:formula="of:=[.AGU55]-1" office:value-type="float" office:value="-827" calcext:value-type="float">
            <text:p>-827</text:p>
          </table:table-cell>
          <table:table-cell table:formula="of:=[.AGV55]-1" office:value-type="float" office:value="-828" calcext:value-type="float">
            <text:p>-828</text:p>
          </table:table-cell>
          <table:table-cell table:formula="of:=[.AGW55]-1" office:value-type="float" office:value="-829" calcext:value-type="float">
            <text:p>-829</text:p>
          </table:table-cell>
          <table:table-cell table:formula="of:=[.AGX55]-1" office:value-type="float" office:value="-830" calcext:value-type="float">
            <text:p>-830</text:p>
          </table:table-cell>
          <table:table-cell table:formula="of:=[.AGY55]-1" office:value-type="float" office:value="-831" calcext:value-type="float">
            <text:p>-831</text:p>
          </table:table-cell>
          <table:table-cell table:formula="of:=[.AGZ55]-1" office:value-type="float" office:value="-832" calcext:value-type="float">
            <text:p>-832</text:p>
          </table:table-cell>
          <table:table-cell table:formula="of:=[.AHA55]-1" office:value-type="float" office:value="-833" calcext:value-type="float">
            <text:p>-833</text:p>
          </table:table-cell>
          <table:table-cell table:formula="of:=[.AHB55]-1" office:value-type="float" office:value="-834" calcext:value-type="float">
            <text:p>-834</text:p>
          </table:table-cell>
          <table:table-cell table:formula="of:=[.AHC55]-1" office:value-type="float" office:value="-835" calcext:value-type="float">
            <text:p>-835</text:p>
          </table:table-cell>
          <table:table-cell table:formula="of:=[.AHD55]-1" office:value-type="float" office:value="-836" calcext:value-type="float">
            <text:p>-836</text:p>
          </table:table-cell>
          <table:table-cell table:formula="of:=[.AHE55]-1" office:value-type="float" office:value="-837" calcext:value-type="float">
            <text:p>-837</text:p>
          </table:table-cell>
          <table:table-cell table:formula="of:=[.AHF55]-1" office:value-type="float" office:value="-838" calcext:value-type="float">
            <text:p>-838</text:p>
          </table:table-cell>
          <table:table-cell table:formula="of:=[.AHG55]-1" office:value-type="float" office:value="-839" calcext:value-type="float">
            <text:p>-839</text:p>
          </table:table-cell>
          <table:table-cell table:formula="of:=[.AHH55]-1" office:value-type="float" office:value="-840" calcext:value-type="float">
            <text:p>-840</text:p>
          </table:table-cell>
          <table:table-cell table:formula="of:=[.AHI55]-1" office:value-type="float" office:value="-841" calcext:value-type="float">
            <text:p>-841</text:p>
          </table:table-cell>
          <table:table-cell table:formula="of:=[.AHJ55]-1" office:value-type="float" office:value="-842" calcext:value-type="float">
            <text:p>-842</text:p>
          </table:table-cell>
          <table:table-cell table:formula="of:=[.AHK55]-1" office:value-type="float" office:value="-843" calcext:value-type="float">
            <text:p>-843</text:p>
          </table:table-cell>
          <table:table-cell table:formula="of:=[.AHL55]-1" office:value-type="float" office:value="-844" calcext:value-type="float">
            <text:p>-844</text:p>
          </table:table-cell>
          <table:table-cell table:formula="of:=[.AHM55]-1" office:value-type="float" office:value="-845" calcext:value-type="float">
            <text:p>-845</text:p>
          </table:table-cell>
          <table:table-cell table:formula="of:=[.AHN55]-1" office:value-type="float" office:value="-846" calcext:value-type="float">
            <text:p>-846</text:p>
          </table:table-cell>
          <table:table-cell table:formula="of:=[.AHO55]-1" office:value-type="float" office:value="-847" calcext:value-type="float">
            <text:p>-847</text:p>
          </table:table-cell>
          <table:table-cell table:formula="of:=[.AHP55]-1" office:value-type="float" office:value="-848" calcext:value-type="float">
            <text:p>-848</text:p>
          </table:table-cell>
          <table:table-cell table:formula="of:=[.AHQ55]-1" office:value-type="float" office:value="-849" calcext:value-type="float">
            <text:p>-849</text:p>
          </table:table-cell>
          <table:table-cell table:formula="of:=[.AHR55]-1" office:value-type="float" office:value="-850" calcext:value-type="float">
            <text:p>-850</text:p>
          </table:table-cell>
          <table:table-cell table:formula="of:=[.AHS55]-1" office:value-type="float" office:value="-851" calcext:value-type="float">
            <text:p>-851</text:p>
          </table:table-cell>
          <table:table-cell table:formula="of:=[.AHT55]-1" office:value-type="float" office:value="-852" calcext:value-type="float">
            <text:p>-852</text:p>
          </table:table-cell>
          <table:table-cell table:formula="of:=[.AHU55]-1" office:value-type="float" office:value="-853" calcext:value-type="float">
            <text:p>-853</text:p>
          </table:table-cell>
          <table:table-cell table:formula="of:=[.AHV55]-1" office:value-type="float" office:value="-854" calcext:value-type="float">
            <text:p>-854</text:p>
          </table:table-cell>
          <table:table-cell table:formula="of:=[.AHW55]-1" office:value-type="float" office:value="-855" calcext:value-type="float">
            <text:p>-855</text:p>
          </table:table-cell>
          <table:table-cell table:formula="of:=[.AHX55]-1" office:value-type="float" office:value="-856" calcext:value-type="float">
            <text:p>-856</text:p>
          </table:table-cell>
          <table:table-cell table:formula="of:=[.AHY55]-1" office:value-type="float" office:value="-857" calcext:value-type="float">
            <text:p>-857</text:p>
          </table:table-cell>
          <table:table-cell table:formula="of:=[.AHZ55]-1" office:value-type="float" office:value="-858" calcext:value-type="float">
            <text:p>-858</text:p>
          </table:table-cell>
          <table:table-cell table:formula="of:=[.AIA55]-1" office:value-type="float" office:value="-859" calcext:value-type="float">
            <text:p>-859</text:p>
          </table:table-cell>
          <table:table-cell table:formula="of:=[.AIB55]-1" office:value-type="float" office:value="-860" calcext:value-type="float">
            <text:p>-860</text:p>
          </table:table-cell>
          <table:table-cell table:formula="of:=[.AIC55]-1" office:value-type="float" office:value="-861" calcext:value-type="float">
            <text:p>-861</text:p>
          </table:table-cell>
          <table:table-cell table:formula="of:=[.AID55]-1" office:value-type="float" office:value="-862" calcext:value-type="float">
            <text:p>-862</text:p>
          </table:table-cell>
          <table:table-cell table:formula="of:=[.AIE55]-1" office:value-type="float" office:value="-863" calcext:value-type="float">
            <text:p>-863</text:p>
          </table:table-cell>
          <table:table-cell table:formula="of:=[.AIF55]-1" office:value-type="float" office:value="-864" calcext:value-type="float">
            <text:p>-864</text:p>
          </table:table-cell>
          <table:table-cell table:formula="of:=[.AIG55]-1" office:value-type="float" office:value="-865" calcext:value-type="float">
            <text:p>-865</text:p>
          </table:table-cell>
          <table:table-cell table:formula="of:=[.AIH55]-1" office:value-type="float" office:value="-866" calcext:value-type="float">
            <text:p>-866</text:p>
          </table:table-cell>
          <table:table-cell table:formula="of:=[.AII55]-1" office:value-type="float" office:value="-867" calcext:value-type="float">
            <text:p>-867</text:p>
          </table:table-cell>
          <table:table-cell table:formula="of:=[.AIJ55]-1" office:value-type="float" office:value="-868" calcext:value-type="float">
            <text:p>-868</text:p>
          </table:table-cell>
          <table:table-cell table:formula="of:=[.AIK55]-1" office:value-type="float" office:value="-869" calcext:value-type="float">
            <text:p>-869</text:p>
          </table:table-cell>
          <table:table-cell table:formula="of:=[.AIL55]-1" office:value-type="float" office:value="-870" calcext:value-type="float">
            <text:p>-870</text:p>
          </table:table-cell>
          <table:table-cell table:formula="of:=[.AIM55]-1" office:value-type="float" office:value="-871" calcext:value-type="float">
            <text:p>-871</text:p>
          </table:table-cell>
          <table:table-cell table:formula="of:=[.AIN55]-1" office:value-type="float" office:value="-872" calcext:value-type="float">
            <text:p>-872</text:p>
          </table:table-cell>
          <table:table-cell table:formula="of:=[.AIO55]-1" office:value-type="float" office:value="-873" calcext:value-type="float">
            <text:p>-873</text:p>
          </table:table-cell>
          <table:table-cell table:formula="of:=[.AIP55]-1" office:value-type="float" office:value="-874" calcext:value-type="float">
            <text:p>-874</text:p>
          </table:table-cell>
          <table:table-cell table:formula="of:=[.AIQ55]-1" office:value-type="float" office:value="-875" calcext:value-type="float">
            <text:p>-875</text:p>
          </table:table-cell>
          <table:table-cell table:formula="of:=[.AIR55]-1" office:value-type="float" office:value="-876" calcext:value-type="float">
            <text:p>-876</text:p>
          </table:table-cell>
          <table:table-cell table:formula="of:=[.AIS55]-1" office:value-type="float" office:value="-877" calcext:value-type="float">
            <text:p>-877</text:p>
          </table:table-cell>
          <table:table-cell table:formula="of:=[.AIT55]-1" office:value-type="float" office:value="-878" calcext:value-type="float">
            <text:p>-878</text:p>
          </table:table-cell>
          <table:table-cell table:formula="of:=[.AIU55]-1" office:value-type="float" office:value="-879" calcext:value-type="float">
            <text:p>-879</text:p>
          </table:table-cell>
          <table:table-cell table:formula="of:=[.AIV55]-1" office:value-type="float" office:value="-880" calcext:value-type="float">
            <text:p>-880</text:p>
          </table:table-cell>
          <table:table-cell table:formula="of:=[.AIW55]-1" office:value-type="float" office:value="-881" calcext:value-type="float">
            <text:p>-881</text:p>
          </table:table-cell>
          <table:table-cell table:formula="of:=[.AIX55]-1" office:value-type="float" office:value="-882" calcext:value-type="float">
            <text:p>-882</text:p>
          </table:table-cell>
          <table:table-cell table:formula="of:=[.AIY55]-1" office:value-type="float" office:value="-883" calcext:value-type="float">
            <text:p>-883</text:p>
          </table:table-cell>
          <table:table-cell table:formula="of:=[.AIZ55]-1" office:value-type="float" office:value="-884" calcext:value-type="float">
            <text:p>-884</text:p>
          </table:table-cell>
          <table:table-cell table:formula="of:=[.AJA55]-1" office:value-type="float" office:value="-885" calcext:value-type="float">
            <text:p>-885</text:p>
          </table:table-cell>
          <table:table-cell table:formula="of:=[.AJB55]-1" office:value-type="float" office:value="-886" calcext:value-type="float">
            <text:p>-886</text:p>
          </table:table-cell>
          <table:table-cell table:formula="of:=[.AJC55]-1" office:value-type="float" office:value="-887" calcext:value-type="float">
            <text:p>-887</text:p>
          </table:table-cell>
          <table:table-cell table:formula="of:=[.AJD55]-1" office:value-type="float" office:value="-888" calcext:value-type="float">
            <text:p>-888</text:p>
          </table:table-cell>
          <table:table-cell table:formula="of:=[.AJE55]-1" office:value-type="float" office:value="-889" calcext:value-type="float">
            <text:p>-889</text:p>
          </table:table-cell>
          <table:table-cell table:formula="of:=[.AJF55]-1" office:value-type="float" office:value="-890" calcext:value-type="float">
            <text:p>-890</text:p>
          </table:table-cell>
          <table:table-cell table:formula="of:=[.AJG55]-1" office:value-type="float" office:value="-891" calcext:value-type="float">
            <text:p>-891</text:p>
          </table:table-cell>
          <table:table-cell table:formula="of:=[.AJH55]-1" office:value-type="float" office:value="-892" calcext:value-type="float">
            <text:p>-892</text:p>
          </table:table-cell>
          <table:table-cell table:formula="of:=[.AJI55]-1" office:value-type="float" office:value="-893" calcext:value-type="float">
            <text:p>-893</text:p>
          </table:table-cell>
          <table:table-cell table:formula="of:=[.AJJ55]-1" office:value-type="float" office:value="-894" calcext:value-type="float">
            <text:p>-894</text:p>
          </table:table-cell>
          <table:table-cell table:formula="of:=[.AJK55]-1" office:value-type="float" office:value="-895" calcext:value-type="float">
            <text:p>-895</text:p>
          </table:table-cell>
          <table:table-cell table:formula="of:=[.AJL55]-1" office:value-type="float" office:value="-896" calcext:value-type="float">
            <text:p>-896</text:p>
          </table:table-cell>
          <table:table-cell table:formula="of:=[.AJM55]-1" office:value-type="float" office:value="-897" calcext:value-type="float">
            <text:p>-897</text:p>
          </table:table-cell>
          <table:table-cell table:formula="of:=[.AJN55]-1" office:value-type="float" office:value="-898" calcext:value-type="float">
            <text:p>-898</text:p>
          </table:table-cell>
          <table:table-cell table:formula="of:=[.AJO55]-1" office:value-type="float" office:value="-899" calcext:value-type="float">
            <text:p>-899</text:p>
          </table:table-cell>
          <table:table-cell table:formula="of:=[.AJP55]-1" office:value-type="float" office:value="-900" calcext:value-type="float">
            <text:p>-900</text:p>
          </table:table-cell>
          <table:table-cell table:formula="of:=[.AJQ55]-1" office:value-type="float" office:value="-901" calcext:value-type="float">
            <text:p>-901</text:p>
          </table:table-cell>
          <table:table-cell table:formula="of:=[.AJR55]-1" office:value-type="float" office:value="-902" calcext:value-type="float">
            <text:p>-902</text:p>
          </table:table-cell>
          <table:table-cell table:formula="of:=[.AJS55]-1" office:value-type="float" office:value="-903" calcext:value-type="float">
            <text:p>-903</text:p>
          </table:table-cell>
          <table:table-cell table:formula="of:=[.AJT55]-1" office:value-type="float" office:value="-904" calcext:value-type="float">
            <text:p>-904</text:p>
          </table:table-cell>
          <table:table-cell table:formula="of:=[.AJU55]-1" office:value-type="float" office:value="-905" calcext:value-type="float">
            <text:p>-905</text:p>
          </table:table-cell>
          <table:table-cell table:formula="of:=[.AJV55]-1" office:value-type="float" office:value="-906" calcext:value-type="float">
            <text:p>-906</text:p>
          </table:table-cell>
          <table:table-cell table:formula="of:=[.AJW55]-1" office:value-type="float" office:value="-907" calcext:value-type="float">
            <text:p>-907</text:p>
          </table:table-cell>
          <table:table-cell table:formula="of:=[.AJX55]-1" office:value-type="float" office:value="-908" calcext:value-type="float">
            <text:p>-908</text:p>
          </table:table-cell>
          <table:table-cell table:formula="of:=[.AJY55]-1" office:value-type="float" office:value="-909" calcext:value-type="float">
            <text:p>-909</text:p>
          </table:table-cell>
          <table:table-cell table:formula="of:=[.AJZ55]-1" office:value-type="float" office:value="-910" calcext:value-type="float">
            <text:p>-910</text:p>
          </table:table-cell>
          <table:table-cell table:formula="of:=[.AKA55]-1" office:value-type="float" office:value="-911" calcext:value-type="float">
            <text:p>-911</text:p>
          </table:table-cell>
          <table:table-cell table:formula="of:=[.AKB55]-1" office:value-type="float" office:value="-912" calcext:value-type="float">
            <text:p>-912</text:p>
          </table:table-cell>
          <table:table-cell table:formula="of:=[.AKC55]-1" office:value-type="float" office:value="-913" calcext:value-type="float">
            <text:p>-913</text:p>
          </table:table-cell>
          <table:table-cell table:formula="of:=[.AKD55]-1" office:value-type="float" office:value="-914" calcext:value-type="float">
            <text:p>-914</text:p>
          </table:table-cell>
          <table:table-cell table:formula="of:=[.AKE55]-1" office:value-type="float" office:value="-915" calcext:value-type="float">
            <text:p>-915</text:p>
          </table:table-cell>
          <table:table-cell table:formula="of:=[.AKF55]-1" office:value-type="float" office:value="-916" calcext:value-type="float">
            <text:p>-916</text:p>
          </table:table-cell>
          <table:table-cell table:formula="of:=[.AKG55]-1" office:value-type="float" office:value="-917" calcext:value-type="float">
            <text:p>-917</text:p>
          </table:table-cell>
          <table:table-cell table:formula="of:=[.AKH55]-1" office:value-type="float" office:value="-918" calcext:value-type="float">
            <text:p>-918</text:p>
          </table:table-cell>
          <table:table-cell table:formula="of:=[.AKI55]-1" office:value-type="float" office:value="-919" calcext:value-type="float">
            <text:p>-919</text:p>
          </table:table-cell>
          <table:table-cell table:formula="of:=[.AKJ55]-1" office:value-type="float" office:value="-920" calcext:value-type="float">
            <text:p>-920</text:p>
          </table:table-cell>
          <table:table-cell table:formula="of:=[.AKK55]-1" office:value-type="float" office:value="-921" calcext:value-type="float">
            <text:p>-921</text:p>
          </table:table-cell>
          <table:table-cell table:formula="of:=[.AKL55]-1" office:value-type="float" office:value="-922" calcext:value-type="float">
            <text:p>-922</text:p>
          </table:table-cell>
          <table:table-cell table:formula="of:=[.AKM55]-1" office:value-type="float" office:value="-923" calcext:value-type="float">
            <text:p>-923</text:p>
          </table:table-cell>
          <table:table-cell table:formula="of:=[.AKN55]-1" office:value-type="float" office:value="-924" calcext:value-type="float">
            <text:p>-924</text:p>
          </table:table-cell>
          <table:table-cell table:formula="of:=[.AKO55]-1" office:value-type="float" office:value="-925" calcext:value-type="float">
            <text:p>-925</text:p>
          </table:table-cell>
          <table:table-cell table:formula="of:=[.AKP55]-1" office:value-type="float" office:value="-926" calcext:value-type="float">
            <text:p>-926</text:p>
          </table:table-cell>
          <table:table-cell table:formula="of:=[.AKQ55]-1" office:value-type="float" office:value="-927" calcext:value-type="float">
            <text:p>-927</text:p>
          </table:table-cell>
          <table:table-cell table:formula="of:=[.AKR55]-1" office:value-type="float" office:value="-928" calcext:value-type="float">
            <text:p>-928</text:p>
          </table:table-cell>
          <table:table-cell table:formula="of:=[.AKS55]-1" office:value-type="float" office:value="-929" calcext:value-type="float">
            <text:p>-929</text:p>
          </table:table-cell>
          <table:table-cell table:formula="of:=[.AKT55]-1" office:value-type="float" office:value="-930" calcext:value-type="float">
            <text:p>-930</text:p>
          </table:table-cell>
          <table:table-cell table:formula="of:=[.AKU55]-1" office:value-type="float" office:value="-931" calcext:value-type="float">
            <text:p>-931</text:p>
          </table:table-cell>
          <table:table-cell table:formula="of:=[.AKV55]-1" office:value-type="float" office:value="-932" calcext:value-type="float">
            <text:p>-932</text:p>
          </table:table-cell>
          <table:table-cell table:formula="of:=[.AKW55]-1" office:value-type="float" office:value="-933" calcext:value-type="float">
            <text:p>-933</text:p>
          </table:table-cell>
          <table:table-cell table:formula="of:=[.AKX55]-1" office:value-type="float" office:value="-934" calcext:value-type="float">
            <text:p>-934</text:p>
          </table:table-cell>
          <table:table-cell table:formula="of:=[.AKY55]-1" office:value-type="float" office:value="-935" calcext:value-type="float">
            <text:p>-935</text:p>
          </table:table-cell>
          <table:table-cell table:formula="of:=[.AKZ55]-1" office:value-type="float" office:value="-936" calcext:value-type="float">
            <text:p>-936</text:p>
          </table:table-cell>
          <table:table-cell table:formula="of:=[.ALA55]-1" office:value-type="float" office:value="-937" calcext:value-type="float">
            <text:p>-937</text:p>
          </table:table-cell>
          <table:table-cell table:formula="of:=[.ALB55]-1" office:value-type="float" office:value="-938" calcext:value-type="float">
            <text:p>-938</text:p>
          </table:table-cell>
          <table:table-cell table:formula="of:=[.ALC55]-1" office:value-type="float" office:value="-939" calcext:value-type="float">
            <text:p>-939</text:p>
          </table:table-cell>
          <table:table-cell table:formula="of:=[.ALD55]-1" office:value-type="float" office:value="-940" calcext:value-type="float">
            <text:p>-940</text:p>
          </table:table-cell>
          <table:table-cell table:formula="of:=[.ALE55]-1" office:value-type="float" office:value="-941" calcext:value-type="float">
            <text:p>-941</text:p>
          </table:table-cell>
          <table:table-cell table:formula="of:=[.ALF55]-1" office:value-type="float" office:value="-942" calcext:value-type="float">
            <text:p>-942</text:p>
          </table:table-cell>
          <table:table-cell table:formula="of:=[.ALG55]-1" office:value-type="float" office:value="-943" calcext:value-type="float">
            <text:p>-943</text:p>
          </table:table-cell>
          <table:table-cell table:formula="of:=[.ALH55]-1" office:value-type="float" office:value="-944" calcext:value-type="float">
            <text:p>-944</text:p>
          </table:table-cell>
          <table:table-cell table:formula="of:=[.ALI55]-1" office:value-type="float" office:value="-945" calcext:value-type="float">
            <text:p>-945</text:p>
          </table:table-cell>
          <table:table-cell table:formula="of:=[.ALJ55]-1" office:value-type="float" office:value="-946" calcext:value-type="float">
            <text:p>-946</text:p>
          </table:table-cell>
          <table:table-cell table:formula="of:=[.ALK55]-1" office:value-type="float" office:value="-947" calcext:value-type="float">
            <text:p>-947</text:p>
          </table:table-cell>
          <table:table-cell table:formula="of:=[.ALL55]-1" office:value-type="float" office:value="-948" calcext:value-type="float">
            <text:p>-948</text:p>
          </table:table-cell>
          <table:table-cell table:formula="of:=[.ALM55]-1" office:value-type="float" office:value="-949" calcext:value-type="float">
            <text:p>-949</text:p>
          </table:table-cell>
          <table:table-cell table:formula="of:=[.ALN55]-1" office:value-type="float" office:value="-950" calcext:value-type="float">
            <text:p>-950</text:p>
          </table:table-cell>
          <table:table-cell table:formula="of:=[.ALO55]-1" office:value-type="float" office:value="-951" calcext:value-type="float">
            <text:p>-951</text:p>
          </table:table-cell>
          <table:table-cell table:formula="of:=[.ALP55]-1" office:value-type="float" office:value="-952" calcext:value-type="float">
            <text:p>-952</text:p>
          </table:table-cell>
          <table:table-cell table:formula="of:=[.ALQ55]-1" office:value-type="float" office:value="-953" calcext:value-type="float">
            <text:p>-953</text:p>
          </table:table-cell>
          <table:table-cell table:formula="of:=[.ALR55]-1" office:value-type="float" office:value="-954" calcext:value-type="float">
            <text:p>-954</text:p>
          </table:table-cell>
          <table:table-cell table:formula="of:=[.ALS55]-1" office:value-type="float" office:value="-955" calcext:value-type="float">
            <text:p>-955</text:p>
          </table:table-cell>
          <table:table-cell table:formula="of:=[.ALT55]-1" office:value-type="float" office:value="-956" calcext:value-type="float">
            <text:p>-956</text:p>
          </table:table-cell>
          <table:table-cell table:formula="of:=[.ALU55]-1" office:value-type="float" office:value="-957" calcext:value-type="float">
            <text:p>-957</text:p>
          </table:table-cell>
          <table:table-cell table:formula="of:=[.ALV55]-1" office:value-type="float" office:value="-958" calcext:value-type="float">
            <text:p>-958</text:p>
          </table:table-cell>
          <table:table-cell table:formula="of:=[.ALW55]-1" office:value-type="float" office:value="-959" calcext:value-type="float">
            <text:p>-959</text:p>
          </table:table-cell>
          <table:table-cell table:formula="of:=[.ALX55]-1" office:value-type="float" office:value="-960" calcext:value-type="float">
            <text:p>-960</text:p>
          </table:table-cell>
          <table:table-cell table:formula="of:=[.ALY55]-1" office:value-type="float" office:value="-961" calcext:value-type="float">
            <text:p>-961</text:p>
          </table:table-cell>
          <table:table-cell table:formula="of:=[.ALZ55]-1" office:value-type="float" office:value="-962" calcext:value-type="float">
            <text:p>-962</text:p>
          </table:table-cell>
          <table:table-cell table:formula="of:=[.AMA55]-1" office:value-type="float" office:value="-963" calcext:value-type="float">
            <text:p>-963</text:p>
          </table:table-cell>
          <table:table-cell table:formula="of:=[.AMB55]-1" office:value-type="float" office:value="-964" calcext:value-type="float">
            <text:p>-964</text:p>
          </table:table-cell>
          <table:table-cell table:formula="of:=[.AMC55]-1" office:value-type="float" office:value="-965" calcext:value-type="float">
            <text:p>-965</text:p>
          </table:table-cell>
          <table:table-cell table:formula="of:=[.AMD55]-1" office:value-type="float" office:value="-966" calcext:value-type="float">
            <text:p>-966</text:p>
          </table:table-cell>
          <table:table-cell table:formula="of:=[.AME55]-1" office:value-type="float" office:value="-967" calcext:value-type="float">
            <text:p>-967</text:p>
          </table:table-cell>
          <table:table-cell table:formula="of:=[.AMF55]-1" office:value-type="float" office:value="-968" calcext:value-type="float">
            <text:p>-968</text:p>
          </table:table-cell>
          <table:table-cell table:formula="of:=[.AMG55]-1" office:value-type="float" office:value="-969" calcext:value-type="float">
            <text:p>-969</text:p>
          </table:table-cell>
          <table:table-cell table:formula="of:=[.AMH55]-1" office:value-type="float" office:value="-970" calcext:value-type="float">
            <text:p>-970</text:p>
          </table:table-cell>
          <table:table-cell/>
        </table:table-row>
        <table:table-row table:style-name="ro4">
          <table:table-cell office:value-type="string" calcext:value-type="string">
            <text:p>Wärme-Widerstand innen (iterativ)</text:p>
          </table:table-cell>
          <table:table-cell office:value-type="string" calcext:value-type="string">
            <text:p>R<text:span text:style-name="T1">thi</text:span></text:p>
          </table:table-cell>
          <table:table-cell office:value-type="string" calcext:value-type="string">
            <text:p>K/W</text:p>
          </table:table-cell>
          <table:table-cell table:style-name="ce11" table:formula="of:=IF([.D55]&gt;0;[.$D$51]+1/[.D57];[.$D$53])" office:value-type="float" office:value="10.592876492908" calcext:value-type="float">
            <text:p>10.592876492908</text:p>
          </table:table-cell>
          <table:table-cell table:formula="of:=IF([.E55]&gt;0;[.$D$51]+1/[.E57];[.$D$53])" office:value-type="float" office:value="10.592876537785" calcext:value-type="float">
            <text:p>10.592876537785</text:p>
          </table:table-cell>
          <table:table-cell table:formula="of:=IF([.F55]&gt;0;[.$D$51]+1/[.F57];[.$D$53])" office:value-type="float" office:value="10.5928766036913" calcext:value-type="float">
            <text:p>10.5928766036913</text:p>
          </table:table-cell>
          <table:table-cell table:formula="of:=IF([.G55]&gt;0;[.$D$51]+1/[.G57];[.$D$53])" office:value-type="float" office:value="10.5928767004813" calcext:value-type="float">
            <text:p>10.5928767004813</text:p>
          </table:table-cell>
          <table:table-cell table:formula="of:=IF([.H55]&gt;0;[.$D$51]+1/[.H57];[.$D$53])" office:value-type="float" office:value="10.5928768426269" calcext:value-type="float">
            <text:p>10.5928768426269</text:p>
          </table:table-cell>
          <table:table-cell table:formula="of:=IF([.I55]&gt;0;[.$D$51]+1/[.I57];[.$D$53])" office:value-type="float" office:value="10.5928770513817" calcext:value-type="float">
            <text:p>10.5928770513817</text:p>
          </table:table-cell>
          <table:table-cell table:formula="of:=IF([.J55]&gt;0;[.$D$51]+1/[.J57];[.$D$53])" office:value-type="float" office:value="10.5928773579588" calcext:value-type="float">
            <text:p>10.5928773579588</text:p>
          </table:table-cell>
          <table:table-cell table:formula="of:=IF([.K55]&gt;0;[.$D$51]+1/[.K57];[.$D$53])" office:value-type="float" office:value="10.5928778081976" calcext:value-type="float">
            <text:p>10.5928778081976</text:p>
          </table:table-cell>
          <table:table-cell table:formula="of:=IF([.L55]&gt;0;[.$D$51]+1/[.L57];[.$D$53])" office:value-type="float" office:value="10.5928784694176" calcext:value-type="float">
            <text:p>10.5928784694176</text:p>
          </table:table-cell>
          <table:table-cell table:formula="of:=IF([.M55]&gt;0;[.$D$51]+1/[.M57];[.$D$53])" office:value-type="float" office:value="10.5928794404845" calcext:value-type="float">
            <text:p>10.5928794404845</text:p>
          </table:table-cell>
          <table:table-cell table:formula="of:=IF([.N55]&gt;0;[.$D$51]+1/[.N57];[.$D$53])" office:value-type="float" office:value="10.5928808665924" calcext:value-type="float">
            <text:p>10.5928808665924</text:p>
          </table:table-cell>
          <table:table-cell table:formula="of:=IF([.O55]&gt;0;[.$D$51]+1/[.O57];[.$D$53])" office:value-type="float" office:value="10.5928829609728" calcext:value-type="float">
            <text:p>10.5928829609728</text:p>
          </table:table-cell>
          <table:table-cell table:formula="of:=IF([.P55]&gt;0;[.$D$51]+1/[.P57];[.$D$53])" office:value-type="float" office:value="10.5928860367779" calcext:value-type="float">
            <text:p>10.5928860367779</text:p>
          </table:table-cell>
          <table:table-cell table:formula="of:=IF([.Q55]&gt;0;[.$D$51]+1/[.Q57];[.$D$53])" office:value-type="float" office:value="10.592890553903" calcext:value-type="float">
            <text:p>10.592890553903</text:p>
          </table:table-cell>
          <table:table-cell table:formula="of:=IF([.R55]&gt;0;[.$D$51]+1/[.R57];[.$D$53])" office:value-type="float" office:value="10.5928971877506" calcext:value-type="float">
            <text:p>10.5928971877506</text:p>
          </table:table-cell>
          <table:table-cell table:formula="of:=IF([.S55]&gt;0;[.$D$51]+1/[.S57];[.$D$53])" office:value-type="float" office:value="10.5929069302188" calcext:value-type="float">
            <text:p>10.5929069302188</text:p>
          </table:table-cell>
          <table:table-cell table:formula="of:=IF([.T55]&gt;0;[.$D$51]+1/[.T57];[.$D$53])" office:value-type="float" office:value="10.5929212380123" calcext:value-type="float">
            <text:p>10.5929212380123</text:p>
          </table:table-cell>
          <table:table-cell table:formula="of:=IF([.U55]&gt;0;[.$D$51]+1/[.U57];[.$D$53])" office:value-type="float" office:value="10.5929422504571" calcext:value-type="float">
            <text:p>10.5929422504571</text:p>
          </table:table-cell>
          <table:table-cell table:formula="of:=IF([.V55]&gt;0;[.$D$51]+1/[.V57];[.$D$53])" office:value-type="float" office:value="10.5929731093885" calcext:value-type="float">
            <text:p>10.5929731093885</text:p>
          </table:table-cell>
          <table:table-cell table:formula="of:=IF([.W55]&gt;0;[.$D$51]+1/[.W57];[.$D$53])" office:value-type="float" office:value="10.5930184289525" calcext:value-type="float">
            <text:p>10.5930184289525</text:p>
          </table:table-cell>
          <table:table-cell table:formula="of:=IF([.X55]&gt;0;[.$D$51]+1/[.X57];[.$D$53])" office:value-type="float" office:value="10.593084985589" calcext:value-type="float">
            <text:p>10.593084985589</text:p>
          </table:table-cell>
          <table:table-cell table:formula="of:=IF([.Y55]&gt;0;[.$D$51]+1/[.Y57];[.$D$53])" office:value-type="float" office:value="10.5931827314074" calcext:value-type="float">
            <text:p>10.5931827314074</text:p>
          </table:table-cell>
          <table:table-cell table:formula="of:=IF([.Z55]&gt;0;[.$D$51]+1/[.Z57];[.$D$53])" office:value-type="float" office:value="10.5933262825776" calcext:value-type="float">
            <text:p>10.5933262825776</text:p>
          </table:table-cell>
          <table:table-cell table:formula="of:=IF([.AA55]&gt;0;[.$D$51]+1/[.AA57];[.$D$53])" office:value-type="float" office:value="10.593537105499" calcext:value-type="float">
            <text:p>10.593537105499</text:p>
          </table:table-cell>
          <table:table-cell table:formula="of:=IF([.AB55]&gt;0;[.$D$51]+1/[.AB57];[.$D$53])" office:value-type="float" office:value="10.5938467280949" calcext:value-type="float">
            <text:p>10.5938467280949</text:p>
          </table:table-cell>
          <table:table-cell table:formula="of:=IF([.AC55]&gt;0;[.$D$51]+1/[.AC57];[.$D$53])" office:value-type="float" office:value="10.5943014574028" calcext:value-type="float">
            <text:p>10.5943014574028</text:p>
          </table:table-cell>
          <table:table-cell table:formula="of:=IF([.AD55]&gt;0;[.$D$51]+1/[.AD57];[.$D$53])" office:value-type="float" office:value="10.5949693110321" calcext:value-type="float">
            <text:p>10.5949693110321</text:p>
          </table:table-cell>
          <table:table-cell table:formula="of:=IF([.AE55]&gt;0;[.$D$51]+1/[.AE57];[.$D$53])" office:value-type="float" office:value="10.5959502036172" calcext:value-type="float">
            <text:p>10.5959502036172</text:p>
          </table:table-cell>
          <table:table-cell table:formula="of:=IF([.AF55]&gt;0;[.$D$51]+1/[.AF57];[.$D$53])" office:value-type="float" office:value="10.597390921572" calcext:value-type="float">
            <text:p>10.597390921572</text:p>
          </table:table-cell>
          <table:table-cell table:formula="of:=IF([.AG55]&gt;0;[.$D$51]+1/[.AG57];[.$D$53])" office:value-type="float" office:value="10.5995071472393" calcext:value-type="float">
            <text:p>10.5995071472393</text:p>
          </table:table-cell>
          <table:table-cell table:formula="of:=IF([.AH55]&gt;0;[.$D$51]+1/[.AH57];[.$D$53])" office:value-type="float" office:value="10.6026158731401" calcext:value-type="float">
            <text:p>10.6026158731401</text:p>
          </table:table-cell>
          <table:table-cell table:formula="of:=IF([.AI55]&gt;0;[.$D$51]+1/[.AI57];[.$D$53])" office:value-type="float" office:value="10.6071831558339" calcext:value-type="float">
            <text:p>10.6071831558339</text:p>
          </table:table-cell>
          <table:table-cell table:formula="of:=IF([.AJ55]&gt;0;[.$D$51]+1/[.AJ57];[.$D$53])" office:value-type="float" office:value="10.6138945720607" calcext:value-type="float">
            <text:p>10.6138945720607</text:p>
          </table:table-cell>
          <table:table-cell table:formula="of:=IF([.AK55]&gt;0;[.$D$51]+1/[.AK57];[.$D$53])" office:value-type="float" office:value="10.6237593932698" calcext:value-type="float">
            <text:p>10.6237593932698</text:p>
          </table:table-cell>
          <table:table-cell table:formula="of:=IF([.AL55]&gt;0;[.$D$51]+1/[.AL57];[.$D$53])" office:value-type="float" office:value="10.6382650982825" calcext:value-type="float">
            <text:p>10.6382650982825</text:p>
          </table:table-cell>
          <table:table-cell table:formula="of:=IF([.AM55]&gt;0;[.$D$51]+1/[.AM57];[.$D$53])" office:value-type="float" office:value="10.6596075936896" calcext:value-type="float">
            <text:p>10.6596075936896</text:p>
          </table:table-cell>
          <table:table-cell table:formula="of:=IF([.AN55]&gt;0;[.$D$51]+1/[.AN57];[.$D$53])" office:value-type="float" office:value="10.6910365051213" calcext:value-type="float">
            <text:p>10.6910365051213</text:p>
          </table:table-cell>
          <table:table-cell table:formula="of:=IF([.AO55]&gt;0;[.$D$51]+1/[.AO57];[.$D$53])" office:value-type="float" office:value="10.73737798779" calcext:value-type="float">
            <text:p>10.73737798779</text:p>
          </table:table-cell>
          <table:table-cell table:formula="of:=IF([.AP55]&gt;0;[.$D$51]+1/[.AP57];[.$D$53])" office:value-type="float" office:value="10.8058370943973" calcext:value-type="float">
            <text:p>10.8058370943973</text:p>
          </table:table-cell>
          <table:table-cell table:formula="of:=IF([.AQ55]&gt;0;[.$D$51]+1/[.AQ57];[.$D$53])" office:value-type="float" office:value="10.907252866637" calcext:value-type="float">
            <text:p>10.907252866637</text:p>
          </table:table-cell>
          <table:table-cell table:formula="of:=IF([.AR55]&gt;0;[.$D$51]+1/[.AR57];[.$D$53])" office:value-type="float" office:value="11.0581141825996" calcext:value-type="float">
            <text:p>11.0581141825996</text:p>
          </table:table-cell>
          <table:table-cell table:formula="of:=IF([.AS55]&gt;0;[.$D$51]+1/[.AS57];[.$D$53])" office:value-type="float" office:value="11.2839161802117" calcext:value-type="float">
            <text:p>11.2839161802117</text:p>
          </table:table-cell>
          <table:table-cell table:formula="of:=IF([.AT55]&gt;0;[.$D$51]+1/[.AT57];[.$D$53])" office:value-type="float" office:value="11.6250237684063" calcext:value-type="float">
            <text:p>11.6250237684063</text:p>
          </table:table-cell>
          <table:table-cell table:formula="of:=IF([.AU55]&gt;0;[.$D$51]+1/[.AU57];[.$D$53])" office:value-type="float" office:value="12.1475795907662" calcext:value-type="float">
            <text:p>12.1475795907662</text:p>
          </table:table-cell>
          <table:table-cell table:formula="of:=IF([.AV55]&gt;0;[.$D$51]+1/[.AV57];[.$D$53])" office:value-type="float" office:value="12.9655162437081" calcext:value-type="float">
            <text:p>12.9655162437081</text:p>
          </table:table-cell>
          <table:table-cell table:formula="of:=IF([.AW55]&gt;0;[.$D$51]+1/[.AW57];[.$D$53])" office:value-type="float" office:value="14.2899352922429" calcext:value-type="float">
            <text:p>14.2899352922429</text:p>
          </table:table-cell>
          <table:table-cell table:formula="of:=IF([.AX55]&gt;0;[.$D$51]+1/[.AX57];[.$D$53])" office:value-type="float" office:value="16.5567742272315" calcext:value-type="float">
            <text:p>16.5567742272315</text:p>
          </table:table-cell>
          <table:table-cell table:formula="of:=IF([.AY55]&gt;0;[.$D$51]+1/[.AY57];[.$D$53])" office:value-type="float" office:value="20.8314067641008" calcext:value-type="float">
            <text:p>20.8314067641008</text:p>
          </table:table-cell>
          <table:table-cell table:formula="of:=IF([.AZ55]&gt;0;[.$D$51]+1/[.AZ57];[.$D$53])" office:value-type="float" office:value="30.5920093321668" calcext:value-type="float">
            <text:p>30.5920093321668</text:p>
          </table:table-cell>
          <table:table-cell table:formula="of:=IF([.BA55]&gt;0;[.$D$51]+1/[.BA57];[.$D$53])" office:value-type="float" office:value="67.5925925925926" calcext:value-type="float">
            <text:p>67.5925925925926</text:p>
          </table:table-cell>
          <table:table-cell table:formula="of:=IF([.BB55]&gt;0;[.$D$51]+1/[.BB57];[.$D$53])" office:value-type="float" office:value="67.5925925925926" calcext:value-type="float">
            <text:p>67.5925925925926</text:p>
          </table:table-cell>
          <table:table-cell table:formula="of:=IF([.BC55]&gt;0;[.$D$51]+1/[.BC57];[.$D$53])" office:value-type="float" office:value="67.5925925925926" calcext:value-type="float">
            <text:p>67.5925925925926</text:p>
          </table:table-cell>
          <table:table-cell table:formula="of:=IF([.BD55]&gt;0;[.$D$51]+1/[.BD57];[.$D$53])" office:value-type="float" office:value="67.5925925925926" calcext:value-type="float">
            <text:p>67.5925925925926</text:p>
          </table:table-cell>
          <table:table-cell table:formula="of:=IF([.BE55]&gt;0;[.$D$51]+1/[.BE57];[.$D$53])" office:value-type="float" office:value="67.5925925925926" calcext:value-type="float">
            <text:p>67.5925925925926</text:p>
          </table:table-cell>
          <table:table-cell table:formula="of:=IF([.BF55]&gt;0;[.$D$51]+1/[.BF57];[.$D$53])" office:value-type="float" office:value="67.5925925925926" calcext:value-type="float">
            <text:p>67.5925925925926</text:p>
          </table:table-cell>
          <table:table-cell table:formula="of:=IF([.BG55]&gt;0;[.$D$51]+1/[.BG57];[.$D$53])" office:value-type="float" office:value="67.5925925925926" calcext:value-type="float">
            <text:p>67.5925925925926</text:p>
          </table:table-cell>
          <table:table-cell table:formula="of:=IF([.BH55]&gt;0;[.$D$51]+1/[.BH57];[.$D$53])" office:value-type="float" office:value="67.5925925925926" calcext:value-type="float">
            <text:p>67.5925925925926</text:p>
          </table:table-cell>
          <table:table-cell table:formula="of:=IF([.BI55]&gt;0;[.$D$51]+1/[.BI57];[.$D$53])" office:value-type="float" office:value="67.5925925925926" calcext:value-type="float">
            <text:p>67.5925925925926</text:p>
          </table:table-cell>
          <table:table-cell table:formula="of:=IF([.BJ55]&gt;0;[.$D$51]+1/[.BJ57];[.$D$53])" office:value-type="float" office:value="67.5925925925926" calcext:value-type="float">
            <text:p>67.5925925925926</text:p>
          </table:table-cell>
          <table:table-cell table:formula="of:=IF([.BK55]&gt;0;[.$D$51]+1/[.BK57];[.$D$53])" office:value-type="float" office:value="67.5925925925926" calcext:value-type="float">
            <text:p>67.5925925925926</text:p>
          </table:table-cell>
          <table:table-cell table:formula="of:=IF([.BL55]&gt;0;[.$D$51]+1/[.BL57];[.$D$53])" office:value-type="float" office:value="67.5925925925926" calcext:value-type="float">
            <text:p>67.5925925925926</text:p>
          </table:table-cell>
          <table:table-cell table:formula="of:=IF([.BM55]&gt;0;[.$D$51]+1/[.BM57];[.$D$53])" office:value-type="float" office:value="67.5925925925926" calcext:value-type="float">
            <text:p>67.5925925925926</text:p>
          </table:table-cell>
          <table:table-cell table:formula="of:=IF([.BN55]&gt;0;[.$D$51]+1/[.BN57];[.$D$53])" office:value-type="float" office:value="67.5925925925926" calcext:value-type="float">
            <text:p>67.5925925925926</text:p>
          </table:table-cell>
          <table:table-cell table:formula="of:=IF([.BO55]&gt;0;[.$D$51]+1/[.BO57];[.$D$53])" office:value-type="float" office:value="67.5925925925926" calcext:value-type="float">
            <text:p>67.5925925925926</text:p>
          </table:table-cell>
          <table:table-cell table:formula="of:=IF([.BP55]&gt;0;[.$D$51]+1/[.BP57];[.$D$53])" office:value-type="float" office:value="67.5925925925926" calcext:value-type="float">
            <text:p>67.5925925925926</text:p>
          </table:table-cell>
          <table:table-cell table:formula="of:=IF([.BQ55]&gt;0;[.$D$51]+1/[.BQ57];[.$D$53])" office:value-type="float" office:value="67.5925925925926" calcext:value-type="float">
            <text:p>67.5925925925926</text:p>
          </table:table-cell>
          <table:table-cell table:formula="of:=IF([.BR55]&gt;0;[.$D$51]+1/[.BR57];[.$D$53])" office:value-type="float" office:value="67.5925925925926" calcext:value-type="float">
            <text:p>67.5925925925926</text:p>
          </table:table-cell>
          <table:table-cell table:formula="of:=IF([.BS55]&gt;0;[.$D$51]+1/[.BS57];[.$D$53])" office:value-type="float" office:value="67.5925925925926" calcext:value-type="float">
            <text:p>67.5925925925926</text:p>
          </table:table-cell>
          <table:table-cell table:formula="of:=IF([.BT55]&gt;0;[.$D$51]+1/[.BT57];[.$D$53])" office:value-type="float" office:value="67.5925925925926" calcext:value-type="float">
            <text:p>67.5925925925926</text:p>
          </table:table-cell>
          <table:table-cell table:formula="of:=IF([.BU55]&gt;0;[.$D$51]+1/[.BU57];[.$D$53])" office:value-type="float" office:value="67.5925925925926" calcext:value-type="float">
            <text:p>67.5925925925926</text:p>
          </table:table-cell>
          <table:table-cell table:formula="of:=IF([.BV55]&gt;0;[.$D$51]+1/[.BV57];[.$D$53])" office:value-type="float" office:value="67.5925925925926" calcext:value-type="float">
            <text:p>67.5925925925926</text:p>
          </table:table-cell>
          <table:table-cell table:formula="of:=IF([.BW55]&gt;0;[.$D$51]+1/[.BW57];[.$D$53])" office:value-type="float" office:value="67.5925925925926" calcext:value-type="float">
            <text:p>67.5925925925926</text:p>
          </table:table-cell>
          <table:table-cell table:formula="of:=IF([.BX55]&gt;0;[.$D$51]+1/[.BX57];[.$D$53])" office:value-type="float" office:value="67.5925925925926" calcext:value-type="float">
            <text:p>67.5925925925926</text:p>
          </table:table-cell>
          <table:table-cell table:formula="of:=IF([.BY55]&gt;0;[.$D$51]+1/[.BY57];[.$D$53])" office:value-type="float" office:value="67.5925925925926" calcext:value-type="float">
            <text:p>67.5925925925926</text:p>
          </table:table-cell>
          <table:table-cell table:formula="of:=IF([.BZ55]&gt;0;[.$D$51]+1/[.BZ57];[.$D$53])" office:value-type="float" office:value="67.5925925925926" calcext:value-type="float">
            <text:p>67.5925925925926</text:p>
          </table:table-cell>
          <table:table-cell table:formula="of:=IF([.CA55]&gt;0;[.$D$51]+1/[.CA57];[.$D$53])" office:value-type="float" office:value="67.5925925925926" calcext:value-type="float">
            <text:p>67.5925925925926</text:p>
          </table:table-cell>
          <table:table-cell table:formula="of:=IF([.CB55]&gt;0;[.$D$51]+1/[.CB57];[.$D$53])" office:value-type="float" office:value="67.5925925925926" calcext:value-type="float">
            <text:p>67.5925925925926</text:p>
          </table:table-cell>
          <table:table-cell table:formula="of:=IF([.CC55]&gt;0;[.$D$51]+1/[.CC57];[.$D$53])" office:value-type="float" office:value="67.5925925925926" calcext:value-type="float">
            <text:p>67.5925925925926</text:p>
          </table:table-cell>
          <table:table-cell table:formula="of:=IF([.CD55]&gt;0;[.$D$51]+1/[.CD57];[.$D$53])" office:value-type="float" office:value="67.5925925925926" calcext:value-type="float">
            <text:p>67.5925925925926</text:p>
          </table:table-cell>
          <table:table-cell table:formula="of:=IF([.CE55]&gt;0;[.$D$51]+1/[.CE57];[.$D$53])" office:value-type="float" office:value="67.5925925925926" calcext:value-type="float">
            <text:p>67.5925925925926</text:p>
          </table:table-cell>
          <table:table-cell table:formula="of:=IF([.CF55]&gt;0;[.$D$51]+1/[.CF57];[.$D$53])" office:value-type="float" office:value="67.5925925925926" calcext:value-type="float">
            <text:p>67.5925925925926</text:p>
          </table:table-cell>
          <table:table-cell table:formula="of:=IF([.CG55]&gt;0;[.$D$51]+1/[.CG57];[.$D$53])" office:value-type="float" office:value="67.5925925925926" calcext:value-type="float">
            <text:p>67.5925925925926</text:p>
          </table:table-cell>
          <table:table-cell table:formula="of:=IF([.CH55]&gt;0;[.$D$51]+1/[.CH57];[.$D$53])" office:value-type="float" office:value="67.5925925925926" calcext:value-type="float">
            <text:p>67.5925925925926</text:p>
          </table:table-cell>
          <table:table-cell table:formula="of:=IF([.CI55]&gt;0;[.$D$51]+1/[.CI57];[.$D$53])" office:value-type="float" office:value="67.5925925925926" calcext:value-type="float">
            <text:p>67.5925925925926</text:p>
          </table:table-cell>
          <table:table-cell table:formula="of:=IF([.CJ55]&gt;0;[.$D$51]+1/[.CJ57];[.$D$53])" office:value-type="float" office:value="67.5925925925926" calcext:value-type="float">
            <text:p>67.5925925925926</text:p>
          </table:table-cell>
          <table:table-cell table:formula="of:=IF([.CK55]&gt;0;[.$D$51]+1/[.CK57];[.$D$53])" office:value-type="float" office:value="67.5925925925926" calcext:value-type="float">
            <text:p>67.5925925925926</text:p>
          </table:table-cell>
          <table:table-cell table:formula="of:=IF([.CL55]&gt;0;[.$D$51]+1/[.CL57];[.$D$53])" office:value-type="float" office:value="67.5925925925926" calcext:value-type="float">
            <text:p>67.5925925925926</text:p>
          </table:table-cell>
          <table:table-cell table:formula="of:=IF([.CM55]&gt;0;[.$D$51]+1/[.CM57];[.$D$53])" office:value-type="float" office:value="67.5925925925926" calcext:value-type="float">
            <text:p>67.5925925925926</text:p>
          </table:table-cell>
          <table:table-cell table:formula="of:=IF([.CN55]&gt;0;[.$D$51]+1/[.CN57];[.$D$53])" office:value-type="float" office:value="67.5925925925926" calcext:value-type="float">
            <text:p>67.5925925925926</text:p>
          </table:table-cell>
          <table:table-cell table:formula="of:=IF([.CO55]&gt;0;[.$D$51]+1/[.CO57];[.$D$53])" office:value-type="float" office:value="67.5925925925926" calcext:value-type="float">
            <text:p>67.5925925925926</text:p>
          </table:table-cell>
          <table:table-cell table:formula="of:=IF([.CP55]&gt;0;[.$D$51]+1/[.CP57];[.$D$53])" office:value-type="float" office:value="67.5925925925926" calcext:value-type="float">
            <text:p>67.5925925925926</text:p>
          </table:table-cell>
          <table:table-cell table:formula="of:=IF([.CQ55]&gt;0;[.$D$51]+1/[.CQ57];[.$D$53])" office:value-type="float" office:value="67.5925925925926" calcext:value-type="float">
            <text:p>67.5925925925926</text:p>
          </table:table-cell>
          <table:table-cell table:formula="of:=IF([.CR55]&gt;0;[.$D$51]+1/[.CR57];[.$D$53])" office:value-type="float" office:value="67.5925925925926" calcext:value-type="float">
            <text:p>67.5925925925926</text:p>
          </table:table-cell>
          <table:table-cell table:formula="of:=IF([.CS55]&gt;0;[.$D$51]+1/[.CS57];[.$D$53])" office:value-type="float" office:value="67.5925925925926" calcext:value-type="float">
            <text:p>67.5925925925926</text:p>
          </table:table-cell>
          <table:table-cell table:formula="of:=IF([.CT55]&gt;0;[.$D$51]+1/[.CT57];[.$D$53])" office:value-type="float" office:value="67.5925925925926" calcext:value-type="float">
            <text:p>67.5925925925926</text:p>
          </table:table-cell>
          <table:table-cell table:formula="of:=IF([.CU55]&gt;0;[.$D$51]+1/[.CU57];[.$D$53])" office:value-type="float" office:value="67.5925925925926" calcext:value-type="float">
            <text:p>67.5925925925926</text:p>
          </table:table-cell>
          <table:table-cell table:formula="of:=IF([.CV55]&gt;0;[.$D$51]+1/[.CV57];[.$D$53])" office:value-type="float" office:value="67.5925925925926" calcext:value-type="float">
            <text:p>67.5925925925926</text:p>
          </table:table-cell>
          <table:table-cell table:formula="of:=IF([.CW55]&gt;0;[.$D$51]+1/[.CW57];[.$D$53])" office:value-type="float" office:value="67.5925925925926" calcext:value-type="float">
            <text:p>67.5925925925926</text:p>
          </table:table-cell>
          <table:table-cell table:formula="of:=IF([.CX55]&gt;0;[.$D$51]+1/[.CX57];[.$D$53])" office:value-type="float" office:value="67.5925925925926" calcext:value-type="float">
            <text:p>67.5925925925926</text:p>
          </table:table-cell>
          <table:table-cell table:formula="of:=IF([.CY55]&gt;0;[.$D$51]+1/[.CY57];[.$D$53])" office:value-type="float" office:value="67.5925925925926" calcext:value-type="float">
            <text:p>67.5925925925926</text:p>
          </table:table-cell>
          <table:table-cell table:formula="of:=IF([.CZ55]&gt;0;[.$D$51]+1/[.CZ57];[.$D$53])" office:value-type="float" office:value="67.5925925925926" calcext:value-type="float">
            <text:p>67.5925925925926</text:p>
          </table:table-cell>
          <table:table-cell table:formula="of:=IF([.DA55]&gt;0;[.$D$51]+1/[.DA57];[.$D$53])" office:value-type="float" office:value="67.5925925925926" calcext:value-type="float">
            <text:p>67.5925925925926</text:p>
          </table:table-cell>
          <table:table-cell table:formula="of:=IF([.DB55]&gt;0;[.$D$51]+1/[.DB57];[.$D$53])" office:value-type="float" office:value="67.5925925925926" calcext:value-type="float">
            <text:p>67.5925925925926</text:p>
          </table:table-cell>
          <table:table-cell table:formula="of:=IF([.DC55]&gt;0;[.$D$51]+1/[.DC57];[.$D$53])" office:value-type="float" office:value="67.5925925925926" calcext:value-type="float">
            <text:p>67.5925925925926</text:p>
          </table:table-cell>
          <table:table-cell table:formula="of:=IF([.DD55]&gt;0;[.$D$51]+1/[.DD57];[.$D$53])" office:value-type="float" office:value="67.5925925925926" calcext:value-type="float">
            <text:p>67.5925925925926</text:p>
          </table:table-cell>
          <table:table-cell table:formula="of:=IF([.DE55]&gt;0;[.$D$51]+1/[.DE57];[.$D$53])" office:value-type="float" office:value="67.5925925925926" calcext:value-type="float">
            <text:p>67.5925925925926</text:p>
          </table:table-cell>
          <table:table-cell table:formula="of:=IF([.DF55]&gt;0;[.$D$51]+1/[.DF57];[.$D$53])" office:value-type="float" office:value="67.5925925925926" calcext:value-type="float">
            <text:p>67.5925925925926</text:p>
          </table:table-cell>
          <table:table-cell table:formula="of:=IF([.DG55]&gt;0;[.$D$51]+1/[.DG57];[.$D$53])" office:value-type="float" office:value="67.5925925925926" calcext:value-type="float">
            <text:p>67.5925925925926</text:p>
          </table:table-cell>
          <table:table-cell table:formula="of:=IF([.DH55]&gt;0;[.$D$51]+1/[.DH57];[.$D$53])" office:value-type="float" office:value="67.5925925925926" calcext:value-type="float">
            <text:p>67.5925925925926</text:p>
          </table:table-cell>
          <table:table-cell table:formula="of:=IF([.DI55]&gt;0;[.$D$51]+1/[.DI57];[.$D$53])" office:value-type="float" office:value="67.5925925925926" calcext:value-type="float">
            <text:p>67.5925925925926</text:p>
          </table:table-cell>
          <table:table-cell table:formula="of:=IF([.DJ55]&gt;0;[.$D$51]+1/[.DJ57];[.$D$53])" office:value-type="float" office:value="67.5925925925926" calcext:value-type="float">
            <text:p>67.5925925925926</text:p>
          </table:table-cell>
          <table:table-cell table:formula="of:=IF([.DK55]&gt;0;[.$D$51]+1/[.DK57];[.$D$53])" office:value-type="float" office:value="67.5925925925926" calcext:value-type="float">
            <text:p>67.5925925925926</text:p>
          </table:table-cell>
          <table:table-cell table:formula="of:=IF([.DL55]&gt;0;[.$D$51]+1/[.DL57];[.$D$53])" office:value-type="float" office:value="67.5925925925926" calcext:value-type="float">
            <text:p>67.5925925925926</text:p>
          </table:table-cell>
          <table:table-cell table:formula="of:=IF([.DM55]&gt;0;[.$D$51]+1/[.DM57];[.$D$53])" office:value-type="float" office:value="67.5925925925926" calcext:value-type="float">
            <text:p>67.5925925925926</text:p>
          </table:table-cell>
          <table:table-cell table:formula="of:=IF([.DN55]&gt;0;[.$D$51]+1/[.DN57];[.$D$53])" office:value-type="float" office:value="67.5925925925926" calcext:value-type="float">
            <text:p>67.5925925925926</text:p>
          </table:table-cell>
          <table:table-cell table:formula="of:=IF([.DO55]&gt;0;[.$D$51]+1/[.DO57];[.$D$53])" office:value-type="float" office:value="67.5925925925926" calcext:value-type="float">
            <text:p>67.5925925925926</text:p>
          </table:table-cell>
          <table:table-cell table:formula="of:=IF([.DP55]&gt;0;[.$D$51]+1/[.DP57];[.$D$53])" office:value-type="float" office:value="67.5925925925926" calcext:value-type="float">
            <text:p>67.5925925925926</text:p>
          </table:table-cell>
          <table:table-cell table:formula="of:=IF([.DQ55]&gt;0;[.$D$51]+1/[.DQ57];[.$D$53])" office:value-type="float" office:value="67.5925925925926" calcext:value-type="float">
            <text:p>67.5925925925926</text:p>
          </table:table-cell>
          <table:table-cell table:formula="of:=IF([.DR55]&gt;0;[.$D$51]+1/[.DR57];[.$D$53])" office:value-type="float" office:value="67.5925925925926" calcext:value-type="float">
            <text:p>67.5925925925926</text:p>
          </table:table-cell>
          <table:table-cell table:formula="of:=IF([.DS55]&gt;0;[.$D$51]+1/[.DS57];[.$D$53])" office:value-type="float" office:value="67.5925925925926" calcext:value-type="float">
            <text:p>67.5925925925926</text:p>
          </table:table-cell>
          <table:table-cell table:formula="of:=IF([.DT55]&gt;0;[.$D$51]+1/[.DT57];[.$D$53])" office:value-type="float" office:value="67.5925925925926" calcext:value-type="float">
            <text:p>67.5925925925926</text:p>
          </table:table-cell>
          <table:table-cell table:formula="of:=IF([.DU55]&gt;0;[.$D$51]+1/[.DU57];[.$D$53])" office:value-type="float" office:value="67.5925925925926" calcext:value-type="float">
            <text:p>67.5925925925926</text:p>
          </table:table-cell>
          <table:table-cell table:formula="of:=IF([.DV55]&gt;0;[.$D$51]+1/[.DV57];[.$D$53])" office:value-type="float" office:value="67.5925925925926" calcext:value-type="float">
            <text:p>67.5925925925926</text:p>
          </table:table-cell>
          <table:table-cell table:formula="of:=IF([.DW55]&gt;0;[.$D$51]+1/[.DW57];[.$D$53])" office:value-type="float" office:value="67.5925925925926" calcext:value-type="float">
            <text:p>67.5925925925926</text:p>
          </table:table-cell>
          <table:table-cell table:formula="of:=IF([.DX55]&gt;0;[.$D$51]+1/[.DX57];[.$D$53])" office:value-type="float" office:value="67.5925925925926" calcext:value-type="float">
            <text:p>67.5925925925926</text:p>
          </table:table-cell>
          <table:table-cell table:formula="of:=IF([.DY55]&gt;0;[.$D$51]+1/[.DY57];[.$D$53])" office:value-type="float" office:value="67.5925925925926" calcext:value-type="float">
            <text:p>67.5925925925926</text:p>
          </table:table-cell>
          <table:table-cell table:formula="of:=IF([.DZ55]&gt;0;[.$D$51]+1/[.DZ57];[.$D$53])" office:value-type="float" office:value="67.5925925925926" calcext:value-type="float">
            <text:p>67.5925925925926</text:p>
          </table:table-cell>
          <table:table-cell table:formula="of:=IF([.EA55]&gt;0;[.$D$51]+1/[.EA57];[.$D$53])" office:value-type="float" office:value="67.5925925925926" calcext:value-type="float">
            <text:p>67.5925925925926</text:p>
          </table:table-cell>
          <table:table-cell table:formula="of:=IF([.EB55]&gt;0;[.$D$51]+1/[.EB57];[.$D$53])" office:value-type="float" office:value="67.5925925925926" calcext:value-type="float">
            <text:p>67.5925925925926</text:p>
          </table:table-cell>
          <table:table-cell table:formula="of:=IF([.EC55]&gt;0;[.$D$51]+1/[.EC57];[.$D$53])" office:value-type="float" office:value="67.5925925925926" calcext:value-type="float">
            <text:p>67.5925925925926</text:p>
          </table:table-cell>
          <table:table-cell table:formula="of:=IF([.ED55]&gt;0;[.$D$51]+1/[.ED57];[.$D$53])" office:value-type="float" office:value="67.5925925925926" calcext:value-type="float">
            <text:p>67.5925925925926</text:p>
          </table:table-cell>
          <table:table-cell table:formula="of:=IF([.EE55]&gt;0;[.$D$51]+1/[.EE57];[.$D$53])" office:value-type="float" office:value="67.5925925925926" calcext:value-type="float">
            <text:p>67.5925925925926</text:p>
          </table:table-cell>
          <table:table-cell table:formula="of:=IF([.EF55]&gt;0;[.$D$51]+1/[.EF57];[.$D$53])" office:value-type="float" office:value="67.5925925925926" calcext:value-type="float">
            <text:p>67.5925925925926</text:p>
          </table:table-cell>
          <table:table-cell table:formula="of:=IF([.EG55]&gt;0;[.$D$51]+1/[.EG57];[.$D$53])" office:value-type="float" office:value="67.5925925925926" calcext:value-type="float">
            <text:p>67.5925925925926</text:p>
          </table:table-cell>
          <table:table-cell table:formula="of:=IF([.EH55]&gt;0;[.$D$51]+1/[.EH57];[.$D$53])" office:value-type="float" office:value="67.5925925925926" calcext:value-type="float">
            <text:p>67.5925925925926</text:p>
          </table:table-cell>
          <table:table-cell table:formula="of:=IF([.EI55]&gt;0;[.$D$51]+1/[.EI57];[.$D$53])" office:value-type="float" office:value="67.5925925925926" calcext:value-type="float">
            <text:p>67.5925925925926</text:p>
          </table:table-cell>
          <table:table-cell table:formula="of:=IF([.EJ55]&gt;0;[.$D$51]+1/[.EJ57];[.$D$53])" office:value-type="float" office:value="67.5925925925926" calcext:value-type="float">
            <text:p>67.5925925925926</text:p>
          </table:table-cell>
          <table:table-cell table:formula="of:=IF([.EK55]&gt;0;[.$D$51]+1/[.EK57];[.$D$53])" office:value-type="float" office:value="67.5925925925926" calcext:value-type="float">
            <text:p>67.5925925925926</text:p>
          </table:table-cell>
          <table:table-cell table:formula="of:=IF([.EL55]&gt;0;[.$D$51]+1/[.EL57];[.$D$53])" office:value-type="float" office:value="67.5925925925926" calcext:value-type="float">
            <text:p>67.5925925925926</text:p>
          </table:table-cell>
          <table:table-cell table:formula="of:=IF([.EM55]&gt;0;[.$D$51]+1/[.EM57];[.$D$53])" office:value-type="float" office:value="67.5925925925926" calcext:value-type="float">
            <text:p>67.5925925925926</text:p>
          </table:table-cell>
          <table:table-cell table:formula="of:=IF([.EN55]&gt;0;[.$D$51]+1/[.EN57];[.$D$53])" office:value-type="float" office:value="67.5925925925926" calcext:value-type="float">
            <text:p>67.5925925925926</text:p>
          </table:table-cell>
          <table:table-cell table:formula="of:=IF([.EO55]&gt;0;[.$D$51]+1/[.EO57];[.$D$53])" office:value-type="float" office:value="67.5925925925926" calcext:value-type="float">
            <text:p>67.5925925925926</text:p>
          </table:table-cell>
          <table:table-cell table:formula="of:=IF([.EP55]&gt;0;[.$D$51]+1/[.EP57];[.$D$53])" office:value-type="float" office:value="67.5925925925926" calcext:value-type="float">
            <text:p>67.5925925925926</text:p>
          </table:table-cell>
          <table:table-cell table:formula="of:=IF([.EQ55]&gt;0;[.$D$51]+1/[.EQ57];[.$D$53])" office:value-type="float" office:value="67.5925925925926" calcext:value-type="float">
            <text:p>67.5925925925926</text:p>
          </table:table-cell>
          <table:table-cell table:formula="of:=IF([.ER55]&gt;0;[.$D$51]+1/[.ER57];[.$D$53])" office:value-type="float" office:value="67.5925925925926" calcext:value-type="float">
            <text:p>67.5925925925926</text:p>
          </table:table-cell>
          <table:table-cell table:formula="of:=IF([.ES55]&gt;0;[.$D$51]+1/[.ES57];[.$D$53])" office:value-type="float" office:value="67.5925925925926" calcext:value-type="float">
            <text:p>67.5925925925926</text:p>
          </table:table-cell>
          <table:table-cell table:formula="of:=IF([.ET55]&gt;0;[.$D$51]+1/[.ET57];[.$D$53])" office:value-type="float" office:value="67.5925925925926" calcext:value-type="float">
            <text:p>67.5925925925926</text:p>
          </table:table-cell>
          <table:table-cell table:formula="of:=IF([.EU55]&gt;0;[.$D$51]+1/[.EU57];[.$D$53])" office:value-type="float" office:value="67.5925925925926" calcext:value-type="float">
            <text:p>67.5925925925926</text:p>
          </table:table-cell>
          <table:table-cell table:formula="of:=IF([.EV55]&gt;0;[.$D$51]+1/[.EV57];[.$D$53])" office:value-type="float" office:value="67.5925925925926" calcext:value-type="float">
            <text:p>67.5925925925926</text:p>
          </table:table-cell>
          <table:table-cell table:formula="of:=IF([.EW55]&gt;0;[.$D$51]+1/[.EW57];[.$D$53])" office:value-type="float" office:value="67.5925925925926" calcext:value-type="float">
            <text:p>67.5925925925926</text:p>
          </table:table-cell>
          <table:table-cell table:formula="of:=IF([.EX55]&gt;0;[.$D$51]+1/[.EX57];[.$D$53])" office:value-type="float" office:value="67.5925925925926" calcext:value-type="float">
            <text:p>67.5925925925926</text:p>
          </table:table-cell>
          <table:table-cell table:formula="of:=IF([.EY55]&gt;0;[.$D$51]+1/[.EY57];[.$D$53])" office:value-type="float" office:value="67.5925925925926" calcext:value-type="float">
            <text:p>67.5925925925926</text:p>
          </table:table-cell>
          <table:table-cell table:formula="of:=IF([.EZ55]&gt;0;[.$D$51]+1/[.EZ57];[.$D$53])" office:value-type="float" office:value="67.5925925925926" calcext:value-type="float">
            <text:p>67.5925925925926</text:p>
          </table:table-cell>
          <table:table-cell table:formula="of:=IF([.FA55]&gt;0;[.$D$51]+1/[.FA57];[.$D$53])" office:value-type="float" office:value="67.5925925925926" calcext:value-type="float">
            <text:p>67.5925925925926</text:p>
          </table:table-cell>
          <table:table-cell table:formula="of:=IF([.FB55]&gt;0;[.$D$51]+1/[.FB57];[.$D$53])" office:value-type="float" office:value="67.5925925925926" calcext:value-type="float">
            <text:p>67.5925925925926</text:p>
          </table:table-cell>
          <table:table-cell table:formula="of:=IF([.FC55]&gt;0;[.$D$51]+1/[.FC57];[.$D$53])" office:value-type="float" office:value="67.5925925925926" calcext:value-type="float">
            <text:p>67.5925925925926</text:p>
          </table:table-cell>
          <table:table-cell table:formula="of:=IF([.FD55]&gt;0;[.$D$51]+1/[.FD57];[.$D$53])" office:value-type="float" office:value="67.5925925925926" calcext:value-type="float">
            <text:p>67.5925925925926</text:p>
          </table:table-cell>
          <table:table-cell table:formula="of:=IF([.FE55]&gt;0;[.$D$51]+1/[.FE57];[.$D$53])" office:value-type="float" office:value="67.5925925925926" calcext:value-type="float">
            <text:p>67.5925925925926</text:p>
          </table:table-cell>
          <table:table-cell table:formula="of:=IF([.FF55]&gt;0;[.$D$51]+1/[.FF57];[.$D$53])" office:value-type="float" office:value="67.5925925925926" calcext:value-type="float">
            <text:p>67.5925925925926</text:p>
          </table:table-cell>
          <table:table-cell table:formula="of:=IF([.FG55]&gt;0;[.$D$51]+1/[.FG57];[.$D$53])" office:value-type="float" office:value="67.5925925925926" calcext:value-type="float">
            <text:p>67.5925925925926</text:p>
          </table:table-cell>
          <table:table-cell table:formula="of:=IF([.FH55]&gt;0;[.$D$51]+1/[.FH57];[.$D$53])" office:value-type="float" office:value="67.5925925925926" calcext:value-type="float">
            <text:p>67.5925925925926</text:p>
          </table:table-cell>
          <table:table-cell table:formula="of:=IF([.FI55]&gt;0;[.$D$51]+1/[.FI57];[.$D$53])" office:value-type="float" office:value="67.5925925925926" calcext:value-type="float">
            <text:p>67.5925925925926</text:p>
          </table:table-cell>
          <table:table-cell table:formula="of:=IF([.FJ55]&gt;0;[.$D$51]+1/[.FJ57];[.$D$53])" office:value-type="float" office:value="67.5925925925926" calcext:value-type="float">
            <text:p>67.5925925925926</text:p>
          </table:table-cell>
          <table:table-cell table:formula="of:=IF([.FK55]&gt;0;[.$D$51]+1/[.FK57];[.$D$53])" office:value-type="float" office:value="67.5925925925926" calcext:value-type="float">
            <text:p>67.5925925925926</text:p>
          </table:table-cell>
          <table:table-cell table:formula="of:=IF([.FL55]&gt;0;[.$D$51]+1/[.FL57];[.$D$53])" office:value-type="float" office:value="67.5925925925926" calcext:value-type="float">
            <text:p>67.5925925925926</text:p>
          </table:table-cell>
          <table:table-cell table:formula="of:=IF([.FM55]&gt;0;[.$D$51]+1/[.FM57];[.$D$53])" office:value-type="float" office:value="67.5925925925926" calcext:value-type="float">
            <text:p>67.5925925925926</text:p>
          </table:table-cell>
          <table:table-cell table:formula="of:=IF([.FN55]&gt;0;[.$D$51]+1/[.FN57];[.$D$53])" office:value-type="float" office:value="67.5925925925926" calcext:value-type="float">
            <text:p>67.5925925925926</text:p>
          </table:table-cell>
          <table:table-cell table:formula="of:=IF([.FO55]&gt;0;[.$D$51]+1/[.FO57];[.$D$53])" office:value-type="float" office:value="67.5925925925926" calcext:value-type="float">
            <text:p>67.5925925925926</text:p>
          </table:table-cell>
          <table:table-cell table:formula="of:=IF([.FP55]&gt;0;[.$D$51]+1/[.FP57];[.$D$53])" office:value-type="float" office:value="67.5925925925926" calcext:value-type="float">
            <text:p>67.5925925925926</text:p>
          </table:table-cell>
          <table:table-cell table:formula="of:=IF([.FQ55]&gt;0;[.$D$51]+1/[.FQ57];[.$D$53])" office:value-type="float" office:value="67.5925925925926" calcext:value-type="float">
            <text:p>67.5925925925926</text:p>
          </table:table-cell>
          <table:table-cell table:formula="of:=IF([.FR55]&gt;0;[.$D$51]+1/[.FR57];[.$D$53])" office:value-type="float" office:value="67.5925925925926" calcext:value-type="float">
            <text:p>67.5925925925926</text:p>
          </table:table-cell>
          <table:table-cell table:formula="of:=IF([.FS55]&gt;0;[.$D$51]+1/[.FS57];[.$D$53])" office:value-type="float" office:value="67.5925925925926" calcext:value-type="float">
            <text:p>67.5925925925926</text:p>
          </table:table-cell>
          <table:table-cell table:formula="of:=IF([.FT55]&gt;0;[.$D$51]+1/[.FT57];[.$D$53])" office:value-type="float" office:value="67.5925925925926" calcext:value-type="float">
            <text:p>67.5925925925926</text:p>
          </table:table-cell>
          <table:table-cell table:formula="of:=IF([.FU55]&gt;0;[.$D$51]+1/[.FU57];[.$D$53])" office:value-type="float" office:value="67.5925925925926" calcext:value-type="float">
            <text:p>67.5925925925926</text:p>
          </table:table-cell>
          <table:table-cell table:formula="of:=IF([.FV55]&gt;0;[.$D$51]+1/[.FV57];[.$D$53])" office:value-type="float" office:value="67.5925925925926" calcext:value-type="float">
            <text:p>67.5925925925926</text:p>
          </table:table-cell>
          <table:table-cell table:formula="of:=IF([.FW55]&gt;0;[.$D$51]+1/[.FW57];[.$D$53])" office:value-type="float" office:value="67.5925925925926" calcext:value-type="float">
            <text:p>67.5925925925926</text:p>
          </table:table-cell>
          <table:table-cell table:formula="of:=IF([.FX55]&gt;0;[.$D$51]+1/[.FX57];[.$D$53])" office:value-type="float" office:value="67.5925925925926" calcext:value-type="float">
            <text:p>67.5925925925926</text:p>
          </table:table-cell>
          <table:table-cell table:formula="of:=IF([.FY55]&gt;0;[.$D$51]+1/[.FY57];[.$D$53])" office:value-type="float" office:value="67.5925925925926" calcext:value-type="float">
            <text:p>67.5925925925926</text:p>
          </table:table-cell>
          <table:table-cell table:formula="of:=IF([.FZ55]&gt;0;[.$D$51]+1/[.FZ57];[.$D$53])" office:value-type="float" office:value="67.5925925925926" calcext:value-type="float">
            <text:p>67.5925925925926</text:p>
          </table:table-cell>
          <table:table-cell table:formula="of:=IF([.GA55]&gt;0;[.$D$51]+1/[.GA57];[.$D$53])" office:value-type="float" office:value="67.5925925925926" calcext:value-type="float">
            <text:p>67.5925925925926</text:p>
          </table:table-cell>
          <table:table-cell table:formula="of:=IF([.GB55]&gt;0;[.$D$51]+1/[.GB57];[.$D$53])" office:value-type="float" office:value="67.5925925925926" calcext:value-type="float">
            <text:p>67.5925925925926</text:p>
          </table:table-cell>
          <table:table-cell table:formula="of:=IF([.GC55]&gt;0;[.$D$51]+1/[.GC57];[.$D$53])" office:value-type="float" office:value="67.5925925925926" calcext:value-type="float">
            <text:p>67.5925925925926</text:p>
          </table:table-cell>
          <table:table-cell table:formula="of:=IF([.GD55]&gt;0;[.$D$51]+1/[.GD57];[.$D$53])" office:value-type="float" office:value="67.5925925925926" calcext:value-type="float">
            <text:p>67.5925925925926</text:p>
          </table:table-cell>
          <table:table-cell table:formula="of:=IF([.GE55]&gt;0;[.$D$51]+1/[.GE57];[.$D$53])" office:value-type="float" office:value="67.5925925925926" calcext:value-type="float">
            <text:p>67.5925925925926</text:p>
          </table:table-cell>
          <table:table-cell table:formula="of:=IF([.GF55]&gt;0;[.$D$51]+1/[.GF57];[.$D$53])" office:value-type="float" office:value="67.5925925925926" calcext:value-type="float">
            <text:p>67.5925925925926</text:p>
          </table:table-cell>
          <table:table-cell table:formula="of:=IF([.GG55]&gt;0;[.$D$51]+1/[.GG57];[.$D$53])" office:value-type="float" office:value="67.5925925925926" calcext:value-type="float">
            <text:p>67.5925925925926</text:p>
          </table:table-cell>
          <table:table-cell table:formula="of:=IF([.GH55]&gt;0;[.$D$51]+1/[.GH57];[.$D$53])" office:value-type="float" office:value="67.5925925925926" calcext:value-type="float">
            <text:p>67.5925925925926</text:p>
          </table:table-cell>
          <table:table-cell table:formula="of:=IF([.GI55]&gt;0;[.$D$51]+1/[.GI57];[.$D$53])" office:value-type="float" office:value="67.5925925925926" calcext:value-type="float">
            <text:p>67.5925925925926</text:p>
          </table:table-cell>
          <table:table-cell table:formula="of:=IF([.GJ55]&gt;0;[.$D$51]+1/[.GJ57];[.$D$53])" office:value-type="float" office:value="67.5925925925926" calcext:value-type="float">
            <text:p>67.5925925925926</text:p>
          </table:table-cell>
          <table:table-cell table:formula="of:=IF([.GK55]&gt;0;[.$D$51]+1/[.GK57];[.$D$53])" office:value-type="float" office:value="67.5925925925926" calcext:value-type="float">
            <text:p>67.5925925925926</text:p>
          </table:table-cell>
          <table:table-cell table:formula="of:=IF([.GL55]&gt;0;[.$D$51]+1/[.GL57];[.$D$53])" office:value-type="float" office:value="67.5925925925926" calcext:value-type="float">
            <text:p>67.5925925925926</text:p>
          </table:table-cell>
          <table:table-cell table:formula="of:=IF([.GM55]&gt;0;[.$D$51]+1/[.GM57];[.$D$53])" office:value-type="float" office:value="67.5925925925926" calcext:value-type="float">
            <text:p>67.5925925925926</text:p>
          </table:table-cell>
          <table:table-cell table:formula="of:=IF([.GN55]&gt;0;[.$D$51]+1/[.GN57];[.$D$53])" office:value-type="float" office:value="67.5925925925926" calcext:value-type="float">
            <text:p>67.5925925925926</text:p>
          </table:table-cell>
          <table:table-cell table:formula="of:=IF([.GO55]&gt;0;[.$D$51]+1/[.GO57];[.$D$53])" office:value-type="float" office:value="67.5925925925926" calcext:value-type="float">
            <text:p>67.5925925925926</text:p>
          </table:table-cell>
          <table:table-cell table:formula="of:=IF([.GP55]&gt;0;[.$D$51]+1/[.GP57];[.$D$53])" office:value-type="float" office:value="67.5925925925926" calcext:value-type="float">
            <text:p>67.5925925925926</text:p>
          </table:table-cell>
          <table:table-cell table:formula="of:=IF([.GQ55]&gt;0;[.$D$51]+1/[.GQ57];[.$D$53])" office:value-type="float" office:value="67.5925925925926" calcext:value-type="float">
            <text:p>67.5925925925926</text:p>
          </table:table-cell>
          <table:table-cell table:formula="of:=IF([.GR55]&gt;0;[.$D$51]+1/[.GR57];[.$D$53])" office:value-type="float" office:value="67.5925925925926" calcext:value-type="float">
            <text:p>67.5925925925926</text:p>
          </table:table-cell>
          <table:table-cell table:formula="of:=IF([.GS55]&gt;0;[.$D$51]+1/[.GS57];[.$D$53])" office:value-type="float" office:value="67.5925925925926" calcext:value-type="float">
            <text:p>67.5925925925926</text:p>
          </table:table-cell>
          <table:table-cell table:formula="of:=IF([.GT55]&gt;0;[.$D$51]+1/[.GT57];[.$D$53])" office:value-type="float" office:value="67.5925925925926" calcext:value-type="float">
            <text:p>67.5925925925926</text:p>
          </table:table-cell>
          <table:table-cell table:formula="of:=IF([.GU55]&gt;0;[.$D$51]+1/[.GU57];[.$D$53])" office:value-type="float" office:value="67.5925925925926" calcext:value-type="float">
            <text:p>67.5925925925926</text:p>
          </table:table-cell>
          <table:table-cell table:formula="of:=IF([.GV55]&gt;0;[.$D$51]+1/[.GV57];[.$D$53])" office:value-type="float" office:value="67.5925925925926" calcext:value-type="float">
            <text:p>67.5925925925926</text:p>
          </table:table-cell>
          <table:table-cell table:formula="of:=IF([.GW55]&gt;0;[.$D$51]+1/[.GW57];[.$D$53])" office:value-type="float" office:value="67.5925925925926" calcext:value-type="float">
            <text:p>67.5925925925926</text:p>
          </table:table-cell>
          <table:table-cell table:formula="of:=IF([.GX55]&gt;0;[.$D$51]+1/[.GX57];[.$D$53])" office:value-type="float" office:value="67.5925925925926" calcext:value-type="float">
            <text:p>67.5925925925926</text:p>
          </table:table-cell>
          <table:table-cell table:formula="of:=IF([.GY55]&gt;0;[.$D$51]+1/[.GY57];[.$D$53])" office:value-type="float" office:value="67.5925925925926" calcext:value-type="float">
            <text:p>67.5925925925926</text:p>
          </table:table-cell>
          <table:table-cell table:formula="of:=IF([.GZ55]&gt;0;[.$D$51]+1/[.GZ57];[.$D$53])" office:value-type="float" office:value="67.5925925925926" calcext:value-type="float">
            <text:p>67.5925925925926</text:p>
          </table:table-cell>
          <table:table-cell table:formula="of:=IF([.HA55]&gt;0;[.$D$51]+1/[.HA57];[.$D$53])" office:value-type="float" office:value="67.5925925925926" calcext:value-type="float">
            <text:p>67.5925925925926</text:p>
          </table:table-cell>
          <table:table-cell table:formula="of:=IF([.HB55]&gt;0;[.$D$51]+1/[.HB57];[.$D$53])" office:value-type="float" office:value="67.5925925925926" calcext:value-type="float">
            <text:p>67.5925925925926</text:p>
          </table:table-cell>
          <table:table-cell table:formula="of:=IF([.HC55]&gt;0;[.$D$51]+1/[.HC57];[.$D$53])" office:value-type="float" office:value="67.5925925925926" calcext:value-type="float">
            <text:p>67.5925925925926</text:p>
          </table:table-cell>
          <table:table-cell table:formula="of:=IF([.HD55]&gt;0;[.$D$51]+1/[.HD57];[.$D$53])" office:value-type="float" office:value="67.5925925925926" calcext:value-type="float">
            <text:p>67.5925925925926</text:p>
          </table:table-cell>
          <table:table-cell table:formula="of:=IF([.HE55]&gt;0;[.$D$51]+1/[.HE57];[.$D$53])" office:value-type="float" office:value="67.5925925925926" calcext:value-type="float">
            <text:p>67.5925925925926</text:p>
          </table:table-cell>
          <table:table-cell table:formula="of:=IF([.HF55]&gt;0;[.$D$51]+1/[.HF57];[.$D$53])" office:value-type="float" office:value="67.5925925925926" calcext:value-type="float">
            <text:p>67.5925925925926</text:p>
          </table:table-cell>
          <table:table-cell table:formula="of:=IF([.HG55]&gt;0;[.$D$51]+1/[.HG57];[.$D$53])" office:value-type="float" office:value="67.5925925925926" calcext:value-type="float">
            <text:p>67.5925925925926</text:p>
          </table:table-cell>
          <table:table-cell table:formula="of:=IF([.HH55]&gt;0;[.$D$51]+1/[.HH57];[.$D$53])" office:value-type="float" office:value="67.5925925925926" calcext:value-type="float">
            <text:p>67.5925925925926</text:p>
          </table:table-cell>
          <table:table-cell table:formula="of:=IF([.HI55]&gt;0;[.$D$51]+1/[.HI57];[.$D$53])" office:value-type="float" office:value="67.5925925925926" calcext:value-type="float">
            <text:p>67.5925925925926</text:p>
          </table:table-cell>
          <table:table-cell table:formula="of:=IF([.HJ55]&gt;0;[.$D$51]+1/[.HJ57];[.$D$53])" office:value-type="float" office:value="67.5925925925926" calcext:value-type="float">
            <text:p>67.5925925925926</text:p>
          </table:table-cell>
          <table:table-cell table:formula="of:=IF([.HK55]&gt;0;[.$D$51]+1/[.HK57];[.$D$53])" office:value-type="float" office:value="67.5925925925926" calcext:value-type="float">
            <text:p>67.5925925925926</text:p>
          </table:table-cell>
          <table:table-cell table:formula="of:=IF([.HL55]&gt;0;[.$D$51]+1/[.HL57];[.$D$53])" office:value-type="float" office:value="67.5925925925926" calcext:value-type="float">
            <text:p>67.5925925925926</text:p>
          </table:table-cell>
          <table:table-cell table:formula="of:=IF([.HM55]&gt;0;[.$D$51]+1/[.HM57];[.$D$53])" office:value-type="float" office:value="67.5925925925926" calcext:value-type="float">
            <text:p>67.5925925925926</text:p>
          </table:table-cell>
          <table:table-cell table:formula="of:=IF([.HN55]&gt;0;[.$D$51]+1/[.HN57];[.$D$53])" office:value-type="float" office:value="67.5925925925926" calcext:value-type="float">
            <text:p>67.5925925925926</text:p>
          </table:table-cell>
          <table:table-cell table:formula="of:=IF([.HO55]&gt;0;[.$D$51]+1/[.HO57];[.$D$53])" office:value-type="float" office:value="67.5925925925926" calcext:value-type="float">
            <text:p>67.5925925925926</text:p>
          </table:table-cell>
          <table:table-cell table:formula="of:=IF([.HP55]&gt;0;[.$D$51]+1/[.HP57];[.$D$53])" office:value-type="float" office:value="67.5925925925926" calcext:value-type="float">
            <text:p>67.5925925925926</text:p>
          </table:table-cell>
          <table:table-cell table:formula="of:=IF([.HQ55]&gt;0;[.$D$51]+1/[.HQ57];[.$D$53])" office:value-type="float" office:value="67.5925925925926" calcext:value-type="float">
            <text:p>67.5925925925926</text:p>
          </table:table-cell>
          <table:table-cell table:formula="of:=IF([.HR55]&gt;0;[.$D$51]+1/[.HR57];[.$D$53])" office:value-type="float" office:value="67.5925925925926" calcext:value-type="float">
            <text:p>67.5925925925926</text:p>
          </table:table-cell>
          <table:table-cell table:formula="of:=IF([.HS55]&gt;0;[.$D$51]+1/[.HS57];[.$D$53])" office:value-type="float" office:value="67.5925925925926" calcext:value-type="float">
            <text:p>67.5925925925926</text:p>
          </table:table-cell>
          <table:table-cell table:formula="of:=IF([.HT55]&gt;0;[.$D$51]+1/[.HT57];[.$D$53])" office:value-type="float" office:value="67.5925925925926" calcext:value-type="float">
            <text:p>67.5925925925926</text:p>
          </table:table-cell>
          <table:table-cell table:formula="of:=IF([.HU55]&gt;0;[.$D$51]+1/[.HU57];[.$D$53])" office:value-type="float" office:value="67.5925925925926" calcext:value-type="float">
            <text:p>67.5925925925926</text:p>
          </table:table-cell>
          <table:table-cell table:formula="of:=IF([.HV55]&gt;0;[.$D$51]+1/[.HV57];[.$D$53])" office:value-type="float" office:value="67.5925925925926" calcext:value-type="float">
            <text:p>67.5925925925926</text:p>
          </table:table-cell>
          <table:table-cell table:formula="of:=IF([.HW55]&gt;0;[.$D$51]+1/[.HW57];[.$D$53])" office:value-type="float" office:value="67.5925925925926" calcext:value-type="float">
            <text:p>67.5925925925926</text:p>
          </table:table-cell>
          <table:table-cell table:formula="of:=IF([.HX55]&gt;0;[.$D$51]+1/[.HX57];[.$D$53])" office:value-type="float" office:value="67.5925925925926" calcext:value-type="float">
            <text:p>67.5925925925926</text:p>
          </table:table-cell>
          <table:table-cell table:formula="of:=IF([.HY55]&gt;0;[.$D$51]+1/[.HY57];[.$D$53])" office:value-type="float" office:value="67.5925925925926" calcext:value-type="float">
            <text:p>67.5925925925926</text:p>
          </table:table-cell>
          <table:table-cell table:formula="of:=IF([.HZ55]&gt;0;[.$D$51]+1/[.HZ57];[.$D$53])" office:value-type="float" office:value="67.5925925925926" calcext:value-type="float">
            <text:p>67.5925925925926</text:p>
          </table:table-cell>
          <table:table-cell table:formula="of:=IF([.IA55]&gt;0;[.$D$51]+1/[.IA57];[.$D$53])" office:value-type="float" office:value="67.5925925925926" calcext:value-type="float">
            <text:p>67.5925925925926</text:p>
          </table:table-cell>
          <table:table-cell table:formula="of:=IF([.IB55]&gt;0;[.$D$51]+1/[.IB57];[.$D$53])" office:value-type="float" office:value="67.5925925925926" calcext:value-type="float">
            <text:p>67.5925925925926</text:p>
          </table:table-cell>
          <table:table-cell table:formula="of:=IF([.IC55]&gt;0;[.$D$51]+1/[.IC57];[.$D$53])" office:value-type="float" office:value="67.5925925925926" calcext:value-type="float">
            <text:p>67.5925925925926</text:p>
          </table:table-cell>
          <table:table-cell table:formula="of:=IF([.ID55]&gt;0;[.$D$51]+1/[.ID57];[.$D$53])" office:value-type="float" office:value="67.5925925925926" calcext:value-type="float">
            <text:p>67.5925925925926</text:p>
          </table:table-cell>
          <table:table-cell table:formula="of:=IF([.IE55]&gt;0;[.$D$51]+1/[.IE57];[.$D$53])" office:value-type="float" office:value="67.5925925925926" calcext:value-type="float">
            <text:p>67.5925925925926</text:p>
          </table:table-cell>
          <table:table-cell table:formula="of:=IF([.IF55]&gt;0;[.$D$51]+1/[.IF57];[.$D$53])" office:value-type="float" office:value="67.5925925925926" calcext:value-type="float">
            <text:p>67.5925925925926</text:p>
          </table:table-cell>
          <table:table-cell table:formula="of:=IF([.IG55]&gt;0;[.$D$51]+1/[.IG57];[.$D$53])" office:value-type="float" office:value="67.5925925925926" calcext:value-type="float">
            <text:p>67.5925925925926</text:p>
          </table:table-cell>
          <table:table-cell table:formula="of:=IF([.IH55]&gt;0;[.$D$51]+1/[.IH57];[.$D$53])" office:value-type="float" office:value="67.5925925925926" calcext:value-type="float">
            <text:p>67.5925925925926</text:p>
          </table:table-cell>
          <table:table-cell table:formula="of:=IF([.II55]&gt;0;[.$D$51]+1/[.II57];[.$D$53])" office:value-type="float" office:value="67.5925925925926" calcext:value-type="float">
            <text:p>67.5925925925926</text:p>
          </table:table-cell>
          <table:table-cell table:formula="of:=IF([.IJ55]&gt;0;[.$D$51]+1/[.IJ57];[.$D$53])" office:value-type="float" office:value="67.5925925925926" calcext:value-type="float">
            <text:p>67.5925925925926</text:p>
          </table:table-cell>
          <table:table-cell table:formula="of:=IF([.IK55]&gt;0;[.$D$51]+1/[.IK57];[.$D$53])" office:value-type="float" office:value="67.5925925925926" calcext:value-type="float">
            <text:p>67.5925925925926</text:p>
          </table:table-cell>
          <table:table-cell table:formula="of:=IF([.IL55]&gt;0;[.$D$51]+1/[.IL57];[.$D$53])" office:value-type="float" office:value="67.5925925925926" calcext:value-type="float">
            <text:p>67.5925925925926</text:p>
          </table:table-cell>
          <table:table-cell table:formula="of:=IF([.IM55]&gt;0;[.$D$51]+1/[.IM57];[.$D$53])" office:value-type="float" office:value="67.5925925925926" calcext:value-type="float">
            <text:p>67.5925925925926</text:p>
          </table:table-cell>
          <table:table-cell table:formula="of:=IF([.IN55]&gt;0;[.$D$51]+1/[.IN57];[.$D$53])" office:value-type="float" office:value="67.5925925925926" calcext:value-type="float">
            <text:p>67.5925925925926</text:p>
          </table:table-cell>
          <table:table-cell table:formula="of:=IF([.IO55]&gt;0;[.$D$51]+1/[.IO57];[.$D$53])" office:value-type="float" office:value="67.5925925925926" calcext:value-type="float">
            <text:p>67.5925925925926</text:p>
          </table:table-cell>
          <table:table-cell table:formula="of:=IF([.IP55]&gt;0;[.$D$51]+1/[.IP57];[.$D$53])" office:value-type="float" office:value="67.5925925925926" calcext:value-type="float">
            <text:p>67.5925925925926</text:p>
          </table:table-cell>
          <table:table-cell table:formula="of:=IF([.IQ55]&gt;0;[.$D$51]+1/[.IQ57];[.$D$53])" office:value-type="float" office:value="67.5925925925926" calcext:value-type="float">
            <text:p>67.5925925925926</text:p>
          </table:table-cell>
          <table:table-cell table:formula="of:=IF([.IR55]&gt;0;[.$D$51]+1/[.IR57];[.$D$53])" office:value-type="float" office:value="67.5925925925926" calcext:value-type="float">
            <text:p>67.5925925925926</text:p>
          </table:table-cell>
          <table:table-cell table:formula="of:=IF([.IS55]&gt;0;[.$D$51]+1/[.IS57];[.$D$53])" office:value-type="float" office:value="67.5925925925926" calcext:value-type="float">
            <text:p>67.5925925925926</text:p>
          </table:table-cell>
          <table:table-cell table:formula="of:=IF([.IT55]&gt;0;[.$D$51]+1/[.IT57];[.$D$53])" office:value-type="float" office:value="67.5925925925926" calcext:value-type="float">
            <text:p>67.5925925925926</text:p>
          </table:table-cell>
          <table:table-cell table:formula="of:=IF([.IU55]&gt;0;[.$D$51]+1/[.IU57];[.$D$53])" office:value-type="float" office:value="67.5925925925926" calcext:value-type="float">
            <text:p>67.5925925925926</text:p>
          </table:table-cell>
          <table:table-cell table:formula="of:=IF([.IV55]&gt;0;[.$D$51]+1/[.IV57];[.$D$53])" office:value-type="float" office:value="67.5925925925926" calcext:value-type="float">
            <text:p>67.5925925925926</text:p>
          </table:table-cell>
          <table:table-cell table:formula="of:=IF([.IW55]&gt;0;[.$D$51]+1/[.IW57];[.$D$53])" office:value-type="float" office:value="67.5925925925926" calcext:value-type="float">
            <text:p>67.5925925925926</text:p>
          </table:table-cell>
          <table:table-cell table:formula="of:=IF([.IX55]&gt;0;[.$D$51]+1/[.IX57];[.$D$53])" office:value-type="float" office:value="67.5925925925926" calcext:value-type="float">
            <text:p>67.5925925925926</text:p>
          </table:table-cell>
          <table:table-cell table:formula="of:=IF([.IY55]&gt;0;[.$D$51]+1/[.IY57];[.$D$53])" office:value-type="float" office:value="67.5925925925926" calcext:value-type="float">
            <text:p>67.5925925925926</text:p>
          </table:table-cell>
          <table:table-cell table:formula="of:=IF([.IZ55]&gt;0;[.$D$51]+1/[.IZ57];[.$D$53])" office:value-type="float" office:value="67.5925925925926" calcext:value-type="float">
            <text:p>67.5925925925926</text:p>
          </table:table-cell>
          <table:table-cell table:formula="of:=IF([.JA55]&gt;0;[.$D$51]+1/[.JA57];[.$D$53])" office:value-type="float" office:value="67.5925925925926" calcext:value-type="float">
            <text:p>67.5925925925926</text:p>
          </table:table-cell>
          <table:table-cell table:formula="of:=IF([.JB55]&gt;0;[.$D$51]+1/[.JB57];[.$D$53])" office:value-type="float" office:value="67.5925925925926" calcext:value-type="float">
            <text:p>67.5925925925926</text:p>
          </table:table-cell>
          <table:table-cell table:formula="of:=IF([.JC55]&gt;0;[.$D$51]+1/[.JC57];[.$D$53])" office:value-type="float" office:value="67.5925925925926" calcext:value-type="float">
            <text:p>67.5925925925926</text:p>
          </table:table-cell>
          <table:table-cell table:formula="of:=IF([.JD55]&gt;0;[.$D$51]+1/[.JD57];[.$D$53])" office:value-type="float" office:value="67.5925925925926" calcext:value-type="float">
            <text:p>67.5925925925926</text:p>
          </table:table-cell>
          <table:table-cell table:formula="of:=IF([.JE55]&gt;0;[.$D$51]+1/[.JE57];[.$D$53])" office:value-type="float" office:value="67.5925925925926" calcext:value-type="float">
            <text:p>67.5925925925926</text:p>
          </table:table-cell>
          <table:table-cell table:formula="of:=IF([.JF55]&gt;0;[.$D$51]+1/[.JF57];[.$D$53])" office:value-type="float" office:value="67.5925925925926" calcext:value-type="float">
            <text:p>67.5925925925926</text:p>
          </table:table-cell>
          <table:table-cell table:formula="of:=IF([.JG55]&gt;0;[.$D$51]+1/[.JG57];[.$D$53])" office:value-type="float" office:value="67.5925925925926" calcext:value-type="float">
            <text:p>67.5925925925926</text:p>
          </table:table-cell>
          <table:table-cell table:formula="of:=IF([.JH55]&gt;0;[.$D$51]+1/[.JH57];[.$D$53])" office:value-type="float" office:value="67.5925925925926" calcext:value-type="float">
            <text:p>67.5925925925926</text:p>
          </table:table-cell>
          <table:table-cell table:formula="of:=IF([.JI55]&gt;0;[.$D$51]+1/[.JI57];[.$D$53])" office:value-type="float" office:value="67.5925925925926" calcext:value-type="float">
            <text:p>67.5925925925926</text:p>
          </table:table-cell>
          <table:table-cell table:formula="of:=IF([.JJ55]&gt;0;[.$D$51]+1/[.JJ57];[.$D$53])" office:value-type="float" office:value="67.5925925925926" calcext:value-type="float">
            <text:p>67.5925925925926</text:p>
          </table:table-cell>
          <table:table-cell table:formula="of:=IF([.JK55]&gt;0;[.$D$51]+1/[.JK57];[.$D$53])" office:value-type="float" office:value="67.5925925925926" calcext:value-type="float">
            <text:p>67.5925925925926</text:p>
          </table:table-cell>
          <table:table-cell table:formula="of:=IF([.JL55]&gt;0;[.$D$51]+1/[.JL57];[.$D$53])" office:value-type="float" office:value="67.5925925925926" calcext:value-type="float">
            <text:p>67.5925925925926</text:p>
          </table:table-cell>
          <table:table-cell table:formula="of:=IF([.JM55]&gt;0;[.$D$51]+1/[.JM57];[.$D$53])" office:value-type="float" office:value="67.5925925925926" calcext:value-type="float">
            <text:p>67.5925925925926</text:p>
          </table:table-cell>
          <table:table-cell table:formula="of:=IF([.JN55]&gt;0;[.$D$51]+1/[.JN57];[.$D$53])" office:value-type="float" office:value="67.5925925925926" calcext:value-type="float">
            <text:p>67.5925925925926</text:p>
          </table:table-cell>
          <table:table-cell table:formula="of:=IF([.JO55]&gt;0;[.$D$51]+1/[.JO57];[.$D$53])" office:value-type="float" office:value="67.5925925925926" calcext:value-type="float">
            <text:p>67.5925925925926</text:p>
          </table:table-cell>
          <table:table-cell table:formula="of:=IF([.JP55]&gt;0;[.$D$51]+1/[.JP57];[.$D$53])" office:value-type="float" office:value="67.5925925925926" calcext:value-type="float">
            <text:p>67.5925925925926</text:p>
          </table:table-cell>
          <table:table-cell table:formula="of:=IF([.JQ55]&gt;0;[.$D$51]+1/[.JQ57];[.$D$53])" office:value-type="float" office:value="67.5925925925926" calcext:value-type="float">
            <text:p>67.5925925925926</text:p>
          </table:table-cell>
          <table:table-cell table:formula="of:=IF([.JR55]&gt;0;[.$D$51]+1/[.JR57];[.$D$53])" office:value-type="float" office:value="67.5925925925926" calcext:value-type="float">
            <text:p>67.5925925925926</text:p>
          </table:table-cell>
          <table:table-cell table:formula="of:=IF([.JS55]&gt;0;[.$D$51]+1/[.JS57];[.$D$53])" office:value-type="float" office:value="67.5925925925926" calcext:value-type="float">
            <text:p>67.5925925925926</text:p>
          </table:table-cell>
          <table:table-cell table:formula="of:=IF([.JT55]&gt;0;[.$D$51]+1/[.JT57];[.$D$53])" office:value-type="float" office:value="67.5925925925926" calcext:value-type="float">
            <text:p>67.5925925925926</text:p>
          </table:table-cell>
          <table:table-cell table:formula="of:=IF([.JU55]&gt;0;[.$D$51]+1/[.JU57];[.$D$53])" office:value-type="float" office:value="67.5925925925926" calcext:value-type="float">
            <text:p>67.5925925925926</text:p>
          </table:table-cell>
          <table:table-cell table:formula="of:=IF([.JV55]&gt;0;[.$D$51]+1/[.JV57];[.$D$53])" office:value-type="float" office:value="67.5925925925926" calcext:value-type="float">
            <text:p>67.5925925925926</text:p>
          </table:table-cell>
          <table:table-cell table:formula="of:=IF([.JW55]&gt;0;[.$D$51]+1/[.JW57];[.$D$53])" office:value-type="float" office:value="67.5925925925926" calcext:value-type="float">
            <text:p>67.5925925925926</text:p>
          </table:table-cell>
          <table:table-cell table:formula="of:=IF([.JX55]&gt;0;[.$D$51]+1/[.JX57];[.$D$53])" office:value-type="float" office:value="67.5925925925926" calcext:value-type="float">
            <text:p>67.5925925925926</text:p>
          </table:table-cell>
          <table:table-cell table:formula="of:=IF([.JY55]&gt;0;[.$D$51]+1/[.JY57];[.$D$53])" office:value-type="float" office:value="67.5925925925926" calcext:value-type="float">
            <text:p>67.5925925925926</text:p>
          </table:table-cell>
          <table:table-cell table:formula="of:=IF([.JZ55]&gt;0;[.$D$51]+1/[.JZ57];[.$D$53])" office:value-type="float" office:value="67.5925925925926" calcext:value-type="float">
            <text:p>67.5925925925926</text:p>
          </table:table-cell>
          <table:table-cell table:formula="of:=IF([.KA55]&gt;0;[.$D$51]+1/[.KA57];[.$D$53])" office:value-type="float" office:value="67.5925925925926" calcext:value-type="float">
            <text:p>67.5925925925926</text:p>
          </table:table-cell>
          <table:table-cell table:formula="of:=IF([.KB55]&gt;0;[.$D$51]+1/[.KB57];[.$D$53])" office:value-type="float" office:value="67.5925925925926" calcext:value-type="float">
            <text:p>67.5925925925926</text:p>
          </table:table-cell>
          <table:table-cell table:formula="of:=IF([.KC55]&gt;0;[.$D$51]+1/[.KC57];[.$D$53])" office:value-type="float" office:value="67.5925925925926" calcext:value-type="float">
            <text:p>67.5925925925926</text:p>
          </table:table-cell>
          <table:table-cell table:formula="of:=IF([.KD55]&gt;0;[.$D$51]+1/[.KD57];[.$D$53])" office:value-type="float" office:value="67.5925925925926" calcext:value-type="float">
            <text:p>67.5925925925926</text:p>
          </table:table-cell>
          <table:table-cell table:formula="of:=IF([.KE55]&gt;0;[.$D$51]+1/[.KE57];[.$D$53])" office:value-type="float" office:value="67.5925925925926" calcext:value-type="float">
            <text:p>67.5925925925926</text:p>
          </table:table-cell>
          <table:table-cell table:formula="of:=IF([.KF55]&gt;0;[.$D$51]+1/[.KF57];[.$D$53])" office:value-type="float" office:value="67.5925925925926" calcext:value-type="float">
            <text:p>67.5925925925926</text:p>
          </table:table-cell>
          <table:table-cell table:formula="of:=IF([.KG55]&gt;0;[.$D$51]+1/[.KG57];[.$D$53])" office:value-type="float" office:value="67.5925925925926" calcext:value-type="float">
            <text:p>67.5925925925926</text:p>
          </table:table-cell>
          <table:table-cell table:formula="of:=IF([.KH55]&gt;0;[.$D$51]+1/[.KH57];[.$D$53])" office:value-type="float" office:value="67.5925925925926" calcext:value-type="float">
            <text:p>67.5925925925926</text:p>
          </table:table-cell>
          <table:table-cell table:formula="of:=IF([.KI55]&gt;0;[.$D$51]+1/[.KI57];[.$D$53])" office:value-type="float" office:value="67.5925925925926" calcext:value-type="float">
            <text:p>67.5925925925926</text:p>
          </table:table-cell>
          <table:table-cell table:formula="of:=IF([.KJ55]&gt;0;[.$D$51]+1/[.KJ57];[.$D$53])" office:value-type="float" office:value="67.5925925925926" calcext:value-type="float">
            <text:p>67.5925925925926</text:p>
          </table:table-cell>
          <table:table-cell table:formula="of:=IF([.KK55]&gt;0;[.$D$51]+1/[.KK57];[.$D$53])" office:value-type="float" office:value="67.5925925925926" calcext:value-type="float">
            <text:p>67.5925925925926</text:p>
          </table:table-cell>
          <table:table-cell table:formula="of:=IF([.KL55]&gt;0;[.$D$51]+1/[.KL57];[.$D$53])" office:value-type="float" office:value="67.5925925925926" calcext:value-type="float">
            <text:p>67.5925925925926</text:p>
          </table:table-cell>
          <table:table-cell table:formula="of:=IF([.KM55]&gt;0;[.$D$51]+1/[.KM57];[.$D$53])" office:value-type="float" office:value="67.5925925925926" calcext:value-type="float">
            <text:p>67.5925925925926</text:p>
          </table:table-cell>
          <table:table-cell table:formula="of:=IF([.KN55]&gt;0;[.$D$51]+1/[.KN57];[.$D$53])" office:value-type="float" office:value="67.5925925925926" calcext:value-type="float">
            <text:p>67.5925925925926</text:p>
          </table:table-cell>
          <table:table-cell table:formula="of:=IF([.KO55]&gt;0;[.$D$51]+1/[.KO57];[.$D$53])" office:value-type="float" office:value="67.5925925925926" calcext:value-type="float">
            <text:p>67.5925925925926</text:p>
          </table:table-cell>
          <table:table-cell table:formula="of:=IF([.KP55]&gt;0;[.$D$51]+1/[.KP57];[.$D$53])" office:value-type="float" office:value="67.5925925925926" calcext:value-type="float">
            <text:p>67.5925925925926</text:p>
          </table:table-cell>
          <table:table-cell table:formula="of:=IF([.KQ55]&gt;0;[.$D$51]+1/[.KQ57];[.$D$53])" office:value-type="float" office:value="67.5925925925926" calcext:value-type="float">
            <text:p>67.5925925925926</text:p>
          </table:table-cell>
          <table:table-cell table:formula="of:=IF([.KR55]&gt;0;[.$D$51]+1/[.KR57];[.$D$53])" office:value-type="float" office:value="67.5925925925926" calcext:value-type="float">
            <text:p>67.5925925925926</text:p>
          </table:table-cell>
          <table:table-cell table:formula="of:=IF([.KS55]&gt;0;[.$D$51]+1/[.KS57];[.$D$53])" office:value-type="float" office:value="67.5925925925926" calcext:value-type="float">
            <text:p>67.5925925925926</text:p>
          </table:table-cell>
          <table:table-cell table:formula="of:=IF([.KT55]&gt;0;[.$D$51]+1/[.KT57];[.$D$53])" office:value-type="float" office:value="67.5925925925926" calcext:value-type="float">
            <text:p>67.5925925925926</text:p>
          </table:table-cell>
          <table:table-cell table:formula="of:=IF([.KU55]&gt;0;[.$D$51]+1/[.KU57];[.$D$53])" office:value-type="float" office:value="67.5925925925926" calcext:value-type="float">
            <text:p>67.5925925925926</text:p>
          </table:table-cell>
          <table:table-cell table:formula="of:=IF([.KV55]&gt;0;[.$D$51]+1/[.KV57];[.$D$53])" office:value-type="float" office:value="67.5925925925926" calcext:value-type="float">
            <text:p>67.5925925925926</text:p>
          </table:table-cell>
          <table:table-cell table:formula="of:=IF([.KW55]&gt;0;[.$D$51]+1/[.KW57];[.$D$53])" office:value-type="float" office:value="67.5925925925926" calcext:value-type="float">
            <text:p>67.5925925925926</text:p>
          </table:table-cell>
          <table:table-cell table:formula="of:=IF([.KX55]&gt;0;[.$D$51]+1/[.KX57];[.$D$53])" office:value-type="float" office:value="67.5925925925926" calcext:value-type="float">
            <text:p>67.5925925925926</text:p>
          </table:table-cell>
          <table:table-cell table:formula="of:=IF([.KY55]&gt;0;[.$D$51]+1/[.KY57];[.$D$53])" office:value-type="float" office:value="67.5925925925926" calcext:value-type="float">
            <text:p>67.5925925925926</text:p>
          </table:table-cell>
          <table:table-cell table:formula="of:=IF([.KZ55]&gt;0;[.$D$51]+1/[.KZ57];[.$D$53])" office:value-type="float" office:value="67.5925925925926" calcext:value-type="float">
            <text:p>67.5925925925926</text:p>
          </table:table-cell>
          <table:table-cell table:formula="of:=IF([.LA55]&gt;0;[.$D$51]+1/[.LA57];[.$D$53])" office:value-type="float" office:value="67.5925925925926" calcext:value-type="float">
            <text:p>67.5925925925926</text:p>
          </table:table-cell>
          <table:table-cell table:formula="of:=IF([.LB55]&gt;0;[.$D$51]+1/[.LB57];[.$D$53])" office:value-type="float" office:value="67.5925925925926" calcext:value-type="float">
            <text:p>67.5925925925926</text:p>
          </table:table-cell>
          <table:table-cell table:formula="of:=IF([.LC55]&gt;0;[.$D$51]+1/[.LC57];[.$D$53])" office:value-type="float" office:value="67.5925925925926" calcext:value-type="float">
            <text:p>67.5925925925926</text:p>
          </table:table-cell>
          <table:table-cell table:formula="of:=IF([.LD55]&gt;0;[.$D$51]+1/[.LD57];[.$D$53])" office:value-type="float" office:value="67.5925925925926" calcext:value-type="float">
            <text:p>67.5925925925926</text:p>
          </table:table-cell>
          <table:table-cell table:formula="of:=IF([.LE55]&gt;0;[.$D$51]+1/[.LE57];[.$D$53])" office:value-type="float" office:value="67.5925925925926" calcext:value-type="float">
            <text:p>67.5925925925926</text:p>
          </table:table-cell>
          <table:table-cell table:formula="of:=IF([.LF55]&gt;0;[.$D$51]+1/[.LF57];[.$D$53])" office:value-type="float" office:value="67.5925925925926" calcext:value-type="float">
            <text:p>67.5925925925926</text:p>
          </table:table-cell>
          <table:table-cell table:formula="of:=IF([.LG55]&gt;0;[.$D$51]+1/[.LG57];[.$D$53])" office:value-type="float" office:value="67.5925925925926" calcext:value-type="float">
            <text:p>67.5925925925926</text:p>
          </table:table-cell>
          <table:table-cell table:formula="of:=IF([.LH55]&gt;0;[.$D$51]+1/[.LH57];[.$D$53])" office:value-type="float" office:value="67.5925925925926" calcext:value-type="float">
            <text:p>67.5925925925926</text:p>
          </table:table-cell>
          <table:table-cell table:formula="of:=IF([.LI55]&gt;0;[.$D$51]+1/[.LI57];[.$D$53])" office:value-type="float" office:value="67.5925925925926" calcext:value-type="float">
            <text:p>67.5925925925926</text:p>
          </table:table-cell>
          <table:table-cell table:formula="of:=IF([.LJ55]&gt;0;[.$D$51]+1/[.LJ57];[.$D$53])" office:value-type="float" office:value="67.5925925925926" calcext:value-type="float">
            <text:p>67.5925925925926</text:p>
          </table:table-cell>
          <table:table-cell table:formula="of:=IF([.LK55]&gt;0;[.$D$51]+1/[.LK57];[.$D$53])" office:value-type="float" office:value="67.5925925925926" calcext:value-type="float">
            <text:p>67.5925925925926</text:p>
          </table:table-cell>
          <table:table-cell table:formula="of:=IF([.LL55]&gt;0;[.$D$51]+1/[.LL57];[.$D$53])" office:value-type="float" office:value="67.5925925925926" calcext:value-type="float">
            <text:p>67.5925925925926</text:p>
          </table:table-cell>
          <table:table-cell table:formula="of:=IF([.LM55]&gt;0;[.$D$51]+1/[.LM57];[.$D$53])" office:value-type="float" office:value="67.5925925925926" calcext:value-type="float">
            <text:p>67.5925925925926</text:p>
          </table:table-cell>
          <table:table-cell table:formula="of:=IF([.LN55]&gt;0;[.$D$51]+1/[.LN57];[.$D$53])" office:value-type="float" office:value="67.5925925925926" calcext:value-type="float">
            <text:p>67.5925925925926</text:p>
          </table:table-cell>
          <table:table-cell table:formula="of:=IF([.LO55]&gt;0;[.$D$51]+1/[.LO57];[.$D$53])" office:value-type="float" office:value="67.5925925925926" calcext:value-type="float">
            <text:p>67.5925925925926</text:p>
          </table:table-cell>
          <table:table-cell table:formula="of:=IF([.LP55]&gt;0;[.$D$51]+1/[.LP57];[.$D$53])" office:value-type="float" office:value="67.5925925925926" calcext:value-type="float">
            <text:p>67.5925925925926</text:p>
          </table:table-cell>
          <table:table-cell table:formula="of:=IF([.LQ55]&gt;0;[.$D$51]+1/[.LQ57];[.$D$53])" office:value-type="float" office:value="67.5925925925926" calcext:value-type="float">
            <text:p>67.5925925925926</text:p>
          </table:table-cell>
          <table:table-cell table:formula="of:=IF([.LR55]&gt;0;[.$D$51]+1/[.LR57];[.$D$53])" office:value-type="float" office:value="67.5925925925926" calcext:value-type="float">
            <text:p>67.5925925925926</text:p>
          </table:table-cell>
          <table:table-cell table:formula="of:=IF([.LS55]&gt;0;[.$D$51]+1/[.LS57];[.$D$53])" office:value-type="float" office:value="67.5925925925926" calcext:value-type="float">
            <text:p>67.5925925925926</text:p>
          </table:table-cell>
          <table:table-cell table:formula="of:=IF([.LT55]&gt;0;[.$D$51]+1/[.LT57];[.$D$53])" office:value-type="float" office:value="67.5925925925926" calcext:value-type="float">
            <text:p>67.5925925925926</text:p>
          </table:table-cell>
          <table:table-cell table:formula="of:=IF([.LU55]&gt;0;[.$D$51]+1/[.LU57];[.$D$53])" office:value-type="float" office:value="67.5925925925926" calcext:value-type="float">
            <text:p>67.5925925925926</text:p>
          </table:table-cell>
          <table:table-cell table:formula="of:=IF([.LV55]&gt;0;[.$D$51]+1/[.LV57];[.$D$53])" office:value-type="float" office:value="67.5925925925926" calcext:value-type="float">
            <text:p>67.5925925925926</text:p>
          </table:table-cell>
          <table:table-cell table:formula="of:=IF([.LW55]&gt;0;[.$D$51]+1/[.LW57];[.$D$53])" office:value-type="float" office:value="67.5925925925926" calcext:value-type="float">
            <text:p>67.5925925925926</text:p>
          </table:table-cell>
          <table:table-cell table:formula="of:=IF([.LX55]&gt;0;[.$D$51]+1/[.LX57];[.$D$53])" office:value-type="float" office:value="67.5925925925926" calcext:value-type="float">
            <text:p>67.5925925925926</text:p>
          </table:table-cell>
          <table:table-cell table:formula="of:=IF([.LY55]&gt;0;[.$D$51]+1/[.LY57];[.$D$53])" office:value-type="float" office:value="67.5925925925926" calcext:value-type="float">
            <text:p>67.5925925925926</text:p>
          </table:table-cell>
          <table:table-cell table:formula="of:=IF([.LZ55]&gt;0;[.$D$51]+1/[.LZ57];[.$D$53])" office:value-type="float" office:value="67.5925925925926" calcext:value-type="float">
            <text:p>67.5925925925926</text:p>
          </table:table-cell>
          <table:table-cell table:formula="of:=IF([.MA55]&gt;0;[.$D$51]+1/[.MA57];[.$D$53])" office:value-type="float" office:value="67.5925925925926" calcext:value-type="float">
            <text:p>67.5925925925926</text:p>
          </table:table-cell>
          <table:table-cell table:formula="of:=IF([.MB55]&gt;0;[.$D$51]+1/[.MB57];[.$D$53])" office:value-type="float" office:value="67.5925925925926" calcext:value-type="float">
            <text:p>67.5925925925926</text:p>
          </table:table-cell>
          <table:table-cell table:formula="of:=IF([.MC55]&gt;0;[.$D$51]+1/[.MC57];[.$D$53])" office:value-type="float" office:value="67.5925925925926" calcext:value-type="float">
            <text:p>67.5925925925926</text:p>
          </table:table-cell>
          <table:table-cell table:formula="of:=IF([.MD55]&gt;0;[.$D$51]+1/[.MD57];[.$D$53])" office:value-type="float" office:value="67.5925925925926" calcext:value-type="float">
            <text:p>67.5925925925926</text:p>
          </table:table-cell>
          <table:table-cell table:formula="of:=IF([.ME55]&gt;0;[.$D$51]+1/[.ME57];[.$D$53])" office:value-type="float" office:value="67.5925925925926" calcext:value-type="float">
            <text:p>67.5925925925926</text:p>
          </table:table-cell>
          <table:table-cell table:formula="of:=IF([.MF55]&gt;0;[.$D$51]+1/[.MF57];[.$D$53])" office:value-type="float" office:value="67.5925925925926" calcext:value-type="float">
            <text:p>67.5925925925926</text:p>
          </table:table-cell>
          <table:table-cell table:formula="of:=IF([.MG55]&gt;0;[.$D$51]+1/[.MG57];[.$D$53])" office:value-type="float" office:value="67.5925925925926" calcext:value-type="float">
            <text:p>67.5925925925926</text:p>
          </table:table-cell>
          <table:table-cell table:formula="of:=IF([.MH55]&gt;0;[.$D$51]+1/[.MH57];[.$D$53])" office:value-type="float" office:value="67.5925925925926" calcext:value-type="float">
            <text:p>67.5925925925926</text:p>
          </table:table-cell>
          <table:table-cell table:formula="of:=IF([.MI55]&gt;0;[.$D$51]+1/[.MI57];[.$D$53])" office:value-type="float" office:value="67.5925925925926" calcext:value-type="float">
            <text:p>67.5925925925926</text:p>
          </table:table-cell>
          <table:table-cell table:formula="of:=IF([.MJ55]&gt;0;[.$D$51]+1/[.MJ57];[.$D$53])" office:value-type="float" office:value="67.5925925925926" calcext:value-type="float">
            <text:p>67.5925925925926</text:p>
          </table:table-cell>
          <table:table-cell table:formula="of:=IF([.MK55]&gt;0;[.$D$51]+1/[.MK57];[.$D$53])" office:value-type="float" office:value="67.5925925925926" calcext:value-type="float">
            <text:p>67.5925925925926</text:p>
          </table:table-cell>
          <table:table-cell table:formula="of:=IF([.ML55]&gt;0;[.$D$51]+1/[.ML57];[.$D$53])" office:value-type="float" office:value="67.5925925925926" calcext:value-type="float">
            <text:p>67.5925925925926</text:p>
          </table:table-cell>
          <table:table-cell table:formula="of:=IF([.MM55]&gt;0;[.$D$51]+1/[.MM57];[.$D$53])" office:value-type="float" office:value="67.5925925925926" calcext:value-type="float">
            <text:p>67.5925925925926</text:p>
          </table:table-cell>
          <table:table-cell table:formula="of:=IF([.MN55]&gt;0;[.$D$51]+1/[.MN57];[.$D$53])" office:value-type="float" office:value="67.5925925925926" calcext:value-type="float">
            <text:p>67.5925925925926</text:p>
          </table:table-cell>
          <table:table-cell table:formula="of:=IF([.MO55]&gt;0;[.$D$51]+1/[.MO57];[.$D$53])" office:value-type="float" office:value="67.5925925925926" calcext:value-type="float">
            <text:p>67.5925925925926</text:p>
          </table:table-cell>
          <table:table-cell table:formula="of:=IF([.MP55]&gt;0;[.$D$51]+1/[.MP57];[.$D$53])" office:value-type="float" office:value="67.5925925925926" calcext:value-type="float">
            <text:p>67.5925925925926</text:p>
          </table:table-cell>
          <table:table-cell table:formula="of:=IF([.MQ55]&gt;0;[.$D$51]+1/[.MQ57];[.$D$53])" office:value-type="float" office:value="67.5925925925926" calcext:value-type="float">
            <text:p>67.5925925925926</text:p>
          </table:table-cell>
          <table:table-cell table:formula="of:=IF([.MR55]&gt;0;[.$D$51]+1/[.MR57];[.$D$53])" office:value-type="float" office:value="67.5925925925926" calcext:value-type="float">
            <text:p>67.5925925925926</text:p>
          </table:table-cell>
          <table:table-cell table:formula="of:=IF([.MS55]&gt;0;[.$D$51]+1/[.MS57];[.$D$53])" office:value-type="float" office:value="67.5925925925926" calcext:value-type="float">
            <text:p>67.5925925925926</text:p>
          </table:table-cell>
          <table:table-cell table:formula="of:=IF([.MT55]&gt;0;[.$D$51]+1/[.MT57];[.$D$53])" office:value-type="float" office:value="67.5925925925926" calcext:value-type="float">
            <text:p>67.5925925925926</text:p>
          </table:table-cell>
          <table:table-cell table:formula="of:=IF([.MU55]&gt;0;[.$D$51]+1/[.MU57];[.$D$53])" office:value-type="float" office:value="67.5925925925926" calcext:value-type="float">
            <text:p>67.5925925925926</text:p>
          </table:table-cell>
          <table:table-cell table:formula="of:=IF([.MV55]&gt;0;[.$D$51]+1/[.MV57];[.$D$53])" office:value-type="float" office:value="67.5925925925926" calcext:value-type="float">
            <text:p>67.5925925925926</text:p>
          </table:table-cell>
          <table:table-cell table:formula="of:=IF([.MW55]&gt;0;[.$D$51]+1/[.MW57];[.$D$53])" office:value-type="float" office:value="67.5925925925926" calcext:value-type="float">
            <text:p>67.5925925925926</text:p>
          </table:table-cell>
          <table:table-cell table:formula="of:=IF([.MX55]&gt;0;[.$D$51]+1/[.MX57];[.$D$53])" office:value-type="float" office:value="67.5925925925926" calcext:value-type="float">
            <text:p>67.5925925925926</text:p>
          </table:table-cell>
          <table:table-cell table:formula="of:=IF([.MY55]&gt;0;[.$D$51]+1/[.MY57];[.$D$53])" office:value-type="float" office:value="67.5925925925926" calcext:value-type="float">
            <text:p>67.5925925925926</text:p>
          </table:table-cell>
          <table:table-cell table:formula="of:=IF([.MZ55]&gt;0;[.$D$51]+1/[.MZ57];[.$D$53])" office:value-type="float" office:value="67.5925925925926" calcext:value-type="float">
            <text:p>67.5925925925926</text:p>
          </table:table-cell>
          <table:table-cell table:formula="of:=IF([.NA55]&gt;0;[.$D$51]+1/[.NA57];[.$D$53])" office:value-type="float" office:value="67.5925925925926" calcext:value-type="float">
            <text:p>67.5925925925926</text:p>
          </table:table-cell>
          <table:table-cell table:formula="of:=IF([.NB55]&gt;0;[.$D$51]+1/[.NB57];[.$D$53])" office:value-type="float" office:value="67.5925925925926" calcext:value-type="float">
            <text:p>67.5925925925926</text:p>
          </table:table-cell>
          <table:table-cell table:formula="of:=IF([.NC55]&gt;0;[.$D$51]+1/[.NC57];[.$D$53])" office:value-type="float" office:value="67.5925925925926" calcext:value-type="float">
            <text:p>67.5925925925926</text:p>
          </table:table-cell>
          <table:table-cell table:formula="of:=IF([.ND55]&gt;0;[.$D$51]+1/[.ND57];[.$D$53])" office:value-type="float" office:value="67.5925925925926" calcext:value-type="float">
            <text:p>67.5925925925926</text:p>
          </table:table-cell>
          <table:table-cell table:formula="of:=IF([.NE55]&gt;0;[.$D$51]+1/[.NE57];[.$D$53])" office:value-type="float" office:value="67.5925925925926" calcext:value-type="float">
            <text:p>67.5925925925926</text:p>
          </table:table-cell>
          <table:table-cell table:formula="of:=IF([.NF55]&gt;0;[.$D$51]+1/[.NF57];[.$D$53])" office:value-type="float" office:value="67.5925925925926" calcext:value-type="float">
            <text:p>67.5925925925926</text:p>
          </table:table-cell>
          <table:table-cell table:formula="of:=IF([.NG55]&gt;0;[.$D$51]+1/[.NG57];[.$D$53])" office:value-type="float" office:value="67.5925925925926" calcext:value-type="float">
            <text:p>67.5925925925926</text:p>
          </table:table-cell>
          <table:table-cell table:formula="of:=IF([.NH55]&gt;0;[.$D$51]+1/[.NH57];[.$D$53])" office:value-type="float" office:value="67.5925925925926" calcext:value-type="float">
            <text:p>67.5925925925926</text:p>
          </table:table-cell>
          <table:table-cell table:formula="of:=IF([.NI55]&gt;0;[.$D$51]+1/[.NI57];[.$D$53])" office:value-type="float" office:value="67.5925925925926" calcext:value-type="float">
            <text:p>67.5925925925926</text:p>
          </table:table-cell>
          <table:table-cell table:formula="of:=IF([.NJ55]&gt;0;[.$D$51]+1/[.NJ57];[.$D$53])" office:value-type="float" office:value="67.5925925925926" calcext:value-type="float">
            <text:p>67.5925925925926</text:p>
          </table:table-cell>
          <table:table-cell table:formula="of:=IF([.NK55]&gt;0;[.$D$51]+1/[.NK57];[.$D$53])" office:value-type="float" office:value="67.5925925925926" calcext:value-type="float">
            <text:p>67.5925925925926</text:p>
          </table:table-cell>
          <table:table-cell table:formula="of:=IF([.NL55]&gt;0;[.$D$51]+1/[.NL57];[.$D$53])" office:value-type="float" office:value="67.5925925925926" calcext:value-type="float">
            <text:p>67.5925925925926</text:p>
          </table:table-cell>
          <table:table-cell table:formula="of:=IF([.NM55]&gt;0;[.$D$51]+1/[.NM57];[.$D$53])" office:value-type="float" office:value="67.5925925925926" calcext:value-type="float">
            <text:p>67.5925925925926</text:p>
          </table:table-cell>
          <table:table-cell table:formula="of:=IF([.NN55]&gt;0;[.$D$51]+1/[.NN57];[.$D$53])" office:value-type="float" office:value="67.5925925925926" calcext:value-type="float">
            <text:p>67.5925925925926</text:p>
          </table:table-cell>
          <table:table-cell table:formula="of:=IF([.NO55]&gt;0;[.$D$51]+1/[.NO57];[.$D$53])" office:value-type="float" office:value="67.5925925925926" calcext:value-type="float">
            <text:p>67.5925925925926</text:p>
          </table:table-cell>
          <table:table-cell table:formula="of:=IF([.NP55]&gt;0;[.$D$51]+1/[.NP57];[.$D$53])" office:value-type="float" office:value="67.5925925925926" calcext:value-type="float">
            <text:p>67.5925925925926</text:p>
          </table:table-cell>
          <table:table-cell table:formula="of:=IF([.NQ55]&gt;0;[.$D$51]+1/[.NQ57];[.$D$53])" office:value-type="float" office:value="67.5925925925926" calcext:value-type="float">
            <text:p>67.5925925925926</text:p>
          </table:table-cell>
          <table:table-cell table:formula="of:=IF([.NR55]&gt;0;[.$D$51]+1/[.NR57];[.$D$53])" office:value-type="float" office:value="67.5925925925926" calcext:value-type="float">
            <text:p>67.5925925925926</text:p>
          </table:table-cell>
          <table:table-cell table:formula="of:=IF([.NS55]&gt;0;[.$D$51]+1/[.NS57];[.$D$53])" office:value-type="float" office:value="67.5925925925926" calcext:value-type="float">
            <text:p>67.5925925925926</text:p>
          </table:table-cell>
          <table:table-cell table:formula="of:=IF([.NT55]&gt;0;[.$D$51]+1/[.NT57];[.$D$53])" office:value-type="float" office:value="67.5925925925926" calcext:value-type="float">
            <text:p>67.5925925925926</text:p>
          </table:table-cell>
          <table:table-cell table:formula="of:=IF([.NU55]&gt;0;[.$D$51]+1/[.NU57];[.$D$53])" office:value-type="float" office:value="67.5925925925926" calcext:value-type="float">
            <text:p>67.5925925925926</text:p>
          </table:table-cell>
          <table:table-cell table:formula="of:=IF([.NV55]&gt;0;[.$D$51]+1/[.NV57];[.$D$53])" office:value-type="float" office:value="67.5925925925926" calcext:value-type="float">
            <text:p>67.5925925925926</text:p>
          </table:table-cell>
          <table:table-cell table:formula="of:=IF([.NW55]&gt;0;[.$D$51]+1/[.NW57];[.$D$53])" office:value-type="float" office:value="67.5925925925926" calcext:value-type="float">
            <text:p>67.5925925925926</text:p>
          </table:table-cell>
          <table:table-cell table:formula="of:=IF([.NX55]&gt;0;[.$D$51]+1/[.NX57];[.$D$53])" office:value-type="float" office:value="67.5925925925926" calcext:value-type="float">
            <text:p>67.5925925925926</text:p>
          </table:table-cell>
          <table:table-cell table:formula="of:=IF([.NY55]&gt;0;[.$D$51]+1/[.NY57];[.$D$53])" office:value-type="float" office:value="67.5925925925926" calcext:value-type="float">
            <text:p>67.5925925925926</text:p>
          </table:table-cell>
          <table:table-cell table:formula="of:=IF([.NZ55]&gt;0;[.$D$51]+1/[.NZ57];[.$D$53])" office:value-type="float" office:value="67.5925925925926" calcext:value-type="float">
            <text:p>67.5925925925926</text:p>
          </table:table-cell>
          <table:table-cell table:formula="of:=IF([.OA55]&gt;0;[.$D$51]+1/[.OA57];[.$D$53])" office:value-type="float" office:value="67.5925925925926" calcext:value-type="float">
            <text:p>67.5925925925926</text:p>
          </table:table-cell>
          <table:table-cell table:formula="of:=IF([.OB55]&gt;0;[.$D$51]+1/[.OB57];[.$D$53])" office:value-type="float" office:value="67.5925925925926" calcext:value-type="float">
            <text:p>67.5925925925926</text:p>
          </table:table-cell>
          <table:table-cell table:formula="of:=IF([.OC55]&gt;0;[.$D$51]+1/[.OC57];[.$D$53])" office:value-type="float" office:value="67.5925925925926" calcext:value-type="float">
            <text:p>67.5925925925926</text:p>
          </table:table-cell>
          <table:table-cell table:formula="of:=IF([.OD55]&gt;0;[.$D$51]+1/[.OD57];[.$D$53])" office:value-type="float" office:value="67.5925925925926" calcext:value-type="float">
            <text:p>67.5925925925926</text:p>
          </table:table-cell>
          <table:table-cell table:formula="of:=IF([.OE55]&gt;0;[.$D$51]+1/[.OE57];[.$D$53])" office:value-type="float" office:value="67.5925925925926" calcext:value-type="float">
            <text:p>67.5925925925926</text:p>
          </table:table-cell>
          <table:table-cell table:formula="of:=IF([.OF55]&gt;0;[.$D$51]+1/[.OF57];[.$D$53])" office:value-type="float" office:value="67.5925925925926" calcext:value-type="float">
            <text:p>67.5925925925926</text:p>
          </table:table-cell>
          <table:table-cell table:formula="of:=IF([.OG55]&gt;0;[.$D$51]+1/[.OG57];[.$D$53])" office:value-type="float" office:value="67.5925925925926" calcext:value-type="float">
            <text:p>67.5925925925926</text:p>
          </table:table-cell>
          <table:table-cell table:formula="of:=IF([.OH55]&gt;0;[.$D$51]+1/[.OH57];[.$D$53])" office:value-type="float" office:value="67.5925925925926" calcext:value-type="float">
            <text:p>67.5925925925926</text:p>
          </table:table-cell>
          <table:table-cell table:formula="of:=IF([.OI55]&gt;0;[.$D$51]+1/[.OI57];[.$D$53])" office:value-type="float" office:value="67.5925925925926" calcext:value-type="float">
            <text:p>67.5925925925926</text:p>
          </table:table-cell>
          <table:table-cell table:formula="of:=IF([.OJ55]&gt;0;[.$D$51]+1/[.OJ57];[.$D$53])" office:value-type="float" office:value="67.5925925925926" calcext:value-type="float">
            <text:p>67.5925925925926</text:p>
          </table:table-cell>
          <table:table-cell table:formula="of:=IF([.OK55]&gt;0;[.$D$51]+1/[.OK57];[.$D$53])" office:value-type="float" office:value="67.5925925925926" calcext:value-type="float">
            <text:p>67.5925925925926</text:p>
          </table:table-cell>
          <table:table-cell table:formula="of:=IF([.OL55]&gt;0;[.$D$51]+1/[.OL57];[.$D$53])" office:value-type="float" office:value="67.5925925925926" calcext:value-type="float">
            <text:p>67.5925925925926</text:p>
          </table:table-cell>
          <table:table-cell table:formula="of:=IF([.OM55]&gt;0;[.$D$51]+1/[.OM57];[.$D$53])" office:value-type="float" office:value="67.5925925925926" calcext:value-type="float">
            <text:p>67.5925925925926</text:p>
          </table:table-cell>
          <table:table-cell table:formula="of:=IF([.ON55]&gt;0;[.$D$51]+1/[.ON57];[.$D$53])" office:value-type="float" office:value="67.5925925925926" calcext:value-type="float">
            <text:p>67.5925925925926</text:p>
          </table:table-cell>
          <table:table-cell table:formula="of:=IF([.OO55]&gt;0;[.$D$51]+1/[.OO57];[.$D$53])" office:value-type="float" office:value="67.5925925925926" calcext:value-type="float">
            <text:p>67.5925925925926</text:p>
          </table:table-cell>
          <table:table-cell table:formula="of:=IF([.OP55]&gt;0;[.$D$51]+1/[.OP57];[.$D$53])" office:value-type="float" office:value="67.5925925925926" calcext:value-type="float">
            <text:p>67.5925925925926</text:p>
          </table:table-cell>
          <table:table-cell table:formula="of:=IF([.OQ55]&gt;0;[.$D$51]+1/[.OQ57];[.$D$53])" office:value-type="float" office:value="67.5925925925926" calcext:value-type="float">
            <text:p>67.5925925925926</text:p>
          </table:table-cell>
          <table:table-cell table:formula="of:=IF([.OR55]&gt;0;[.$D$51]+1/[.OR57];[.$D$53])" office:value-type="float" office:value="67.5925925925926" calcext:value-type="float">
            <text:p>67.5925925925926</text:p>
          </table:table-cell>
          <table:table-cell table:formula="of:=IF([.OS55]&gt;0;[.$D$51]+1/[.OS57];[.$D$53])" office:value-type="float" office:value="67.5925925925926" calcext:value-type="float">
            <text:p>67.5925925925926</text:p>
          </table:table-cell>
          <table:table-cell table:formula="of:=IF([.OT55]&gt;0;[.$D$51]+1/[.OT57];[.$D$53])" office:value-type="float" office:value="67.5925925925926" calcext:value-type="float">
            <text:p>67.5925925925926</text:p>
          </table:table-cell>
          <table:table-cell table:formula="of:=IF([.OU55]&gt;0;[.$D$51]+1/[.OU57];[.$D$53])" office:value-type="float" office:value="67.5925925925926" calcext:value-type="float">
            <text:p>67.5925925925926</text:p>
          </table:table-cell>
          <table:table-cell table:formula="of:=IF([.OV55]&gt;0;[.$D$51]+1/[.OV57];[.$D$53])" office:value-type="float" office:value="67.5925925925926" calcext:value-type="float">
            <text:p>67.5925925925926</text:p>
          </table:table-cell>
          <table:table-cell table:formula="of:=IF([.OW55]&gt;0;[.$D$51]+1/[.OW57];[.$D$53])" office:value-type="float" office:value="67.5925925925926" calcext:value-type="float">
            <text:p>67.5925925925926</text:p>
          </table:table-cell>
          <table:table-cell table:formula="of:=IF([.OX55]&gt;0;[.$D$51]+1/[.OX57];[.$D$53])" office:value-type="float" office:value="67.5925925925926" calcext:value-type="float">
            <text:p>67.5925925925926</text:p>
          </table:table-cell>
          <table:table-cell table:formula="of:=IF([.OY55]&gt;0;[.$D$51]+1/[.OY57];[.$D$53])" office:value-type="float" office:value="67.5925925925926" calcext:value-type="float">
            <text:p>67.5925925925926</text:p>
          </table:table-cell>
          <table:table-cell table:formula="of:=IF([.OZ55]&gt;0;[.$D$51]+1/[.OZ57];[.$D$53])" office:value-type="float" office:value="67.5925925925926" calcext:value-type="float">
            <text:p>67.5925925925926</text:p>
          </table:table-cell>
          <table:table-cell table:formula="of:=IF([.PA55]&gt;0;[.$D$51]+1/[.PA57];[.$D$53])" office:value-type="float" office:value="67.5925925925926" calcext:value-type="float">
            <text:p>67.5925925925926</text:p>
          </table:table-cell>
          <table:table-cell table:formula="of:=IF([.PB55]&gt;0;[.$D$51]+1/[.PB57];[.$D$53])" office:value-type="float" office:value="67.5925925925926" calcext:value-type="float">
            <text:p>67.5925925925926</text:p>
          </table:table-cell>
          <table:table-cell table:formula="of:=IF([.PC55]&gt;0;[.$D$51]+1/[.PC57];[.$D$53])" office:value-type="float" office:value="67.5925925925926" calcext:value-type="float">
            <text:p>67.5925925925926</text:p>
          </table:table-cell>
          <table:table-cell table:formula="of:=IF([.PD55]&gt;0;[.$D$51]+1/[.PD57];[.$D$53])" office:value-type="float" office:value="67.5925925925926" calcext:value-type="float">
            <text:p>67.5925925925926</text:p>
          </table:table-cell>
          <table:table-cell table:formula="of:=IF([.PE55]&gt;0;[.$D$51]+1/[.PE57];[.$D$53])" office:value-type="float" office:value="67.5925925925926" calcext:value-type="float">
            <text:p>67.5925925925926</text:p>
          </table:table-cell>
          <table:table-cell table:formula="of:=IF([.PF55]&gt;0;[.$D$51]+1/[.PF57];[.$D$53])" office:value-type="float" office:value="67.5925925925926" calcext:value-type="float">
            <text:p>67.5925925925926</text:p>
          </table:table-cell>
          <table:table-cell table:formula="of:=IF([.PG55]&gt;0;[.$D$51]+1/[.PG57];[.$D$53])" office:value-type="float" office:value="67.5925925925926" calcext:value-type="float">
            <text:p>67.5925925925926</text:p>
          </table:table-cell>
          <table:table-cell table:formula="of:=IF([.PH55]&gt;0;[.$D$51]+1/[.PH57];[.$D$53])" office:value-type="float" office:value="67.5925925925926" calcext:value-type="float">
            <text:p>67.5925925925926</text:p>
          </table:table-cell>
          <table:table-cell table:formula="of:=IF([.PI55]&gt;0;[.$D$51]+1/[.PI57];[.$D$53])" office:value-type="float" office:value="67.5925925925926" calcext:value-type="float">
            <text:p>67.5925925925926</text:p>
          </table:table-cell>
          <table:table-cell table:formula="of:=IF([.PJ55]&gt;0;[.$D$51]+1/[.PJ57];[.$D$53])" office:value-type="float" office:value="67.5925925925926" calcext:value-type="float">
            <text:p>67.5925925925926</text:p>
          </table:table-cell>
          <table:table-cell table:formula="of:=IF([.PK55]&gt;0;[.$D$51]+1/[.PK57];[.$D$53])" office:value-type="float" office:value="67.5925925925926" calcext:value-type="float">
            <text:p>67.5925925925926</text:p>
          </table:table-cell>
          <table:table-cell table:formula="of:=IF([.PL55]&gt;0;[.$D$51]+1/[.PL57];[.$D$53])" office:value-type="float" office:value="67.5925925925926" calcext:value-type="float">
            <text:p>67.5925925925926</text:p>
          </table:table-cell>
          <table:table-cell table:formula="of:=IF([.PM55]&gt;0;[.$D$51]+1/[.PM57];[.$D$53])" office:value-type="float" office:value="67.5925925925926" calcext:value-type="float">
            <text:p>67.5925925925926</text:p>
          </table:table-cell>
          <table:table-cell table:formula="of:=IF([.PN55]&gt;0;[.$D$51]+1/[.PN57];[.$D$53])" office:value-type="float" office:value="67.5925925925926" calcext:value-type="float">
            <text:p>67.5925925925926</text:p>
          </table:table-cell>
          <table:table-cell table:formula="of:=IF([.PO55]&gt;0;[.$D$51]+1/[.PO57];[.$D$53])" office:value-type="float" office:value="67.5925925925926" calcext:value-type="float">
            <text:p>67.5925925925926</text:p>
          </table:table-cell>
          <table:table-cell table:formula="of:=IF([.PP55]&gt;0;[.$D$51]+1/[.PP57];[.$D$53])" office:value-type="float" office:value="67.5925925925926" calcext:value-type="float">
            <text:p>67.5925925925926</text:p>
          </table:table-cell>
          <table:table-cell table:formula="of:=IF([.PQ55]&gt;0;[.$D$51]+1/[.PQ57];[.$D$53])" office:value-type="float" office:value="67.5925925925926" calcext:value-type="float">
            <text:p>67.5925925925926</text:p>
          </table:table-cell>
          <table:table-cell table:formula="of:=IF([.PR55]&gt;0;[.$D$51]+1/[.PR57];[.$D$53])" office:value-type="float" office:value="67.5925925925926" calcext:value-type="float">
            <text:p>67.5925925925926</text:p>
          </table:table-cell>
          <table:table-cell table:formula="of:=IF([.PS55]&gt;0;[.$D$51]+1/[.PS57];[.$D$53])" office:value-type="float" office:value="67.5925925925926" calcext:value-type="float">
            <text:p>67.5925925925926</text:p>
          </table:table-cell>
          <table:table-cell table:formula="of:=IF([.PT55]&gt;0;[.$D$51]+1/[.PT57];[.$D$53])" office:value-type="float" office:value="67.5925925925926" calcext:value-type="float">
            <text:p>67.5925925925926</text:p>
          </table:table-cell>
          <table:table-cell table:formula="of:=IF([.PU55]&gt;0;[.$D$51]+1/[.PU57];[.$D$53])" office:value-type="float" office:value="67.5925925925926" calcext:value-type="float">
            <text:p>67.5925925925926</text:p>
          </table:table-cell>
          <table:table-cell table:formula="of:=IF([.PV55]&gt;0;[.$D$51]+1/[.PV57];[.$D$53])" office:value-type="float" office:value="67.5925925925926" calcext:value-type="float">
            <text:p>67.5925925925926</text:p>
          </table:table-cell>
          <table:table-cell table:formula="of:=IF([.PW55]&gt;0;[.$D$51]+1/[.PW57];[.$D$53])" office:value-type="float" office:value="67.5925925925926" calcext:value-type="float">
            <text:p>67.5925925925926</text:p>
          </table:table-cell>
          <table:table-cell table:formula="of:=IF([.PX55]&gt;0;[.$D$51]+1/[.PX57];[.$D$53])" office:value-type="float" office:value="67.5925925925926" calcext:value-type="float">
            <text:p>67.5925925925926</text:p>
          </table:table-cell>
          <table:table-cell table:formula="of:=IF([.PY55]&gt;0;[.$D$51]+1/[.PY57];[.$D$53])" office:value-type="float" office:value="67.5925925925926" calcext:value-type="float">
            <text:p>67.5925925925926</text:p>
          </table:table-cell>
          <table:table-cell table:formula="of:=IF([.PZ55]&gt;0;[.$D$51]+1/[.PZ57];[.$D$53])" office:value-type="float" office:value="67.5925925925926" calcext:value-type="float">
            <text:p>67.5925925925926</text:p>
          </table:table-cell>
          <table:table-cell table:formula="of:=IF([.QA55]&gt;0;[.$D$51]+1/[.QA57];[.$D$53])" office:value-type="float" office:value="67.5925925925926" calcext:value-type="float">
            <text:p>67.5925925925926</text:p>
          </table:table-cell>
          <table:table-cell table:formula="of:=IF([.QB55]&gt;0;[.$D$51]+1/[.QB57];[.$D$53])" office:value-type="float" office:value="67.5925925925926" calcext:value-type="float">
            <text:p>67.5925925925926</text:p>
          </table:table-cell>
          <table:table-cell table:formula="of:=IF([.QC55]&gt;0;[.$D$51]+1/[.QC57];[.$D$53])" office:value-type="float" office:value="67.5925925925926" calcext:value-type="float">
            <text:p>67.5925925925926</text:p>
          </table:table-cell>
          <table:table-cell table:formula="of:=IF([.QD55]&gt;0;[.$D$51]+1/[.QD57];[.$D$53])" office:value-type="float" office:value="67.5925925925926" calcext:value-type="float">
            <text:p>67.5925925925926</text:p>
          </table:table-cell>
          <table:table-cell table:formula="of:=IF([.QE55]&gt;0;[.$D$51]+1/[.QE57];[.$D$53])" office:value-type="float" office:value="67.5925925925926" calcext:value-type="float">
            <text:p>67.5925925925926</text:p>
          </table:table-cell>
          <table:table-cell table:formula="of:=IF([.QF55]&gt;0;[.$D$51]+1/[.QF57];[.$D$53])" office:value-type="float" office:value="67.5925925925926" calcext:value-type="float">
            <text:p>67.5925925925926</text:p>
          </table:table-cell>
          <table:table-cell table:formula="of:=IF([.QG55]&gt;0;[.$D$51]+1/[.QG57];[.$D$53])" office:value-type="float" office:value="67.5925925925926" calcext:value-type="float">
            <text:p>67.5925925925926</text:p>
          </table:table-cell>
          <table:table-cell table:formula="of:=IF([.QH55]&gt;0;[.$D$51]+1/[.QH57];[.$D$53])" office:value-type="float" office:value="67.5925925925926" calcext:value-type="float">
            <text:p>67.5925925925926</text:p>
          </table:table-cell>
          <table:table-cell table:formula="of:=IF([.QI55]&gt;0;[.$D$51]+1/[.QI57];[.$D$53])" office:value-type="float" office:value="67.5925925925926" calcext:value-type="float">
            <text:p>67.5925925925926</text:p>
          </table:table-cell>
          <table:table-cell table:formula="of:=IF([.QJ55]&gt;0;[.$D$51]+1/[.QJ57];[.$D$53])" office:value-type="float" office:value="67.5925925925926" calcext:value-type="float">
            <text:p>67.5925925925926</text:p>
          </table:table-cell>
          <table:table-cell table:formula="of:=IF([.QK55]&gt;0;[.$D$51]+1/[.QK57];[.$D$53])" office:value-type="float" office:value="67.5925925925926" calcext:value-type="float">
            <text:p>67.5925925925926</text:p>
          </table:table-cell>
          <table:table-cell table:formula="of:=IF([.QL55]&gt;0;[.$D$51]+1/[.QL57];[.$D$53])" office:value-type="float" office:value="67.5925925925926" calcext:value-type="float">
            <text:p>67.5925925925926</text:p>
          </table:table-cell>
          <table:table-cell table:formula="of:=IF([.QM55]&gt;0;[.$D$51]+1/[.QM57];[.$D$53])" office:value-type="float" office:value="67.5925925925926" calcext:value-type="float">
            <text:p>67.5925925925926</text:p>
          </table:table-cell>
          <table:table-cell table:formula="of:=IF([.QN55]&gt;0;[.$D$51]+1/[.QN57];[.$D$53])" office:value-type="float" office:value="67.5925925925926" calcext:value-type="float">
            <text:p>67.5925925925926</text:p>
          </table:table-cell>
          <table:table-cell table:formula="of:=IF([.QO55]&gt;0;[.$D$51]+1/[.QO57];[.$D$53])" office:value-type="float" office:value="67.5925925925926" calcext:value-type="float">
            <text:p>67.5925925925926</text:p>
          </table:table-cell>
          <table:table-cell table:formula="of:=IF([.QP55]&gt;0;[.$D$51]+1/[.QP57];[.$D$53])" office:value-type="float" office:value="67.5925925925926" calcext:value-type="float">
            <text:p>67.5925925925926</text:p>
          </table:table-cell>
          <table:table-cell table:formula="of:=IF([.QQ55]&gt;0;[.$D$51]+1/[.QQ57];[.$D$53])" office:value-type="float" office:value="67.5925925925926" calcext:value-type="float">
            <text:p>67.5925925925926</text:p>
          </table:table-cell>
          <table:table-cell table:formula="of:=IF([.QR55]&gt;0;[.$D$51]+1/[.QR57];[.$D$53])" office:value-type="float" office:value="67.5925925925926" calcext:value-type="float">
            <text:p>67.5925925925926</text:p>
          </table:table-cell>
          <table:table-cell table:formula="of:=IF([.QS55]&gt;0;[.$D$51]+1/[.QS57];[.$D$53])" office:value-type="float" office:value="67.5925925925926" calcext:value-type="float">
            <text:p>67.5925925925926</text:p>
          </table:table-cell>
          <table:table-cell table:formula="of:=IF([.QT55]&gt;0;[.$D$51]+1/[.QT57];[.$D$53])" office:value-type="float" office:value="67.5925925925926" calcext:value-type="float">
            <text:p>67.5925925925926</text:p>
          </table:table-cell>
          <table:table-cell table:formula="of:=IF([.QU55]&gt;0;[.$D$51]+1/[.QU57];[.$D$53])" office:value-type="float" office:value="67.5925925925926" calcext:value-type="float">
            <text:p>67.5925925925926</text:p>
          </table:table-cell>
          <table:table-cell table:formula="of:=IF([.QV55]&gt;0;[.$D$51]+1/[.QV57];[.$D$53])" office:value-type="float" office:value="67.5925925925926" calcext:value-type="float">
            <text:p>67.5925925925926</text:p>
          </table:table-cell>
          <table:table-cell table:formula="of:=IF([.QW55]&gt;0;[.$D$51]+1/[.QW57];[.$D$53])" office:value-type="float" office:value="67.5925925925926" calcext:value-type="float">
            <text:p>67.5925925925926</text:p>
          </table:table-cell>
          <table:table-cell table:formula="of:=IF([.QX55]&gt;0;[.$D$51]+1/[.QX57];[.$D$53])" office:value-type="float" office:value="67.5925925925926" calcext:value-type="float">
            <text:p>67.5925925925926</text:p>
          </table:table-cell>
          <table:table-cell table:formula="of:=IF([.QY55]&gt;0;[.$D$51]+1/[.QY57];[.$D$53])" office:value-type="float" office:value="67.5925925925926" calcext:value-type="float">
            <text:p>67.5925925925926</text:p>
          </table:table-cell>
          <table:table-cell table:formula="of:=IF([.QZ55]&gt;0;[.$D$51]+1/[.QZ57];[.$D$53])" office:value-type="float" office:value="67.5925925925926" calcext:value-type="float">
            <text:p>67.5925925925926</text:p>
          </table:table-cell>
          <table:table-cell table:formula="of:=IF([.RA55]&gt;0;[.$D$51]+1/[.RA57];[.$D$53])" office:value-type="float" office:value="67.5925925925926" calcext:value-type="float">
            <text:p>67.5925925925926</text:p>
          </table:table-cell>
          <table:table-cell table:formula="of:=IF([.RB55]&gt;0;[.$D$51]+1/[.RB57];[.$D$53])" office:value-type="float" office:value="67.5925925925926" calcext:value-type="float">
            <text:p>67.5925925925926</text:p>
          </table:table-cell>
          <table:table-cell table:formula="of:=IF([.RC55]&gt;0;[.$D$51]+1/[.RC57];[.$D$53])" office:value-type="float" office:value="67.5925925925926" calcext:value-type="float">
            <text:p>67.5925925925926</text:p>
          </table:table-cell>
          <table:table-cell table:formula="of:=IF([.RD55]&gt;0;[.$D$51]+1/[.RD57];[.$D$53])" office:value-type="float" office:value="67.5925925925926" calcext:value-type="float">
            <text:p>67.5925925925926</text:p>
          </table:table-cell>
          <table:table-cell table:formula="of:=IF([.RE55]&gt;0;[.$D$51]+1/[.RE57];[.$D$53])" office:value-type="float" office:value="67.5925925925926" calcext:value-type="float">
            <text:p>67.5925925925926</text:p>
          </table:table-cell>
          <table:table-cell table:formula="of:=IF([.RF55]&gt;0;[.$D$51]+1/[.RF57];[.$D$53])" office:value-type="float" office:value="67.5925925925926" calcext:value-type="float">
            <text:p>67.5925925925926</text:p>
          </table:table-cell>
          <table:table-cell table:formula="of:=IF([.RG55]&gt;0;[.$D$51]+1/[.RG57];[.$D$53])" office:value-type="float" office:value="67.5925925925926" calcext:value-type="float">
            <text:p>67.5925925925926</text:p>
          </table:table-cell>
          <table:table-cell table:formula="of:=IF([.RH55]&gt;0;[.$D$51]+1/[.RH57];[.$D$53])" office:value-type="float" office:value="67.5925925925926" calcext:value-type="float">
            <text:p>67.5925925925926</text:p>
          </table:table-cell>
          <table:table-cell table:formula="of:=IF([.RI55]&gt;0;[.$D$51]+1/[.RI57];[.$D$53])" office:value-type="float" office:value="67.5925925925926" calcext:value-type="float">
            <text:p>67.5925925925926</text:p>
          </table:table-cell>
          <table:table-cell table:formula="of:=IF([.RJ55]&gt;0;[.$D$51]+1/[.RJ57];[.$D$53])" office:value-type="float" office:value="67.5925925925926" calcext:value-type="float">
            <text:p>67.5925925925926</text:p>
          </table:table-cell>
          <table:table-cell table:formula="of:=IF([.RK55]&gt;0;[.$D$51]+1/[.RK57];[.$D$53])" office:value-type="float" office:value="67.5925925925926" calcext:value-type="float">
            <text:p>67.5925925925926</text:p>
          </table:table-cell>
          <table:table-cell table:formula="of:=IF([.RL55]&gt;0;[.$D$51]+1/[.RL57];[.$D$53])" office:value-type="float" office:value="67.5925925925926" calcext:value-type="float">
            <text:p>67.5925925925926</text:p>
          </table:table-cell>
          <table:table-cell table:formula="of:=IF([.RM55]&gt;0;[.$D$51]+1/[.RM57];[.$D$53])" office:value-type="float" office:value="67.5925925925926" calcext:value-type="float">
            <text:p>67.5925925925926</text:p>
          </table:table-cell>
          <table:table-cell table:formula="of:=IF([.RN55]&gt;0;[.$D$51]+1/[.RN57];[.$D$53])" office:value-type="float" office:value="67.5925925925926" calcext:value-type="float">
            <text:p>67.5925925925926</text:p>
          </table:table-cell>
          <table:table-cell table:formula="of:=IF([.RO55]&gt;0;[.$D$51]+1/[.RO57];[.$D$53])" office:value-type="float" office:value="67.5925925925926" calcext:value-type="float">
            <text:p>67.5925925925926</text:p>
          </table:table-cell>
          <table:table-cell table:formula="of:=IF([.RP55]&gt;0;[.$D$51]+1/[.RP57];[.$D$53])" office:value-type="float" office:value="67.5925925925926" calcext:value-type="float">
            <text:p>67.5925925925926</text:p>
          </table:table-cell>
          <table:table-cell table:formula="of:=IF([.RQ55]&gt;0;[.$D$51]+1/[.RQ57];[.$D$53])" office:value-type="float" office:value="67.5925925925926" calcext:value-type="float">
            <text:p>67.5925925925926</text:p>
          </table:table-cell>
          <table:table-cell table:formula="of:=IF([.RR55]&gt;0;[.$D$51]+1/[.RR57];[.$D$53])" office:value-type="float" office:value="67.5925925925926" calcext:value-type="float">
            <text:p>67.5925925925926</text:p>
          </table:table-cell>
          <table:table-cell table:formula="of:=IF([.RS55]&gt;0;[.$D$51]+1/[.RS57];[.$D$53])" office:value-type="float" office:value="67.5925925925926" calcext:value-type="float">
            <text:p>67.5925925925926</text:p>
          </table:table-cell>
          <table:table-cell table:formula="of:=IF([.RT55]&gt;0;[.$D$51]+1/[.RT57];[.$D$53])" office:value-type="float" office:value="67.5925925925926" calcext:value-type="float">
            <text:p>67.5925925925926</text:p>
          </table:table-cell>
          <table:table-cell table:formula="of:=IF([.RU55]&gt;0;[.$D$51]+1/[.RU57];[.$D$53])" office:value-type="float" office:value="67.5925925925926" calcext:value-type="float">
            <text:p>67.5925925925926</text:p>
          </table:table-cell>
          <table:table-cell table:formula="of:=IF([.RV55]&gt;0;[.$D$51]+1/[.RV57];[.$D$53])" office:value-type="float" office:value="67.5925925925926" calcext:value-type="float">
            <text:p>67.5925925925926</text:p>
          </table:table-cell>
          <table:table-cell table:formula="of:=IF([.RW55]&gt;0;[.$D$51]+1/[.RW57];[.$D$53])" office:value-type="float" office:value="67.5925925925926" calcext:value-type="float">
            <text:p>67.5925925925926</text:p>
          </table:table-cell>
          <table:table-cell table:formula="of:=IF([.RX55]&gt;0;[.$D$51]+1/[.RX57];[.$D$53])" office:value-type="float" office:value="67.5925925925926" calcext:value-type="float">
            <text:p>67.5925925925926</text:p>
          </table:table-cell>
          <table:table-cell table:formula="of:=IF([.RY55]&gt;0;[.$D$51]+1/[.RY57];[.$D$53])" office:value-type="float" office:value="67.5925925925926" calcext:value-type="float">
            <text:p>67.5925925925926</text:p>
          </table:table-cell>
          <table:table-cell table:formula="of:=IF([.RZ55]&gt;0;[.$D$51]+1/[.RZ57];[.$D$53])" office:value-type="float" office:value="67.5925925925926" calcext:value-type="float">
            <text:p>67.5925925925926</text:p>
          </table:table-cell>
          <table:table-cell table:formula="of:=IF([.SA55]&gt;0;[.$D$51]+1/[.SA57];[.$D$53])" office:value-type="float" office:value="67.5925925925926" calcext:value-type="float">
            <text:p>67.5925925925926</text:p>
          </table:table-cell>
          <table:table-cell table:formula="of:=IF([.SB55]&gt;0;[.$D$51]+1/[.SB57];[.$D$53])" office:value-type="float" office:value="67.5925925925926" calcext:value-type="float">
            <text:p>67.5925925925926</text:p>
          </table:table-cell>
          <table:table-cell table:formula="of:=IF([.SC55]&gt;0;[.$D$51]+1/[.SC57];[.$D$53])" office:value-type="float" office:value="67.5925925925926" calcext:value-type="float">
            <text:p>67.5925925925926</text:p>
          </table:table-cell>
          <table:table-cell table:formula="of:=IF([.SD55]&gt;0;[.$D$51]+1/[.SD57];[.$D$53])" office:value-type="float" office:value="67.5925925925926" calcext:value-type="float">
            <text:p>67.5925925925926</text:p>
          </table:table-cell>
          <table:table-cell table:formula="of:=IF([.SE55]&gt;0;[.$D$51]+1/[.SE57];[.$D$53])" office:value-type="float" office:value="67.5925925925926" calcext:value-type="float">
            <text:p>67.5925925925926</text:p>
          </table:table-cell>
          <table:table-cell table:formula="of:=IF([.SF55]&gt;0;[.$D$51]+1/[.SF57];[.$D$53])" office:value-type="float" office:value="67.5925925925926" calcext:value-type="float">
            <text:p>67.5925925925926</text:p>
          </table:table-cell>
          <table:table-cell table:formula="of:=IF([.SG55]&gt;0;[.$D$51]+1/[.SG57];[.$D$53])" office:value-type="float" office:value="67.5925925925926" calcext:value-type="float">
            <text:p>67.5925925925926</text:p>
          </table:table-cell>
          <table:table-cell table:formula="of:=IF([.SH55]&gt;0;[.$D$51]+1/[.SH57];[.$D$53])" office:value-type="float" office:value="67.5925925925926" calcext:value-type="float">
            <text:p>67.5925925925926</text:p>
          </table:table-cell>
          <table:table-cell table:formula="of:=IF([.SI55]&gt;0;[.$D$51]+1/[.SI57];[.$D$53])" office:value-type="float" office:value="67.5925925925926" calcext:value-type="float">
            <text:p>67.5925925925926</text:p>
          </table:table-cell>
          <table:table-cell table:formula="of:=IF([.SJ55]&gt;0;[.$D$51]+1/[.SJ57];[.$D$53])" office:value-type="float" office:value="67.5925925925926" calcext:value-type="float">
            <text:p>67.5925925925926</text:p>
          </table:table-cell>
          <table:table-cell table:formula="of:=IF([.SK55]&gt;0;[.$D$51]+1/[.SK57];[.$D$53])" office:value-type="float" office:value="67.5925925925926" calcext:value-type="float">
            <text:p>67.5925925925926</text:p>
          </table:table-cell>
          <table:table-cell table:formula="of:=IF([.SL55]&gt;0;[.$D$51]+1/[.SL57];[.$D$53])" office:value-type="float" office:value="67.5925925925926" calcext:value-type="float">
            <text:p>67.5925925925926</text:p>
          </table:table-cell>
          <table:table-cell table:formula="of:=IF([.SM55]&gt;0;[.$D$51]+1/[.SM57];[.$D$53])" office:value-type="float" office:value="67.5925925925926" calcext:value-type="float">
            <text:p>67.5925925925926</text:p>
          </table:table-cell>
          <table:table-cell table:formula="of:=IF([.SN55]&gt;0;[.$D$51]+1/[.SN57];[.$D$53])" office:value-type="float" office:value="67.5925925925926" calcext:value-type="float">
            <text:p>67.5925925925926</text:p>
          </table:table-cell>
          <table:table-cell table:formula="of:=IF([.SO55]&gt;0;[.$D$51]+1/[.SO57];[.$D$53])" office:value-type="float" office:value="67.5925925925926" calcext:value-type="float">
            <text:p>67.5925925925926</text:p>
          </table:table-cell>
          <table:table-cell table:formula="of:=IF([.SP55]&gt;0;[.$D$51]+1/[.SP57];[.$D$53])" office:value-type="float" office:value="67.5925925925926" calcext:value-type="float">
            <text:p>67.5925925925926</text:p>
          </table:table-cell>
          <table:table-cell table:formula="of:=IF([.SQ55]&gt;0;[.$D$51]+1/[.SQ57];[.$D$53])" office:value-type="float" office:value="67.5925925925926" calcext:value-type="float">
            <text:p>67.5925925925926</text:p>
          </table:table-cell>
          <table:table-cell table:formula="of:=IF([.SR55]&gt;0;[.$D$51]+1/[.SR57];[.$D$53])" office:value-type="float" office:value="67.5925925925926" calcext:value-type="float">
            <text:p>67.5925925925926</text:p>
          </table:table-cell>
          <table:table-cell table:formula="of:=IF([.SS55]&gt;0;[.$D$51]+1/[.SS57];[.$D$53])" office:value-type="float" office:value="67.5925925925926" calcext:value-type="float">
            <text:p>67.5925925925926</text:p>
          </table:table-cell>
          <table:table-cell table:formula="of:=IF([.ST55]&gt;0;[.$D$51]+1/[.ST57];[.$D$53])" office:value-type="float" office:value="67.5925925925926" calcext:value-type="float">
            <text:p>67.5925925925926</text:p>
          </table:table-cell>
          <table:table-cell table:formula="of:=IF([.SU55]&gt;0;[.$D$51]+1/[.SU57];[.$D$53])" office:value-type="float" office:value="67.5925925925926" calcext:value-type="float">
            <text:p>67.5925925925926</text:p>
          </table:table-cell>
          <table:table-cell table:formula="of:=IF([.SV55]&gt;0;[.$D$51]+1/[.SV57];[.$D$53])" office:value-type="float" office:value="67.5925925925926" calcext:value-type="float">
            <text:p>67.5925925925926</text:p>
          </table:table-cell>
          <table:table-cell table:formula="of:=IF([.SW55]&gt;0;[.$D$51]+1/[.SW57];[.$D$53])" office:value-type="float" office:value="67.5925925925926" calcext:value-type="float">
            <text:p>67.5925925925926</text:p>
          </table:table-cell>
          <table:table-cell table:formula="of:=IF([.SX55]&gt;0;[.$D$51]+1/[.SX57];[.$D$53])" office:value-type="float" office:value="67.5925925925926" calcext:value-type="float">
            <text:p>67.5925925925926</text:p>
          </table:table-cell>
          <table:table-cell table:formula="of:=IF([.SY55]&gt;0;[.$D$51]+1/[.SY57];[.$D$53])" office:value-type="float" office:value="67.5925925925926" calcext:value-type="float">
            <text:p>67.5925925925926</text:p>
          </table:table-cell>
          <table:table-cell table:formula="of:=IF([.SZ55]&gt;0;[.$D$51]+1/[.SZ57];[.$D$53])" office:value-type="float" office:value="67.5925925925926" calcext:value-type="float">
            <text:p>67.5925925925926</text:p>
          </table:table-cell>
          <table:table-cell table:formula="of:=IF([.TA55]&gt;0;[.$D$51]+1/[.TA57];[.$D$53])" office:value-type="float" office:value="67.5925925925926" calcext:value-type="float">
            <text:p>67.5925925925926</text:p>
          </table:table-cell>
          <table:table-cell table:formula="of:=IF([.TB55]&gt;0;[.$D$51]+1/[.TB57];[.$D$53])" office:value-type="float" office:value="67.5925925925926" calcext:value-type="float">
            <text:p>67.5925925925926</text:p>
          </table:table-cell>
          <table:table-cell table:formula="of:=IF([.TC55]&gt;0;[.$D$51]+1/[.TC57];[.$D$53])" office:value-type="float" office:value="67.5925925925926" calcext:value-type="float">
            <text:p>67.5925925925926</text:p>
          </table:table-cell>
          <table:table-cell table:formula="of:=IF([.TD55]&gt;0;[.$D$51]+1/[.TD57];[.$D$53])" office:value-type="float" office:value="67.5925925925926" calcext:value-type="float">
            <text:p>67.5925925925926</text:p>
          </table:table-cell>
          <table:table-cell table:formula="of:=IF([.TE55]&gt;0;[.$D$51]+1/[.TE57];[.$D$53])" office:value-type="float" office:value="67.5925925925926" calcext:value-type="float">
            <text:p>67.5925925925926</text:p>
          </table:table-cell>
          <table:table-cell table:formula="of:=IF([.TF55]&gt;0;[.$D$51]+1/[.TF57];[.$D$53])" office:value-type="float" office:value="67.5925925925926" calcext:value-type="float">
            <text:p>67.5925925925926</text:p>
          </table:table-cell>
          <table:table-cell table:formula="of:=IF([.TG55]&gt;0;[.$D$51]+1/[.TG57];[.$D$53])" office:value-type="float" office:value="67.5925925925926" calcext:value-type="float">
            <text:p>67.5925925925926</text:p>
          </table:table-cell>
          <table:table-cell table:formula="of:=IF([.TH55]&gt;0;[.$D$51]+1/[.TH57];[.$D$53])" office:value-type="float" office:value="67.5925925925926" calcext:value-type="float">
            <text:p>67.5925925925926</text:p>
          </table:table-cell>
          <table:table-cell table:formula="of:=IF([.TI55]&gt;0;[.$D$51]+1/[.TI57];[.$D$53])" office:value-type="float" office:value="67.5925925925926" calcext:value-type="float">
            <text:p>67.5925925925926</text:p>
          </table:table-cell>
          <table:table-cell table:formula="of:=IF([.TJ55]&gt;0;[.$D$51]+1/[.TJ57];[.$D$53])" office:value-type="float" office:value="67.5925925925926" calcext:value-type="float">
            <text:p>67.5925925925926</text:p>
          </table:table-cell>
          <table:table-cell table:formula="of:=IF([.TK55]&gt;0;[.$D$51]+1/[.TK57];[.$D$53])" office:value-type="float" office:value="67.5925925925926" calcext:value-type="float">
            <text:p>67.5925925925926</text:p>
          </table:table-cell>
          <table:table-cell table:formula="of:=IF([.TL55]&gt;0;[.$D$51]+1/[.TL57];[.$D$53])" office:value-type="float" office:value="67.5925925925926" calcext:value-type="float">
            <text:p>67.5925925925926</text:p>
          </table:table-cell>
          <table:table-cell table:formula="of:=IF([.TM55]&gt;0;[.$D$51]+1/[.TM57];[.$D$53])" office:value-type="float" office:value="67.5925925925926" calcext:value-type="float">
            <text:p>67.5925925925926</text:p>
          </table:table-cell>
          <table:table-cell table:formula="of:=IF([.TN55]&gt;0;[.$D$51]+1/[.TN57];[.$D$53])" office:value-type="float" office:value="67.5925925925926" calcext:value-type="float">
            <text:p>67.5925925925926</text:p>
          </table:table-cell>
          <table:table-cell table:formula="of:=IF([.TO55]&gt;0;[.$D$51]+1/[.TO57];[.$D$53])" office:value-type="float" office:value="67.5925925925926" calcext:value-type="float">
            <text:p>67.5925925925926</text:p>
          </table:table-cell>
          <table:table-cell table:formula="of:=IF([.TP55]&gt;0;[.$D$51]+1/[.TP57];[.$D$53])" office:value-type="float" office:value="67.5925925925926" calcext:value-type="float">
            <text:p>67.5925925925926</text:p>
          </table:table-cell>
          <table:table-cell table:formula="of:=IF([.TQ55]&gt;0;[.$D$51]+1/[.TQ57];[.$D$53])" office:value-type="float" office:value="67.5925925925926" calcext:value-type="float">
            <text:p>67.5925925925926</text:p>
          </table:table-cell>
          <table:table-cell table:formula="of:=IF([.TR55]&gt;0;[.$D$51]+1/[.TR57];[.$D$53])" office:value-type="float" office:value="67.5925925925926" calcext:value-type="float">
            <text:p>67.5925925925926</text:p>
          </table:table-cell>
          <table:table-cell table:formula="of:=IF([.TS55]&gt;0;[.$D$51]+1/[.TS57];[.$D$53])" office:value-type="float" office:value="67.5925925925926" calcext:value-type="float">
            <text:p>67.5925925925926</text:p>
          </table:table-cell>
          <table:table-cell table:formula="of:=IF([.TT55]&gt;0;[.$D$51]+1/[.TT57];[.$D$53])" office:value-type="float" office:value="67.5925925925926" calcext:value-type="float">
            <text:p>67.5925925925926</text:p>
          </table:table-cell>
          <table:table-cell table:formula="of:=IF([.TU55]&gt;0;[.$D$51]+1/[.TU57];[.$D$53])" office:value-type="float" office:value="67.5925925925926" calcext:value-type="float">
            <text:p>67.5925925925926</text:p>
          </table:table-cell>
          <table:table-cell table:formula="of:=IF([.TV55]&gt;0;[.$D$51]+1/[.TV57];[.$D$53])" office:value-type="float" office:value="67.5925925925926" calcext:value-type="float">
            <text:p>67.5925925925926</text:p>
          </table:table-cell>
          <table:table-cell table:formula="of:=IF([.TW55]&gt;0;[.$D$51]+1/[.TW57];[.$D$53])" office:value-type="float" office:value="67.5925925925926" calcext:value-type="float">
            <text:p>67.5925925925926</text:p>
          </table:table-cell>
          <table:table-cell table:formula="of:=IF([.TX55]&gt;0;[.$D$51]+1/[.TX57];[.$D$53])" office:value-type="float" office:value="67.5925925925926" calcext:value-type="float">
            <text:p>67.5925925925926</text:p>
          </table:table-cell>
          <table:table-cell table:formula="of:=IF([.TY55]&gt;0;[.$D$51]+1/[.TY57];[.$D$53])" office:value-type="float" office:value="67.5925925925926" calcext:value-type="float">
            <text:p>67.5925925925926</text:p>
          </table:table-cell>
          <table:table-cell table:formula="of:=IF([.TZ55]&gt;0;[.$D$51]+1/[.TZ57];[.$D$53])" office:value-type="float" office:value="67.5925925925926" calcext:value-type="float">
            <text:p>67.5925925925926</text:p>
          </table:table-cell>
          <table:table-cell table:formula="of:=IF([.UA55]&gt;0;[.$D$51]+1/[.UA57];[.$D$53])" office:value-type="float" office:value="67.5925925925926" calcext:value-type="float">
            <text:p>67.5925925925926</text:p>
          </table:table-cell>
          <table:table-cell table:formula="of:=IF([.UB55]&gt;0;[.$D$51]+1/[.UB57];[.$D$53])" office:value-type="float" office:value="67.5925925925926" calcext:value-type="float">
            <text:p>67.5925925925926</text:p>
          </table:table-cell>
          <table:table-cell table:formula="of:=IF([.UC55]&gt;0;[.$D$51]+1/[.UC57];[.$D$53])" office:value-type="float" office:value="67.5925925925926" calcext:value-type="float">
            <text:p>67.5925925925926</text:p>
          </table:table-cell>
          <table:table-cell table:formula="of:=IF([.UD55]&gt;0;[.$D$51]+1/[.UD57];[.$D$53])" office:value-type="float" office:value="67.5925925925926" calcext:value-type="float">
            <text:p>67.5925925925926</text:p>
          </table:table-cell>
          <table:table-cell table:formula="of:=IF([.UE55]&gt;0;[.$D$51]+1/[.UE57];[.$D$53])" office:value-type="float" office:value="67.5925925925926" calcext:value-type="float">
            <text:p>67.5925925925926</text:p>
          </table:table-cell>
          <table:table-cell table:formula="of:=IF([.UF55]&gt;0;[.$D$51]+1/[.UF57];[.$D$53])" office:value-type="float" office:value="67.5925925925926" calcext:value-type="float">
            <text:p>67.5925925925926</text:p>
          </table:table-cell>
          <table:table-cell table:formula="of:=IF([.UG55]&gt;0;[.$D$51]+1/[.UG57];[.$D$53])" office:value-type="float" office:value="67.5925925925926" calcext:value-type="float">
            <text:p>67.5925925925926</text:p>
          </table:table-cell>
          <table:table-cell table:formula="of:=IF([.UH55]&gt;0;[.$D$51]+1/[.UH57];[.$D$53])" office:value-type="float" office:value="67.5925925925926" calcext:value-type="float">
            <text:p>67.5925925925926</text:p>
          </table:table-cell>
          <table:table-cell table:formula="of:=IF([.UI55]&gt;0;[.$D$51]+1/[.UI57];[.$D$53])" office:value-type="float" office:value="67.5925925925926" calcext:value-type="float">
            <text:p>67.5925925925926</text:p>
          </table:table-cell>
          <table:table-cell table:formula="of:=IF([.UJ55]&gt;0;[.$D$51]+1/[.UJ57];[.$D$53])" office:value-type="float" office:value="67.5925925925926" calcext:value-type="float">
            <text:p>67.5925925925926</text:p>
          </table:table-cell>
          <table:table-cell table:formula="of:=IF([.UK55]&gt;0;[.$D$51]+1/[.UK57];[.$D$53])" office:value-type="float" office:value="67.5925925925926" calcext:value-type="float">
            <text:p>67.5925925925926</text:p>
          </table:table-cell>
          <table:table-cell table:formula="of:=IF([.UL55]&gt;0;[.$D$51]+1/[.UL57];[.$D$53])" office:value-type="float" office:value="67.5925925925926" calcext:value-type="float">
            <text:p>67.5925925925926</text:p>
          </table:table-cell>
          <table:table-cell table:formula="of:=IF([.UM55]&gt;0;[.$D$51]+1/[.UM57];[.$D$53])" office:value-type="float" office:value="67.5925925925926" calcext:value-type="float">
            <text:p>67.5925925925926</text:p>
          </table:table-cell>
          <table:table-cell table:formula="of:=IF([.UN55]&gt;0;[.$D$51]+1/[.UN57];[.$D$53])" office:value-type="float" office:value="67.5925925925926" calcext:value-type="float">
            <text:p>67.5925925925926</text:p>
          </table:table-cell>
          <table:table-cell table:formula="of:=IF([.UO55]&gt;0;[.$D$51]+1/[.UO57];[.$D$53])" office:value-type="float" office:value="67.5925925925926" calcext:value-type="float">
            <text:p>67.5925925925926</text:p>
          </table:table-cell>
          <table:table-cell table:formula="of:=IF([.UP55]&gt;0;[.$D$51]+1/[.UP57];[.$D$53])" office:value-type="float" office:value="67.5925925925926" calcext:value-type="float">
            <text:p>67.5925925925926</text:p>
          </table:table-cell>
          <table:table-cell table:formula="of:=IF([.UQ55]&gt;0;[.$D$51]+1/[.UQ57];[.$D$53])" office:value-type="float" office:value="67.5925925925926" calcext:value-type="float">
            <text:p>67.5925925925926</text:p>
          </table:table-cell>
          <table:table-cell table:formula="of:=IF([.UR55]&gt;0;[.$D$51]+1/[.UR57];[.$D$53])" office:value-type="float" office:value="67.5925925925926" calcext:value-type="float">
            <text:p>67.5925925925926</text:p>
          </table:table-cell>
          <table:table-cell table:formula="of:=IF([.US55]&gt;0;[.$D$51]+1/[.US57];[.$D$53])" office:value-type="float" office:value="67.5925925925926" calcext:value-type="float">
            <text:p>67.5925925925926</text:p>
          </table:table-cell>
          <table:table-cell table:formula="of:=IF([.UT55]&gt;0;[.$D$51]+1/[.UT57];[.$D$53])" office:value-type="float" office:value="67.5925925925926" calcext:value-type="float">
            <text:p>67.5925925925926</text:p>
          </table:table-cell>
          <table:table-cell table:formula="of:=IF([.UU55]&gt;0;[.$D$51]+1/[.UU57];[.$D$53])" office:value-type="float" office:value="67.5925925925926" calcext:value-type="float">
            <text:p>67.5925925925926</text:p>
          </table:table-cell>
          <table:table-cell table:formula="of:=IF([.UV55]&gt;0;[.$D$51]+1/[.UV57];[.$D$53])" office:value-type="float" office:value="67.5925925925926" calcext:value-type="float">
            <text:p>67.5925925925926</text:p>
          </table:table-cell>
          <table:table-cell table:formula="of:=IF([.UW55]&gt;0;[.$D$51]+1/[.UW57];[.$D$53])" office:value-type="float" office:value="67.5925925925926" calcext:value-type="float">
            <text:p>67.5925925925926</text:p>
          </table:table-cell>
          <table:table-cell table:formula="of:=IF([.UX55]&gt;0;[.$D$51]+1/[.UX57];[.$D$53])" office:value-type="float" office:value="67.5925925925926" calcext:value-type="float">
            <text:p>67.5925925925926</text:p>
          </table:table-cell>
          <table:table-cell table:formula="of:=IF([.UY55]&gt;0;[.$D$51]+1/[.UY57];[.$D$53])" office:value-type="float" office:value="67.5925925925926" calcext:value-type="float">
            <text:p>67.5925925925926</text:p>
          </table:table-cell>
          <table:table-cell table:formula="of:=IF([.UZ55]&gt;0;[.$D$51]+1/[.UZ57];[.$D$53])" office:value-type="float" office:value="67.5925925925926" calcext:value-type="float">
            <text:p>67.5925925925926</text:p>
          </table:table-cell>
          <table:table-cell table:formula="of:=IF([.VA55]&gt;0;[.$D$51]+1/[.VA57];[.$D$53])" office:value-type="float" office:value="67.5925925925926" calcext:value-type="float">
            <text:p>67.5925925925926</text:p>
          </table:table-cell>
          <table:table-cell table:formula="of:=IF([.VB55]&gt;0;[.$D$51]+1/[.VB57];[.$D$53])" office:value-type="float" office:value="67.5925925925926" calcext:value-type="float">
            <text:p>67.5925925925926</text:p>
          </table:table-cell>
          <table:table-cell table:formula="of:=IF([.VC55]&gt;0;[.$D$51]+1/[.VC57];[.$D$53])" office:value-type="float" office:value="67.5925925925926" calcext:value-type="float">
            <text:p>67.5925925925926</text:p>
          </table:table-cell>
          <table:table-cell table:formula="of:=IF([.VD55]&gt;0;[.$D$51]+1/[.VD57];[.$D$53])" office:value-type="float" office:value="67.5925925925926" calcext:value-type="float">
            <text:p>67.5925925925926</text:p>
          </table:table-cell>
          <table:table-cell table:formula="of:=IF([.VE55]&gt;0;[.$D$51]+1/[.VE57];[.$D$53])" office:value-type="float" office:value="67.5925925925926" calcext:value-type="float">
            <text:p>67.5925925925926</text:p>
          </table:table-cell>
          <table:table-cell table:formula="of:=IF([.VF55]&gt;0;[.$D$51]+1/[.VF57];[.$D$53])" office:value-type="float" office:value="67.5925925925926" calcext:value-type="float">
            <text:p>67.5925925925926</text:p>
          </table:table-cell>
          <table:table-cell table:formula="of:=IF([.VG55]&gt;0;[.$D$51]+1/[.VG57];[.$D$53])" office:value-type="float" office:value="67.5925925925926" calcext:value-type="float">
            <text:p>67.5925925925926</text:p>
          </table:table-cell>
          <table:table-cell table:formula="of:=IF([.VH55]&gt;0;[.$D$51]+1/[.VH57];[.$D$53])" office:value-type="float" office:value="67.5925925925926" calcext:value-type="float">
            <text:p>67.5925925925926</text:p>
          </table:table-cell>
          <table:table-cell table:formula="of:=IF([.VI55]&gt;0;[.$D$51]+1/[.VI57];[.$D$53])" office:value-type="float" office:value="67.5925925925926" calcext:value-type="float">
            <text:p>67.5925925925926</text:p>
          </table:table-cell>
          <table:table-cell table:formula="of:=IF([.VJ55]&gt;0;[.$D$51]+1/[.VJ57];[.$D$53])" office:value-type="float" office:value="67.5925925925926" calcext:value-type="float">
            <text:p>67.5925925925926</text:p>
          </table:table-cell>
          <table:table-cell table:formula="of:=IF([.VK55]&gt;0;[.$D$51]+1/[.VK57];[.$D$53])" office:value-type="float" office:value="67.5925925925926" calcext:value-type="float">
            <text:p>67.5925925925926</text:p>
          </table:table-cell>
          <table:table-cell table:formula="of:=IF([.VL55]&gt;0;[.$D$51]+1/[.VL57];[.$D$53])" office:value-type="float" office:value="67.5925925925926" calcext:value-type="float">
            <text:p>67.5925925925926</text:p>
          </table:table-cell>
          <table:table-cell table:formula="of:=IF([.VM55]&gt;0;[.$D$51]+1/[.VM57];[.$D$53])" office:value-type="float" office:value="67.5925925925926" calcext:value-type="float">
            <text:p>67.5925925925926</text:p>
          </table:table-cell>
          <table:table-cell table:formula="of:=IF([.VN55]&gt;0;[.$D$51]+1/[.VN57];[.$D$53])" office:value-type="float" office:value="67.5925925925926" calcext:value-type="float">
            <text:p>67.5925925925926</text:p>
          </table:table-cell>
          <table:table-cell table:formula="of:=IF([.VO55]&gt;0;[.$D$51]+1/[.VO57];[.$D$53])" office:value-type="float" office:value="67.5925925925926" calcext:value-type="float">
            <text:p>67.5925925925926</text:p>
          </table:table-cell>
          <table:table-cell table:formula="of:=IF([.VP55]&gt;0;[.$D$51]+1/[.VP57];[.$D$53])" office:value-type="float" office:value="67.5925925925926" calcext:value-type="float">
            <text:p>67.5925925925926</text:p>
          </table:table-cell>
          <table:table-cell table:formula="of:=IF([.VQ55]&gt;0;[.$D$51]+1/[.VQ57];[.$D$53])" office:value-type="float" office:value="67.5925925925926" calcext:value-type="float">
            <text:p>67.5925925925926</text:p>
          </table:table-cell>
          <table:table-cell table:formula="of:=IF([.VR55]&gt;0;[.$D$51]+1/[.VR57];[.$D$53])" office:value-type="float" office:value="67.5925925925926" calcext:value-type="float">
            <text:p>67.5925925925926</text:p>
          </table:table-cell>
          <table:table-cell table:formula="of:=IF([.VS55]&gt;0;[.$D$51]+1/[.VS57];[.$D$53])" office:value-type="float" office:value="67.5925925925926" calcext:value-type="float">
            <text:p>67.5925925925926</text:p>
          </table:table-cell>
          <table:table-cell table:formula="of:=IF([.VT55]&gt;0;[.$D$51]+1/[.VT57];[.$D$53])" office:value-type="float" office:value="67.5925925925926" calcext:value-type="float">
            <text:p>67.5925925925926</text:p>
          </table:table-cell>
          <table:table-cell table:formula="of:=IF([.VU55]&gt;0;[.$D$51]+1/[.VU57];[.$D$53])" office:value-type="float" office:value="67.5925925925926" calcext:value-type="float">
            <text:p>67.5925925925926</text:p>
          </table:table-cell>
          <table:table-cell table:formula="of:=IF([.VV55]&gt;0;[.$D$51]+1/[.VV57];[.$D$53])" office:value-type="float" office:value="67.5925925925926" calcext:value-type="float">
            <text:p>67.5925925925926</text:p>
          </table:table-cell>
          <table:table-cell table:formula="of:=IF([.VW55]&gt;0;[.$D$51]+1/[.VW57];[.$D$53])" office:value-type="float" office:value="67.5925925925926" calcext:value-type="float">
            <text:p>67.5925925925926</text:p>
          </table:table-cell>
          <table:table-cell table:formula="of:=IF([.VX55]&gt;0;[.$D$51]+1/[.VX57];[.$D$53])" office:value-type="float" office:value="67.5925925925926" calcext:value-type="float">
            <text:p>67.5925925925926</text:p>
          </table:table-cell>
          <table:table-cell table:formula="of:=IF([.VY55]&gt;0;[.$D$51]+1/[.VY57];[.$D$53])" office:value-type="float" office:value="67.5925925925926" calcext:value-type="float">
            <text:p>67.5925925925926</text:p>
          </table:table-cell>
          <table:table-cell table:formula="of:=IF([.VZ55]&gt;0;[.$D$51]+1/[.VZ57];[.$D$53])" office:value-type="float" office:value="67.5925925925926" calcext:value-type="float">
            <text:p>67.5925925925926</text:p>
          </table:table-cell>
          <table:table-cell table:formula="of:=IF([.WA55]&gt;0;[.$D$51]+1/[.WA57];[.$D$53])" office:value-type="float" office:value="67.5925925925926" calcext:value-type="float">
            <text:p>67.5925925925926</text:p>
          </table:table-cell>
          <table:table-cell table:formula="of:=IF([.WB55]&gt;0;[.$D$51]+1/[.WB57];[.$D$53])" office:value-type="float" office:value="67.5925925925926" calcext:value-type="float">
            <text:p>67.5925925925926</text:p>
          </table:table-cell>
          <table:table-cell table:formula="of:=IF([.WC55]&gt;0;[.$D$51]+1/[.WC57];[.$D$53])" office:value-type="float" office:value="67.5925925925926" calcext:value-type="float">
            <text:p>67.5925925925926</text:p>
          </table:table-cell>
          <table:table-cell table:formula="of:=IF([.WD55]&gt;0;[.$D$51]+1/[.WD57];[.$D$53])" office:value-type="float" office:value="67.5925925925926" calcext:value-type="float">
            <text:p>67.5925925925926</text:p>
          </table:table-cell>
          <table:table-cell table:formula="of:=IF([.WE55]&gt;0;[.$D$51]+1/[.WE57];[.$D$53])" office:value-type="float" office:value="67.5925925925926" calcext:value-type="float">
            <text:p>67.5925925925926</text:p>
          </table:table-cell>
          <table:table-cell table:formula="of:=IF([.WF55]&gt;0;[.$D$51]+1/[.WF57];[.$D$53])" office:value-type="float" office:value="67.5925925925926" calcext:value-type="float">
            <text:p>67.5925925925926</text:p>
          </table:table-cell>
          <table:table-cell table:formula="of:=IF([.WG55]&gt;0;[.$D$51]+1/[.WG57];[.$D$53])" office:value-type="float" office:value="67.5925925925926" calcext:value-type="float">
            <text:p>67.5925925925926</text:p>
          </table:table-cell>
          <table:table-cell table:formula="of:=IF([.WH55]&gt;0;[.$D$51]+1/[.WH57];[.$D$53])" office:value-type="float" office:value="67.5925925925926" calcext:value-type="float">
            <text:p>67.5925925925926</text:p>
          </table:table-cell>
          <table:table-cell table:formula="of:=IF([.WI55]&gt;0;[.$D$51]+1/[.WI57];[.$D$53])" office:value-type="float" office:value="67.5925925925926" calcext:value-type="float">
            <text:p>67.5925925925926</text:p>
          </table:table-cell>
          <table:table-cell table:formula="of:=IF([.WJ55]&gt;0;[.$D$51]+1/[.WJ57];[.$D$53])" office:value-type="float" office:value="67.5925925925926" calcext:value-type="float">
            <text:p>67.5925925925926</text:p>
          </table:table-cell>
          <table:table-cell table:formula="of:=IF([.WK55]&gt;0;[.$D$51]+1/[.WK57];[.$D$53])" office:value-type="float" office:value="67.5925925925926" calcext:value-type="float">
            <text:p>67.5925925925926</text:p>
          </table:table-cell>
          <table:table-cell table:formula="of:=IF([.WL55]&gt;0;[.$D$51]+1/[.WL57];[.$D$53])" office:value-type="float" office:value="67.5925925925926" calcext:value-type="float">
            <text:p>67.5925925925926</text:p>
          </table:table-cell>
          <table:table-cell table:formula="of:=IF([.WM55]&gt;0;[.$D$51]+1/[.WM57];[.$D$53])" office:value-type="float" office:value="67.5925925925926" calcext:value-type="float">
            <text:p>67.5925925925926</text:p>
          </table:table-cell>
          <table:table-cell table:formula="of:=IF([.WN55]&gt;0;[.$D$51]+1/[.WN57];[.$D$53])" office:value-type="float" office:value="67.5925925925926" calcext:value-type="float">
            <text:p>67.5925925925926</text:p>
          </table:table-cell>
          <table:table-cell table:formula="of:=IF([.WO55]&gt;0;[.$D$51]+1/[.WO57];[.$D$53])" office:value-type="float" office:value="67.5925925925926" calcext:value-type="float">
            <text:p>67.5925925925926</text:p>
          </table:table-cell>
          <table:table-cell table:formula="of:=IF([.WP55]&gt;0;[.$D$51]+1/[.WP57];[.$D$53])" office:value-type="float" office:value="67.5925925925926" calcext:value-type="float">
            <text:p>67.5925925925926</text:p>
          </table:table-cell>
          <table:table-cell table:formula="of:=IF([.WQ55]&gt;0;[.$D$51]+1/[.WQ57];[.$D$53])" office:value-type="float" office:value="67.5925925925926" calcext:value-type="float">
            <text:p>67.5925925925926</text:p>
          </table:table-cell>
          <table:table-cell table:formula="of:=IF([.WR55]&gt;0;[.$D$51]+1/[.WR57];[.$D$53])" office:value-type="float" office:value="67.5925925925926" calcext:value-type="float">
            <text:p>67.5925925925926</text:p>
          </table:table-cell>
          <table:table-cell table:formula="of:=IF([.WS55]&gt;0;[.$D$51]+1/[.WS57];[.$D$53])" office:value-type="float" office:value="67.5925925925926" calcext:value-type="float">
            <text:p>67.5925925925926</text:p>
          </table:table-cell>
          <table:table-cell table:formula="of:=IF([.WT55]&gt;0;[.$D$51]+1/[.WT57];[.$D$53])" office:value-type="float" office:value="67.5925925925926" calcext:value-type="float">
            <text:p>67.5925925925926</text:p>
          </table:table-cell>
          <table:table-cell table:formula="of:=IF([.WU55]&gt;0;[.$D$51]+1/[.WU57];[.$D$53])" office:value-type="float" office:value="67.5925925925926" calcext:value-type="float">
            <text:p>67.5925925925926</text:p>
          </table:table-cell>
          <table:table-cell table:formula="of:=IF([.WV55]&gt;0;[.$D$51]+1/[.WV57];[.$D$53])" office:value-type="float" office:value="67.5925925925926" calcext:value-type="float">
            <text:p>67.5925925925926</text:p>
          </table:table-cell>
          <table:table-cell table:formula="of:=IF([.WW55]&gt;0;[.$D$51]+1/[.WW57];[.$D$53])" office:value-type="float" office:value="67.5925925925926" calcext:value-type="float">
            <text:p>67.5925925925926</text:p>
          </table:table-cell>
          <table:table-cell table:formula="of:=IF([.WX55]&gt;0;[.$D$51]+1/[.WX57];[.$D$53])" office:value-type="float" office:value="67.5925925925926" calcext:value-type="float">
            <text:p>67.5925925925926</text:p>
          </table:table-cell>
          <table:table-cell table:formula="of:=IF([.WY55]&gt;0;[.$D$51]+1/[.WY57];[.$D$53])" office:value-type="float" office:value="67.5925925925926" calcext:value-type="float">
            <text:p>67.5925925925926</text:p>
          </table:table-cell>
          <table:table-cell table:formula="of:=IF([.WZ55]&gt;0;[.$D$51]+1/[.WZ57];[.$D$53])" office:value-type="float" office:value="67.5925925925926" calcext:value-type="float">
            <text:p>67.5925925925926</text:p>
          </table:table-cell>
          <table:table-cell table:formula="of:=IF([.XA55]&gt;0;[.$D$51]+1/[.XA57];[.$D$53])" office:value-type="float" office:value="67.5925925925926" calcext:value-type="float">
            <text:p>67.5925925925926</text:p>
          </table:table-cell>
          <table:table-cell table:formula="of:=IF([.XB55]&gt;0;[.$D$51]+1/[.XB57];[.$D$53])" office:value-type="float" office:value="67.5925925925926" calcext:value-type="float">
            <text:p>67.5925925925926</text:p>
          </table:table-cell>
          <table:table-cell table:formula="of:=IF([.XC55]&gt;0;[.$D$51]+1/[.XC57];[.$D$53])" office:value-type="float" office:value="67.5925925925926" calcext:value-type="float">
            <text:p>67.5925925925926</text:p>
          </table:table-cell>
          <table:table-cell table:formula="of:=IF([.XD55]&gt;0;[.$D$51]+1/[.XD57];[.$D$53])" office:value-type="float" office:value="67.5925925925926" calcext:value-type="float">
            <text:p>67.5925925925926</text:p>
          </table:table-cell>
          <table:table-cell table:formula="of:=IF([.XE55]&gt;0;[.$D$51]+1/[.XE57];[.$D$53])" office:value-type="float" office:value="67.5925925925926" calcext:value-type="float">
            <text:p>67.5925925925926</text:p>
          </table:table-cell>
          <table:table-cell table:formula="of:=IF([.XF55]&gt;0;[.$D$51]+1/[.XF57];[.$D$53])" office:value-type="float" office:value="67.5925925925926" calcext:value-type="float">
            <text:p>67.5925925925926</text:p>
          </table:table-cell>
          <table:table-cell table:formula="of:=IF([.XG55]&gt;0;[.$D$51]+1/[.XG57];[.$D$53])" office:value-type="float" office:value="67.5925925925926" calcext:value-type="float">
            <text:p>67.5925925925926</text:p>
          </table:table-cell>
          <table:table-cell table:formula="of:=IF([.XH55]&gt;0;[.$D$51]+1/[.XH57];[.$D$53])" office:value-type="float" office:value="67.5925925925926" calcext:value-type="float">
            <text:p>67.5925925925926</text:p>
          </table:table-cell>
          <table:table-cell table:formula="of:=IF([.XI55]&gt;0;[.$D$51]+1/[.XI57];[.$D$53])" office:value-type="float" office:value="67.5925925925926" calcext:value-type="float">
            <text:p>67.5925925925926</text:p>
          </table:table-cell>
          <table:table-cell table:formula="of:=IF([.XJ55]&gt;0;[.$D$51]+1/[.XJ57];[.$D$53])" office:value-type="float" office:value="67.5925925925926" calcext:value-type="float">
            <text:p>67.5925925925926</text:p>
          </table:table-cell>
          <table:table-cell table:formula="of:=IF([.XK55]&gt;0;[.$D$51]+1/[.XK57];[.$D$53])" office:value-type="float" office:value="67.5925925925926" calcext:value-type="float">
            <text:p>67.5925925925926</text:p>
          </table:table-cell>
          <table:table-cell table:formula="of:=IF([.XL55]&gt;0;[.$D$51]+1/[.XL57];[.$D$53])" office:value-type="float" office:value="67.5925925925926" calcext:value-type="float">
            <text:p>67.5925925925926</text:p>
          </table:table-cell>
          <table:table-cell table:formula="of:=IF([.XM55]&gt;0;[.$D$51]+1/[.XM57];[.$D$53])" office:value-type="float" office:value="67.5925925925926" calcext:value-type="float">
            <text:p>67.5925925925926</text:p>
          </table:table-cell>
          <table:table-cell table:formula="of:=IF([.XN55]&gt;0;[.$D$51]+1/[.XN57];[.$D$53])" office:value-type="float" office:value="67.5925925925926" calcext:value-type="float">
            <text:p>67.5925925925926</text:p>
          </table:table-cell>
          <table:table-cell table:formula="of:=IF([.XO55]&gt;0;[.$D$51]+1/[.XO57];[.$D$53])" office:value-type="float" office:value="67.5925925925926" calcext:value-type="float">
            <text:p>67.5925925925926</text:p>
          </table:table-cell>
          <table:table-cell table:formula="of:=IF([.XP55]&gt;0;[.$D$51]+1/[.XP57];[.$D$53])" office:value-type="float" office:value="67.5925925925926" calcext:value-type="float">
            <text:p>67.5925925925926</text:p>
          </table:table-cell>
          <table:table-cell table:formula="of:=IF([.XQ55]&gt;0;[.$D$51]+1/[.XQ57];[.$D$53])" office:value-type="float" office:value="67.5925925925926" calcext:value-type="float">
            <text:p>67.5925925925926</text:p>
          </table:table-cell>
          <table:table-cell table:formula="of:=IF([.XR55]&gt;0;[.$D$51]+1/[.XR57];[.$D$53])" office:value-type="float" office:value="67.5925925925926" calcext:value-type="float">
            <text:p>67.5925925925926</text:p>
          </table:table-cell>
          <table:table-cell table:formula="of:=IF([.XS55]&gt;0;[.$D$51]+1/[.XS57];[.$D$53])" office:value-type="float" office:value="67.5925925925926" calcext:value-type="float">
            <text:p>67.5925925925926</text:p>
          </table:table-cell>
          <table:table-cell table:formula="of:=IF([.XT55]&gt;0;[.$D$51]+1/[.XT57];[.$D$53])" office:value-type="float" office:value="67.5925925925926" calcext:value-type="float">
            <text:p>67.5925925925926</text:p>
          </table:table-cell>
          <table:table-cell table:formula="of:=IF([.XU55]&gt;0;[.$D$51]+1/[.XU57];[.$D$53])" office:value-type="float" office:value="67.5925925925926" calcext:value-type="float">
            <text:p>67.5925925925926</text:p>
          </table:table-cell>
          <table:table-cell table:formula="of:=IF([.XV55]&gt;0;[.$D$51]+1/[.XV57];[.$D$53])" office:value-type="float" office:value="67.5925925925926" calcext:value-type="float">
            <text:p>67.5925925925926</text:p>
          </table:table-cell>
          <table:table-cell table:formula="of:=IF([.XW55]&gt;0;[.$D$51]+1/[.XW57];[.$D$53])" office:value-type="float" office:value="67.5925925925926" calcext:value-type="float">
            <text:p>67.5925925925926</text:p>
          </table:table-cell>
          <table:table-cell table:formula="of:=IF([.XX55]&gt;0;[.$D$51]+1/[.XX57];[.$D$53])" office:value-type="float" office:value="67.5925925925926" calcext:value-type="float">
            <text:p>67.5925925925926</text:p>
          </table:table-cell>
          <table:table-cell table:formula="of:=IF([.XY55]&gt;0;[.$D$51]+1/[.XY57];[.$D$53])" office:value-type="float" office:value="67.5925925925926" calcext:value-type="float">
            <text:p>67.5925925925926</text:p>
          </table:table-cell>
          <table:table-cell table:formula="of:=IF([.XZ55]&gt;0;[.$D$51]+1/[.XZ57];[.$D$53])" office:value-type="float" office:value="67.5925925925926" calcext:value-type="float">
            <text:p>67.5925925925926</text:p>
          </table:table-cell>
          <table:table-cell table:formula="of:=IF([.YA55]&gt;0;[.$D$51]+1/[.YA57];[.$D$53])" office:value-type="float" office:value="67.5925925925926" calcext:value-type="float">
            <text:p>67.5925925925926</text:p>
          </table:table-cell>
          <table:table-cell table:formula="of:=IF([.YB55]&gt;0;[.$D$51]+1/[.YB57];[.$D$53])" office:value-type="float" office:value="67.5925925925926" calcext:value-type="float">
            <text:p>67.5925925925926</text:p>
          </table:table-cell>
          <table:table-cell table:formula="of:=IF([.YC55]&gt;0;[.$D$51]+1/[.YC57];[.$D$53])" office:value-type="float" office:value="67.5925925925926" calcext:value-type="float">
            <text:p>67.5925925925926</text:p>
          </table:table-cell>
          <table:table-cell table:formula="of:=IF([.YD55]&gt;0;[.$D$51]+1/[.YD57];[.$D$53])" office:value-type="float" office:value="67.5925925925926" calcext:value-type="float">
            <text:p>67.5925925925926</text:p>
          </table:table-cell>
          <table:table-cell table:formula="of:=IF([.YE55]&gt;0;[.$D$51]+1/[.YE57];[.$D$53])" office:value-type="float" office:value="67.5925925925926" calcext:value-type="float">
            <text:p>67.5925925925926</text:p>
          </table:table-cell>
          <table:table-cell table:formula="of:=IF([.YF55]&gt;0;[.$D$51]+1/[.YF57];[.$D$53])" office:value-type="float" office:value="67.5925925925926" calcext:value-type="float">
            <text:p>67.5925925925926</text:p>
          </table:table-cell>
          <table:table-cell table:formula="of:=IF([.YG55]&gt;0;[.$D$51]+1/[.YG57];[.$D$53])" office:value-type="float" office:value="67.5925925925926" calcext:value-type="float">
            <text:p>67.5925925925926</text:p>
          </table:table-cell>
          <table:table-cell table:formula="of:=IF([.YH55]&gt;0;[.$D$51]+1/[.YH57];[.$D$53])" office:value-type="float" office:value="67.5925925925926" calcext:value-type="float">
            <text:p>67.5925925925926</text:p>
          </table:table-cell>
          <table:table-cell table:formula="of:=IF([.YI55]&gt;0;[.$D$51]+1/[.YI57];[.$D$53])" office:value-type="float" office:value="67.5925925925926" calcext:value-type="float">
            <text:p>67.5925925925926</text:p>
          </table:table-cell>
          <table:table-cell table:formula="of:=IF([.YJ55]&gt;0;[.$D$51]+1/[.YJ57];[.$D$53])" office:value-type="float" office:value="67.5925925925926" calcext:value-type="float">
            <text:p>67.5925925925926</text:p>
          </table:table-cell>
          <table:table-cell table:formula="of:=IF([.YK55]&gt;0;[.$D$51]+1/[.YK57];[.$D$53])" office:value-type="float" office:value="67.5925925925926" calcext:value-type="float">
            <text:p>67.5925925925926</text:p>
          </table:table-cell>
          <table:table-cell table:formula="of:=IF([.YL55]&gt;0;[.$D$51]+1/[.YL57];[.$D$53])" office:value-type="float" office:value="67.5925925925926" calcext:value-type="float">
            <text:p>67.5925925925926</text:p>
          </table:table-cell>
          <table:table-cell table:formula="of:=IF([.YM55]&gt;0;[.$D$51]+1/[.YM57];[.$D$53])" office:value-type="float" office:value="67.5925925925926" calcext:value-type="float">
            <text:p>67.5925925925926</text:p>
          </table:table-cell>
          <table:table-cell table:formula="of:=IF([.YN55]&gt;0;[.$D$51]+1/[.YN57];[.$D$53])" office:value-type="float" office:value="67.5925925925926" calcext:value-type="float">
            <text:p>67.5925925925926</text:p>
          </table:table-cell>
          <table:table-cell table:formula="of:=IF([.YO55]&gt;0;[.$D$51]+1/[.YO57];[.$D$53])" office:value-type="float" office:value="67.5925925925926" calcext:value-type="float">
            <text:p>67.5925925925926</text:p>
          </table:table-cell>
          <table:table-cell table:formula="of:=IF([.YP55]&gt;0;[.$D$51]+1/[.YP57];[.$D$53])" office:value-type="float" office:value="67.5925925925926" calcext:value-type="float">
            <text:p>67.5925925925926</text:p>
          </table:table-cell>
          <table:table-cell table:formula="of:=IF([.YQ55]&gt;0;[.$D$51]+1/[.YQ57];[.$D$53])" office:value-type="float" office:value="67.5925925925926" calcext:value-type="float">
            <text:p>67.5925925925926</text:p>
          </table:table-cell>
          <table:table-cell table:formula="of:=IF([.YR55]&gt;0;[.$D$51]+1/[.YR57];[.$D$53])" office:value-type="float" office:value="67.5925925925926" calcext:value-type="float">
            <text:p>67.5925925925926</text:p>
          </table:table-cell>
          <table:table-cell table:formula="of:=IF([.YS55]&gt;0;[.$D$51]+1/[.YS57];[.$D$53])" office:value-type="float" office:value="67.5925925925926" calcext:value-type="float">
            <text:p>67.5925925925926</text:p>
          </table:table-cell>
          <table:table-cell table:formula="of:=IF([.YT55]&gt;0;[.$D$51]+1/[.YT57];[.$D$53])" office:value-type="float" office:value="67.5925925925926" calcext:value-type="float">
            <text:p>67.5925925925926</text:p>
          </table:table-cell>
          <table:table-cell table:formula="of:=IF([.YU55]&gt;0;[.$D$51]+1/[.YU57];[.$D$53])" office:value-type="float" office:value="67.5925925925926" calcext:value-type="float">
            <text:p>67.5925925925926</text:p>
          </table:table-cell>
          <table:table-cell table:formula="of:=IF([.YV55]&gt;0;[.$D$51]+1/[.YV57];[.$D$53])" office:value-type="float" office:value="67.5925925925926" calcext:value-type="float">
            <text:p>67.5925925925926</text:p>
          </table:table-cell>
          <table:table-cell table:formula="of:=IF([.YW55]&gt;0;[.$D$51]+1/[.YW57];[.$D$53])" office:value-type="float" office:value="67.5925925925926" calcext:value-type="float">
            <text:p>67.5925925925926</text:p>
          </table:table-cell>
          <table:table-cell table:formula="of:=IF([.YX55]&gt;0;[.$D$51]+1/[.YX57];[.$D$53])" office:value-type="float" office:value="67.5925925925926" calcext:value-type="float">
            <text:p>67.5925925925926</text:p>
          </table:table-cell>
          <table:table-cell table:formula="of:=IF([.YY55]&gt;0;[.$D$51]+1/[.YY57];[.$D$53])" office:value-type="float" office:value="67.5925925925926" calcext:value-type="float">
            <text:p>67.5925925925926</text:p>
          </table:table-cell>
          <table:table-cell table:formula="of:=IF([.YZ55]&gt;0;[.$D$51]+1/[.YZ57];[.$D$53])" office:value-type="float" office:value="67.5925925925926" calcext:value-type="float">
            <text:p>67.5925925925926</text:p>
          </table:table-cell>
          <table:table-cell table:formula="of:=IF([.ZA55]&gt;0;[.$D$51]+1/[.ZA57];[.$D$53])" office:value-type="float" office:value="67.5925925925926" calcext:value-type="float">
            <text:p>67.5925925925926</text:p>
          </table:table-cell>
          <table:table-cell table:formula="of:=IF([.ZB55]&gt;0;[.$D$51]+1/[.ZB57];[.$D$53])" office:value-type="float" office:value="67.5925925925926" calcext:value-type="float">
            <text:p>67.5925925925926</text:p>
          </table:table-cell>
          <table:table-cell table:formula="of:=IF([.ZC55]&gt;0;[.$D$51]+1/[.ZC57];[.$D$53])" office:value-type="float" office:value="67.5925925925926" calcext:value-type="float">
            <text:p>67.5925925925926</text:p>
          </table:table-cell>
          <table:table-cell table:formula="of:=IF([.ZD55]&gt;0;[.$D$51]+1/[.ZD57];[.$D$53])" office:value-type="float" office:value="67.5925925925926" calcext:value-type="float">
            <text:p>67.5925925925926</text:p>
          </table:table-cell>
          <table:table-cell table:formula="of:=IF([.ZE55]&gt;0;[.$D$51]+1/[.ZE57];[.$D$53])" office:value-type="float" office:value="67.5925925925926" calcext:value-type="float">
            <text:p>67.5925925925926</text:p>
          </table:table-cell>
          <table:table-cell table:formula="of:=IF([.ZF55]&gt;0;[.$D$51]+1/[.ZF57];[.$D$53])" office:value-type="float" office:value="67.5925925925926" calcext:value-type="float">
            <text:p>67.5925925925926</text:p>
          </table:table-cell>
          <table:table-cell table:formula="of:=IF([.ZG55]&gt;0;[.$D$51]+1/[.ZG57];[.$D$53])" office:value-type="float" office:value="67.5925925925926" calcext:value-type="float">
            <text:p>67.5925925925926</text:p>
          </table:table-cell>
          <table:table-cell table:formula="of:=IF([.ZH55]&gt;0;[.$D$51]+1/[.ZH57];[.$D$53])" office:value-type="float" office:value="67.5925925925926" calcext:value-type="float">
            <text:p>67.5925925925926</text:p>
          </table:table-cell>
          <table:table-cell table:formula="of:=IF([.ZI55]&gt;0;[.$D$51]+1/[.ZI57];[.$D$53])" office:value-type="float" office:value="67.5925925925926" calcext:value-type="float">
            <text:p>67.5925925925926</text:p>
          </table:table-cell>
          <table:table-cell table:formula="of:=IF([.ZJ55]&gt;0;[.$D$51]+1/[.ZJ57];[.$D$53])" office:value-type="float" office:value="67.5925925925926" calcext:value-type="float">
            <text:p>67.5925925925926</text:p>
          </table:table-cell>
          <table:table-cell table:formula="of:=IF([.ZK55]&gt;0;[.$D$51]+1/[.ZK57];[.$D$53])" office:value-type="float" office:value="67.5925925925926" calcext:value-type="float">
            <text:p>67.5925925925926</text:p>
          </table:table-cell>
          <table:table-cell table:formula="of:=IF([.ZL55]&gt;0;[.$D$51]+1/[.ZL57];[.$D$53])" office:value-type="float" office:value="67.5925925925926" calcext:value-type="float">
            <text:p>67.5925925925926</text:p>
          </table:table-cell>
          <table:table-cell table:formula="of:=IF([.ZM55]&gt;0;[.$D$51]+1/[.ZM57];[.$D$53])" office:value-type="float" office:value="67.5925925925926" calcext:value-type="float">
            <text:p>67.5925925925926</text:p>
          </table:table-cell>
          <table:table-cell table:formula="of:=IF([.ZN55]&gt;0;[.$D$51]+1/[.ZN57];[.$D$53])" office:value-type="float" office:value="67.5925925925926" calcext:value-type="float">
            <text:p>67.5925925925926</text:p>
          </table:table-cell>
          <table:table-cell table:formula="of:=IF([.ZO55]&gt;0;[.$D$51]+1/[.ZO57];[.$D$53])" office:value-type="float" office:value="67.5925925925926" calcext:value-type="float">
            <text:p>67.5925925925926</text:p>
          </table:table-cell>
          <table:table-cell table:formula="of:=IF([.ZP55]&gt;0;[.$D$51]+1/[.ZP57];[.$D$53])" office:value-type="float" office:value="67.5925925925926" calcext:value-type="float">
            <text:p>67.5925925925926</text:p>
          </table:table-cell>
          <table:table-cell table:formula="of:=IF([.ZQ55]&gt;0;[.$D$51]+1/[.ZQ57];[.$D$53])" office:value-type="float" office:value="67.5925925925926" calcext:value-type="float">
            <text:p>67.5925925925926</text:p>
          </table:table-cell>
          <table:table-cell table:formula="of:=IF([.ZR55]&gt;0;[.$D$51]+1/[.ZR57];[.$D$53])" office:value-type="float" office:value="67.5925925925926" calcext:value-type="float">
            <text:p>67.5925925925926</text:p>
          </table:table-cell>
          <table:table-cell table:formula="of:=IF([.ZS55]&gt;0;[.$D$51]+1/[.ZS57];[.$D$53])" office:value-type="float" office:value="67.5925925925926" calcext:value-type="float">
            <text:p>67.5925925925926</text:p>
          </table:table-cell>
          <table:table-cell table:formula="of:=IF([.ZT55]&gt;0;[.$D$51]+1/[.ZT57];[.$D$53])" office:value-type="float" office:value="67.5925925925926" calcext:value-type="float">
            <text:p>67.5925925925926</text:p>
          </table:table-cell>
          <table:table-cell table:formula="of:=IF([.ZU55]&gt;0;[.$D$51]+1/[.ZU57];[.$D$53])" office:value-type="float" office:value="67.5925925925926" calcext:value-type="float">
            <text:p>67.5925925925926</text:p>
          </table:table-cell>
          <table:table-cell table:formula="of:=IF([.ZV55]&gt;0;[.$D$51]+1/[.ZV57];[.$D$53])" office:value-type="float" office:value="67.5925925925926" calcext:value-type="float">
            <text:p>67.5925925925926</text:p>
          </table:table-cell>
          <table:table-cell table:formula="of:=IF([.ZW55]&gt;0;[.$D$51]+1/[.ZW57];[.$D$53])" office:value-type="float" office:value="67.5925925925926" calcext:value-type="float">
            <text:p>67.5925925925926</text:p>
          </table:table-cell>
          <table:table-cell table:formula="of:=IF([.ZX55]&gt;0;[.$D$51]+1/[.ZX57];[.$D$53])" office:value-type="float" office:value="67.5925925925926" calcext:value-type="float">
            <text:p>67.5925925925926</text:p>
          </table:table-cell>
          <table:table-cell table:formula="of:=IF([.ZY55]&gt;0;[.$D$51]+1/[.ZY57];[.$D$53])" office:value-type="float" office:value="67.5925925925926" calcext:value-type="float">
            <text:p>67.5925925925926</text:p>
          </table:table-cell>
          <table:table-cell table:formula="of:=IF([.ZZ55]&gt;0;[.$D$51]+1/[.ZZ57];[.$D$53])" office:value-type="float" office:value="67.5925925925926" calcext:value-type="float">
            <text:p>67.5925925925926</text:p>
          </table:table-cell>
          <table:table-cell table:formula="of:=IF([.AAA55]&gt;0;[.$D$51]+1/[.AAA57];[.$D$53])" office:value-type="float" office:value="67.5925925925926" calcext:value-type="float">
            <text:p>67.5925925925926</text:p>
          </table:table-cell>
          <table:table-cell table:formula="of:=IF([.AAB55]&gt;0;[.$D$51]+1/[.AAB57];[.$D$53])" office:value-type="float" office:value="67.5925925925926" calcext:value-type="float">
            <text:p>67.5925925925926</text:p>
          </table:table-cell>
          <table:table-cell table:formula="of:=IF([.AAC55]&gt;0;[.$D$51]+1/[.AAC57];[.$D$53])" office:value-type="float" office:value="67.5925925925926" calcext:value-type="float">
            <text:p>67.5925925925926</text:p>
          </table:table-cell>
          <table:table-cell table:formula="of:=IF([.AAD55]&gt;0;[.$D$51]+1/[.AAD57];[.$D$53])" office:value-type="float" office:value="67.5925925925926" calcext:value-type="float">
            <text:p>67.5925925925926</text:p>
          </table:table-cell>
          <table:table-cell table:formula="of:=IF([.AAE55]&gt;0;[.$D$51]+1/[.AAE57];[.$D$53])" office:value-type="float" office:value="67.5925925925926" calcext:value-type="float">
            <text:p>67.5925925925926</text:p>
          </table:table-cell>
          <table:table-cell table:formula="of:=IF([.AAF55]&gt;0;[.$D$51]+1/[.AAF57];[.$D$53])" office:value-type="float" office:value="67.5925925925926" calcext:value-type="float">
            <text:p>67.5925925925926</text:p>
          </table:table-cell>
          <table:table-cell table:formula="of:=IF([.AAG55]&gt;0;[.$D$51]+1/[.AAG57];[.$D$53])" office:value-type="float" office:value="67.5925925925926" calcext:value-type="float">
            <text:p>67.5925925925926</text:p>
          </table:table-cell>
          <table:table-cell table:formula="of:=IF([.AAH55]&gt;0;[.$D$51]+1/[.AAH57];[.$D$53])" office:value-type="float" office:value="67.5925925925926" calcext:value-type="float">
            <text:p>67.5925925925926</text:p>
          </table:table-cell>
          <table:table-cell table:formula="of:=IF([.AAI55]&gt;0;[.$D$51]+1/[.AAI57];[.$D$53])" office:value-type="float" office:value="67.5925925925926" calcext:value-type="float">
            <text:p>67.5925925925926</text:p>
          </table:table-cell>
          <table:table-cell table:formula="of:=IF([.AAJ55]&gt;0;[.$D$51]+1/[.AAJ57];[.$D$53])" office:value-type="float" office:value="67.5925925925926" calcext:value-type="float">
            <text:p>67.5925925925926</text:p>
          </table:table-cell>
          <table:table-cell table:formula="of:=IF([.AAK55]&gt;0;[.$D$51]+1/[.AAK57];[.$D$53])" office:value-type="float" office:value="67.5925925925926" calcext:value-type="float">
            <text:p>67.5925925925926</text:p>
          </table:table-cell>
          <table:table-cell table:formula="of:=IF([.AAL55]&gt;0;[.$D$51]+1/[.AAL57];[.$D$53])" office:value-type="float" office:value="67.5925925925926" calcext:value-type="float">
            <text:p>67.5925925925926</text:p>
          </table:table-cell>
          <table:table-cell table:formula="of:=IF([.AAM55]&gt;0;[.$D$51]+1/[.AAM57];[.$D$53])" office:value-type="float" office:value="67.5925925925926" calcext:value-type="float">
            <text:p>67.5925925925926</text:p>
          </table:table-cell>
          <table:table-cell table:formula="of:=IF([.AAN55]&gt;0;[.$D$51]+1/[.AAN57];[.$D$53])" office:value-type="float" office:value="67.5925925925926" calcext:value-type="float">
            <text:p>67.5925925925926</text:p>
          </table:table-cell>
          <table:table-cell table:formula="of:=IF([.AAO55]&gt;0;[.$D$51]+1/[.AAO57];[.$D$53])" office:value-type="float" office:value="67.5925925925926" calcext:value-type="float">
            <text:p>67.5925925925926</text:p>
          </table:table-cell>
          <table:table-cell table:formula="of:=IF([.AAP55]&gt;0;[.$D$51]+1/[.AAP57];[.$D$53])" office:value-type="float" office:value="67.5925925925926" calcext:value-type="float">
            <text:p>67.5925925925926</text:p>
          </table:table-cell>
          <table:table-cell table:formula="of:=IF([.AAQ55]&gt;0;[.$D$51]+1/[.AAQ57];[.$D$53])" office:value-type="float" office:value="67.5925925925926" calcext:value-type="float">
            <text:p>67.5925925925926</text:p>
          </table:table-cell>
          <table:table-cell table:formula="of:=IF([.AAR55]&gt;0;[.$D$51]+1/[.AAR57];[.$D$53])" office:value-type="float" office:value="67.5925925925926" calcext:value-type="float">
            <text:p>67.5925925925926</text:p>
          </table:table-cell>
          <table:table-cell table:formula="of:=IF([.AAS55]&gt;0;[.$D$51]+1/[.AAS57];[.$D$53])" office:value-type="float" office:value="67.5925925925926" calcext:value-type="float">
            <text:p>67.5925925925926</text:p>
          </table:table-cell>
          <table:table-cell table:formula="of:=IF([.AAT55]&gt;0;[.$D$51]+1/[.AAT57];[.$D$53])" office:value-type="float" office:value="67.5925925925926" calcext:value-type="float">
            <text:p>67.5925925925926</text:p>
          </table:table-cell>
          <table:table-cell table:formula="of:=IF([.AAU55]&gt;0;[.$D$51]+1/[.AAU57];[.$D$53])" office:value-type="float" office:value="67.5925925925926" calcext:value-type="float">
            <text:p>67.5925925925926</text:p>
          </table:table-cell>
          <table:table-cell table:formula="of:=IF([.AAV55]&gt;0;[.$D$51]+1/[.AAV57];[.$D$53])" office:value-type="float" office:value="67.5925925925926" calcext:value-type="float">
            <text:p>67.5925925925926</text:p>
          </table:table-cell>
          <table:table-cell table:formula="of:=IF([.AAW55]&gt;0;[.$D$51]+1/[.AAW57];[.$D$53])" office:value-type="float" office:value="67.5925925925926" calcext:value-type="float">
            <text:p>67.5925925925926</text:p>
          </table:table-cell>
          <table:table-cell table:formula="of:=IF([.AAX55]&gt;0;[.$D$51]+1/[.AAX57];[.$D$53])" office:value-type="float" office:value="67.5925925925926" calcext:value-type="float">
            <text:p>67.5925925925926</text:p>
          </table:table-cell>
          <table:table-cell table:formula="of:=IF([.AAY55]&gt;0;[.$D$51]+1/[.AAY57];[.$D$53])" office:value-type="float" office:value="67.5925925925926" calcext:value-type="float">
            <text:p>67.5925925925926</text:p>
          </table:table-cell>
          <table:table-cell table:formula="of:=IF([.AAZ55]&gt;0;[.$D$51]+1/[.AAZ57];[.$D$53])" office:value-type="float" office:value="67.5925925925926" calcext:value-type="float">
            <text:p>67.5925925925926</text:p>
          </table:table-cell>
          <table:table-cell table:formula="of:=IF([.ABA55]&gt;0;[.$D$51]+1/[.ABA57];[.$D$53])" office:value-type="float" office:value="67.5925925925926" calcext:value-type="float">
            <text:p>67.5925925925926</text:p>
          </table:table-cell>
          <table:table-cell table:formula="of:=IF([.ABB55]&gt;0;[.$D$51]+1/[.ABB57];[.$D$53])" office:value-type="float" office:value="67.5925925925926" calcext:value-type="float">
            <text:p>67.5925925925926</text:p>
          </table:table-cell>
          <table:table-cell table:formula="of:=IF([.ABC55]&gt;0;[.$D$51]+1/[.ABC57];[.$D$53])" office:value-type="float" office:value="67.5925925925926" calcext:value-type="float">
            <text:p>67.5925925925926</text:p>
          </table:table-cell>
          <table:table-cell table:formula="of:=IF([.ABD55]&gt;0;[.$D$51]+1/[.ABD57];[.$D$53])" office:value-type="float" office:value="67.5925925925926" calcext:value-type="float">
            <text:p>67.5925925925926</text:p>
          </table:table-cell>
          <table:table-cell table:formula="of:=IF([.ABE55]&gt;0;[.$D$51]+1/[.ABE57];[.$D$53])" office:value-type="float" office:value="67.5925925925926" calcext:value-type="float">
            <text:p>67.5925925925926</text:p>
          </table:table-cell>
          <table:table-cell table:formula="of:=IF([.ABF55]&gt;0;[.$D$51]+1/[.ABF57];[.$D$53])" office:value-type="float" office:value="67.5925925925926" calcext:value-type="float">
            <text:p>67.5925925925926</text:p>
          </table:table-cell>
          <table:table-cell table:formula="of:=IF([.ABG55]&gt;0;[.$D$51]+1/[.ABG57];[.$D$53])" office:value-type="float" office:value="67.5925925925926" calcext:value-type="float">
            <text:p>67.5925925925926</text:p>
          </table:table-cell>
          <table:table-cell table:formula="of:=IF([.ABH55]&gt;0;[.$D$51]+1/[.ABH57];[.$D$53])" office:value-type="float" office:value="67.5925925925926" calcext:value-type="float">
            <text:p>67.5925925925926</text:p>
          </table:table-cell>
          <table:table-cell table:formula="of:=IF([.ABI55]&gt;0;[.$D$51]+1/[.ABI57];[.$D$53])" office:value-type="float" office:value="67.5925925925926" calcext:value-type="float">
            <text:p>67.5925925925926</text:p>
          </table:table-cell>
          <table:table-cell table:formula="of:=IF([.ABJ55]&gt;0;[.$D$51]+1/[.ABJ57];[.$D$53])" office:value-type="float" office:value="67.5925925925926" calcext:value-type="float">
            <text:p>67.5925925925926</text:p>
          </table:table-cell>
          <table:table-cell table:formula="of:=IF([.ABK55]&gt;0;[.$D$51]+1/[.ABK57];[.$D$53])" office:value-type="float" office:value="67.5925925925926" calcext:value-type="float">
            <text:p>67.5925925925926</text:p>
          </table:table-cell>
          <table:table-cell table:formula="of:=IF([.ABL55]&gt;0;[.$D$51]+1/[.ABL57];[.$D$53])" office:value-type="float" office:value="67.5925925925926" calcext:value-type="float">
            <text:p>67.5925925925926</text:p>
          </table:table-cell>
          <table:table-cell table:formula="of:=IF([.ABM55]&gt;0;[.$D$51]+1/[.ABM57];[.$D$53])" office:value-type="float" office:value="67.5925925925926" calcext:value-type="float">
            <text:p>67.5925925925926</text:p>
          </table:table-cell>
          <table:table-cell table:formula="of:=IF([.ABN55]&gt;0;[.$D$51]+1/[.ABN57];[.$D$53])" office:value-type="float" office:value="67.5925925925926" calcext:value-type="float">
            <text:p>67.5925925925926</text:p>
          </table:table-cell>
          <table:table-cell table:formula="of:=IF([.ABO55]&gt;0;[.$D$51]+1/[.ABO57];[.$D$53])" office:value-type="float" office:value="67.5925925925926" calcext:value-type="float">
            <text:p>67.5925925925926</text:p>
          </table:table-cell>
          <table:table-cell table:formula="of:=IF([.ABP55]&gt;0;[.$D$51]+1/[.ABP57];[.$D$53])" office:value-type="float" office:value="67.5925925925926" calcext:value-type="float">
            <text:p>67.5925925925926</text:p>
          </table:table-cell>
          <table:table-cell table:formula="of:=IF([.ABQ55]&gt;0;[.$D$51]+1/[.ABQ57];[.$D$53])" office:value-type="float" office:value="67.5925925925926" calcext:value-type="float">
            <text:p>67.5925925925926</text:p>
          </table:table-cell>
          <table:table-cell table:formula="of:=IF([.ABR55]&gt;0;[.$D$51]+1/[.ABR57];[.$D$53])" office:value-type="float" office:value="67.5925925925926" calcext:value-type="float">
            <text:p>67.5925925925926</text:p>
          </table:table-cell>
          <table:table-cell table:formula="of:=IF([.ABS55]&gt;0;[.$D$51]+1/[.ABS57];[.$D$53])" office:value-type="float" office:value="67.5925925925926" calcext:value-type="float">
            <text:p>67.5925925925926</text:p>
          </table:table-cell>
          <table:table-cell table:formula="of:=IF([.ABT55]&gt;0;[.$D$51]+1/[.ABT57];[.$D$53])" office:value-type="float" office:value="67.5925925925926" calcext:value-type="float">
            <text:p>67.5925925925926</text:p>
          </table:table-cell>
          <table:table-cell table:formula="of:=IF([.ABU55]&gt;0;[.$D$51]+1/[.ABU57];[.$D$53])" office:value-type="float" office:value="67.5925925925926" calcext:value-type="float">
            <text:p>67.5925925925926</text:p>
          </table:table-cell>
          <table:table-cell table:formula="of:=IF([.ABV55]&gt;0;[.$D$51]+1/[.ABV57];[.$D$53])" office:value-type="float" office:value="67.5925925925926" calcext:value-type="float">
            <text:p>67.5925925925926</text:p>
          </table:table-cell>
          <table:table-cell table:formula="of:=IF([.ABW55]&gt;0;[.$D$51]+1/[.ABW57];[.$D$53])" office:value-type="float" office:value="67.5925925925926" calcext:value-type="float">
            <text:p>67.5925925925926</text:p>
          </table:table-cell>
          <table:table-cell table:formula="of:=IF([.ABX55]&gt;0;[.$D$51]+1/[.ABX57];[.$D$53])" office:value-type="float" office:value="67.5925925925926" calcext:value-type="float">
            <text:p>67.5925925925926</text:p>
          </table:table-cell>
          <table:table-cell table:formula="of:=IF([.ABY55]&gt;0;[.$D$51]+1/[.ABY57];[.$D$53])" office:value-type="float" office:value="67.5925925925926" calcext:value-type="float">
            <text:p>67.5925925925926</text:p>
          </table:table-cell>
          <table:table-cell table:formula="of:=IF([.ABZ55]&gt;0;[.$D$51]+1/[.ABZ57];[.$D$53])" office:value-type="float" office:value="67.5925925925926" calcext:value-type="float">
            <text:p>67.5925925925926</text:p>
          </table:table-cell>
          <table:table-cell table:formula="of:=IF([.ACA55]&gt;0;[.$D$51]+1/[.ACA57];[.$D$53])" office:value-type="float" office:value="67.5925925925926" calcext:value-type="float">
            <text:p>67.5925925925926</text:p>
          </table:table-cell>
          <table:table-cell table:formula="of:=IF([.ACB55]&gt;0;[.$D$51]+1/[.ACB57];[.$D$53])" office:value-type="float" office:value="67.5925925925926" calcext:value-type="float">
            <text:p>67.5925925925926</text:p>
          </table:table-cell>
          <table:table-cell table:formula="of:=IF([.ACC55]&gt;0;[.$D$51]+1/[.ACC57];[.$D$53])" office:value-type="float" office:value="67.5925925925926" calcext:value-type="float">
            <text:p>67.5925925925926</text:p>
          </table:table-cell>
          <table:table-cell table:formula="of:=IF([.ACD55]&gt;0;[.$D$51]+1/[.ACD57];[.$D$53])" office:value-type="float" office:value="67.5925925925926" calcext:value-type="float">
            <text:p>67.5925925925926</text:p>
          </table:table-cell>
          <table:table-cell table:formula="of:=IF([.ACE55]&gt;0;[.$D$51]+1/[.ACE57];[.$D$53])" office:value-type="float" office:value="67.5925925925926" calcext:value-type="float">
            <text:p>67.5925925925926</text:p>
          </table:table-cell>
          <table:table-cell table:formula="of:=IF([.ACF55]&gt;0;[.$D$51]+1/[.ACF57];[.$D$53])" office:value-type="float" office:value="67.5925925925926" calcext:value-type="float">
            <text:p>67.5925925925926</text:p>
          </table:table-cell>
          <table:table-cell table:formula="of:=IF([.ACG55]&gt;0;[.$D$51]+1/[.ACG57];[.$D$53])" office:value-type="float" office:value="67.5925925925926" calcext:value-type="float">
            <text:p>67.5925925925926</text:p>
          </table:table-cell>
          <table:table-cell table:formula="of:=IF([.ACH55]&gt;0;[.$D$51]+1/[.ACH57];[.$D$53])" office:value-type="float" office:value="67.5925925925926" calcext:value-type="float">
            <text:p>67.5925925925926</text:p>
          </table:table-cell>
          <table:table-cell table:formula="of:=IF([.ACI55]&gt;0;[.$D$51]+1/[.ACI57];[.$D$53])" office:value-type="float" office:value="67.5925925925926" calcext:value-type="float">
            <text:p>67.5925925925926</text:p>
          </table:table-cell>
          <table:table-cell table:formula="of:=IF([.ACJ55]&gt;0;[.$D$51]+1/[.ACJ57];[.$D$53])" office:value-type="float" office:value="67.5925925925926" calcext:value-type="float">
            <text:p>67.5925925925926</text:p>
          </table:table-cell>
          <table:table-cell table:formula="of:=IF([.ACK55]&gt;0;[.$D$51]+1/[.ACK57];[.$D$53])" office:value-type="float" office:value="67.5925925925926" calcext:value-type="float">
            <text:p>67.5925925925926</text:p>
          </table:table-cell>
          <table:table-cell table:formula="of:=IF([.ACL55]&gt;0;[.$D$51]+1/[.ACL57];[.$D$53])" office:value-type="float" office:value="67.5925925925926" calcext:value-type="float">
            <text:p>67.5925925925926</text:p>
          </table:table-cell>
          <table:table-cell table:formula="of:=IF([.ACM55]&gt;0;[.$D$51]+1/[.ACM57];[.$D$53])" office:value-type="float" office:value="67.5925925925926" calcext:value-type="float">
            <text:p>67.5925925925926</text:p>
          </table:table-cell>
          <table:table-cell table:formula="of:=IF([.ACN55]&gt;0;[.$D$51]+1/[.ACN57];[.$D$53])" office:value-type="float" office:value="67.5925925925926" calcext:value-type="float">
            <text:p>67.5925925925926</text:p>
          </table:table-cell>
          <table:table-cell table:formula="of:=IF([.ACO55]&gt;0;[.$D$51]+1/[.ACO57];[.$D$53])" office:value-type="float" office:value="67.5925925925926" calcext:value-type="float">
            <text:p>67.5925925925926</text:p>
          </table:table-cell>
          <table:table-cell table:formula="of:=IF([.ACP55]&gt;0;[.$D$51]+1/[.ACP57];[.$D$53])" office:value-type="float" office:value="67.5925925925926" calcext:value-type="float">
            <text:p>67.5925925925926</text:p>
          </table:table-cell>
          <table:table-cell table:formula="of:=IF([.ACQ55]&gt;0;[.$D$51]+1/[.ACQ57];[.$D$53])" office:value-type="float" office:value="67.5925925925926" calcext:value-type="float">
            <text:p>67.5925925925926</text:p>
          </table:table-cell>
          <table:table-cell table:formula="of:=IF([.ACR55]&gt;0;[.$D$51]+1/[.ACR57];[.$D$53])" office:value-type="float" office:value="67.5925925925926" calcext:value-type="float">
            <text:p>67.5925925925926</text:p>
          </table:table-cell>
          <table:table-cell table:formula="of:=IF([.ACS55]&gt;0;[.$D$51]+1/[.ACS57];[.$D$53])" office:value-type="float" office:value="67.5925925925926" calcext:value-type="float">
            <text:p>67.5925925925926</text:p>
          </table:table-cell>
          <table:table-cell table:formula="of:=IF([.ACT55]&gt;0;[.$D$51]+1/[.ACT57];[.$D$53])" office:value-type="float" office:value="67.5925925925926" calcext:value-type="float">
            <text:p>67.5925925925926</text:p>
          </table:table-cell>
          <table:table-cell table:formula="of:=IF([.ACU55]&gt;0;[.$D$51]+1/[.ACU57];[.$D$53])" office:value-type="float" office:value="67.5925925925926" calcext:value-type="float">
            <text:p>67.5925925925926</text:p>
          </table:table-cell>
          <table:table-cell table:formula="of:=IF([.ACV55]&gt;0;[.$D$51]+1/[.ACV57];[.$D$53])" office:value-type="float" office:value="67.5925925925926" calcext:value-type="float">
            <text:p>67.5925925925926</text:p>
          </table:table-cell>
          <table:table-cell table:formula="of:=IF([.ACW55]&gt;0;[.$D$51]+1/[.ACW57];[.$D$53])" office:value-type="float" office:value="67.5925925925926" calcext:value-type="float">
            <text:p>67.5925925925926</text:p>
          </table:table-cell>
          <table:table-cell table:formula="of:=IF([.ACX55]&gt;0;[.$D$51]+1/[.ACX57];[.$D$53])" office:value-type="float" office:value="67.5925925925926" calcext:value-type="float">
            <text:p>67.5925925925926</text:p>
          </table:table-cell>
          <table:table-cell table:formula="of:=IF([.ACY55]&gt;0;[.$D$51]+1/[.ACY57];[.$D$53])" office:value-type="float" office:value="67.5925925925926" calcext:value-type="float">
            <text:p>67.5925925925926</text:p>
          </table:table-cell>
          <table:table-cell table:formula="of:=IF([.ACZ55]&gt;0;[.$D$51]+1/[.ACZ57];[.$D$53])" office:value-type="float" office:value="67.5925925925926" calcext:value-type="float">
            <text:p>67.5925925925926</text:p>
          </table:table-cell>
          <table:table-cell table:formula="of:=IF([.ADA55]&gt;0;[.$D$51]+1/[.ADA57];[.$D$53])" office:value-type="float" office:value="67.5925925925926" calcext:value-type="float">
            <text:p>67.5925925925926</text:p>
          </table:table-cell>
          <table:table-cell table:formula="of:=IF([.ADB55]&gt;0;[.$D$51]+1/[.ADB57];[.$D$53])" office:value-type="float" office:value="67.5925925925926" calcext:value-type="float">
            <text:p>67.5925925925926</text:p>
          </table:table-cell>
          <table:table-cell table:formula="of:=IF([.ADC55]&gt;0;[.$D$51]+1/[.ADC57];[.$D$53])" office:value-type="float" office:value="67.5925925925926" calcext:value-type="float">
            <text:p>67.5925925925926</text:p>
          </table:table-cell>
          <table:table-cell table:formula="of:=IF([.ADD55]&gt;0;[.$D$51]+1/[.ADD57];[.$D$53])" office:value-type="float" office:value="67.5925925925926" calcext:value-type="float">
            <text:p>67.5925925925926</text:p>
          </table:table-cell>
          <table:table-cell table:formula="of:=IF([.ADE55]&gt;0;[.$D$51]+1/[.ADE57];[.$D$53])" office:value-type="float" office:value="67.5925925925926" calcext:value-type="float">
            <text:p>67.5925925925926</text:p>
          </table:table-cell>
          <table:table-cell table:formula="of:=IF([.ADF55]&gt;0;[.$D$51]+1/[.ADF57];[.$D$53])" office:value-type="float" office:value="67.5925925925926" calcext:value-type="float">
            <text:p>67.5925925925926</text:p>
          </table:table-cell>
          <table:table-cell table:formula="of:=IF([.ADG55]&gt;0;[.$D$51]+1/[.ADG57];[.$D$53])" office:value-type="float" office:value="67.5925925925926" calcext:value-type="float">
            <text:p>67.5925925925926</text:p>
          </table:table-cell>
          <table:table-cell table:formula="of:=IF([.ADH55]&gt;0;[.$D$51]+1/[.ADH57];[.$D$53])" office:value-type="float" office:value="67.5925925925926" calcext:value-type="float">
            <text:p>67.5925925925926</text:p>
          </table:table-cell>
          <table:table-cell table:formula="of:=IF([.ADI55]&gt;0;[.$D$51]+1/[.ADI57];[.$D$53])" office:value-type="float" office:value="67.5925925925926" calcext:value-type="float">
            <text:p>67.5925925925926</text:p>
          </table:table-cell>
          <table:table-cell table:formula="of:=IF([.ADJ55]&gt;0;[.$D$51]+1/[.ADJ57];[.$D$53])" office:value-type="float" office:value="67.5925925925926" calcext:value-type="float">
            <text:p>67.5925925925926</text:p>
          </table:table-cell>
          <table:table-cell table:formula="of:=IF([.ADK55]&gt;0;[.$D$51]+1/[.ADK57];[.$D$53])" office:value-type="float" office:value="67.5925925925926" calcext:value-type="float">
            <text:p>67.5925925925926</text:p>
          </table:table-cell>
          <table:table-cell table:formula="of:=IF([.ADL55]&gt;0;[.$D$51]+1/[.ADL57];[.$D$53])" office:value-type="float" office:value="67.5925925925926" calcext:value-type="float">
            <text:p>67.5925925925926</text:p>
          </table:table-cell>
          <table:table-cell table:formula="of:=IF([.ADM55]&gt;0;[.$D$51]+1/[.ADM57];[.$D$53])" office:value-type="float" office:value="67.5925925925926" calcext:value-type="float">
            <text:p>67.5925925925926</text:p>
          </table:table-cell>
          <table:table-cell table:formula="of:=IF([.ADN55]&gt;0;[.$D$51]+1/[.ADN57];[.$D$53])" office:value-type="float" office:value="67.5925925925926" calcext:value-type="float">
            <text:p>67.5925925925926</text:p>
          </table:table-cell>
          <table:table-cell table:formula="of:=IF([.ADO55]&gt;0;[.$D$51]+1/[.ADO57];[.$D$53])" office:value-type="float" office:value="67.5925925925926" calcext:value-type="float">
            <text:p>67.5925925925926</text:p>
          </table:table-cell>
          <table:table-cell table:formula="of:=IF([.ADP55]&gt;0;[.$D$51]+1/[.ADP57];[.$D$53])" office:value-type="float" office:value="67.5925925925926" calcext:value-type="float">
            <text:p>67.5925925925926</text:p>
          </table:table-cell>
          <table:table-cell table:formula="of:=IF([.ADQ55]&gt;0;[.$D$51]+1/[.ADQ57];[.$D$53])" office:value-type="float" office:value="67.5925925925926" calcext:value-type="float">
            <text:p>67.5925925925926</text:p>
          </table:table-cell>
          <table:table-cell table:formula="of:=IF([.ADR55]&gt;0;[.$D$51]+1/[.ADR57];[.$D$53])" office:value-type="float" office:value="67.5925925925926" calcext:value-type="float">
            <text:p>67.5925925925926</text:p>
          </table:table-cell>
          <table:table-cell table:formula="of:=IF([.ADS55]&gt;0;[.$D$51]+1/[.ADS57];[.$D$53])" office:value-type="float" office:value="67.5925925925926" calcext:value-type="float">
            <text:p>67.5925925925926</text:p>
          </table:table-cell>
          <table:table-cell table:formula="of:=IF([.ADT55]&gt;0;[.$D$51]+1/[.ADT57];[.$D$53])" office:value-type="float" office:value="67.5925925925926" calcext:value-type="float">
            <text:p>67.5925925925926</text:p>
          </table:table-cell>
          <table:table-cell table:formula="of:=IF([.ADU55]&gt;0;[.$D$51]+1/[.ADU57];[.$D$53])" office:value-type="float" office:value="67.5925925925926" calcext:value-type="float">
            <text:p>67.5925925925926</text:p>
          </table:table-cell>
          <table:table-cell table:formula="of:=IF([.ADV55]&gt;0;[.$D$51]+1/[.ADV57];[.$D$53])" office:value-type="float" office:value="67.5925925925926" calcext:value-type="float">
            <text:p>67.5925925925926</text:p>
          </table:table-cell>
          <table:table-cell table:formula="of:=IF([.ADW55]&gt;0;[.$D$51]+1/[.ADW57];[.$D$53])" office:value-type="float" office:value="67.5925925925926" calcext:value-type="float">
            <text:p>67.5925925925926</text:p>
          </table:table-cell>
          <table:table-cell table:formula="of:=IF([.ADX55]&gt;0;[.$D$51]+1/[.ADX57];[.$D$53])" office:value-type="float" office:value="67.5925925925926" calcext:value-type="float">
            <text:p>67.5925925925926</text:p>
          </table:table-cell>
          <table:table-cell table:formula="of:=IF([.ADY55]&gt;0;[.$D$51]+1/[.ADY57];[.$D$53])" office:value-type="float" office:value="67.5925925925926" calcext:value-type="float">
            <text:p>67.5925925925926</text:p>
          </table:table-cell>
          <table:table-cell table:formula="of:=IF([.ADZ55]&gt;0;[.$D$51]+1/[.ADZ57];[.$D$53])" office:value-type="float" office:value="67.5925925925926" calcext:value-type="float">
            <text:p>67.5925925925926</text:p>
          </table:table-cell>
          <table:table-cell table:formula="of:=IF([.AEA55]&gt;0;[.$D$51]+1/[.AEA57];[.$D$53])" office:value-type="float" office:value="67.5925925925926" calcext:value-type="float">
            <text:p>67.5925925925926</text:p>
          </table:table-cell>
          <table:table-cell table:formula="of:=IF([.AEB55]&gt;0;[.$D$51]+1/[.AEB57];[.$D$53])" office:value-type="float" office:value="67.5925925925926" calcext:value-type="float">
            <text:p>67.5925925925926</text:p>
          </table:table-cell>
          <table:table-cell table:formula="of:=IF([.AEC55]&gt;0;[.$D$51]+1/[.AEC57];[.$D$53])" office:value-type="float" office:value="67.5925925925926" calcext:value-type="float">
            <text:p>67.5925925925926</text:p>
          </table:table-cell>
          <table:table-cell table:formula="of:=IF([.AED55]&gt;0;[.$D$51]+1/[.AED57];[.$D$53])" office:value-type="float" office:value="67.5925925925926" calcext:value-type="float">
            <text:p>67.5925925925926</text:p>
          </table:table-cell>
          <table:table-cell table:formula="of:=IF([.AEE55]&gt;0;[.$D$51]+1/[.AEE57];[.$D$53])" office:value-type="float" office:value="67.5925925925926" calcext:value-type="float">
            <text:p>67.5925925925926</text:p>
          </table:table-cell>
          <table:table-cell table:formula="of:=IF([.AEF55]&gt;0;[.$D$51]+1/[.AEF57];[.$D$53])" office:value-type="float" office:value="67.5925925925926" calcext:value-type="float">
            <text:p>67.5925925925926</text:p>
          </table:table-cell>
          <table:table-cell table:formula="of:=IF([.AEG55]&gt;0;[.$D$51]+1/[.AEG57];[.$D$53])" office:value-type="float" office:value="67.5925925925926" calcext:value-type="float">
            <text:p>67.5925925925926</text:p>
          </table:table-cell>
          <table:table-cell table:formula="of:=IF([.AEH55]&gt;0;[.$D$51]+1/[.AEH57];[.$D$53])" office:value-type="float" office:value="67.5925925925926" calcext:value-type="float">
            <text:p>67.5925925925926</text:p>
          </table:table-cell>
          <table:table-cell table:formula="of:=IF([.AEI55]&gt;0;[.$D$51]+1/[.AEI57];[.$D$53])" office:value-type="float" office:value="67.5925925925926" calcext:value-type="float">
            <text:p>67.5925925925926</text:p>
          </table:table-cell>
          <table:table-cell table:formula="of:=IF([.AEJ55]&gt;0;[.$D$51]+1/[.AEJ57];[.$D$53])" office:value-type="float" office:value="67.5925925925926" calcext:value-type="float">
            <text:p>67.5925925925926</text:p>
          </table:table-cell>
          <table:table-cell table:formula="of:=IF([.AEK55]&gt;0;[.$D$51]+1/[.AEK57];[.$D$53])" office:value-type="float" office:value="67.5925925925926" calcext:value-type="float">
            <text:p>67.5925925925926</text:p>
          </table:table-cell>
          <table:table-cell table:formula="of:=IF([.AEL55]&gt;0;[.$D$51]+1/[.AEL57];[.$D$53])" office:value-type="float" office:value="67.5925925925926" calcext:value-type="float">
            <text:p>67.5925925925926</text:p>
          </table:table-cell>
          <table:table-cell table:formula="of:=IF([.AEM55]&gt;0;[.$D$51]+1/[.AEM57];[.$D$53])" office:value-type="float" office:value="67.5925925925926" calcext:value-type="float">
            <text:p>67.5925925925926</text:p>
          </table:table-cell>
          <table:table-cell table:formula="of:=IF([.AEN55]&gt;0;[.$D$51]+1/[.AEN57];[.$D$53])" office:value-type="float" office:value="67.5925925925926" calcext:value-type="float">
            <text:p>67.5925925925926</text:p>
          </table:table-cell>
          <table:table-cell table:formula="of:=IF([.AEO55]&gt;0;[.$D$51]+1/[.AEO57];[.$D$53])" office:value-type="float" office:value="67.5925925925926" calcext:value-type="float">
            <text:p>67.5925925925926</text:p>
          </table:table-cell>
          <table:table-cell table:formula="of:=IF([.AEP55]&gt;0;[.$D$51]+1/[.AEP57];[.$D$53])" office:value-type="float" office:value="67.5925925925926" calcext:value-type="float">
            <text:p>67.5925925925926</text:p>
          </table:table-cell>
          <table:table-cell table:formula="of:=IF([.AEQ55]&gt;0;[.$D$51]+1/[.AEQ57];[.$D$53])" office:value-type="float" office:value="67.5925925925926" calcext:value-type="float">
            <text:p>67.5925925925926</text:p>
          </table:table-cell>
          <table:table-cell table:formula="of:=IF([.AER55]&gt;0;[.$D$51]+1/[.AER57];[.$D$53])" office:value-type="float" office:value="67.5925925925926" calcext:value-type="float">
            <text:p>67.5925925925926</text:p>
          </table:table-cell>
          <table:table-cell table:formula="of:=IF([.AES55]&gt;0;[.$D$51]+1/[.AES57];[.$D$53])" office:value-type="float" office:value="67.5925925925926" calcext:value-type="float">
            <text:p>67.5925925925926</text:p>
          </table:table-cell>
          <table:table-cell table:formula="of:=IF([.AET55]&gt;0;[.$D$51]+1/[.AET57];[.$D$53])" office:value-type="float" office:value="67.5925925925926" calcext:value-type="float">
            <text:p>67.5925925925926</text:p>
          </table:table-cell>
          <table:table-cell table:formula="of:=IF([.AEU55]&gt;0;[.$D$51]+1/[.AEU57];[.$D$53])" office:value-type="float" office:value="67.5925925925926" calcext:value-type="float">
            <text:p>67.5925925925926</text:p>
          </table:table-cell>
          <table:table-cell table:formula="of:=IF([.AEV55]&gt;0;[.$D$51]+1/[.AEV57];[.$D$53])" office:value-type="float" office:value="67.5925925925926" calcext:value-type="float">
            <text:p>67.5925925925926</text:p>
          </table:table-cell>
          <table:table-cell table:formula="of:=IF([.AEW55]&gt;0;[.$D$51]+1/[.AEW57];[.$D$53])" office:value-type="float" office:value="67.5925925925926" calcext:value-type="float">
            <text:p>67.5925925925926</text:p>
          </table:table-cell>
          <table:table-cell table:formula="of:=IF([.AEX55]&gt;0;[.$D$51]+1/[.AEX57];[.$D$53])" office:value-type="float" office:value="67.5925925925926" calcext:value-type="float">
            <text:p>67.5925925925926</text:p>
          </table:table-cell>
          <table:table-cell table:formula="of:=IF([.AEY55]&gt;0;[.$D$51]+1/[.AEY57];[.$D$53])" office:value-type="float" office:value="67.5925925925926" calcext:value-type="float">
            <text:p>67.5925925925926</text:p>
          </table:table-cell>
          <table:table-cell table:formula="of:=IF([.AEZ55]&gt;0;[.$D$51]+1/[.AEZ57];[.$D$53])" office:value-type="float" office:value="67.5925925925926" calcext:value-type="float">
            <text:p>67.5925925925926</text:p>
          </table:table-cell>
          <table:table-cell table:formula="of:=IF([.AFA55]&gt;0;[.$D$51]+1/[.AFA57];[.$D$53])" office:value-type="float" office:value="67.5925925925926" calcext:value-type="float">
            <text:p>67.5925925925926</text:p>
          </table:table-cell>
          <table:table-cell table:formula="of:=IF([.AFB55]&gt;0;[.$D$51]+1/[.AFB57];[.$D$53])" office:value-type="float" office:value="67.5925925925926" calcext:value-type="float">
            <text:p>67.5925925925926</text:p>
          </table:table-cell>
          <table:table-cell table:formula="of:=IF([.AFC55]&gt;0;[.$D$51]+1/[.AFC57];[.$D$53])" office:value-type="float" office:value="67.5925925925926" calcext:value-type="float">
            <text:p>67.5925925925926</text:p>
          </table:table-cell>
          <table:table-cell table:formula="of:=IF([.AFD55]&gt;0;[.$D$51]+1/[.AFD57];[.$D$53])" office:value-type="float" office:value="67.5925925925926" calcext:value-type="float">
            <text:p>67.5925925925926</text:p>
          </table:table-cell>
          <table:table-cell table:formula="of:=IF([.AFE55]&gt;0;[.$D$51]+1/[.AFE57];[.$D$53])" office:value-type="float" office:value="67.5925925925926" calcext:value-type="float">
            <text:p>67.5925925925926</text:p>
          </table:table-cell>
          <table:table-cell table:formula="of:=IF([.AFF55]&gt;0;[.$D$51]+1/[.AFF57];[.$D$53])" office:value-type="float" office:value="67.5925925925926" calcext:value-type="float">
            <text:p>67.5925925925926</text:p>
          </table:table-cell>
          <table:table-cell table:formula="of:=IF([.AFG55]&gt;0;[.$D$51]+1/[.AFG57];[.$D$53])" office:value-type="float" office:value="67.5925925925926" calcext:value-type="float">
            <text:p>67.5925925925926</text:p>
          </table:table-cell>
          <table:table-cell table:formula="of:=IF([.AFH55]&gt;0;[.$D$51]+1/[.AFH57];[.$D$53])" office:value-type="float" office:value="67.5925925925926" calcext:value-type="float">
            <text:p>67.5925925925926</text:p>
          </table:table-cell>
          <table:table-cell table:formula="of:=IF([.AFI55]&gt;0;[.$D$51]+1/[.AFI57];[.$D$53])" office:value-type="float" office:value="67.5925925925926" calcext:value-type="float">
            <text:p>67.5925925925926</text:p>
          </table:table-cell>
          <table:table-cell table:formula="of:=IF([.AFJ55]&gt;0;[.$D$51]+1/[.AFJ57];[.$D$53])" office:value-type="float" office:value="67.5925925925926" calcext:value-type="float">
            <text:p>67.5925925925926</text:p>
          </table:table-cell>
          <table:table-cell table:formula="of:=IF([.AFK55]&gt;0;[.$D$51]+1/[.AFK57];[.$D$53])" office:value-type="float" office:value="67.5925925925926" calcext:value-type="float">
            <text:p>67.5925925925926</text:p>
          </table:table-cell>
          <table:table-cell table:formula="of:=IF([.AFL55]&gt;0;[.$D$51]+1/[.AFL57];[.$D$53])" office:value-type="float" office:value="67.5925925925926" calcext:value-type="float">
            <text:p>67.5925925925926</text:p>
          </table:table-cell>
          <table:table-cell table:formula="of:=IF([.AFM55]&gt;0;[.$D$51]+1/[.AFM57];[.$D$53])" office:value-type="float" office:value="67.5925925925926" calcext:value-type="float">
            <text:p>67.5925925925926</text:p>
          </table:table-cell>
          <table:table-cell table:formula="of:=IF([.AFN55]&gt;0;[.$D$51]+1/[.AFN57];[.$D$53])" office:value-type="float" office:value="67.5925925925926" calcext:value-type="float">
            <text:p>67.5925925925926</text:p>
          </table:table-cell>
          <table:table-cell table:formula="of:=IF([.AFO55]&gt;0;[.$D$51]+1/[.AFO57];[.$D$53])" office:value-type="float" office:value="67.5925925925926" calcext:value-type="float">
            <text:p>67.5925925925926</text:p>
          </table:table-cell>
          <table:table-cell table:formula="of:=IF([.AFP55]&gt;0;[.$D$51]+1/[.AFP57];[.$D$53])" office:value-type="float" office:value="67.5925925925926" calcext:value-type="float">
            <text:p>67.5925925925926</text:p>
          </table:table-cell>
          <table:table-cell table:formula="of:=IF([.AFQ55]&gt;0;[.$D$51]+1/[.AFQ57];[.$D$53])" office:value-type="float" office:value="67.5925925925926" calcext:value-type="float">
            <text:p>67.5925925925926</text:p>
          </table:table-cell>
          <table:table-cell table:formula="of:=IF([.AFR55]&gt;0;[.$D$51]+1/[.AFR57];[.$D$53])" office:value-type="float" office:value="67.5925925925926" calcext:value-type="float">
            <text:p>67.5925925925926</text:p>
          </table:table-cell>
          <table:table-cell table:formula="of:=IF([.AFS55]&gt;0;[.$D$51]+1/[.AFS57];[.$D$53])" office:value-type="float" office:value="67.5925925925926" calcext:value-type="float">
            <text:p>67.5925925925926</text:p>
          </table:table-cell>
          <table:table-cell table:formula="of:=IF([.AFT55]&gt;0;[.$D$51]+1/[.AFT57];[.$D$53])" office:value-type="float" office:value="67.5925925925926" calcext:value-type="float">
            <text:p>67.5925925925926</text:p>
          </table:table-cell>
          <table:table-cell table:formula="of:=IF([.AFU55]&gt;0;[.$D$51]+1/[.AFU57];[.$D$53])" office:value-type="float" office:value="67.5925925925926" calcext:value-type="float">
            <text:p>67.5925925925926</text:p>
          </table:table-cell>
          <table:table-cell table:formula="of:=IF([.AFV55]&gt;0;[.$D$51]+1/[.AFV57];[.$D$53])" office:value-type="float" office:value="67.5925925925926" calcext:value-type="float">
            <text:p>67.5925925925926</text:p>
          </table:table-cell>
          <table:table-cell table:formula="of:=IF([.AFW55]&gt;0;[.$D$51]+1/[.AFW57];[.$D$53])" office:value-type="float" office:value="67.5925925925926" calcext:value-type="float">
            <text:p>67.5925925925926</text:p>
          </table:table-cell>
          <table:table-cell table:formula="of:=IF([.AFX55]&gt;0;[.$D$51]+1/[.AFX57];[.$D$53])" office:value-type="float" office:value="67.5925925925926" calcext:value-type="float">
            <text:p>67.5925925925926</text:p>
          </table:table-cell>
          <table:table-cell table:formula="of:=IF([.AFY55]&gt;0;[.$D$51]+1/[.AFY57];[.$D$53])" office:value-type="float" office:value="67.5925925925926" calcext:value-type="float">
            <text:p>67.5925925925926</text:p>
          </table:table-cell>
          <table:table-cell table:formula="of:=IF([.AFZ55]&gt;0;[.$D$51]+1/[.AFZ57];[.$D$53])" office:value-type="float" office:value="67.5925925925926" calcext:value-type="float">
            <text:p>67.5925925925926</text:p>
          </table:table-cell>
          <table:table-cell table:formula="of:=IF([.AGA55]&gt;0;[.$D$51]+1/[.AGA57];[.$D$53])" office:value-type="float" office:value="67.5925925925926" calcext:value-type="float">
            <text:p>67.5925925925926</text:p>
          </table:table-cell>
          <table:table-cell table:formula="of:=IF([.AGB55]&gt;0;[.$D$51]+1/[.AGB57];[.$D$53])" office:value-type="float" office:value="67.5925925925926" calcext:value-type="float">
            <text:p>67.5925925925926</text:p>
          </table:table-cell>
          <table:table-cell table:formula="of:=IF([.AGC55]&gt;0;[.$D$51]+1/[.AGC57];[.$D$53])" office:value-type="float" office:value="67.5925925925926" calcext:value-type="float">
            <text:p>67.5925925925926</text:p>
          </table:table-cell>
          <table:table-cell table:formula="of:=IF([.AGD55]&gt;0;[.$D$51]+1/[.AGD57];[.$D$53])" office:value-type="float" office:value="67.5925925925926" calcext:value-type="float">
            <text:p>67.5925925925926</text:p>
          </table:table-cell>
          <table:table-cell table:formula="of:=IF([.AGE55]&gt;0;[.$D$51]+1/[.AGE57];[.$D$53])" office:value-type="float" office:value="67.5925925925926" calcext:value-type="float">
            <text:p>67.5925925925926</text:p>
          </table:table-cell>
          <table:table-cell table:formula="of:=IF([.AGF55]&gt;0;[.$D$51]+1/[.AGF57];[.$D$53])" office:value-type="float" office:value="67.5925925925926" calcext:value-type="float">
            <text:p>67.5925925925926</text:p>
          </table:table-cell>
          <table:table-cell table:formula="of:=IF([.AGG55]&gt;0;[.$D$51]+1/[.AGG57];[.$D$53])" office:value-type="float" office:value="67.5925925925926" calcext:value-type="float">
            <text:p>67.5925925925926</text:p>
          </table:table-cell>
          <table:table-cell table:formula="of:=IF([.AGH55]&gt;0;[.$D$51]+1/[.AGH57];[.$D$53])" office:value-type="float" office:value="67.5925925925926" calcext:value-type="float">
            <text:p>67.5925925925926</text:p>
          </table:table-cell>
          <table:table-cell table:formula="of:=IF([.AGI55]&gt;0;[.$D$51]+1/[.AGI57];[.$D$53])" office:value-type="float" office:value="67.5925925925926" calcext:value-type="float">
            <text:p>67.5925925925926</text:p>
          </table:table-cell>
          <table:table-cell table:formula="of:=IF([.AGJ55]&gt;0;[.$D$51]+1/[.AGJ57];[.$D$53])" office:value-type="float" office:value="67.5925925925926" calcext:value-type="float">
            <text:p>67.5925925925926</text:p>
          </table:table-cell>
          <table:table-cell table:formula="of:=IF([.AGK55]&gt;0;[.$D$51]+1/[.AGK57];[.$D$53])" office:value-type="float" office:value="67.5925925925926" calcext:value-type="float">
            <text:p>67.5925925925926</text:p>
          </table:table-cell>
          <table:table-cell table:formula="of:=IF([.AGL55]&gt;0;[.$D$51]+1/[.AGL57];[.$D$53])" office:value-type="float" office:value="67.5925925925926" calcext:value-type="float">
            <text:p>67.5925925925926</text:p>
          </table:table-cell>
          <table:table-cell table:formula="of:=IF([.AGM55]&gt;0;[.$D$51]+1/[.AGM57];[.$D$53])" office:value-type="float" office:value="67.5925925925926" calcext:value-type="float">
            <text:p>67.5925925925926</text:p>
          </table:table-cell>
          <table:table-cell table:formula="of:=IF([.AGN55]&gt;0;[.$D$51]+1/[.AGN57];[.$D$53])" office:value-type="float" office:value="67.5925925925926" calcext:value-type="float">
            <text:p>67.5925925925926</text:p>
          </table:table-cell>
          <table:table-cell table:formula="of:=IF([.AGO55]&gt;0;[.$D$51]+1/[.AGO57];[.$D$53])" office:value-type="float" office:value="67.5925925925926" calcext:value-type="float">
            <text:p>67.5925925925926</text:p>
          </table:table-cell>
          <table:table-cell table:formula="of:=IF([.AGP55]&gt;0;[.$D$51]+1/[.AGP57];[.$D$53])" office:value-type="float" office:value="67.5925925925926" calcext:value-type="float">
            <text:p>67.5925925925926</text:p>
          </table:table-cell>
          <table:table-cell table:formula="of:=IF([.AGQ55]&gt;0;[.$D$51]+1/[.AGQ57];[.$D$53])" office:value-type="float" office:value="67.5925925925926" calcext:value-type="float">
            <text:p>67.5925925925926</text:p>
          </table:table-cell>
          <table:table-cell table:formula="of:=IF([.AGR55]&gt;0;[.$D$51]+1/[.AGR57];[.$D$53])" office:value-type="float" office:value="67.5925925925926" calcext:value-type="float">
            <text:p>67.5925925925926</text:p>
          </table:table-cell>
          <table:table-cell table:formula="of:=IF([.AGS55]&gt;0;[.$D$51]+1/[.AGS57];[.$D$53])" office:value-type="float" office:value="67.5925925925926" calcext:value-type="float">
            <text:p>67.5925925925926</text:p>
          </table:table-cell>
          <table:table-cell table:formula="of:=IF([.AGT55]&gt;0;[.$D$51]+1/[.AGT57];[.$D$53])" office:value-type="float" office:value="67.5925925925926" calcext:value-type="float">
            <text:p>67.5925925925926</text:p>
          </table:table-cell>
          <table:table-cell table:formula="of:=IF([.AGU55]&gt;0;[.$D$51]+1/[.AGU57];[.$D$53])" office:value-type="float" office:value="67.5925925925926" calcext:value-type="float">
            <text:p>67.5925925925926</text:p>
          </table:table-cell>
          <table:table-cell table:formula="of:=IF([.AGV55]&gt;0;[.$D$51]+1/[.AGV57];[.$D$53])" office:value-type="float" office:value="67.5925925925926" calcext:value-type="float">
            <text:p>67.5925925925926</text:p>
          </table:table-cell>
          <table:table-cell table:formula="of:=IF([.AGW55]&gt;0;[.$D$51]+1/[.AGW57];[.$D$53])" office:value-type="float" office:value="67.5925925925926" calcext:value-type="float">
            <text:p>67.5925925925926</text:p>
          </table:table-cell>
          <table:table-cell table:formula="of:=IF([.AGX55]&gt;0;[.$D$51]+1/[.AGX57];[.$D$53])" office:value-type="float" office:value="67.5925925925926" calcext:value-type="float">
            <text:p>67.5925925925926</text:p>
          </table:table-cell>
          <table:table-cell table:formula="of:=IF([.AGY55]&gt;0;[.$D$51]+1/[.AGY57];[.$D$53])" office:value-type="float" office:value="67.5925925925926" calcext:value-type="float">
            <text:p>67.5925925925926</text:p>
          </table:table-cell>
          <table:table-cell table:formula="of:=IF([.AGZ55]&gt;0;[.$D$51]+1/[.AGZ57];[.$D$53])" office:value-type="float" office:value="67.5925925925926" calcext:value-type="float">
            <text:p>67.5925925925926</text:p>
          </table:table-cell>
          <table:table-cell table:formula="of:=IF([.AHA55]&gt;0;[.$D$51]+1/[.AHA57];[.$D$53])" office:value-type="float" office:value="67.5925925925926" calcext:value-type="float">
            <text:p>67.5925925925926</text:p>
          </table:table-cell>
          <table:table-cell table:formula="of:=IF([.AHB55]&gt;0;[.$D$51]+1/[.AHB57];[.$D$53])" office:value-type="float" office:value="67.5925925925926" calcext:value-type="float">
            <text:p>67.5925925925926</text:p>
          </table:table-cell>
          <table:table-cell table:formula="of:=IF([.AHC55]&gt;0;[.$D$51]+1/[.AHC57];[.$D$53])" office:value-type="float" office:value="67.5925925925926" calcext:value-type="float">
            <text:p>67.5925925925926</text:p>
          </table:table-cell>
          <table:table-cell table:formula="of:=IF([.AHD55]&gt;0;[.$D$51]+1/[.AHD57];[.$D$53])" office:value-type="float" office:value="67.5925925925926" calcext:value-type="float">
            <text:p>67.5925925925926</text:p>
          </table:table-cell>
          <table:table-cell table:formula="of:=IF([.AHE55]&gt;0;[.$D$51]+1/[.AHE57];[.$D$53])" office:value-type="float" office:value="67.5925925925926" calcext:value-type="float">
            <text:p>67.5925925925926</text:p>
          </table:table-cell>
          <table:table-cell table:formula="of:=IF([.AHF55]&gt;0;[.$D$51]+1/[.AHF57];[.$D$53])" office:value-type="float" office:value="67.5925925925926" calcext:value-type="float">
            <text:p>67.5925925925926</text:p>
          </table:table-cell>
          <table:table-cell table:formula="of:=IF([.AHG55]&gt;0;[.$D$51]+1/[.AHG57];[.$D$53])" office:value-type="float" office:value="67.5925925925926" calcext:value-type="float">
            <text:p>67.5925925925926</text:p>
          </table:table-cell>
          <table:table-cell table:formula="of:=IF([.AHH55]&gt;0;[.$D$51]+1/[.AHH57];[.$D$53])" office:value-type="float" office:value="67.5925925925926" calcext:value-type="float">
            <text:p>67.5925925925926</text:p>
          </table:table-cell>
          <table:table-cell table:formula="of:=IF([.AHI55]&gt;0;[.$D$51]+1/[.AHI57];[.$D$53])" office:value-type="float" office:value="67.5925925925926" calcext:value-type="float">
            <text:p>67.5925925925926</text:p>
          </table:table-cell>
          <table:table-cell table:formula="of:=IF([.AHJ55]&gt;0;[.$D$51]+1/[.AHJ57];[.$D$53])" office:value-type="float" office:value="67.5925925925926" calcext:value-type="float">
            <text:p>67.5925925925926</text:p>
          </table:table-cell>
          <table:table-cell table:formula="of:=IF([.AHK55]&gt;0;[.$D$51]+1/[.AHK57];[.$D$53])" office:value-type="float" office:value="67.5925925925926" calcext:value-type="float">
            <text:p>67.5925925925926</text:p>
          </table:table-cell>
          <table:table-cell table:formula="of:=IF([.AHL55]&gt;0;[.$D$51]+1/[.AHL57];[.$D$53])" office:value-type="float" office:value="67.5925925925926" calcext:value-type="float">
            <text:p>67.5925925925926</text:p>
          </table:table-cell>
          <table:table-cell table:formula="of:=IF([.AHM55]&gt;0;[.$D$51]+1/[.AHM57];[.$D$53])" office:value-type="float" office:value="67.5925925925926" calcext:value-type="float">
            <text:p>67.5925925925926</text:p>
          </table:table-cell>
          <table:table-cell table:formula="of:=IF([.AHN55]&gt;0;[.$D$51]+1/[.AHN57];[.$D$53])" office:value-type="float" office:value="67.5925925925926" calcext:value-type="float">
            <text:p>67.5925925925926</text:p>
          </table:table-cell>
          <table:table-cell table:formula="of:=IF([.AHO55]&gt;0;[.$D$51]+1/[.AHO57];[.$D$53])" office:value-type="float" office:value="67.5925925925926" calcext:value-type="float">
            <text:p>67.5925925925926</text:p>
          </table:table-cell>
          <table:table-cell table:formula="of:=IF([.AHP55]&gt;0;[.$D$51]+1/[.AHP57];[.$D$53])" office:value-type="float" office:value="67.5925925925926" calcext:value-type="float">
            <text:p>67.5925925925926</text:p>
          </table:table-cell>
          <table:table-cell table:formula="of:=IF([.AHQ55]&gt;0;[.$D$51]+1/[.AHQ57];[.$D$53])" office:value-type="float" office:value="67.5925925925926" calcext:value-type="float">
            <text:p>67.5925925925926</text:p>
          </table:table-cell>
          <table:table-cell table:formula="of:=IF([.AHR55]&gt;0;[.$D$51]+1/[.AHR57];[.$D$53])" office:value-type="float" office:value="67.5925925925926" calcext:value-type="float">
            <text:p>67.5925925925926</text:p>
          </table:table-cell>
          <table:table-cell table:formula="of:=IF([.AHS55]&gt;0;[.$D$51]+1/[.AHS57];[.$D$53])" office:value-type="float" office:value="67.5925925925926" calcext:value-type="float">
            <text:p>67.5925925925926</text:p>
          </table:table-cell>
          <table:table-cell table:formula="of:=IF([.AHT55]&gt;0;[.$D$51]+1/[.AHT57];[.$D$53])" office:value-type="float" office:value="67.5925925925926" calcext:value-type="float">
            <text:p>67.5925925925926</text:p>
          </table:table-cell>
          <table:table-cell table:formula="of:=IF([.AHU55]&gt;0;[.$D$51]+1/[.AHU57];[.$D$53])" office:value-type="float" office:value="67.5925925925926" calcext:value-type="float">
            <text:p>67.5925925925926</text:p>
          </table:table-cell>
          <table:table-cell table:formula="of:=IF([.AHV55]&gt;0;[.$D$51]+1/[.AHV57];[.$D$53])" office:value-type="float" office:value="67.5925925925926" calcext:value-type="float">
            <text:p>67.5925925925926</text:p>
          </table:table-cell>
          <table:table-cell table:formula="of:=IF([.AHW55]&gt;0;[.$D$51]+1/[.AHW57];[.$D$53])" office:value-type="float" office:value="67.5925925925926" calcext:value-type="float">
            <text:p>67.5925925925926</text:p>
          </table:table-cell>
          <table:table-cell table:formula="of:=IF([.AHX55]&gt;0;[.$D$51]+1/[.AHX57];[.$D$53])" office:value-type="float" office:value="67.5925925925926" calcext:value-type="float">
            <text:p>67.5925925925926</text:p>
          </table:table-cell>
          <table:table-cell table:formula="of:=IF([.AHY55]&gt;0;[.$D$51]+1/[.AHY57];[.$D$53])" office:value-type="float" office:value="67.5925925925926" calcext:value-type="float">
            <text:p>67.5925925925926</text:p>
          </table:table-cell>
          <table:table-cell table:formula="of:=IF([.AHZ55]&gt;0;[.$D$51]+1/[.AHZ57];[.$D$53])" office:value-type="float" office:value="67.5925925925926" calcext:value-type="float">
            <text:p>67.5925925925926</text:p>
          </table:table-cell>
          <table:table-cell table:formula="of:=IF([.AIA55]&gt;0;[.$D$51]+1/[.AIA57];[.$D$53])" office:value-type="float" office:value="67.5925925925926" calcext:value-type="float">
            <text:p>67.5925925925926</text:p>
          </table:table-cell>
          <table:table-cell table:formula="of:=IF([.AIB55]&gt;0;[.$D$51]+1/[.AIB57];[.$D$53])" office:value-type="float" office:value="67.5925925925926" calcext:value-type="float">
            <text:p>67.5925925925926</text:p>
          </table:table-cell>
          <table:table-cell table:formula="of:=IF([.AIC55]&gt;0;[.$D$51]+1/[.AIC57];[.$D$53])" office:value-type="float" office:value="67.5925925925926" calcext:value-type="float">
            <text:p>67.5925925925926</text:p>
          </table:table-cell>
          <table:table-cell table:formula="of:=IF([.AID55]&gt;0;[.$D$51]+1/[.AID57];[.$D$53])" office:value-type="float" office:value="67.5925925925926" calcext:value-type="float">
            <text:p>67.5925925925926</text:p>
          </table:table-cell>
          <table:table-cell table:formula="of:=IF([.AIE55]&gt;0;[.$D$51]+1/[.AIE57];[.$D$53])" office:value-type="float" office:value="67.5925925925926" calcext:value-type="float">
            <text:p>67.5925925925926</text:p>
          </table:table-cell>
          <table:table-cell table:formula="of:=IF([.AIF55]&gt;0;[.$D$51]+1/[.AIF57];[.$D$53])" office:value-type="float" office:value="67.5925925925926" calcext:value-type="float">
            <text:p>67.5925925925926</text:p>
          </table:table-cell>
          <table:table-cell table:formula="of:=IF([.AIG55]&gt;0;[.$D$51]+1/[.AIG57];[.$D$53])" office:value-type="float" office:value="67.5925925925926" calcext:value-type="float">
            <text:p>67.5925925925926</text:p>
          </table:table-cell>
          <table:table-cell table:formula="of:=IF([.AIH55]&gt;0;[.$D$51]+1/[.AIH57];[.$D$53])" office:value-type="float" office:value="67.5925925925926" calcext:value-type="float">
            <text:p>67.5925925925926</text:p>
          </table:table-cell>
          <table:table-cell table:formula="of:=IF([.AII55]&gt;0;[.$D$51]+1/[.AII57];[.$D$53])" office:value-type="float" office:value="67.5925925925926" calcext:value-type="float">
            <text:p>67.5925925925926</text:p>
          </table:table-cell>
          <table:table-cell table:formula="of:=IF([.AIJ55]&gt;0;[.$D$51]+1/[.AIJ57];[.$D$53])" office:value-type="float" office:value="67.5925925925926" calcext:value-type="float">
            <text:p>67.5925925925926</text:p>
          </table:table-cell>
          <table:table-cell table:formula="of:=IF([.AIK55]&gt;0;[.$D$51]+1/[.AIK57];[.$D$53])" office:value-type="float" office:value="67.5925925925926" calcext:value-type="float">
            <text:p>67.5925925925926</text:p>
          </table:table-cell>
          <table:table-cell table:formula="of:=IF([.AIL55]&gt;0;[.$D$51]+1/[.AIL57];[.$D$53])" office:value-type="float" office:value="67.5925925925926" calcext:value-type="float">
            <text:p>67.5925925925926</text:p>
          </table:table-cell>
          <table:table-cell table:formula="of:=IF([.AIM55]&gt;0;[.$D$51]+1/[.AIM57];[.$D$53])" office:value-type="float" office:value="67.5925925925926" calcext:value-type="float">
            <text:p>67.5925925925926</text:p>
          </table:table-cell>
          <table:table-cell table:formula="of:=IF([.AIN55]&gt;0;[.$D$51]+1/[.AIN57];[.$D$53])" office:value-type="float" office:value="67.5925925925926" calcext:value-type="float">
            <text:p>67.5925925925926</text:p>
          </table:table-cell>
          <table:table-cell table:formula="of:=IF([.AIO55]&gt;0;[.$D$51]+1/[.AIO57];[.$D$53])" office:value-type="float" office:value="67.5925925925926" calcext:value-type="float">
            <text:p>67.5925925925926</text:p>
          </table:table-cell>
          <table:table-cell table:formula="of:=IF([.AIP55]&gt;0;[.$D$51]+1/[.AIP57];[.$D$53])" office:value-type="float" office:value="67.5925925925926" calcext:value-type="float">
            <text:p>67.5925925925926</text:p>
          </table:table-cell>
          <table:table-cell table:formula="of:=IF([.AIQ55]&gt;0;[.$D$51]+1/[.AIQ57];[.$D$53])" office:value-type="float" office:value="67.5925925925926" calcext:value-type="float">
            <text:p>67.5925925925926</text:p>
          </table:table-cell>
          <table:table-cell table:formula="of:=IF([.AIR55]&gt;0;[.$D$51]+1/[.AIR57];[.$D$53])" office:value-type="float" office:value="67.5925925925926" calcext:value-type="float">
            <text:p>67.5925925925926</text:p>
          </table:table-cell>
          <table:table-cell table:formula="of:=IF([.AIS55]&gt;0;[.$D$51]+1/[.AIS57];[.$D$53])" office:value-type="float" office:value="67.5925925925926" calcext:value-type="float">
            <text:p>67.5925925925926</text:p>
          </table:table-cell>
          <table:table-cell table:formula="of:=IF([.AIT55]&gt;0;[.$D$51]+1/[.AIT57];[.$D$53])" office:value-type="float" office:value="67.5925925925926" calcext:value-type="float">
            <text:p>67.5925925925926</text:p>
          </table:table-cell>
          <table:table-cell table:formula="of:=IF([.AIU55]&gt;0;[.$D$51]+1/[.AIU57];[.$D$53])" office:value-type="float" office:value="67.5925925925926" calcext:value-type="float">
            <text:p>67.5925925925926</text:p>
          </table:table-cell>
          <table:table-cell table:formula="of:=IF([.AIV55]&gt;0;[.$D$51]+1/[.AIV57];[.$D$53])" office:value-type="float" office:value="67.5925925925926" calcext:value-type="float">
            <text:p>67.5925925925926</text:p>
          </table:table-cell>
          <table:table-cell table:formula="of:=IF([.AIW55]&gt;0;[.$D$51]+1/[.AIW57];[.$D$53])" office:value-type="float" office:value="67.5925925925926" calcext:value-type="float">
            <text:p>67.5925925925926</text:p>
          </table:table-cell>
          <table:table-cell table:formula="of:=IF([.AIX55]&gt;0;[.$D$51]+1/[.AIX57];[.$D$53])" office:value-type="float" office:value="67.5925925925926" calcext:value-type="float">
            <text:p>67.5925925925926</text:p>
          </table:table-cell>
          <table:table-cell table:formula="of:=IF([.AIY55]&gt;0;[.$D$51]+1/[.AIY57];[.$D$53])" office:value-type="float" office:value="67.5925925925926" calcext:value-type="float">
            <text:p>67.5925925925926</text:p>
          </table:table-cell>
          <table:table-cell table:formula="of:=IF([.AIZ55]&gt;0;[.$D$51]+1/[.AIZ57];[.$D$53])" office:value-type="float" office:value="67.5925925925926" calcext:value-type="float">
            <text:p>67.5925925925926</text:p>
          </table:table-cell>
          <table:table-cell table:formula="of:=IF([.AJA55]&gt;0;[.$D$51]+1/[.AJA57];[.$D$53])" office:value-type="float" office:value="67.5925925925926" calcext:value-type="float">
            <text:p>67.5925925925926</text:p>
          </table:table-cell>
          <table:table-cell table:formula="of:=IF([.AJB55]&gt;0;[.$D$51]+1/[.AJB57];[.$D$53])" office:value-type="float" office:value="67.5925925925926" calcext:value-type="float">
            <text:p>67.5925925925926</text:p>
          </table:table-cell>
          <table:table-cell table:formula="of:=IF([.AJC55]&gt;0;[.$D$51]+1/[.AJC57];[.$D$53])" office:value-type="float" office:value="67.5925925925926" calcext:value-type="float">
            <text:p>67.5925925925926</text:p>
          </table:table-cell>
          <table:table-cell table:formula="of:=IF([.AJD55]&gt;0;[.$D$51]+1/[.AJD57];[.$D$53])" office:value-type="float" office:value="67.5925925925926" calcext:value-type="float">
            <text:p>67.5925925925926</text:p>
          </table:table-cell>
          <table:table-cell table:formula="of:=IF([.AJE55]&gt;0;[.$D$51]+1/[.AJE57];[.$D$53])" office:value-type="float" office:value="67.5925925925926" calcext:value-type="float">
            <text:p>67.5925925925926</text:p>
          </table:table-cell>
          <table:table-cell table:formula="of:=IF([.AJF55]&gt;0;[.$D$51]+1/[.AJF57];[.$D$53])" office:value-type="float" office:value="67.5925925925926" calcext:value-type="float">
            <text:p>67.5925925925926</text:p>
          </table:table-cell>
          <table:table-cell table:formula="of:=IF([.AJG55]&gt;0;[.$D$51]+1/[.AJG57];[.$D$53])" office:value-type="float" office:value="67.5925925925926" calcext:value-type="float">
            <text:p>67.5925925925926</text:p>
          </table:table-cell>
          <table:table-cell table:formula="of:=IF([.AJH55]&gt;0;[.$D$51]+1/[.AJH57];[.$D$53])" office:value-type="float" office:value="67.5925925925926" calcext:value-type="float">
            <text:p>67.5925925925926</text:p>
          </table:table-cell>
          <table:table-cell table:formula="of:=IF([.AJI55]&gt;0;[.$D$51]+1/[.AJI57];[.$D$53])" office:value-type="float" office:value="67.5925925925926" calcext:value-type="float">
            <text:p>67.5925925925926</text:p>
          </table:table-cell>
          <table:table-cell table:formula="of:=IF([.AJJ55]&gt;0;[.$D$51]+1/[.AJJ57];[.$D$53])" office:value-type="float" office:value="67.5925925925926" calcext:value-type="float">
            <text:p>67.5925925925926</text:p>
          </table:table-cell>
          <table:table-cell table:formula="of:=IF([.AJK55]&gt;0;[.$D$51]+1/[.AJK57];[.$D$53])" office:value-type="float" office:value="67.5925925925926" calcext:value-type="float">
            <text:p>67.5925925925926</text:p>
          </table:table-cell>
          <table:table-cell table:formula="of:=IF([.AJL55]&gt;0;[.$D$51]+1/[.AJL57];[.$D$53])" office:value-type="float" office:value="67.5925925925926" calcext:value-type="float">
            <text:p>67.5925925925926</text:p>
          </table:table-cell>
          <table:table-cell table:formula="of:=IF([.AJM55]&gt;0;[.$D$51]+1/[.AJM57];[.$D$53])" office:value-type="float" office:value="67.5925925925926" calcext:value-type="float">
            <text:p>67.5925925925926</text:p>
          </table:table-cell>
          <table:table-cell table:formula="of:=IF([.AJN55]&gt;0;[.$D$51]+1/[.AJN57];[.$D$53])" office:value-type="float" office:value="67.5925925925926" calcext:value-type="float">
            <text:p>67.5925925925926</text:p>
          </table:table-cell>
          <table:table-cell table:formula="of:=IF([.AJO55]&gt;0;[.$D$51]+1/[.AJO57];[.$D$53])" office:value-type="float" office:value="67.5925925925926" calcext:value-type="float">
            <text:p>67.5925925925926</text:p>
          </table:table-cell>
          <table:table-cell table:formula="of:=IF([.AJP55]&gt;0;[.$D$51]+1/[.AJP57];[.$D$53])" office:value-type="float" office:value="67.5925925925926" calcext:value-type="float">
            <text:p>67.5925925925926</text:p>
          </table:table-cell>
          <table:table-cell table:formula="of:=IF([.AJQ55]&gt;0;[.$D$51]+1/[.AJQ57];[.$D$53])" office:value-type="float" office:value="67.5925925925926" calcext:value-type="float">
            <text:p>67.5925925925926</text:p>
          </table:table-cell>
          <table:table-cell table:formula="of:=IF([.AJR55]&gt;0;[.$D$51]+1/[.AJR57];[.$D$53])" office:value-type="float" office:value="67.5925925925926" calcext:value-type="float">
            <text:p>67.5925925925926</text:p>
          </table:table-cell>
          <table:table-cell table:formula="of:=IF([.AJS55]&gt;0;[.$D$51]+1/[.AJS57];[.$D$53])" office:value-type="float" office:value="67.5925925925926" calcext:value-type="float">
            <text:p>67.5925925925926</text:p>
          </table:table-cell>
          <table:table-cell table:formula="of:=IF([.AJT55]&gt;0;[.$D$51]+1/[.AJT57];[.$D$53])" office:value-type="float" office:value="67.5925925925926" calcext:value-type="float">
            <text:p>67.5925925925926</text:p>
          </table:table-cell>
          <table:table-cell table:formula="of:=IF([.AJU55]&gt;0;[.$D$51]+1/[.AJU57];[.$D$53])" office:value-type="float" office:value="67.5925925925926" calcext:value-type="float">
            <text:p>67.5925925925926</text:p>
          </table:table-cell>
          <table:table-cell table:formula="of:=IF([.AJV55]&gt;0;[.$D$51]+1/[.AJV57];[.$D$53])" office:value-type="float" office:value="67.5925925925926" calcext:value-type="float">
            <text:p>67.5925925925926</text:p>
          </table:table-cell>
          <table:table-cell table:formula="of:=IF([.AJW55]&gt;0;[.$D$51]+1/[.AJW57];[.$D$53])" office:value-type="float" office:value="67.5925925925926" calcext:value-type="float">
            <text:p>67.5925925925926</text:p>
          </table:table-cell>
          <table:table-cell table:formula="of:=IF([.AJX55]&gt;0;[.$D$51]+1/[.AJX57];[.$D$53])" office:value-type="float" office:value="67.5925925925926" calcext:value-type="float">
            <text:p>67.5925925925926</text:p>
          </table:table-cell>
          <table:table-cell table:formula="of:=IF([.AJY55]&gt;0;[.$D$51]+1/[.AJY57];[.$D$53])" office:value-type="float" office:value="67.5925925925926" calcext:value-type="float">
            <text:p>67.5925925925926</text:p>
          </table:table-cell>
          <table:table-cell table:formula="of:=IF([.AJZ55]&gt;0;[.$D$51]+1/[.AJZ57];[.$D$53])" office:value-type="float" office:value="67.5925925925926" calcext:value-type="float">
            <text:p>67.5925925925926</text:p>
          </table:table-cell>
          <table:table-cell table:formula="of:=IF([.AKA55]&gt;0;[.$D$51]+1/[.AKA57];[.$D$53])" office:value-type="float" office:value="67.5925925925926" calcext:value-type="float">
            <text:p>67.5925925925926</text:p>
          </table:table-cell>
          <table:table-cell table:formula="of:=IF([.AKB55]&gt;0;[.$D$51]+1/[.AKB57];[.$D$53])" office:value-type="float" office:value="67.5925925925926" calcext:value-type="float">
            <text:p>67.5925925925926</text:p>
          </table:table-cell>
          <table:table-cell table:formula="of:=IF([.AKC55]&gt;0;[.$D$51]+1/[.AKC57];[.$D$53])" office:value-type="float" office:value="67.5925925925926" calcext:value-type="float">
            <text:p>67.5925925925926</text:p>
          </table:table-cell>
          <table:table-cell table:formula="of:=IF([.AKD55]&gt;0;[.$D$51]+1/[.AKD57];[.$D$53])" office:value-type="float" office:value="67.5925925925926" calcext:value-type="float">
            <text:p>67.5925925925926</text:p>
          </table:table-cell>
          <table:table-cell table:formula="of:=IF([.AKE55]&gt;0;[.$D$51]+1/[.AKE57];[.$D$53])" office:value-type="float" office:value="67.5925925925926" calcext:value-type="float">
            <text:p>67.5925925925926</text:p>
          </table:table-cell>
          <table:table-cell table:formula="of:=IF([.AKF55]&gt;0;[.$D$51]+1/[.AKF57];[.$D$53])" office:value-type="float" office:value="67.5925925925926" calcext:value-type="float">
            <text:p>67.5925925925926</text:p>
          </table:table-cell>
          <table:table-cell table:formula="of:=IF([.AKG55]&gt;0;[.$D$51]+1/[.AKG57];[.$D$53])" office:value-type="float" office:value="67.5925925925926" calcext:value-type="float">
            <text:p>67.5925925925926</text:p>
          </table:table-cell>
          <table:table-cell table:formula="of:=IF([.AKH55]&gt;0;[.$D$51]+1/[.AKH57];[.$D$53])" office:value-type="float" office:value="67.5925925925926" calcext:value-type="float">
            <text:p>67.5925925925926</text:p>
          </table:table-cell>
          <table:table-cell table:formula="of:=IF([.AKI55]&gt;0;[.$D$51]+1/[.AKI57];[.$D$53])" office:value-type="float" office:value="67.5925925925926" calcext:value-type="float">
            <text:p>67.5925925925926</text:p>
          </table:table-cell>
          <table:table-cell table:formula="of:=IF([.AKJ55]&gt;0;[.$D$51]+1/[.AKJ57];[.$D$53])" office:value-type="float" office:value="67.5925925925926" calcext:value-type="float">
            <text:p>67.5925925925926</text:p>
          </table:table-cell>
          <table:table-cell table:formula="of:=IF([.AKK55]&gt;0;[.$D$51]+1/[.AKK57];[.$D$53])" office:value-type="float" office:value="67.5925925925926" calcext:value-type="float">
            <text:p>67.5925925925926</text:p>
          </table:table-cell>
          <table:table-cell table:formula="of:=IF([.AKL55]&gt;0;[.$D$51]+1/[.AKL57];[.$D$53])" office:value-type="float" office:value="67.5925925925926" calcext:value-type="float">
            <text:p>67.5925925925926</text:p>
          </table:table-cell>
          <table:table-cell table:formula="of:=IF([.AKM55]&gt;0;[.$D$51]+1/[.AKM57];[.$D$53])" office:value-type="float" office:value="67.5925925925926" calcext:value-type="float">
            <text:p>67.5925925925926</text:p>
          </table:table-cell>
          <table:table-cell table:formula="of:=IF([.AKN55]&gt;0;[.$D$51]+1/[.AKN57];[.$D$53])" office:value-type="float" office:value="67.5925925925926" calcext:value-type="float">
            <text:p>67.5925925925926</text:p>
          </table:table-cell>
          <table:table-cell table:formula="of:=IF([.AKO55]&gt;0;[.$D$51]+1/[.AKO57];[.$D$53])" office:value-type="float" office:value="67.5925925925926" calcext:value-type="float">
            <text:p>67.5925925925926</text:p>
          </table:table-cell>
          <table:table-cell table:formula="of:=IF([.AKP55]&gt;0;[.$D$51]+1/[.AKP57];[.$D$53])" office:value-type="float" office:value="67.5925925925926" calcext:value-type="float">
            <text:p>67.5925925925926</text:p>
          </table:table-cell>
          <table:table-cell table:formula="of:=IF([.AKQ55]&gt;0;[.$D$51]+1/[.AKQ57];[.$D$53])" office:value-type="float" office:value="67.5925925925926" calcext:value-type="float">
            <text:p>67.5925925925926</text:p>
          </table:table-cell>
          <table:table-cell table:formula="of:=IF([.AKR55]&gt;0;[.$D$51]+1/[.AKR57];[.$D$53])" office:value-type="float" office:value="67.5925925925926" calcext:value-type="float">
            <text:p>67.5925925925926</text:p>
          </table:table-cell>
          <table:table-cell table:formula="of:=IF([.AKS55]&gt;0;[.$D$51]+1/[.AKS57];[.$D$53])" office:value-type="float" office:value="67.5925925925926" calcext:value-type="float">
            <text:p>67.5925925925926</text:p>
          </table:table-cell>
          <table:table-cell table:formula="of:=IF([.AKT55]&gt;0;[.$D$51]+1/[.AKT57];[.$D$53])" office:value-type="float" office:value="67.5925925925926" calcext:value-type="float">
            <text:p>67.5925925925926</text:p>
          </table:table-cell>
          <table:table-cell table:formula="of:=IF([.AKU55]&gt;0;[.$D$51]+1/[.AKU57];[.$D$53])" office:value-type="float" office:value="67.5925925925926" calcext:value-type="float">
            <text:p>67.5925925925926</text:p>
          </table:table-cell>
          <table:table-cell table:formula="of:=IF([.AKV55]&gt;0;[.$D$51]+1/[.AKV57];[.$D$53])" office:value-type="float" office:value="67.5925925925926" calcext:value-type="float">
            <text:p>67.5925925925926</text:p>
          </table:table-cell>
          <table:table-cell table:formula="of:=IF([.AKW55]&gt;0;[.$D$51]+1/[.AKW57];[.$D$53])" office:value-type="float" office:value="67.5925925925926" calcext:value-type="float">
            <text:p>67.5925925925926</text:p>
          </table:table-cell>
          <table:table-cell table:formula="of:=IF([.AKX55]&gt;0;[.$D$51]+1/[.AKX57];[.$D$53])" office:value-type="float" office:value="67.5925925925926" calcext:value-type="float">
            <text:p>67.5925925925926</text:p>
          </table:table-cell>
          <table:table-cell table:formula="of:=IF([.AKY55]&gt;0;[.$D$51]+1/[.AKY57];[.$D$53])" office:value-type="float" office:value="67.5925925925926" calcext:value-type="float">
            <text:p>67.5925925925926</text:p>
          </table:table-cell>
          <table:table-cell table:formula="of:=IF([.AKZ55]&gt;0;[.$D$51]+1/[.AKZ57];[.$D$53])" office:value-type="float" office:value="67.5925925925926" calcext:value-type="float">
            <text:p>67.5925925925926</text:p>
          </table:table-cell>
          <table:table-cell table:formula="of:=IF([.ALA55]&gt;0;[.$D$51]+1/[.ALA57];[.$D$53])" office:value-type="float" office:value="67.5925925925926" calcext:value-type="float">
            <text:p>67.5925925925926</text:p>
          </table:table-cell>
          <table:table-cell table:formula="of:=IF([.ALB55]&gt;0;[.$D$51]+1/[.ALB57];[.$D$53])" office:value-type="float" office:value="67.5925925925926" calcext:value-type="float">
            <text:p>67.5925925925926</text:p>
          </table:table-cell>
          <table:table-cell table:formula="of:=IF([.ALC55]&gt;0;[.$D$51]+1/[.ALC57];[.$D$53])" office:value-type="float" office:value="67.5925925925926" calcext:value-type="float">
            <text:p>67.5925925925926</text:p>
          </table:table-cell>
          <table:table-cell table:formula="of:=IF([.ALD55]&gt;0;[.$D$51]+1/[.ALD57];[.$D$53])" office:value-type="float" office:value="67.5925925925926" calcext:value-type="float">
            <text:p>67.5925925925926</text:p>
          </table:table-cell>
          <table:table-cell table:formula="of:=IF([.ALE55]&gt;0;[.$D$51]+1/[.ALE57];[.$D$53])" office:value-type="float" office:value="67.5925925925926" calcext:value-type="float">
            <text:p>67.5925925925926</text:p>
          </table:table-cell>
          <table:table-cell table:formula="of:=IF([.ALF55]&gt;0;[.$D$51]+1/[.ALF57];[.$D$53])" office:value-type="float" office:value="67.5925925925926" calcext:value-type="float">
            <text:p>67.5925925925926</text:p>
          </table:table-cell>
          <table:table-cell table:formula="of:=IF([.ALG55]&gt;0;[.$D$51]+1/[.ALG57];[.$D$53])" office:value-type="float" office:value="67.5925925925926" calcext:value-type="float">
            <text:p>67.5925925925926</text:p>
          </table:table-cell>
          <table:table-cell table:formula="of:=IF([.ALH55]&gt;0;[.$D$51]+1/[.ALH57];[.$D$53])" office:value-type="float" office:value="67.5925925925926" calcext:value-type="float">
            <text:p>67.5925925925926</text:p>
          </table:table-cell>
          <table:table-cell table:formula="of:=IF([.ALI55]&gt;0;[.$D$51]+1/[.ALI57];[.$D$53])" office:value-type="float" office:value="67.5925925925926" calcext:value-type="float">
            <text:p>67.5925925925926</text:p>
          </table:table-cell>
          <table:table-cell table:formula="of:=IF([.ALJ55]&gt;0;[.$D$51]+1/[.ALJ57];[.$D$53])" office:value-type="float" office:value="67.5925925925926" calcext:value-type="float">
            <text:p>67.5925925925926</text:p>
          </table:table-cell>
          <table:table-cell table:formula="of:=IF([.ALK55]&gt;0;[.$D$51]+1/[.ALK57];[.$D$53])" office:value-type="float" office:value="67.5925925925926" calcext:value-type="float">
            <text:p>67.5925925925926</text:p>
          </table:table-cell>
          <table:table-cell table:formula="of:=IF([.ALL55]&gt;0;[.$D$51]+1/[.ALL57];[.$D$53])" office:value-type="float" office:value="67.5925925925926" calcext:value-type="float">
            <text:p>67.5925925925926</text:p>
          </table:table-cell>
          <table:table-cell table:formula="of:=IF([.ALM55]&gt;0;[.$D$51]+1/[.ALM57];[.$D$53])" office:value-type="float" office:value="67.5925925925926" calcext:value-type="float">
            <text:p>67.5925925925926</text:p>
          </table:table-cell>
          <table:table-cell table:formula="of:=IF([.ALN55]&gt;0;[.$D$51]+1/[.ALN57];[.$D$53])" office:value-type="float" office:value="67.5925925925926" calcext:value-type="float">
            <text:p>67.5925925925926</text:p>
          </table:table-cell>
          <table:table-cell table:formula="of:=IF([.ALO55]&gt;0;[.$D$51]+1/[.ALO57];[.$D$53])" office:value-type="float" office:value="67.5925925925926" calcext:value-type="float">
            <text:p>67.5925925925926</text:p>
          </table:table-cell>
          <table:table-cell table:formula="of:=IF([.ALP55]&gt;0;[.$D$51]+1/[.ALP57];[.$D$53])" office:value-type="float" office:value="67.5925925925926" calcext:value-type="float">
            <text:p>67.5925925925926</text:p>
          </table:table-cell>
          <table:table-cell table:formula="of:=IF([.ALQ55]&gt;0;[.$D$51]+1/[.ALQ57];[.$D$53])" office:value-type="float" office:value="67.5925925925926" calcext:value-type="float">
            <text:p>67.5925925925926</text:p>
          </table:table-cell>
          <table:table-cell table:formula="of:=IF([.ALR55]&gt;0;[.$D$51]+1/[.ALR57];[.$D$53])" office:value-type="float" office:value="67.5925925925926" calcext:value-type="float">
            <text:p>67.5925925925926</text:p>
          </table:table-cell>
          <table:table-cell table:formula="of:=IF([.ALS55]&gt;0;[.$D$51]+1/[.ALS57];[.$D$53])" office:value-type="float" office:value="67.5925925925926" calcext:value-type="float">
            <text:p>67.5925925925926</text:p>
          </table:table-cell>
          <table:table-cell table:formula="of:=IF([.ALT55]&gt;0;[.$D$51]+1/[.ALT57];[.$D$53])" office:value-type="float" office:value="67.5925925925926" calcext:value-type="float">
            <text:p>67.5925925925926</text:p>
          </table:table-cell>
          <table:table-cell table:formula="of:=IF([.ALU55]&gt;0;[.$D$51]+1/[.ALU57];[.$D$53])" office:value-type="float" office:value="67.5925925925926" calcext:value-type="float">
            <text:p>67.5925925925926</text:p>
          </table:table-cell>
          <table:table-cell table:formula="of:=IF([.ALV55]&gt;0;[.$D$51]+1/[.ALV57];[.$D$53])" office:value-type="float" office:value="67.5925925925926" calcext:value-type="float">
            <text:p>67.5925925925926</text:p>
          </table:table-cell>
          <table:table-cell table:formula="of:=IF([.ALW55]&gt;0;[.$D$51]+1/[.ALW57];[.$D$53])" office:value-type="float" office:value="67.5925925925926" calcext:value-type="float">
            <text:p>67.5925925925926</text:p>
          </table:table-cell>
          <table:table-cell table:formula="of:=IF([.ALX55]&gt;0;[.$D$51]+1/[.ALX57];[.$D$53])" office:value-type="float" office:value="67.5925925925926" calcext:value-type="float">
            <text:p>67.5925925925926</text:p>
          </table:table-cell>
          <table:table-cell table:formula="of:=IF([.ALY55]&gt;0;[.$D$51]+1/[.ALY57];[.$D$53])" office:value-type="float" office:value="67.5925925925926" calcext:value-type="float">
            <text:p>67.5925925925926</text:p>
          </table:table-cell>
          <table:table-cell table:formula="of:=IF([.ALZ55]&gt;0;[.$D$51]+1/[.ALZ57];[.$D$53])" office:value-type="float" office:value="67.5925925925926" calcext:value-type="float">
            <text:p>67.5925925925926</text:p>
          </table:table-cell>
          <table:table-cell table:formula="of:=IF([.AMA55]&gt;0;[.$D$51]+1/[.AMA57];[.$D$53])" office:value-type="float" office:value="67.5925925925926" calcext:value-type="float">
            <text:p>67.5925925925926</text:p>
          </table:table-cell>
          <table:table-cell table:formula="of:=IF([.AMB55]&gt;0;[.$D$51]+1/[.AMB57];[.$D$53])" office:value-type="float" office:value="67.5925925925926" calcext:value-type="float">
            <text:p>67.5925925925926</text:p>
          </table:table-cell>
          <table:table-cell table:formula="of:=IF([.AMC55]&gt;0;[.$D$51]+1/[.AMC57];[.$D$53])" office:value-type="float" office:value="67.5925925925926" calcext:value-type="float">
            <text:p>67.5925925925926</text:p>
          </table:table-cell>
          <table:table-cell table:formula="of:=IF([.AMD55]&gt;0;[.$D$51]+1/[.AMD57];[.$D$53])" office:value-type="float" office:value="67.5925925925926" calcext:value-type="float">
            <text:p>67.5925925925926</text:p>
          </table:table-cell>
          <table:table-cell table:formula="of:=IF([.AME55]&gt;0;[.$D$51]+1/[.AME57];[.$D$53])" office:value-type="float" office:value="67.5925925925926" calcext:value-type="float">
            <text:p>67.5925925925926</text:p>
          </table:table-cell>
          <table:table-cell table:formula="of:=IF([.AMF55]&gt;0;[.$D$51]+1/[.AMF57];[.$D$53])" office:value-type="float" office:value="67.5925925925926" calcext:value-type="float">
            <text:p>67.5925925925926</text:p>
          </table:table-cell>
          <table:table-cell table:formula="of:=IF([.AMG55]&gt;0;[.$D$51]+1/[.AMG57];[.$D$53])" office:value-type="float" office:value="67.5925925925926" calcext:value-type="float">
            <text:p>67.5925925925926</text:p>
          </table:table-cell>
          <table:table-cell table:formula="of:=IF([.AMH55]&gt;0;[.$D$51]+1/[.AMH57];[.$D$53])" office:value-type="float" office:value="67.5925925925926" calcext:value-type="float">
            <text:p>67.5925925925926</text:p>
          </table:table-cell>
          <table:table-cell table:formula="of:=IF([.AMI55]&gt;0;[.$D$51]+1/[.AMI57];[.$D$53])" office:value-type="float" office:value="67.5925925925926" calcext:value-type="float">
            <text:p>67.5925925925926</text:p>
          </table:table-cell>
          <table:table-cell/>
        </table:table-row>
        <table:table-row-group table:display="false">
          <table:table-row table:style-name="ro2" table:visibility="collapse">
            <table:table-cell office:value-type="string" calcext:value-type="string">
              <text:p>Wärme-Leitwerte (zur Vereinfachung)</text:p>
            </table:table-cell>
            <table:table-cell/>
            <table:table-cell office:value-type="string" calcext:value-type="string">
              <text:p>W/K</text:p>
            </table:table-cell>
            <table:table-cell table:style-name="ce12" table:formula="of:=IF([.D55]&gt;0;2/[.$D$52]+1/[.E56];0)" office:value-type="float" office:value="0.114403063835681" calcext:value-type="float">
              <text:p>0.114403063835681</text:p>
            </table:table-cell>
            <table:table-cell table:formula="of:=IF([.E55]&gt;0;2/[.$D$52]+1/[.F56];0)" office:value-type="float" office:value="0.114403063248328" calcext:value-type="float">
              <text:p>0.114403063248328</text:p>
            </table:table-cell>
            <table:table-cell table:formula="of:=IF([.F55]&gt;0;2/[.$D$52]+1/[.G56];0)" office:value-type="float" office:value="0.114403062385741" calcext:value-type="float">
              <text:p>0.114403062385741</text:p>
            </table:table-cell>
            <table:table-cell table:formula="of:=IF([.G55]&gt;0;2/[.$D$52]+1/[.H56];0)" office:value-type="float" office:value="0.114403061118949" calcext:value-type="float">
              <text:p>0.114403061118949</text:p>
            </table:table-cell>
            <table:table-cell table:formula="of:=IF([.H55]&gt;0;2/[.$D$52]+1/[.I56];0)" office:value-type="float" office:value="0.114403059258538" calcext:value-type="float">
              <text:p>0.114403059258538</text:p>
            </table:table-cell>
            <table:table-cell table:formula="of:=IF([.I55]&gt;0;2/[.$D$52]+1/[.J56];0)" office:value-type="float" office:value="0.114403056526343" calcext:value-type="float">
              <text:p>0.114403056526343</text:p>
            </table:table-cell>
            <table:table-cell table:formula="of:=IF([.J55]&gt;0;2/[.$D$52]+1/[.K56];0)" office:value-type="float" office:value="0.114403052513843" calcext:value-type="float">
              <text:p>0.114403052513843</text:p>
            </table:table-cell>
            <table:table-cell table:formula="of:=IF([.K55]&gt;0;2/[.$D$52]+1/[.L56];0)" office:value-type="float" office:value="0.114403046621093" calcext:value-type="float">
              <text:p>0.114403046621093</text:p>
            </table:table-cell>
            <table:table-cell table:formula="of:=IF([.L55]&gt;0;2/[.$D$52]+1/[.M56];0)" office:value-type="float" office:value="0.114403037967008" calcext:value-type="float">
              <text:p>0.114403037967008</text:p>
            </table:table-cell>
            <table:table-cell table:formula="of:=IF([.M55]&gt;0;2/[.$D$52]+1/[.N56];0)" office:value-type="float" office:value="0.114403025257632" calcext:value-type="float">
              <text:p>0.114403025257632</text:p>
            </table:table-cell>
            <table:table-cell table:formula="of:=IF([.N55]&gt;0;2/[.$D$52]+1/[.O56];0)" office:value-type="float" office:value="0.114403006592661" calcext:value-type="float">
              <text:p>0.114403006592661</text:p>
            </table:table-cell>
            <table:table-cell table:formula="of:=IF([.O55]&gt;0;2/[.$D$52]+1/[.P56];0)" office:value-type="float" office:value="0.114402979181316" calcext:value-type="float">
              <text:p>0.114402979181316</text:p>
            </table:table-cell>
            <table:table-cell table:formula="of:=IF([.P55]&gt;0;2/[.$D$52]+1/[.Q56];0)" office:value-type="float" office:value="0.114402938925065" calcext:value-type="float">
              <text:p>0.114402938925065</text:p>
            </table:table-cell>
            <table:table-cell table:formula="of:=IF([.Q55]&gt;0;2/[.$D$52]+1/[.R56];0)" office:value-type="float" office:value="0.114402879804816" calcext:value-type="float">
              <text:p>0.114402879804816</text:p>
            </table:table-cell>
            <table:table-cell table:formula="of:=IF([.R55]&gt;0;2/[.$D$52]+1/[.S56];0)" office:value-type="float" office:value="0.114402792980958" calcext:value-type="float">
              <text:p>0.114402792980958</text:p>
            </table:table-cell>
            <table:table-cell table:formula="of:=IF([.S55]&gt;0;2/[.$D$52]+1/[.T56];0)" office:value-type="float" office:value="0.114402665471687" calcext:value-type="float">
              <text:p>0.114402665471687</text:p>
            </table:table-cell>
            <table:table-cell table:formula="of:=IF([.T55]&gt;0;2/[.$D$52]+1/[.U56];0)" office:value-type="float" office:value="0.114402478212023" calcext:value-type="float">
              <text:p>0.114402478212023</text:p>
            </table:table-cell>
            <table:table-cell table:formula="of:=IF([.U55]&gt;0;2/[.$D$52]+1/[.V56];0)" office:value-type="float" office:value="0.114402203203339" calcext:value-type="float">
              <text:p>0.114402203203339</text:p>
            </table:table-cell>
            <table:table-cell table:formula="of:=IF([.V55]&gt;0;2/[.$D$52]+1/[.W56];0)" office:value-type="float" office:value="0.114401799327265" calcext:value-type="float">
              <text:p>0.114401799327265</text:p>
            </table:table-cell>
            <table:table-cell table:formula="of:=IF([.W55]&gt;0;2/[.$D$52]+1/[.X56];0)" office:value-type="float" office:value="0.114401206198233" calcext:value-type="float">
              <text:p>0.114401206198233</text:p>
            </table:table-cell>
            <table:table-cell table:formula="of:=IF([.X55]&gt;0;2/[.$D$52]+1/[.Y56];0)" office:value-type="float" office:value="0.114400335135835" calcext:value-type="float">
              <text:p>0.114400335135835</text:p>
            </table:table-cell>
            <table:table-cell table:formula="of:=IF([.Y55]&gt;0;2/[.$D$52]+1/[.Z56];0)" office:value-type="float" office:value="0.114399055907931" calcext:value-type="float">
              <text:p>0.114399055907931</text:p>
            </table:table-cell>
            <table:table-cell table:formula="of:=IF([.Z55]&gt;0;2/[.$D$52]+1/[.AA56];0)" office:value-type="float" office:value="0.114397177263948" calcext:value-type="float">
              <text:p>0.114397177263948</text:p>
            </table:table-cell>
            <table:table-cell table:formula="of:=IF([.AA55]&gt;0;2/[.$D$52]+1/[.AB56];0)" office:value-type="float" office:value="0.114394418351174" calcext:value-type="float">
              <text:p>0.114394418351174</text:p>
            </table:table-cell>
            <table:table-cell table:formula="of:=IF([.AB55]&gt;0;2/[.$D$52]+1/[.AC56];0)" office:value-type="float" office:value="0.114390366747706" calcext:value-type="float">
              <text:p>0.114390366747706</text:p>
            </table:table-cell>
            <table:table-cell table:formula="of:=IF([.AC55]&gt;0;2/[.$D$52]+1/[.AD56];0)" office:value-type="float" office:value="0.114384416853265" calcext:value-type="float">
              <text:p>0.114384416853265</text:p>
            </table:table-cell>
            <table:table-cell table:formula="of:=IF([.AD55]&gt;0;2/[.$D$52]+1/[.AE56];0)" office:value-type="float" office:value="0.114375679460878" calcext:value-type="float">
              <text:p>0.114375679460878</text:p>
            </table:table-cell>
            <table:table-cell table:formula="of:=IF([.AE55]&gt;0;2/[.$D$52]+1/[.AF56];0)" office:value-type="float" office:value="0.114362849063576" calcext:value-type="float">
              <text:p>0.114362849063576</text:p>
            </table:table-cell>
            <table:table-cell table:formula="of:=IF([.AF55]&gt;0;2/[.$D$52]+1/[.AG56];0)" office:value-type="float" office:value="0.114344009217491" calcext:value-type="float">
              <text:p>0.114344009217491</text:p>
            </table:table-cell>
            <table:table-cell table:formula="of:=IF([.AG55]&gt;0;2/[.$D$52]+1/[.AH56];0)" office:value-type="float" office:value="0.11431634720761" calcext:value-type="float">
              <text:p>0.11431634720761</text:p>
            </table:table-cell>
            <table:table-cell table:formula="of:=IF([.AH55]&gt;0;2/[.$D$52]+1/[.AI56];0)" office:value-type="float" office:value="0.114275736103416" calcext:value-type="float">
              <text:p>0.114275736103416</text:p>
            </table:table-cell>
            <table:table-cell table:formula="of:=IF([.AI55]&gt;0;2/[.$D$52]+1/[.AJ56];0)" office:value-type="float" office:value="0.114216123328786" calcext:value-type="float">
              <text:p>0.114216123328786</text:p>
            </table:table-cell>
            <table:table-cell table:formula="of:=IF([.AJ55]&gt;0;2/[.$D$52]+1/[.AK56];0)" office:value-type="float" office:value="0.114128637799676" calcext:value-type="float">
              <text:p>0.114128637799676</text:p>
            </table:table-cell>
            <table:table-cell table:formula="of:=IF([.AK55]&gt;0;2/[.$D$52]+1/[.AL56];0)" office:value-type="float" office:value="0.114000289592468" calcext:value-type="float">
              <text:p>0.114000289592468</text:p>
            </table:table-cell>
            <table:table-cell table:formula="of:=IF([.AL55]&gt;0;2/[.$D$52]+1/[.AM56];0)" office:value-type="float" office:value="0.113812083719854" calcext:value-type="float">
              <text:p>0.113812083719854</text:p>
            </table:table-cell>
            <table:table-cell table:formula="of:=IF([.AM55]&gt;0;2/[.$D$52]+1/[.AN56];0)" office:value-type="float" office:value="0.113536300200731" calcext:value-type="float">
              <text:p>0.113536300200731</text:p>
            </table:table-cell>
            <table:table-cell table:formula="of:=IF([.AN55]&gt;0;2/[.$D$52]+1/[.AO56];0)" office:value-type="float" office:value="0.113132606595125" calcext:value-type="float">
              <text:p>0.113132606595125</text:p>
            </table:table-cell>
            <table:table-cell table:formula="of:=IF([.AO55]&gt;0;2/[.$D$52]+1/[.AP56];0)" office:value-type="float" office:value="0.112542575948928" calcext:value-type="float">
              <text:p>0.112542575948928</text:p>
            </table:table-cell>
            <table:table-cell table:formula="of:=IF([.AP55]&gt;0;2/[.$D$52]+1/[.AQ56];0)" office:value-type="float" office:value="0.11168211393162" calcext:value-type="float">
              <text:p>0.11168211393162</text:p>
            </table:table-cell>
            <table:table-cell table:formula="of:=IF([.AQ55]&gt;0;2/[.$D$52]+1/[.AR56];0)" office:value-type="float" office:value="0.110431332457531" calcext:value-type="float">
              <text:p>0.110431332457531</text:p>
            </table:table-cell>
            <table:table-cell table:formula="of:=IF([.AR55]&gt;0;2/[.$D$52]+1/[.AS56];0)" office:value-type="float" office:value="0.108621714662651" calcext:value-type="float">
              <text:p>0.108621714662651</text:p>
            </table:table-cell>
            <table:table-cell table:formula="of:=IF([.AS55]&gt;0;2/[.$D$52]+1/[.AT56];0)" office:value-type="float" office:value="0.106021329497642" calcext:value-type="float">
              <text:p>0.106021329497642</text:p>
            </table:table-cell>
            <table:table-cell table:formula="of:=IF([.AT55]&gt;0;2/[.$D$52]+1/[.AU56];0)" office:value-type="float" office:value="0.10232092595303" calcext:value-type="float">
              <text:p>0.10232092595303</text:p>
            </table:table-cell>
            <table:table-cell table:formula="of:=IF([.AU55]&gt;0;2/[.$D$52]+1/[.AV56];0)" office:value-type="float" office:value="0.097127665509291" calcext:value-type="float">
              <text:p>0.097127665509291</text:p>
            </table:table-cell>
            <table:table-cell table:formula="of:=IF([.AV55]&gt;0;2/[.$D$52]+1/[.AW56];0)" office:value-type="float" office:value="0.0899793231774" calcext:value-type="float">
              <text:p>0.0899793231774</text:p>
            </table:table-cell>
            <table:table-cell table:formula="of:=IF([.AW55]&gt;0;2/[.$D$52]+1/[.AX56];0)" office:value-type="float" office:value="0.0803982385865519" calcext:value-type="float">
              <text:p>0.080398238586552</text:p>
            </table:table-cell>
            <table:table-cell table:formula="of:=IF([.AX55]&gt;0;2/[.$D$52]+1/[.AY56];0)" office:value-type="float" office:value="0.0680044392260306" calcext:value-type="float">
              <text:p>0.068004439226031</text:p>
            </table:table-cell>
            <table:table-cell table:formula="of:=IF([.AY55]&gt;0;2/[.$D$52]+1/[.AZ56];0)" office:value-type="float" office:value="0.0526882745471878" calcext:value-type="float">
              <text:p>0.052688274547188</text:p>
            </table:table-cell>
            <table:table-cell table:formula="of:=IF([.AZ55]&gt;0;2/[.$D$52]+1/[.BA56];0)" office:value-type="float" office:value="0.0347945205479452" calcext:value-type="float">
              <text:p>0.034794520547945</text:p>
            </table:table-cell>
            <table:table-cell table:formula="of:=IF([.BA55]&gt;0;2/[.$D$52]+1/[.BB56];0)" office:value-type="float" office:value="0" calcext:value-type="float">
              <text:p>0</text:p>
            </table:table-cell>
            <table:table-cell table:formula="of:=IF([.BB55]&gt;0;2/[.$D$52]+1/[.BC56];0)" office:value-type="float" office:value="0" calcext:value-type="float">
              <text:p>0</text:p>
            </table:table-cell>
            <table:table-cell table:formula="of:=IF([.BC55]&gt;0;2/[.$D$52]+1/[.BD56];0)" office:value-type="float" office:value="0" calcext:value-type="float">
              <text:p>0</text:p>
            </table:table-cell>
            <table:table-cell table:formula="of:=IF([.BD55]&gt;0;2/[.$D$52]+1/[.BE56];0)" office:value-type="float" office:value="0" calcext:value-type="float">
              <text:p>0</text:p>
            </table:table-cell>
            <table:table-cell table:formula="of:=IF([.BE55]&gt;0;2/[.$D$52]+1/[.BF56];0)" office:value-type="float" office:value="0" calcext:value-type="float">
              <text:p>0</text:p>
            </table:table-cell>
            <table:table-cell table:formula="of:=IF([.BF55]&gt;0;2/[.$D$52]+1/[.BG56];0)" office:value-type="float" office:value="0" calcext:value-type="float">
              <text:p>0</text:p>
            </table:table-cell>
            <table:table-cell table:formula="of:=IF([.BG55]&gt;0;2/[.$D$52]+1/[.BH56];0)" office:value-type="float" office:value="0" calcext:value-type="float">
              <text:p>0</text:p>
            </table:table-cell>
            <table:table-cell table:formula="of:=IF([.BH55]&gt;0;2/[.$D$52]+1/[.BI56];0)" office:value-type="float" office:value="0" calcext:value-type="float">
              <text:p>0</text:p>
            </table:table-cell>
            <table:table-cell table:formula="of:=IF([.BI55]&gt;0;2/[.$D$52]+1/[.BJ56];0)" office:value-type="float" office:value="0" calcext:value-type="float">
              <text:p>0</text:p>
            </table:table-cell>
            <table:table-cell table:formula="of:=IF([.BJ55]&gt;0;2/[.$D$52]+1/[.BK56];0)" office:value-type="float" office:value="0" calcext:value-type="float">
              <text:p>0</text:p>
            </table:table-cell>
            <table:table-cell table:formula="of:=IF([.BK55]&gt;0;2/[.$D$52]+1/[.BL56];0)" office:value-type="float" office:value="0" calcext:value-type="float">
              <text:p>0</text:p>
            </table:table-cell>
            <table:table-cell table:formula="of:=IF([.BL55]&gt;0;2/[.$D$52]+1/[.BM56];0)" office:value-type="float" office:value="0" calcext:value-type="float">
              <text:p>0</text:p>
            </table:table-cell>
            <table:table-cell table:formula="of:=IF([.BM55]&gt;0;2/[.$D$52]+1/[.BN56];0)" office:value-type="float" office:value="0" calcext:value-type="float">
              <text:p>0</text:p>
            </table:table-cell>
            <table:table-cell table:formula="of:=IF([.BN55]&gt;0;2/[.$D$52]+1/[.BO56];0)" office:value-type="float" office:value="0" calcext:value-type="float">
              <text:p>0</text:p>
            </table:table-cell>
            <table:table-cell table:formula="of:=IF([.BO55]&gt;0;2/[.$D$52]+1/[.BP56];0)" office:value-type="float" office:value="0" calcext:value-type="float">
              <text:p>0</text:p>
            </table:table-cell>
            <table:table-cell table:formula="of:=IF([.BP55]&gt;0;2/[.$D$52]+1/[.BQ56];0)" office:value-type="float" office:value="0" calcext:value-type="float">
              <text:p>0</text:p>
            </table:table-cell>
            <table:table-cell table:formula="of:=IF([.BQ55]&gt;0;2/[.$D$52]+1/[.BR56];0)" office:value-type="float" office:value="0" calcext:value-type="float">
              <text:p>0</text:p>
            </table:table-cell>
            <table:table-cell table:formula="of:=IF([.BR55]&gt;0;2/[.$D$52]+1/[.BS56];0)" office:value-type="float" office:value="0" calcext:value-type="float">
              <text:p>0</text:p>
            </table:table-cell>
            <table:table-cell table:formula="of:=IF([.BS55]&gt;0;2/[.$D$52]+1/[.BT56];0)" office:value-type="float" office:value="0" calcext:value-type="float">
              <text:p>0</text:p>
            </table:table-cell>
            <table:table-cell table:formula="of:=IF([.BT55]&gt;0;2/[.$D$52]+1/[.BU56];0)" office:value-type="float" office:value="0" calcext:value-type="float">
              <text:p>0</text:p>
            </table:table-cell>
            <table:table-cell table:formula="of:=IF([.BU55]&gt;0;2/[.$D$52]+1/[.BV56];0)" office:value-type="float" office:value="0" calcext:value-type="float">
              <text:p>0</text:p>
            </table:table-cell>
            <table:table-cell table:formula="of:=IF([.BV55]&gt;0;2/[.$D$52]+1/[.BW56];0)" office:value-type="float" office:value="0" calcext:value-type="float">
              <text:p>0</text:p>
            </table:table-cell>
            <table:table-cell table:formula="of:=IF([.BW55]&gt;0;2/[.$D$52]+1/[.BX56];0)" office:value-type="float" office:value="0" calcext:value-type="float">
              <text:p>0</text:p>
            </table:table-cell>
            <table:table-cell table:formula="of:=IF([.BX55]&gt;0;2/[.$D$52]+1/[.BY56];0)" office:value-type="float" office:value="0" calcext:value-type="float">
              <text:p>0</text:p>
            </table:table-cell>
            <table:table-cell table:formula="of:=IF([.BY55]&gt;0;2/[.$D$52]+1/[.BZ56];0)" office:value-type="float" office:value="0" calcext:value-type="float">
              <text:p>0</text:p>
            </table:table-cell>
            <table:table-cell table:formula="of:=IF([.BZ55]&gt;0;2/[.$D$52]+1/[.CA56];0)" office:value-type="float" office:value="0" calcext:value-type="float">
              <text:p>0</text:p>
            </table:table-cell>
            <table:table-cell table:formula="of:=IF([.CA55]&gt;0;2/[.$D$52]+1/[.CB56];0)" office:value-type="float" office:value="0" calcext:value-type="float">
              <text:p>0</text:p>
            </table:table-cell>
            <table:table-cell table:formula="of:=IF([.CB55]&gt;0;2/[.$D$52]+1/[.CC56];0)" office:value-type="float" office:value="0" calcext:value-type="float">
              <text:p>0</text:p>
            </table:table-cell>
            <table:table-cell table:formula="of:=IF([.CC55]&gt;0;2/[.$D$52]+1/[.CD56];0)" office:value-type="float" office:value="0" calcext:value-type="float">
              <text:p>0</text:p>
            </table:table-cell>
            <table:table-cell table:formula="of:=IF([.CD55]&gt;0;2/[.$D$52]+1/[.CE56];0)" office:value-type="float" office:value="0" calcext:value-type="float">
              <text:p>0</text:p>
            </table:table-cell>
            <table:table-cell table:formula="of:=IF([.CE55]&gt;0;2/[.$D$52]+1/[.CF56];0)" office:value-type="float" office:value="0" calcext:value-type="float">
              <text:p>0</text:p>
            </table:table-cell>
            <table:table-cell table:formula="of:=IF([.CF55]&gt;0;2/[.$D$52]+1/[.CG56];0)" office:value-type="float" office:value="0" calcext:value-type="float">
              <text:p>0</text:p>
            </table:table-cell>
            <table:table-cell table:formula="of:=IF([.CG55]&gt;0;2/[.$D$52]+1/[.CH56];0)" office:value-type="float" office:value="0" calcext:value-type="float">
              <text:p>0</text:p>
            </table:table-cell>
            <table:table-cell table:formula="of:=IF([.CH55]&gt;0;2/[.$D$52]+1/[.CI56];0)" office:value-type="float" office:value="0" calcext:value-type="float">
              <text:p>0</text:p>
            </table:table-cell>
            <table:table-cell table:formula="of:=IF([.CI55]&gt;0;2/[.$D$52]+1/[.CJ56];0)" office:value-type="float" office:value="0" calcext:value-type="float">
              <text:p>0</text:p>
            </table:table-cell>
            <table:table-cell table:formula="of:=IF([.CJ55]&gt;0;2/[.$D$52]+1/[.CK56];0)" office:value-type="float" office:value="0" calcext:value-type="float">
              <text:p>0</text:p>
            </table:table-cell>
            <table:table-cell table:formula="of:=IF([.CK55]&gt;0;2/[.$D$52]+1/[.CL56];0)" office:value-type="float" office:value="0" calcext:value-type="float">
              <text:p>0</text:p>
            </table:table-cell>
            <table:table-cell table:formula="of:=IF([.CL55]&gt;0;2/[.$D$52]+1/[.CM56];0)" office:value-type="float" office:value="0" calcext:value-type="float">
              <text:p>0</text:p>
            </table:table-cell>
            <table:table-cell table:formula="of:=IF([.CM55]&gt;0;2/[.$D$52]+1/[.CN56];0)" office:value-type="float" office:value="0" calcext:value-type="float">
              <text:p>0</text:p>
            </table:table-cell>
            <table:table-cell table:formula="of:=IF([.CN55]&gt;0;2/[.$D$52]+1/[.CO56];0)" office:value-type="float" office:value="0" calcext:value-type="float">
              <text:p>0</text:p>
            </table:table-cell>
            <table:table-cell table:formula="of:=IF([.CO55]&gt;0;2/[.$D$52]+1/[.CP56];0)" office:value-type="float" office:value="0" calcext:value-type="float">
              <text:p>0</text:p>
            </table:table-cell>
            <table:table-cell table:formula="of:=IF([.CP55]&gt;0;2/[.$D$52]+1/[.CQ56];0)" office:value-type="float" office:value="0" calcext:value-type="float">
              <text:p>0</text:p>
            </table:table-cell>
            <table:table-cell table:formula="of:=IF([.CQ55]&gt;0;2/[.$D$52]+1/[.CR56];0)" office:value-type="float" office:value="0" calcext:value-type="float">
              <text:p>0</text:p>
            </table:table-cell>
            <table:table-cell table:formula="of:=IF([.CR55]&gt;0;2/[.$D$52]+1/[.CS56];0)" office:value-type="float" office:value="0" calcext:value-type="float">
              <text:p>0</text:p>
            </table:table-cell>
            <table:table-cell table:formula="of:=IF([.CS55]&gt;0;2/[.$D$52]+1/[.CT56];0)" office:value-type="float" office:value="0" calcext:value-type="float">
              <text:p>0</text:p>
            </table:table-cell>
            <table:table-cell table:formula="of:=IF([.CT55]&gt;0;2/[.$D$52]+1/[.CU56];0)" office:value-type="float" office:value="0" calcext:value-type="float">
              <text:p>0</text:p>
            </table:table-cell>
            <table:table-cell table:formula="of:=IF([.CU55]&gt;0;2/[.$D$52]+1/[.CV56];0)" office:value-type="float" office:value="0" calcext:value-type="float">
              <text:p>0</text:p>
            </table:table-cell>
            <table:table-cell table:formula="of:=IF([.CV55]&gt;0;2/[.$D$52]+1/[.CW56];0)" office:value-type="float" office:value="0" calcext:value-type="float">
              <text:p>0</text:p>
            </table:table-cell>
            <table:table-cell table:formula="of:=IF([.CW55]&gt;0;2/[.$D$52]+1/[.CX56];0)" office:value-type="float" office:value="0" calcext:value-type="float">
              <text:p>0</text:p>
            </table:table-cell>
            <table:table-cell table:formula="of:=IF([.CX55]&gt;0;2/[.$D$52]+1/[.CY56];0)" office:value-type="float" office:value="0" calcext:value-type="float">
              <text:p>0</text:p>
            </table:table-cell>
            <table:table-cell table:formula="of:=IF([.CY55]&gt;0;2/[.$D$52]+1/[.CZ56];0)" office:value-type="float" office:value="0" calcext:value-type="float">
              <text:p>0</text:p>
            </table:table-cell>
            <table:table-cell table:formula="of:=IF([.CZ55]&gt;0;2/[.$D$52]+1/[.DA56];0)" office:value-type="float" office:value="0" calcext:value-type="float">
              <text:p>0</text:p>
            </table:table-cell>
            <table:table-cell table:formula="of:=IF([.DA55]&gt;0;2/[.$D$52]+1/[.DB56];0)" office:value-type="float" office:value="0" calcext:value-type="float">
              <text:p>0</text:p>
            </table:table-cell>
            <table:table-cell table:formula="of:=IF([.DB55]&gt;0;2/[.$D$52]+1/[.DC56];0)" office:value-type="float" office:value="0" calcext:value-type="float">
              <text:p>0</text:p>
            </table:table-cell>
            <table:table-cell table:formula="of:=IF([.DC55]&gt;0;2/[.$D$52]+1/[.DD56];0)" office:value-type="float" office:value="0" calcext:value-type="float">
              <text:p>0</text:p>
            </table:table-cell>
            <table:table-cell table:formula="of:=IF([.DD55]&gt;0;2/[.$D$52]+1/[.DE56];0)" office:value-type="float" office:value="0" calcext:value-type="float">
              <text:p>0</text:p>
            </table:table-cell>
            <table:table-cell table:formula="of:=IF([.DE55]&gt;0;2/[.$D$52]+1/[.DF56];0)" office:value-type="float" office:value="0" calcext:value-type="float">
              <text:p>0</text:p>
            </table:table-cell>
            <table:table-cell table:formula="of:=IF([.DF55]&gt;0;2/[.$D$52]+1/[.DG56];0)" office:value-type="float" office:value="0" calcext:value-type="float">
              <text:p>0</text:p>
            </table:table-cell>
            <table:table-cell table:formula="of:=IF([.DG55]&gt;0;2/[.$D$52]+1/[.DH56];0)" office:value-type="float" office:value="0" calcext:value-type="float">
              <text:p>0</text:p>
            </table:table-cell>
            <table:table-cell table:formula="of:=IF([.DH55]&gt;0;2/[.$D$52]+1/[.DI56];0)" office:value-type="float" office:value="0" calcext:value-type="float">
              <text:p>0</text:p>
            </table:table-cell>
            <table:table-cell table:formula="of:=IF([.DI55]&gt;0;2/[.$D$52]+1/[.DJ56];0)" office:value-type="float" office:value="0" calcext:value-type="float">
              <text:p>0</text:p>
            </table:table-cell>
            <table:table-cell table:formula="of:=IF([.DJ55]&gt;0;2/[.$D$52]+1/[.DK56];0)" office:value-type="float" office:value="0" calcext:value-type="float">
              <text:p>0</text:p>
            </table:table-cell>
            <table:table-cell table:formula="of:=IF([.DK55]&gt;0;2/[.$D$52]+1/[.DL56];0)" office:value-type="float" office:value="0" calcext:value-type="float">
              <text:p>0</text:p>
            </table:table-cell>
            <table:table-cell table:formula="of:=IF([.DL55]&gt;0;2/[.$D$52]+1/[.DM56];0)" office:value-type="float" office:value="0" calcext:value-type="float">
              <text:p>0</text:p>
            </table:table-cell>
            <table:table-cell table:formula="of:=IF([.DM55]&gt;0;2/[.$D$52]+1/[.DN56];0)" office:value-type="float" office:value="0" calcext:value-type="float">
              <text:p>0</text:p>
            </table:table-cell>
            <table:table-cell table:formula="of:=IF([.DN55]&gt;0;2/[.$D$52]+1/[.DO56];0)" office:value-type="float" office:value="0" calcext:value-type="float">
              <text:p>0</text:p>
            </table:table-cell>
            <table:table-cell table:formula="of:=IF([.DO55]&gt;0;2/[.$D$52]+1/[.DP56];0)" office:value-type="float" office:value="0" calcext:value-type="float">
              <text:p>0</text:p>
            </table:table-cell>
            <table:table-cell table:formula="of:=IF([.DP55]&gt;0;2/[.$D$52]+1/[.DQ56];0)" office:value-type="float" office:value="0" calcext:value-type="float">
              <text:p>0</text:p>
            </table:table-cell>
            <table:table-cell table:formula="of:=IF([.DQ55]&gt;0;2/[.$D$52]+1/[.DR56];0)" office:value-type="float" office:value="0" calcext:value-type="float">
              <text:p>0</text:p>
            </table:table-cell>
            <table:table-cell table:formula="of:=IF([.DR55]&gt;0;2/[.$D$52]+1/[.DS56];0)" office:value-type="float" office:value="0" calcext:value-type="float">
              <text:p>0</text:p>
            </table:table-cell>
            <table:table-cell table:formula="of:=IF([.DS55]&gt;0;2/[.$D$52]+1/[.DT56];0)" office:value-type="float" office:value="0" calcext:value-type="float">
              <text:p>0</text:p>
            </table:table-cell>
            <table:table-cell table:formula="of:=IF([.DT55]&gt;0;2/[.$D$52]+1/[.DU56];0)" office:value-type="float" office:value="0" calcext:value-type="float">
              <text:p>0</text:p>
            </table:table-cell>
            <table:table-cell table:formula="of:=IF([.DU55]&gt;0;2/[.$D$52]+1/[.DV56];0)" office:value-type="float" office:value="0" calcext:value-type="float">
              <text:p>0</text:p>
            </table:table-cell>
            <table:table-cell table:formula="of:=IF([.DV55]&gt;0;2/[.$D$52]+1/[.DW56];0)" office:value-type="float" office:value="0" calcext:value-type="float">
              <text:p>0</text:p>
            </table:table-cell>
            <table:table-cell table:formula="of:=IF([.DW55]&gt;0;2/[.$D$52]+1/[.DX56];0)" office:value-type="float" office:value="0" calcext:value-type="float">
              <text:p>0</text:p>
            </table:table-cell>
            <table:table-cell table:formula="of:=IF([.DX55]&gt;0;2/[.$D$52]+1/[.DY56];0)" office:value-type="float" office:value="0" calcext:value-type="float">
              <text:p>0</text:p>
            </table:table-cell>
            <table:table-cell table:formula="of:=IF([.DY55]&gt;0;2/[.$D$52]+1/[.DZ56];0)" office:value-type="float" office:value="0" calcext:value-type="float">
              <text:p>0</text:p>
            </table:table-cell>
            <table:table-cell table:formula="of:=IF([.DZ55]&gt;0;2/[.$D$52]+1/[.EA56];0)" office:value-type="float" office:value="0" calcext:value-type="float">
              <text:p>0</text:p>
            </table:table-cell>
            <table:table-cell table:formula="of:=IF([.EA55]&gt;0;2/[.$D$52]+1/[.EB56];0)" office:value-type="float" office:value="0" calcext:value-type="float">
              <text:p>0</text:p>
            </table:table-cell>
            <table:table-cell table:formula="of:=IF([.EB55]&gt;0;2/[.$D$52]+1/[.EC56];0)" office:value-type="float" office:value="0" calcext:value-type="float">
              <text:p>0</text:p>
            </table:table-cell>
            <table:table-cell table:formula="of:=IF([.EC55]&gt;0;2/[.$D$52]+1/[.ED56];0)" office:value-type="float" office:value="0" calcext:value-type="float">
              <text:p>0</text:p>
            </table:table-cell>
            <table:table-cell table:formula="of:=IF([.ED55]&gt;0;2/[.$D$52]+1/[.EE56];0)" office:value-type="float" office:value="0" calcext:value-type="float">
              <text:p>0</text:p>
            </table:table-cell>
            <table:table-cell table:formula="of:=IF([.EE55]&gt;0;2/[.$D$52]+1/[.EF56];0)" office:value-type="float" office:value="0" calcext:value-type="float">
              <text:p>0</text:p>
            </table:table-cell>
            <table:table-cell table:formula="of:=IF([.EF55]&gt;0;2/[.$D$52]+1/[.EG56];0)" office:value-type="float" office:value="0" calcext:value-type="float">
              <text:p>0</text:p>
            </table:table-cell>
            <table:table-cell table:formula="of:=IF([.EG55]&gt;0;2/[.$D$52]+1/[.EH56];0)" office:value-type="float" office:value="0" calcext:value-type="float">
              <text:p>0</text:p>
            </table:table-cell>
            <table:table-cell table:formula="of:=IF([.EH55]&gt;0;2/[.$D$52]+1/[.EI56];0)" office:value-type="float" office:value="0" calcext:value-type="float">
              <text:p>0</text:p>
            </table:table-cell>
            <table:table-cell table:formula="of:=IF([.EI55]&gt;0;2/[.$D$52]+1/[.EJ56];0)" office:value-type="float" office:value="0" calcext:value-type="float">
              <text:p>0</text:p>
            </table:table-cell>
            <table:table-cell table:formula="of:=IF([.EJ55]&gt;0;2/[.$D$52]+1/[.EK56];0)" office:value-type="float" office:value="0" calcext:value-type="float">
              <text:p>0</text:p>
            </table:table-cell>
            <table:table-cell table:formula="of:=IF([.EK55]&gt;0;2/[.$D$52]+1/[.EL56];0)" office:value-type="float" office:value="0" calcext:value-type="float">
              <text:p>0</text:p>
            </table:table-cell>
            <table:table-cell table:formula="of:=IF([.EL55]&gt;0;2/[.$D$52]+1/[.EM56];0)" office:value-type="float" office:value="0" calcext:value-type="float">
              <text:p>0</text:p>
            </table:table-cell>
            <table:table-cell table:formula="of:=IF([.EM55]&gt;0;2/[.$D$52]+1/[.EN56];0)" office:value-type="float" office:value="0" calcext:value-type="float">
              <text:p>0</text:p>
            </table:table-cell>
            <table:table-cell table:formula="of:=IF([.EN55]&gt;0;2/[.$D$52]+1/[.EO56];0)" office:value-type="float" office:value="0" calcext:value-type="float">
              <text:p>0</text:p>
            </table:table-cell>
            <table:table-cell table:formula="of:=IF([.EO55]&gt;0;2/[.$D$52]+1/[.EP56];0)" office:value-type="float" office:value="0" calcext:value-type="float">
              <text:p>0</text:p>
            </table:table-cell>
            <table:table-cell table:formula="of:=IF([.EP55]&gt;0;2/[.$D$52]+1/[.EQ56];0)" office:value-type="float" office:value="0" calcext:value-type="float">
              <text:p>0</text:p>
            </table:table-cell>
            <table:table-cell table:formula="of:=IF([.EQ55]&gt;0;2/[.$D$52]+1/[.ER56];0)" office:value-type="float" office:value="0" calcext:value-type="float">
              <text:p>0</text:p>
            </table:table-cell>
            <table:table-cell table:formula="of:=IF([.ER55]&gt;0;2/[.$D$52]+1/[.ES56];0)" office:value-type="float" office:value="0" calcext:value-type="float">
              <text:p>0</text:p>
            </table:table-cell>
            <table:table-cell table:formula="of:=IF([.ES55]&gt;0;2/[.$D$52]+1/[.ET56];0)" office:value-type="float" office:value="0" calcext:value-type="float">
              <text:p>0</text:p>
            </table:table-cell>
            <table:table-cell table:formula="of:=IF([.ET55]&gt;0;2/[.$D$52]+1/[.EU56];0)" office:value-type="float" office:value="0" calcext:value-type="float">
              <text:p>0</text:p>
            </table:table-cell>
            <table:table-cell table:formula="of:=IF([.EU55]&gt;0;2/[.$D$52]+1/[.EV56];0)" office:value-type="float" office:value="0" calcext:value-type="float">
              <text:p>0</text:p>
            </table:table-cell>
            <table:table-cell table:formula="of:=IF([.EV55]&gt;0;2/[.$D$52]+1/[.EW56];0)" office:value-type="float" office:value="0" calcext:value-type="float">
              <text:p>0</text:p>
            </table:table-cell>
            <table:table-cell table:formula="of:=IF([.EW55]&gt;0;2/[.$D$52]+1/[.EX56];0)" office:value-type="float" office:value="0" calcext:value-type="float">
              <text:p>0</text:p>
            </table:table-cell>
            <table:table-cell table:formula="of:=IF([.EX55]&gt;0;2/[.$D$52]+1/[.EY56];0)" office:value-type="float" office:value="0" calcext:value-type="float">
              <text:p>0</text:p>
            </table:table-cell>
            <table:table-cell table:formula="of:=IF([.EY55]&gt;0;2/[.$D$52]+1/[.EZ56];0)" office:value-type="float" office:value="0" calcext:value-type="float">
              <text:p>0</text:p>
            </table:table-cell>
            <table:table-cell table:formula="of:=IF([.EZ55]&gt;0;2/[.$D$52]+1/[.FA56];0)" office:value-type="float" office:value="0" calcext:value-type="float">
              <text:p>0</text:p>
            </table:table-cell>
            <table:table-cell table:formula="of:=IF([.FA55]&gt;0;2/[.$D$52]+1/[.FB56];0)" office:value-type="float" office:value="0" calcext:value-type="float">
              <text:p>0</text:p>
            </table:table-cell>
            <table:table-cell table:formula="of:=IF([.FB55]&gt;0;2/[.$D$52]+1/[.FC56];0)" office:value-type="float" office:value="0" calcext:value-type="float">
              <text:p>0</text:p>
            </table:table-cell>
            <table:table-cell table:formula="of:=IF([.FC55]&gt;0;2/[.$D$52]+1/[.FD56];0)" office:value-type="float" office:value="0" calcext:value-type="float">
              <text:p>0</text:p>
            </table:table-cell>
            <table:table-cell table:formula="of:=IF([.FD55]&gt;0;2/[.$D$52]+1/[.FE56];0)" office:value-type="float" office:value="0" calcext:value-type="float">
              <text:p>0</text:p>
            </table:table-cell>
            <table:table-cell table:formula="of:=IF([.FE55]&gt;0;2/[.$D$52]+1/[.FF56];0)" office:value-type="float" office:value="0" calcext:value-type="float">
              <text:p>0</text:p>
            </table:table-cell>
            <table:table-cell table:formula="of:=IF([.FF55]&gt;0;2/[.$D$52]+1/[.FG56];0)" office:value-type="float" office:value="0" calcext:value-type="float">
              <text:p>0</text:p>
            </table:table-cell>
            <table:table-cell table:formula="of:=IF([.FG55]&gt;0;2/[.$D$52]+1/[.FH56];0)" office:value-type="float" office:value="0" calcext:value-type="float">
              <text:p>0</text:p>
            </table:table-cell>
            <table:table-cell table:formula="of:=IF([.FH55]&gt;0;2/[.$D$52]+1/[.FI56];0)" office:value-type="float" office:value="0" calcext:value-type="float">
              <text:p>0</text:p>
            </table:table-cell>
            <table:table-cell table:formula="of:=IF([.FI55]&gt;0;2/[.$D$52]+1/[.FJ56];0)" office:value-type="float" office:value="0" calcext:value-type="float">
              <text:p>0</text:p>
            </table:table-cell>
            <table:table-cell table:formula="of:=IF([.FJ55]&gt;0;2/[.$D$52]+1/[.FK56];0)" office:value-type="float" office:value="0" calcext:value-type="float">
              <text:p>0</text:p>
            </table:table-cell>
            <table:table-cell table:formula="of:=IF([.FK55]&gt;0;2/[.$D$52]+1/[.FL56];0)" office:value-type="float" office:value="0" calcext:value-type="float">
              <text:p>0</text:p>
            </table:table-cell>
            <table:table-cell table:formula="of:=IF([.FL55]&gt;0;2/[.$D$52]+1/[.FM56];0)" office:value-type="float" office:value="0" calcext:value-type="float">
              <text:p>0</text:p>
            </table:table-cell>
            <table:table-cell table:formula="of:=IF([.FM55]&gt;0;2/[.$D$52]+1/[.FN56];0)" office:value-type="float" office:value="0" calcext:value-type="float">
              <text:p>0</text:p>
            </table:table-cell>
            <table:table-cell table:formula="of:=IF([.FN55]&gt;0;2/[.$D$52]+1/[.FO56];0)" office:value-type="float" office:value="0" calcext:value-type="float">
              <text:p>0</text:p>
            </table:table-cell>
            <table:table-cell table:formula="of:=IF([.FO55]&gt;0;2/[.$D$52]+1/[.FP56];0)" office:value-type="float" office:value="0" calcext:value-type="float">
              <text:p>0</text:p>
            </table:table-cell>
            <table:table-cell table:formula="of:=IF([.FP55]&gt;0;2/[.$D$52]+1/[.FQ56];0)" office:value-type="float" office:value="0" calcext:value-type="float">
              <text:p>0</text:p>
            </table:table-cell>
            <table:table-cell table:formula="of:=IF([.FQ55]&gt;0;2/[.$D$52]+1/[.FR56];0)" office:value-type="float" office:value="0" calcext:value-type="float">
              <text:p>0</text:p>
            </table:table-cell>
            <table:table-cell table:formula="of:=IF([.FR55]&gt;0;2/[.$D$52]+1/[.FS56];0)" office:value-type="float" office:value="0" calcext:value-type="float">
              <text:p>0</text:p>
            </table:table-cell>
            <table:table-cell table:formula="of:=IF([.FS55]&gt;0;2/[.$D$52]+1/[.FT56];0)" office:value-type="float" office:value="0" calcext:value-type="float">
              <text:p>0</text:p>
            </table:table-cell>
            <table:table-cell table:formula="of:=IF([.FT55]&gt;0;2/[.$D$52]+1/[.FU56];0)" office:value-type="float" office:value="0" calcext:value-type="float">
              <text:p>0</text:p>
            </table:table-cell>
            <table:table-cell table:formula="of:=IF([.FU55]&gt;0;2/[.$D$52]+1/[.FV56];0)" office:value-type="float" office:value="0" calcext:value-type="float">
              <text:p>0</text:p>
            </table:table-cell>
            <table:table-cell table:formula="of:=IF([.FV55]&gt;0;2/[.$D$52]+1/[.FW56];0)" office:value-type="float" office:value="0" calcext:value-type="float">
              <text:p>0</text:p>
            </table:table-cell>
            <table:table-cell table:formula="of:=IF([.FW55]&gt;0;2/[.$D$52]+1/[.FX56];0)" office:value-type="float" office:value="0" calcext:value-type="float">
              <text:p>0</text:p>
            </table:table-cell>
            <table:table-cell table:formula="of:=IF([.FX55]&gt;0;2/[.$D$52]+1/[.FY56];0)" office:value-type="float" office:value="0" calcext:value-type="float">
              <text:p>0</text:p>
            </table:table-cell>
            <table:table-cell table:formula="of:=IF([.FY55]&gt;0;2/[.$D$52]+1/[.FZ56];0)" office:value-type="float" office:value="0" calcext:value-type="float">
              <text:p>0</text:p>
            </table:table-cell>
            <table:table-cell table:formula="of:=IF([.FZ55]&gt;0;2/[.$D$52]+1/[.GA56];0)" office:value-type="float" office:value="0" calcext:value-type="float">
              <text:p>0</text:p>
            </table:table-cell>
            <table:table-cell table:formula="of:=IF([.GA55]&gt;0;2/[.$D$52]+1/[.GB56];0)" office:value-type="float" office:value="0" calcext:value-type="float">
              <text:p>0</text:p>
            </table:table-cell>
            <table:table-cell table:formula="of:=IF([.GB55]&gt;0;2/[.$D$52]+1/[.GC56];0)" office:value-type="float" office:value="0" calcext:value-type="float">
              <text:p>0</text:p>
            </table:table-cell>
            <table:table-cell table:formula="of:=IF([.GC55]&gt;0;2/[.$D$52]+1/[.GD56];0)" office:value-type="float" office:value="0" calcext:value-type="float">
              <text:p>0</text:p>
            </table:table-cell>
            <table:table-cell table:formula="of:=IF([.GD55]&gt;0;2/[.$D$52]+1/[.GE56];0)" office:value-type="float" office:value="0" calcext:value-type="float">
              <text:p>0</text:p>
            </table:table-cell>
            <table:table-cell table:formula="of:=IF([.GE55]&gt;0;2/[.$D$52]+1/[.GF56];0)" office:value-type="float" office:value="0" calcext:value-type="float">
              <text:p>0</text:p>
            </table:table-cell>
            <table:table-cell table:formula="of:=IF([.GF55]&gt;0;2/[.$D$52]+1/[.GG56];0)" office:value-type="float" office:value="0" calcext:value-type="float">
              <text:p>0</text:p>
            </table:table-cell>
            <table:table-cell table:formula="of:=IF([.GG55]&gt;0;2/[.$D$52]+1/[.GH56];0)" office:value-type="float" office:value="0" calcext:value-type="float">
              <text:p>0</text:p>
            </table:table-cell>
            <table:table-cell table:formula="of:=IF([.GH55]&gt;0;2/[.$D$52]+1/[.GI56];0)" office:value-type="float" office:value="0" calcext:value-type="float">
              <text:p>0</text:p>
            </table:table-cell>
            <table:table-cell table:formula="of:=IF([.GI55]&gt;0;2/[.$D$52]+1/[.GJ56];0)" office:value-type="float" office:value="0" calcext:value-type="float">
              <text:p>0</text:p>
            </table:table-cell>
            <table:table-cell table:formula="of:=IF([.GJ55]&gt;0;2/[.$D$52]+1/[.GK56];0)" office:value-type="float" office:value="0" calcext:value-type="float">
              <text:p>0</text:p>
            </table:table-cell>
            <table:table-cell table:formula="of:=IF([.GK55]&gt;0;2/[.$D$52]+1/[.GL56];0)" office:value-type="float" office:value="0" calcext:value-type="float">
              <text:p>0</text:p>
            </table:table-cell>
            <table:table-cell table:formula="of:=IF([.GL55]&gt;0;2/[.$D$52]+1/[.GM56];0)" office:value-type="float" office:value="0" calcext:value-type="float">
              <text:p>0</text:p>
            </table:table-cell>
            <table:table-cell table:formula="of:=IF([.GM55]&gt;0;2/[.$D$52]+1/[.GN56];0)" office:value-type="float" office:value="0" calcext:value-type="float">
              <text:p>0</text:p>
            </table:table-cell>
            <table:table-cell table:formula="of:=IF([.GN55]&gt;0;2/[.$D$52]+1/[.GO56];0)" office:value-type="float" office:value="0" calcext:value-type="float">
              <text:p>0</text:p>
            </table:table-cell>
            <table:table-cell table:formula="of:=IF([.GO55]&gt;0;2/[.$D$52]+1/[.GP56];0)" office:value-type="float" office:value="0" calcext:value-type="float">
              <text:p>0</text:p>
            </table:table-cell>
            <table:table-cell table:formula="of:=IF([.GP55]&gt;0;2/[.$D$52]+1/[.GQ56];0)" office:value-type="float" office:value="0" calcext:value-type="float">
              <text:p>0</text:p>
            </table:table-cell>
            <table:table-cell table:formula="of:=IF([.GQ55]&gt;0;2/[.$D$52]+1/[.GR56];0)" office:value-type="float" office:value="0" calcext:value-type="float">
              <text:p>0</text:p>
            </table:table-cell>
            <table:table-cell table:formula="of:=IF([.GR55]&gt;0;2/[.$D$52]+1/[.GS56];0)" office:value-type="float" office:value="0" calcext:value-type="float">
              <text:p>0</text:p>
            </table:table-cell>
            <table:table-cell table:formula="of:=IF([.GS55]&gt;0;2/[.$D$52]+1/[.GT56];0)" office:value-type="float" office:value="0" calcext:value-type="float">
              <text:p>0</text:p>
            </table:table-cell>
            <table:table-cell table:formula="of:=IF([.GT55]&gt;0;2/[.$D$52]+1/[.GU56];0)" office:value-type="float" office:value="0" calcext:value-type="float">
              <text:p>0</text:p>
            </table:table-cell>
            <table:table-cell table:formula="of:=IF([.GU55]&gt;0;2/[.$D$52]+1/[.GV56];0)" office:value-type="float" office:value="0" calcext:value-type="float">
              <text:p>0</text:p>
            </table:table-cell>
            <table:table-cell table:formula="of:=IF([.GV55]&gt;0;2/[.$D$52]+1/[.GW56];0)" office:value-type="float" office:value="0" calcext:value-type="float">
              <text:p>0</text:p>
            </table:table-cell>
            <table:table-cell table:formula="of:=IF([.GW55]&gt;0;2/[.$D$52]+1/[.GX56];0)" office:value-type="float" office:value="0" calcext:value-type="float">
              <text:p>0</text:p>
            </table:table-cell>
            <table:table-cell table:formula="of:=IF([.GX55]&gt;0;2/[.$D$52]+1/[.GY56];0)" office:value-type="float" office:value="0" calcext:value-type="float">
              <text:p>0</text:p>
            </table:table-cell>
            <table:table-cell table:formula="of:=IF([.GY55]&gt;0;2/[.$D$52]+1/[.GZ56];0)" office:value-type="float" office:value="0" calcext:value-type="float">
              <text:p>0</text:p>
            </table:table-cell>
            <table:table-cell table:formula="of:=IF([.GZ55]&gt;0;2/[.$D$52]+1/[.HA56];0)" office:value-type="float" office:value="0" calcext:value-type="float">
              <text:p>0</text:p>
            </table:table-cell>
            <table:table-cell table:formula="of:=IF([.HA55]&gt;0;2/[.$D$52]+1/[.HB56];0)" office:value-type="float" office:value="0" calcext:value-type="float">
              <text:p>0</text:p>
            </table:table-cell>
            <table:table-cell table:formula="of:=IF([.HB55]&gt;0;2/[.$D$52]+1/[.HC56];0)" office:value-type="float" office:value="0" calcext:value-type="float">
              <text:p>0</text:p>
            </table:table-cell>
            <table:table-cell table:formula="of:=IF([.HC55]&gt;0;2/[.$D$52]+1/[.HD56];0)" office:value-type="float" office:value="0" calcext:value-type="float">
              <text:p>0</text:p>
            </table:table-cell>
            <table:table-cell table:formula="of:=IF([.HD55]&gt;0;2/[.$D$52]+1/[.HE56];0)" office:value-type="float" office:value="0" calcext:value-type="float">
              <text:p>0</text:p>
            </table:table-cell>
            <table:table-cell table:formula="of:=IF([.HE55]&gt;0;2/[.$D$52]+1/[.HF56];0)" office:value-type="float" office:value="0" calcext:value-type="float">
              <text:p>0</text:p>
            </table:table-cell>
            <table:table-cell table:formula="of:=IF([.HF55]&gt;0;2/[.$D$52]+1/[.HG56];0)" office:value-type="float" office:value="0" calcext:value-type="float">
              <text:p>0</text:p>
            </table:table-cell>
            <table:table-cell table:formula="of:=IF([.HG55]&gt;0;2/[.$D$52]+1/[.HH56];0)" office:value-type="float" office:value="0" calcext:value-type="float">
              <text:p>0</text:p>
            </table:table-cell>
            <table:table-cell table:formula="of:=IF([.HH55]&gt;0;2/[.$D$52]+1/[.HI56];0)" office:value-type="float" office:value="0" calcext:value-type="float">
              <text:p>0</text:p>
            </table:table-cell>
            <table:table-cell table:formula="of:=IF([.HI55]&gt;0;2/[.$D$52]+1/[.HJ56];0)" office:value-type="float" office:value="0" calcext:value-type="float">
              <text:p>0</text:p>
            </table:table-cell>
            <table:table-cell table:formula="of:=IF([.HJ55]&gt;0;2/[.$D$52]+1/[.HK56];0)" office:value-type="float" office:value="0" calcext:value-type="float">
              <text:p>0</text:p>
            </table:table-cell>
            <table:table-cell table:formula="of:=IF([.HK55]&gt;0;2/[.$D$52]+1/[.HL56];0)" office:value-type="float" office:value="0" calcext:value-type="float">
              <text:p>0</text:p>
            </table:table-cell>
            <table:table-cell table:formula="of:=IF([.HL55]&gt;0;2/[.$D$52]+1/[.HM56];0)" office:value-type="float" office:value="0" calcext:value-type="float">
              <text:p>0</text:p>
            </table:table-cell>
            <table:table-cell table:formula="of:=IF([.HM55]&gt;0;2/[.$D$52]+1/[.HN56];0)" office:value-type="float" office:value="0" calcext:value-type="float">
              <text:p>0</text:p>
            </table:table-cell>
            <table:table-cell table:formula="of:=IF([.HN55]&gt;0;2/[.$D$52]+1/[.HO56];0)" office:value-type="float" office:value="0" calcext:value-type="float">
              <text:p>0</text:p>
            </table:table-cell>
            <table:table-cell table:formula="of:=IF([.HO55]&gt;0;2/[.$D$52]+1/[.HP56];0)" office:value-type="float" office:value="0" calcext:value-type="float">
              <text:p>0</text:p>
            </table:table-cell>
            <table:table-cell table:formula="of:=IF([.HP55]&gt;0;2/[.$D$52]+1/[.HQ56];0)" office:value-type="float" office:value="0" calcext:value-type="float">
              <text:p>0</text:p>
            </table:table-cell>
            <table:table-cell table:formula="of:=IF([.HQ55]&gt;0;2/[.$D$52]+1/[.HR56];0)" office:value-type="float" office:value="0" calcext:value-type="float">
              <text:p>0</text:p>
            </table:table-cell>
            <table:table-cell table:formula="of:=IF([.HR55]&gt;0;2/[.$D$52]+1/[.HS56];0)" office:value-type="float" office:value="0" calcext:value-type="float">
              <text:p>0</text:p>
            </table:table-cell>
            <table:table-cell table:formula="of:=IF([.HS55]&gt;0;2/[.$D$52]+1/[.HT56];0)" office:value-type="float" office:value="0" calcext:value-type="float">
              <text:p>0</text:p>
            </table:table-cell>
            <table:table-cell table:formula="of:=IF([.HT55]&gt;0;2/[.$D$52]+1/[.HU56];0)" office:value-type="float" office:value="0" calcext:value-type="float">
              <text:p>0</text:p>
            </table:table-cell>
            <table:table-cell table:formula="of:=IF([.HU55]&gt;0;2/[.$D$52]+1/[.HV56];0)" office:value-type="float" office:value="0" calcext:value-type="float">
              <text:p>0</text:p>
            </table:table-cell>
            <table:table-cell table:formula="of:=IF([.HV55]&gt;0;2/[.$D$52]+1/[.HW56];0)" office:value-type="float" office:value="0" calcext:value-type="float">
              <text:p>0</text:p>
            </table:table-cell>
            <table:table-cell table:formula="of:=IF([.HW55]&gt;0;2/[.$D$52]+1/[.HX56];0)" office:value-type="float" office:value="0" calcext:value-type="float">
              <text:p>0</text:p>
            </table:table-cell>
            <table:table-cell table:formula="of:=IF([.HX55]&gt;0;2/[.$D$52]+1/[.HY56];0)" office:value-type="float" office:value="0" calcext:value-type="float">
              <text:p>0</text:p>
            </table:table-cell>
            <table:table-cell table:formula="of:=IF([.HY55]&gt;0;2/[.$D$52]+1/[.HZ56];0)" office:value-type="float" office:value="0" calcext:value-type="float">
              <text:p>0</text:p>
            </table:table-cell>
            <table:table-cell table:formula="of:=IF([.HZ55]&gt;0;2/[.$D$52]+1/[.IA56];0)" office:value-type="float" office:value="0" calcext:value-type="float">
              <text:p>0</text:p>
            </table:table-cell>
            <table:table-cell table:formula="of:=IF([.IA55]&gt;0;2/[.$D$52]+1/[.IB56];0)" office:value-type="float" office:value="0" calcext:value-type="float">
              <text:p>0</text:p>
            </table:table-cell>
            <table:table-cell table:formula="of:=IF([.IB55]&gt;0;2/[.$D$52]+1/[.IC56];0)" office:value-type="float" office:value="0" calcext:value-type="float">
              <text:p>0</text:p>
            </table:table-cell>
            <table:table-cell table:formula="of:=IF([.IC55]&gt;0;2/[.$D$52]+1/[.ID56];0)" office:value-type="float" office:value="0" calcext:value-type="float">
              <text:p>0</text:p>
            </table:table-cell>
            <table:table-cell table:formula="of:=IF([.ID55]&gt;0;2/[.$D$52]+1/[.IE56];0)" office:value-type="float" office:value="0" calcext:value-type="float">
              <text:p>0</text:p>
            </table:table-cell>
            <table:table-cell table:formula="of:=IF([.IE55]&gt;0;2/[.$D$52]+1/[.IF56];0)" office:value-type="float" office:value="0" calcext:value-type="float">
              <text:p>0</text:p>
            </table:table-cell>
            <table:table-cell table:formula="of:=IF([.IF55]&gt;0;2/[.$D$52]+1/[.IG56];0)" office:value-type="float" office:value="0" calcext:value-type="float">
              <text:p>0</text:p>
            </table:table-cell>
            <table:table-cell table:formula="of:=IF([.IG55]&gt;0;2/[.$D$52]+1/[.IH56];0)" office:value-type="float" office:value="0" calcext:value-type="float">
              <text:p>0</text:p>
            </table:table-cell>
            <table:table-cell table:formula="of:=IF([.IH55]&gt;0;2/[.$D$52]+1/[.II56];0)" office:value-type="float" office:value="0" calcext:value-type="float">
              <text:p>0</text:p>
            </table:table-cell>
            <table:table-cell table:formula="of:=IF([.II55]&gt;0;2/[.$D$52]+1/[.IJ56];0)" office:value-type="float" office:value="0" calcext:value-type="float">
              <text:p>0</text:p>
            </table:table-cell>
            <table:table-cell table:formula="of:=IF([.IJ55]&gt;0;2/[.$D$52]+1/[.IK56];0)" office:value-type="float" office:value="0" calcext:value-type="float">
              <text:p>0</text:p>
            </table:table-cell>
            <table:table-cell table:formula="of:=IF([.IK55]&gt;0;2/[.$D$52]+1/[.IL56];0)" office:value-type="float" office:value="0" calcext:value-type="float">
              <text:p>0</text:p>
            </table:table-cell>
            <table:table-cell table:formula="of:=IF([.IL55]&gt;0;2/[.$D$52]+1/[.IM56];0)" office:value-type="float" office:value="0" calcext:value-type="float">
              <text:p>0</text:p>
            </table:table-cell>
            <table:table-cell table:formula="of:=IF([.IM55]&gt;0;2/[.$D$52]+1/[.IN56];0)" office:value-type="float" office:value="0" calcext:value-type="float">
              <text:p>0</text:p>
            </table:table-cell>
            <table:table-cell table:formula="of:=IF([.IN55]&gt;0;2/[.$D$52]+1/[.IO56];0)" office:value-type="float" office:value="0" calcext:value-type="float">
              <text:p>0</text:p>
            </table:table-cell>
            <table:table-cell table:formula="of:=IF([.IO55]&gt;0;2/[.$D$52]+1/[.IP56];0)" office:value-type="float" office:value="0" calcext:value-type="float">
              <text:p>0</text:p>
            </table:table-cell>
            <table:table-cell table:formula="of:=IF([.IP55]&gt;0;2/[.$D$52]+1/[.IQ56];0)" office:value-type="float" office:value="0" calcext:value-type="float">
              <text:p>0</text:p>
            </table:table-cell>
            <table:table-cell table:formula="of:=IF([.IQ55]&gt;0;2/[.$D$52]+1/[.IR56];0)" office:value-type="float" office:value="0" calcext:value-type="float">
              <text:p>0</text:p>
            </table:table-cell>
            <table:table-cell table:formula="of:=IF([.IR55]&gt;0;2/[.$D$52]+1/[.IS56];0)" office:value-type="float" office:value="0" calcext:value-type="float">
              <text:p>0</text:p>
            </table:table-cell>
            <table:table-cell table:formula="of:=IF([.IS55]&gt;0;2/[.$D$52]+1/[.IT56];0)" office:value-type="float" office:value="0" calcext:value-type="float">
              <text:p>0</text:p>
            </table:table-cell>
            <table:table-cell table:formula="of:=IF([.IT55]&gt;0;2/[.$D$52]+1/[.IU56];0)" office:value-type="float" office:value="0" calcext:value-type="float">
              <text:p>0</text:p>
            </table:table-cell>
            <table:table-cell table:formula="of:=IF([.IU55]&gt;0;2/[.$D$52]+1/[.IV56];0)" office:value-type="float" office:value="0" calcext:value-type="float">
              <text:p>0</text:p>
            </table:table-cell>
            <table:table-cell table:formula="of:=IF([.IV55]&gt;0;2/[.$D$52]+1/[.IW56];0)" office:value-type="float" office:value="0" calcext:value-type="float">
              <text:p>0</text:p>
            </table:table-cell>
            <table:table-cell table:formula="of:=IF([.IW55]&gt;0;2/[.$D$52]+1/[.IX56];0)" office:value-type="float" office:value="0" calcext:value-type="float">
              <text:p>0</text:p>
            </table:table-cell>
            <table:table-cell table:formula="of:=IF([.IX55]&gt;0;2/[.$D$52]+1/[.IY56];0)" office:value-type="float" office:value="0" calcext:value-type="float">
              <text:p>0</text:p>
            </table:table-cell>
            <table:table-cell table:formula="of:=IF([.IY55]&gt;0;2/[.$D$52]+1/[.IZ56];0)" office:value-type="float" office:value="0" calcext:value-type="float">
              <text:p>0</text:p>
            </table:table-cell>
            <table:table-cell table:formula="of:=IF([.IZ55]&gt;0;2/[.$D$52]+1/[.JA56];0)" office:value-type="float" office:value="0" calcext:value-type="float">
              <text:p>0</text:p>
            </table:table-cell>
            <table:table-cell table:formula="of:=IF([.JA55]&gt;0;2/[.$D$52]+1/[.JB56];0)" office:value-type="float" office:value="0" calcext:value-type="float">
              <text:p>0</text:p>
            </table:table-cell>
            <table:table-cell table:formula="of:=IF([.JB55]&gt;0;2/[.$D$52]+1/[.JC56];0)" office:value-type="float" office:value="0" calcext:value-type="float">
              <text:p>0</text:p>
            </table:table-cell>
            <table:table-cell table:formula="of:=IF([.JC55]&gt;0;2/[.$D$52]+1/[.JD56];0)" office:value-type="float" office:value="0" calcext:value-type="float">
              <text:p>0</text:p>
            </table:table-cell>
            <table:table-cell table:formula="of:=IF([.JD55]&gt;0;2/[.$D$52]+1/[.JE56];0)" office:value-type="float" office:value="0" calcext:value-type="float">
              <text:p>0</text:p>
            </table:table-cell>
            <table:table-cell table:formula="of:=IF([.JE55]&gt;0;2/[.$D$52]+1/[.JF56];0)" office:value-type="float" office:value="0" calcext:value-type="float">
              <text:p>0</text:p>
            </table:table-cell>
            <table:table-cell table:formula="of:=IF([.JF55]&gt;0;2/[.$D$52]+1/[.JG56];0)" office:value-type="float" office:value="0" calcext:value-type="float">
              <text:p>0</text:p>
            </table:table-cell>
            <table:table-cell table:formula="of:=IF([.JG55]&gt;0;2/[.$D$52]+1/[.JH56];0)" office:value-type="float" office:value="0" calcext:value-type="float">
              <text:p>0</text:p>
            </table:table-cell>
            <table:table-cell table:formula="of:=IF([.JH55]&gt;0;2/[.$D$52]+1/[.JI56];0)" office:value-type="float" office:value="0" calcext:value-type="float">
              <text:p>0</text:p>
            </table:table-cell>
            <table:table-cell table:formula="of:=IF([.JI55]&gt;0;2/[.$D$52]+1/[.JJ56];0)" office:value-type="float" office:value="0" calcext:value-type="float">
              <text:p>0</text:p>
            </table:table-cell>
            <table:table-cell table:formula="of:=IF([.JJ55]&gt;0;2/[.$D$52]+1/[.JK56];0)" office:value-type="float" office:value="0" calcext:value-type="float">
              <text:p>0</text:p>
            </table:table-cell>
            <table:table-cell table:formula="of:=IF([.JK55]&gt;0;2/[.$D$52]+1/[.JL56];0)" office:value-type="float" office:value="0" calcext:value-type="float">
              <text:p>0</text:p>
            </table:table-cell>
            <table:table-cell table:formula="of:=IF([.JL55]&gt;0;2/[.$D$52]+1/[.JM56];0)" office:value-type="float" office:value="0" calcext:value-type="float">
              <text:p>0</text:p>
            </table:table-cell>
            <table:table-cell table:formula="of:=IF([.JM55]&gt;0;2/[.$D$52]+1/[.JN56];0)" office:value-type="float" office:value="0" calcext:value-type="float">
              <text:p>0</text:p>
            </table:table-cell>
            <table:table-cell table:formula="of:=IF([.JN55]&gt;0;2/[.$D$52]+1/[.JO56];0)" office:value-type="float" office:value="0" calcext:value-type="float">
              <text:p>0</text:p>
            </table:table-cell>
            <table:table-cell table:formula="of:=IF([.JO55]&gt;0;2/[.$D$52]+1/[.JP56];0)" office:value-type="float" office:value="0" calcext:value-type="float">
              <text:p>0</text:p>
            </table:table-cell>
            <table:table-cell table:formula="of:=IF([.JP55]&gt;0;2/[.$D$52]+1/[.JQ56];0)" office:value-type="float" office:value="0" calcext:value-type="float">
              <text:p>0</text:p>
            </table:table-cell>
            <table:table-cell table:formula="of:=IF([.JQ55]&gt;0;2/[.$D$52]+1/[.JR56];0)" office:value-type="float" office:value="0" calcext:value-type="float">
              <text:p>0</text:p>
            </table:table-cell>
            <table:table-cell table:formula="of:=IF([.JR55]&gt;0;2/[.$D$52]+1/[.JS56];0)" office:value-type="float" office:value="0" calcext:value-type="float">
              <text:p>0</text:p>
            </table:table-cell>
            <table:table-cell table:formula="of:=IF([.JS55]&gt;0;2/[.$D$52]+1/[.JT56];0)" office:value-type="float" office:value="0" calcext:value-type="float">
              <text:p>0</text:p>
            </table:table-cell>
            <table:table-cell table:formula="of:=IF([.JT55]&gt;0;2/[.$D$52]+1/[.JU56];0)" office:value-type="float" office:value="0" calcext:value-type="float">
              <text:p>0</text:p>
            </table:table-cell>
            <table:table-cell table:formula="of:=IF([.JU55]&gt;0;2/[.$D$52]+1/[.JV56];0)" office:value-type="float" office:value="0" calcext:value-type="float">
              <text:p>0</text:p>
            </table:table-cell>
            <table:table-cell table:formula="of:=IF([.JV55]&gt;0;2/[.$D$52]+1/[.JW56];0)" office:value-type="float" office:value="0" calcext:value-type="float">
              <text:p>0</text:p>
            </table:table-cell>
            <table:table-cell table:formula="of:=IF([.JW55]&gt;0;2/[.$D$52]+1/[.JX56];0)" office:value-type="float" office:value="0" calcext:value-type="float">
              <text:p>0</text:p>
            </table:table-cell>
            <table:table-cell table:formula="of:=IF([.JX55]&gt;0;2/[.$D$52]+1/[.JY56];0)" office:value-type="float" office:value="0" calcext:value-type="float">
              <text:p>0</text:p>
            </table:table-cell>
            <table:table-cell table:formula="of:=IF([.JY55]&gt;0;2/[.$D$52]+1/[.JZ56];0)" office:value-type="float" office:value="0" calcext:value-type="float">
              <text:p>0</text:p>
            </table:table-cell>
            <table:table-cell table:formula="of:=IF([.JZ55]&gt;0;2/[.$D$52]+1/[.KA56];0)" office:value-type="float" office:value="0" calcext:value-type="float">
              <text:p>0</text:p>
            </table:table-cell>
            <table:table-cell table:formula="of:=IF([.KA55]&gt;0;2/[.$D$52]+1/[.KB56];0)" office:value-type="float" office:value="0" calcext:value-type="float">
              <text:p>0</text:p>
            </table:table-cell>
            <table:table-cell table:formula="of:=IF([.KB55]&gt;0;2/[.$D$52]+1/[.KC56];0)" office:value-type="float" office:value="0" calcext:value-type="float">
              <text:p>0</text:p>
            </table:table-cell>
            <table:table-cell table:formula="of:=IF([.KC55]&gt;0;2/[.$D$52]+1/[.KD56];0)" office:value-type="float" office:value="0" calcext:value-type="float">
              <text:p>0</text:p>
            </table:table-cell>
            <table:table-cell table:formula="of:=IF([.KD55]&gt;0;2/[.$D$52]+1/[.KE56];0)" office:value-type="float" office:value="0" calcext:value-type="float">
              <text:p>0</text:p>
            </table:table-cell>
            <table:table-cell table:formula="of:=IF([.KE55]&gt;0;2/[.$D$52]+1/[.KF56];0)" office:value-type="float" office:value="0" calcext:value-type="float">
              <text:p>0</text:p>
            </table:table-cell>
            <table:table-cell table:formula="of:=IF([.KF55]&gt;0;2/[.$D$52]+1/[.KG56];0)" office:value-type="float" office:value="0" calcext:value-type="float">
              <text:p>0</text:p>
            </table:table-cell>
            <table:table-cell table:formula="of:=IF([.KG55]&gt;0;2/[.$D$52]+1/[.KH56];0)" office:value-type="float" office:value="0" calcext:value-type="float">
              <text:p>0</text:p>
            </table:table-cell>
            <table:table-cell table:formula="of:=IF([.KH55]&gt;0;2/[.$D$52]+1/[.KI56];0)" office:value-type="float" office:value="0" calcext:value-type="float">
              <text:p>0</text:p>
            </table:table-cell>
            <table:table-cell table:formula="of:=IF([.KI55]&gt;0;2/[.$D$52]+1/[.KJ56];0)" office:value-type="float" office:value="0" calcext:value-type="float">
              <text:p>0</text:p>
            </table:table-cell>
            <table:table-cell table:formula="of:=IF([.KJ55]&gt;0;2/[.$D$52]+1/[.KK56];0)" office:value-type="float" office:value="0" calcext:value-type="float">
              <text:p>0</text:p>
            </table:table-cell>
            <table:table-cell table:formula="of:=IF([.KK55]&gt;0;2/[.$D$52]+1/[.KL56];0)" office:value-type="float" office:value="0" calcext:value-type="float">
              <text:p>0</text:p>
            </table:table-cell>
            <table:table-cell table:formula="of:=IF([.KL55]&gt;0;2/[.$D$52]+1/[.KM56];0)" office:value-type="float" office:value="0" calcext:value-type="float">
              <text:p>0</text:p>
            </table:table-cell>
            <table:table-cell table:formula="of:=IF([.KM55]&gt;0;2/[.$D$52]+1/[.KN56];0)" office:value-type="float" office:value="0" calcext:value-type="float">
              <text:p>0</text:p>
            </table:table-cell>
            <table:table-cell table:formula="of:=IF([.KN55]&gt;0;2/[.$D$52]+1/[.KO56];0)" office:value-type="float" office:value="0" calcext:value-type="float">
              <text:p>0</text:p>
            </table:table-cell>
            <table:table-cell table:formula="of:=IF([.KO55]&gt;0;2/[.$D$52]+1/[.KP56];0)" office:value-type="float" office:value="0" calcext:value-type="float">
              <text:p>0</text:p>
            </table:table-cell>
            <table:table-cell table:formula="of:=IF([.KP55]&gt;0;2/[.$D$52]+1/[.KQ56];0)" office:value-type="float" office:value="0" calcext:value-type="float">
              <text:p>0</text:p>
            </table:table-cell>
            <table:table-cell table:formula="of:=IF([.KQ55]&gt;0;2/[.$D$52]+1/[.KR56];0)" office:value-type="float" office:value="0" calcext:value-type="float">
              <text:p>0</text:p>
            </table:table-cell>
            <table:table-cell table:formula="of:=IF([.KR55]&gt;0;2/[.$D$52]+1/[.KS56];0)" office:value-type="float" office:value="0" calcext:value-type="float">
              <text:p>0</text:p>
            </table:table-cell>
            <table:table-cell table:formula="of:=IF([.KS55]&gt;0;2/[.$D$52]+1/[.KT56];0)" office:value-type="float" office:value="0" calcext:value-type="float">
              <text:p>0</text:p>
            </table:table-cell>
            <table:table-cell table:formula="of:=IF([.KT55]&gt;0;2/[.$D$52]+1/[.KU56];0)" office:value-type="float" office:value="0" calcext:value-type="float">
              <text:p>0</text:p>
            </table:table-cell>
            <table:table-cell table:formula="of:=IF([.KU55]&gt;0;2/[.$D$52]+1/[.KV56];0)" office:value-type="float" office:value="0" calcext:value-type="float">
              <text:p>0</text:p>
            </table:table-cell>
            <table:table-cell table:formula="of:=IF([.KV55]&gt;0;2/[.$D$52]+1/[.KW56];0)" office:value-type="float" office:value="0" calcext:value-type="float">
              <text:p>0</text:p>
            </table:table-cell>
            <table:table-cell table:formula="of:=IF([.KW55]&gt;0;2/[.$D$52]+1/[.KX56];0)" office:value-type="float" office:value="0" calcext:value-type="float">
              <text:p>0</text:p>
            </table:table-cell>
            <table:table-cell table:formula="of:=IF([.KX55]&gt;0;2/[.$D$52]+1/[.KY56];0)" office:value-type="float" office:value="0" calcext:value-type="float">
              <text:p>0</text:p>
            </table:table-cell>
            <table:table-cell table:formula="of:=IF([.KY55]&gt;0;2/[.$D$52]+1/[.KZ56];0)" office:value-type="float" office:value="0" calcext:value-type="float">
              <text:p>0</text:p>
            </table:table-cell>
            <table:table-cell table:formula="of:=IF([.KZ55]&gt;0;2/[.$D$52]+1/[.LA56];0)" office:value-type="float" office:value="0" calcext:value-type="float">
              <text:p>0</text:p>
            </table:table-cell>
            <table:table-cell table:formula="of:=IF([.LA55]&gt;0;2/[.$D$52]+1/[.LB56];0)" office:value-type="float" office:value="0" calcext:value-type="float">
              <text:p>0</text:p>
            </table:table-cell>
            <table:table-cell table:formula="of:=IF([.LB55]&gt;0;2/[.$D$52]+1/[.LC56];0)" office:value-type="float" office:value="0" calcext:value-type="float">
              <text:p>0</text:p>
            </table:table-cell>
            <table:table-cell table:formula="of:=IF([.LC55]&gt;0;2/[.$D$52]+1/[.LD56];0)" office:value-type="float" office:value="0" calcext:value-type="float">
              <text:p>0</text:p>
            </table:table-cell>
            <table:table-cell table:formula="of:=IF([.LD55]&gt;0;2/[.$D$52]+1/[.LE56];0)" office:value-type="float" office:value="0" calcext:value-type="float">
              <text:p>0</text:p>
            </table:table-cell>
            <table:table-cell table:formula="of:=IF([.LE55]&gt;0;2/[.$D$52]+1/[.LF56];0)" office:value-type="float" office:value="0" calcext:value-type="float">
              <text:p>0</text:p>
            </table:table-cell>
            <table:table-cell table:formula="of:=IF([.LF55]&gt;0;2/[.$D$52]+1/[.LG56];0)" office:value-type="float" office:value="0" calcext:value-type="float">
              <text:p>0</text:p>
            </table:table-cell>
            <table:table-cell table:formula="of:=IF([.LG55]&gt;0;2/[.$D$52]+1/[.LH56];0)" office:value-type="float" office:value="0" calcext:value-type="float">
              <text:p>0</text:p>
            </table:table-cell>
            <table:table-cell table:formula="of:=IF([.LH55]&gt;0;2/[.$D$52]+1/[.LI56];0)" office:value-type="float" office:value="0" calcext:value-type="float">
              <text:p>0</text:p>
            </table:table-cell>
            <table:table-cell table:formula="of:=IF([.LI55]&gt;0;2/[.$D$52]+1/[.LJ56];0)" office:value-type="float" office:value="0" calcext:value-type="float">
              <text:p>0</text:p>
            </table:table-cell>
            <table:table-cell table:formula="of:=IF([.LJ55]&gt;0;2/[.$D$52]+1/[.LK56];0)" office:value-type="float" office:value="0" calcext:value-type="float">
              <text:p>0</text:p>
            </table:table-cell>
            <table:table-cell table:formula="of:=IF([.LK55]&gt;0;2/[.$D$52]+1/[.LL56];0)" office:value-type="float" office:value="0" calcext:value-type="float">
              <text:p>0</text:p>
            </table:table-cell>
            <table:table-cell table:formula="of:=IF([.LL55]&gt;0;2/[.$D$52]+1/[.LM56];0)" office:value-type="float" office:value="0" calcext:value-type="float">
              <text:p>0</text:p>
            </table:table-cell>
            <table:table-cell table:formula="of:=IF([.LM55]&gt;0;2/[.$D$52]+1/[.LN56];0)" office:value-type="float" office:value="0" calcext:value-type="float">
              <text:p>0</text:p>
            </table:table-cell>
            <table:table-cell table:formula="of:=IF([.LN55]&gt;0;2/[.$D$52]+1/[.LO56];0)" office:value-type="float" office:value="0" calcext:value-type="float">
              <text:p>0</text:p>
            </table:table-cell>
            <table:table-cell table:formula="of:=IF([.LO55]&gt;0;2/[.$D$52]+1/[.LP56];0)" office:value-type="float" office:value="0" calcext:value-type="float">
              <text:p>0</text:p>
            </table:table-cell>
            <table:table-cell table:formula="of:=IF([.LP55]&gt;0;2/[.$D$52]+1/[.LQ56];0)" office:value-type="float" office:value="0" calcext:value-type="float">
              <text:p>0</text:p>
            </table:table-cell>
            <table:table-cell table:formula="of:=IF([.LQ55]&gt;0;2/[.$D$52]+1/[.LR56];0)" office:value-type="float" office:value="0" calcext:value-type="float">
              <text:p>0</text:p>
            </table:table-cell>
            <table:table-cell table:formula="of:=IF([.LR55]&gt;0;2/[.$D$52]+1/[.LS56];0)" office:value-type="float" office:value="0" calcext:value-type="float">
              <text:p>0</text:p>
            </table:table-cell>
            <table:table-cell table:formula="of:=IF([.LS55]&gt;0;2/[.$D$52]+1/[.LT56];0)" office:value-type="float" office:value="0" calcext:value-type="float">
              <text:p>0</text:p>
            </table:table-cell>
            <table:table-cell table:formula="of:=IF([.LT55]&gt;0;2/[.$D$52]+1/[.LU56];0)" office:value-type="float" office:value="0" calcext:value-type="float">
              <text:p>0</text:p>
            </table:table-cell>
            <table:table-cell table:formula="of:=IF([.LU55]&gt;0;2/[.$D$52]+1/[.LV56];0)" office:value-type="float" office:value="0" calcext:value-type="float">
              <text:p>0</text:p>
            </table:table-cell>
            <table:table-cell table:formula="of:=IF([.LV55]&gt;0;2/[.$D$52]+1/[.LW56];0)" office:value-type="float" office:value="0" calcext:value-type="float">
              <text:p>0</text:p>
            </table:table-cell>
            <table:table-cell table:formula="of:=IF([.LW55]&gt;0;2/[.$D$52]+1/[.LX56];0)" office:value-type="float" office:value="0" calcext:value-type="float">
              <text:p>0</text:p>
            </table:table-cell>
            <table:table-cell table:formula="of:=IF([.LX55]&gt;0;2/[.$D$52]+1/[.LY56];0)" office:value-type="float" office:value="0" calcext:value-type="float">
              <text:p>0</text:p>
            </table:table-cell>
            <table:table-cell table:formula="of:=IF([.LY55]&gt;0;2/[.$D$52]+1/[.LZ56];0)" office:value-type="float" office:value="0" calcext:value-type="float">
              <text:p>0</text:p>
            </table:table-cell>
            <table:table-cell table:formula="of:=IF([.LZ55]&gt;0;2/[.$D$52]+1/[.MA56];0)" office:value-type="float" office:value="0" calcext:value-type="float">
              <text:p>0</text:p>
            </table:table-cell>
            <table:table-cell table:formula="of:=IF([.MA55]&gt;0;2/[.$D$52]+1/[.MB56];0)" office:value-type="float" office:value="0" calcext:value-type="float">
              <text:p>0</text:p>
            </table:table-cell>
            <table:table-cell table:formula="of:=IF([.MB55]&gt;0;2/[.$D$52]+1/[.MC56];0)" office:value-type="float" office:value="0" calcext:value-type="float">
              <text:p>0</text:p>
            </table:table-cell>
            <table:table-cell table:formula="of:=IF([.MC55]&gt;0;2/[.$D$52]+1/[.MD56];0)" office:value-type="float" office:value="0" calcext:value-type="float">
              <text:p>0</text:p>
            </table:table-cell>
            <table:table-cell table:formula="of:=IF([.MD55]&gt;0;2/[.$D$52]+1/[.ME56];0)" office:value-type="float" office:value="0" calcext:value-type="float">
              <text:p>0</text:p>
            </table:table-cell>
            <table:table-cell table:formula="of:=IF([.ME55]&gt;0;2/[.$D$52]+1/[.MF56];0)" office:value-type="float" office:value="0" calcext:value-type="float">
              <text:p>0</text:p>
            </table:table-cell>
            <table:table-cell table:formula="of:=IF([.MF55]&gt;0;2/[.$D$52]+1/[.MG56];0)" office:value-type="float" office:value="0" calcext:value-type="float">
              <text:p>0</text:p>
            </table:table-cell>
            <table:table-cell table:formula="of:=IF([.MG55]&gt;0;2/[.$D$52]+1/[.MH56];0)" office:value-type="float" office:value="0" calcext:value-type="float">
              <text:p>0</text:p>
            </table:table-cell>
            <table:table-cell table:formula="of:=IF([.MH55]&gt;0;2/[.$D$52]+1/[.MI56];0)" office:value-type="float" office:value="0" calcext:value-type="float">
              <text:p>0</text:p>
            </table:table-cell>
            <table:table-cell table:formula="of:=IF([.MI55]&gt;0;2/[.$D$52]+1/[.MJ56];0)" office:value-type="float" office:value="0" calcext:value-type="float">
              <text:p>0</text:p>
            </table:table-cell>
            <table:table-cell table:formula="of:=IF([.MJ55]&gt;0;2/[.$D$52]+1/[.MK56];0)" office:value-type="float" office:value="0" calcext:value-type="float">
              <text:p>0</text:p>
            </table:table-cell>
            <table:table-cell table:formula="of:=IF([.MK55]&gt;0;2/[.$D$52]+1/[.ML56];0)" office:value-type="float" office:value="0" calcext:value-type="float">
              <text:p>0</text:p>
            </table:table-cell>
            <table:table-cell table:formula="of:=IF([.ML55]&gt;0;2/[.$D$52]+1/[.MM56];0)" office:value-type="float" office:value="0" calcext:value-type="float">
              <text:p>0</text:p>
            </table:table-cell>
            <table:table-cell table:formula="of:=IF([.MM55]&gt;0;2/[.$D$52]+1/[.MN56];0)" office:value-type="float" office:value="0" calcext:value-type="float">
              <text:p>0</text:p>
            </table:table-cell>
            <table:table-cell table:formula="of:=IF([.MN55]&gt;0;2/[.$D$52]+1/[.MO56];0)" office:value-type="float" office:value="0" calcext:value-type="float">
              <text:p>0</text:p>
            </table:table-cell>
            <table:table-cell table:formula="of:=IF([.MO55]&gt;0;2/[.$D$52]+1/[.MP56];0)" office:value-type="float" office:value="0" calcext:value-type="float">
              <text:p>0</text:p>
            </table:table-cell>
            <table:table-cell table:formula="of:=IF([.MP55]&gt;0;2/[.$D$52]+1/[.MQ56];0)" office:value-type="float" office:value="0" calcext:value-type="float">
              <text:p>0</text:p>
            </table:table-cell>
            <table:table-cell table:formula="of:=IF([.MQ55]&gt;0;2/[.$D$52]+1/[.MR56];0)" office:value-type="float" office:value="0" calcext:value-type="float">
              <text:p>0</text:p>
            </table:table-cell>
            <table:table-cell table:formula="of:=IF([.MR55]&gt;0;2/[.$D$52]+1/[.MS56];0)" office:value-type="float" office:value="0" calcext:value-type="float">
              <text:p>0</text:p>
            </table:table-cell>
            <table:table-cell table:formula="of:=IF([.MS55]&gt;0;2/[.$D$52]+1/[.MT56];0)" office:value-type="float" office:value="0" calcext:value-type="float">
              <text:p>0</text:p>
            </table:table-cell>
            <table:table-cell table:formula="of:=IF([.MT55]&gt;0;2/[.$D$52]+1/[.MU56];0)" office:value-type="float" office:value="0" calcext:value-type="float">
              <text:p>0</text:p>
            </table:table-cell>
            <table:table-cell table:formula="of:=IF([.MU55]&gt;0;2/[.$D$52]+1/[.MV56];0)" office:value-type="float" office:value="0" calcext:value-type="float">
              <text:p>0</text:p>
            </table:table-cell>
            <table:table-cell table:formula="of:=IF([.MV55]&gt;0;2/[.$D$52]+1/[.MW56];0)" office:value-type="float" office:value="0" calcext:value-type="float">
              <text:p>0</text:p>
            </table:table-cell>
            <table:table-cell table:formula="of:=IF([.MW55]&gt;0;2/[.$D$52]+1/[.MX56];0)" office:value-type="float" office:value="0" calcext:value-type="float">
              <text:p>0</text:p>
            </table:table-cell>
            <table:table-cell table:formula="of:=IF([.MX55]&gt;0;2/[.$D$52]+1/[.MY56];0)" office:value-type="float" office:value="0" calcext:value-type="float">
              <text:p>0</text:p>
            </table:table-cell>
            <table:table-cell table:formula="of:=IF([.MY55]&gt;0;2/[.$D$52]+1/[.MZ56];0)" office:value-type="float" office:value="0" calcext:value-type="float">
              <text:p>0</text:p>
            </table:table-cell>
            <table:table-cell table:formula="of:=IF([.MZ55]&gt;0;2/[.$D$52]+1/[.NA56];0)" office:value-type="float" office:value="0" calcext:value-type="float">
              <text:p>0</text:p>
            </table:table-cell>
            <table:table-cell table:formula="of:=IF([.NA55]&gt;0;2/[.$D$52]+1/[.NB56];0)" office:value-type="float" office:value="0" calcext:value-type="float">
              <text:p>0</text:p>
            </table:table-cell>
            <table:table-cell table:formula="of:=IF([.NB55]&gt;0;2/[.$D$52]+1/[.NC56];0)" office:value-type="float" office:value="0" calcext:value-type="float">
              <text:p>0</text:p>
            </table:table-cell>
            <table:table-cell table:formula="of:=IF([.NC55]&gt;0;2/[.$D$52]+1/[.ND56];0)" office:value-type="float" office:value="0" calcext:value-type="float">
              <text:p>0</text:p>
            </table:table-cell>
            <table:table-cell table:formula="of:=IF([.ND55]&gt;0;2/[.$D$52]+1/[.NE56];0)" office:value-type="float" office:value="0" calcext:value-type="float">
              <text:p>0</text:p>
            </table:table-cell>
            <table:table-cell table:formula="of:=IF([.NE55]&gt;0;2/[.$D$52]+1/[.NF56];0)" office:value-type="float" office:value="0" calcext:value-type="float">
              <text:p>0</text:p>
            </table:table-cell>
            <table:table-cell table:formula="of:=IF([.NF55]&gt;0;2/[.$D$52]+1/[.NG56];0)" office:value-type="float" office:value="0" calcext:value-type="float">
              <text:p>0</text:p>
            </table:table-cell>
            <table:table-cell table:formula="of:=IF([.NG55]&gt;0;2/[.$D$52]+1/[.NH56];0)" office:value-type="float" office:value="0" calcext:value-type="float">
              <text:p>0</text:p>
            </table:table-cell>
            <table:table-cell table:formula="of:=IF([.NH55]&gt;0;2/[.$D$52]+1/[.NI56];0)" office:value-type="float" office:value="0" calcext:value-type="float">
              <text:p>0</text:p>
            </table:table-cell>
            <table:table-cell table:formula="of:=IF([.NI55]&gt;0;2/[.$D$52]+1/[.NJ56];0)" office:value-type="float" office:value="0" calcext:value-type="float">
              <text:p>0</text:p>
            </table:table-cell>
            <table:table-cell table:formula="of:=IF([.NJ55]&gt;0;2/[.$D$52]+1/[.NK56];0)" office:value-type="float" office:value="0" calcext:value-type="float">
              <text:p>0</text:p>
            </table:table-cell>
            <table:table-cell table:formula="of:=IF([.NK55]&gt;0;2/[.$D$52]+1/[.NL56];0)" office:value-type="float" office:value="0" calcext:value-type="float">
              <text:p>0</text:p>
            </table:table-cell>
            <table:table-cell table:formula="of:=IF([.NL55]&gt;0;2/[.$D$52]+1/[.NM56];0)" office:value-type="float" office:value="0" calcext:value-type="float">
              <text:p>0</text:p>
            </table:table-cell>
            <table:table-cell table:formula="of:=IF([.NM55]&gt;0;2/[.$D$52]+1/[.NN56];0)" office:value-type="float" office:value="0" calcext:value-type="float">
              <text:p>0</text:p>
            </table:table-cell>
            <table:table-cell table:formula="of:=IF([.NN55]&gt;0;2/[.$D$52]+1/[.NO56];0)" office:value-type="float" office:value="0" calcext:value-type="float">
              <text:p>0</text:p>
            </table:table-cell>
            <table:table-cell table:formula="of:=IF([.NO55]&gt;0;2/[.$D$52]+1/[.NP56];0)" office:value-type="float" office:value="0" calcext:value-type="float">
              <text:p>0</text:p>
            </table:table-cell>
            <table:table-cell table:formula="of:=IF([.NP55]&gt;0;2/[.$D$52]+1/[.NQ56];0)" office:value-type="float" office:value="0" calcext:value-type="float">
              <text:p>0</text:p>
            </table:table-cell>
            <table:table-cell table:formula="of:=IF([.NQ55]&gt;0;2/[.$D$52]+1/[.NR56];0)" office:value-type="float" office:value="0" calcext:value-type="float">
              <text:p>0</text:p>
            </table:table-cell>
            <table:table-cell table:formula="of:=IF([.NR55]&gt;0;2/[.$D$52]+1/[.NS56];0)" office:value-type="float" office:value="0" calcext:value-type="float">
              <text:p>0</text:p>
            </table:table-cell>
            <table:table-cell table:formula="of:=IF([.NS55]&gt;0;2/[.$D$52]+1/[.NT56];0)" office:value-type="float" office:value="0" calcext:value-type="float">
              <text:p>0</text:p>
            </table:table-cell>
            <table:table-cell table:formula="of:=IF([.NT55]&gt;0;2/[.$D$52]+1/[.NU56];0)" office:value-type="float" office:value="0" calcext:value-type="float">
              <text:p>0</text:p>
            </table:table-cell>
            <table:table-cell table:formula="of:=IF([.NU55]&gt;0;2/[.$D$52]+1/[.NV56];0)" office:value-type="float" office:value="0" calcext:value-type="float">
              <text:p>0</text:p>
            </table:table-cell>
            <table:table-cell table:formula="of:=IF([.NV55]&gt;0;2/[.$D$52]+1/[.NW56];0)" office:value-type="float" office:value="0" calcext:value-type="float">
              <text:p>0</text:p>
            </table:table-cell>
            <table:table-cell table:formula="of:=IF([.NW55]&gt;0;2/[.$D$52]+1/[.NX56];0)" office:value-type="float" office:value="0" calcext:value-type="float">
              <text:p>0</text:p>
            </table:table-cell>
            <table:table-cell table:formula="of:=IF([.NX55]&gt;0;2/[.$D$52]+1/[.NY56];0)" office:value-type="float" office:value="0" calcext:value-type="float">
              <text:p>0</text:p>
            </table:table-cell>
            <table:table-cell table:formula="of:=IF([.NY55]&gt;0;2/[.$D$52]+1/[.NZ56];0)" office:value-type="float" office:value="0" calcext:value-type="float">
              <text:p>0</text:p>
            </table:table-cell>
            <table:table-cell table:formula="of:=IF([.NZ55]&gt;0;2/[.$D$52]+1/[.OA56];0)" office:value-type="float" office:value="0" calcext:value-type="float">
              <text:p>0</text:p>
            </table:table-cell>
            <table:table-cell table:formula="of:=IF([.OA55]&gt;0;2/[.$D$52]+1/[.OB56];0)" office:value-type="float" office:value="0" calcext:value-type="float">
              <text:p>0</text:p>
            </table:table-cell>
            <table:table-cell table:formula="of:=IF([.OB55]&gt;0;2/[.$D$52]+1/[.OC56];0)" office:value-type="float" office:value="0" calcext:value-type="float">
              <text:p>0</text:p>
            </table:table-cell>
            <table:table-cell table:formula="of:=IF([.OC55]&gt;0;2/[.$D$52]+1/[.OD56];0)" office:value-type="float" office:value="0" calcext:value-type="float">
              <text:p>0</text:p>
            </table:table-cell>
            <table:table-cell table:formula="of:=IF([.OD55]&gt;0;2/[.$D$52]+1/[.OE56];0)" office:value-type="float" office:value="0" calcext:value-type="float">
              <text:p>0</text:p>
            </table:table-cell>
            <table:table-cell table:formula="of:=IF([.OE55]&gt;0;2/[.$D$52]+1/[.OF56];0)" office:value-type="float" office:value="0" calcext:value-type="float">
              <text:p>0</text:p>
            </table:table-cell>
            <table:table-cell table:formula="of:=IF([.OF55]&gt;0;2/[.$D$52]+1/[.OG56];0)" office:value-type="float" office:value="0" calcext:value-type="float">
              <text:p>0</text:p>
            </table:table-cell>
            <table:table-cell table:formula="of:=IF([.OG55]&gt;0;2/[.$D$52]+1/[.OH56];0)" office:value-type="float" office:value="0" calcext:value-type="float">
              <text:p>0</text:p>
            </table:table-cell>
            <table:table-cell table:formula="of:=IF([.OH55]&gt;0;2/[.$D$52]+1/[.OI56];0)" office:value-type="float" office:value="0" calcext:value-type="float">
              <text:p>0</text:p>
            </table:table-cell>
            <table:table-cell table:formula="of:=IF([.OI55]&gt;0;2/[.$D$52]+1/[.OJ56];0)" office:value-type="float" office:value="0" calcext:value-type="float">
              <text:p>0</text:p>
            </table:table-cell>
            <table:table-cell table:formula="of:=IF([.OJ55]&gt;0;2/[.$D$52]+1/[.OK56];0)" office:value-type="float" office:value="0" calcext:value-type="float">
              <text:p>0</text:p>
            </table:table-cell>
            <table:table-cell table:formula="of:=IF([.OK55]&gt;0;2/[.$D$52]+1/[.OL56];0)" office:value-type="float" office:value="0" calcext:value-type="float">
              <text:p>0</text:p>
            </table:table-cell>
            <table:table-cell table:formula="of:=IF([.OL55]&gt;0;2/[.$D$52]+1/[.OM56];0)" office:value-type="float" office:value="0" calcext:value-type="float">
              <text:p>0</text:p>
            </table:table-cell>
            <table:table-cell table:formula="of:=IF([.OM55]&gt;0;2/[.$D$52]+1/[.ON56];0)" office:value-type="float" office:value="0" calcext:value-type="float">
              <text:p>0</text:p>
            </table:table-cell>
            <table:table-cell table:formula="of:=IF([.ON55]&gt;0;2/[.$D$52]+1/[.OO56];0)" office:value-type="float" office:value="0" calcext:value-type="float">
              <text:p>0</text:p>
            </table:table-cell>
            <table:table-cell table:formula="of:=IF([.OO55]&gt;0;2/[.$D$52]+1/[.OP56];0)" office:value-type="float" office:value="0" calcext:value-type="float">
              <text:p>0</text:p>
            </table:table-cell>
            <table:table-cell table:formula="of:=IF([.OP55]&gt;0;2/[.$D$52]+1/[.OQ56];0)" office:value-type="float" office:value="0" calcext:value-type="float">
              <text:p>0</text:p>
            </table:table-cell>
            <table:table-cell table:formula="of:=IF([.OQ55]&gt;0;2/[.$D$52]+1/[.OR56];0)" office:value-type="float" office:value="0" calcext:value-type="float">
              <text:p>0</text:p>
            </table:table-cell>
            <table:table-cell table:formula="of:=IF([.OR55]&gt;0;2/[.$D$52]+1/[.OS56];0)" office:value-type="float" office:value="0" calcext:value-type="float">
              <text:p>0</text:p>
            </table:table-cell>
            <table:table-cell table:formula="of:=IF([.OS55]&gt;0;2/[.$D$52]+1/[.OT56];0)" office:value-type="float" office:value="0" calcext:value-type="float">
              <text:p>0</text:p>
            </table:table-cell>
            <table:table-cell table:formula="of:=IF([.OT55]&gt;0;2/[.$D$52]+1/[.OU56];0)" office:value-type="float" office:value="0" calcext:value-type="float">
              <text:p>0</text:p>
            </table:table-cell>
            <table:table-cell table:formula="of:=IF([.OU55]&gt;0;2/[.$D$52]+1/[.OV56];0)" office:value-type="float" office:value="0" calcext:value-type="float">
              <text:p>0</text:p>
            </table:table-cell>
            <table:table-cell table:formula="of:=IF([.OV55]&gt;0;2/[.$D$52]+1/[.OW56];0)" office:value-type="float" office:value="0" calcext:value-type="float">
              <text:p>0</text:p>
            </table:table-cell>
            <table:table-cell table:formula="of:=IF([.OW55]&gt;0;2/[.$D$52]+1/[.OX56];0)" office:value-type="float" office:value="0" calcext:value-type="float">
              <text:p>0</text:p>
            </table:table-cell>
            <table:table-cell table:formula="of:=IF([.OX55]&gt;0;2/[.$D$52]+1/[.OY56];0)" office:value-type="float" office:value="0" calcext:value-type="float">
              <text:p>0</text:p>
            </table:table-cell>
            <table:table-cell table:formula="of:=IF([.OY55]&gt;0;2/[.$D$52]+1/[.OZ56];0)" office:value-type="float" office:value="0" calcext:value-type="float">
              <text:p>0</text:p>
            </table:table-cell>
            <table:table-cell table:formula="of:=IF([.OZ55]&gt;0;2/[.$D$52]+1/[.PA56];0)" office:value-type="float" office:value="0" calcext:value-type="float">
              <text:p>0</text:p>
            </table:table-cell>
            <table:table-cell table:formula="of:=IF([.PA55]&gt;0;2/[.$D$52]+1/[.PB56];0)" office:value-type="float" office:value="0" calcext:value-type="float">
              <text:p>0</text:p>
            </table:table-cell>
            <table:table-cell table:formula="of:=IF([.PB55]&gt;0;2/[.$D$52]+1/[.PC56];0)" office:value-type="float" office:value="0" calcext:value-type="float">
              <text:p>0</text:p>
            </table:table-cell>
            <table:table-cell table:formula="of:=IF([.PC55]&gt;0;2/[.$D$52]+1/[.PD56];0)" office:value-type="float" office:value="0" calcext:value-type="float">
              <text:p>0</text:p>
            </table:table-cell>
            <table:table-cell table:formula="of:=IF([.PD55]&gt;0;2/[.$D$52]+1/[.PE56];0)" office:value-type="float" office:value="0" calcext:value-type="float">
              <text:p>0</text:p>
            </table:table-cell>
            <table:table-cell table:formula="of:=IF([.PE55]&gt;0;2/[.$D$52]+1/[.PF56];0)" office:value-type="float" office:value="0" calcext:value-type="float">
              <text:p>0</text:p>
            </table:table-cell>
            <table:table-cell table:formula="of:=IF([.PF55]&gt;0;2/[.$D$52]+1/[.PG56];0)" office:value-type="float" office:value="0" calcext:value-type="float">
              <text:p>0</text:p>
            </table:table-cell>
            <table:table-cell table:formula="of:=IF([.PG55]&gt;0;2/[.$D$52]+1/[.PH56];0)" office:value-type="float" office:value="0" calcext:value-type="float">
              <text:p>0</text:p>
            </table:table-cell>
            <table:table-cell table:formula="of:=IF([.PH55]&gt;0;2/[.$D$52]+1/[.PI56];0)" office:value-type="float" office:value="0" calcext:value-type="float">
              <text:p>0</text:p>
            </table:table-cell>
            <table:table-cell table:formula="of:=IF([.PI55]&gt;0;2/[.$D$52]+1/[.PJ56];0)" office:value-type="float" office:value="0" calcext:value-type="float">
              <text:p>0</text:p>
            </table:table-cell>
            <table:table-cell table:formula="of:=IF([.PJ55]&gt;0;2/[.$D$52]+1/[.PK56];0)" office:value-type="float" office:value="0" calcext:value-type="float">
              <text:p>0</text:p>
            </table:table-cell>
            <table:table-cell table:formula="of:=IF([.PK55]&gt;0;2/[.$D$52]+1/[.PL56];0)" office:value-type="float" office:value="0" calcext:value-type="float">
              <text:p>0</text:p>
            </table:table-cell>
            <table:table-cell table:formula="of:=IF([.PL55]&gt;0;2/[.$D$52]+1/[.PM56];0)" office:value-type="float" office:value="0" calcext:value-type="float">
              <text:p>0</text:p>
            </table:table-cell>
            <table:table-cell table:formula="of:=IF([.PM55]&gt;0;2/[.$D$52]+1/[.PN56];0)" office:value-type="float" office:value="0" calcext:value-type="float">
              <text:p>0</text:p>
            </table:table-cell>
            <table:table-cell table:formula="of:=IF([.PN55]&gt;0;2/[.$D$52]+1/[.PO56];0)" office:value-type="float" office:value="0" calcext:value-type="float">
              <text:p>0</text:p>
            </table:table-cell>
            <table:table-cell table:formula="of:=IF([.PO55]&gt;0;2/[.$D$52]+1/[.PP56];0)" office:value-type="float" office:value="0" calcext:value-type="float">
              <text:p>0</text:p>
            </table:table-cell>
            <table:table-cell table:formula="of:=IF([.PP55]&gt;0;2/[.$D$52]+1/[.PQ56];0)" office:value-type="float" office:value="0" calcext:value-type="float">
              <text:p>0</text:p>
            </table:table-cell>
            <table:table-cell table:formula="of:=IF([.PQ55]&gt;0;2/[.$D$52]+1/[.PR56];0)" office:value-type="float" office:value="0" calcext:value-type="float">
              <text:p>0</text:p>
            </table:table-cell>
            <table:table-cell table:formula="of:=IF([.PR55]&gt;0;2/[.$D$52]+1/[.PS56];0)" office:value-type="float" office:value="0" calcext:value-type="float">
              <text:p>0</text:p>
            </table:table-cell>
            <table:table-cell table:formula="of:=IF([.PS55]&gt;0;2/[.$D$52]+1/[.PT56];0)" office:value-type="float" office:value="0" calcext:value-type="float">
              <text:p>0</text:p>
            </table:table-cell>
            <table:table-cell table:formula="of:=IF([.PT55]&gt;0;2/[.$D$52]+1/[.PU56];0)" office:value-type="float" office:value="0" calcext:value-type="float">
              <text:p>0</text:p>
            </table:table-cell>
            <table:table-cell table:formula="of:=IF([.PU55]&gt;0;2/[.$D$52]+1/[.PV56];0)" office:value-type="float" office:value="0" calcext:value-type="float">
              <text:p>0</text:p>
            </table:table-cell>
            <table:table-cell table:formula="of:=IF([.PV55]&gt;0;2/[.$D$52]+1/[.PW56];0)" office:value-type="float" office:value="0" calcext:value-type="float">
              <text:p>0</text:p>
            </table:table-cell>
            <table:table-cell table:formula="of:=IF([.PW55]&gt;0;2/[.$D$52]+1/[.PX56];0)" office:value-type="float" office:value="0" calcext:value-type="float">
              <text:p>0</text:p>
            </table:table-cell>
            <table:table-cell table:formula="of:=IF([.PX55]&gt;0;2/[.$D$52]+1/[.PY56];0)" office:value-type="float" office:value="0" calcext:value-type="float">
              <text:p>0</text:p>
            </table:table-cell>
            <table:table-cell table:formula="of:=IF([.PY55]&gt;0;2/[.$D$52]+1/[.PZ56];0)" office:value-type="float" office:value="0" calcext:value-type="float">
              <text:p>0</text:p>
            </table:table-cell>
            <table:table-cell table:formula="of:=IF([.PZ55]&gt;0;2/[.$D$52]+1/[.QA56];0)" office:value-type="float" office:value="0" calcext:value-type="float">
              <text:p>0</text:p>
            </table:table-cell>
            <table:table-cell table:formula="of:=IF([.QA55]&gt;0;2/[.$D$52]+1/[.QB56];0)" office:value-type="float" office:value="0" calcext:value-type="float">
              <text:p>0</text:p>
            </table:table-cell>
            <table:table-cell table:formula="of:=IF([.QB55]&gt;0;2/[.$D$52]+1/[.QC56];0)" office:value-type="float" office:value="0" calcext:value-type="float">
              <text:p>0</text:p>
            </table:table-cell>
            <table:table-cell table:formula="of:=IF([.QC55]&gt;0;2/[.$D$52]+1/[.QD56];0)" office:value-type="float" office:value="0" calcext:value-type="float">
              <text:p>0</text:p>
            </table:table-cell>
            <table:table-cell table:formula="of:=IF([.QD55]&gt;0;2/[.$D$52]+1/[.QE56];0)" office:value-type="float" office:value="0" calcext:value-type="float">
              <text:p>0</text:p>
            </table:table-cell>
            <table:table-cell table:formula="of:=IF([.QE55]&gt;0;2/[.$D$52]+1/[.QF56];0)" office:value-type="float" office:value="0" calcext:value-type="float">
              <text:p>0</text:p>
            </table:table-cell>
            <table:table-cell table:formula="of:=IF([.QF55]&gt;0;2/[.$D$52]+1/[.QG56];0)" office:value-type="float" office:value="0" calcext:value-type="float">
              <text:p>0</text:p>
            </table:table-cell>
            <table:table-cell table:formula="of:=IF([.QG55]&gt;0;2/[.$D$52]+1/[.QH56];0)" office:value-type="float" office:value="0" calcext:value-type="float">
              <text:p>0</text:p>
            </table:table-cell>
            <table:table-cell table:formula="of:=IF([.QH55]&gt;0;2/[.$D$52]+1/[.QI56];0)" office:value-type="float" office:value="0" calcext:value-type="float">
              <text:p>0</text:p>
            </table:table-cell>
            <table:table-cell table:formula="of:=IF([.QI55]&gt;0;2/[.$D$52]+1/[.QJ56];0)" office:value-type="float" office:value="0" calcext:value-type="float">
              <text:p>0</text:p>
            </table:table-cell>
            <table:table-cell table:formula="of:=IF([.QJ55]&gt;0;2/[.$D$52]+1/[.QK56];0)" office:value-type="float" office:value="0" calcext:value-type="float">
              <text:p>0</text:p>
            </table:table-cell>
            <table:table-cell table:formula="of:=IF([.QK55]&gt;0;2/[.$D$52]+1/[.QL56];0)" office:value-type="float" office:value="0" calcext:value-type="float">
              <text:p>0</text:p>
            </table:table-cell>
            <table:table-cell table:formula="of:=IF([.QL55]&gt;0;2/[.$D$52]+1/[.QM56];0)" office:value-type="float" office:value="0" calcext:value-type="float">
              <text:p>0</text:p>
            </table:table-cell>
            <table:table-cell table:formula="of:=IF([.QM55]&gt;0;2/[.$D$52]+1/[.QN56];0)" office:value-type="float" office:value="0" calcext:value-type="float">
              <text:p>0</text:p>
            </table:table-cell>
            <table:table-cell table:formula="of:=IF([.QN55]&gt;0;2/[.$D$52]+1/[.QO56];0)" office:value-type="float" office:value="0" calcext:value-type="float">
              <text:p>0</text:p>
            </table:table-cell>
            <table:table-cell table:formula="of:=IF([.QO55]&gt;0;2/[.$D$52]+1/[.QP56];0)" office:value-type="float" office:value="0" calcext:value-type="float">
              <text:p>0</text:p>
            </table:table-cell>
            <table:table-cell table:formula="of:=IF([.QP55]&gt;0;2/[.$D$52]+1/[.QQ56];0)" office:value-type="float" office:value="0" calcext:value-type="float">
              <text:p>0</text:p>
            </table:table-cell>
            <table:table-cell table:formula="of:=IF([.QQ55]&gt;0;2/[.$D$52]+1/[.QR56];0)" office:value-type="float" office:value="0" calcext:value-type="float">
              <text:p>0</text:p>
            </table:table-cell>
            <table:table-cell table:formula="of:=IF([.QR55]&gt;0;2/[.$D$52]+1/[.QS56];0)" office:value-type="float" office:value="0" calcext:value-type="float">
              <text:p>0</text:p>
            </table:table-cell>
            <table:table-cell table:formula="of:=IF([.QS55]&gt;0;2/[.$D$52]+1/[.QT56];0)" office:value-type="float" office:value="0" calcext:value-type="float">
              <text:p>0</text:p>
            </table:table-cell>
            <table:table-cell table:formula="of:=IF([.QT55]&gt;0;2/[.$D$52]+1/[.QU56];0)" office:value-type="float" office:value="0" calcext:value-type="float">
              <text:p>0</text:p>
            </table:table-cell>
            <table:table-cell table:formula="of:=IF([.QU55]&gt;0;2/[.$D$52]+1/[.QV56];0)" office:value-type="float" office:value="0" calcext:value-type="float">
              <text:p>0</text:p>
            </table:table-cell>
            <table:table-cell table:formula="of:=IF([.QV55]&gt;0;2/[.$D$52]+1/[.QW56];0)" office:value-type="float" office:value="0" calcext:value-type="float">
              <text:p>0</text:p>
            </table:table-cell>
            <table:table-cell table:formula="of:=IF([.QW55]&gt;0;2/[.$D$52]+1/[.QX56];0)" office:value-type="float" office:value="0" calcext:value-type="float">
              <text:p>0</text:p>
            </table:table-cell>
            <table:table-cell table:formula="of:=IF([.QX55]&gt;0;2/[.$D$52]+1/[.QY56];0)" office:value-type="float" office:value="0" calcext:value-type="float">
              <text:p>0</text:p>
            </table:table-cell>
            <table:table-cell table:formula="of:=IF([.QY55]&gt;0;2/[.$D$52]+1/[.QZ56];0)" office:value-type="float" office:value="0" calcext:value-type="float">
              <text:p>0</text:p>
            </table:table-cell>
            <table:table-cell table:formula="of:=IF([.QZ55]&gt;0;2/[.$D$52]+1/[.RA56];0)" office:value-type="float" office:value="0" calcext:value-type="float">
              <text:p>0</text:p>
            </table:table-cell>
            <table:table-cell table:formula="of:=IF([.RA55]&gt;0;2/[.$D$52]+1/[.RB56];0)" office:value-type="float" office:value="0" calcext:value-type="float">
              <text:p>0</text:p>
            </table:table-cell>
            <table:table-cell table:formula="of:=IF([.RB55]&gt;0;2/[.$D$52]+1/[.RC56];0)" office:value-type="float" office:value="0" calcext:value-type="float">
              <text:p>0</text:p>
            </table:table-cell>
            <table:table-cell table:formula="of:=IF([.RC55]&gt;0;2/[.$D$52]+1/[.RD56];0)" office:value-type="float" office:value="0" calcext:value-type="float">
              <text:p>0</text:p>
            </table:table-cell>
            <table:table-cell table:formula="of:=IF([.RD55]&gt;0;2/[.$D$52]+1/[.RE56];0)" office:value-type="float" office:value="0" calcext:value-type="float">
              <text:p>0</text:p>
            </table:table-cell>
            <table:table-cell table:formula="of:=IF([.RE55]&gt;0;2/[.$D$52]+1/[.RF56];0)" office:value-type="float" office:value="0" calcext:value-type="float">
              <text:p>0</text:p>
            </table:table-cell>
            <table:table-cell table:formula="of:=IF([.RF55]&gt;0;2/[.$D$52]+1/[.RG56];0)" office:value-type="float" office:value="0" calcext:value-type="float">
              <text:p>0</text:p>
            </table:table-cell>
            <table:table-cell table:formula="of:=IF([.RG55]&gt;0;2/[.$D$52]+1/[.RH56];0)" office:value-type="float" office:value="0" calcext:value-type="float">
              <text:p>0</text:p>
            </table:table-cell>
            <table:table-cell table:formula="of:=IF([.RH55]&gt;0;2/[.$D$52]+1/[.RI56];0)" office:value-type="float" office:value="0" calcext:value-type="float">
              <text:p>0</text:p>
            </table:table-cell>
            <table:table-cell table:formula="of:=IF([.RI55]&gt;0;2/[.$D$52]+1/[.RJ56];0)" office:value-type="float" office:value="0" calcext:value-type="float">
              <text:p>0</text:p>
            </table:table-cell>
            <table:table-cell table:formula="of:=IF([.RJ55]&gt;0;2/[.$D$52]+1/[.RK56];0)" office:value-type="float" office:value="0" calcext:value-type="float">
              <text:p>0</text:p>
            </table:table-cell>
            <table:table-cell table:formula="of:=IF([.RK55]&gt;0;2/[.$D$52]+1/[.RL56];0)" office:value-type="float" office:value="0" calcext:value-type="float">
              <text:p>0</text:p>
            </table:table-cell>
            <table:table-cell table:formula="of:=IF([.RL55]&gt;0;2/[.$D$52]+1/[.RM56];0)" office:value-type="float" office:value="0" calcext:value-type="float">
              <text:p>0</text:p>
            </table:table-cell>
            <table:table-cell table:formula="of:=IF([.RM55]&gt;0;2/[.$D$52]+1/[.RN56];0)" office:value-type="float" office:value="0" calcext:value-type="float">
              <text:p>0</text:p>
            </table:table-cell>
            <table:table-cell table:formula="of:=IF([.RN55]&gt;0;2/[.$D$52]+1/[.RO56];0)" office:value-type="float" office:value="0" calcext:value-type="float">
              <text:p>0</text:p>
            </table:table-cell>
            <table:table-cell table:formula="of:=IF([.RO55]&gt;0;2/[.$D$52]+1/[.RP56];0)" office:value-type="float" office:value="0" calcext:value-type="float">
              <text:p>0</text:p>
            </table:table-cell>
            <table:table-cell table:formula="of:=IF([.RP55]&gt;0;2/[.$D$52]+1/[.RQ56];0)" office:value-type="float" office:value="0" calcext:value-type="float">
              <text:p>0</text:p>
            </table:table-cell>
            <table:table-cell table:formula="of:=IF([.RQ55]&gt;0;2/[.$D$52]+1/[.RR56];0)" office:value-type="float" office:value="0" calcext:value-type="float">
              <text:p>0</text:p>
            </table:table-cell>
            <table:table-cell table:formula="of:=IF([.RR55]&gt;0;2/[.$D$52]+1/[.RS56];0)" office:value-type="float" office:value="0" calcext:value-type="float">
              <text:p>0</text:p>
            </table:table-cell>
            <table:table-cell table:formula="of:=IF([.RS55]&gt;0;2/[.$D$52]+1/[.RT56];0)" office:value-type="float" office:value="0" calcext:value-type="float">
              <text:p>0</text:p>
            </table:table-cell>
            <table:table-cell table:formula="of:=IF([.RT55]&gt;0;2/[.$D$52]+1/[.RU56];0)" office:value-type="float" office:value="0" calcext:value-type="float">
              <text:p>0</text:p>
            </table:table-cell>
            <table:table-cell table:formula="of:=IF([.RU55]&gt;0;2/[.$D$52]+1/[.RV56];0)" office:value-type="float" office:value="0" calcext:value-type="float">
              <text:p>0</text:p>
            </table:table-cell>
            <table:table-cell table:formula="of:=IF([.RV55]&gt;0;2/[.$D$52]+1/[.RW56];0)" office:value-type="float" office:value="0" calcext:value-type="float">
              <text:p>0</text:p>
            </table:table-cell>
            <table:table-cell table:formula="of:=IF([.RW55]&gt;0;2/[.$D$52]+1/[.RX56];0)" office:value-type="float" office:value="0" calcext:value-type="float">
              <text:p>0</text:p>
            </table:table-cell>
            <table:table-cell table:formula="of:=IF([.RX55]&gt;0;2/[.$D$52]+1/[.RY56];0)" office:value-type="float" office:value="0" calcext:value-type="float">
              <text:p>0</text:p>
            </table:table-cell>
            <table:table-cell table:formula="of:=IF([.RY55]&gt;0;2/[.$D$52]+1/[.RZ56];0)" office:value-type="float" office:value="0" calcext:value-type="float">
              <text:p>0</text:p>
            </table:table-cell>
            <table:table-cell table:formula="of:=IF([.RZ55]&gt;0;2/[.$D$52]+1/[.SA56];0)" office:value-type="float" office:value="0" calcext:value-type="float">
              <text:p>0</text:p>
            </table:table-cell>
            <table:table-cell table:formula="of:=IF([.SA55]&gt;0;2/[.$D$52]+1/[.SB56];0)" office:value-type="float" office:value="0" calcext:value-type="float">
              <text:p>0</text:p>
            </table:table-cell>
            <table:table-cell table:formula="of:=IF([.SB55]&gt;0;2/[.$D$52]+1/[.SC56];0)" office:value-type="float" office:value="0" calcext:value-type="float">
              <text:p>0</text:p>
            </table:table-cell>
            <table:table-cell table:formula="of:=IF([.SC55]&gt;0;2/[.$D$52]+1/[.SD56];0)" office:value-type="float" office:value="0" calcext:value-type="float">
              <text:p>0</text:p>
            </table:table-cell>
            <table:table-cell table:formula="of:=IF([.SD55]&gt;0;2/[.$D$52]+1/[.SE56];0)" office:value-type="float" office:value="0" calcext:value-type="float">
              <text:p>0</text:p>
            </table:table-cell>
            <table:table-cell table:formula="of:=IF([.SE55]&gt;0;2/[.$D$52]+1/[.SF56];0)" office:value-type="float" office:value="0" calcext:value-type="float">
              <text:p>0</text:p>
            </table:table-cell>
            <table:table-cell table:formula="of:=IF([.SF55]&gt;0;2/[.$D$52]+1/[.SG56];0)" office:value-type="float" office:value="0" calcext:value-type="float">
              <text:p>0</text:p>
            </table:table-cell>
            <table:table-cell table:formula="of:=IF([.SG55]&gt;0;2/[.$D$52]+1/[.SH56];0)" office:value-type="float" office:value="0" calcext:value-type="float">
              <text:p>0</text:p>
            </table:table-cell>
            <table:table-cell table:formula="of:=IF([.SH55]&gt;0;2/[.$D$52]+1/[.SI56];0)" office:value-type="float" office:value="0" calcext:value-type="float">
              <text:p>0</text:p>
            </table:table-cell>
            <table:table-cell table:formula="of:=IF([.SI55]&gt;0;2/[.$D$52]+1/[.SJ56];0)" office:value-type="float" office:value="0" calcext:value-type="float">
              <text:p>0</text:p>
            </table:table-cell>
            <table:table-cell table:formula="of:=IF([.SJ55]&gt;0;2/[.$D$52]+1/[.SK56];0)" office:value-type="float" office:value="0" calcext:value-type="float">
              <text:p>0</text:p>
            </table:table-cell>
            <table:table-cell table:formula="of:=IF([.SK55]&gt;0;2/[.$D$52]+1/[.SL56];0)" office:value-type="float" office:value="0" calcext:value-type="float">
              <text:p>0</text:p>
            </table:table-cell>
            <table:table-cell table:formula="of:=IF([.SL55]&gt;0;2/[.$D$52]+1/[.SM56];0)" office:value-type="float" office:value="0" calcext:value-type="float">
              <text:p>0</text:p>
            </table:table-cell>
            <table:table-cell table:formula="of:=IF([.SM55]&gt;0;2/[.$D$52]+1/[.SN56];0)" office:value-type="float" office:value="0" calcext:value-type="float">
              <text:p>0</text:p>
            </table:table-cell>
            <table:table-cell table:formula="of:=IF([.SN55]&gt;0;2/[.$D$52]+1/[.SO56];0)" office:value-type="float" office:value="0" calcext:value-type="float">
              <text:p>0</text:p>
            </table:table-cell>
            <table:table-cell table:formula="of:=IF([.SO55]&gt;0;2/[.$D$52]+1/[.SP56];0)" office:value-type="float" office:value="0" calcext:value-type="float">
              <text:p>0</text:p>
            </table:table-cell>
            <table:table-cell table:formula="of:=IF([.SP55]&gt;0;2/[.$D$52]+1/[.SQ56];0)" office:value-type="float" office:value="0" calcext:value-type="float">
              <text:p>0</text:p>
            </table:table-cell>
            <table:table-cell table:formula="of:=IF([.SQ55]&gt;0;2/[.$D$52]+1/[.SR56];0)" office:value-type="float" office:value="0" calcext:value-type="float">
              <text:p>0</text:p>
            </table:table-cell>
            <table:table-cell table:formula="of:=IF([.SR55]&gt;0;2/[.$D$52]+1/[.SS56];0)" office:value-type="float" office:value="0" calcext:value-type="float">
              <text:p>0</text:p>
            </table:table-cell>
            <table:table-cell table:formula="of:=IF([.SS55]&gt;0;2/[.$D$52]+1/[.ST56];0)" office:value-type="float" office:value="0" calcext:value-type="float">
              <text:p>0</text:p>
            </table:table-cell>
            <table:table-cell table:formula="of:=IF([.ST55]&gt;0;2/[.$D$52]+1/[.SU56];0)" office:value-type="float" office:value="0" calcext:value-type="float">
              <text:p>0</text:p>
            </table:table-cell>
            <table:table-cell table:formula="of:=IF([.SU55]&gt;0;2/[.$D$52]+1/[.SV56];0)" office:value-type="float" office:value="0" calcext:value-type="float">
              <text:p>0</text:p>
            </table:table-cell>
            <table:table-cell table:formula="of:=IF([.SV55]&gt;0;2/[.$D$52]+1/[.SW56];0)" office:value-type="float" office:value="0" calcext:value-type="float">
              <text:p>0</text:p>
            </table:table-cell>
            <table:table-cell table:formula="of:=IF([.SW55]&gt;0;2/[.$D$52]+1/[.SX56];0)" office:value-type="float" office:value="0" calcext:value-type="float">
              <text:p>0</text:p>
            </table:table-cell>
            <table:table-cell table:formula="of:=IF([.SX55]&gt;0;2/[.$D$52]+1/[.SY56];0)" office:value-type="float" office:value="0" calcext:value-type="float">
              <text:p>0</text:p>
            </table:table-cell>
            <table:table-cell table:formula="of:=IF([.SY55]&gt;0;2/[.$D$52]+1/[.SZ56];0)" office:value-type="float" office:value="0" calcext:value-type="float">
              <text:p>0</text:p>
            </table:table-cell>
            <table:table-cell table:formula="of:=IF([.SZ55]&gt;0;2/[.$D$52]+1/[.TA56];0)" office:value-type="float" office:value="0" calcext:value-type="float">
              <text:p>0</text:p>
            </table:table-cell>
            <table:table-cell table:formula="of:=IF([.TA55]&gt;0;2/[.$D$52]+1/[.TB56];0)" office:value-type="float" office:value="0" calcext:value-type="float">
              <text:p>0</text:p>
            </table:table-cell>
            <table:table-cell table:formula="of:=IF([.TB55]&gt;0;2/[.$D$52]+1/[.TC56];0)" office:value-type="float" office:value="0" calcext:value-type="float">
              <text:p>0</text:p>
            </table:table-cell>
            <table:table-cell table:formula="of:=IF([.TC55]&gt;0;2/[.$D$52]+1/[.TD56];0)" office:value-type="float" office:value="0" calcext:value-type="float">
              <text:p>0</text:p>
            </table:table-cell>
            <table:table-cell table:formula="of:=IF([.TD55]&gt;0;2/[.$D$52]+1/[.TE56];0)" office:value-type="float" office:value="0" calcext:value-type="float">
              <text:p>0</text:p>
            </table:table-cell>
            <table:table-cell table:formula="of:=IF([.TE55]&gt;0;2/[.$D$52]+1/[.TF56];0)" office:value-type="float" office:value="0" calcext:value-type="float">
              <text:p>0</text:p>
            </table:table-cell>
            <table:table-cell table:formula="of:=IF([.TF55]&gt;0;2/[.$D$52]+1/[.TG56];0)" office:value-type="float" office:value="0" calcext:value-type="float">
              <text:p>0</text:p>
            </table:table-cell>
            <table:table-cell table:formula="of:=IF([.TG55]&gt;0;2/[.$D$52]+1/[.TH56];0)" office:value-type="float" office:value="0" calcext:value-type="float">
              <text:p>0</text:p>
            </table:table-cell>
            <table:table-cell table:formula="of:=IF([.TH55]&gt;0;2/[.$D$52]+1/[.TI56];0)" office:value-type="float" office:value="0" calcext:value-type="float">
              <text:p>0</text:p>
            </table:table-cell>
            <table:table-cell table:formula="of:=IF([.TI55]&gt;0;2/[.$D$52]+1/[.TJ56];0)" office:value-type="float" office:value="0" calcext:value-type="float">
              <text:p>0</text:p>
            </table:table-cell>
            <table:table-cell table:formula="of:=IF([.TJ55]&gt;0;2/[.$D$52]+1/[.TK56];0)" office:value-type="float" office:value="0" calcext:value-type="float">
              <text:p>0</text:p>
            </table:table-cell>
            <table:table-cell table:formula="of:=IF([.TK55]&gt;0;2/[.$D$52]+1/[.TL56];0)" office:value-type="float" office:value="0" calcext:value-type="float">
              <text:p>0</text:p>
            </table:table-cell>
            <table:table-cell table:formula="of:=IF([.TL55]&gt;0;2/[.$D$52]+1/[.TM56];0)" office:value-type="float" office:value="0" calcext:value-type="float">
              <text:p>0</text:p>
            </table:table-cell>
            <table:table-cell table:formula="of:=IF([.TM55]&gt;0;2/[.$D$52]+1/[.TN56];0)" office:value-type="float" office:value="0" calcext:value-type="float">
              <text:p>0</text:p>
            </table:table-cell>
            <table:table-cell table:formula="of:=IF([.TN55]&gt;0;2/[.$D$52]+1/[.TO56];0)" office:value-type="float" office:value="0" calcext:value-type="float">
              <text:p>0</text:p>
            </table:table-cell>
            <table:table-cell table:formula="of:=IF([.TO55]&gt;0;2/[.$D$52]+1/[.TP56];0)" office:value-type="float" office:value="0" calcext:value-type="float">
              <text:p>0</text:p>
            </table:table-cell>
            <table:table-cell table:formula="of:=IF([.TP55]&gt;0;2/[.$D$52]+1/[.TQ56];0)" office:value-type="float" office:value="0" calcext:value-type="float">
              <text:p>0</text:p>
            </table:table-cell>
            <table:table-cell table:formula="of:=IF([.TQ55]&gt;0;2/[.$D$52]+1/[.TR56];0)" office:value-type="float" office:value="0" calcext:value-type="float">
              <text:p>0</text:p>
            </table:table-cell>
            <table:table-cell table:formula="of:=IF([.TR55]&gt;0;2/[.$D$52]+1/[.TS56];0)" office:value-type="float" office:value="0" calcext:value-type="float">
              <text:p>0</text:p>
            </table:table-cell>
            <table:table-cell table:formula="of:=IF([.TS55]&gt;0;2/[.$D$52]+1/[.TT56];0)" office:value-type="float" office:value="0" calcext:value-type="float">
              <text:p>0</text:p>
            </table:table-cell>
            <table:table-cell table:formula="of:=IF([.TT55]&gt;0;2/[.$D$52]+1/[.TU56];0)" office:value-type="float" office:value="0" calcext:value-type="float">
              <text:p>0</text:p>
            </table:table-cell>
            <table:table-cell table:formula="of:=IF([.TU55]&gt;0;2/[.$D$52]+1/[.TV56];0)" office:value-type="float" office:value="0" calcext:value-type="float">
              <text:p>0</text:p>
            </table:table-cell>
            <table:table-cell table:formula="of:=IF([.TV55]&gt;0;2/[.$D$52]+1/[.TW56];0)" office:value-type="float" office:value="0" calcext:value-type="float">
              <text:p>0</text:p>
            </table:table-cell>
            <table:table-cell table:formula="of:=IF([.TW55]&gt;0;2/[.$D$52]+1/[.TX56];0)" office:value-type="float" office:value="0" calcext:value-type="float">
              <text:p>0</text:p>
            </table:table-cell>
            <table:table-cell table:formula="of:=IF([.TX55]&gt;0;2/[.$D$52]+1/[.TY56];0)" office:value-type="float" office:value="0" calcext:value-type="float">
              <text:p>0</text:p>
            </table:table-cell>
            <table:table-cell table:formula="of:=IF([.TY55]&gt;0;2/[.$D$52]+1/[.TZ56];0)" office:value-type="float" office:value="0" calcext:value-type="float">
              <text:p>0</text:p>
            </table:table-cell>
            <table:table-cell table:formula="of:=IF([.TZ55]&gt;0;2/[.$D$52]+1/[.UA56];0)" office:value-type="float" office:value="0" calcext:value-type="float">
              <text:p>0</text:p>
            </table:table-cell>
            <table:table-cell table:formula="of:=IF([.UA55]&gt;0;2/[.$D$52]+1/[.UB56];0)" office:value-type="float" office:value="0" calcext:value-type="float">
              <text:p>0</text:p>
            </table:table-cell>
            <table:table-cell table:formula="of:=IF([.UB55]&gt;0;2/[.$D$52]+1/[.UC56];0)" office:value-type="float" office:value="0" calcext:value-type="float">
              <text:p>0</text:p>
            </table:table-cell>
            <table:table-cell table:formula="of:=IF([.UC55]&gt;0;2/[.$D$52]+1/[.UD56];0)" office:value-type="float" office:value="0" calcext:value-type="float">
              <text:p>0</text:p>
            </table:table-cell>
            <table:table-cell table:formula="of:=IF([.UD55]&gt;0;2/[.$D$52]+1/[.UE56];0)" office:value-type="float" office:value="0" calcext:value-type="float">
              <text:p>0</text:p>
            </table:table-cell>
            <table:table-cell table:formula="of:=IF([.UE55]&gt;0;2/[.$D$52]+1/[.UF56];0)" office:value-type="float" office:value="0" calcext:value-type="float">
              <text:p>0</text:p>
            </table:table-cell>
            <table:table-cell table:formula="of:=IF([.UF55]&gt;0;2/[.$D$52]+1/[.UG56];0)" office:value-type="float" office:value="0" calcext:value-type="float">
              <text:p>0</text:p>
            </table:table-cell>
            <table:table-cell table:formula="of:=IF([.UG55]&gt;0;2/[.$D$52]+1/[.UH56];0)" office:value-type="float" office:value="0" calcext:value-type="float">
              <text:p>0</text:p>
            </table:table-cell>
            <table:table-cell table:formula="of:=IF([.UH55]&gt;0;2/[.$D$52]+1/[.UI56];0)" office:value-type="float" office:value="0" calcext:value-type="float">
              <text:p>0</text:p>
            </table:table-cell>
            <table:table-cell table:formula="of:=IF([.UI55]&gt;0;2/[.$D$52]+1/[.UJ56];0)" office:value-type="float" office:value="0" calcext:value-type="float">
              <text:p>0</text:p>
            </table:table-cell>
            <table:table-cell table:formula="of:=IF([.UJ55]&gt;0;2/[.$D$52]+1/[.UK56];0)" office:value-type="float" office:value="0" calcext:value-type="float">
              <text:p>0</text:p>
            </table:table-cell>
            <table:table-cell table:formula="of:=IF([.UK55]&gt;0;2/[.$D$52]+1/[.UL56];0)" office:value-type="float" office:value="0" calcext:value-type="float">
              <text:p>0</text:p>
            </table:table-cell>
            <table:table-cell table:formula="of:=IF([.UL55]&gt;0;2/[.$D$52]+1/[.UM56];0)" office:value-type="float" office:value="0" calcext:value-type="float">
              <text:p>0</text:p>
            </table:table-cell>
            <table:table-cell table:formula="of:=IF([.UM55]&gt;0;2/[.$D$52]+1/[.UN56];0)" office:value-type="float" office:value="0" calcext:value-type="float">
              <text:p>0</text:p>
            </table:table-cell>
            <table:table-cell table:formula="of:=IF([.UN55]&gt;0;2/[.$D$52]+1/[.UO56];0)" office:value-type="float" office:value="0" calcext:value-type="float">
              <text:p>0</text:p>
            </table:table-cell>
            <table:table-cell table:formula="of:=IF([.UO55]&gt;0;2/[.$D$52]+1/[.UP56];0)" office:value-type="float" office:value="0" calcext:value-type="float">
              <text:p>0</text:p>
            </table:table-cell>
            <table:table-cell table:formula="of:=IF([.UP55]&gt;0;2/[.$D$52]+1/[.UQ56];0)" office:value-type="float" office:value="0" calcext:value-type="float">
              <text:p>0</text:p>
            </table:table-cell>
            <table:table-cell table:formula="of:=IF([.UQ55]&gt;0;2/[.$D$52]+1/[.UR56];0)" office:value-type="float" office:value="0" calcext:value-type="float">
              <text:p>0</text:p>
            </table:table-cell>
            <table:table-cell table:formula="of:=IF([.UR55]&gt;0;2/[.$D$52]+1/[.US56];0)" office:value-type="float" office:value="0" calcext:value-type="float">
              <text:p>0</text:p>
            </table:table-cell>
            <table:table-cell table:formula="of:=IF([.US55]&gt;0;2/[.$D$52]+1/[.UT56];0)" office:value-type="float" office:value="0" calcext:value-type="float">
              <text:p>0</text:p>
            </table:table-cell>
            <table:table-cell table:formula="of:=IF([.UT55]&gt;0;2/[.$D$52]+1/[.UU56];0)" office:value-type="float" office:value="0" calcext:value-type="float">
              <text:p>0</text:p>
            </table:table-cell>
            <table:table-cell table:formula="of:=IF([.UU55]&gt;0;2/[.$D$52]+1/[.UV56];0)" office:value-type="float" office:value="0" calcext:value-type="float">
              <text:p>0</text:p>
            </table:table-cell>
            <table:table-cell table:formula="of:=IF([.UV55]&gt;0;2/[.$D$52]+1/[.UW56];0)" office:value-type="float" office:value="0" calcext:value-type="float">
              <text:p>0</text:p>
            </table:table-cell>
            <table:table-cell table:formula="of:=IF([.UW55]&gt;0;2/[.$D$52]+1/[.UX56];0)" office:value-type="float" office:value="0" calcext:value-type="float">
              <text:p>0</text:p>
            </table:table-cell>
            <table:table-cell table:formula="of:=IF([.UX55]&gt;0;2/[.$D$52]+1/[.UY56];0)" office:value-type="float" office:value="0" calcext:value-type="float">
              <text:p>0</text:p>
            </table:table-cell>
            <table:table-cell table:formula="of:=IF([.UY55]&gt;0;2/[.$D$52]+1/[.UZ56];0)" office:value-type="float" office:value="0" calcext:value-type="float">
              <text:p>0</text:p>
            </table:table-cell>
            <table:table-cell table:formula="of:=IF([.UZ55]&gt;0;2/[.$D$52]+1/[.VA56];0)" office:value-type="float" office:value="0" calcext:value-type="float">
              <text:p>0</text:p>
            </table:table-cell>
            <table:table-cell table:formula="of:=IF([.VA55]&gt;0;2/[.$D$52]+1/[.VB56];0)" office:value-type="float" office:value="0" calcext:value-type="float">
              <text:p>0</text:p>
            </table:table-cell>
            <table:table-cell table:formula="of:=IF([.VB55]&gt;0;2/[.$D$52]+1/[.VC56];0)" office:value-type="float" office:value="0" calcext:value-type="float">
              <text:p>0</text:p>
            </table:table-cell>
            <table:table-cell table:formula="of:=IF([.VC55]&gt;0;2/[.$D$52]+1/[.VD56];0)" office:value-type="float" office:value="0" calcext:value-type="float">
              <text:p>0</text:p>
            </table:table-cell>
            <table:table-cell table:formula="of:=IF([.VD55]&gt;0;2/[.$D$52]+1/[.VE56];0)" office:value-type="float" office:value="0" calcext:value-type="float">
              <text:p>0</text:p>
            </table:table-cell>
            <table:table-cell table:formula="of:=IF([.VE55]&gt;0;2/[.$D$52]+1/[.VF56];0)" office:value-type="float" office:value="0" calcext:value-type="float">
              <text:p>0</text:p>
            </table:table-cell>
            <table:table-cell table:formula="of:=IF([.VF55]&gt;0;2/[.$D$52]+1/[.VG56];0)" office:value-type="float" office:value="0" calcext:value-type="float">
              <text:p>0</text:p>
            </table:table-cell>
            <table:table-cell table:formula="of:=IF([.VG55]&gt;0;2/[.$D$52]+1/[.VH56];0)" office:value-type="float" office:value="0" calcext:value-type="float">
              <text:p>0</text:p>
            </table:table-cell>
            <table:table-cell table:formula="of:=IF([.VH55]&gt;0;2/[.$D$52]+1/[.VI56];0)" office:value-type="float" office:value="0" calcext:value-type="float">
              <text:p>0</text:p>
            </table:table-cell>
            <table:table-cell table:formula="of:=IF([.VI55]&gt;0;2/[.$D$52]+1/[.VJ56];0)" office:value-type="float" office:value="0" calcext:value-type="float">
              <text:p>0</text:p>
            </table:table-cell>
            <table:table-cell table:formula="of:=IF([.VJ55]&gt;0;2/[.$D$52]+1/[.VK56];0)" office:value-type="float" office:value="0" calcext:value-type="float">
              <text:p>0</text:p>
            </table:table-cell>
            <table:table-cell table:formula="of:=IF([.VK55]&gt;0;2/[.$D$52]+1/[.VL56];0)" office:value-type="float" office:value="0" calcext:value-type="float">
              <text:p>0</text:p>
            </table:table-cell>
            <table:table-cell table:formula="of:=IF([.VL55]&gt;0;2/[.$D$52]+1/[.VM56];0)" office:value-type="float" office:value="0" calcext:value-type="float">
              <text:p>0</text:p>
            </table:table-cell>
            <table:table-cell table:formula="of:=IF([.VM55]&gt;0;2/[.$D$52]+1/[.VN56];0)" office:value-type="float" office:value="0" calcext:value-type="float">
              <text:p>0</text:p>
            </table:table-cell>
            <table:table-cell table:formula="of:=IF([.VN55]&gt;0;2/[.$D$52]+1/[.VO56];0)" office:value-type="float" office:value="0" calcext:value-type="float">
              <text:p>0</text:p>
            </table:table-cell>
            <table:table-cell table:formula="of:=IF([.VO55]&gt;0;2/[.$D$52]+1/[.VP56];0)" office:value-type="float" office:value="0" calcext:value-type="float">
              <text:p>0</text:p>
            </table:table-cell>
            <table:table-cell table:formula="of:=IF([.VP55]&gt;0;2/[.$D$52]+1/[.VQ56];0)" office:value-type="float" office:value="0" calcext:value-type="float">
              <text:p>0</text:p>
            </table:table-cell>
            <table:table-cell table:formula="of:=IF([.VQ55]&gt;0;2/[.$D$52]+1/[.VR56];0)" office:value-type="float" office:value="0" calcext:value-type="float">
              <text:p>0</text:p>
            </table:table-cell>
            <table:table-cell table:formula="of:=IF([.VR55]&gt;0;2/[.$D$52]+1/[.VS56];0)" office:value-type="float" office:value="0" calcext:value-type="float">
              <text:p>0</text:p>
            </table:table-cell>
            <table:table-cell table:formula="of:=IF([.VS55]&gt;0;2/[.$D$52]+1/[.VT56];0)" office:value-type="float" office:value="0" calcext:value-type="float">
              <text:p>0</text:p>
            </table:table-cell>
            <table:table-cell table:formula="of:=IF([.VT55]&gt;0;2/[.$D$52]+1/[.VU56];0)" office:value-type="float" office:value="0" calcext:value-type="float">
              <text:p>0</text:p>
            </table:table-cell>
            <table:table-cell table:formula="of:=IF([.VU55]&gt;0;2/[.$D$52]+1/[.VV56];0)" office:value-type="float" office:value="0" calcext:value-type="float">
              <text:p>0</text:p>
            </table:table-cell>
            <table:table-cell table:formula="of:=IF([.VV55]&gt;0;2/[.$D$52]+1/[.VW56];0)" office:value-type="float" office:value="0" calcext:value-type="float">
              <text:p>0</text:p>
            </table:table-cell>
            <table:table-cell table:formula="of:=IF([.VW55]&gt;0;2/[.$D$52]+1/[.VX56];0)" office:value-type="float" office:value="0" calcext:value-type="float">
              <text:p>0</text:p>
            </table:table-cell>
            <table:table-cell table:formula="of:=IF([.VX55]&gt;0;2/[.$D$52]+1/[.VY56];0)" office:value-type="float" office:value="0" calcext:value-type="float">
              <text:p>0</text:p>
            </table:table-cell>
            <table:table-cell table:formula="of:=IF([.VY55]&gt;0;2/[.$D$52]+1/[.VZ56];0)" office:value-type="float" office:value="0" calcext:value-type="float">
              <text:p>0</text:p>
            </table:table-cell>
            <table:table-cell table:formula="of:=IF([.VZ55]&gt;0;2/[.$D$52]+1/[.WA56];0)" office:value-type="float" office:value="0" calcext:value-type="float">
              <text:p>0</text:p>
            </table:table-cell>
            <table:table-cell table:formula="of:=IF([.WA55]&gt;0;2/[.$D$52]+1/[.WB56];0)" office:value-type="float" office:value="0" calcext:value-type="float">
              <text:p>0</text:p>
            </table:table-cell>
            <table:table-cell table:formula="of:=IF([.WB55]&gt;0;2/[.$D$52]+1/[.WC56];0)" office:value-type="float" office:value="0" calcext:value-type="float">
              <text:p>0</text:p>
            </table:table-cell>
            <table:table-cell table:formula="of:=IF([.WC55]&gt;0;2/[.$D$52]+1/[.WD56];0)" office:value-type="float" office:value="0" calcext:value-type="float">
              <text:p>0</text:p>
            </table:table-cell>
            <table:table-cell table:formula="of:=IF([.WD55]&gt;0;2/[.$D$52]+1/[.WE56];0)" office:value-type="float" office:value="0" calcext:value-type="float">
              <text:p>0</text:p>
            </table:table-cell>
            <table:table-cell table:formula="of:=IF([.WE55]&gt;0;2/[.$D$52]+1/[.WF56];0)" office:value-type="float" office:value="0" calcext:value-type="float">
              <text:p>0</text:p>
            </table:table-cell>
            <table:table-cell table:formula="of:=IF([.WF55]&gt;0;2/[.$D$52]+1/[.WG56];0)" office:value-type="float" office:value="0" calcext:value-type="float">
              <text:p>0</text:p>
            </table:table-cell>
            <table:table-cell table:formula="of:=IF([.WG55]&gt;0;2/[.$D$52]+1/[.WH56];0)" office:value-type="float" office:value="0" calcext:value-type="float">
              <text:p>0</text:p>
            </table:table-cell>
            <table:table-cell table:formula="of:=IF([.WH55]&gt;0;2/[.$D$52]+1/[.WI56];0)" office:value-type="float" office:value="0" calcext:value-type="float">
              <text:p>0</text:p>
            </table:table-cell>
            <table:table-cell table:formula="of:=IF([.WI55]&gt;0;2/[.$D$52]+1/[.WJ56];0)" office:value-type="float" office:value="0" calcext:value-type="float">
              <text:p>0</text:p>
            </table:table-cell>
            <table:table-cell table:formula="of:=IF([.WJ55]&gt;0;2/[.$D$52]+1/[.WK56];0)" office:value-type="float" office:value="0" calcext:value-type="float">
              <text:p>0</text:p>
            </table:table-cell>
            <table:table-cell table:formula="of:=IF([.WK55]&gt;0;2/[.$D$52]+1/[.WL56];0)" office:value-type="float" office:value="0" calcext:value-type="float">
              <text:p>0</text:p>
            </table:table-cell>
            <table:table-cell table:formula="of:=IF([.WL55]&gt;0;2/[.$D$52]+1/[.WM56];0)" office:value-type="float" office:value="0" calcext:value-type="float">
              <text:p>0</text:p>
            </table:table-cell>
            <table:table-cell table:formula="of:=IF([.WM55]&gt;0;2/[.$D$52]+1/[.WN56];0)" office:value-type="float" office:value="0" calcext:value-type="float">
              <text:p>0</text:p>
            </table:table-cell>
            <table:table-cell table:formula="of:=IF([.WN55]&gt;0;2/[.$D$52]+1/[.WO56];0)" office:value-type="float" office:value="0" calcext:value-type="float">
              <text:p>0</text:p>
            </table:table-cell>
            <table:table-cell table:formula="of:=IF([.WO55]&gt;0;2/[.$D$52]+1/[.WP56];0)" office:value-type="float" office:value="0" calcext:value-type="float">
              <text:p>0</text:p>
            </table:table-cell>
            <table:table-cell table:formula="of:=IF([.WP55]&gt;0;2/[.$D$52]+1/[.WQ56];0)" office:value-type="float" office:value="0" calcext:value-type="float">
              <text:p>0</text:p>
            </table:table-cell>
            <table:table-cell table:formula="of:=IF([.WQ55]&gt;0;2/[.$D$52]+1/[.WR56];0)" office:value-type="float" office:value="0" calcext:value-type="float">
              <text:p>0</text:p>
            </table:table-cell>
            <table:table-cell table:formula="of:=IF([.WR55]&gt;0;2/[.$D$52]+1/[.WS56];0)" office:value-type="float" office:value="0" calcext:value-type="float">
              <text:p>0</text:p>
            </table:table-cell>
            <table:table-cell table:formula="of:=IF([.WS55]&gt;0;2/[.$D$52]+1/[.WT56];0)" office:value-type="float" office:value="0" calcext:value-type="float">
              <text:p>0</text:p>
            </table:table-cell>
            <table:table-cell table:formula="of:=IF([.WT55]&gt;0;2/[.$D$52]+1/[.WU56];0)" office:value-type="float" office:value="0" calcext:value-type="float">
              <text:p>0</text:p>
            </table:table-cell>
            <table:table-cell table:formula="of:=IF([.WU55]&gt;0;2/[.$D$52]+1/[.WV56];0)" office:value-type="float" office:value="0" calcext:value-type="float">
              <text:p>0</text:p>
            </table:table-cell>
            <table:table-cell table:formula="of:=IF([.WV55]&gt;0;2/[.$D$52]+1/[.WW56];0)" office:value-type="float" office:value="0" calcext:value-type="float">
              <text:p>0</text:p>
            </table:table-cell>
            <table:table-cell table:formula="of:=IF([.WW55]&gt;0;2/[.$D$52]+1/[.WX56];0)" office:value-type="float" office:value="0" calcext:value-type="float">
              <text:p>0</text:p>
            </table:table-cell>
            <table:table-cell table:formula="of:=IF([.WX55]&gt;0;2/[.$D$52]+1/[.WY56];0)" office:value-type="float" office:value="0" calcext:value-type="float">
              <text:p>0</text:p>
            </table:table-cell>
            <table:table-cell table:formula="of:=IF([.WY55]&gt;0;2/[.$D$52]+1/[.WZ56];0)" office:value-type="float" office:value="0" calcext:value-type="float">
              <text:p>0</text:p>
            </table:table-cell>
            <table:table-cell table:formula="of:=IF([.WZ55]&gt;0;2/[.$D$52]+1/[.XA56];0)" office:value-type="float" office:value="0" calcext:value-type="float">
              <text:p>0</text:p>
            </table:table-cell>
            <table:table-cell table:formula="of:=IF([.XA55]&gt;0;2/[.$D$52]+1/[.XB56];0)" office:value-type="float" office:value="0" calcext:value-type="float">
              <text:p>0</text:p>
            </table:table-cell>
            <table:table-cell table:formula="of:=IF([.XB55]&gt;0;2/[.$D$52]+1/[.XC56];0)" office:value-type="float" office:value="0" calcext:value-type="float">
              <text:p>0</text:p>
            </table:table-cell>
            <table:table-cell table:formula="of:=IF([.XC55]&gt;0;2/[.$D$52]+1/[.XD56];0)" office:value-type="float" office:value="0" calcext:value-type="float">
              <text:p>0</text:p>
            </table:table-cell>
            <table:table-cell table:formula="of:=IF([.XD55]&gt;0;2/[.$D$52]+1/[.XE56];0)" office:value-type="float" office:value="0" calcext:value-type="float">
              <text:p>0</text:p>
            </table:table-cell>
            <table:table-cell table:formula="of:=IF([.XE55]&gt;0;2/[.$D$52]+1/[.XF56];0)" office:value-type="float" office:value="0" calcext:value-type="float">
              <text:p>0</text:p>
            </table:table-cell>
            <table:table-cell table:formula="of:=IF([.XF55]&gt;0;2/[.$D$52]+1/[.XG56];0)" office:value-type="float" office:value="0" calcext:value-type="float">
              <text:p>0</text:p>
            </table:table-cell>
            <table:table-cell table:formula="of:=IF([.XG55]&gt;0;2/[.$D$52]+1/[.XH56];0)" office:value-type="float" office:value="0" calcext:value-type="float">
              <text:p>0</text:p>
            </table:table-cell>
            <table:table-cell table:formula="of:=IF([.XH55]&gt;0;2/[.$D$52]+1/[.XI56];0)" office:value-type="float" office:value="0" calcext:value-type="float">
              <text:p>0</text:p>
            </table:table-cell>
            <table:table-cell table:formula="of:=IF([.XI55]&gt;0;2/[.$D$52]+1/[.XJ56];0)" office:value-type="float" office:value="0" calcext:value-type="float">
              <text:p>0</text:p>
            </table:table-cell>
            <table:table-cell table:formula="of:=IF([.XJ55]&gt;0;2/[.$D$52]+1/[.XK56];0)" office:value-type="float" office:value="0" calcext:value-type="float">
              <text:p>0</text:p>
            </table:table-cell>
            <table:table-cell table:formula="of:=IF([.XK55]&gt;0;2/[.$D$52]+1/[.XL56];0)" office:value-type="float" office:value="0" calcext:value-type="float">
              <text:p>0</text:p>
            </table:table-cell>
            <table:table-cell table:formula="of:=IF([.XL55]&gt;0;2/[.$D$52]+1/[.XM56];0)" office:value-type="float" office:value="0" calcext:value-type="float">
              <text:p>0</text:p>
            </table:table-cell>
            <table:table-cell table:formula="of:=IF([.XM55]&gt;0;2/[.$D$52]+1/[.XN56];0)" office:value-type="float" office:value="0" calcext:value-type="float">
              <text:p>0</text:p>
            </table:table-cell>
            <table:table-cell table:formula="of:=IF([.XN55]&gt;0;2/[.$D$52]+1/[.XO56];0)" office:value-type="float" office:value="0" calcext:value-type="float">
              <text:p>0</text:p>
            </table:table-cell>
            <table:table-cell table:formula="of:=IF([.XO55]&gt;0;2/[.$D$52]+1/[.XP56];0)" office:value-type="float" office:value="0" calcext:value-type="float">
              <text:p>0</text:p>
            </table:table-cell>
            <table:table-cell table:formula="of:=IF([.XP55]&gt;0;2/[.$D$52]+1/[.XQ56];0)" office:value-type="float" office:value="0" calcext:value-type="float">
              <text:p>0</text:p>
            </table:table-cell>
            <table:table-cell table:formula="of:=IF([.XQ55]&gt;0;2/[.$D$52]+1/[.XR56];0)" office:value-type="float" office:value="0" calcext:value-type="float">
              <text:p>0</text:p>
            </table:table-cell>
            <table:table-cell table:formula="of:=IF([.XR55]&gt;0;2/[.$D$52]+1/[.XS56];0)" office:value-type="float" office:value="0" calcext:value-type="float">
              <text:p>0</text:p>
            </table:table-cell>
            <table:table-cell table:formula="of:=IF([.XS55]&gt;0;2/[.$D$52]+1/[.XT56];0)" office:value-type="float" office:value="0" calcext:value-type="float">
              <text:p>0</text:p>
            </table:table-cell>
            <table:table-cell table:formula="of:=IF([.XT55]&gt;0;2/[.$D$52]+1/[.XU56];0)" office:value-type="float" office:value="0" calcext:value-type="float">
              <text:p>0</text:p>
            </table:table-cell>
            <table:table-cell table:formula="of:=IF([.XU55]&gt;0;2/[.$D$52]+1/[.XV56];0)" office:value-type="float" office:value="0" calcext:value-type="float">
              <text:p>0</text:p>
            </table:table-cell>
            <table:table-cell table:formula="of:=IF([.XV55]&gt;0;2/[.$D$52]+1/[.XW56];0)" office:value-type="float" office:value="0" calcext:value-type="float">
              <text:p>0</text:p>
            </table:table-cell>
            <table:table-cell table:formula="of:=IF([.XW55]&gt;0;2/[.$D$52]+1/[.XX56];0)" office:value-type="float" office:value="0" calcext:value-type="float">
              <text:p>0</text:p>
            </table:table-cell>
            <table:table-cell table:formula="of:=IF([.XX55]&gt;0;2/[.$D$52]+1/[.XY56];0)" office:value-type="float" office:value="0" calcext:value-type="float">
              <text:p>0</text:p>
            </table:table-cell>
            <table:table-cell table:formula="of:=IF([.XY55]&gt;0;2/[.$D$52]+1/[.XZ56];0)" office:value-type="float" office:value="0" calcext:value-type="float">
              <text:p>0</text:p>
            </table:table-cell>
            <table:table-cell table:formula="of:=IF([.XZ55]&gt;0;2/[.$D$52]+1/[.YA56];0)" office:value-type="float" office:value="0" calcext:value-type="float">
              <text:p>0</text:p>
            </table:table-cell>
            <table:table-cell table:formula="of:=IF([.YA55]&gt;0;2/[.$D$52]+1/[.YB56];0)" office:value-type="float" office:value="0" calcext:value-type="float">
              <text:p>0</text:p>
            </table:table-cell>
            <table:table-cell table:formula="of:=IF([.YB55]&gt;0;2/[.$D$52]+1/[.YC56];0)" office:value-type="float" office:value="0" calcext:value-type="float">
              <text:p>0</text:p>
            </table:table-cell>
            <table:table-cell table:formula="of:=IF([.YC55]&gt;0;2/[.$D$52]+1/[.YD56];0)" office:value-type="float" office:value="0" calcext:value-type="float">
              <text:p>0</text:p>
            </table:table-cell>
            <table:table-cell table:formula="of:=IF([.YD55]&gt;0;2/[.$D$52]+1/[.YE56];0)" office:value-type="float" office:value="0" calcext:value-type="float">
              <text:p>0</text:p>
            </table:table-cell>
            <table:table-cell table:formula="of:=IF([.YE55]&gt;0;2/[.$D$52]+1/[.YF56];0)" office:value-type="float" office:value="0" calcext:value-type="float">
              <text:p>0</text:p>
            </table:table-cell>
            <table:table-cell table:formula="of:=IF([.YF55]&gt;0;2/[.$D$52]+1/[.YG56];0)" office:value-type="float" office:value="0" calcext:value-type="float">
              <text:p>0</text:p>
            </table:table-cell>
            <table:table-cell table:formula="of:=IF([.YG55]&gt;0;2/[.$D$52]+1/[.YH56];0)" office:value-type="float" office:value="0" calcext:value-type="float">
              <text:p>0</text:p>
            </table:table-cell>
            <table:table-cell table:formula="of:=IF([.YH55]&gt;0;2/[.$D$52]+1/[.YI56];0)" office:value-type="float" office:value="0" calcext:value-type="float">
              <text:p>0</text:p>
            </table:table-cell>
            <table:table-cell table:formula="of:=IF([.YI55]&gt;0;2/[.$D$52]+1/[.YJ56];0)" office:value-type="float" office:value="0" calcext:value-type="float">
              <text:p>0</text:p>
            </table:table-cell>
            <table:table-cell table:formula="of:=IF([.YJ55]&gt;0;2/[.$D$52]+1/[.YK56];0)" office:value-type="float" office:value="0" calcext:value-type="float">
              <text:p>0</text:p>
            </table:table-cell>
            <table:table-cell table:formula="of:=IF([.YK55]&gt;0;2/[.$D$52]+1/[.YL56];0)" office:value-type="float" office:value="0" calcext:value-type="float">
              <text:p>0</text:p>
            </table:table-cell>
            <table:table-cell table:formula="of:=IF([.YL55]&gt;0;2/[.$D$52]+1/[.YM56];0)" office:value-type="float" office:value="0" calcext:value-type="float">
              <text:p>0</text:p>
            </table:table-cell>
            <table:table-cell table:formula="of:=IF([.YM55]&gt;0;2/[.$D$52]+1/[.YN56];0)" office:value-type="float" office:value="0" calcext:value-type="float">
              <text:p>0</text:p>
            </table:table-cell>
            <table:table-cell table:formula="of:=IF([.YN55]&gt;0;2/[.$D$52]+1/[.YO56];0)" office:value-type="float" office:value="0" calcext:value-type="float">
              <text:p>0</text:p>
            </table:table-cell>
            <table:table-cell table:formula="of:=IF([.YO55]&gt;0;2/[.$D$52]+1/[.YP56];0)" office:value-type="float" office:value="0" calcext:value-type="float">
              <text:p>0</text:p>
            </table:table-cell>
            <table:table-cell table:formula="of:=IF([.YP55]&gt;0;2/[.$D$52]+1/[.YQ56];0)" office:value-type="float" office:value="0" calcext:value-type="float">
              <text:p>0</text:p>
            </table:table-cell>
            <table:table-cell table:formula="of:=IF([.YQ55]&gt;0;2/[.$D$52]+1/[.YR56];0)" office:value-type="float" office:value="0" calcext:value-type="float">
              <text:p>0</text:p>
            </table:table-cell>
            <table:table-cell table:formula="of:=IF([.YR55]&gt;0;2/[.$D$52]+1/[.YS56];0)" office:value-type="float" office:value="0" calcext:value-type="float">
              <text:p>0</text:p>
            </table:table-cell>
            <table:table-cell table:formula="of:=IF([.YS55]&gt;0;2/[.$D$52]+1/[.YT56];0)" office:value-type="float" office:value="0" calcext:value-type="float">
              <text:p>0</text:p>
            </table:table-cell>
            <table:table-cell table:formula="of:=IF([.YT55]&gt;0;2/[.$D$52]+1/[.YU56];0)" office:value-type="float" office:value="0" calcext:value-type="float">
              <text:p>0</text:p>
            </table:table-cell>
            <table:table-cell table:formula="of:=IF([.YU55]&gt;0;2/[.$D$52]+1/[.YV56];0)" office:value-type="float" office:value="0" calcext:value-type="float">
              <text:p>0</text:p>
            </table:table-cell>
            <table:table-cell table:formula="of:=IF([.YV55]&gt;0;2/[.$D$52]+1/[.YW56];0)" office:value-type="float" office:value="0" calcext:value-type="float">
              <text:p>0</text:p>
            </table:table-cell>
            <table:table-cell table:formula="of:=IF([.YW55]&gt;0;2/[.$D$52]+1/[.YX56];0)" office:value-type="float" office:value="0" calcext:value-type="float">
              <text:p>0</text:p>
            </table:table-cell>
            <table:table-cell table:formula="of:=IF([.YX55]&gt;0;2/[.$D$52]+1/[.YY56];0)" office:value-type="float" office:value="0" calcext:value-type="float">
              <text:p>0</text:p>
            </table:table-cell>
            <table:table-cell table:formula="of:=IF([.YY55]&gt;0;2/[.$D$52]+1/[.YZ56];0)" office:value-type="float" office:value="0" calcext:value-type="float">
              <text:p>0</text:p>
            </table:table-cell>
            <table:table-cell table:formula="of:=IF([.YZ55]&gt;0;2/[.$D$52]+1/[.ZA56];0)" office:value-type="float" office:value="0" calcext:value-type="float">
              <text:p>0</text:p>
            </table:table-cell>
            <table:table-cell table:formula="of:=IF([.ZA55]&gt;0;2/[.$D$52]+1/[.ZB56];0)" office:value-type="float" office:value="0" calcext:value-type="float">
              <text:p>0</text:p>
            </table:table-cell>
            <table:table-cell table:formula="of:=IF([.ZB55]&gt;0;2/[.$D$52]+1/[.ZC56];0)" office:value-type="float" office:value="0" calcext:value-type="float">
              <text:p>0</text:p>
            </table:table-cell>
            <table:table-cell table:formula="of:=IF([.ZC55]&gt;0;2/[.$D$52]+1/[.ZD56];0)" office:value-type="float" office:value="0" calcext:value-type="float">
              <text:p>0</text:p>
            </table:table-cell>
            <table:table-cell table:formula="of:=IF([.ZD55]&gt;0;2/[.$D$52]+1/[.ZE56];0)" office:value-type="float" office:value="0" calcext:value-type="float">
              <text:p>0</text:p>
            </table:table-cell>
            <table:table-cell table:formula="of:=IF([.ZE55]&gt;0;2/[.$D$52]+1/[.ZF56];0)" office:value-type="float" office:value="0" calcext:value-type="float">
              <text:p>0</text:p>
            </table:table-cell>
            <table:table-cell table:formula="of:=IF([.ZF55]&gt;0;2/[.$D$52]+1/[.ZG56];0)" office:value-type="float" office:value="0" calcext:value-type="float">
              <text:p>0</text:p>
            </table:table-cell>
            <table:table-cell table:formula="of:=IF([.ZG55]&gt;0;2/[.$D$52]+1/[.ZH56];0)" office:value-type="float" office:value="0" calcext:value-type="float">
              <text:p>0</text:p>
            </table:table-cell>
            <table:table-cell table:formula="of:=IF([.ZH55]&gt;0;2/[.$D$52]+1/[.ZI56];0)" office:value-type="float" office:value="0" calcext:value-type="float">
              <text:p>0</text:p>
            </table:table-cell>
            <table:table-cell table:formula="of:=IF([.ZI55]&gt;0;2/[.$D$52]+1/[.ZJ56];0)" office:value-type="float" office:value="0" calcext:value-type="float">
              <text:p>0</text:p>
            </table:table-cell>
            <table:table-cell table:formula="of:=IF([.ZJ55]&gt;0;2/[.$D$52]+1/[.ZK56];0)" office:value-type="float" office:value="0" calcext:value-type="float">
              <text:p>0</text:p>
            </table:table-cell>
            <table:table-cell table:formula="of:=IF([.ZK55]&gt;0;2/[.$D$52]+1/[.ZL56];0)" office:value-type="float" office:value="0" calcext:value-type="float">
              <text:p>0</text:p>
            </table:table-cell>
            <table:table-cell table:formula="of:=IF([.ZL55]&gt;0;2/[.$D$52]+1/[.ZM56];0)" office:value-type="float" office:value="0" calcext:value-type="float">
              <text:p>0</text:p>
            </table:table-cell>
            <table:table-cell table:formula="of:=IF([.ZM55]&gt;0;2/[.$D$52]+1/[.ZN56];0)" office:value-type="float" office:value="0" calcext:value-type="float">
              <text:p>0</text:p>
            </table:table-cell>
            <table:table-cell table:formula="of:=IF([.ZN55]&gt;0;2/[.$D$52]+1/[.ZO56];0)" office:value-type="float" office:value="0" calcext:value-type="float">
              <text:p>0</text:p>
            </table:table-cell>
            <table:table-cell table:formula="of:=IF([.ZO55]&gt;0;2/[.$D$52]+1/[.ZP56];0)" office:value-type="float" office:value="0" calcext:value-type="float">
              <text:p>0</text:p>
            </table:table-cell>
            <table:table-cell table:formula="of:=IF([.ZP55]&gt;0;2/[.$D$52]+1/[.ZQ56];0)" office:value-type="float" office:value="0" calcext:value-type="float">
              <text:p>0</text:p>
            </table:table-cell>
            <table:table-cell table:formula="of:=IF([.ZQ55]&gt;0;2/[.$D$52]+1/[.ZR56];0)" office:value-type="float" office:value="0" calcext:value-type="float">
              <text:p>0</text:p>
            </table:table-cell>
            <table:table-cell table:formula="of:=IF([.ZR55]&gt;0;2/[.$D$52]+1/[.ZS56];0)" office:value-type="float" office:value="0" calcext:value-type="float">
              <text:p>0</text:p>
            </table:table-cell>
            <table:table-cell table:formula="of:=IF([.ZS55]&gt;0;2/[.$D$52]+1/[.ZT56];0)" office:value-type="float" office:value="0" calcext:value-type="float">
              <text:p>0</text:p>
            </table:table-cell>
            <table:table-cell table:formula="of:=IF([.ZT55]&gt;0;2/[.$D$52]+1/[.ZU56];0)" office:value-type="float" office:value="0" calcext:value-type="float">
              <text:p>0</text:p>
            </table:table-cell>
            <table:table-cell table:formula="of:=IF([.ZU55]&gt;0;2/[.$D$52]+1/[.ZV56];0)" office:value-type="float" office:value="0" calcext:value-type="float">
              <text:p>0</text:p>
            </table:table-cell>
            <table:table-cell table:formula="of:=IF([.ZV55]&gt;0;2/[.$D$52]+1/[.ZW56];0)" office:value-type="float" office:value="0" calcext:value-type="float">
              <text:p>0</text:p>
            </table:table-cell>
            <table:table-cell table:formula="of:=IF([.ZW55]&gt;0;2/[.$D$52]+1/[.ZX56];0)" office:value-type="float" office:value="0" calcext:value-type="float">
              <text:p>0</text:p>
            </table:table-cell>
            <table:table-cell table:formula="of:=IF([.ZX55]&gt;0;2/[.$D$52]+1/[.ZY56];0)" office:value-type="float" office:value="0" calcext:value-type="float">
              <text:p>0</text:p>
            </table:table-cell>
            <table:table-cell table:formula="of:=IF([.ZY55]&gt;0;2/[.$D$52]+1/[.ZZ56];0)" office:value-type="float" office:value="0" calcext:value-type="float">
              <text:p>0</text:p>
            </table:table-cell>
            <table:table-cell table:formula="of:=IF([.ZZ55]&gt;0;2/[.$D$52]+1/[.AAA56];0)" office:value-type="float" office:value="0" calcext:value-type="float">
              <text:p>0</text:p>
            </table:table-cell>
            <table:table-cell table:formula="of:=IF([.AAA55]&gt;0;2/[.$D$52]+1/[.AAB56];0)" office:value-type="float" office:value="0" calcext:value-type="float">
              <text:p>0</text:p>
            </table:table-cell>
            <table:table-cell table:formula="of:=IF([.AAB55]&gt;0;2/[.$D$52]+1/[.AAC56];0)" office:value-type="float" office:value="0" calcext:value-type="float">
              <text:p>0</text:p>
            </table:table-cell>
            <table:table-cell table:formula="of:=IF([.AAC55]&gt;0;2/[.$D$52]+1/[.AAD56];0)" office:value-type="float" office:value="0" calcext:value-type="float">
              <text:p>0</text:p>
            </table:table-cell>
            <table:table-cell table:formula="of:=IF([.AAD55]&gt;0;2/[.$D$52]+1/[.AAE56];0)" office:value-type="float" office:value="0" calcext:value-type="float">
              <text:p>0</text:p>
            </table:table-cell>
            <table:table-cell table:formula="of:=IF([.AAE55]&gt;0;2/[.$D$52]+1/[.AAF56];0)" office:value-type="float" office:value="0" calcext:value-type="float">
              <text:p>0</text:p>
            </table:table-cell>
            <table:table-cell table:formula="of:=IF([.AAF55]&gt;0;2/[.$D$52]+1/[.AAG56];0)" office:value-type="float" office:value="0" calcext:value-type="float">
              <text:p>0</text:p>
            </table:table-cell>
            <table:table-cell table:formula="of:=IF([.AAG55]&gt;0;2/[.$D$52]+1/[.AAH56];0)" office:value-type="float" office:value="0" calcext:value-type="float">
              <text:p>0</text:p>
            </table:table-cell>
            <table:table-cell table:formula="of:=IF([.AAH55]&gt;0;2/[.$D$52]+1/[.AAI56];0)" office:value-type="float" office:value="0" calcext:value-type="float">
              <text:p>0</text:p>
            </table:table-cell>
            <table:table-cell table:formula="of:=IF([.AAI55]&gt;0;2/[.$D$52]+1/[.AAJ56];0)" office:value-type="float" office:value="0" calcext:value-type="float">
              <text:p>0</text:p>
            </table:table-cell>
            <table:table-cell table:formula="of:=IF([.AAJ55]&gt;0;2/[.$D$52]+1/[.AAK56];0)" office:value-type="float" office:value="0" calcext:value-type="float">
              <text:p>0</text:p>
            </table:table-cell>
            <table:table-cell table:formula="of:=IF([.AAK55]&gt;0;2/[.$D$52]+1/[.AAL56];0)" office:value-type="float" office:value="0" calcext:value-type="float">
              <text:p>0</text:p>
            </table:table-cell>
            <table:table-cell table:formula="of:=IF([.AAL55]&gt;0;2/[.$D$52]+1/[.AAM56];0)" office:value-type="float" office:value="0" calcext:value-type="float">
              <text:p>0</text:p>
            </table:table-cell>
            <table:table-cell table:formula="of:=IF([.AAM55]&gt;0;2/[.$D$52]+1/[.AAN56];0)" office:value-type="float" office:value="0" calcext:value-type="float">
              <text:p>0</text:p>
            </table:table-cell>
            <table:table-cell table:formula="of:=IF([.AAN55]&gt;0;2/[.$D$52]+1/[.AAO56];0)" office:value-type="float" office:value="0" calcext:value-type="float">
              <text:p>0</text:p>
            </table:table-cell>
            <table:table-cell table:formula="of:=IF([.AAO55]&gt;0;2/[.$D$52]+1/[.AAP56];0)" office:value-type="float" office:value="0" calcext:value-type="float">
              <text:p>0</text:p>
            </table:table-cell>
            <table:table-cell table:formula="of:=IF([.AAP55]&gt;0;2/[.$D$52]+1/[.AAQ56];0)" office:value-type="float" office:value="0" calcext:value-type="float">
              <text:p>0</text:p>
            </table:table-cell>
            <table:table-cell table:formula="of:=IF([.AAQ55]&gt;0;2/[.$D$52]+1/[.AAR56];0)" office:value-type="float" office:value="0" calcext:value-type="float">
              <text:p>0</text:p>
            </table:table-cell>
            <table:table-cell table:formula="of:=IF([.AAR55]&gt;0;2/[.$D$52]+1/[.AAS56];0)" office:value-type="float" office:value="0" calcext:value-type="float">
              <text:p>0</text:p>
            </table:table-cell>
            <table:table-cell table:formula="of:=IF([.AAS55]&gt;0;2/[.$D$52]+1/[.AAT56];0)" office:value-type="float" office:value="0" calcext:value-type="float">
              <text:p>0</text:p>
            </table:table-cell>
            <table:table-cell table:formula="of:=IF([.AAT55]&gt;0;2/[.$D$52]+1/[.AAU56];0)" office:value-type="float" office:value="0" calcext:value-type="float">
              <text:p>0</text:p>
            </table:table-cell>
            <table:table-cell table:formula="of:=IF([.AAU55]&gt;0;2/[.$D$52]+1/[.AAV56];0)" office:value-type="float" office:value="0" calcext:value-type="float">
              <text:p>0</text:p>
            </table:table-cell>
            <table:table-cell table:formula="of:=IF([.AAV55]&gt;0;2/[.$D$52]+1/[.AAW56];0)" office:value-type="float" office:value="0" calcext:value-type="float">
              <text:p>0</text:p>
            </table:table-cell>
            <table:table-cell table:formula="of:=IF([.AAW55]&gt;0;2/[.$D$52]+1/[.AAX56];0)" office:value-type="float" office:value="0" calcext:value-type="float">
              <text:p>0</text:p>
            </table:table-cell>
            <table:table-cell table:formula="of:=IF([.AAX55]&gt;0;2/[.$D$52]+1/[.AAY56];0)" office:value-type="float" office:value="0" calcext:value-type="float">
              <text:p>0</text:p>
            </table:table-cell>
            <table:table-cell table:formula="of:=IF([.AAY55]&gt;0;2/[.$D$52]+1/[.AAZ56];0)" office:value-type="float" office:value="0" calcext:value-type="float">
              <text:p>0</text:p>
            </table:table-cell>
            <table:table-cell table:formula="of:=IF([.AAZ55]&gt;0;2/[.$D$52]+1/[.ABA56];0)" office:value-type="float" office:value="0" calcext:value-type="float">
              <text:p>0</text:p>
            </table:table-cell>
            <table:table-cell table:formula="of:=IF([.ABA55]&gt;0;2/[.$D$52]+1/[.ABB56];0)" office:value-type="float" office:value="0" calcext:value-type="float">
              <text:p>0</text:p>
            </table:table-cell>
            <table:table-cell table:formula="of:=IF([.ABB55]&gt;0;2/[.$D$52]+1/[.ABC56];0)" office:value-type="float" office:value="0" calcext:value-type="float">
              <text:p>0</text:p>
            </table:table-cell>
            <table:table-cell table:formula="of:=IF([.ABC55]&gt;0;2/[.$D$52]+1/[.ABD56];0)" office:value-type="float" office:value="0" calcext:value-type="float">
              <text:p>0</text:p>
            </table:table-cell>
            <table:table-cell table:formula="of:=IF([.ABD55]&gt;0;2/[.$D$52]+1/[.ABE56];0)" office:value-type="float" office:value="0" calcext:value-type="float">
              <text:p>0</text:p>
            </table:table-cell>
            <table:table-cell table:formula="of:=IF([.ABE55]&gt;0;2/[.$D$52]+1/[.ABF56];0)" office:value-type="float" office:value="0" calcext:value-type="float">
              <text:p>0</text:p>
            </table:table-cell>
            <table:table-cell table:formula="of:=IF([.ABF55]&gt;0;2/[.$D$52]+1/[.ABG56];0)" office:value-type="float" office:value="0" calcext:value-type="float">
              <text:p>0</text:p>
            </table:table-cell>
            <table:table-cell table:formula="of:=IF([.ABG55]&gt;0;2/[.$D$52]+1/[.ABH56];0)" office:value-type="float" office:value="0" calcext:value-type="float">
              <text:p>0</text:p>
            </table:table-cell>
            <table:table-cell table:formula="of:=IF([.ABH55]&gt;0;2/[.$D$52]+1/[.ABI56];0)" office:value-type="float" office:value="0" calcext:value-type="float">
              <text:p>0</text:p>
            </table:table-cell>
            <table:table-cell table:formula="of:=IF([.ABI55]&gt;0;2/[.$D$52]+1/[.ABJ56];0)" office:value-type="float" office:value="0" calcext:value-type="float">
              <text:p>0</text:p>
            </table:table-cell>
            <table:table-cell table:formula="of:=IF([.ABJ55]&gt;0;2/[.$D$52]+1/[.ABK56];0)" office:value-type="float" office:value="0" calcext:value-type="float">
              <text:p>0</text:p>
            </table:table-cell>
            <table:table-cell table:formula="of:=IF([.ABK55]&gt;0;2/[.$D$52]+1/[.ABL56];0)" office:value-type="float" office:value="0" calcext:value-type="float">
              <text:p>0</text:p>
            </table:table-cell>
            <table:table-cell table:formula="of:=IF([.ABL55]&gt;0;2/[.$D$52]+1/[.ABM56];0)" office:value-type="float" office:value="0" calcext:value-type="float">
              <text:p>0</text:p>
            </table:table-cell>
            <table:table-cell table:formula="of:=IF([.ABM55]&gt;0;2/[.$D$52]+1/[.ABN56];0)" office:value-type="float" office:value="0" calcext:value-type="float">
              <text:p>0</text:p>
            </table:table-cell>
            <table:table-cell table:formula="of:=IF([.ABN55]&gt;0;2/[.$D$52]+1/[.ABO56];0)" office:value-type="float" office:value="0" calcext:value-type="float">
              <text:p>0</text:p>
            </table:table-cell>
            <table:table-cell table:formula="of:=IF([.ABO55]&gt;0;2/[.$D$52]+1/[.ABP56];0)" office:value-type="float" office:value="0" calcext:value-type="float">
              <text:p>0</text:p>
            </table:table-cell>
            <table:table-cell table:formula="of:=IF([.ABP55]&gt;0;2/[.$D$52]+1/[.ABQ56];0)" office:value-type="float" office:value="0" calcext:value-type="float">
              <text:p>0</text:p>
            </table:table-cell>
            <table:table-cell table:formula="of:=IF([.ABQ55]&gt;0;2/[.$D$52]+1/[.ABR56];0)" office:value-type="float" office:value="0" calcext:value-type="float">
              <text:p>0</text:p>
            </table:table-cell>
            <table:table-cell table:formula="of:=IF([.ABR55]&gt;0;2/[.$D$52]+1/[.ABS56];0)" office:value-type="float" office:value="0" calcext:value-type="float">
              <text:p>0</text:p>
            </table:table-cell>
            <table:table-cell table:formula="of:=IF([.ABS55]&gt;0;2/[.$D$52]+1/[.ABT56];0)" office:value-type="float" office:value="0" calcext:value-type="float">
              <text:p>0</text:p>
            </table:table-cell>
            <table:table-cell table:formula="of:=IF([.ABT55]&gt;0;2/[.$D$52]+1/[.ABU56];0)" office:value-type="float" office:value="0" calcext:value-type="float">
              <text:p>0</text:p>
            </table:table-cell>
            <table:table-cell table:formula="of:=IF([.ABU55]&gt;0;2/[.$D$52]+1/[.ABV56];0)" office:value-type="float" office:value="0" calcext:value-type="float">
              <text:p>0</text:p>
            </table:table-cell>
            <table:table-cell table:formula="of:=IF([.ABV55]&gt;0;2/[.$D$52]+1/[.ABW56];0)" office:value-type="float" office:value="0" calcext:value-type="float">
              <text:p>0</text:p>
            </table:table-cell>
            <table:table-cell table:formula="of:=IF([.ABW55]&gt;0;2/[.$D$52]+1/[.ABX56];0)" office:value-type="float" office:value="0" calcext:value-type="float">
              <text:p>0</text:p>
            </table:table-cell>
            <table:table-cell table:formula="of:=IF([.ABX55]&gt;0;2/[.$D$52]+1/[.ABY56];0)" office:value-type="float" office:value="0" calcext:value-type="float">
              <text:p>0</text:p>
            </table:table-cell>
            <table:table-cell table:formula="of:=IF([.ABY55]&gt;0;2/[.$D$52]+1/[.ABZ56];0)" office:value-type="float" office:value="0" calcext:value-type="float">
              <text:p>0</text:p>
            </table:table-cell>
            <table:table-cell table:formula="of:=IF([.ABZ55]&gt;0;2/[.$D$52]+1/[.ACA56];0)" office:value-type="float" office:value="0" calcext:value-type="float">
              <text:p>0</text:p>
            </table:table-cell>
            <table:table-cell table:formula="of:=IF([.ACA55]&gt;0;2/[.$D$52]+1/[.ACB56];0)" office:value-type="float" office:value="0" calcext:value-type="float">
              <text:p>0</text:p>
            </table:table-cell>
            <table:table-cell table:formula="of:=IF([.ACB55]&gt;0;2/[.$D$52]+1/[.ACC56];0)" office:value-type="float" office:value="0" calcext:value-type="float">
              <text:p>0</text:p>
            </table:table-cell>
            <table:table-cell table:formula="of:=IF([.ACC55]&gt;0;2/[.$D$52]+1/[.ACD56];0)" office:value-type="float" office:value="0" calcext:value-type="float">
              <text:p>0</text:p>
            </table:table-cell>
            <table:table-cell table:formula="of:=IF([.ACD55]&gt;0;2/[.$D$52]+1/[.ACE56];0)" office:value-type="float" office:value="0" calcext:value-type="float">
              <text:p>0</text:p>
            </table:table-cell>
            <table:table-cell table:formula="of:=IF([.ACE55]&gt;0;2/[.$D$52]+1/[.ACF56];0)" office:value-type="float" office:value="0" calcext:value-type="float">
              <text:p>0</text:p>
            </table:table-cell>
            <table:table-cell table:formula="of:=IF([.ACF55]&gt;0;2/[.$D$52]+1/[.ACG56];0)" office:value-type="float" office:value="0" calcext:value-type="float">
              <text:p>0</text:p>
            </table:table-cell>
            <table:table-cell table:formula="of:=IF([.ACG55]&gt;0;2/[.$D$52]+1/[.ACH56];0)" office:value-type="float" office:value="0" calcext:value-type="float">
              <text:p>0</text:p>
            </table:table-cell>
            <table:table-cell table:formula="of:=IF([.ACH55]&gt;0;2/[.$D$52]+1/[.ACI56];0)" office:value-type="float" office:value="0" calcext:value-type="float">
              <text:p>0</text:p>
            </table:table-cell>
            <table:table-cell table:formula="of:=IF([.ACI55]&gt;0;2/[.$D$52]+1/[.ACJ56];0)" office:value-type="float" office:value="0" calcext:value-type="float">
              <text:p>0</text:p>
            </table:table-cell>
            <table:table-cell table:formula="of:=IF([.ACJ55]&gt;0;2/[.$D$52]+1/[.ACK56];0)" office:value-type="float" office:value="0" calcext:value-type="float">
              <text:p>0</text:p>
            </table:table-cell>
            <table:table-cell table:formula="of:=IF([.ACK55]&gt;0;2/[.$D$52]+1/[.ACL56];0)" office:value-type="float" office:value="0" calcext:value-type="float">
              <text:p>0</text:p>
            </table:table-cell>
            <table:table-cell table:formula="of:=IF([.ACL55]&gt;0;2/[.$D$52]+1/[.ACM56];0)" office:value-type="float" office:value="0" calcext:value-type="float">
              <text:p>0</text:p>
            </table:table-cell>
            <table:table-cell table:formula="of:=IF([.ACM55]&gt;0;2/[.$D$52]+1/[.ACN56];0)" office:value-type="float" office:value="0" calcext:value-type="float">
              <text:p>0</text:p>
            </table:table-cell>
            <table:table-cell table:formula="of:=IF([.ACN55]&gt;0;2/[.$D$52]+1/[.ACO56];0)" office:value-type="float" office:value="0" calcext:value-type="float">
              <text:p>0</text:p>
            </table:table-cell>
            <table:table-cell table:formula="of:=IF([.ACO55]&gt;0;2/[.$D$52]+1/[.ACP56];0)" office:value-type="float" office:value="0" calcext:value-type="float">
              <text:p>0</text:p>
            </table:table-cell>
            <table:table-cell table:formula="of:=IF([.ACP55]&gt;0;2/[.$D$52]+1/[.ACQ56];0)" office:value-type="float" office:value="0" calcext:value-type="float">
              <text:p>0</text:p>
            </table:table-cell>
            <table:table-cell table:formula="of:=IF([.ACQ55]&gt;0;2/[.$D$52]+1/[.ACR56];0)" office:value-type="float" office:value="0" calcext:value-type="float">
              <text:p>0</text:p>
            </table:table-cell>
            <table:table-cell table:formula="of:=IF([.ACR55]&gt;0;2/[.$D$52]+1/[.ACS56];0)" office:value-type="float" office:value="0" calcext:value-type="float">
              <text:p>0</text:p>
            </table:table-cell>
            <table:table-cell table:formula="of:=IF([.ACS55]&gt;0;2/[.$D$52]+1/[.ACT56];0)" office:value-type="float" office:value="0" calcext:value-type="float">
              <text:p>0</text:p>
            </table:table-cell>
            <table:table-cell table:formula="of:=IF([.ACT55]&gt;0;2/[.$D$52]+1/[.ACU56];0)" office:value-type="float" office:value="0" calcext:value-type="float">
              <text:p>0</text:p>
            </table:table-cell>
            <table:table-cell table:formula="of:=IF([.ACU55]&gt;0;2/[.$D$52]+1/[.ACV56];0)" office:value-type="float" office:value="0" calcext:value-type="float">
              <text:p>0</text:p>
            </table:table-cell>
            <table:table-cell table:formula="of:=IF([.ACV55]&gt;0;2/[.$D$52]+1/[.ACW56];0)" office:value-type="float" office:value="0" calcext:value-type="float">
              <text:p>0</text:p>
            </table:table-cell>
            <table:table-cell table:formula="of:=IF([.ACW55]&gt;0;2/[.$D$52]+1/[.ACX56];0)" office:value-type="float" office:value="0" calcext:value-type="float">
              <text:p>0</text:p>
            </table:table-cell>
            <table:table-cell table:formula="of:=IF([.ACX55]&gt;0;2/[.$D$52]+1/[.ACY56];0)" office:value-type="float" office:value="0" calcext:value-type="float">
              <text:p>0</text:p>
            </table:table-cell>
            <table:table-cell table:formula="of:=IF([.ACY55]&gt;0;2/[.$D$52]+1/[.ACZ56];0)" office:value-type="float" office:value="0" calcext:value-type="float">
              <text:p>0</text:p>
            </table:table-cell>
            <table:table-cell table:formula="of:=IF([.ACZ55]&gt;0;2/[.$D$52]+1/[.ADA56];0)" office:value-type="float" office:value="0" calcext:value-type="float">
              <text:p>0</text:p>
            </table:table-cell>
            <table:table-cell table:formula="of:=IF([.ADA55]&gt;0;2/[.$D$52]+1/[.ADB56];0)" office:value-type="float" office:value="0" calcext:value-type="float">
              <text:p>0</text:p>
            </table:table-cell>
            <table:table-cell table:formula="of:=IF([.ADB55]&gt;0;2/[.$D$52]+1/[.ADC56];0)" office:value-type="float" office:value="0" calcext:value-type="float">
              <text:p>0</text:p>
            </table:table-cell>
            <table:table-cell table:formula="of:=IF([.ADC55]&gt;0;2/[.$D$52]+1/[.ADD56];0)" office:value-type="float" office:value="0" calcext:value-type="float">
              <text:p>0</text:p>
            </table:table-cell>
            <table:table-cell table:formula="of:=IF([.ADD55]&gt;0;2/[.$D$52]+1/[.ADE56];0)" office:value-type="float" office:value="0" calcext:value-type="float">
              <text:p>0</text:p>
            </table:table-cell>
            <table:table-cell table:formula="of:=IF([.ADE55]&gt;0;2/[.$D$52]+1/[.ADF56];0)" office:value-type="float" office:value="0" calcext:value-type="float">
              <text:p>0</text:p>
            </table:table-cell>
            <table:table-cell table:formula="of:=IF([.ADF55]&gt;0;2/[.$D$52]+1/[.ADG56];0)" office:value-type="float" office:value="0" calcext:value-type="float">
              <text:p>0</text:p>
            </table:table-cell>
            <table:table-cell table:formula="of:=IF([.ADG55]&gt;0;2/[.$D$52]+1/[.ADH56];0)" office:value-type="float" office:value="0" calcext:value-type="float">
              <text:p>0</text:p>
            </table:table-cell>
            <table:table-cell table:formula="of:=IF([.ADH55]&gt;0;2/[.$D$52]+1/[.ADI56];0)" office:value-type="float" office:value="0" calcext:value-type="float">
              <text:p>0</text:p>
            </table:table-cell>
            <table:table-cell table:formula="of:=IF([.ADI55]&gt;0;2/[.$D$52]+1/[.ADJ56];0)" office:value-type="float" office:value="0" calcext:value-type="float">
              <text:p>0</text:p>
            </table:table-cell>
            <table:table-cell table:formula="of:=IF([.ADJ55]&gt;0;2/[.$D$52]+1/[.ADK56];0)" office:value-type="float" office:value="0" calcext:value-type="float">
              <text:p>0</text:p>
            </table:table-cell>
            <table:table-cell table:formula="of:=IF([.ADK55]&gt;0;2/[.$D$52]+1/[.ADL56];0)" office:value-type="float" office:value="0" calcext:value-type="float">
              <text:p>0</text:p>
            </table:table-cell>
            <table:table-cell table:formula="of:=IF([.ADL55]&gt;0;2/[.$D$52]+1/[.ADM56];0)" office:value-type="float" office:value="0" calcext:value-type="float">
              <text:p>0</text:p>
            </table:table-cell>
            <table:table-cell table:formula="of:=IF([.ADM55]&gt;0;2/[.$D$52]+1/[.ADN56];0)" office:value-type="float" office:value="0" calcext:value-type="float">
              <text:p>0</text:p>
            </table:table-cell>
            <table:table-cell table:formula="of:=IF([.ADN55]&gt;0;2/[.$D$52]+1/[.ADO56];0)" office:value-type="float" office:value="0" calcext:value-type="float">
              <text:p>0</text:p>
            </table:table-cell>
            <table:table-cell table:formula="of:=IF([.ADO55]&gt;0;2/[.$D$52]+1/[.ADP56];0)" office:value-type="float" office:value="0" calcext:value-type="float">
              <text:p>0</text:p>
            </table:table-cell>
            <table:table-cell table:formula="of:=IF([.ADP55]&gt;0;2/[.$D$52]+1/[.ADQ56];0)" office:value-type="float" office:value="0" calcext:value-type="float">
              <text:p>0</text:p>
            </table:table-cell>
            <table:table-cell table:formula="of:=IF([.ADQ55]&gt;0;2/[.$D$52]+1/[.ADR56];0)" office:value-type="float" office:value="0" calcext:value-type="float">
              <text:p>0</text:p>
            </table:table-cell>
            <table:table-cell table:formula="of:=IF([.ADR55]&gt;0;2/[.$D$52]+1/[.ADS56];0)" office:value-type="float" office:value="0" calcext:value-type="float">
              <text:p>0</text:p>
            </table:table-cell>
            <table:table-cell table:formula="of:=IF([.ADS55]&gt;0;2/[.$D$52]+1/[.ADT56];0)" office:value-type="float" office:value="0" calcext:value-type="float">
              <text:p>0</text:p>
            </table:table-cell>
            <table:table-cell table:formula="of:=IF([.ADT55]&gt;0;2/[.$D$52]+1/[.ADU56];0)" office:value-type="float" office:value="0" calcext:value-type="float">
              <text:p>0</text:p>
            </table:table-cell>
            <table:table-cell table:formula="of:=IF([.ADU55]&gt;0;2/[.$D$52]+1/[.ADV56];0)" office:value-type="float" office:value="0" calcext:value-type="float">
              <text:p>0</text:p>
            </table:table-cell>
            <table:table-cell table:formula="of:=IF([.ADV55]&gt;0;2/[.$D$52]+1/[.ADW56];0)" office:value-type="float" office:value="0" calcext:value-type="float">
              <text:p>0</text:p>
            </table:table-cell>
            <table:table-cell table:formula="of:=IF([.ADW55]&gt;0;2/[.$D$52]+1/[.ADX56];0)" office:value-type="float" office:value="0" calcext:value-type="float">
              <text:p>0</text:p>
            </table:table-cell>
            <table:table-cell table:formula="of:=IF([.ADX55]&gt;0;2/[.$D$52]+1/[.ADY56];0)" office:value-type="float" office:value="0" calcext:value-type="float">
              <text:p>0</text:p>
            </table:table-cell>
            <table:table-cell table:formula="of:=IF([.ADY55]&gt;0;2/[.$D$52]+1/[.ADZ56];0)" office:value-type="float" office:value="0" calcext:value-type="float">
              <text:p>0</text:p>
            </table:table-cell>
            <table:table-cell table:formula="of:=IF([.ADZ55]&gt;0;2/[.$D$52]+1/[.AEA56];0)" office:value-type="float" office:value="0" calcext:value-type="float">
              <text:p>0</text:p>
            </table:table-cell>
            <table:table-cell table:formula="of:=IF([.AEA55]&gt;0;2/[.$D$52]+1/[.AEB56];0)" office:value-type="float" office:value="0" calcext:value-type="float">
              <text:p>0</text:p>
            </table:table-cell>
            <table:table-cell table:formula="of:=IF([.AEB55]&gt;0;2/[.$D$52]+1/[.AEC56];0)" office:value-type="float" office:value="0" calcext:value-type="float">
              <text:p>0</text:p>
            </table:table-cell>
            <table:table-cell table:formula="of:=IF([.AEC55]&gt;0;2/[.$D$52]+1/[.AED56];0)" office:value-type="float" office:value="0" calcext:value-type="float">
              <text:p>0</text:p>
            </table:table-cell>
            <table:table-cell table:formula="of:=IF([.AED55]&gt;0;2/[.$D$52]+1/[.AEE56];0)" office:value-type="float" office:value="0" calcext:value-type="float">
              <text:p>0</text:p>
            </table:table-cell>
            <table:table-cell table:formula="of:=IF([.AEE55]&gt;0;2/[.$D$52]+1/[.AEF56];0)" office:value-type="float" office:value="0" calcext:value-type="float">
              <text:p>0</text:p>
            </table:table-cell>
            <table:table-cell table:formula="of:=IF([.AEF55]&gt;0;2/[.$D$52]+1/[.AEG56];0)" office:value-type="float" office:value="0" calcext:value-type="float">
              <text:p>0</text:p>
            </table:table-cell>
            <table:table-cell table:formula="of:=IF([.AEG55]&gt;0;2/[.$D$52]+1/[.AEH56];0)" office:value-type="float" office:value="0" calcext:value-type="float">
              <text:p>0</text:p>
            </table:table-cell>
            <table:table-cell table:formula="of:=IF([.AEH55]&gt;0;2/[.$D$52]+1/[.AEI56];0)" office:value-type="float" office:value="0" calcext:value-type="float">
              <text:p>0</text:p>
            </table:table-cell>
            <table:table-cell table:formula="of:=IF([.AEI55]&gt;0;2/[.$D$52]+1/[.AEJ56];0)" office:value-type="float" office:value="0" calcext:value-type="float">
              <text:p>0</text:p>
            </table:table-cell>
            <table:table-cell table:formula="of:=IF([.AEJ55]&gt;0;2/[.$D$52]+1/[.AEK56];0)" office:value-type="float" office:value="0" calcext:value-type="float">
              <text:p>0</text:p>
            </table:table-cell>
            <table:table-cell table:formula="of:=IF([.AEK55]&gt;0;2/[.$D$52]+1/[.AEL56];0)" office:value-type="float" office:value="0" calcext:value-type="float">
              <text:p>0</text:p>
            </table:table-cell>
            <table:table-cell table:formula="of:=IF([.AEL55]&gt;0;2/[.$D$52]+1/[.AEM56];0)" office:value-type="float" office:value="0" calcext:value-type="float">
              <text:p>0</text:p>
            </table:table-cell>
            <table:table-cell table:formula="of:=IF([.AEM55]&gt;0;2/[.$D$52]+1/[.AEN56];0)" office:value-type="float" office:value="0" calcext:value-type="float">
              <text:p>0</text:p>
            </table:table-cell>
            <table:table-cell table:formula="of:=IF([.AEN55]&gt;0;2/[.$D$52]+1/[.AEO56];0)" office:value-type="float" office:value="0" calcext:value-type="float">
              <text:p>0</text:p>
            </table:table-cell>
            <table:table-cell table:formula="of:=IF([.AEO55]&gt;0;2/[.$D$52]+1/[.AEP56];0)" office:value-type="float" office:value="0" calcext:value-type="float">
              <text:p>0</text:p>
            </table:table-cell>
            <table:table-cell table:formula="of:=IF([.AEP55]&gt;0;2/[.$D$52]+1/[.AEQ56];0)" office:value-type="float" office:value="0" calcext:value-type="float">
              <text:p>0</text:p>
            </table:table-cell>
            <table:table-cell table:formula="of:=IF([.AEQ55]&gt;0;2/[.$D$52]+1/[.AER56];0)" office:value-type="float" office:value="0" calcext:value-type="float">
              <text:p>0</text:p>
            </table:table-cell>
            <table:table-cell table:formula="of:=IF([.AER55]&gt;0;2/[.$D$52]+1/[.AES56];0)" office:value-type="float" office:value="0" calcext:value-type="float">
              <text:p>0</text:p>
            </table:table-cell>
            <table:table-cell table:formula="of:=IF([.AES55]&gt;0;2/[.$D$52]+1/[.AET56];0)" office:value-type="float" office:value="0" calcext:value-type="float">
              <text:p>0</text:p>
            </table:table-cell>
            <table:table-cell table:formula="of:=IF([.AET55]&gt;0;2/[.$D$52]+1/[.AEU56];0)" office:value-type="float" office:value="0" calcext:value-type="float">
              <text:p>0</text:p>
            </table:table-cell>
            <table:table-cell table:formula="of:=IF([.AEU55]&gt;0;2/[.$D$52]+1/[.AEV56];0)" office:value-type="float" office:value="0" calcext:value-type="float">
              <text:p>0</text:p>
            </table:table-cell>
            <table:table-cell table:formula="of:=IF([.AEV55]&gt;0;2/[.$D$52]+1/[.AEW56];0)" office:value-type="float" office:value="0" calcext:value-type="float">
              <text:p>0</text:p>
            </table:table-cell>
            <table:table-cell table:formula="of:=IF([.AEW55]&gt;0;2/[.$D$52]+1/[.AEX56];0)" office:value-type="float" office:value="0" calcext:value-type="float">
              <text:p>0</text:p>
            </table:table-cell>
            <table:table-cell table:formula="of:=IF([.AEX55]&gt;0;2/[.$D$52]+1/[.AEY56];0)" office:value-type="float" office:value="0" calcext:value-type="float">
              <text:p>0</text:p>
            </table:table-cell>
            <table:table-cell table:formula="of:=IF([.AEY55]&gt;0;2/[.$D$52]+1/[.AEZ56];0)" office:value-type="float" office:value="0" calcext:value-type="float">
              <text:p>0</text:p>
            </table:table-cell>
            <table:table-cell table:formula="of:=IF([.AEZ55]&gt;0;2/[.$D$52]+1/[.AFA56];0)" office:value-type="float" office:value="0" calcext:value-type="float">
              <text:p>0</text:p>
            </table:table-cell>
            <table:table-cell table:formula="of:=IF([.AFA55]&gt;0;2/[.$D$52]+1/[.AFB56];0)" office:value-type="float" office:value="0" calcext:value-type="float">
              <text:p>0</text:p>
            </table:table-cell>
            <table:table-cell table:formula="of:=IF([.AFB55]&gt;0;2/[.$D$52]+1/[.AFC56];0)" office:value-type="float" office:value="0" calcext:value-type="float">
              <text:p>0</text:p>
            </table:table-cell>
            <table:table-cell table:formula="of:=IF([.AFC55]&gt;0;2/[.$D$52]+1/[.AFD56];0)" office:value-type="float" office:value="0" calcext:value-type="float">
              <text:p>0</text:p>
            </table:table-cell>
            <table:table-cell table:formula="of:=IF([.AFD55]&gt;0;2/[.$D$52]+1/[.AFE56];0)" office:value-type="float" office:value="0" calcext:value-type="float">
              <text:p>0</text:p>
            </table:table-cell>
            <table:table-cell table:formula="of:=IF([.AFE55]&gt;0;2/[.$D$52]+1/[.AFF56];0)" office:value-type="float" office:value="0" calcext:value-type="float">
              <text:p>0</text:p>
            </table:table-cell>
            <table:table-cell table:formula="of:=IF([.AFF55]&gt;0;2/[.$D$52]+1/[.AFG56];0)" office:value-type="float" office:value="0" calcext:value-type="float">
              <text:p>0</text:p>
            </table:table-cell>
            <table:table-cell table:formula="of:=IF([.AFG55]&gt;0;2/[.$D$52]+1/[.AFH56];0)" office:value-type="float" office:value="0" calcext:value-type="float">
              <text:p>0</text:p>
            </table:table-cell>
            <table:table-cell table:formula="of:=IF([.AFH55]&gt;0;2/[.$D$52]+1/[.AFI56];0)" office:value-type="float" office:value="0" calcext:value-type="float">
              <text:p>0</text:p>
            </table:table-cell>
            <table:table-cell table:formula="of:=IF([.AFI55]&gt;0;2/[.$D$52]+1/[.AFJ56];0)" office:value-type="float" office:value="0" calcext:value-type="float">
              <text:p>0</text:p>
            </table:table-cell>
            <table:table-cell table:formula="of:=IF([.AFJ55]&gt;0;2/[.$D$52]+1/[.AFK56];0)" office:value-type="float" office:value="0" calcext:value-type="float">
              <text:p>0</text:p>
            </table:table-cell>
            <table:table-cell table:formula="of:=IF([.AFK55]&gt;0;2/[.$D$52]+1/[.AFL56];0)" office:value-type="float" office:value="0" calcext:value-type="float">
              <text:p>0</text:p>
            </table:table-cell>
            <table:table-cell table:formula="of:=IF([.AFL55]&gt;0;2/[.$D$52]+1/[.AFM56];0)" office:value-type="float" office:value="0" calcext:value-type="float">
              <text:p>0</text:p>
            </table:table-cell>
            <table:table-cell table:formula="of:=IF([.AFM55]&gt;0;2/[.$D$52]+1/[.AFN56];0)" office:value-type="float" office:value="0" calcext:value-type="float">
              <text:p>0</text:p>
            </table:table-cell>
            <table:table-cell table:formula="of:=IF([.AFN55]&gt;0;2/[.$D$52]+1/[.AFO56];0)" office:value-type="float" office:value="0" calcext:value-type="float">
              <text:p>0</text:p>
            </table:table-cell>
            <table:table-cell table:formula="of:=IF([.AFO55]&gt;0;2/[.$D$52]+1/[.AFP56];0)" office:value-type="float" office:value="0" calcext:value-type="float">
              <text:p>0</text:p>
            </table:table-cell>
            <table:table-cell table:formula="of:=IF([.AFP55]&gt;0;2/[.$D$52]+1/[.AFQ56];0)" office:value-type="float" office:value="0" calcext:value-type="float">
              <text:p>0</text:p>
            </table:table-cell>
            <table:table-cell table:formula="of:=IF([.AFQ55]&gt;0;2/[.$D$52]+1/[.AFR56];0)" office:value-type="float" office:value="0" calcext:value-type="float">
              <text:p>0</text:p>
            </table:table-cell>
            <table:table-cell table:formula="of:=IF([.AFR55]&gt;0;2/[.$D$52]+1/[.AFS56];0)" office:value-type="float" office:value="0" calcext:value-type="float">
              <text:p>0</text:p>
            </table:table-cell>
            <table:table-cell table:formula="of:=IF([.AFS55]&gt;0;2/[.$D$52]+1/[.AFT56];0)" office:value-type="float" office:value="0" calcext:value-type="float">
              <text:p>0</text:p>
            </table:table-cell>
            <table:table-cell table:formula="of:=IF([.AFT55]&gt;0;2/[.$D$52]+1/[.AFU56];0)" office:value-type="float" office:value="0" calcext:value-type="float">
              <text:p>0</text:p>
            </table:table-cell>
            <table:table-cell table:formula="of:=IF([.AFU55]&gt;0;2/[.$D$52]+1/[.AFV56];0)" office:value-type="float" office:value="0" calcext:value-type="float">
              <text:p>0</text:p>
            </table:table-cell>
            <table:table-cell table:formula="of:=IF([.AFV55]&gt;0;2/[.$D$52]+1/[.AFW56];0)" office:value-type="float" office:value="0" calcext:value-type="float">
              <text:p>0</text:p>
            </table:table-cell>
            <table:table-cell table:formula="of:=IF([.AFW55]&gt;0;2/[.$D$52]+1/[.AFX56];0)" office:value-type="float" office:value="0" calcext:value-type="float">
              <text:p>0</text:p>
            </table:table-cell>
            <table:table-cell table:formula="of:=IF([.AFX55]&gt;0;2/[.$D$52]+1/[.AFY56];0)" office:value-type="float" office:value="0" calcext:value-type="float">
              <text:p>0</text:p>
            </table:table-cell>
            <table:table-cell table:formula="of:=IF([.AFY55]&gt;0;2/[.$D$52]+1/[.AFZ56];0)" office:value-type="float" office:value="0" calcext:value-type="float">
              <text:p>0</text:p>
            </table:table-cell>
            <table:table-cell table:formula="of:=IF([.AFZ55]&gt;0;2/[.$D$52]+1/[.AGA56];0)" office:value-type="float" office:value="0" calcext:value-type="float">
              <text:p>0</text:p>
            </table:table-cell>
            <table:table-cell table:formula="of:=IF([.AGA55]&gt;0;2/[.$D$52]+1/[.AGB56];0)" office:value-type="float" office:value="0" calcext:value-type="float">
              <text:p>0</text:p>
            </table:table-cell>
            <table:table-cell table:formula="of:=IF([.AGB55]&gt;0;2/[.$D$52]+1/[.AGC56];0)" office:value-type="float" office:value="0" calcext:value-type="float">
              <text:p>0</text:p>
            </table:table-cell>
            <table:table-cell table:formula="of:=IF([.AGC55]&gt;0;2/[.$D$52]+1/[.AGD56];0)" office:value-type="float" office:value="0" calcext:value-type="float">
              <text:p>0</text:p>
            </table:table-cell>
            <table:table-cell table:formula="of:=IF([.AGD55]&gt;0;2/[.$D$52]+1/[.AGE56];0)" office:value-type="float" office:value="0" calcext:value-type="float">
              <text:p>0</text:p>
            </table:table-cell>
            <table:table-cell table:formula="of:=IF([.AGE55]&gt;0;2/[.$D$52]+1/[.AGF56];0)" office:value-type="float" office:value="0" calcext:value-type="float">
              <text:p>0</text:p>
            </table:table-cell>
            <table:table-cell table:formula="of:=IF([.AGF55]&gt;0;2/[.$D$52]+1/[.AGG56];0)" office:value-type="float" office:value="0" calcext:value-type="float">
              <text:p>0</text:p>
            </table:table-cell>
            <table:table-cell table:formula="of:=IF([.AGG55]&gt;0;2/[.$D$52]+1/[.AGH56];0)" office:value-type="float" office:value="0" calcext:value-type="float">
              <text:p>0</text:p>
            </table:table-cell>
            <table:table-cell table:formula="of:=IF([.AGH55]&gt;0;2/[.$D$52]+1/[.AGI56];0)" office:value-type="float" office:value="0" calcext:value-type="float">
              <text:p>0</text:p>
            </table:table-cell>
            <table:table-cell table:formula="of:=IF([.AGI55]&gt;0;2/[.$D$52]+1/[.AGJ56];0)" office:value-type="float" office:value="0" calcext:value-type="float">
              <text:p>0</text:p>
            </table:table-cell>
            <table:table-cell table:formula="of:=IF([.AGJ55]&gt;0;2/[.$D$52]+1/[.AGK56];0)" office:value-type="float" office:value="0" calcext:value-type="float">
              <text:p>0</text:p>
            </table:table-cell>
            <table:table-cell table:formula="of:=IF([.AGK55]&gt;0;2/[.$D$52]+1/[.AGL56];0)" office:value-type="float" office:value="0" calcext:value-type="float">
              <text:p>0</text:p>
            </table:table-cell>
            <table:table-cell table:formula="of:=IF([.AGL55]&gt;0;2/[.$D$52]+1/[.AGM56];0)" office:value-type="float" office:value="0" calcext:value-type="float">
              <text:p>0</text:p>
            </table:table-cell>
            <table:table-cell table:formula="of:=IF([.AGM55]&gt;0;2/[.$D$52]+1/[.AGN56];0)" office:value-type="float" office:value="0" calcext:value-type="float">
              <text:p>0</text:p>
            </table:table-cell>
            <table:table-cell table:formula="of:=IF([.AGN55]&gt;0;2/[.$D$52]+1/[.AGO56];0)" office:value-type="float" office:value="0" calcext:value-type="float">
              <text:p>0</text:p>
            </table:table-cell>
            <table:table-cell table:formula="of:=IF([.AGO55]&gt;0;2/[.$D$52]+1/[.AGP56];0)" office:value-type="float" office:value="0" calcext:value-type="float">
              <text:p>0</text:p>
            </table:table-cell>
            <table:table-cell table:formula="of:=IF([.AGP55]&gt;0;2/[.$D$52]+1/[.AGQ56];0)" office:value-type="float" office:value="0" calcext:value-type="float">
              <text:p>0</text:p>
            </table:table-cell>
            <table:table-cell table:formula="of:=IF([.AGQ55]&gt;0;2/[.$D$52]+1/[.AGR56];0)" office:value-type="float" office:value="0" calcext:value-type="float">
              <text:p>0</text:p>
            </table:table-cell>
            <table:table-cell table:formula="of:=IF([.AGR55]&gt;0;2/[.$D$52]+1/[.AGS56];0)" office:value-type="float" office:value="0" calcext:value-type="float">
              <text:p>0</text:p>
            </table:table-cell>
            <table:table-cell table:formula="of:=IF([.AGS55]&gt;0;2/[.$D$52]+1/[.AGT56];0)" office:value-type="float" office:value="0" calcext:value-type="float">
              <text:p>0</text:p>
            </table:table-cell>
            <table:table-cell table:formula="of:=IF([.AGT55]&gt;0;2/[.$D$52]+1/[.AGU56];0)" office:value-type="float" office:value="0" calcext:value-type="float">
              <text:p>0</text:p>
            </table:table-cell>
            <table:table-cell table:formula="of:=IF([.AGU55]&gt;0;2/[.$D$52]+1/[.AGV56];0)" office:value-type="float" office:value="0" calcext:value-type="float">
              <text:p>0</text:p>
            </table:table-cell>
            <table:table-cell table:formula="of:=IF([.AGV55]&gt;0;2/[.$D$52]+1/[.AGW56];0)" office:value-type="float" office:value="0" calcext:value-type="float">
              <text:p>0</text:p>
            </table:table-cell>
            <table:table-cell table:formula="of:=IF([.AGW55]&gt;0;2/[.$D$52]+1/[.AGX56];0)" office:value-type="float" office:value="0" calcext:value-type="float">
              <text:p>0</text:p>
            </table:table-cell>
            <table:table-cell table:formula="of:=IF([.AGX55]&gt;0;2/[.$D$52]+1/[.AGY56];0)" office:value-type="float" office:value="0" calcext:value-type="float">
              <text:p>0</text:p>
            </table:table-cell>
            <table:table-cell table:formula="of:=IF([.AGY55]&gt;0;2/[.$D$52]+1/[.AGZ56];0)" office:value-type="float" office:value="0" calcext:value-type="float">
              <text:p>0</text:p>
            </table:table-cell>
            <table:table-cell table:formula="of:=IF([.AGZ55]&gt;0;2/[.$D$52]+1/[.AHA56];0)" office:value-type="float" office:value="0" calcext:value-type="float">
              <text:p>0</text:p>
            </table:table-cell>
            <table:table-cell table:formula="of:=IF([.AHA55]&gt;0;2/[.$D$52]+1/[.AHB56];0)" office:value-type="float" office:value="0" calcext:value-type="float">
              <text:p>0</text:p>
            </table:table-cell>
            <table:table-cell table:formula="of:=IF([.AHB55]&gt;0;2/[.$D$52]+1/[.AHC56];0)" office:value-type="float" office:value="0" calcext:value-type="float">
              <text:p>0</text:p>
            </table:table-cell>
            <table:table-cell table:formula="of:=IF([.AHC55]&gt;0;2/[.$D$52]+1/[.AHD56];0)" office:value-type="float" office:value="0" calcext:value-type="float">
              <text:p>0</text:p>
            </table:table-cell>
            <table:table-cell table:formula="of:=IF([.AHD55]&gt;0;2/[.$D$52]+1/[.AHE56];0)" office:value-type="float" office:value="0" calcext:value-type="float">
              <text:p>0</text:p>
            </table:table-cell>
            <table:table-cell table:formula="of:=IF([.AHE55]&gt;0;2/[.$D$52]+1/[.AHF56];0)" office:value-type="float" office:value="0" calcext:value-type="float">
              <text:p>0</text:p>
            </table:table-cell>
            <table:table-cell table:formula="of:=IF([.AHF55]&gt;0;2/[.$D$52]+1/[.AHG56];0)" office:value-type="float" office:value="0" calcext:value-type="float">
              <text:p>0</text:p>
            </table:table-cell>
            <table:table-cell table:formula="of:=IF([.AHG55]&gt;0;2/[.$D$52]+1/[.AHH56];0)" office:value-type="float" office:value="0" calcext:value-type="float">
              <text:p>0</text:p>
            </table:table-cell>
            <table:table-cell table:formula="of:=IF([.AHH55]&gt;0;2/[.$D$52]+1/[.AHI56];0)" office:value-type="float" office:value="0" calcext:value-type="float">
              <text:p>0</text:p>
            </table:table-cell>
            <table:table-cell table:formula="of:=IF([.AHI55]&gt;0;2/[.$D$52]+1/[.AHJ56];0)" office:value-type="float" office:value="0" calcext:value-type="float">
              <text:p>0</text:p>
            </table:table-cell>
            <table:table-cell table:formula="of:=IF([.AHJ55]&gt;0;2/[.$D$52]+1/[.AHK56];0)" office:value-type="float" office:value="0" calcext:value-type="float">
              <text:p>0</text:p>
            </table:table-cell>
            <table:table-cell table:formula="of:=IF([.AHK55]&gt;0;2/[.$D$52]+1/[.AHL56];0)" office:value-type="float" office:value="0" calcext:value-type="float">
              <text:p>0</text:p>
            </table:table-cell>
            <table:table-cell table:formula="of:=IF([.AHL55]&gt;0;2/[.$D$52]+1/[.AHM56];0)" office:value-type="float" office:value="0" calcext:value-type="float">
              <text:p>0</text:p>
            </table:table-cell>
            <table:table-cell table:formula="of:=IF([.AHM55]&gt;0;2/[.$D$52]+1/[.AHN56];0)" office:value-type="float" office:value="0" calcext:value-type="float">
              <text:p>0</text:p>
            </table:table-cell>
            <table:table-cell table:formula="of:=IF([.AHN55]&gt;0;2/[.$D$52]+1/[.AHO56];0)" office:value-type="float" office:value="0" calcext:value-type="float">
              <text:p>0</text:p>
            </table:table-cell>
            <table:table-cell table:formula="of:=IF([.AHO55]&gt;0;2/[.$D$52]+1/[.AHP56];0)" office:value-type="float" office:value="0" calcext:value-type="float">
              <text:p>0</text:p>
            </table:table-cell>
            <table:table-cell table:formula="of:=IF([.AHP55]&gt;0;2/[.$D$52]+1/[.AHQ56];0)" office:value-type="float" office:value="0" calcext:value-type="float">
              <text:p>0</text:p>
            </table:table-cell>
            <table:table-cell table:formula="of:=IF([.AHQ55]&gt;0;2/[.$D$52]+1/[.AHR56];0)" office:value-type="float" office:value="0" calcext:value-type="float">
              <text:p>0</text:p>
            </table:table-cell>
            <table:table-cell table:formula="of:=IF([.AHR55]&gt;0;2/[.$D$52]+1/[.AHS56];0)" office:value-type="float" office:value="0" calcext:value-type="float">
              <text:p>0</text:p>
            </table:table-cell>
            <table:table-cell table:formula="of:=IF([.AHS55]&gt;0;2/[.$D$52]+1/[.AHT56];0)" office:value-type="float" office:value="0" calcext:value-type="float">
              <text:p>0</text:p>
            </table:table-cell>
            <table:table-cell table:formula="of:=IF([.AHT55]&gt;0;2/[.$D$52]+1/[.AHU56];0)" office:value-type="float" office:value="0" calcext:value-type="float">
              <text:p>0</text:p>
            </table:table-cell>
            <table:table-cell table:formula="of:=IF([.AHU55]&gt;0;2/[.$D$52]+1/[.AHV56];0)" office:value-type="float" office:value="0" calcext:value-type="float">
              <text:p>0</text:p>
            </table:table-cell>
            <table:table-cell table:formula="of:=IF([.AHV55]&gt;0;2/[.$D$52]+1/[.AHW56];0)" office:value-type="float" office:value="0" calcext:value-type="float">
              <text:p>0</text:p>
            </table:table-cell>
            <table:table-cell table:formula="of:=IF([.AHW55]&gt;0;2/[.$D$52]+1/[.AHX56];0)" office:value-type="float" office:value="0" calcext:value-type="float">
              <text:p>0</text:p>
            </table:table-cell>
            <table:table-cell table:formula="of:=IF([.AHX55]&gt;0;2/[.$D$52]+1/[.AHY56];0)" office:value-type="float" office:value="0" calcext:value-type="float">
              <text:p>0</text:p>
            </table:table-cell>
            <table:table-cell table:formula="of:=IF([.AHY55]&gt;0;2/[.$D$52]+1/[.AHZ56];0)" office:value-type="float" office:value="0" calcext:value-type="float">
              <text:p>0</text:p>
            </table:table-cell>
            <table:table-cell table:formula="of:=IF([.AHZ55]&gt;0;2/[.$D$52]+1/[.AIA56];0)" office:value-type="float" office:value="0" calcext:value-type="float">
              <text:p>0</text:p>
            </table:table-cell>
            <table:table-cell table:formula="of:=IF([.AIA55]&gt;0;2/[.$D$52]+1/[.AIB56];0)" office:value-type="float" office:value="0" calcext:value-type="float">
              <text:p>0</text:p>
            </table:table-cell>
            <table:table-cell table:formula="of:=IF([.AIB55]&gt;0;2/[.$D$52]+1/[.AIC56];0)" office:value-type="float" office:value="0" calcext:value-type="float">
              <text:p>0</text:p>
            </table:table-cell>
            <table:table-cell table:formula="of:=IF([.AIC55]&gt;0;2/[.$D$52]+1/[.AID56];0)" office:value-type="float" office:value="0" calcext:value-type="float">
              <text:p>0</text:p>
            </table:table-cell>
            <table:table-cell table:formula="of:=IF([.AID55]&gt;0;2/[.$D$52]+1/[.AIE56];0)" office:value-type="float" office:value="0" calcext:value-type="float">
              <text:p>0</text:p>
            </table:table-cell>
            <table:table-cell table:formula="of:=IF([.AIE55]&gt;0;2/[.$D$52]+1/[.AIF56];0)" office:value-type="float" office:value="0" calcext:value-type="float">
              <text:p>0</text:p>
            </table:table-cell>
            <table:table-cell table:formula="of:=IF([.AIF55]&gt;0;2/[.$D$52]+1/[.AIG56];0)" office:value-type="float" office:value="0" calcext:value-type="float">
              <text:p>0</text:p>
            </table:table-cell>
            <table:table-cell table:formula="of:=IF([.AIG55]&gt;0;2/[.$D$52]+1/[.AIH56];0)" office:value-type="float" office:value="0" calcext:value-type="float">
              <text:p>0</text:p>
            </table:table-cell>
            <table:table-cell table:formula="of:=IF([.AIH55]&gt;0;2/[.$D$52]+1/[.AII56];0)" office:value-type="float" office:value="0" calcext:value-type="float">
              <text:p>0</text:p>
            </table:table-cell>
            <table:table-cell table:formula="of:=IF([.AII55]&gt;0;2/[.$D$52]+1/[.AIJ56];0)" office:value-type="float" office:value="0" calcext:value-type="float">
              <text:p>0</text:p>
            </table:table-cell>
            <table:table-cell table:formula="of:=IF([.AIJ55]&gt;0;2/[.$D$52]+1/[.AIK56];0)" office:value-type="float" office:value="0" calcext:value-type="float">
              <text:p>0</text:p>
            </table:table-cell>
            <table:table-cell table:formula="of:=IF([.AIK55]&gt;0;2/[.$D$52]+1/[.AIL56];0)" office:value-type="float" office:value="0" calcext:value-type="float">
              <text:p>0</text:p>
            </table:table-cell>
            <table:table-cell table:formula="of:=IF([.AIL55]&gt;0;2/[.$D$52]+1/[.AIM56];0)" office:value-type="float" office:value="0" calcext:value-type="float">
              <text:p>0</text:p>
            </table:table-cell>
            <table:table-cell table:formula="of:=IF([.AIM55]&gt;0;2/[.$D$52]+1/[.AIN56];0)" office:value-type="float" office:value="0" calcext:value-type="float">
              <text:p>0</text:p>
            </table:table-cell>
            <table:table-cell table:formula="of:=IF([.AIN55]&gt;0;2/[.$D$52]+1/[.AIO56];0)" office:value-type="float" office:value="0" calcext:value-type="float">
              <text:p>0</text:p>
            </table:table-cell>
            <table:table-cell table:formula="of:=IF([.AIO55]&gt;0;2/[.$D$52]+1/[.AIP56];0)" office:value-type="float" office:value="0" calcext:value-type="float">
              <text:p>0</text:p>
            </table:table-cell>
            <table:table-cell table:formula="of:=IF([.AIP55]&gt;0;2/[.$D$52]+1/[.AIQ56];0)" office:value-type="float" office:value="0" calcext:value-type="float">
              <text:p>0</text:p>
            </table:table-cell>
            <table:table-cell table:formula="of:=IF([.AIQ55]&gt;0;2/[.$D$52]+1/[.AIR56];0)" office:value-type="float" office:value="0" calcext:value-type="float">
              <text:p>0</text:p>
            </table:table-cell>
            <table:table-cell table:formula="of:=IF([.AIR55]&gt;0;2/[.$D$52]+1/[.AIS56];0)" office:value-type="float" office:value="0" calcext:value-type="float">
              <text:p>0</text:p>
            </table:table-cell>
            <table:table-cell table:formula="of:=IF([.AIS55]&gt;0;2/[.$D$52]+1/[.AIT56];0)" office:value-type="float" office:value="0" calcext:value-type="float">
              <text:p>0</text:p>
            </table:table-cell>
            <table:table-cell table:formula="of:=IF([.AIT55]&gt;0;2/[.$D$52]+1/[.AIU56];0)" office:value-type="float" office:value="0" calcext:value-type="float">
              <text:p>0</text:p>
            </table:table-cell>
            <table:table-cell table:formula="of:=IF([.AIU55]&gt;0;2/[.$D$52]+1/[.AIV56];0)" office:value-type="float" office:value="0" calcext:value-type="float">
              <text:p>0</text:p>
            </table:table-cell>
            <table:table-cell table:formula="of:=IF([.AIV55]&gt;0;2/[.$D$52]+1/[.AIW56];0)" office:value-type="float" office:value="0" calcext:value-type="float">
              <text:p>0</text:p>
            </table:table-cell>
            <table:table-cell table:formula="of:=IF([.AIW55]&gt;0;2/[.$D$52]+1/[.AIX56];0)" office:value-type="float" office:value="0" calcext:value-type="float">
              <text:p>0</text:p>
            </table:table-cell>
            <table:table-cell table:formula="of:=IF([.AIX55]&gt;0;2/[.$D$52]+1/[.AIY56];0)" office:value-type="float" office:value="0" calcext:value-type="float">
              <text:p>0</text:p>
            </table:table-cell>
            <table:table-cell table:formula="of:=IF([.AIY55]&gt;0;2/[.$D$52]+1/[.AIZ56];0)" office:value-type="float" office:value="0" calcext:value-type="float">
              <text:p>0</text:p>
            </table:table-cell>
            <table:table-cell table:formula="of:=IF([.AIZ55]&gt;0;2/[.$D$52]+1/[.AJA56];0)" office:value-type="float" office:value="0" calcext:value-type="float">
              <text:p>0</text:p>
            </table:table-cell>
            <table:table-cell table:formula="of:=IF([.AJA55]&gt;0;2/[.$D$52]+1/[.AJB56];0)" office:value-type="float" office:value="0" calcext:value-type="float">
              <text:p>0</text:p>
            </table:table-cell>
            <table:table-cell table:formula="of:=IF([.AJB55]&gt;0;2/[.$D$52]+1/[.AJC56];0)" office:value-type="float" office:value="0" calcext:value-type="float">
              <text:p>0</text:p>
            </table:table-cell>
            <table:table-cell table:formula="of:=IF([.AJC55]&gt;0;2/[.$D$52]+1/[.AJD56];0)" office:value-type="float" office:value="0" calcext:value-type="float">
              <text:p>0</text:p>
            </table:table-cell>
            <table:table-cell table:formula="of:=IF([.AJD55]&gt;0;2/[.$D$52]+1/[.AJE56];0)" office:value-type="float" office:value="0" calcext:value-type="float">
              <text:p>0</text:p>
            </table:table-cell>
            <table:table-cell table:formula="of:=IF([.AJE55]&gt;0;2/[.$D$52]+1/[.AJF56];0)" office:value-type="float" office:value="0" calcext:value-type="float">
              <text:p>0</text:p>
            </table:table-cell>
            <table:table-cell table:formula="of:=IF([.AJF55]&gt;0;2/[.$D$52]+1/[.AJG56];0)" office:value-type="float" office:value="0" calcext:value-type="float">
              <text:p>0</text:p>
            </table:table-cell>
            <table:table-cell table:formula="of:=IF([.AJG55]&gt;0;2/[.$D$52]+1/[.AJH56];0)" office:value-type="float" office:value="0" calcext:value-type="float">
              <text:p>0</text:p>
            </table:table-cell>
            <table:table-cell table:formula="of:=IF([.AJH55]&gt;0;2/[.$D$52]+1/[.AJI56];0)" office:value-type="float" office:value="0" calcext:value-type="float">
              <text:p>0</text:p>
            </table:table-cell>
            <table:table-cell table:formula="of:=IF([.AJI55]&gt;0;2/[.$D$52]+1/[.AJJ56];0)" office:value-type="float" office:value="0" calcext:value-type="float">
              <text:p>0</text:p>
            </table:table-cell>
            <table:table-cell table:formula="of:=IF([.AJJ55]&gt;0;2/[.$D$52]+1/[.AJK56];0)" office:value-type="float" office:value="0" calcext:value-type="float">
              <text:p>0</text:p>
            </table:table-cell>
            <table:table-cell table:formula="of:=IF([.AJK55]&gt;0;2/[.$D$52]+1/[.AJL56];0)" office:value-type="float" office:value="0" calcext:value-type="float">
              <text:p>0</text:p>
            </table:table-cell>
            <table:table-cell table:formula="of:=IF([.AJL55]&gt;0;2/[.$D$52]+1/[.AJM56];0)" office:value-type="float" office:value="0" calcext:value-type="float">
              <text:p>0</text:p>
            </table:table-cell>
            <table:table-cell table:formula="of:=IF([.AJM55]&gt;0;2/[.$D$52]+1/[.AJN56];0)" office:value-type="float" office:value="0" calcext:value-type="float">
              <text:p>0</text:p>
            </table:table-cell>
            <table:table-cell table:formula="of:=IF([.AJN55]&gt;0;2/[.$D$52]+1/[.AJO56];0)" office:value-type="float" office:value="0" calcext:value-type="float">
              <text:p>0</text:p>
            </table:table-cell>
            <table:table-cell table:formula="of:=IF([.AJO55]&gt;0;2/[.$D$52]+1/[.AJP56];0)" office:value-type="float" office:value="0" calcext:value-type="float">
              <text:p>0</text:p>
            </table:table-cell>
            <table:table-cell table:formula="of:=IF([.AJP55]&gt;0;2/[.$D$52]+1/[.AJQ56];0)" office:value-type="float" office:value="0" calcext:value-type="float">
              <text:p>0</text:p>
            </table:table-cell>
            <table:table-cell table:formula="of:=IF([.AJQ55]&gt;0;2/[.$D$52]+1/[.AJR56];0)" office:value-type="float" office:value="0" calcext:value-type="float">
              <text:p>0</text:p>
            </table:table-cell>
            <table:table-cell table:formula="of:=IF([.AJR55]&gt;0;2/[.$D$52]+1/[.AJS56];0)" office:value-type="float" office:value="0" calcext:value-type="float">
              <text:p>0</text:p>
            </table:table-cell>
            <table:table-cell table:formula="of:=IF([.AJS55]&gt;0;2/[.$D$52]+1/[.AJT56];0)" office:value-type="float" office:value="0" calcext:value-type="float">
              <text:p>0</text:p>
            </table:table-cell>
            <table:table-cell table:formula="of:=IF([.AJT55]&gt;0;2/[.$D$52]+1/[.AJU56];0)" office:value-type="float" office:value="0" calcext:value-type="float">
              <text:p>0</text:p>
            </table:table-cell>
            <table:table-cell table:formula="of:=IF([.AJU55]&gt;0;2/[.$D$52]+1/[.AJV56];0)" office:value-type="float" office:value="0" calcext:value-type="float">
              <text:p>0</text:p>
            </table:table-cell>
            <table:table-cell table:formula="of:=IF([.AJV55]&gt;0;2/[.$D$52]+1/[.AJW56];0)" office:value-type="float" office:value="0" calcext:value-type="float">
              <text:p>0</text:p>
            </table:table-cell>
            <table:table-cell table:formula="of:=IF([.AJW55]&gt;0;2/[.$D$52]+1/[.AJX56];0)" office:value-type="float" office:value="0" calcext:value-type="float">
              <text:p>0</text:p>
            </table:table-cell>
            <table:table-cell table:formula="of:=IF([.AJX55]&gt;0;2/[.$D$52]+1/[.AJY56];0)" office:value-type="float" office:value="0" calcext:value-type="float">
              <text:p>0</text:p>
            </table:table-cell>
            <table:table-cell table:formula="of:=IF([.AJY55]&gt;0;2/[.$D$52]+1/[.AJZ56];0)" office:value-type="float" office:value="0" calcext:value-type="float">
              <text:p>0</text:p>
            </table:table-cell>
            <table:table-cell table:formula="of:=IF([.AJZ55]&gt;0;2/[.$D$52]+1/[.AKA56];0)" office:value-type="float" office:value="0" calcext:value-type="float">
              <text:p>0</text:p>
            </table:table-cell>
            <table:table-cell table:formula="of:=IF([.AKA55]&gt;0;2/[.$D$52]+1/[.AKB56];0)" office:value-type="float" office:value="0" calcext:value-type="float">
              <text:p>0</text:p>
            </table:table-cell>
            <table:table-cell table:formula="of:=IF([.AKB55]&gt;0;2/[.$D$52]+1/[.AKC56];0)" office:value-type="float" office:value="0" calcext:value-type="float">
              <text:p>0</text:p>
            </table:table-cell>
            <table:table-cell table:formula="of:=IF([.AKC55]&gt;0;2/[.$D$52]+1/[.AKD56];0)" office:value-type="float" office:value="0" calcext:value-type="float">
              <text:p>0</text:p>
            </table:table-cell>
            <table:table-cell table:formula="of:=IF([.AKD55]&gt;0;2/[.$D$52]+1/[.AKE56];0)" office:value-type="float" office:value="0" calcext:value-type="float">
              <text:p>0</text:p>
            </table:table-cell>
            <table:table-cell table:formula="of:=IF([.AKE55]&gt;0;2/[.$D$52]+1/[.AKF56];0)" office:value-type="float" office:value="0" calcext:value-type="float">
              <text:p>0</text:p>
            </table:table-cell>
            <table:table-cell table:formula="of:=IF([.AKF55]&gt;0;2/[.$D$52]+1/[.AKG56];0)" office:value-type="float" office:value="0" calcext:value-type="float">
              <text:p>0</text:p>
            </table:table-cell>
            <table:table-cell table:formula="of:=IF([.AKG55]&gt;0;2/[.$D$52]+1/[.AKH56];0)" office:value-type="float" office:value="0" calcext:value-type="float">
              <text:p>0</text:p>
            </table:table-cell>
            <table:table-cell table:formula="of:=IF([.AKH55]&gt;0;2/[.$D$52]+1/[.AKI56];0)" office:value-type="float" office:value="0" calcext:value-type="float">
              <text:p>0</text:p>
            </table:table-cell>
            <table:table-cell table:formula="of:=IF([.AKI55]&gt;0;2/[.$D$52]+1/[.AKJ56];0)" office:value-type="float" office:value="0" calcext:value-type="float">
              <text:p>0</text:p>
            </table:table-cell>
            <table:table-cell table:formula="of:=IF([.AKJ55]&gt;0;2/[.$D$52]+1/[.AKK56];0)" office:value-type="float" office:value="0" calcext:value-type="float">
              <text:p>0</text:p>
            </table:table-cell>
            <table:table-cell table:formula="of:=IF([.AKK55]&gt;0;2/[.$D$52]+1/[.AKL56];0)" office:value-type="float" office:value="0" calcext:value-type="float">
              <text:p>0</text:p>
            </table:table-cell>
            <table:table-cell table:formula="of:=IF([.AKL55]&gt;0;2/[.$D$52]+1/[.AKM56];0)" office:value-type="float" office:value="0" calcext:value-type="float">
              <text:p>0</text:p>
            </table:table-cell>
            <table:table-cell table:formula="of:=IF([.AKM55]&gt;0;2/[.$D$52]+1/[.AKN56];0)" office:value-type="float" office:value="0" calcext:value-type="float">
              <text:p>0</text:p>
            </table:table-cell>
            <table:table-cell table:formula="of:=IF([.AKN55]&gt;0;2/[.$D$52]+1/[.AKO56];0)" office:value-type="float" office:value="0" calcext:value-type="float">
              <text:p>0</text:p>
            </table:table-cell>
            <table:table-cell table:formula="of:=IF([.AKO55]&gt;0;2/[.$D$52]+1/[.AKP56];0)" office:value-type="float" office:value="0" calcext:value-type="float">
              <text:p>0</text:p>
            </table:table-cell>
            <table:table-cell table:formula="of:=IF([.AKP55]&gt;0;2/[.$D$52]+1/[.AKQ56];0)" office:value-type="float" office:value="0" calcext:value-type="float">
              <text:p>0</text:p>
            </table:table-cell>
            <table:table-cell table:formula="of:=IF([.AKQ55]&gt;0;2/[.$D$52]+1/[.AKR56];0)" office:value-type="float" office:value="0" calcext:value-type="float">
              <text:p>0</text:p>
            </table:table-cell>
            <table:table-cell table:formula="of:=IF([.AKR55]&gt;0;2/[.$D$52]+1/[.AKS56];0)" office:value-type="float" office:value="0" calcext:value-type="float">
              <text:p>0</text:p>
            </table:table-cell>
            <table:table-cell table:formula="of:=IF([.AKS55]&gt;0;2/[.$D$52]+1/[.AKT56];0)" office:value-type="float" office:value="0" calcext:value-type="float">
              <text:p>0</text:p>
            </table:table-cell>
            <table:table-cell table:formula="of:=IF([.AKT55]&gt;0;2/[.$D$52]+1/[.AKU56];0)" office:value-type="float" office:value="0" calcext:value-type="float">
              <text:p>0</text:p>
            </table:table-cell>
            <table:table-cell table:formula="of:=IF([.AKU55]&gt;0;2/[.$D$52]+1/[.AKV56];0)" office:value-type="float" office:value="0" calcext:value-type="float">
              <text:p>0</text:p>
            </table:table-cell>
            <table:table-cell table:formula="of:=IF([.AKV55]&gt;0;2/[.$D$52]+1/[.AKW56];0)" office:value-type="float" office:value="0" calcext:value-type="float">
              <text:p>0</text:p>
            </table:table-cell>
            <table:table-cell table:formula="of:=IF([.AKW55]&gt;0;2/[.$D$52]+1/[.AKX56];0)" office:value-type="float" office:value="0" calcext:value-type="float">
              <text:p>0</text:p>
            </table:table-cell>
            <table:table-cell table:formula="of:=IF([.AKX55]&gt;0;2/[.$D$52]+1/[.AKY56];0)" office:value-type="float" office:value="0" calcext:value-type="float">
              <text:p>0</text:p>
            </table:table-cell>
            <table:table-cell table:formula="of:=IF([.AKY55]&gt;0;2/[.$D$52]+1/[.AKZ56];0)" office:value-type="float" office:value="0" calcext:value-type="float">
              <text:p>0</text:p>
            </table:table-cell>
            <table:table-cell table:formula="of:=IF([.AKZ55]&gt;0;2/[.$D$52]+1/[.ALA56];0)" office:value-type="float" office:value="0" calcext:value-type="float">
              <text:p>0</text:p>
            </table:table-cell>
            <table:table-cell table:formula="of:=IF([.ALA55]&gt;0;2/[.$D$52]+1/[.ALB56];0)" office:value-type="float" office:value="0" calcext:value-type="float">
              <text:p>0</text:p>
            </table:table-cell>
            <table:table-cell table:formula="of:=IF([.ALB55]&gt;0;2/[.$D$52]+1/[.ALC56];0)" office:value-type="float" office:value="0" calcext:value-type="float">
              <text:p>0</text:p>
            </table:table-cell>
            <table:table-cell table:formula="of:=IF([.ALC55]&gt;0;2/[.$D$52]+1/[.ALD56];0)" office:value-type="float" office:value="0" calcext:value-type="float">
              <text:p>0</text:p>
            </table:table-cell>
            <table:table-cell table:formula="of:=IF([.ALD55]&gt;0;2/[.$D$52]+1/[.ALE56];0)" office:value-type="float" office:value="0" calcext:value-type="float">
              <text:p>0</text:p>
            </table:table-cell>
            <table:table-cell table:formula="of:=IF([.ALE55]&gt;0;2/[.$D$52]+1/[.ALF56];0)" office:value-type="float" office:value="0" calcext:value-type="float">
              <text:p>0</text:p>
            </table:table-cell>
            <table:table-cell table:formula="of:=IF([.ALF55]&gt;0;2/[.$D$52]+1/[.ALG56];0)" office:value-type="float" office:value="0" calcext:value-type="float">
              <text:p>0</text:p>
            </table:table-cell>
            <table:table-cell table:formula="of:=IF([.ALG55]&gt;0;2/[.$D$52]+1/[.ALH56];0)" office:value-type="float" office:value="0" calcext:value-type="float">
              <text:p>0</text:p>
            </table:table-cell>
            <table:table-cell table:formula="of:=IF([.ALH55]&gt;0;2/[.$D$52]+1/[.ALI56];0)" office:value-type="float" office:value="0" calcext:value-type="float">
              <text:p>0</text:p>
            </table:table-cell>
            <table:table-cell table:formula="of:=IF([.ALI55]&gt;0;2/[.$D$52]+1/[.ALJ56];0)" office:value-type="float" office:value="0" calcext:value-type="float">
              <text:p>0</text:p>
            </table:table-cell>
            <table:table-cell table:formula="of:=IF([.ALJ55]&gt;0;2/[.$D$52]+1/[.ALK56];0)" office:value-type="float" office:value="0" calcext:value-type="float">
              <text:p>0</text:p>
            </table:table-cell>
            <table:table-cell table:formula="of:=IF([.ALK55]&gt;0;2/[.$D$52]+1/[.ALL56];0)" office:value-type="float" office:value="0" calcext:value-type="float">
              <text:p>0</text:p>
            </table:table-cell>
            <table:table-cell table:formula="of:=IF([.ALL55]&gt;0;2/[.$D$52]+1/[.ALM56];0)" office:value-type="float" office:value="0" calcext:value-type="float">
              <text:p>0</text:p>
            </table:table-cell>
            <table:table-cell table:formula="of:=IF([.ALM55]&gt;0;2/[.$D$52]+1/[.ALN56];0)" office:value-type="float" office:value="0" calcext:value-type="float">
              <text:p>0</text:p>
            </table:table-cell>
            <table:table-cell table:formula="of:=IF([.ALN55]&gt;0;2/[.$D$52]+1/[.ALO56];0)" office:value-type="float" office:value="0" calcext:value-type="float">
              <text:p>0</text:p>
            </table:table-cell>
            <table:table-cell table:formula="of:=IF([.ALO55]&gt;0;2/[.$D$52]+1/[.ALP56];0)" office:value-type="float" office:value="0" calcext:value-type="float">
              <text:p>0</text:p>
            </table:table-cell>
            <table:table-cell table:formula="of:=IF([.ALP55]&gt;0;2/[.$D$52]+1/[.ALQ56];0)" office:value-type="float" office:value="0" calcext:value-type="float">
              <text:p>0</text:p>
            </table:table-cell>
            <table:table-cell table:formula="of:=IF([.ALQ55]&gt;0;2/[.$D$52]+1/[.ALR56];0)" office:value-type="float" office:value="0" calcext:value-type="float">
              <text:p>0</text:p>
            </table:table-cell>
            <table:table-cell table:formula="of:=IF([.ALR55]&gt;0;2/[.$D$52]+1/[.ALS56];0)" office:value-type="float" office:value="0" calcext:value-type="float">
              <text:p>0</text:p>
            </table:table-cell>
            <table:table-cell table:formula="of:=IF([.ALS55]&gt;0;2/[.$D$52]+1/[.ALT56];0)" office:value-type="float" office:value="0" calcext:value-type="float">
              <text:p>0</text:p>
            </table:table-cell>
            <table:table-cell table:formula="of:=IF([.ALT55]&gt;0;2/[.$D$52]+1/[.ALU56];0)" office:value-type="float" office:value="0" calcext:value-type="float">
              <text:p>0</text:p>
            </table:table-cell>
            <table:table-cell table:formula="of:=IF([.ALU55]&gt;0;2/[.$D$52]+1/[.ALV56];0)" office:value-type="float" office:value="0" calcext:value-type="float">
              <text:p>0</text:p>
            </table:table-cell>
            <table:table-cell table:formula="of:=IF([.ALV55]&gt;0;2/[.$D$52]+1/[.ALW56];0)" office:value-type="float" office:value="0" calcext:value-type="float">
              <text:p>0</text:p>
            </table:table-cell>
            <table:table-cell table:formula="of:=IF([.ALW55]&gt;0;2/[.$D$52]+1/[.ALX56];0)" office:value-type="float" office:value="0" calcext:value-type="float">
              <text:p>0</text:p>
            </table:table-cell>
            <table:table-cell table:formula="of:=IF([.ALX55]&gt;0;2/[.$D$52]+1/[.ALY56];0)" office:value-type="float" office:value="0" calcext:value-type="float">
              <text:p>0</text:p>
            </table:table-cell>
            <table:table-cell table:formula="of:=IF([.ALY55]&gt;0;2/[.$D$52]+1/[.ALZ56];0)" office:value-type="float" office:value="0" calcext:value-type="float">
              <text:p>0</text:p>
            </table:table-cell>
            <table:table-cell table:formula="of:=IF([.ALZ55]&gt;0;2/[.$D$52]+1/[.AMA56];0)" office:value-type="float" office:value="0" calcext:value-type="float">
              <text:p>0</text:p>
            </table:table-cell>
            <table:table-cell table:formula="of:=IF([.AMA55]&gt;0;2/[.$D$52]+1/[.AMB56];0)" office:value-type="float" office:value="0" calcext:value-type="float">
              <text:p>0</text:p>
            </table:table-cell>
            <table:table-cell table:formula="of:=IF([.AMB55]&gt;0;2/[.$D$52]+1/[.AMC56];0)" office:value-type="float" office:value="0" calcext:value-type="float">
              <text:p>0</text:p>
            </table:table-cell>
            <table:table-cell table:formula="of:=IF([.AMC55]&gt;0;2/[.$D$52]+1/[.AMD56];0)" office:value-type="float" office:value="0" calcext:value-type="float">
              <text:p>0</text:p>
            </table:table-cell>
            <table:table-cell table:formula="of:=IF([.AMD55]&gt;0;2/[.$D$52]+1/[.AME56];0)" office:value-type="float" office:value="0" calcext:value-type="float">
              <text:p>0</text:p>
            </table:table-cell>
            <table:table-cell table:formula="of:=IF([.AME55]&gt;0;2/[.$D$52]+1/[.AMF56];0)" office:value-type="float" office:value="0" calcext:value-type="float">
              <text:p>0</text:p>
            </table:table-cell>
            <table:table-cell table:formula="of:=IF([.AMF55]&gt;0;2/[.$D$52]+1/[.AMG56];0)" office:value-type="float" office:value="0" calcext:value-type="float">
              <text:p>0</text:p>
            </table:table-cell>
            <table:table-cell table:formula="of:=IF([.AMG55]&gt;0;2/[.$D$52]+1/[.AMH56];0)" office:value-type="float" office:value="0" calcext:value-type="float">
              <text:p>0</text:p>
            </table:table-cell>
            <table:table-cell table:formula="of:=IF([.AMH55]&gt;0;2/[.$D$52]+1/[.AMI56];0)" office:value-type="float" office:value="0" calcext:value-type="float">
              <text:p>0</text:p>
            </table:table-cell>
            <table:table-cell table:formula="of:=IF([.AMI55]&gt;0;2/[.$D$52]+1/#REF!;0)" office:value-type="float" office:value="0" calcext:value-type="float">
              <text:p>0</text:p>
            </table:table-cell>
            <table:table-cell/>
          </table:table-row>
        </table:table-row-group>
        <table:table-row table:style-name="ro4">
          <table:table-cell office:value-type="string" calcext:value-type="string">
            <text:p>Wärme-Widerstand innen differenziert</text:p>
          </table:table-cell>
          <table:table-cell office:value-type="string" calcext:value-type="string">
            <text:p>R<text:span text:style-name="T1">thi</text:span></text:p>
          </table:table-cell>
          <table:table-cell office:value-type="string" calcext:value-type="string">
            <text:p>K/W</text:p>
          </table:table-cell>
          <table:table-cell table:style-name="ce13" table:formula="of:=[.E58]/(2*[.D10]*[.D6])*COTH([.$D$11]*[.E58])" office:value-type="float" office:value="9.62250448649375" calcext:value-type="float">
            <text:p>9.62250448649375</text:p>
          </table:table-cell>
          <table:table-cell table:style-name="ce21" table:formula="of:=SQRT(([.$D$6]*2)/ ([.D17]*[.$D$12]/1000))" office:value-type="float" office:value="192.450089729875" calcext:value-type="float">
            <text:p>192.450089729875</text:p>
          </table:table-cell>
          <table:table-cell table:style-name="ce21" office:value-type="string" calcext:value-type="string">
            <text:p>(k)</text:p>
          </table:table-cell>
          <table:table-cell table:number-columns-repeated="1018"/>
        </table:table-row>
        <table:table-row-group table:display="false">
          <table:table-row table:style-name="ro5" table:visibility="collapse">
            <table:table-cell office:value-type="string" calcext:value-type="string">
              <text:p>Wärme-Widerstand innen exponentiell</text:p>
            </table:table-cell>
            <table:table-cell office:value-type="string" calcext:value-type="string">
              <text:p>R<text:span text:style-name="T1">thi</text:span></text:p>
            </table:table-cell>
            <table:table-cell office:value-type="string" calcext:value-type="string">
              <text:p>K/W</text:p>
            </table:table-cell>
            <table:table-cell table:formula="of:=[.D58]/(1-EXP(-[.E58]*[.$D$11]))" office:value-type="float" office:value="9.62250452869127" calcext:value-type="float">
              <text:p>9.62250452869127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3"/>
          <table:table-cell table:style-name="ce14" office:value-type="string" calcext:value-type="string">
            <text:p>iterativ</text:p>
          </table:table-cell>
          <table:table-cell table:style-name="ce14" office:value-type="string" calcext:value-type="string">
            <text:p>differenzie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.Widerstand</text:p>
          </table:table-cell>
          <table:table-cell office:value-type="string" calcext:value-type="string">
            <text:p>R<text:span text:style-name="T1">th_gesamt</text:span></text:p>
          </table:table-cell>
          <table:table-cell office:value-type="string" calcext:value-type="string">
            <text:p>K/W</text:p>
          </table:table-cell>
          <table:table-cell table:formula="of:=1/(1/[.$D$44] + 1/([.$D$46]+1/(1/[.$D$47]+2/[.D56])))" office:value-type="float" office:value="6.61023491060484" calcext:value-type="float">
            <text:p>6.61023491060484</text:p>
          </table:table-cell>
          <table:table-cell table:formula="of:=1/(1/[.$D$44] + 1/([.$D$46]+1/(1/[.$D$47]+2/[.D58])))" office:value-type="float" office:value="6.22892897747274" calcext:value-type="float">
            <text:p>6.228928977472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wärmun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K</text:p>
          </table:table-cell>
          <table:table-cell table:style-name="ce15" table:formula="of:=IF(1/(([.$D$26]/([.D61]*[.$D$22]^2*[.$D$10]*[.$D$27])-[.$D$28]))&gt;0;1/(([.$D$26]/([.D61]*[.$D$22]^2*[.$D$10]*[.$D$27])-[.$D$28]));&quot;Zu hoch!&quot;)" office:value-type="float" office:value="3.20879499364187" calcext:value-type="float">
            <text:p>3.20879499364187</text:p>
          </table:table-cell>
          <table:table-cell table:style-name="ce22" table:formula="of:=IF(1/(([.$D$26]/([.E61]*[.$D$22]^2*[.$D$10]*[.$D$27])-[.$D$28]))&gt;0;1/(([.$D$26]/([.E61]*[.$D$22]^2*[.$D$10]*[.$D$27])-[.$D$28]));&quot;Zu hoch!&quot;)" office:value-type="float" office:value="3.02151714465482" calcext:value-type="float">
            <text:p>3.0215171446548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Leiter in der Leiterplatte (Zentrum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-group table:display="false">
          <table:table-row table:style-name="ro5" table:visibility="collapse">
            <table:table-cell office:value-type="string" calcext:value-type="string">
              <text:p>Wärmeübergangs-Widerstand zu FR4</text:p>
            </table:table-cell>
            <table:table-cell office:value-type="string" calcext:value-type="string">
              <text:p>R<text:span text:style-name="T1">thLP</text:span></text:p>
            </table:table-cell>
            <table:table-cell office:value-type="string" calcext:value-type="string">
              <text:p>K/W</text:p>
            </table:table-cell>
            <table:table-cell table:formula="of:=[.D46]/2" office:value-type="float" office:value="1.04166666666667" calcext:value-type="float">
              <text:p>1.04166666666667</text:p>
            </table:table-cell>
            <table:table-cell table:number-columns-repeated="1020"/>
          </table:table-row>
        </table:table-row-group>
        <table:table-row table:style-name="ro2">
          <table:table-cell table:number-columns-repeated="3"/>
          <table:table-cell table:style-name="ce14" office:value-type="string" calcext:value-type="string">
            <text:p>iterativ</text:p>
          </table:table-cell>
          <table:table-cell table:style-name="ce14" office:value-type="string" calcext:value-type="string">
            <text:p>differenzie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.Widerstand</text:p>
          </table:table-cell>
          <table:table-cell office:value-type="string" calcext:value-type="string">
            <text:p>R<text:span text:style-name="T1">th_gesamt</text:span></text:p>
          </table:table-cell>
          <table:table-cell/>
          <table:table-cell table:formula="of:=[.D66]+1/((2/[.D44])+(2/[.D56]))" office:value-type="float" office:value="5.79890189702201" calcext:value-type="float">
            <text:p>5.79890189702201</text:p>
          </table:table-cell>
          <table:table-cell table:formula="of:=[.D66]+1/((2/[.D44])+(2/[.D58]))" office:value-type="float" office:value="5.40379109751426" calcext:value-type="float">
            <text:p>5.403791097514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wärmun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K</text:p>
          </table:table-cell>
          <table:table-cell table:style-name="ce16" table:formula="of:=IF(1/(([.D26]/([.D68]*[.D22]^2*[.D10]*[.D27])-[.D28]))&gt;0;1/(([.D26]/([.D68]*[.D22]^2*[.D10]*[.D27])-[.D28]));&quot;Zu hoch!&quot;)" office:value-type="float" office:value="2.81063389062599" calcext:value-type="float">
            <text:p>2.81063389062599</text:p>
          </table:table-cell>
          <table:table-cell table:style-name="ce23" table:formula="of:=IF(1/(([.D26]/([.E68]*[.D22]^2*[.D10]*[.D27])-[.D28]))&gt;0;1/(([.D26]/([.E68]*[.D22]^2*[.D10]*[.D27])-[.D28]));&quot;Zu hoch!&quot;)" office:value-type="float" office:value="2.61717540488676" calcext:value-type="float">
            <text:p>2.6171754048867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Leiter auf der Leiterplatte mit Kupferlag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4">
          <table:table-cell office:value-type="string" calcext:value-type="string">
            <text:p>Distanz Leiterbahn zur Kupferlage</text:p>
          </table:table-cell>
          <table:table-cell office:value-type="string" calcext:value-type="string">
            <text:p>dH<text:span text:style-name="T1">L-Cu</text:span></text:p>
          </table:table-cell>
          <table:table-cell office:value-type="string" calcext:value-type="string">
            <text:p>mm</text:p>
          </table:table-cell>
          <table:table-cell table:style-name="ce5" office:value-type="float" office:value="1.5" calcext:value-type="float">
            <text:p>1.5</text:p>
          </table:table-cell>
          <table:table-cell table:formula="of:=IF([.D73]&gt;[.$D$12];&quot;Maximal Leiterplattendicke!&quot;;&quot;←&quot;)" office:value-type="string" office:string-value="←" calcext:value-type="string">
            <text:p>←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Kupferstärke</text:p>
          </table:table-cell>
          <table:table-cell office:value-type="string" calcext:value-type="string">
            <text:p>H<text:span text:style-name="T1">cu</text:span></text:p>
          </table:table-cell>
          <table:table-cell office:value-type="string" calcext:value-type="string">
            <text:p>mm</text:p>
          </table:table-cell>
          <table:table-cell table:style-name="ce7" office:value-type="float" office:value="0.035" calcext:value-type="float">
            <text:p>0.035</text:p>
          </table:table-cell>
          <table:table-cell office:value-type="string" calcext:value-type="string">
            <text:p>←</text:p>
          </table:table-cell>
          <table:table-cell table:number-columns-repeated="1019"/>
        </table:table-row>
        <table:table-row-group table:display="false">
          <table:table-row table:style-name="ro5" table:visibility="collapse">
            <table:table-cell table:style-name="ce3" office:value-type="string" calcext:value-type="string">
              <text:p>Kupfer-Querschnitt</text:p>
            </table:table-cell>
            <table:table-cell office:value-type="string" calcext:value-type="string">
              <text:p>A<text:span text:style-name="T1">cu</text:span></text:p>
            </table:table-cell>
            <table:table-cell office:value-type="string" calcext:value-type="string">
              <text:p>m²</text:p>
            </table:table-cell>
            <table:table-cell table:formula="of:=[.D74]*[.D10]/1000" office:value-type="float" office:value="0.000035" calcext:value-type="float">
              <text:p>3.5E-05</text:p>
            </table:table-cell>
            <table:table-cell table:number-columns-repeated="1020"/>
          </table:table-row>
          <table:table-row table:style-name="ro2" table:visibility="collapse">
            <table:table-cell table:style-name="ce3"/>
            <table:table-cell table:number-columns-repeated="1023"/>
          </table:table-row>
        </table:table-row-group>
        <table:table-row table:style-name="ro4">
          <table:table-cell office:value-type="string" calcext:value-type="string">
            <text:p>Distanz Kupferlage zur Mitte der Leiterplatte</text:p>
          </table:table-cell>
          <table:table-cell office:value-type="string" calcext:value-type="string">
            <text:p>H<text:span text:style-name="T1">cu-FR4</text:span></text:p>
          </table:table-cell>
          <table:table-cell office:value-type="string" calcext:value-type="string">
            <text:p>mm</text:p>
          </table:table-cell>
          <table:table-cell table:style-name="ce17" table:formula="of:=IF([.D73]&gt;[.$D$12];0.75;ABS([.D73]-[.$D$12]/2))" office:value-type="float" office:value="0.75" calcext:value-type="float">
            <text:p>0.75</text:p>
          </table:table-cell>
          <table:table-cell table:number-columns-repeated="1020"/>
        </table:table-row>
        <table:table-row-group table:display="false">
          <table:table-row table:style-name="ro5" table:visibility="collapse">
            <table:table-cell office:value-type="string" calcext:value-type="string">
              <text:p>Wärme-Leitfähigkeit Kupfer</text:p>
            </table:table-cell>
            <table:table-cell office:value-type="string" calcext:value-type="string">
              <text:p>λ<text:span text:style-name="T1">Cu</text:span></text:p>
            </table:table-cell>
            <table:table-cell office:value-type="string" calcext:value-type="string">
              <text:p>W/(m·K)</text:p>
            </table:table-cell>
            <table:table-cell table:style-name="ce18" table:formula="of:=[.D31]" office:value-type="float" office:value="400" calcext:value-type="float">
              <text:p>400</text:p>
            </table:table-cell>
            <table:table-cell table:number-columns-repeated="1020"/>
          </table:table-row>
          <table:table-row table:style-name="ro5" table:visibility="collapse">
            <table:table-cell office:value-type="string" calcext:value-type="string">
              <text:p>Wärme-Leitfähigkeit FR-4</text:p>
            </table:table-cell>
            <table:table-cell office:value-type="string" calcext:value-type="string">
              <text:p><text:span text:style-name="T2">λ</text:span><text:span text:style-name="T1">FR4</text:span></text:p>
            </table:table-cell>
            <table:table-cell office:value-type="string" calcext:value-type="string">
              <text:p>W/(m·K)</text:p>
            </table:table-cell>
            <table:table-cell table:style-name="ce18" table:formula="of:=[.D17]" office:value-type="float" office:value="0.36" calcext:value-type="float">
              <text:p>0.36</text:p>
            </table:table-cell>
            <table:table-cell table:number-columns-repeated="1020"/>
          </table:table-row>
          <table:table-row table:style-name="ro5" table:visibility="collapse">
            <table:table-cell office:value-type="string" calcext:value-type="string">
              <text:p>Wärme-Leitwert</text:p>
            </table:table-cell>
            <table:table-cell office:value-type="string" calcext:value-type="string">
              <text:p>H*λ<text:span text:style-name="T1">Cu+FR4</text:span></text:p>
            </table:table-cell>
            <table:table-cell office:value-type="string" calcext:value-type="string">
              <text:p>W/K</text:p>
            </table:table-cell>
            <table:table-cell table:formula="of:=([.D79]*[.D12]+1/([.D77]/[.D79]+1/([.D78]*[.D74])))/1000" office:value-type="float" office:value="0.00100408839779006" calcext:value-type="float">
              <text:p>0.00100408839779</text:p>
            </table:table-cell>
            <table:table-cell table:number-columns-repeated="1020"/>
          </table:table-row>
          <table:table-row table:style-name="ro2" table:visibility="collapse">
            <table:table-cell table:number-columns-repeated="3"/>
            <table:table-cell table:style-name="ce14" office:value-type="string" calcext:value-type="string">
              <text:p>iterativ</text:p>
            </table:table-cell>
            <table:table-cell table:style-name="ce14" office:value-type="string" calcext:value-type="string">
              <text:p>differenziert</text:p>
            </table:table-cell>
            <table:table-cell table:number-columns-repeated="1019"/>
          </table:table-row>
          <table:table-row table:style-name="ro5" table:visibility="collapse">
            <table:table-cell office:value-type="string" calcext:value-type="string">
              <text:p>Wärme-Durchgangs-Widerstand</text:p>
            </table:table-cell>
            <table:table-cell office:value-type="string" calcext:value-type="string">
              <text:p><text:span text:style-name="T2">R</text:span><text:span text:style-name="T1">thd</text:span>(R<text:span text:style-name="T1">thCuFR4</text:span><text:span text:style-name="T2">)</text:span></text:p>
            </table:table-cell>
            <table:table-cell/>
            <table:table-cell table:style-name="ce19" table:formula="of:=1/(1/(1/([.D79]*[.D12]*[.D10]/[.$D$49]))+1/(([.D77]/([.D79]*[.$D$49]*[.D10]))+([.$D$49]/([.D78]*[.D74]*[.D10]))))" office:value-type="float" office:value="0.995928249147133" calcext:value-type="float">
              <text:p>0.995928249147133</text:p>
            </table:table-cell>
            <table:table-cell table:style-name="ce19" table:formula="of:=1/([.D80]*1000*[.D10])" office:value-type="float" office:value="0.995928249147133" calcext:value-type="float">
              <text:p>0.995928249147133</text:p>
            </table:table-cell>
            <table:table-cell table:number-columns-repeated="1019"/>
          </table:table-row>
          <table:table-row table:style-name="ro2" table:visibility="collapse">
            <table:table-cell table:number-columns-repeated="1024"/>
          </table:table-row>
        </table:table-row-group>
        <table:table-row table:style-name="ro2">
          <table:table-cell office:value-type="string" calcext:value-type="string">
            <text:p>Iterationen (n – (Segment))</text:p>
          </table:table-cell>
          <table:table-cell office:value-type="string" calcext:value-type="string">
            <text:p>(i...0)</text:p>
          </table:table-cell>
          <table:table-cell/>
          <table:table-cell table:formula="of:=[.D50]" office:value-type="float" office:value="49" calcext:value-type="float">
            <text:p>49</text:p>
          </table:table-cell>
          <table:table-cell table:formula="of:=[.D84]-1" office:value-type="float" office:value="48" calcext:value-type="float">
            <text:p>48</text:p>
          </table:table-cell>
          <table:table-cell table:formula="of:=[.E84]-1" office:value-type="float" office:value="47" calcext:value-type="float">
            <text:p>47</text:p>
          </table:table-cell>
          <table:table-cell table:formula="of:=[.F84]-1" office:value-type="float" office:value="46" calcext:value-type="float">
            <text:p>46</text:p>
          </table:table-cell>
          <table:table-cell table:formula="of:=[.G84]-1" office:value-type="float" office:value="45" calcext:value-type="float">
            <text:p>45</text:p>
          </table:table-cell>
          <table:table-cell table:formula="of:=[.H84]-1" office:value-type="float" office:value="44" calcext:value-type="float">
            <text:p>44</text:p>
          </table:table-cell>
          <table:table-cell table:formula="of:=[.I84]-1" office:value-type="float" office:value="43" calcext:value-type="float">
            <text:p>43</text:p>
          </table:table-cell>
          <table:table-cell table:formula="of:=[.J84]-1" office:value-type="float" office:value="42" calcext:value-type="float">
            <text:p>42</text:p>
          </table:table-cell>
          <table:table-cell table:formula="of:=[.K84]-1" office:value-type="float" office:value="41" calcext:value-type="float">
            <text:p>41</text:p>
          </table:table-cell>
          <table:table-cell table:formula="of:=[.L84]-1" office:value-type="float" office:value="40" calcext:value-type="float">
            <text:p>40</text:p>
          </table:table-cell>
          <table:table-cell table:formula="of:=[.M84]-1" office:value-type="float" office:value="39" calcext:value-type="float">
            <text:p>39</text:p>
          </table:table-cell>
          <table:table-cell table:formula="of:=[.N84]-1" office:value-type="float" office:value="38" calcext:value-type="float">
            <text:p>38</text:p>
          </table:table-cell>
          <table:table-cell table:formula="of:=[.O84]-1" office:value-type="float" office:value="37" calcext:value-type="float">
            <text:p>37</text:p>
          </table:table-cell>
          <table:table-cell table:formula="of:=[.P84]-1" office:value-type="float" office:value="36" calcext:value-type="float">
            <text:p>36</text:p>
          </table:table-cell>
          <table:table-cell table:formula="of:=[.Q84]-1" office:value-type="float" office:value="35" calcext:value-type="float">
            <text:p>35</text:p>
          </table:table-cell>
          <table:table-cell table:formula="of:=[.R84]-1" office:value-type="float" office:value="34" calcext:value-type="float">
            <text:p>34</text:p>
          </table:table-cell>
          <table:table-cell table:formula="of:=[.S84]-1" office:value-type="float" office:value="33" calcext:value-type="float">
            <text:p>33</text:p>
          </table:table-cell>
          <table:table-cell table:formula="of:=[.T84]-1" office:value-type="float" office:value="32" calcext:value-type="float">
            <text:p>32</text:p>
          </table:table-cell>
          <table:table-cell table:formula="of:=[.U84]-1" office:value-type="float" office:value="31" calcext:value-type="float">
            <text:p>31</text:p>
          </table:table-cell>
          <table:table-cell table:formula="of:=[.V84]-1" office:value-type="float" office:value="30" calcext:value-type="float">
            <text:p>30</text:p>
          </table:table-cell>
          <table:table-cell table:formula="of:=[.W84]-1" office:value-type="float" office:value="29" calcext:value-type="float">
            <text:p>29</text:p>
          </table:table-cell>
          <table:table-cell table:formula="of:=[.X84]-1" office:value-type="float" office:value="28" calcext:value-type="float">
            <text:p>28</text:p>
          </table:table-cell>
          <table:table-cell table:formula="of:=[.Y84]-1" office:value-type="float" office:value="27" calcext:value-type="float">
            <text:p>27</text:p>
          </table:table-cell>
          <table:table-cell table:formula="of:=[.Z84]-1" office:value-type="float" office:value="26" calcext:value-type="float">
            <text:p>26</text:p>
          </table:table-cell>
          <table:table-cell table:formula="of:=[.AA84]-1" office:value-type="float" office:value="25" calcext:value-type="float">
            <text:p>25</text:p>
          </table:table-cell>
          <table:table-cell table:formula="of:=[.AB84]-1" office:value-type="float" office:value="24" calcext:value-type="float">
            <text:p>24</text:p>
          </table:table-cell>
          <table:table-cell table:formula="of:=[.AC84]-1" office:value-type="float" office:value="23" calcext:value-type="float">
            <text:p>23</text:p>
          </table:table-cell>
          <table:table-cell table:formula="of:=[.AD84]-1" office:value-type="float" office:value="22" calcext:value-type="float">
            <text:p>22</text:p>
          </table:table-cell>
          <table:table-cell table:formula="of:=[.AE84]-1" office:value-type="float" office:value="21" calcext:value-type="float">
            <text:p>21</text:p>
          </table:table-cell>
          <table:table-cell table:formula="of:=[.AF84]-1" office:value-type="float" office:value="20" calcext:value-type="float">
            <text:p>20</text:p>
          </table:table-cell>
          <table:table-cell table:formula="of:=[.AG84]-1" office:value-type="float" office:value="19" calcext:value-type="float">
            <text:p>19</text:p>
          </table:table-cell>
          <table:table-cell table:formula="of:=[.AH84]-1" office:value-type="float" office:value="18" calcext:value-type="float">
            <text:p>18</text:p>
          </table:table-cell>
          <table:table-cell table:formula="of:=[.AI84]-1" office:value-type="float" office:value="17" calcext:value-type="float">
            <text:p>17</text:p>
          </table:table-cell>
          <table:table-cell table:formula="of:=[.AJ84]-1" office:value-type="float" office:value="16" calcext:value-type="float">
            <text:p>16</text:p>
          </table:table-cell>
          <table:table-cell table:formula="of:=[.AK84]-1" office:value-type="float" office:value="15" calcext:value-type="float">
            <text:p>15</text:p>
          </table:table-cell>
          <table:table-cell table:formula="of:=[.AL84]-1" office:value-type="float" office:value="14" calcext:value-type="float">
            <text:p>14</text:p>
          </table:table-cell>
          <table:table-cell table:formula="of:=[.AM84]-1" office:value-type="float" office:value="13" calcext:value-type="float">
            <text:p>13</text:p>
          </table:table-cell>
          <table:table-cell table:formula="of:=[.AN84]-1" office:value-type="float" office:value="12" calcext:value-type="float">
            <text:p>12</text:p>
          </table:table-cell>
          <table:table-cell table:formula="of:=[.AO84]-1" office:value-type="float" office:value="11" calcext:value-type="float">
            <text:p>11</text:p>
          </table:table-cell>
          <table:table-cell table:formula="of:=[.AP84]-1" office:value-type="float" office:value="10" calcext:value-type="float">
            <text:p>10</text:p>
          </table:table-cell>
          <table:table-cell table:formula="of:=[.AQ84]-1" office:value-type="float" office:value="9" calcext:value-type="float">
            <text:p>9</text:p>
          </table:table-cell>
          <table:table-cell table:formula="of:=[.AR84]-1" office:value-type="float" office:value="8" calcext:value-type="float">
            <text:p>8</text:p>
          </table:table-cell>
          <table:table-cell table:formula="of:=[.AS84]-1" office:value-type="float" office:value="7" calcext:value-type="float">
            <text:p>7</text:p>
          </table:table-cell>
          <table:table-cell table:formula="of:=[.AT84]-1" office:value-type="float" office:value="6" calcext:value-type="float">
            <text:p>6</text:p>
          </table:table-cell>
          <table:table-cell table:formula="of:=[.AU84]-1" office:value-type="float" office:value="5" calcext:value-type="float">
            <text:p>5</text:p>
          </table:table-cell>
          <table:table-cell table:formula="of:=[.AV84]-1" office:value-type="float" office:value="4" calcext:value-type="float">
            <text:p>4</text:p>
          </table:table-cell>
          <table:table-cell table:formula="of:=[.AW84]-1" office:value-type="float" office:value="3" calcext:value-type="float">
            <text:p>3</text:p>
          </table:table-cell>
          <table:table-cell table:formula="of:=[.AX84]-1" office:value-type="float" office:value="2" calcext:value-type="float">
            <text:p>2</text:p>
          </table:table-cell>
          <table:table-cell table:formula="of:=[.AY84]-1" office:value-type="float" office:value="1" calcext:value-type="float">
            <text:p>1</text:p>
          </table:table-cell>
          <table:table-cell table:formula="of:=[.AZ84]-1" office:value-type="float" office:value="0" calcext:value-type="float">
            <text:p>0</text:p>
          </table:table-cell>
          <table:table-cell table:formula="of:=[.BA84]-1" office:value-type="float" office:value="-1" calcext:value-type="float">
            <text:p>-1</text:p>
          </table:table-cell>
          <table:table-cell table:formula="of:=[.BB84]-1" office:value-type="float" office:value="-2" calcext:value-type="float">
            <text:p>-2</text:p>
          </table:table-cell>
          <table:table-cell table:formula="of:=[.BC84]-1" office:value-type="float" office:value="-3" calcext:value-type="float">
            <text:p>-3</text:p>
          </table:table-cell>
          <table:table-cell table:formula="of:=[.BD84]-1" office:value-type="float" office:value="-4" calcext:value-type="float">
            <text:p>-4</text:p>
          </table:table-cell>
          <table:table-cell table:formula="of:=[.BE84]-1" office:value-type="float" office:value="-5" calcext:value-type="float">
            <text:p>-5</text:p>
          </table:table-cell>
          <table:table-cell table:formula="of:=[.BF84]-1" office:value-type="float" office:value="-6" calcext:value-type="float">
            <text:p>-6</text:p>
          </table:table-cell>
          <table:table-cell table:formula="of:=[.BG84]-1" office:value-type="float" office:value="-7" calcext:value-type="float">
            <text:p>-7</text:p>
          </table:table-cell>
          <table:table-cell table:formula="of:=[.BH84]-1" office:value-type="float" office:value="-8" calcext:value-type="float">
            <text:p>-8</text:p>
          </table:table-cell>
          <table:table-cell table:formula="of:=[.BI84]-1" office:value-type="float" office:value="-9" calcext:value-type="float">
            <text:p>-9</text:p>
          </table:table-cell>
          <table:table-cell table:formula="of:=[.BJ84]-1" office:value-type="float" office:value="-10" calcext:value-type="float">
            <text:p>-10</text:p>
          </table:table-cell>
          <table:table-cell table:formula="of:=[.BK84]-1" office:value-type="float" office:value="-11" calcext:value-type="float">
            <text:p>-11</text:p>
          </table:table-cell>
          <table:table-cell table:formula="of:=[.BL84]-1" office:value-type="float" office:value="-12" calcext:value-type="float">
            <text:p>-12</text:p>
          </table:table-cell>
          <table:table-cell table:formula="of:=[.BM84]-1" office:value-type="float" office:value="-13" calcext:value-type="float">
            <text:p>-13</text:p>
          </table:table-cell>
          <table:table-cell table:formula="of:=[.BN84]-1" office:value-type="float" office:value="-14" calcext:value-type="float">
            <text:p>-14</text:p>
          </table:table-cell>
          <table:table-cell table:formula="of:=[.BO84]-1" office:value-type="float" office:value="-15" calcext:value-type="float">
            <text:p>-15</text:p>
          </table:table-cell>
          <table:table-cell table:formula="of:=[.BP84]-1" office:value-type="float" office:value="-16" calcext:value-type="float">
            <text:p>-16</text:p>
          </table:table-cell>
          <table:table-cell table:formula="of:=[.BQ84]-1" office:value-type="float" office:value="-17" calcext:value-type="float">
            <text:p>-17</text:p>
          </table:table-cell>
          <table:table-cell table:formula="of:=[.BR84]-1" office:value-type="float" office:value="-18" calcext:value-type="float">
            <text:p>-18</text:p>
          </table:table-cell>
          <table:table-cell table:formula="of:=[.BS84]-1" office:value-type="float" office:value="-19" calcext:value-type="float">
            <text:p>-19</text:p>
          </table:table-cell>
          <table:table-cell table:formula="of:=[.BT84]-1" office:value-type="float" office:value="-20" calcext:value-type="float">
            <text:p>-20</text:p>
          </table:table-cell>
          <table:table-cell table:formula="of:=[.BU84]-1" office:value-type="float" office:value="-21" calcext:value-type="float">
            <text:p>-21</text:p>
          </table:table-cell>
          <table:table-cell table:formula="of:=[.BV84]-1" office:value-type="float" office:value="-22" calcext:value-type="float">
            <text:p>-22</text:p>
          </table:table-cell>
          <table:table-cell table:formula="of:=[.BW84]-1" office:value-type="float" office:value="-23" calcext:value-type="float">
            <text:p>-23</text:p>
          </table:table-cell>
          <table:table-cell table:formula="of:=[.BX84]-1" office:value-type="float" office:value="-24" calcext:value-type="float">
            <text:p>-24</text:p>
          </table:table-cell>
          <table:table-cell table:formula="of:=[.BY84]-1" office:value-type="float" office:value="-25" calcext:value-type="float">
            <text:p>-25</text:p>
          </table:table-cell>
          <table:table-cell table:formula="of:=[.BZ84]-1" office:value-type="float" office:value="-26" calcext:value-type="float">
            <text:p>-26</text:p>
          </table:table-cell>
          <table:table-cell table:formula="of:=[.CA84]-1" office:value-type="float" office:value="-27" calcext:value-type="float">
            <text:p>-27</text:p>
          </table:table-cell>
          <table:table-cell table:formula="of:=[.CB84]-1" office:value-type="float" office:value="-28" calcext:value-type="float">
            <text:p>-28</text:p>
          </table:table-cell>
          <table:table-cell table:formula="of:=[.CC84]-1" office:value-type="float" office:value="-29" calcext:value-type="float">
            <text:p>-29</text:p>
          </table:table-cell>
          <table:table-cell table:formula="of:=[.CD84]-1" office:value-type="float" office:value="-30" calcext:value-type="float">
            <text:p>-30</text:p>
          </table:table-cell>
          <table:table-cell table:formula="of:=[.CE84]-1" office:value-type="float" office:value="-31" calcext:value-type="float">
            <text:p>-31</text:p>
          </table:table-cell>
          <table:table-cell table:formula="of:=[.CF84]-1" office:value-type="float" office:value="-32" calcext:value-type="float">
            <text:p>-32</text:p>
          </table:table-cell>
          <table:table-cell table:formula="of:=[.CG84]-1" office:value-type="float" office:value="-33" calcext:value-type="float">
            <text:p>-33</text:p>
          </table:table-cell>
          <table:table-cell table:formula="of:=[.CH84]-1" office:value-type="float" office:value="-34" calcext:value-type="float">
            <text:p>-34</text:p>
          </table:table-cell>
          <table:table-cell table:formula="of:=[.CI84]-1" office:value-type="float" office:value="-35" calcext:value-type="float">
            <text:p>-35</text:p>
          </table:table-cell>
          <table:table-cell table:formula="of:=[.CJ84]-1" office:value-type="float" office:value="-36" calcext:value-type="float">
            <text:p>-36</text:p>
          </table:table-cell>
          <table:table-cell table:formula="of:=[.CK84]-1" office:value-type="float" office:value="-37" calcext:value-type="float">
            <text:p>-37</text:p>
          </table:table-cell>
          <table:table-cell table:formula="of:=[.CL84]-1" office:value-type="float" office:value="-38" calcext:value-type="float">
            <text:p>-38</text:p>
          </table:table-cell>
          <table:table-cell table:formula="of:=[.CM84]-1" office:value-type="float" office:value="-39" calcext:value-type="float">
            <text:p>-39</text:p>
          </table:table-cell>
          <table:table-cell table:formula="of:=[.CN84]-1" office:value-type="float" office:value="-40" calcext:value-type="float">
            <text:p>-40</text:p>
          </table:table-cell>
          <table:table-cell table:formula="of:=[.CO84]-1" office:value-type="float" office:value="-41" calcext:value-type="float">
            <text:p>-41</text:p>
          </table:table-cell>
          <table:table-cell table:formula="of:=[.CP84]-1" office:value-type="float" office:value="-42" calcext:value-type="float">
            <text:p>-42</text:p>
          </table:table-cell>
          <table:table-cell table:formula="of:=[.CQ84]-1" office:value-type="float" office:value="-43" calcext:value-type="float">
            <text:p>-43</text:p>
          </table:table-cell>
          <table:table-cell table:formula="of:=[.CR84]-1" office:value-type="float" office:value="-44" calcext:value-type="float">
            <text:p>-44</text:p>
          </table:table-cell>
          <table:table-cell table:formula="of:=[.CS84]-1" office:value-type="float" office:value="-45" calcext:value-type="float">
            <text:p>-45</text:p>
          </table:table-cell>
          <table:table-cell table:formula="of:=[.CT84]-1" office:value-type="float" office:value="-46" calcext:value-type="float">
            <text:p>-46</text:p>
          </table:table-cell>
          <table:table-cell table:formula="of:=[.CU84]-1" office:value-type="float" office:value="-47" calcext:value-type="float">
            <text:p>-47</text:p>
          </table:table-cell>
          <table:table-cell table:formula="of:=[.CV84]-1" office:value-type="float" office:value="-48" calcext:value-type="float">
            <text:p>-48</text:p>
          </table:table-cell>
          <table:table-cell table:formula="of:=[.CW84]-1" office:value-type="float" office:value="-49" calcext:value-type="float">
            <text:p>-49</text:p>
          </table:table-cell>
          <table:table-cell table:formula="of:=[.CX84]-1" office:value-type="float" office:value="-50" calcext:value-type="float">
            <text:p>-50</text:p>
          </table:table-cell>
          <table:table-cell table:formula="of:=[.CY84]-1" office:value-type="float" office:value="-51" calcext:value-type="float">
            <text:p>-51</text:p>
          </table:table-cell>
          <table:table-cell table:formula="of:=[.CZ84]-1" office:value-type="float" office:value="-52" calcext:value-type="float">
            <text:p>-52</text:p>
          </table:table-cell>
          <table:table-cell table:formula="of:=[.DA84]-1" office:value-type="float" office:value="-53" calcext:value-type="float">
            <text:p>-53</text:p>
          </table:table-cell>
          <table:table-cell table:formula="of:=[.DB84]-1" office:value-type="float" office:value="-54" calcext:value-type="float">
            <text:p>-54</text:p>
          </table:table-cell>
          <table:table-cell table:formula="of:=[.DC84]-1" office:value-type="float" office:value="-55" calcext:value-type="float">
            <text:p>-55</text:p>
          </table:table-cell>
          <table:table-cell table:formula="of:=[.DD84]-1" office:value-type="float" office:value="-56" calcext:value-type="float">
            <text:p>-56</text:p>
          </table:table-cell>
          <table:table-cell table:formula="of:=[.DE84]-1" office:value-type="float" office:value="-57" calcext:value-type="float">
            <text:p>-57</text:p>
          </table:table-cell>
          <table:table-cell table:formula="of:=[.DF84]-1" office:value-type="float" office:value="-58" calcext:value-type="float">
            <text:p>-58</text:p>
          </table:table-cell>
          <table:table-cell table:formula="of:=[.DG84]-1" office:value-type="float" office:value="-59" calcext:value-type="float">
            <text:p>-59</text:p>
          </table:table-cell>
          <table:table-cell table:formula="of:=[.DH84]-1" office:value-type="float" office:value="-60" calcext:value-type="float">
            <text:p>-60</text:p>
          </table:table-cell>
          <table:table-cell table:formula="of:=[.DI84]-1" office:value-type="float" office:value="-61" calcext:value-type="float">
            <text:p>-61</text:p>
          </table:table-cell>
          <table:table-cell table:formula="of:=[.DJ84]-1" office:value-type="float" office:value="-62" calcext:value-type="float">
            <text:p>-62</text:p>
          </table:table-cell>
          <table:table-cell table:formula="of:=[.DK84]-1" office:value-type="float" office:value="-63" calcext:value-type="float">
            <text:p>-63</text:p>
          </table:table-cell>
          <table:table-cell table:formula="of:=[.DL84]-1" office:value-type="float" office:value="-64" calcext:value-type="float">
            <text:p>-64</text:p>
          </table:table-cell>
          <table:table-cell table:formula="of:=[.DM84]-1" office:value-type="float" office:value="-65" calcext:value-type="float">
            <text:p>-65</text:p>
          </table:table-cell>
          <table:table-cell table:formula="of:=[.DN84]-1" office:value-type="float" office:value="-66" calcext:value-type="float">
            <text:p>-66</text:p>
          </table:table-cell>
          <table:table-cell table:formula="of:=[.DO84]-1" office:value-type="float" office:value="-67" calcext:value-type="float">
            <text:p>-67</text:p>
          </table:table-cell>
          <table:table-cell table:formula="of:=[.DP84]-1" office:value-type="float" office:value="-68" calcext:value-type="float">
            <text:p>-68</text:p>
          </table:table-cell>
          <table:table-cell table:formula="of:=[.DQ84]-1" office:value-type="float" office:value="-69" calcext:value-type="float">
            <text:p>-69</text:p>
          </table:table-cell>
          <table:table-cell table:formula="of:=[.DR84]-1" office:value-type="float" office:value="-70" calcext:value-type="float">
            <text:p>-70</text:p>
          </table:table-cell>
          <table:table-cell table:formula="of:=[.DS84]-1" office:value-type="float" office:value="-71" calcext:value-type="float">
            <text:p>-71</text:p>
          </table:table-cell>
          <table:table-cell table:formula="of:=[.DT84]-1" office:value-type="float" office:value="-72" calcext:value-type="float">
            <text:p>-72</text:p>
          </table:table-cell>
          <table:table-cell table:formula="of:=[.DU84]-1" office:value-type="float" office:value="-73" calcext:value-type="float">
            <text:p>-73</text:p>
          </table:table-cell>
          <table:table-cell table:formula="of:=[.DV84]-1" office:value-type="float" office:value="-74" calcext:value-type="float">
            <text:p>-74</text:p>
          </table:table-cell>
          <table:table-cell table:formula="of:=[.DW84]-1" office:value-type="float" office:value="-75" calcext:value-type="float">
            <text:p>-75</text:p>
          </table:table-cell>
          <table:table-cell table:formula="of:=[.DX84]-1" office:value-type="float" office:value="-76" calcext:value-type="float">
            <text:p>-76</text:p>
          </table:table-cell>
          <table:table-cell table:formula="of:=[.DY84]-1" office:value-type="float" office:value="-77" calcext:value-type="float">
            <text:p>-77</text:p>
          </table:table-cell>
          <table:table-cell table:formula="of:=[.DZ84]-1" office:value-type="float" office:value="-78" calcext:value-type="float">
            <text:p>-78</text:p>
          </table:table-cell>
          <table:table-cell table:formula="of:=[.EA84]-1" office:value-type="float" office:value="-79" calcext:value-type="float">
            <text:p>-79</text:p>
          </table:table-cell>
          <table:table-cell table:formula="of:=[.EB84]-1" office:value-type="float" office:value="-80" calcext:value-type="float">
            <text:p>-80</text:p>
          </table:table-cell>
          <table:table-cell table:formula="of:=[.EC84]-1" office:value-type="float" office:value="-81" calcext:value-type="float">
            <text:p>-81</text:p>
          </table:table-cell>
          <table:table-cell table:formula="of:=[.ED84]-1" office:value-type="float" office:value="-82" calcext:value-type="float">
            <text:p>-82</text:p>
          </table:table-cell>
          <table:table-cell table:formula="of:=[.EE84]-1" office:value-type="float" office:value="-83" calcext:value-type="float">
            <text:p>-83</text:p>
          </table:table-cell>
          <table:table-cell table:formula="of:=[.EF84]-1" office:value-type="float" office:value="-84" calcext:value-type="float">
            <text:p>-84</text:p>
          </table:table-cell>
          <table:table-cell table:formula="of:=[.EG84]-1" office:value-type="float" office:value="-85" calcext:value-type="float">
            <text:p>-85</text:p>
          </table:table-cell>
          <table:table-cell table:formula="of:=[.EH84]-1" office:value-type="float" office:value="-86" calcext:value-type="float">
            <text:p>-86</text:p>
          </table:table-cell>
          <table:table-cell table:formula="of:=[.EI84]-1" office:value-type="float" office:value="-87" calcext:value-type="float">
            <text:p>-87</text:p>
          </table:table-cell>
          <table:table-cell table:formula="of:=[.EJ84]-1" office:value-type="float" office:value="-88" calcext:value-type="float">
            <text:p>-88</text:p>
          </table:table-cell>
          <table:table-cell table:formula="of:=[.EK84]-1" office:value-type="float" office:value="-89" calcext:value-type="float">
            <text:p>-89</text:p>
          </table:table-cell>
          <table:table-cell table:formula="of:=[.EL84]-1" office:value-type="float" office:value="-90" calcext:value-type="float">
            <text:p>-90</text:p>
          </table:table-cell>
          <table:table-cell table:formula="of:=[.EM84]-1" office:value-type="float" office:value="-91" calcext:value-type="float">
            <text:p>-91</text:p>
          </table:table-cell>
          <table:table-cell table:formula="of:=[.EN84]-1" office:value-type="float" office:value="-92" calcext:value-type="float">
            <text:p>-92</text:p>
          </table:table-cell>
          <table:table-cell table:formula="of:=[.EO84]-1" office:value-type="float" office:value="-93" calcext:value-type="float">
            <text:p>-93</text:p>
          </table:table-cell>
          <table:table-cell table:formula="of:=[.EP84]-1" office:value-type="float" office:value="-94" calcext:value-type="float">
            <text:p>-94</text:p>
          </table:table-cell>
          <table:table-cell table:formula="of:=[.EQ84]-1" office:value-type="float" office:value="-95" calcext:value-type="float">
            <text:p>-95</text:p>
          </table:table-cell>
          <table:table-cell table:formula="of:=[.ER84]-1" office:value-type="float" office:value="-96" calcext:value-type="float">
            <text:p>-96</text:p>
          </table:table-cell>
          <table:table-cell table:formula="of:=[.ES84]-1" office:value-type="float" office:value="-97" calcext:value-type="float">
            <text:p>-97</text:p>
          </table:table-cell>
          <table:table-cell table:formula="of:=[.ET84]-1" office:value-type="float" office:value="-98" calcext:value-type="float">
            <text:p>-98</text:p>
          </table:table-cell>
          <table:table-cell table:formula="of:=[.EU84]-1" office:value-type="float" office:value="-99" calcext:value-type="float">
            <text:p>-99</text:p>
          </table:table-cell>
          <table:table-cell table:formula="of:=[.EV84]-1" office:value-type="float" office:value="-100" calcext:value-type="float">
            <text:p>-100</text:p>
          </table:table-cell>
          <table:table-cell table:formula="of:=[.EW84]-1" office:value-type="float" office:value="-101" calcext:value-type="float">
            <text:p>-101</text:p>
          </table:table-cell>
          <table:table-cell table:formula="of:=[.EX84]-1" office:value-type="float" office:value="-102" calcext:value-type="float">
            <text:p>-102</text:p>
          </table:table-cell>
          <table:table-cell table:formula="of:=[.EY84]-1" office:value-type="float" office:value="-103" calcext:value-type="float">
            <text:p>-103</text:p>
          </table:table-cell>
          <table:table-cell table:formula="of:=[.EZ84]-1" office:value-type="float" office:value="-104" calcext:value-type="float">
            <text:p>-104</text:p>
          </table:table-cell>
          <table:table-cell table:formula="of:=[.FA84]-1" office:value-type="float" office:value="-105" calcext:value-type="float">
            <text:p>-105</text:p>
          </table:table-cell>
          <table:table-cell table:formula="of:=[.FB84]-1" office:value-type="float" office:value="-106" calcext:value-type="float">
            <text:p>-106</text:p>
          </table:table-cell>
          <table:table-cell table:formula="of:=[.FC84]-1" office:value-type="float" office:value="-107" calcext:value-type="float">
            <text:p>-107</text:p>
          </table:table-cell>
          <table:table-cell table:formula="of:=[.FD84]-1" office:value-type="float" office:value="-108" calcext:value-type="float">
            <text:p>-108</text:p>
          </table:table-cell>
          <table:table-cell table:formula="of:=[.FE84]-1" office:value-type="float" office:value="-109" calcext:value-type="float">
            <text:p>-109</text:p>
          </table:table-cell>
          <table:table-cell table:formula="of:=[.FF84]-1" office:value-type="float" office:value="-110" calcext:value-type="float">
            <text:p>-110</text:p>
          </table:table-cell>
          <table:table-cell table:formula="of:=[.FG84]-1" office:value-type="float" office:value="-111" calcext:value-type="float">
            <text:p>-111</text:p>
          </table:table-cell>
          <table:table-cell table:formula="of:=[.FH84]-1" office:value-type="float" office:value="-112" calcext:value-type="float">
            <text:p>-112</text:p>
          </table:table-cell>
          <table:table-cell table:formula="of:=[.FI84]-1" office:value-type="float" office:value="-113" calcext:value-type="float">
            <text:p>-113</text:p>
          </table:table-cell>
          <table:table-cell table:formula="of:=[.FJ84]-1" office:value-type="float" office:value="-114" calcext:value-type="float">
            <text:p>-114</text:p>
          </table:table-cell>
          <table:table-cell table:formula="of:=[.FK84]-1" office:value-type="float" office:value="-115" calcext:value-type="float">
            <text:p>-115</text:p>
          </table:table-cell>
          <table:table-cell table:formula="of:=[.FL84]-1" office:value-type="float" office:value="-116" calcext:value-type="float">
            <text:p>-116</text:p>
          </table:table-cell>
          <table:table-cell table:formula="of:=[.FM84]-1" office:value-type="float" office:value="-117" calcext:value-type="float">
            <text:p>-117</text:p>
          </table:table-cell>
          <table:table-cell table:formula="of:=[.FN84]-1" office:value-type="float" office:value="-118" calcext:value-type="float">
            <text:p>-118</text:p>
          </table:table-cell>
          <table:table-cell table:formula="of:=[.FO84]-1" office:value-type="float" office:value="-119" calcext:value-type="float">
            <text:p>-119</text:p>
          </table:table-cell>
          <table:table-cell table:formula="of:=[.FP84]-1" office:value-type="float" office:value="-120" calcext:value-type="float">
            <text:p>-120</text:p>
          </table:table-cell>
          <table:table-cell table:formula="of:=[.FQ84]-1" office:value-type="float" office:value="-121" calcext:value-type="float">
            <text:p>-121</text:p>
          </table:table-cell>
          <table:table-cell table:formula="of:=[.FR84]-1" office:value-type="float" office:value="-122" calcext:value-type="float">
            <text:p>-122</text:p>
          </table:table-cell>
          <table:table-cell table:formula="of:=[.FS84]-1" office:value-type="float" office:value="-123" calcext:value-type="float">
            <text:p>-123</text:p>
          </table:table-cell>
          <table:table-cell table:formula="of:=[.FT84]-1" office:value-type="float" office:value="-124" calcext:value-type="float">
            <text:p>-124</text:p>
          </table:table-cell>
          <table:table-cell table:formula="of:=[.FU84]-1" office:value-type="float" office:value="-125" calcext:value-type="float">
            <text:p>-125</text:p>
          </table:table-cell>
          <table:table-cell table:formula="of:=[.FV84]-1" office:value-type="float" office:value="-126" calcext:value-type="float">
            <text:p>-126</text:p>
          </table:table-cell>
          <table:table-cell table:formula="of:=[.FW84]-1" office:value-type="float" office:value="-127" calcext:value-type="float">
            <text:p>-127</text:p>
          </table:table-cell>
          <table:table-cell table:formula="of:=[.FX84]-1" office:value-type="float" office:value="-128" calcext:value-type="float">
            <text:p>-128</text:p>
          </table:table-cell>
          <table:table-cell table:formula="of:=[.FY84]-1" office:value-type="float" office:value="-129" calcext:value-type="float">
            <text:p>-129</text:p>
          </table:table-cell>
          <table:table-cell table:formula="of:=[.FZ84]-1" office:value-type="float" office:value="-130" calcext:value-type="float">
            <text:p>-130</text:p>
          </table:table-cell>
          <table:table-cell table:formula="of:=[.GA84]-1" office:value-type="float" office:value="-131" calcext:value-type="float">
            <text:p>-131</text:p>
          </table:table-cell>
          <table:table-cell table:formula="of:=[.GB84]-1" office:value-type="float" office:value="-132" calcext:value-type="float">
            <text:p>-132</text:p>
          </table:table-cell>
          <table:table-cell table:formula="of:=[.GC84]-1" office:value-type="float" office:value="-133" calcext:value-type="float">
            <text:p>-133</text:p>
          </table:table-cell>
          <table:table-cell table:formula="of:=[.GD84]-1" office:value-type="float" office:value="-134" calcext:value-type="float">
            <text:p>-134</text:p>
          </table:table-cell>
          <table:table-cell table:formula="of:=[.GE84]-1" office:value-type="float" office:value="-135" calcext:value-type="float">
            <text:p>-135</text:p>
          </table:table-cell>
          <table:table-cell table:formula="of:=[.GF84]-1" office:value-type="float" office:value="-136" calcext:value-type="float">
            <text:p>-136</text:p>
          </table:table-cell>
          <table:table-cell table:formula="of:=[.GG84]-1" office:value-type="float" office:value="-137" calcext:value-type="float">
            <text:p>-137</text:p>
          </table:table-cell>
          <table:table-cell table:formula="of:=[.GH84]-1" office:value-type="float" office:value="-138" calcext:value-type="float">
            <text:p>-138</text:p>
          </table:table-cell>
          <table:table-cell table:formula="of:=[.GI84]-1" office:value-type="float" office:value="-139" calcext:value-type="float">
            <text:p>-139</text:p>
          </table:table-cell>
          <table:table-cell table:formula="of:=[.GJ84]-1" office:value-type="float" office:value="-140" calcext:value-type="float">
            <text:p>-140</text:p>
          </table:table-cell>
          <table:table-cell table:formula="of:=[.GK84]-1" office:value-type="float" office:value="-141" calcext:value-type="float">
            <text:p>-141</text:p>
          </table:table-cell>
          <table:table-cell table:formula="of:=[.GL84]-1" office:value-type="float" office:value="-142" calcext:value-type="float">
            <text:p>-142</text:p>
          </table:table-cell>
          <table:table-cell table:formula="of:=[.GM84]-1" office:value-type="float" office:value="-143" calcext:value-type="float">
            <text:p>-143</text:p>
          </table:table-cell>
          <table:table-cell table:formula="of:=[.GN84]-1" office:value-type="float" office:value="-144" calcext:value-type="float">
            <text:p>-144</text:p>
          </table:table-cell>
          <table:table-cell table:formula="of:=[.GO84]-1" office:value-type="float" office:value="-145" calcext:value-type="float">
            <text:p>-145</text:p>
          </table:table-cell>
          <table:table-cell table:formula="of:=[.GP84]-1" office:value-type="float" office:value="-146" calcext:value-type="float">
            <text:p>-146</text:p>
          </table:table-cell>
          <table:table-cell table:formula="of:=[.GQ84]-1" office:value-type="float" office:value="-147" calcext:value-type="float">
            <text:p>-147</text:p>
          </table:table-cell>
          <table:table-cell table:formula="of:=[.GR84]-1" office:value-type="float" office:value="-148" calcext:value-type="float">
            <text:p>-148</text:p>
          </table:table-cell>
          <table:table-cell table:formula="of:=[.GS84]-1" office:value-type="float" office:value="-149" calcext:value-type="float">
            <text:p>-149</text:p>
          </table:table-cell>
          <table:table-cell table:formula="of:=[.GT84]-1" office:value-type="float" office:value="-150" calcext:value-type="float">
            <text:p>-150</text:p>
          </table:table-cell>
          <table:table-cell table:formula="of:=[.GU84]-1" office:value-type="float" office:value="-151" calcext:value-type="float">
            <text:p>-151</text:p>
          </table:table-cell>
          <table:table-cell table:formula="of:=[.GV84]-1" office:value-type="float" office:value="-152" calcext:value-type="float">
            <text:p>-152</text:p>
          </table:table-cell>
          <table:table-cell table:formula="of:=[.GW84]-1" office:value-type="float" office:value="-153" calcext:value-type="float">
            <text:p>-153</text:p>
          </table:table-cell>
          <table:table-cell table:formula="of:=[.GX84]-1" office:value-type="float" office:value="-154" calcext:value-type="float">
            <text:p>-154</text:p>
          </table:table-cell>
          <table:table-cell table:formula="of:=[.GY84]-1" office:value-type="float" office:value="-155" calcext:value-type="float">
            <text:p>-155</text:p>
          </table:table-cell>
          <table:table-cell table:formula="of:=[.GZ84]-1" office:value-type="float" office:value="-156" calcext:value-type="float">
            <text:p>-156</text:p>
          </table:table-cell>
          <table:table-cell table:formula="of:=[.HA84]-1" office:value-type="float" office:value="-157" calcext:value-type="float">
            <text:p>-157</text:p>
          </table:table-cell>
          <table:table-cell table:formula="of:=[.HB84]-1" office:value-type="float" office:value="-158" calcext:value-type="float">
            <text:p>-158</text:p>
          </table:table-cell>
          <table:table-cell table:formula="of:=[.HC84]-1" office:value-type="float" office:value="-159" calcext:value-type="float">
            <text:p>-159</text:p>
          </table:table-cell>
          <table:table-cell table:formula="of:=[.HD84]-1" office:value-type="float" office:value="-160" calcext:value-type="float">
            <text:p>-160</text:p>
          </table:table-cell>
          <table:table-cell table:formula="of:=[.HE84]-1" office:value-type="float" office:value="-161" calcext:value-type="float">
            <text:p>-161</text:p>
          </table:table-cell>
          <table:table-cell table:formula="of:=[.HF84]-1" office:value-type="float" office:value="-162" calcext:value-type="float">
            <text:p>-162</text:p>
          </table:table-cell>
          <table:table-cell table:formula="of:=[.HG84]-1" office:value-type="float" office:value="-163" calcext:value-type="float">
            <text:p>-163</text:p>
          </table:table-cell>
          <table:table-cell table:formula="of:=[.HH84]-1" office:value-type="float" office:value="-164" calcext:value-type="float">
            <text:p>-164</text:p>
          </table:table-cell>
          <table:table-cell table:formula="of:=[.HI84]-1" office:value-type="float" office:value="-165" calcext:value-type="float">
            <text:p>-165</text:p>
          </table:table-cell>
          <table:table-cell table:formula="of:=[.HJ84]-1" office:value-type="float" office:value="-166" calcext:value-type="float">
            <text:p>-166</text:p>
          </table:table-cell>
          <table:table-cell table:formula="of:=[.HK84]-1" office:value-type="float" office:value="-167" calcext:value-type="float">
            <text:p>-167</text:p>
          </table:table-cell>
          <table:table-cell table:formula="of:=[.HL84]-1" office:value-type="float" office:value="-168" calcext:value-type="float">
            <text:p>-168</text:p>
          </table:table-cell>
          <table:table-cell table:formula="of:=[.HM84]-1" office:value-type="float" office:value="-169" calcext:value-type="float">
            <text:p>-169</text:p>
          </table:table-cell>
          <table:table-cell table:formula="of:=[.HN84]-1" office:value-type="float" office:value="-170" calcext:value-type="float">
            <text:p>-170</text:p>
          </table:table-cell>
          <table:table-cell table:formula="of:=[.HO84]-1" office:value-type="float" office:value="-171" calcext:value-type="float">
            <text:p>-171</text:p>
          </table:table-cell>
          <table:table-cell table:formula="of:=[.HP84]-1" office:value-type="float" office:value="-172" calcext:value-type="float">
            <text:p>-172</text:p>
          </table:table-cell>
          <table:table-cell table:formula="of:=[.HQ84]-1" office:value-type="float" office:value="-173" calcext:value-type="float">
            <text:p>-173</text:p>
          </table:table-cell>
          <table:table-cell table:formula="of:=[.HR84]-1" office:value-type="float" office:value="-174" calcext:value-type="float">
            <text:p>-174</text:p>
          </table:table-cell>
          <table:table-cell table:formula="of:=[.HS84]-1" office:value-type="float" office:value="-175" calcext:value-type="float">
            <text:p>-175</text:p>
          </table:table-cell>
          <table:table-cell table:formula="of:=[.HT84]-1" office:value-type="float" office:value="-176" calcext:value-type="float">
            <text:p>-176</text:p>
          </table:table-cell>
          <table:table-cell table:formula="of:=[.HU84]-1" office:value-type="float" office:value="-177" calcext:value-type="float">
            <text:p>-177</text:p>
          </table:table-cell>
          <table:table-cell table:formula="of:=[.HV84]-1" office:value-type="float" office:value="-178" calcext:value-type="float">
            <text:p>-178</text:p>
          </table:table-cell>
          <table:table-cell table:formula="of:=[.HW84]-1" office:value-type="float" office:value="-179" calcext:value-type="float">
            <text:p>-179</text:p>
          </table:table-cell>
          <table:table-cell table:formula="of:=[.HX84]-1" office:value-type="float" office:value="-180" calcext:value-type="float">
            <text:p>-180</text:p>
          </table:table-cell>
          <table:table-cell table:formula="of:=[.HY84]-1" office:value-type="float" office:value="-181" calcext:value-type="float">
            <text:p>-181</text:p>
          </table:table-cell>
          <table:table-cell table:formula="of:=[.HZ84]-1" office:value-type="float" office:value="-182" calcext:value-type="float">
            <text:p>-182</text:p>
          </table:table-cell>
          <table:table-cell table:formula="of:=[.IA84]-1" office:value-type="float" office:value="-183" calcext:value-type="float">
            <text:p>-183</text:p>
          </table:table-cell>
          <table:table-cell table:formula="of:=[.IB84]-1" office:value-type="float" office:value="-184" calcext:value-type="float">
            <text:p>-184</text:p>
          </table:table-cell>
          <table:table-cell table:formula="of:=[.IC84]-1" office:value-type="float" office:value="-185" calcext:value-type="float">
            <text:p>-185</text:p>
          </table:table-cell>
          <table:table-cell table:formula="of:=[.ID84]-1" office:value-type="float" office:value="-186" calcext:value-type="float">
            <text:p>-186</text:p>
          </table:table-cell>
          <table:table-cell table:formula="of:=[.IE84]-1" office:value-type="float" office:value="-187" calcext:value-type="float">
            <text:p>-187</text:p>
          </table:table-cell>
          <table:table-cell table:formula="of:=[.IF84]-1" office:value-type="float" office:value="-188" calcext:value-type="float">
            <text:p>-188</text:p>
          </table:table-cell>
          <table:table-cell table:formula="of:=[.IG84]-1" office:value-type="float" office:value="-189" calcext:value-type="float">
            <text:p>-189</text:p>
          </table:table-cell>
          <table:table-cell table:formula="of:=[.IH84]-1" office:value-type="float" office:value="-190" calcext:value-type="float">
            <text:p>-190</text:p>
          </table:table-cell>
          <table:table-cell table:formula="of:=[.II84]-1" office:value-type="float" office:value="-191" calcext:value-type="float">
            <text:p>-191</text:p>
          </table:table-cell>
          <table:table-cell table:formula="of:=[.IJ84]-1" office:value-type="float" office:value="-192" calcext:value-type="float">
            <text:p>-192</text:p>
          </table:table-cell>
          <table:table-cell table:formula="of:=[.IK84]-1" office:value-type="float" office:value="-193" calcext:value-type="float">
            <text:p>-193</text:p>
          </table:table-cell>
          <table:table-cell table:formula="of:=[.IL84]-1" office:value-type="float" office:value="-194" calcext:value-type="float">
            <text:p>-194</text:p>
          </table:table-cell>
          <table:table-cell table:formula="of:=[.IM84]-1" office:value-type="float" office:value="-195" calcext:value-type="float">
            <text:p>-195</text:p>
          </table:table-cell>
          <table:table-cell table:formula="of:=[.IN84]-1" office:value-type="float" office:value="-196" calcext:value-type="float">
            <text:p>-196</text:p>
          </table:table-cell>
          <table:table-cell table:formula="of:=[.IO84]-1" office:value-type="float" office:value="-197" calcext:value-type="float">
            <text:p>-197</text:p>
          </table:table-cell>
          <table:table-cell table:formula="of:=[.IP84]-1" office:value-type="float" office:value="-198" calcext:value-type="float">
            <text:p>-198</text:p>
          </table:table-cell>
          <table:table-cell table:formula="of:=[.IQ84]-1" office:value-type="float" office:value="-199" calcext:value-type="float">
            <text:p>-199</text:p>
          </table:table-cell>
          <table:table-cell table:formula="of:=[.IR84]-1" office:value-type="float" office:value="-200" calcext:value-type="float">
            <text:p>-200</text:p>
          </table:table-cell>
          <table:table-cell table:formula="of:=[.IS84]-1" office:value-type="float" office:value="-201" calcext:value-type="float">
            <text:p>-201</text:p>
          </table:table-cell>
          <table:table-cell table:formula="of:=[.IT84]-1" office:value-type="float" office:value="-202" calcext:value-type="float">
            <text:p>-202</text:p>
          </table:table-cell>
          <table:table-cell table:formula="of:=[.IU84]-1" office:value-type="float" office:value="-203" calcext:value-type="float">
            <text:p>-203</text:p>
          </table:table-cell>
          <table:table-cell table:formula="of:=[.IV84]-1" office:value-type="float" office:value="-204" calcext:value-type="float">
            <text:p>-204</text:p>
          </table:table-cell>
          <table:table-cell table:formula="of:=[.IW84]-1" office:value-type="float" office:value="-205" calcext:value-type="float">
            <text:p>-205</text:p>
          </table:table-cell>
          <table:table-cell table:formula="of:=[.IX84]-1" office:value-type="float" office:value="-206" calcext:value-type="float">
            <text:p>-206</text:p>
          </table:table-cell>
          <table:table-cell table:formula="of:=[.IY84]-1" office:value-type="float" office:value="-207" calcext:value-type="float">
            <text:p>-207</text:p>
          </table:table-cell>
          <table:table-cell table:formula="of:=[.IZ84]-1" office:value-type="float" office:value="-208" calcext:value-type="float">
            <text:p>-208</text:p>
          </table:table-cell>
          <table:table-cell table:formula="of:=[.JA84]-1" office:value-type="float" office:value="-209" calcext:value-type="float">
            <text:p>-209</text:p>
          </table:table-cell>
          <table:table-cell table:formula="of:=[.JB84]-1" office:value-type="float" office:value="-210" calcext:value-type="float">
            <text:p>-210</text:p>
          </table:table-cell>
          <table:table-cell table:formula="of:=[.JC84]-1" office:value-type="float" office:value="-211" calcext:value-type="float">
            <text:p>-211</text:p>
          </table:table-cell>
          <table:table-cell table:formula="of:=[.JD84]-1" office:value-type="float" office:value="-212" calcext:value-type="float">
            <text:p>-212</text:p>
          </table:table-cell>
          <table:table-cell table:formula="of:=[.JE84]-1" office:value-type="float" office:value="-213" calcext:value-type="float">
            <text:p>-213</text:p>
          </table:table-cell>
          <table:table-cell table:formula="of:=[.JF84]-1" office:value-type="float" office:value="-214" calcext:value-type="float">
            <text:p>-214</text:p>
          </table:table-cell>
          <table:table-cell table:formula="of:=[.JG84]-1" office:value-type="float" office:value="-215" calcext:value-type="float">
            <text:p>-215</text:p>
          </table:table-cell>
          <table:table-cell table:formula="of:=[.JH84]-1" office:value-type="float" office:value="-216" calcext:value-type="float">
            <text:p>-216</text:p>
          </table:table-cell>
          <table:table-cell table:formula="of:=[.JI84]-1" office:value-type="float" office:value="-217" calcext:value-type="float">
            <text:p>-217</text:p>
          </table:table-cell>
          <table:table-cell table:formula="of:=[.JJ84]-1" office:value-type="float" office:value="-218" calcext:value-type="float">
            <text:p>-218</text:p>
          </table:table-cell>
          <table:table-cell table:formula="of:=[.JK84]-1" office:value-type="float" office:value="-219" calcext:value-type="float">
            <text:p>-219</text:p>
          </table:table-cell>
          <table:table-cell table:formula="of:=[.JL84]-1" office:value-type="float" office:value="-220" calcext:value-type="float">
            <text:p>-220</text:p>
          </table:table-cell>
          <table:table-cell table:formula="of:=[.JM84]-1" office:value-type="float" office:value="-221" calcext:value-type="float">
            <text:p>-221</text:p>
          </table:table-cell>
          <table:table-cell table:formula="of:=[.JN84]-1" office:value-type="float" office:value="-222" calcext:value-type="float">
            <text:p>-222</text:p>
          </table:table-cell>
          <table:table-cell table:formula="of:=[.JO84]-1" office:value-type="float" office:value="-223" calcext:value-type="float">
            <text:p>-223</text:p>
          </table:table-cell>
          <table:table-cell table:formula="of:=[.JP84]-1" office:value-type="float" office:value="-224" calcext:value-type="float">
            <text:p>-224</text:p>
          </table:table-cell>
          <table:table-cell table:formula="of:=[.JQ84]-1" office:value-type="float" office:value="-225" calcext:value-type="float">
            <text:p>-225</text:p>
          </table:table-cell>
          <table:table-cell table:formula="of:=[.JR84]-1" office:value-type="float" office:value="-226" calcext:value-type="float">
            <text:p>-226</text:p>
          </table:table-cell>
          <table:table-cell table:formula="of:=[.JS84]-1" office:value-type="float" office:value="-227" calcext:value-type="float">
            <text:p>-227</text:p>
          </table:table-cell>
          <table:table-cell table:formula="of:=[.JT84]-1" office:value-type="float" office:value="-228" calcext:value-type="float">
            <text:p>-228</text:p>
          </table:table-cell>
          <table:table-cell table:formula="of:=[.JU84]-1" office:value-type="float" office:value="-229" calcext:value-type="float">
            <text:p>-229</text:p>
          </table:table-cell>
          <table:table-cell table:formula="of:=[.JV84]-1" office:value-type="float" office:value="-230" calcext:value-type="float">
            <text:p>-230</text:p>
          </table:table-cell>
          <table:table-cell table:formula="of:=[.JW84]-1" office:value-type="float" office:value="-231" calcext:value-type="float">
            <text:p>-231</text:p>
          </table:table-cell>
          <table:table-cell table:formula="of:=[.JX84]-1" office:value-type="float" office:value="-232" calcext:value-type="float">
            <text:p>-232</text:p>
          </table:table-cell>
          <table:table-cell table:formula="of:=[.JY84]-1" office:value-type="float" office:value="-233" calcext:value-type="float">
            <text:p>-233</text:p>
          </table:table-cell>
          <table:table-cell table:formula="of:=[.JZ84]-1" office:value-type="float" office:value="-234" calcext:value-type="float">
            <text:p>-234</text:p>
          </table:table-cell>
          <table:table-cell table:formula="of:=[.KA84]-1" office:value-type="float" office:value="-235" calcext:value-type="float">
            <text:p>-235</text:p>
          </table:table-cell>
          <table:table-cell table:formula="of:=[.KB84]-1" office:value-type="float" office:value="-236" calcext:value-type="float">
            <text:p>-236</text:p>
          </table:table-cell>
          <table:table-cell table:formula="of:=[.KC84]-1" office:value-type="float" office:value="-237" calcext:value-type="float">
            <text:p>-237</text:p>
          </table:table-cell>
          <table:table-cell table:formula="of:=[.KD84]-1" office:value-type="float" office:value="-238" calcext:value-type="float">
            <text:p>-238</text:p>
          </table:table-cell>
          <table:table-cell table:formula="of:=[.KE84]-1" office:value-type="float" office:value="-239" calcext:value-type="float">
            <text:p>-239</text:p>
          </table:table-cell>
          <table:table-cell table:formula="of:=[.KF84]-1" office:value-type="float" office:value="-240" calcext:value-type="float">
            <text:p>-240</text:p>
          </table:table-cell>
          <table:table-cell table:formula="of:=[.KG84]-1" office:value-type="float" office:value="-241" calcext:value-type="float">
            <text:p>-241</text:p>
          </table:table-cell>
          <table:table-cell table:formula="of:=[.KH84]-1" office:value-type="float" office:value="-242" calcext:value-type="float">
            <text:p>-242</text:p>
          </table:table-cell>
          <table:table-cell table:formula="of:=[.KI84]-1" office:value-type="float" office:value="-243" calcext:value-type="float">
            <text:p>-243</text:p>
          </table:table-cell>
          <table:table-cell table:formula="of:=[.KJ84]-1" office:value-type="float" office:value="-244" calcext:value-type="float">
            <text:p>-244</text:p>
          </table:table-cell>
          <table:table-cell table:formula="of:=[.KK84]-1" office:value-type="float" office:value="-245" calcext:value-type="float">
            <text:p>-245</text:p>
          </table:table-cell>
          <table:table-cell table:formula="of:=[.KL84]-1" office:value-type="float" office:value="-246" calcext:value-type="float">
            <text:p>-246</text:p>
          </table:table-cell>
          <table:table-cell table:formula="of:=[.KM84]-1" office:value-type="float" office:value="-247" calcext:value-type="float">
            <text:p>-247</text:p>
          </table:table-cell>
          <table:table-cell table:formula="of:=[.KN84]-1" office:value-type="float" office:value="-248" calcext:value-type="float">
            <text:p>-248</text:p>
          </table:table-cell>
          <table:table-cell table:formula="of:=[.KO84]-1" office:value-type="float" office:value="-249" calcext:value-type="float">
            <text:p>-249</text:p>
          </table:table-cell>
          <table:table-cell table:formula="of:=[.KP84]-1" office:value-type="float" office:value="-250" calcext:value-type="float">
            <text:p>-250</text:p>
          </table:table-cell>
          <table:table-cell table:formula="of:=[.KQ84]-1" office:value-type="float" office:value="-251" calcext:value-type="float">
            <text:p>-251</text:p>
          </table:table-cell>
          <table:table-cell table:formula="of:=[.KR84]-1" office:value-type="float" office:value="-252" calcext:value-type="float">
            <text:p>-252</text:p>
          </table:table-cell>
          <table:table-cell table:formula="of:=[.KS84]-1" office:value-type="float" office:value="-253" calcext:value-type="float">
            <text:p>-253</text:p>
          </table:table-cell>
          <table:table-cell table:formula="of:=[.KT84]-1" office:value-type="float" office:value="-254" calcext:value-type="float">
            <text:p>-254</text:p>
          </table:table-cell>
          <table:table-cell table:formula="of:=[.KU84]-1" office:value-type="float" office:value="-255" calcext:value-type="float">
            <text:p>-255</text:p>
          </table:table-cell>
          <table:table-cell table:formula="of:=[.KV84]-1" office:value-type="float" office:value="-256" calcext:value-type="float">
            <text:p>-256</text:p>
          </table:table-cell>
          <table:table-cell table:formula="of:=[.KW84]-1" office:value-type="float" office:value="-257" calcext:value-type="float">
            <text:p>-257</text:p>
          </table:table-cell>
          <table:table-cell table:formula="of:=[.KX84]-1" office:value-type="float" office:value="-258" calcext:value-type="float">
            <text:p>-258</text:p>
          </table:table-cell>
          <table:table-cell table:formula="of:=[.KY84]-1" office:value-type="float" office:value="-259" calcext:value-type="float">
            <text:p>-259</text:p>
          </table:table-cell>
          <table:table-cell table:formula="of:=[.KZ84]-1" office:value-type="float" office:value="-260" calcext:value-type="float">
            <text:p>-260</text:p>
          </table:table-cell>
          <table:table-cell table:formula="of:=[.LA84]-1" office:value-type="float" office:value="-261" calcext:value-type="float">
            <text:p>-261</text:p>
          </table:table-cell>
          <table:table-cell table:formula="of:=[.LB84]-1" office:value-type="float" office:value="-262" calcext:value-type="float">
            <text:p>-262</text:p>
          </table:table-cell>
          <table:table-cell table:formula="of:=[.LC84]-1" office:value-type="float" office:value="-263" calcext:value-type="float">
            <text:p>-263</text:p>
          </table:table-cell>
          <table:table-cell table:formula="of:=[.LD84]-1" office:value-type="float" office:value="-264" calcext:value-type="float">
            <text:p>-264</text:p>
          </table:table-cell>
          <table:table-cell table:formula="of:=[.LE84]-1" office:value-type="float" office:value="-265" calcext:value-type="float">
            <text:p>-265</text:p>
          </table:table-cell>
          <table:table-cell table:formula="of:=[.LF84]-1" office:value-type="float" office:value="-266" calcext:value-type="float">
            <text:p>-266</text:p>
          </table:table-cell>
          <table:table-cell table:formula="of:=[.LG84]-1" office:value-type="float" office:value="-267" calcext:value-type="float">
            <text:p>-267</text:p>
          </table:table-cell>
          <table:table-cell table:formula="of:=[.LH84]-1" office:value-type="float" office:value="-268" calcext:value-type="float">
            <text:p>-268</text:p>
          </table:table-cell>
          <table:table-cell table:formula="of:=[.LI84]-1" office:value-type="float" office:value="-269" calcext:value-type="float">
            <text:p>-269</text:p>
          </table:table-cell>
          <table:table-cell table:formula="of:=[.LJ84]-1" office:value-type="float" office:value="-270" calcext:value-type="float">
            <text:p>-270</text:p>
          </table:table-cell>
          <table:table-cell table:formula="of:=[.LK84]-1" office:value-type="float" office:value="-271" calcext:value-type="float">
            <text:p>-271</text:p>
          </table:table-cell>
          <table:table-cell table:formula="of:=[.LL84]-1" office:value-type="float" office:value="-272" calcext:value-type="float">
            <text:p>-272</text:p>
          </table:table-cell>
          <table:table-cell table:formula="of:=[.LM84]-1" office:value-type="float" office:value="-273" calcext:value-type="float">
            <text:p>-273</text:p>
          </table:table-cell>
          <table:table-cell table:formula="of:=[.LN84]-1" office:value-type="float" office:value="-274" calcext:value-type="float">
            <text:p>-274</text:p>
          </table:table-cell>
          <table:table-cell table:formula="of:=[.LO84]-1" office:value-type="float" office:value="-275" calcext:value-type="float">
            <text:p>-275</text:p>
          </table:table-cell>
          <table:table-cell table:formula="of:=[.LP84]-1" office:value-type="float" office:value="-276" calcext:value-type="float">
            <text:p>-276</text:p>
          </table:table-cell>
          <table:table-cell table:formula="of:=[.LQ84]-1" office:value-type="float" office:value="-277" calcext:value-type="float">
            <text:p>-277</text:p>
          </table:table-cell>
          <table:table-cell table:formula="of:=[.LR84]-1" office:value-type="float" office:value="-278" calcext:value-type="float">
            <text:p>-278</text:p>
          </table:table-cell>
          <table:table-cell table:formula="of:=[.LS84]-1" office:value-type="float" office:value="-279" calcext:value-type="float">
            <text:p>-279</text:p>
          </table:table-cell>
          <table:table-cell table:formula="of:=[.LT84]-1" office:value-type="float" office:value="-280" calcext:value-type="float">
            <text:p>-280</text:p>
          </table:table-cell>
          <table:table-cell table:formula="of:=[.LU84]-1" office:value-type="float" office:value="-281" calcext:value-type="float">
            <text:p>-281</text:p>
          </table:table-cell>
          <table:table-cell table:formula="of:=[.LV84]-1" office:value-type="float" office:value="-282" calcext:value-type="float">
            <text:p>-282</text:p>
          </table:table-cell>
          <table:table-cell table:formula="of:=[.LW84]-1" office:value-type="float" office:value="-283" calcext:value-type="float">
            <text:p>-283</text:p>
          </table:table-cell>
          <table:table-cell table:formula="of:=[.LX84]-1" office:value-type="float" office:value="-284" calcext:value-type="float">
            <text:p>-284</text:p>
          </table:table-cell>
          <table:table-cell table:formula="of:=[.LY84]-1" office:value-type="float" office:value="-285" calcext:value-type="float">
            <text:p>-285</text:p>
          </table:table-cell>
          <table:table-cell table:formula="of:=[.LZ84]-1" office:value-type="float" office:value="-286" calcext:value-type="float">
            <text:p>-286</text:p>
          </table:table-cell>
          <table:table-cell table:formula="of:=[.MA84]-1" office:value-type="float" office:value="-287" calcext:value-type="float">
            <text:p>-287</text:p>
          </table:table-cell>
          <table:table-cell table:formula="of:=[.MB84]-1" office:value-type="float" office:value="-288" calcext:value-type="float">
            <text:p>-288</text:p>
          </table:table-cell>
          <table:table-cell table:formula="of:=[.MC84]-1" office:value-type="float" office:value="-289" calcext:value-type="float">
            <text:p>-289</text:p>
          </table:table-cell>
          <table:table-cell table:formula="of:=[.MD84]-1" office:value-type="float" office:value="-290" calcext:value-type="float">
            <text:p>-290</text:p>
          </table:table-cell>
          <table:table-cell table:formula="of:=[.ME84]-1" office:value-type="float" office:value="-291" calcext:value-type="float">
            <text:p>-291</text:p>
          </table:table-cell>
          <table:table-cell table:formula="of:=[.MF84]-1" office:value-type="float" office:value="-292" calcext:value-type="float">
            <text:p>-292</text:p>
          </table:table-cell>
          <table:table-cell table:formula="of:=[.MG84]-1" office:value-type="float" office:value="-293" calcext:value-type="float">
            <text:p>-293</text:p>
          </table:table-cell>
          <table:table-cell table:formula="of:=[.MH84]-1" office:value-type="float" office:value="-294" calcext:value-type="float">
            <text:p>-294</text:p>
          </table:table-cell>
          <table:table-cell table:formula="of:=[.MI84]-1" office:value-type="float" office:value="-295" calcext:value-type="float">
            <text:p>-295</text:p>
          </table:table-cell>
          <table:table-cell table:formula="of:=[.MJ84]-1" office:value-type="float" office:value="-296" calcext:value-type="float">
            <text:p>-296</text:p>
          </table:table-cell>
          <table:table-cell table:formula="of:=[.MK84]-1" office:value-type="float" office:value="-297" calcext:value-type="float">
            <text:p>-297</text:p>
          </table:table-cell>
          <table:table-cell table:formula="of:=[.ML84]-1" office:value-type="float" office:value="-298" calcext:value-type="float">
            <text:p>-298</text:p>
          </table:table-cell>
          <table:table-cell table:formula="of:=[.MM84]-1" office:value-type="float" office:value="-299" calcext:value-type="float">
            <text:p>-299</text:p>
          </table:table-cell>
          <table:table-cell table:formula="of:=[.MN84]-1" office:value-type="float" office:value="-300" calcext:value-type="float">
            <text:p>-300</text:p>
          </table:table-cell>
          <table:table-cell table:formula="of:=[.MO84]-1" office:value-type="float" office:value="-301" calcext:value-type="float">
            <text:p>-301</text:p>
          </table:table-cell>
          <table:table-cell table:formula="of:=[.MP84]-1" office:value-type="float" office:value="-302" calcext:value-type="float">
            <text:p>-302</text:p>
          </table:table-cell>
          <table:table-cell table:formula="of:=[.MQ84]-1" office:value-type="float" office:value="-303" calcext:value-type="float">
            <text:p>-303</text:p>
          </table:table-cell>
          <table:table-cell table:formula="of:=[.MR84]-1" office:value-type="float" office:value="-304" calcext:value-type="float">
            <text:p>-304</text:p>
          </table:table-cell>
          <table:table-cell table:formula="of:=[.MS84]-1" office:value-type="float" office:value="-305" calcext:value-type="float">
            <text:p>-305</text:p>
          </table:table-cell>
          <table:table-cell table:formula="of:=[.MT84]-1" office:value-type="float" office:value="-306" calcext:value-type="float">
            <text:p>-306</text:p>
          </table:table-cell>
          <table:table-cell table:formula="of:=[.MU84]-1" office:value-type="float" office:value="-307" calcext:value-type="float">
            <text:p>-307</text:p>
          </table:table-cell>
          <table:table-cell table:formula="of:=[.MV84]-1" office:value-type="float" office:value="-308" calcext:value-type="float">
            <text:p>-308</text:p>
          </table:table-cell>
          <table:table-cell table:formula="of:=[.MW84]-1" office:value-type="float" office:value="-309" calcext:value-type="float">
            <text:p>-309</text:p>
          </table:table-cell>
          <table:table-cell table:formula="of:=[.MX84]-1" office:value-type="float" office:value="-310" calcext:value-type="float">
            <text:p>-310</text:p>
          </table:table-cell>
          <table:table-cell table:formula="of:=[.MY84]-1" office:value-type="float" office:value="-311" calcext:value-type="float">
            <text:p>-311</text:p>
          </table:table-cell>
          <table:table-cell table:formula="of:=[.MZ84]-1" office:value-type="float" office:value="-312" calcext:value-type="float">
            <text:p>-312</text:p>
          </table:table-cell>
          <table:table-cell table:formula="of:=[.NA84]-1" office:value-type="float" office:value="-313" calcext:value-type="float">
            <text:p>-313</text:p>
          </table:table-cell>
          <table:table-cell table:formula="of:=[.NB84]-1" office:value-type="float" office:value="-314" calcext:value-type="float">
            <text:p>-314</text:p>
          </table:table-cell>
          <table:table-cell table:formula="of:=[.NC84]-1" office:value-type="float" office:value="-315" calcext:value-type="float">
            <text:p>-315</text:p>
          </table:table-cell>
          <table:table-cell table:formula="of:=[.ND84]-1" office:value-type="float" office:value="-316" calcext:value-type="float">
            <text:p>-316</text:p>
          </table:table-cell>
          <table:table-cell table:formula="of:=[.NE84]-1" office:value-type="float" office:value="-317" calcext:value-type="float">
            <text:p>-317</text:p>
          </table:table-cell>
          <table:table-cell table:formula="of:=[.NF84]-1" office:value-type="float" office:value="-318" calcext:value-type="float">
            <text:p>-318</text:p>
          </table:table-cell>
          <table:table-cell table:formula="of:=[.NG84]-1" office:value-type="float" office:value="-319" calcext:value-type="float">
            <text:p>-319</text:p>
          </table:table-cell>
          <table:table-cell table:formula="of:=[.NH84]-1" office:value-type="float" office:value="-320" calcext:value-type="float">
            <text:p>-320</text:p>
          </table:table-cell>
          <table:table-cell table:formula="of:=[.NI84]-1" office:value-type="float" office:value="-321" calcext:value-type="float">
            <text:p>-321</text:p>
          </table:table-cell>
          <table:table-cell table:formula="of:=[.NJ84]-1" office:value-type="float" office:value="-322" calcext:value-type="float">
            <text:p>-322</text:p>
          </table:table-cell>
          <table:table-cell table:formula="of:=[.NK84]-1" office:value-type="float" office:value="-323" calcext:value-type="float">
            <text:p>-323</text:p>
          </table:table-cell>
          <table:table-cell table:formula="of:=[.NL84]-1" office:value-type="float" office:value="-324" calcext:value-type="float">
            <text:p>-324</text:p>
          </table:table-cell>
          <table:table-cell table:formula="of:=[.NM84]-1" office:value-type="float" office:value="-325" calcext:value-type="float">
            <text:p>-325</text:p>
          </table:table-cell>
          <table:table-cell table:formula="of:=[.NN84]-1" office:value-type="float" office:value="-326" calcext:value-type="float">
            <text:p>-326</text:p>
          </table:table-cell>
          <table:table-cell table:formula="of:=[.NO84]-1" office:value-type="float" office:value="-327" calcext:value-type="float">
            <text:p>-327</text:p>
          </table:table-cell>
          <table:table-cell table:formula="of:=[.NP84]-1" office:value-type="float" office:value="-328" calcext:value-type="float">
            <text:p>-328</text:p>
          </table:table-cell>
          <table:table-cell table:formula="of:=[.NQ84]-1" office:value-type="float" office:value="-329" calcext:value-type="float">
            <text:p>-329</text:p>
          </table:table-cell>
          <table:table-cell table:formula="of:=[.NR84]-1" office:value-type="float" office:value="-330" calcext:value-type="float">
            <text:p>-330</text:p>
          </table:table-cell>
          <table:table-cell table:formula="of:=[.NS84]-1" office:value-type="float" office:value="-331" calcext:value-type="float">
            <text:p>-331</text:p>
          </table:table-cell>
          <table:table-cell table:formula="of:=[.NT84]-1" office:value-type="float" office:value="-332" calcext:value-type="float">
            <text:p>-332</text:p>
          </table:table-cell>
          <table:table-cell table:formula="of:=[.NU84]-1" office:value-type="float" office:value="-333" calcext:value-type="float">
            <text:p>-333</text:p>
          </table:table-cell>
          <table:table-cell table:formula="of:=[.NV84]-1" office:value-type="float" office:value="-334" calcext:value-type="float">
            <text:p>-334</text:p>
          </table:table-cell>
          <table:table-cell table:formula="of:=[.NW84]-1" office:value-type="float" office:value="-335" calcext:value-type="float">
            <text:p>-335</text:p>
          </table:table-cell>
          <table:table-cell table:formula="of:=[.NX84]-1" office:value-type="float" office:value="-336" calcext:value-type="float">
            <text:p>-336</text:p>
          </table:table-cell>
          <table:table-cell table:formula="of:=[.NY84]-1" office:value-type="float" office:value="-337" calcext:value-type="float">
            <text:p>-337</text:p>
          </table:table-cell>
          <table:table-cell table:formula="of:=[.NZ84]-1" office:value-type="float" office:value="-338" calcext:value-type="float">
            <text:p>-338</text:p>
          </table:table-cell>
          <table:table-cell table:formula="of:=[.OA84]-1" office:value-type="float" office:value="-339" calcext:value-type="float">
            <text:p>-339</text:p>
          </table:table-cell>
          <table:table-cell table:formula="of:=[.OB84]-1" office:value-type="float" office:value="-340" calcext:value-type="float">
            <text:p>-340</text:p>
          </table:table-cell>
          <table:table-cell table:formula="of:=[.OC84]-1" office:value-type="float" office:value="-341" calcext:value-type="float">
            <text:p>-341</text:p>
          </table:table-cell>
          <table:table-cell table:formula="of:=[.OD84]-1" office:value-type="float" office:value="-342" calcext:value-type="float">
            <text:p>-342</text:p>
          </table:table-cell>
          <table:table-cell table:formula="of:=[.OE84]-1" office:value-type="float" office:value="-343" calcext:value-type="float">
            <text:p>-343</text:p>
          </table:table-cell>
          <table:table-cell table:formula="of:=[.OF84]-1" office:value-type="float" office:value="-344" calcext:value-type="float">
            <text:p>-344</text:p>
          </table:table-cell>
          <table:table-cell table:formula="of:=[.OG84]-1" office:value-type="float" office:value="-345" calcext:value-type="float">
            <text:p>-345</text:p>
          </table:table-cell>
          <table:table-cell table:formula="of:=[.OH84]-1" office:value-type="float" office:value="-346" calcext:value-type="float">
            <text:p>-346</text:p>
          </table:table-cell>
          <table:table-cell table:formula="of:=[.OI84]-1" office:value-type="float" office:value="-347" calcext:value-type="float">
            <text:p>-347</text:p>
          </table:table-cell>
          <table:table-cell table:formula="of:=[.OJ84]-1" office:value-type="float" office:value="-348" calcext:value-type="float">
            <text:p>-348</text:p>
          </table:table-cell>
          <table:table-cell table:formula="of:=[.OK84]-1" office:value-type="float" office:value="-349" calcext:value-type="float">
            <text:p>-349</text:p>
          </table:table-cell>
          <table:table-cell table:formula="of:=[.OL84]-1" office:value-type="float" office:value="-350" calcext:value-type="float">
            <text:p>-350</text:p>
          </table:table-cell>
          <table:table-cell table:formula="of:=[.OM84]-1" office:value-type="float" office:value="-351" calcext:value-type="float">
            <text:p>-351</text:p>
          </table:table-cell>
          <table:table-cell table:formula="of:=[.ON84]-1" office:value-type="float" office:value="-352" calcext:value-type="float">
            <text:p>-352</text:p>
          </table:table-cell>
          <table:table-cell table:formula="of:=[.OO84]-1" office:value-type="float" office:value="-353" calcext:value-type="float">
            <text:p>-353</text:p>
          </table:table-cell>
          <table:table-cell table:formula="of:=[.OP84]-1" office:value-type="float" office:value="-354" calcext:value-type="float">
            <text:p>-354</text:p>
          </table:table-cell>
          <table:table-cell table:formula="of:=[.OQ84]-1" office:value-type="float" office:value="-355" calcext:value-type="float">
            <text:p>-355</text:p>
          </table:table-cell>
          <table:table-cell table:formula="of:=[.OR84]-1" office:value-type="float" office:value="-356" calcext:value-type="float">
            <text:p>-356</text:p>
          </table:table-cell>
          <table:table-cell table:formula="of:=[.OS84]-1" office:value-type="float" office:value="-357" calcext:value-type="float">
            <text:p>-357</text:p>
          </table:table-cell>
          <table:table-cell table:formula="of:=[.OT84]-1" office:value-type="float" office:value="-358" calcext:value-type="float">
            <text:p>-358</text:p>
          </table:table-cell>
          <table:table-cell table:formula="of:=[.OU84]-1" office:value-type="float" office:value="-359" calcext:value-type="float">
            <text:p>-359</text:p>
          </table:table-cell>
          <table:table-cell table:formula="of:=[.OV84]-1" office:value-type="float" office:value="-360" calcext:value-type="float">
            <text:p>-360</text:p>
          </table:table-cell>
          <table:table-cell table:formula="of:=[.OW84]-1" office:value-type="float" office:value="-361" calcext:value-type="float">
            <text:p>-361</text:p>
          </table:table-cell>
          <table:table-cell table:formula="of:=[.OX84]-1" office:value-type="float" office:value="-362" calcext:value-type="float">
            <text:p>-362</text:p>
          </table:table-cell>
          <table:table-cell table:formula="of:=[.OY84]-1" office:value-type="float" office:value="-363" calcext:value-type="float">
            <text:p>-363</text:p>
          </table:table-cell>
          <table:table-cell table:formula="of:=[.OZ84]-1" office:value-type="float" office:value="-364" calcext:value-type="float">
            <text:p>-364</text:p>
          </table:table-cell>
          <table:table-cell table:formula="of:=[.PA84]-1" office:value-type="float" office:value="-365" calcext:value-type="float">
            <text:p>-365</text:p>
          </table:table-cell>
          <table:table-cell table:formula="of:=[.PB84]-1" office:value-type="float" office:value="-366" calcext:value-type="float">
            <text:p>-366</text:p>
          </table:table-cell>
          <table:table-cell table:formula="of:=[.PC84]-1" office:value-type="float" office:value="-367" calcext:value-type="float">
            <text:p>-367</text:p>
          </table:table-cell>
          <table:table-cell table:formula="of:=[.PD84]-1" office:value-type="float" office:value="-368" calcext:value-type="float">
            <text:p>-368</text:p>
          </table:table-cell>
          <table:table-cell table:formula="of:=[.PE84]-1" office:value-type="float" office:value="-369" calcext:value-type="float">
            <text:p>-369</text:p>
          </table:table-cell>
          <table:table-cell table:formula="of:=[.PF84]-1" office:value-type="float" office:value="-370" calcext:value-type="float">
            <text:p>-370</text:p>
          </table:table-cell>
          <table:table-cell table:formula="of:=[.PG84]-1" office:value-type="float" office:value="-371" calcext:value-type="float">
            <text:p>-371</text:p>
          </table:table-cell>
          <table:table-cell table:formula="of:=[.PH84]-1" office:value-type="float" office:value="-372" calcext:value-type="float">
            <text:p>-372</text:p>
          </table:table-cell>
          <table:table-cell table:formula="of:=[.PI84]-1" office:value-type="float" office:value="-373" calcext:value-type="float">
            <text:p>-373</text:p>
          </table:table-cell>
          <table:table-cell table:formula="of:=[.PJ84]-1" office:value-type="float" office:value="-374" calcext:value-type="float">
            <text:p>-374</text:p>
          </table:table-cell>
          <table:table-cell table:formula="of:=[.PK84]-1" office:value-type="float" office:value="-375" calcext:value-type="float">
            <text:p>-375</text:p>
          </table:table-cell>
          <table:table-cell table:formula="of:=[.PL84]-1" office:value-type="float" office:value="-376" calcext:value-type="float">
            <text:p>-376</text:p>
          </table:table-cell>
          <table:table-cell table:formula="of:=[.PM84]-1" office:value-type="float" office:value="-377" calcext:value-type="float">
            <text:p>-377</text:p>
          </table:table-cell>
          <table:table-cell table:formula="of:=[.PN84]-1" office:value-type="float" office:value="-378" calcext:value-type="float">
            <text:p>-378</text:p>
          </table:table-cell>
          <table:table-cell table:formula="of:=[.PO84]-1" office:value-type="float" office:value="-379" calcext:value-type="float">
            <text:p>-379</text:p>
          </table:table-cell>
          <table:table-cell table:formula="of:=[.PP84]-1" office:value-type="float" office:value="-380" calcext:value-type="float">
            <text:p>-380</text:p>
          </table:table-cell>
          <table:table-cell table:formula="of:=[.PQ84]-1" office:value-type="float" office:value="-381" calcext:value-type="float">
            <text:p>-381</text:p>
          </table:table-cell>
          <table:table-cell table:formula="of:=[.PR84]-1" office:value-type="float" office:value="-382" calcext:value-type="float">
            <text:p>-382</text:p>
          </table:table-cell>
          <table:table-cell table:formula="of:=[.PS84]-1" office:value-type="float" office:value="-383" calcext:value-type="float">
            <text:p>-383</text:p>
          </table:table-cell>
          <table:table-cell table:formula="of:=[.PT84]-1" office:value-type="float" office:value="-384" calcext:value-type="float">
            <text:p>-384</text:p>
          </table:table-cell>
          <table:table-cell table:formula="of:=[.PU84]-1" office:value-type="float" office:value="-385" calcext:value-type="float">
            <text:p>-385</text:p>
          </table:table-cell>
          <table:table-cell table:formula="of:=[.PV84]-1" office:value-type="float" office:value="-386" calcext:value-type="float">
            <text:p>-386</text:p>
          </table:table-cell>
          <table:table-cell table:formula="of:=[.PW84]-1" office:value-type="float" office:value="-387" calcext:value-type="float">
            <text:p>-387</text:p>
          </table:table-cell>
          <table:table-cell table:formula="of:=[.PX84]-1" office:value-type="float" office:value="-388" calcext:value-type="float">
            <text:p>-388</text:p>
          </table:table-cell>
          <table:table-cell table:formula="of:=[.PY84]-1" office:value-type="float" office:value="-389" calcext:value-type="float">
            <text:p>-389</text:p>
          </table:table-cell>
          <table:table-cell table:formula="of:=[.PZ84]-1" office:value-type="float" office:value="-390" calcext:value-type="float">
            <text:p>-390</text:p>
          </table:table-cell>
          <table:table-cell table:formula="of:=[.QA84]-1" office:value-type="float" office:value="-391" calcext:value-type="float">
            <text:p>-391</text:p>
          </table:table-cell>
          <table:table-cell table:formula="of:=[.QB84]-1" office:value-type="float" office:value="-392" calcext:value-type="float">
            <text:p>-392</text:p>
          </table:table-cell>
          <table:table-cell table:formula="of:=[.QC84]-1" office:value-type="float" office:value="-393" calcext:value-type="float">
            <text:p>-393</text:p>
          </table:table-cell>
          <table:table-cell table:formula="of:=[.QD84]-1" office:value-type="float" office:value="-394" calcext:value-type="float">
            <text:p>-394</text:p>
          </table:table-cell>
          <table:table-cell table:formula="of:=[.QE84]-1" office:value-type="float" office:value="-395" calcext:value-type="float">
            <text:p>-395</text:p>
          </table:table-cell>
          <table:table-cell table:formula="of:=[.QF84]-1" office:value-type="float" office:value="-396" calcext:value-type="float">
            <text:p>-396</text:p>
          </table:table-cell>
          <table:table-cell table:formula="of:=[.QG84]-1" office:value-type="float" office:value="-397" calcext:value-type="float">
            <text:p>-397</text:p>
          </table:table-cell>
          <table:table-cell table:formula="of:=[.QH84]-1" office:value-type="float" office:value="-398" calcext:value-type="float">
            <text:p>-398</text:p>
          </table:table-cell>
          <table:table-cell table:formula="of:=[.QI84]-1" office:value-type="float" office:value="-399" calcext:value-type="float">
            <text:p>-399</text:p>
          </table:table-cell>
          <table:table-cell table:formula="of:=[.QJ84]-1" office:value-type="float" office:value="-400" calcext:value-type="float">
            <text:p>-400</text:p>
          </table:table-cell>
          <table:table-cell table:formula="of:=[.QK84]-1" office:value-type="float" office:value="-401" calcext:value-type="float">
            <text:p>-401</text:p>
          </table:table-cell>
          <table:table-cell table:formula="of:=[.QL84]-1" office:value-type="float" office:value="-402" calcext:value-type="float">
            <text:p>-402</text:p>
          </table:table-cell>
          <table:table-cell table:formula="of:=[.QM84]-1" office:value-type="float" office:value="-403" calcext:value-type="float">
            <text:p>-403</text:p>
          </table:table-cell>
          <table:table-cell table:formula="of:=[.QN84]-1" office:value-type="float" office:value="-404" calcext:value-type="float">
            <text:p>-404</text:p>
          </table:table-cell>
          <table:table-cell table:formula="of:=[.QO84]-1" office:value-type="float" office:value="-405" calcext:value-type="float">
            <text:p>-405</text:p>
          </table:table-cell>
          <table:table-cell table:formula="of:=[.QP84]-1" office:value-type="float" office:value="-406" calcext:value-type="float">
            <text:p>-406</text:p>
          </table:table-cell>
          <table:table-cell table:formula="of:=[.QQ84]-1" office:value-type="float" office:value="-407" calcext:value-type="float">
            <text:p>-407</text:p>
          </table:table-cell>
          <table:table-cell table:formula="of:=[.QR84]-1" office:value-type="float" office:value="-408" calcext:value-type="float">
            <text:p>-408</text:p>
          </table:table-cell>
          <table:table-cell table:formula="of:=[.QS84]-1" office:value-type="float" office:value="-409" calcext:value-type="float">
            <text:p>-409</text:p>
          </table:table-cell>
          <table:table-cell table:formula="of:=[.QT84]-1" office:value-type="float" office:value="-410" calcext:value-type="float">
            <text:p>-410</text:p>
          </table:table-cell>
          <table:table-cell table:formula="of:=[.QU84]-1" office:value-type="float" office:value="-411" calcext:value-type="float">
            <text:p>-411</text:p>
          </table:table-cell>
          <table:table-cell table:formula="of:=[.QV84]-1" office:value-type="float" office:value="-412" calcext:value-type="float">
            <text:p>-412</text:p>
          </table:table-cell>
          <table:table-cell table:formula="of:=[.QW84]-1" office:value-type="float" office:value="-413" calcext:value-type="float">
            <text:p>-413</text:p>
          </table:table-cell>
          <table:table-cell table:formula="of:=[.QX84]-1" office:value-type="float" office:value="-414" calcext:value-type="float">
            <text:p>-414</text:p>
          </table:table-cell>
          <table:table-cell table:formula="of:=[.QY84]-1" office:value-type="float" office:value="-415" calcext:value-type="float">
            <text:p>-415</text:p>
          </table:table-cell>
          <table:table-cell table:formula="of:=[.QZ84]-1" office:value-type="float" office:value="-416" calcext:value-type="float">
            <text:p>-416</text:p>
          </table:table-cell>
          <table:table-cell table:formula="of:=[.RA84]-1" office:value-type="float" office:value="-417" calcext:value-type="float">
            <text:p>-417</text:p>
          </table:table-cell>
          <table:table-cell table:formula="of:=[.RB84]-1" office:value-type="float" office:value="-418" calcext:value-type="float">
            <text:p>-418</text:p>
          </table:table-cell>
          <table:table-cell table:formula="of:=[.RC84]-1" office:value-type="float" office:value="-419" calcext:value-type="float">
            <text:p>-419</text:p>
          </table:table-cell>
          <table:table-cell table:formula="of:=[.RD84]-1" office:value-type="float" office:value="-420" calcext:value-type="float">
            <text:p>-420</text:p>
          </table:table-cell>
          <table:table-cell table:formula="of:=[.RE84]-1" office:value-type="float" office:value="-421" calcext:value-type="float">
            <text:p>-421</text:p>
          </table:table-cell>
          <table:table-cell table:formula="of:=[.RF84]-1" office:value-type="float" office:value="-422" calcext:value-type="float">
            <text:p>-422</text:p>
          </table:table-cell>
          <table:table-cell table:formula="of:=[.RG84]-1" office:value-type="float" office:value="-423" calcext:value-type="float">
            <text:p>-423</text:p>
          </table:table-cell>
          <table:table-cell table:formula="of:=[.RH84]-1" office:value-type="float" office:value="-424" calcext:value-type="float">
            <text:p>-424</text:p>
          </table:table-cell>
          <table:table-cell table:formula="of:=[.RI84]-1" office:value-type="float" office:value="-425" calcext:value-type="float">
            <text:p>-425</text:p>
          </table:table-cell>
          <table:table-cell table:formula="of:=[.RJ84]-1" office:value-type="float" office:value="-426" calcext:value-type="float">
            <text:p>-426</text:p>
          </table:table-cell>
          <table:table-cell table:formula="of:=[.RK84]-1" office:value-type="float" office:value="-427" calcext:value-type="float">
            <text:p>-427</text:p>
          </table:table-cell>
          <table:table-cell table:formula="of:=[.RL84]-1" office:value-type="float" office:value="-428" calcext:value-type="float">
            <text:p>-428</text:p>
          </table:table-cell>
          <table:table-cell table:formula="of:=[.RM84]-1" office:value-type="float" office:value="-429" calcext:value-type="float">
            <text:p>-429</text:p>
          </table:table-cell>
          <table:table-cell table:formula="of:=[.RN84]-1" office:value-type="float" office:value="-430" calcext:value-type="float">
            <text:p>-430</text:p>
          </table:table-cell>
          <table:table-cell table:formula="of:=[.RO84]-1" office:value-type="float" office:value="-431" calcext:value-type="float">
            <text:p>-431</text:p>
          </table:table-cell>
          <table:table-cell table:formula="of:=[.RP84]-1" office:value-type="float" office:value="-432" calcext:value-type="float">
            <text:p>-432</text:p>
          </table:table-cell>
          <table:table-cell table:formula="of:=[.RQ84]-1" office:value-type="float" office:value="-433" calcext:value-type="float">
            <text:p>-433</text:p>
          </table:table-cell>
          <table:table-cell table:formula="of:=[.RR84]-1" office:value-type="float" office:value="-434" calcext:value-type="float">
            <text:p>-434</text:p>
          </table:table-cell>
          <table:table-cell table:formula="of:=[.RS84]-1" office:value-type="float" office:value="-435" calcext:value-type="float">
            <text:p>-435</text:p>
          </table:table-cell>
          <table:table-cell table:formula="of:=[.RT84]-1" office:value-type="float" office:value="-436" calcext:value-type="float">
            <text:p>-436</text:p>
          </table:table-cell>
          <table:table-cell table:formula="of:=[.RU84]-1" office:value-type="float" office:value="-437" calcext:value-type="float">
            <text:p>-437</text:p>
          </table:table-cell>
          <table:table-cell table:formula="of:=[.RV84]-1" office:value-type="float" office:value="-438" calcext:value-type="float">
            <text:p>-438</text:p>
          </table:table-cell>
          <table:table-cell table:formula="of:=[.RW84]-1" office:value-type="float" office:value="-439" calcext:value-type="float">
            <text:p>-439</text:p>
          </table:table-cell>
          <table:table-cell table:formula="of:=[.RX84]-1" office:value-type="float" office:value="-440" calcext:value-type="float">
            <text:p>-440</text:p>
          </table:table-cell>
          <table:table-cell table:formula="of:=[.RY84]-1" office:value-type="float" office:value="-441" calcext:value-type="float">
            <text:p>-441</text:p>
          </table:table-cell>
          <table:table-cell table:formula="of:=[.RZ84]-1" office:value-type="float" office:value="-442" calcext:value-type="float">
            <text:p>-442</text:p>
          </table:table-cell>
          <table:table-cell table:formula="of:=[.SA84]-1" office:value-type="float" office:value="-443" calcext:value-type="float">
            <text:p>-443</text:p>
          </table:table-cell>
          <table:table-cell table:formula="of:=[.SB84]-1" office:value-type="float" office:value="-444" calcext:value-type="float">
            <text:p>-444</text:p>
          </table:table-cell>
          <table:table-cell table:formula="of:=[.SC84]-1" office:value-type="float" office:value="-445" calcext:value-type="float">
            <text:p>-445</text:p>
          </table:table-cell>
          <table:table-cell table:formula="of:=[.SD84]-1" office:value-type="float" office:value="-446" calcext:value-type="float">
            <text:p>-446</text:p>
          </table:table-cell>
          <table:table-cell table:formula="of:=[.SE84]-1" office:value-type="float" office:value="-447" calcext:value-type="float">
            <text:p>-447</text:p>
          </table:table-cell>
          <table:table-cell table:formula="of:=[.SF84]-1" office:value-type="float" office:value="-448" calcext:value-type="float">
            <text:p>-448</text:p>
          </table:table-cell>
          <table:table-cell table:formula="of:=[.SG84]-1" office:value-type="float" office:value="-449" calcext:value-type="float">
            <text:p>-449</text:p>
          </table:table-cell>
          <table:table-cell table:formula="of:=[.SH84]-1" office:value-type="float" office:value="-450" calcext:value-type="float">
            <text:p>-450</text:p>
          </table:table-cell>
          <table:table-cell table:formula="of:=[.SI84]-1" office:value-type="float" office:value="-451" calcext:value-type="float">
            <text:p>-451</text:p>
          </table:table-cell>
          <table:table-cell table:formula="of:=[.SJ84]-1" office:value-type="float" office:value="-452" calcext:value-type="float">
            <text:p>-452</text:p>
          </table:table-cell>
          <table:table-cell table:formula="of:=[.SK84]-1" office:value-type="float" office:value="-453" calcext:value-type="float">
            <text:p>-453</text:p>
          </table:table-cell>
          <table:table-cell table:formula="of:=[.SL84]-1" office:value-type="float" office:value="-454" calcext:value-type="float">
            <text:p>-454</text:p>
          </table:table-cell>
          <table:table-cell table:formula="of:=[.SM84]-1" office:value-type="float" office:value="-455" calcext:value-type="float">
            <text:p>-455</text:p>
          </table:table-cell>
          <table:table-cell table:formula="of:=[.SN84]-1" office:value-type="float" office:value="-456" calcext:value-type="float">
            <text:p>-456</text:p>
          </table:table-cell>
          <table:table-cell table:formula="of:=[.SO84]-1" office:value-type="float" office:value="-457" calcext:value-type="float">
            <text:p>-457</text:p>
          </table:table-cell>
          <table:table-cell table:formula="of:=[.SP84]-1" office:value-type="float" office:value="-458" calcext:value-type="float">
            <text:p>-458</text:p>
          </table:table-cell>
          <table:table-cell table:formula="of:=[.SQ84]-1" office:value-type="float" office:value="-459" calcext:value-type="float">
            <text:p>-459</text:p>
          </table:table-cell>
          <table:table-cell table:formula="of:=[.SR84]-1" office:value-type="float" office:value="-460" calcext:value-type="float">
            <text:p>-460</text:p>
          </table:table-cell>
          <table:table-cell table:formula="of:=[.SS84]-1" office:value-type="float" office:value="-461" calcext:value-type="float">
            <text:p>-461</text:p>
          </table:table-cell>
          <table:table-cell table:formula="of:=[.ST84]-1" office:value-type="float" office:value="-462" calcext:value-type="float">
            <text:p>-462</text:p>
          </table:table-cell>
          <table:table-cell table:formula="of:=[.SU84]-1" office:value-type="float" office:value="-463" calcext:value-type="float">
            <text:p>-463</text:p>
          </table:table-cell>
          <table:table-cell table:formula="of:=[.SV84]-1" office:value-type="float" office:value="-464" calcext:value-type="float">
            <text:p>-464</text:p>
          </table:table-cell>
          <table:table-cell table:formula="of:=[.SW84]-1" office:value-type="float" office:value="-465" calcext:value-type="float">
            <text:p>-465</text:p>
          </table:table-cell>
          <table:table-cell table:formula="of:=[.SX84]-1" office:value-type="float" office:value="-466" calcext:value-type="float">
            <text:p>-466</text:p>
          </table:table-cell>
          <table:table-cell table:formula="of:=[.SY84]-1" office:value-type="float" office:value="-467" calcext:value-type="float">
            <text:p>-467</text:p>
          </table:table-cell>
          <table:table-cell table:formula="of:=[.SZ84]-1" office:value-type="float" office:value="-468" calcext:value-type="float">
            <text:p>-468</text:p>
          </table:table-cell>
          <table:table-cell table:formula="of:=[.TA84]-1" office:value-type="float" office:value="-469" calcext:value-type="float">
            <text:p>-469</text:p>
          </table:table-cell>
          <table:table-cell table:formula="of:=[.TB84]-1" office:value-type="float" office:value="-470" calcext:value-type="float">
            <text:p>-470</text:p>
          </table:table-cell>
          <table:table-cell table:formula="of:=[.TC84]-1" office:value-type="float" office:value="-471" calcext:value-type="float">
            <text:p>-471</text:p>
          </table:table-cell>
          <table:table-cell table:formula="of:=[.TD84]-1" office:value-type="float" office:value="-472" calcext:value-type="float">
            <text:p>-472</text:p>
          </table:table-cell>
          <table:table-cell table:formula="of:=[.TE84]-1" office:value-type="float" office:value="-473" calcext:value-type="float">
            <text:p>-473</text:p>
          </table:table-cell>
          <table:table-cell table:formula="of:=[.TF84]-1" office:value-type="float" office:value="-474" calcext:value-type="float">
            <text:p>-474</text:p>
          </table:table-cell>
          <table:table-cell table:formula="of:=[.TG84]-1" office:value-type="float" office:value="-475" calcext:value-type="float">
            <text:p>-475</text:p>
          </table:table-cell>
          <table:table-cell table:formula="of:=[.TH84]-1" office:value-type="float" office:value="-476" calcext:value-type="float">
            <text:p>-476</text:p>
          </table:table-cell>
          <table:table-cell table:formula="of:=[.TI84]-1" office:value-type="float" office:value="-477" calcext:value-type="float">
            <text:p>-477</text:p>
          </table:table-cell>
          <table:table-cell table:formula="of:=[.TJ84]-1" office:value-type="float" office:value="-478" calcext:value-type="float">
            <text:p>-478</text:p>
          </table:table-cell>
          <table:table-cell table:formula="of:=[.TK84]-1" office:value-type="float" office:value="-479" calcext:value-type="float">
            <text:p>-479</text:p>
          </table:table-cell>
          <table:table-cell table:formula="of:=[.TL84]-1" office:value-type="float" office:value="-480" calcext:value-type="float">
            <text:p>-480</text:p>
          </table:table-cell>
          <table:table-cell table:formula="of:=[.TM84]-1" office:value-type="float" office:value="-481" calcext:value-type="float">
            <text:p>-481</text:p>
          </table:table-cell>
          <table:table-cell table:formula="of:=[.TN84]-1" office:value-type="float" office:value="-482" calcext:value-type="float">
            <text:p>-482</text:p>
          </table:table-cell>
          <table:table-cell table:formula="of:=[.TO84]-1" office:value-type="float" office:value="-483" calcext:value-type="float">
            <text:p>-483</text:p>
          </table:table-cell>
          <table:table-cell table:formula="of:=[.TP84]-1" office:value-type="float" office:value="-484" calcext:value-type="float">
            <text:p>-484</text:p>
          </table:table-cell>
          <table:table-cell table:formula="of:=[.TQ84]-1" office:value-type="float" office:value="-485" calcext:value-type="float">
            <text:p>-485</text:p>
          </table:table-cell>
          <table:table-cell table:formula="of:=[.TR84]-1" office:value-type="float" office:value="-486" calcext:value-type="float">
            <text:p>-486</text:p>
          </table:table-cell>
          <table:table-cell table:formula="of:=[.TS84]-1" office:value-type="float" office:value="-487" calcext:value-type="float">
            <text:p>-487</text:p>
          </table:table-cell>
          <table:table-cell table:formula="of:=[.TT84]-1" office:value-type="float" office:value="-488" calcext:value-type="float">
            <text:p>-488</text:p>
          </table:table-cell>
          <table:table-cell table:formula="of:=[.TU84]-1" office:value-type="float" office:value="-489" calcext:value-type="float">
            <text:p>-489</text:p>
          </table:table-cell>
          <table:table-cell table:formula="of:=[.TV84]-1" office:value-type="float" office:value="-490" calcext:value-type="float">
            <text:p>-490</text:p>
          </table:table-cell>
          <table:table-cell table:formula="of:=[.TW84]-1" office:value-type="float" office:value="-491" calcext:value-type="float">
            <text:p>-491</text:p>
          </table:table-cell>
          <table:table-cell table:formula="of:=[.TX84]-1" office:value-type="float" office:value="-492" calcext:value-type="float">
            <text:p>-492</text:p>
          </table:table-cell>
          <table:table-cell table:formula="of:=[.TY84]-1" office:value-type="float" office:value="-493" calcext:value-type="float">
            <text:p>-493</text:p>
          </table:table-cell>
          <table:table-cell table:formula="of:=[.TZ84]-1" office:value-type="float" office:value="-494" calcext:value-type="float">
            <text:p>-494</text:p>
          </table:table-cell>
          <table:table-cell table:formula="of:=[.UA84]-1" office:value-type="float" office:value="-495" calcext:value-type="float">
            <text:p>-495</text:p>
          </table:table-cell>
          <table:table-cell table:formula="of:=[.UB84]-1" office:value-type="float" office:value="-496" calcext:value-type="float">
            <text:p>-496</text:p>
          </table:table-cell>
          <table:table-cell table:formula="of:=[.UC84]-1" office:value-type="float" office:value="-497" calcext:value-type="float">
            <text:p>-497</text:p>
          </table:table-cell>
          <table:table-cell table:formula="of:=[.UD84]-1" office:value-type="float" office:value="-498" calcext:value-type="float">
            <text:p>-498</text:p>
          </table:table-cell>
          <table:table-cell table:formula="of:=[.UE84]-1" office:value-type="float" office:value="-499" calcext:value-type="float">
            <text:p>-499</text:p>
          </table:table-cell>
          <table:table-cell table:formula="of:=[.UF84]-1" office:value-type="float" office:value="-500" calcext:value-type="float">
            <text:p>-500</text:p>
          </table:table-cell>
          <table:table-cell table:formula="of:=[.UG84]-1" office:value-type="float" office:value="-501" calcext:value-type="float">
            <text:p>-501</text:p>
          </table:table-cell>
          <table:table-cell table:formula="of:=[.UH84]-1" office:value-type="float" office:value="-502" calcext:value-type="float">
            <text:p>-502</text:p>
          </table:table-cell>
          <table:table-cell table:formula="of:=[.UI84]-1" office:value-type="float" office:value="-503" calcext:value-type="float">
            <text:p>-503</text:p>
          </table:table-cell>
          <table:table-cell table:formula="of:=[.UJ84]-1" office:value-type="float" office:value="-504" calcext:value-type="float">
            <text:p>-504</text:p>
          </table:table-cell>
          <table:table-cell table:formula="of:=[.UK84]-1" office:value-type="float" office:value="-505" calcext:value-type="float">
            <text:p>-505</text:p>
          </table:table-cell>
          <table:table-cell table:formula="of:=[.UL84]-1" office:value-type="float" office:value="-506" calcext:value-type="float">
            <text:p>-506</text:p>
          </table:table-cell>
          <table:table-cell table:formula="of:=[.UM84]-1" office:value-type="float" office:value="-507" calcext:value-type="float">
            <text:p>-507</text:p>
          </table:table-cell>
          <table:table-cell table:formula="of:=[.UN84]-1" office:value-type="float" office:value="-508" calcext:value-type="float">
            <text:p>-508</text:p>
          </table:table-cell>
          <table:table-cell table:formula="of:=[.UO84]-1" office:value-type="float" office:value="-509" calcext:value-type="float">
            <text:p>-509</text:p>
          </table:table-cell>
          <table:table-cell table:formula="of:=[.UP84]-1" office:value-type="float" office:value="-510" calcext:value-type="float">
            <text:p>-510</text:p>
          </table:table-cell>
          <table:table-cell table:formula="of:=[.UQ84]-1" office:value-type="float" office:value="-511" calcext:value-type="float">
            <text:p>-511</text:p>
          </table:table-cell>
          <table:table-cell table:formula="of:=[.UR84]-1" office:value-type="float" office:value="-512" calcext:value-type="float">
            <text:p>-512</text:p>
          </table:table-cell>
          <table:table-cell table:formula="of:=[.US84]-1" office:value-type="float" office:value="-513" calcext:value-type="float">
            <text:p>-513</text:p>
          </table:table-cell>
          <table:table-cell table:formula="of:=[.UT84]-1" office:value-type="float" office:value="-514" calcext:value-type="float">
            <text:p>-514</text:p>
          </table:table-cell>
          <table:table-cell table:formula="of:=[.UU84]-1" office:value-type="float" office:value="-515" calcext:value-type="float">
            <text:p>-515</text:p>
          </table:table-cell>
          <table:table-cell table:formula="of:=[.UV84]-1" office:value-type="float" office:value="-516" calcext:value-type="float">
            <text:p>-516</text:p>
          </table:table-cell>
          <table:table-cell table:formula="of:=[.UW84]-1" office:value-type="float" office:value="-517" calcext:value-type="float">
            <text:p>-517</text:p>
          </table:table-cell>
          <table:table-cell table:formula="of:=[.UX84]-1" office:value-type="float" office:value="-518" calcext:value-type="float">
            <text:p>-518</text:p>
          </table:table-cell>
          <table:table-cell table:formula="of:=[.UY84]-1" office:value-type="float" office:value="-519" calcext:value-type="float">
            <text:p>-519</text:p>
          </table:table-cell>
          <table:table-cell table:formula="of:=[.UZ84]-1" office:value-type="float" office:value="-520" calcext:value-type="float">
            <text:p>-520</text:p>
          </table:table-cell>
          <table:table-cell table:formula="of:=[.VA84]-1" office:value-type="float" office:value="-521" calcext:value-type="float">
            <text:p>-521</text:p>
          </table:table-cell>
          <table:table-cell table:formula="of:=[.VB84]-1" office:value-type="float" office:value="-522" calcext:value-type="float">
            <text:p>-522</text:p>
          </table:table-cell>
          <table:table-cell table:formula="of:=[.VC84]-1" office:value-type="float" office:value="-523" calcext:value-type="float">
            <text:p>-523</text:p>
          </table:table-cell>
          <table:table-cell table:formula="of:=[.VD84]-1" office:value-type="float" office:value="-524" calcext:value-type="float">
            <text:p>-524</text:p>
          </table:table-cell>
          <table:table-cell table:formula="of:=[.VE84]-1" office:value-type="float" office:value="-525" calcext:value-type="float">
            <text:p>-525</text:p>
          </table:table-cell>
          <table:table-cell table:formula="of:=[.VF84]-1" office:value-type="float" office:value="-526" calcext:value-type="float">
            <text:p>-526</text:p>
          </table:table-cell>
          <table:table-cell table:formula="of:=[.VG84]-1" office:value-type="float" office:value="-527" calcext:value-type="float">
            <text:p>-527</text:p>
          </table:table-cell>
          <table:table-cell table:formula="of:=[.VH84]-1" office:value-type="float" office:value="-528" calcext:value-type="float">
            <text:p>-528</text:p>
          </table:table-cell>
          <table:table-cell table:formula="of:=[.VI84]-1" office:value-type="float" office:value="-529" calcext:value-type="float">
            <text:p>-529</text:p>
          </table:table-cell>
          <table:table-cell table:formula="of:=[.VJ84]-1" office:value-type="float" office:value="-530" calcext:value-type="float">
            <text:p>-530</text:p>
          </table:table-cell>
          <table:table-cell table:formula="of:=[.VK84]-1" office:value-type="float" office:value="-531" calcext:value-type="float">
            <text:p>-531</text:p>
          </table:table-cell>
          <table:table-cell table:formula="of:=[.VL84]-1" office:value-type="float" office:value="-532" calcext:value-type="float">
            <text:p>-532</text:p>
          </table:table-cell>
          <table:table-cell table:formula="of:=[.VM84]-1" office:value-type="float" office:value="-533" calcext:value-type="float">
            <text:p>-533</text:p>
          </table:table-cell>
          <table:table-cell table:formula="of:=[.VN84]-1" office:value-type="float" office:value="-534" calcext:value-type="float">
            <text:p>-534</text:p>
          </table:table-cell>
          <table:table-cell table:formula="of:=[.VO84]-1" office:value-type="float" office:value="-535" calcext:value-type="float">
            <text:p>-535</text:p>
          </table:table-cell>
          <table:table-cell table:formula="of:=[.VP84]-1" office:value-type="float" office:value="-536" calcext:value-type="float">
            <text:p>-536</text:p>
          </table:table-cell>
          <table:table-cell table:formula="of:=[.VQ84]-1" office:value-type="float" office:value="-537" calcext:value-type="float">
            <text:p>-537</text:p>
          </table:table-cell>
          <table:table-cell table:formula="of:=[.VR84]-1" office:value-type="float" office:value="-538" calcext:value-type="float">
            <text:p>-538</text:p>
          </table:table-cell>
          <table:table-cell table:formula="of:=[.VS84]-1" office:value-type="float" office:value="-539" calcext:value-type="float">
            <text:p>-539</text:p>
          </table:table-cell>
          <table:table-cell table:formula="of:=[.VT84]-1" office:value-type="float" office:value="-540" calcext:value-type="float">
            <text:p>-540</text:p>
          </table:table-cell>
          <table:table-cell table:formula="of:=[.VU84]-1" office:value-type="float" office:value="-541" calcext:value-type="float">
            <text:p>-541</text:p>
          </table:table-cell>
          <table:table-cell table:formula="of:=[.VV84]-1" office:value-type="float" office:value="-542" calcext:value-type="float">
            <text:p>-542</text:p>
          </table:table-cell>
          <table:table-cell table:formula="of:=[.VW84]-1" office:value-type="float" office:value="-543" calcext:value-type="float">
            <text:p>-543</text:p>
          </table:table-cell>
          <table:table-cell table:formula="of:=[.VX84]-1" office:value-type="float" office:value="-544" calcext:value-type="float">
            <text:p>-544</text:p>
          </table:table-cell>
          <table:table-cell table:formula="of:=[.VY84]-1" office:value-type="float" office:value="-545" calcext:value-type="float">
            <text:p>-545</text:p>
          </table:table-cell>
          <table:table-cell table:formula="of:=[.VZ84]-1" office:value-type="float" office:value="-546" calcext:value-type="float">
            <text:p>-546</text:p>
          </table:table-cell>
          <table:table-cell table:formula="of:=[.WA84]-1" office:value-type="float" office:value="-547" calcext:value-type="float">
            <text:p>-547</text:p>
          </table:table-cell>
          <table:table-cell table:formula="of:=[.WB84]-1" office:value-type="float" office:value="-548" calcext:value-type="float">
            <text:p>-548</text:p>
          </table:table-cell>
          <table:table-cell table:formula="of:=[.WC84]-1" office:value-type="float" office:value="-549" calcext:value-type="float">
            <text:p>-549</text:p>
          </table:table-cell>
          <table:table-cell table:formula="of:=[.WD84]-1" office:value-type="float" office:value="-550" calcext:value-type="float">
            <text:p>-550</text:p>
          </table:table-cell>
          <table:table-cell table:formula="of:=[.WE84]-1" office:value-type="float" office:value="-551" calcext:value-type="float">
            <text:p>-551</text:p>
          </table:table-cell>
          <table:table-cell table:formula="of:=[.WF84]-1" office:value-type="float" office:value="-552" calcext:value-type="float">
            <text:p>-552</text:p>
          </table:table-cell>
          <table:table-cell table:formula="of:=[.WG84]-1" office:value-type="float" office:value="-553" calcext:value-type="float">
            <text:p>-553</text:p>
          </table:table-cell>
          <table:table-cell table:formula="of:=[.WH84]-1" office:value-type="float" office:value="-554" calcext:value-type="float">
            <text:p>-554</text:p>
          </table:table-cell>
          <table:table-cell table:formula="of:=[.WI84]-1" office:value-type="float" office:value="-555" calcext:value-type="float">
            <text:p>-555</text:p>
          </table:table-cell>
          <table:table-cell table:formula="of:=[.WJ84]-1" office:value-type="float" office:value="-556" calcext:value-type="float">
            <text:p>-556</text:p>
          </table:table-cell>
          <table:table-cell table:formula="of:=[.WK84]-1" office:value-type="float" office:value="-557" calcext:value-type="float">
            <text:p>-557</text:p>
          </table:table-cell>
          <table:table-cell table:formula="of:=[.WL84]-1" office:value-type="float" office:value="-558" calcext:value-type="float">
            <text:p>-558</text:p>
          </table:table-cell>
          <table:table-cell table:formula="of:=[.WM84]-1" office:value-type="float" office:value="-559" calcext:value-type="float">
            <text:p>-559</text:p>
          </table:table-cell>
          <table:table-cell table:formula="of:=[.WN84]-1" office:value-type="float" office:value="-560" calcext:value-type="float">
            <text:p>-560</text:p>
          </table:table-cell>
          <table:table-cell table:formula="of:=[.WO84]-1" office:value-type="float" office:value="-561" calcext:value-type="float">
            <text:p>-561</text:p>
          </table:table-cell>
          <table:table-cell table:formula="of:=[.WP84]-1" office:value-type="float" office:value="-562" calcext:value-type="float">
            <text:p>-562</text:p>
          </table:table-cell>
          <table:table-cell table:formula="of:=[.WQ84]-1" office:value-type="float" office:value="-563" calcext:value-type="float">
            <text:p>-563</text:p>
          </table:table-cell>
          <table:table-cell table:formula="of:=[.WR84]-1" office:value-type="float" office:value="-564" calcext:value-type="float">
            <text:p>-564</text:p>
          </table:table-cell>
          <table:table-cell table:formula="of:=[.WS84]-1" office:value-type="float" office:value="-565" calcext:value-type="float">
            <text:p>-565</text:p>
          </table:table-cell>
          <table:table-cell table:formula="of:=[.WT84]-1" office:value-type="float" office:value="-566" calcext:value-type="float">
            <text:p>-566</text:p>
          </table:table-cell>
          <table:table-cell table:formula="of:=[.WU84]-1" office:value-type="float" office:value="-567" calcext:value-type="float">
            <text:p>-567</text:p>
          </table:table-cell>
          <table:table-cell table:formula="of:=[.WV84]-1" office:value-type="float" office:value="-568" calcext:value-type="float">
            <text:p>-568</text:p>
          </table:table-cell>
          <table:table-cell table:formula="of:=[.WW84]-1" office:value-type="float" office:value="-569" calcext:value-type="float">
            <text:p>-569</text:p>
          </table:table-cell>
          <table:table-cell table:formula="of:=[.WX84]-1" office:value-type="float" office:value="-570" calcext:value-type="float">
            <text:p>-570</text:p>
          </table:table-cell>
          <table:table-cell table:formula="of:=[.WY84]-1" office:value-type="float" office:value="-571" calcext:value-type="float">
            <text:p>-571</text:p>
          </table:table-cell>
          <table:table-cell table:formula="of:=[.WZ84]-1" office:value-type="float" office:value="-572" calcext:value-type="float">
            <text:p>-572</text:p>
          </table:table-cell>
          <table:table-cell table:formula="of:=[.XA84]-1" office:value-type="float" office:value="-573" calcext:value-type="float">
            <text:p>-573</text:p>
          </table:table-cell>
          <table:table-cell table:formula="of:=[.XB84]-1" office:value-type="float" office:value="-574" calcext:value-type="float">
            <text:p>-574</text:p>
          </table:table-cell>
          <table:table-cell table:formula="of:=[.XC84]-1" office:value-type="float" office:value="-575" calcext:value-type="float">
            <text:p>-575</text:p>
          </table:table-cell>
          <table:table-cell table:formula="of:=[.XD84]-1" office:value-type="float" office:value="-576" calcext:value-type="float">
            <text:p>-576</text:p>
          </table:table-cell>
          <table:table-cell table:formula="of:=[.XE84]-1" office:value-type="float" office:value="-577" calcext:value-type="float">
            <text:p>-577</text:p>
          </table:table-cell>
          <table:table-cell table:formula="of:=[.XF84]-1" office:value-type="float" office:value="-578" calcext:value-type="float">
            <text:p>-578</text:p>
          </table:table-cell>
          <table:table-cell table:formula="of:=[.XG84]-1" office:value-type="float" office:value="-579" calcext:value-type="float">
            <text:p>-579</text:p>
          </table:table-cell>
          <table:table-cell table:formula="of:=[.XH84]-1" office:value-type="float" office:value="-580" calcext:value-type="float">
            <text:p>-580</text:p>
          </table:table-cell>
          <table:table-cell table:formula="of:=[.XI84]-1" office:value-type="float" office:value="-581" calcext:value-type="float">
            <text:p>-581</text:p>
          </table:table-cell>
          <table:table-cell table:formula="of:=[.XJ84]-1" office:value-type="float" office:value="-582" calcext:value-type="float">
            <text:p>-582</text:p>
          </table:table-cell>
          <table:table-cell table:formula="of:=[.XK84]-1" office:value-type="float" office:value="-583" calcext:value-type="float">
            <text:p>-583</text:p>
          </table:table-cell>
          <table:table-cell table:formula="of:=[.XL84]-1" office:value-type="float" office:value="-584" calcext:value-type="float">
            <text:p>-584</text:p>
          </table:table-cell>
          <table:table-cell table:formula="of:=[.XM84]-1" office:value-type="float" office:value="-585" calcext:value-type="float">
            <text:p>-585</text:p>
          </table:table-cell>
          <table:table-cell table:formula="of:=[.XN84]-1" office:value-type="float" office:value="-586" calcext:value-type="float">
            <text:p>-586</text:p>
          </table:table-cell>
          <table:table-cell table:formula="of:=[.XO84]-1" office:value-type="float" office:value="-587" calcext:value-type="float">
            <text:p>-587</text:p>
          </table:table-cell>
          <table:table-cell table:formula="of:=[.XP84]-1" office:value-type="float" office:value="-588" calcext:value-type="float">
            <text:p>-588</text:p>
          </table:table-cell>
          <table:table-cell table:formula="of:=[.XQ84]-1" office:value-type="float" office:value="-589" calcext:value-type="float">
            <text:p>-589</text:p>
          </table:table-cell>
          <table:table-cell table:formula="of:=[.XR84]-1" office:value-type="float" office:value="-590" calcext:value-type="float">
            <text:p>-590</text:p>
          </table:table-cell>
          <table:table-cell table:formula="of:=[.XS84]-1" office:value-type="float" office:value="-591" calcext:value-type="float">
            <text:p>-591</text:p>
          </table:table-cell>
          <table:table-cell table:formula="of:=[.XT84]-1" office:value-type="float" office:value="-592" calcext:value-type="float">
            <text:p>-592</text:p>
          </table:table-cell>
          <table:table-cell table:formula="of:=[.XU84]-1" office:value-type="float" office:value="-593" calcext:value-type="float">
            <text:p>-593</text:p>
          </table:table-cell>
          <table:table-cell table:formula="of:=[.XV84]-1" office:value-type="float" office:value="-594" calcext:value-type="float">
            <text:p>-594</text:p>
          </table:table-cell>
          <table:table-cell table:formula="of:=[.XW84]-1" office:value-type="float" office:value="-595" calcext:value-type="float">
            <text:p>-595</text:p>
          </table:table-cell>
          <table:table-cell table:formula="of:=[.XX84]-1" office:value-type="float" office:value="-596" calcext:value-type="float">
            <text:p>-596</text:p>
          </table:table-cell>
          <table:table-cell table:formula="of:=[.XY84]-1" office:value-type="float" office:value="-597" calcext:value-type="float">
            <text:p>-597</text:p>
          </table:table-cell>
          <table:table-cell table:formula="of:=[.XZ84]-1" office:value-type="float" office:value="-598" calcext:value-type="float">
            <text:p>-598</text:p>
          </table:table-cell>
          <table:table-cell table:formula="of:=[.YA84]-1" office:value-type="float" office:value="-599" calcext:value-type="float">
            <text:p>-599</text:p>
          </table:table-cell>
          <table:table-cell table:formula="of:=[.YB84]-1" office:value-type="float" office:value="-600" calcext:value-type="float">
            <text:p>-600</text:p>
          </table:table-cell>
          <table:table-cell table:formula="of:=[.YC84]-1" office:value-type="float" office:value="-601" calcext:value-type="float">
            <text:p>-601</text:p>
          </table:table-cell>
          <table:table-cell table:formula="of:=[.YD84]-1" office:value-type="float" office:value="-602" calcext:value-type="float">
            <text:p>-602</text:p>
          </table:table-cell>
          <table:table-cell table:formula="of:=[.YE84]-1" office:value-type="float" office:value="-603" calcext:value-type="float">
            <text:p>-603</text:p>
          </table:table-cell>
          <table:table-cell table:formula="of:=[.YF84]-1" office:value-type="float" office:value="-604" calcext:value-type="float">
            <text:p>-604</text:p>
          </table:table-cell>
          <table:table-cell table:formula="of:=[.YG84]-1" office:value-type="float" office:value="-605" calcext:value-type="float">
            <text:p>-605</text:p>
          </table:table-cell>
          <table:table-cell table:formula="of:=[.YH84]-1" office:value-type="float" office:value="-606" calcext:value-type="float">
            <text:p>-606</text:p>
          </table:table-cell>
          <table:table-cell table:formula="of:=[.YI84]-1" office:value-type="float" office:value="-607" calcext:value-type="float">
            <text:p>-607</text:p>
          </table:table-cell>
          <table:table-cell table:formula="of:=[.YJ84]-1" office:value-type="float" office:value="-608" calcext:value-type="float">
            <text:p>-608</text:p>
          </table:table-cell>
          <table:table-cell table:formula="of:=[.YK84]-1" office:value-type="float" office:value="-609" calcext:value-type="float">
            <text:p>-609</text:p>
          </table:table-cell>
          <table:table-cell table:formula="of:=[.YL84]-1" office:value-type="float" office:value="-610" calcext:value-type="float">
            <text:p>-610</text:p>
          </table:table-cell>
          <table:table-cell table:formula="of:=[.YM84]-1" office:value-type="float" office:value="-611" calcext:value-type="float">
            <text:p>-611</text:p>
          </table:table-cell>
          <table:table-cell table:formula="of:=[.YN84]-1" office:value-type="float" office:value="-612" calcext:value-type="float">
            <text:p>-612</text:p>
          </table:table-cell>
          <table:table-cell table:formula="of:=[.YO84]-1" office:value-type="float" office:value="-613" calcext:value-type="float">
            <text:p>-613</text:p>
          </table:table-cell>
          <table:table-cell table:formula="of:=[.YP84]-1" office:value-type="float" office:value="-614" calcext:value-type="float">
            <text:p>-614</text:p>
          </table:table-cell>
          <table:table-cell table:formula="of:=[.YQ84]-1" office:value-type="float" office:value="-615" calcext:value-type="float">
            <text:p>-615</text:p>
          </table:table-cell>
          <table:table-cell table:formula="of:=[.YR84]-1" office:value-type="float" office:value="-616" calcext:value-type="float">
            <text:p>-616</text:p>
          </table:table-cell>
          <table:table-cell table:formula="of:=[.YS84]-1" office:value-type="float" office:value="-617" calcext:value-type="float">
            <text:p>-617</text:p>
          </table:table-cell>
          <table:table-cell table:formula="of:=[.YT84]-1" office:value-type="float" office:value="-618" calcext:value-type="float">
            <text:p>-618</text:p>
          </table:table-cell>
          <table:table-cell table:formula="of:=[.YU84]-1" office:value-type="float" office:value="-619" calcext:value-type="float">
            <text:p>-619</text:p>
          </table:table-cell>
          <table:table-cell table:formula="of:=[.YV84]-1" office:value-type="float" office:value="-620" calcext:value-type="float">
            <text:p>-620</text:p>
          </table:table-cell>
          <table:table-cell table:formula="of:=[.YW84]-1" office:value-type="float" office:value="-621" calcext:value-type="float">
            <text:p>-621</text:p>
          </table:table-cell>
          <table:table-cell table:formula="of:=[.YX84]-1" office:value-type="float" office:value="-622" calcext:value-type="float">
            <text:p>-622</text:p>
          </table:table-cell>
          <table:table-cell table:formula="of:=[.YY84]-1" office:value-type="float" office:value="-623" calcext:value-type="float">
            <text:p>-623</text:p>
          </table:table-cell>
          <table:table-cell table:formula="of:=[.YZ84]-1" office:value-type="float" office:value="-624" calcext:value-type="float">
            <text:p>-624</text:p>
          </table:table-cell>
          <table:table-cell table:formula="of:=[.ZA84]-1" office:value-type="float" office:value="-625" calcext:value-type="float">
            <text:p>-625</text:p>
          </table:table-cell>
          <table:table-cell table:formula="of:=[.ZB84]-1" office:value-type="float" office:value="-626" calcext:value-type="float">
            <text:p>-626</text:p>
          </table:table-cell>
          <table:table-cell table:formula="of:=[.ZC84]-1" office:value-type="float" office:value="-627" calcext:value-type="float">
            <text:p>-627</text:p>
          </table:table-cell>
          <table:table-cell table:formula="of:=[.ZD84]-1" office:value-type="float" office:value="-628" calcext:value-type="float">
            <text:p>-628</text:p>
          </table:table-cell>
          <table:table-cell table:formula="of:=[.ZE84]-1" office:value-type="float" office:value="-629" calcext:value-type="float">
            <text:p>-629</text:p>
          </table:table-cell>
          <table:table-cell table:formula="of:=[.ZF84]-1" office:value-type="float" office:value="-630" calcext:value-type="float">
            <text:p>-630</text:p>
          </table:table-cell>
          <table:table-cell table:formula="of:=[.ZG84]-1" office:value-type="float" office:value="-631" calcext:value-type="float">
            <text:p>-631</text:p>
          </table:table-cell>
          <table:table-cell table:formula="of:=[.ZH84]-1" office:value-type="float" office:value="-632" calcext:value-type="float">
            <text:p>-632</text:p>
          </table:table-cell>
          <table:table-cell table:formula="of:=[.ZI84]-1" office:value-type="float" office:value="-633" calcext:value-type="float">
            <text:p>-633</text:p>
          </table:table-cell>
          <table:table-cell table:formula="of:=[.ZJ84]-1" office:value-type="float" office:value="-634" calcext:value-type="float">
            <text:p>-634</text:p>
          </table:table-cell>
          <table:table-cell table:formula="of:=[.ZK84]-1" office:value-type="float" office:value="-635" calcext:value-type="float">
            <text:p>-635</text:p>
          </table:table-cell>
          <table:table-cell table:formula="of:=[.ZL84]-1" office:value-type="float" office:value="-636" calcext:value-type="float">
            <text:p>-636</text:p>
          </table:table-cell>
          <table:table-cell table:formula="of:=[.ZM84]-1" office:value-type="float" office:value="-637" calcext:value-type="float">
            <text:p>-637</text:p>
          </table:table-cell>
          <table:table-cell table:formula="of:=[.ZN84]-1" office:value-type="float" office:value="-638" calcext:value-type="float">
            <text:p>-638</text:p>
          </table:table-cell>
          <table:table-cell table:formula="of:=[.ZO84]-1" office:value-type="float" office:value="-639" calcext:value-type="float">
            <text:p>-639</text:p>
          </table:table-cell>
          <table:table-cell table:formula="of:=[.ZP84]-1" office:value-type="float" office:value="-640" calcext:value-type="float">
            <text:p>-640</text:p>
          </table:table-cell>
          <table:table-cell table:formula="of:=[.ZQ84]-1" office:value-type="float" office:value="-641" calcext:value-type="float">
            <text:p>-641</text:p>
          </table:table-cell>
          <table:table-cell table:formula="of:=[.ZR84]-1" office:value-type="float" office:value="-642" calcext:value-type="float">
            <text:p>-642</text:p>
          </table:table-cell>
          <table:table-cell table:formula="of:=[.ZS84]-1" office:value-type="float" office:value="-643" calcext:value-type="float">
            <text:p>-643</text:p>
          </table:table-cell>
          <table:table-cell table:formula="of:=[.ZT84]-1" office:value-type="float" office:value="-644" calcext:value-type="float">
            <text:p>-644</text:p>
          </table:table-cell>
          <table:table-cell table:formula="of:=[.ZU84]-1" office:value-type="float" office:value="-645" calcext:value-type="float">
            <text:p>-645</text:p>
          </table:table-cell>
          <table:table-cell table:formula="of:=[.ZV84]-1" office:value-type="float" office:value="-646" calcext:value-type="float">
            <text:p>-646</text:p>
          </table:table-cell>
          <table:table-cell table:formula="of:=[.ZW84]-1" office:value-type="float" office:value="-647" calcext:value-type="float">
            <text:p>-647</text:p>
          </table:table-cell>
          <table:table-cell table:formula="of:=[.ZX84]-1" office:value-type="float" office:value="-648" calcext:value-type="float">
            <text:p>-648</text:p>
          </table:table-cell>
          <table:table-cell table:formula="of:=[.ZY84]-1" office:value-type="float" office:value="-649" calcext:value-type="float">
            <text:p>-649</text:p>
          </table:table-cell>
          <table:table-cell table:formula="of:=[.ZZ84]-1" office:value-type="float" office:value="-650" calcext:value-type="float">
            <text:p>-650</text:p>
          </table:table-cell>
          <table:table-cell table:formula="of:=[.AAA84]-1" office:value-type="float" office:value="-651" calcext:value-type="float">
            <text:p>-651</text:p>
          </table:table-cell>
          <table:table-cell table:formula="of:=[.AAB84]-1" office:value-type="float" office:value="-652" calcext:value-type="float">
            <text:p>-652</text:p>
          </table:table-cell>
          <table:table-cell table:formula="of:=[.AAC84]-1" office:value-type="float" office:value="-653" calcext:value-type="float">
            <text:p>-653</text:p>
          </table:table-cell>
          <table:table-cell table:formula="of:=[.AAD84]-1" office:value-type="float" office:value="-654" calcext:value-type="float">
            <text:p>-654</text:p>
          </table:table-cell>
          <table:table-cell table:formula="of:=[.AAE84]-1" office:value-type="float" office:value="-655" calcext:value-type="float">
            <text:p>-655</text:p>
          </table:table-cell>
          <table:table-cell table:formula="of:=[.AAF84]-1" office:value-type="float" office:value="-656" calcext:value-type="float">
            <text:p>-656</text:p>
          </table:table-cell>
          <table:table-cell table:formula="of:=[.AAG84]-1" office:value-type="float" office:value="-657" calcext:value-type="float">
            <text:p>-657</text:p>
          </table:table-cell>
          <table:table-cell table:formula="of:=[.AAH84]-1" office:value-type="float" office:value="-658" calcext:value-type="float">
            <text:p>-658</text:p>
          </table:table-cell>
          <table:table-cell table:formula="of:=[.AAI84]-1" office:value-type="float" office:value="-659" calcext:value-type="float">
            <text:p>-659</text:p>
          </table:table-cell>
          <table:table-cell table:formula="of:=[.AAJ84]-1" office:value-type="float" office:value="-660" calcext:value-type="float">
            <text:p>-660</text:p>
          </table:table-cell>
          <table:table-cell table:formula="of:=[.AAK84]-1" office:value-type="float" office:value="-661" calcext:value-type="float">
            <text:p>-661</text:p>
          </table:table-cell>
          <table:table-cell table:formula="of:=[.AAL84]-1" office:value-type="float" office:value="-662" calcext:value-type="float">
            <text:p>-662</text:p>
          </table:table-cell>
          <table:table-cell table:formula="of:=[.AAM84]-1" office:value-type="float" office:value="-663" calcext:value-type="float">
            <text:p>-663</text:p>
          </table:table-cell>
          <table:table-cell table:formula="of:=[.AAN84]-1" office:value-type="float" office:value="-664" calcext:value-type="float">
            <text:p>-664</text:p>
          </table:table-cell>
          <table:table-cell table:formula="of:=[.AAO84]-1" office:value-type="float" office:value="-665" calcext:value-type="float">
            <text:p>-665</text:p>
          </table:table-cell>
          <table:table-cell table:formula="of:=[.AAP84]-1" office:value-type="float" office:value="-666" calcext:value-type="float">
            <text:p>-666</text:p>
          </table:table-cell>
          <table:table-cell table:formula="of:=[.AAQ84]-1" office:value-type="float" office:value="-667" calcext:value-type="float">
            <text:p>-667</text:p>
          </table:table-cell>
          <table:table-cell table:formula="of:=[.AAR84]-1" office:value-type="float" office:value="-668" calcext:value-type="float">
            <text:p>-668</text:p>
          </table:table-cell>
          <table:table-cell table:formula="of:=[.AAS84]-1" office:value-type="float" office:value="-669" calcext:value-type="float">
            <text:p>-669</text:p>
          </table:table-cell>
          <table:table-cell table:formula="of:=[.AAT84]-1" office:value-type="float" office:value="-670" calcext:value-type="float">
            <text:p>-670</text:p>
          </table:table-cell>
          <table:table-cell table:formula="of:=[.AAU84]-1" office:value-type="float" office:value="-671" calcext:value-type="float">
            <text:p>-671</text:p>
          </table:table-cell>
          <table:table-cell table:formula="of:=[.AAV84]-1" office:value-type="float" office:value="-672" calcext:value-type="float">
            <text:p>-672</text:p>
          </table:table-cell>
          <table:table-cell table:formula="of:=[.AAW84]-1" office:value-type="float" office:value="-673" calcext:value-type="float">
            <text:p>-673</text:p>
          </table:table-cell>
          <table:table-cell table:formula="of:=[.AAX84]-1" office:value-type="float" office:value="-674" calcext:value-type="float">
            <text:p>-674</text:p>
          </table:table-cell>
          <table:table-cell table:formula="of:=[.AAY84]-1" office:value-type="float" office:value="-675" calcext:value-type="float">
            <text:p>-675</text:p>
          </table:table-cell>
          <table:table-cell table:formula="of:=[.AAZ84]-1" office:value-type="float" office:value="-676" calcext:value-type="float">
            <text:p>-676</text:p>
          </table:table-cell>
          <table:table-cell table:formula="of:=[.ABA84]-1" office:value-type="float" office:value="-677" calcext:value-type="float">
            <text:p>-677</text:p>
          </table:table-cell>
          <table:table-cell table:formula="of:=[.ABB84]-1" office:value-type="float" office:value="-678" calcext:value-type="float">
            <text:p>-678</text:p>
          </table:table-cell>
          <table:table-cell table:formula="of:=[.ABC84]-1" office:value-type="float" office:value="-679" calcext:value-type="float">
            <text:p>-679</text:p>
          </table:table-cell>
          <table:table-cell table:formula="of:=[.ABD84]-1" office:value-type="float" office:value="-680" calcext:value-type="float">
            <text:p>-680</text:p>
          </table:table-cell>
          <table:table-cell table:formula="of:=[.ABE84]-1" office:value-type="float" office:value="-681" calcext:value-type="float">
            <text:p>-681</text:p>
          </table:table-cell>
          <table:table-cell table:formula="of:=[.ABF84]-1" office:value-type="float" office:value="-682" calcext:value-type="float">
            <text:p>-682</text:p>
          </table:table-cell>
          <table:table-cell table:formula="of:=[.ABG84]-1" office:value-type="float" office:value="-683" calcext:value-type="float">
            <text:p>-683</text:p>
          </table:table-cell>
          <table:table-cell table:formula="of:=[.ABH84]-1" office:value-type="float" office:value="-684" calcext:value-type="float">
            <text:p>-684</text:p>
          </table:table-cell>
          <table:table-cell table:formula="of:=[.ABI84]-1" office:value-type="float" office:value="-685" calcext:value-type="float">
            <text:p>-685</text:p>
          </table:table-cell>
          <table:table-cell table:formula="of:=[.ABJ84]-1" office:value-type="float" office:value="-686" calcext:value-type="float">
            <text:p>-686</text:p>
          </table:table-cell>
          <table:table-cell table:formula="of:=[.ABK84]-1" office:value-type="float" office:value="-687" calcext:value-type="float">
            <text:p>-687</text:p>
          </table:table-cell>
          <table:table-cell table:formula="of:=[.ABL84]-1" office:value-type="float" office:value="-688" calcext:value-type="float">
            <text:p>-688</text:p>
          </table:table-cell>
          <table:table-cell table:formula="of:=[.ABM84]-1" office:value-type="float" office:value="-689" calcext:value-type="float">
            <text:p>-689</text:p>
          </table:table-cell>
          <table:table-cell table:formula="of:=[.ABN84]-1" office:value-type="float" office:value="-690" calcext:value-type="float">
            <text:p>-690</text:p>
          </table:table-cell>
          <table:table-cell table:formula="of:=[.ABO84]-1" office:value-type="float" office:value="-691" calcext:value-type="float">
            <text:p>-691</text:p>
          </table:table-cell>
          <table:table-cell table:formula="of:=[.ABP84]-1" office:value-type="float" office:value="-692" calcext:value-type="float">
            <text:p>-692</text:p>
          </table:table-cell>
          <table:table-cell table:formula="of:=[.ABQ84]-1" office:value-type="float" office:value="-693" calcext:value-type="float">
            <text:p>-693</text:p>
          </table:table-cell>
          <table:table-cell table:formula="of:=[.ABR84]-1" office:value-type="float" office:value="-694" calcext:value-type="float">
            <text:p>-694</text:p>
          </table:table-cell>
          <table:table-cell table:formula="of:=[.ABS84]-1" office:value-type="float" office:value="-695" calcext:value-type="float">
            <text:p>-695</text:p>
          </table:table-cell>
          <table:table-cell table:formula="of:=[.ABT84]-1" office:value-type="float" office:value="-696" calcext:value-type="float">
            <text:p>-696</text:p>
          </table:table-cell>
          <table:table-cell table:formula="of:=[.ABU84]-1" office:value-type="float" office:value="-697" calcext:value-type="float">
            <text:p>-697</text:p>
          </table:table-cell>
          <table:table-cell table:formula="of:=[.ABV84]-1" office:value-type="float" office:value="-698" calcext:value-type="float">
            <text:p>-698</text:p>
          </table:table-cell>
          <table:table-cell table:formula="of:=[.ABW84]-1" office:value-type="float" office:value="-699" calcext:value-type="float">
            <text:p>-699</text:p>
          </table:table-cell>
          <table:table-cell table:formula="of:=[.ABX84]-1" office:value-type="float" office:value="-700" calcext:value-type="float">
            <text:p>-700</text:p>
          </table:table-cell>
          <table:table-cell table:formula="of:=[.ABY84]-1" office:value-type="float" office:value="-701" calcext:value-type="float">
            <text:p>-701</text:p>
          </table:table-cell>
          <table:table-cell table:formula="of:=[.ABZ84]-1" office:value-type="float" office:value="-702" calcext:value-type="float">
            <text:p>-702</text:p>
          </table:table-cell>
          <table:table-cell table:formula="of:=[.ACA84]-1" office:value-type="float" office:value="-703" calcext:value-type="float">
            <text:p>-703</text:p>
          </table:table-cell>
          <table:table-cell table:formula="of:=[.ACB84]-1" office:value-type="float" office:value="-704" calcext:value-type="float">
            <text:p>-704</text:p>
          </table:table-cell>
          <table:table-cell table:formula="of:=[.ACC84]-1" office:value-type="float" office:value="-705" calcext:value-type="float">
            <text:p>-705</text:p>
          </table:table-cell>
          <table:table-cell table:formula="of:=[.ACD84]-1" office:value-type="float" office:value="-706" calcext:value-type="float">
            <text:p>-706</text:p>
          </table:table-cell>
          <table:table-cell table:formula="of:=[.ACE84]-1" office:value-type="float" office:value="-707" calcext:value-type="float">
            <text:p>-707</text:p>
          </table:table-cell>
          <table:table-cell table:formula="of:=[.ACF84]-1" office:value-type="float" office:value="-708" calcext:value-type="float">
            <text:p>-708</text:p>
          </table:table-cell>
          <table:table-cell table:formula="of:=[.ACG84]-1" office:value-type="float" office:value="-709" calcext:value-type="float">
            <text:p>-709</text:p>
          </table:table-cell>
          <table:table-cell table:formula="of:=[.ACH84]-1" office:value-type="float" office:value="-710" calcext:value-type="float">
            <text:p>-710</text:p>
          </table:table-cell>
          <table:table-cell table:formula="of:=[.ACI84]-1" office:value-type="float" office:value="-711" calcext:value-type="float">
            <text:p>-711</text:p>
          </table:table-cell>
          <table:table-cell table:formula="of:=[.ACJ84]-1" office:value-type="float" office:value="-712" calcext:value-type="float">
            <text:p>-712</text:p>
          </table:table-cell>
          <table:table-cell table:formula="of:=[.ACK84]-1" office:value-type="float" office:value="-713" calcext:value-type="float">
            <text:p>-713</text:p>
          </table:table-cell>
          <table:table-cell table:formula="of:=[.ACL84]-1" office:value-type="float" office:value="-714" calcext:value-type="float">
            <text:p>-714</text:p>
          </table:table-cell>
          <table:table-cell table:formula="of:=[.ACM84]-1" office:value-type="float" office:value="-715" calcext:value-type="float">
            <text:p>-715</text:p>
          </table:table-cell>
          <table:table-cell table:formula="of:=[.ACN84]-1" office:value-type="float" office:value="-716" calcext:value-type="float">
            <text:p>-716</text:p>
          </table:table-cell>
          <table:table-cell table:formula="of:=[.ACO84]-1" office:value-type="float" office:value="-717" calcext:value-type="float">
            <text:p>-717</text:p>
          </table:table-cell>
          <table:table-cell table:formula="of:=[.ACP84]-1" office:value-type="float" office:value="-718" calcext:value-type="float">
            <text:p>-718</text:p>
          </table:table-cell>
          <table:table-cell table:formula="of:=[.ACQ84]-1" office:value-type="float" office:value="-719" calcext:value-type="float">
            <text:p>-719</text:p>
          </table:table-cell>
          <table:table-cell table:formula="of:=[.ACR84]-1" office:value-type="float" office:value="-720" calcext:value-type="float">
            <text:p>-720</text:p>
          </table:table-cell>
          <table:table-cell table:formula="of:=[.ACS84]-1" office:value-type="float" office:value="-721" calcext:value-type="float">
            <text:p>-721</text:p>
          </table:table-cell>
          <table:table-cell table:formula="of:=[.ACT84]-1" office:value-type="float" office:value="-722" calcext:value-type="float">
            <text:p>-722</text:p>
          </table:table-cell>
          <table:table-cell table:formula="of:=[.ACU84]-1" office:value-type="float" office:value="-723" calcext:value-type="float">
            <text:p>-723</text:p>
          </table:table-cell>
          <table:table-cell table:formula="of:=[.ACV84]-1" office:value-type="float" office:value="-724" calcext:value-type="float">
            <text:p>-724</text:p>
          </table:table-cell>
          <table:table-cell table:formula="of:=[.ACW84]-1" office:value-type="float" office:value="-725" calcext:value-type="float">
            <text:p>-725</text:p>
          </table:table-cell>
          <table:table-cell table:formula="of:=[.ACX84]-1" office:value-type="float" office:value="-726" calcext:value-type="float">
            <text:p>-726</text:p>
          </table:table-cell>
          <table:table-cell table:formula="of:=[.ACY84]-1" office:value-type="float" office:value="-727" calcext:value-type="float">
            <text:p>-727</text:p>
          </table:table-cell>
          <table:table-cell table:formula="of:=[.ACZ84]-1" office:value-type="float" office:value="-728" calcext:value-type="float">
            <text:p>-728</text:p>
          </table:table-cell>
          <table:table-cell table:formula="of:=[.ADA84]-1" office:value-type="float" office:value="-729" calcext:value-type="float">
            <text:p>-729</text:p>
          </table:table-cell>
          <table:table-cell table:formula="of:=[.ADB84]-1" office:value-type="float" office:value="-730" calcext:value-type="float">
            <text:p>-730</text:p>
          </table:table-cell>
          <table:table-cell table:formula="of:=[.ADC84]-1" office:value-type="float" office:value="-731" calcext:value-type="float">
            <text:p>-731</text:p>
          </table:table-cell>
          <table:table-cell table:formula="of:=[.ADD84]-1" office:value-type="float" office:value="-732" calcext:value-type="float">
            <text:p>-732</text:p>
          </table:table-cell>
          <table:table-cell table:formula="of:=[.ADE84]-1" office:value-type="float" office:value="-733" calcext:value-type="float">
            <text:p>-733</text:p>
          </table:table-cell>
          <table:table-cell table:formula="of:=[.ADF84]-1" office:value-type="float" office:value="-734" calcext:value-type="float">
            <text:p>-734</text:p>
          </table:table-cell>
          <table:table-cell table:formula="of:=[.ADG84]-1" office:value-type="float" office:value="-735" calcext:value-type="float">
            <text:p>-735</text:p>
          </table:table-cell>
          <table:table-cell table:formula="of:=[.ADH84]-1" office:value-type="float" office:value="-736" calcext:value-type="float">
            <text:p>-736</text:p>
          </table:table-cell>
          <table:table-cell table:formula="of:=[.ADI84]-1" office:value-type="float" office:value="-737" calcext:value-type="float">
            <text:p>-737</text:p>
          </table:table-cell>
          <table:table-cell table:formula="of:=[.ADJ84]-1" office:value-type="float" office:value="-738" calcext:value-type="float">
            <text:p>-738</text:p>
          </table:table-cell>
          <table:table-cell table:formula="of:=[.ADK84]-1" office:value-type="float" office:value="-739" calcext:value-type="float">
            <text:p>-739</text:p>
          </table:table-cell>
          <table:table-cell table:formula="of:=[.ADL84]-1" office:value-type="float" office:value="-740" calcext:value-type="float">
            <text:p>-740</text:p>
          </table:table-cell>
          <table:table-cell table:formula="of:=[.ADM84]-1" office:value-type="float" office:value="-741" calcext:value-type="float">
            <text:p>-741</text:p>
          </table:table-cell>
          <table:table-cell table:formula="of:=[.ADN84]-1" office:value-type="float" office:value="-742" calcext:value-type="float">
            <text:p>-742</text:p>
          </table:table-cell>
          <table:table-cell table:formula="of:=[.ADO84]-1" office:value-type="float" office:value="-743" calcext:value-type="float">
            <text:p>-743</text:p>
          </table:table-cell>
          <table:table-cell table:formula="of:=[.ADP84]-1" office:value-type="float" office:value="-744" calcext:value-type="float">
            <text:p>-744</text:p>
          </table:table-cell>
          <table:table-cell table:formula="of:=[.ADQ84]-1" office:value-type="float" office:value="-745" calcext:value-type="float">
            <text:p>-745</text:p>
          </table:table-cell>
          <table:table-cell table:formula="of:=[.ADR84]-1" office:value-type="float" office:value="-746" calcext:value-type="float">
            <text:p>-746</text:p>
          </table:table-cell>
          <table:table-cell table:formula="of:=[.ADS84]-1" office:value-type="float" office:value="-747" calcext:value-type="float">
            <text:p>-747</text:p>
          </table:table-cell>
          <table:table-cell table:formula="of:=[.ADT84]-1" office:value-type="float" office:value="-748" calcext:value-type="float">
            <text:p>-748</text:p>
          </table:table-cell>
          <table:table-cell table:formula="of:=[.ADU84]-1" office:value-type="float" office:value="-749" calcext:value-type="float">
            <text:p>-749</text:p>
          </table:table-cell>
          <table:table-cell table:formula="of:=[.ADV84]-1" office:value-type="float" office:value="-750" calcext:value-type="float">
            <text:p>-750</text:p>
          </table:table-cell>
          <table:table-cell table:formula="of:=[.ADW84]-1" office:value-type="float" office:value="-751" calcext:value-type="float">
            <text:p>-751</text:p>
          </table:table-cell>
          <table:table-cell table:formula="of:=[.ADX84]-1" office:value-type="float" office:value="-752" calcext:value-type="float">
            <text:p>-752</text:p>
          </table:table-cell>
          <table:table-cell table:formula="of:=[.ADY84]-1" office:value-type="float" office:value="-753" calcext:value-type="float">
            <text:p>-753</text:p>
          </table:table-cell>
          <table:table-cell table:formula="of:=[.ADZ84]-1" office:value-type="float" office:value="-754" calcext:value-type="float">
            <text:p>-754</text:p>
          </table:table-cell>
          <table:table-cell table:formula="of:=[.AEA84]-1" office:value-type="float" office:value="-755" calcext:value-type="float">
            <text:p>-755</text:p>
          </table:table-cell>
          <table:table-cell table:formula="of:=[.AEB84]-1" office:value-type="float" office:value="-756" calcext:value-type="float">
            <text:p>-756</text:p>
          </table:table-cell>
          <table:table-cell table:formula="of:=[.AEC84]-1" office:value-type="float" office:value="-757" calcext:value-type="float">
            <text:p>-757</text:p>
          </table:table-cell>
          <table:table-cell table:formula="of:=[.AED84]-1" office:value-type="float" office:value="-758" calcext:value-type="float">
            <text:p>-758</text:p>
          </table:table-cell>
          <table:table-cell table:formula="of:=[.AEE84]-1" office:value-type="float" office:value="-759" calcext:value-type="float">
            <text:p>-759</text:p>
          </table:table-cell>
          <table:table-cell table:formula="of:=[.AEF84]-1" office:value-type="float" office:value="-760" calcext:value-type="float">
            <text:p>-760</text:p>
          </table:table-cell>
          <table:table-cell table:formula="of:=[.AEG84]-1" office:value-type="float" office:value="-761" calcext:value-type="float">
            <text:p>-761</text:p>
          </table:table-cell>
          <table:table-cell table:formula="of:=[.AEH84]-1" office:value-type="float" office:value="-762" calcext:value-type="float">
            <text:p>-762</text:p>
          </table:table-cell>
          <table:table-cell table:formula="of:=[.AEI84]-1" office:value-type="float" office:value="-763" calcext:value-type="float">
            <text:p>-763</text:p>
          </table:table-cell>
          <table:table-cell table:formula="of:=[.AEJ84]-1" office:value-type="float" office:value="-764" calcext:value-type="float">
            <text:p>-764</text:p>
          </table:table-cell>
          <table:table-cell table:formula="of:=[.AEK84]-1" office:value-type="float" office:value="-765" calcext:value-type="float">
            <text:p>-765</text:p>
          </table:table-cell>
          <table:table-cell table:formula="of:=[.AEL84]-1" office:value-type="float" office:value="-766" calcext:value-type="float">
            <text:p>-766</text:p>
          </table:table-cell>
          <table:table-cell table:formula="of:=[.AEM84]-1" office:value-type="float" office:value="-767" calcext:value-type="float">
            <text:p>-767</text:p>
          </table:table-cell>
          <table:table-cell table:formula="of:=[.AEN84]-1" office:value-type="float" office:value="-768" calcext:value-type="float">
            <text:p>-768</text:p>
          </table:table-cell>
          <table:table-cell table:formula="of:=[.AEO84]-1" office:value-type="float" office:value="-769" calcext:value-type="float">
            <text:p>-769</text:p>
          </table:table-cell>
          <table:table-cell table:formula="of:=[.AEP84]-1" office:value-type="float" office:value="-770" calcext:value-type="float">
            <text:p>-770</text:p>
          </table:table-cell>
          <table:table-cell table:formula="of:=[.AEQ84]-1" office:value-type="float" office:value="-771" calcext:value-type="float">
            <text:p>-771</text:p>
          </table:table-cell>
          <table:table-cell table:formula="of:=[.AER84]-1" office:value-type="float" office:value="-772" calcext:value-type="float">
            <text:p>-772</text:p>
          </table:table-cell>
          <table:table-cell table:formula="of:=[.AES84]-1" office:value-type="float" office:value="-773" calcext:value-type="float">
            <text:p>-773</text:p>
          </table:table-cell>
          <table:table-cell table:formula="of:=[.AET84]-1" office:value-type="float" office:value="-774" calcext:value-type="float">
            <text:p>-774</text:p>
          </table:table-cell>
          <table:table-cell table:formula="of:=[.AEU84]-1" office:value-type="float" office:value="-775" calcext:value-type="float">
            <text:p>-775</text:p>
          </table:table-cell>
          <table:table-cell table:formula="of:=[.AEV84]-1" office:value-type="float" office:value="-776" calcext:value-type="float">
            <text:p>-776</text:p>
          </table:table-cell>
          <table:table-cell table:formula="of:=[.AEW84]-1" office:value-type="float" office:value="-777" calcext:value-type="float">
            <text:p>-777</text:p>
          </table:table-cell>
          <table:table-cell table:formula="of:=[.AEX84]-1" office:value-type="float" office:value="-778" calcext:value-type="float">
            <text:p>-778</text:p>
          </table:table-cell>
          <table:table-cell table:formula="of:=[.AEY84]-1" office:value-type="float" office:value="-779" calcext:value-type="float">
            <text:p>-779</text:p>
          </table:table-cell>
          <table:table-cell table:formula="of:=[.AEZ84]-1" office:value-type="float" office:value="-780" calcext:value-type="float">
            <text:p>-780</text:p>
          </table:table-cell>
          <table:table-cell table:formula="of:=[.AFA84]-1" office:value-type="float" office:value="-781" calcext:value-type="float">
            <text:p>-781</text:p>
          </table:table-cell>
          <table:table-cell table:formula="of:=[.AFB84]-1" office:value-type="float" office:value="-782" calcext:value-type="float">
            <text:p>-782</text:p>
          </table:table-cell>
          <table:table-cell table:formula="of:=[.AFC84]-1" office:value-type="float" office:value="-783" calcext:value-type="float">
            <text:p>-783</text:p>
          </table:table-cell>
          <table:table-cell table:formula="of:=[.AFD84]-1" office:value-type="float" office:value="-784" calcext:value-type="float">
            <text:p>-784</text:p>
          </table:table-cell>
          <table:table-cell table:formula="of:=[.AFE84]-1" office:value-type="float" office:value="-785" calcext:value-type="float">
            <text:p>-785</text:p>
          </table:table-cell>
          <table:table-cell table:formula="of:=[.AFF84]-1" office:value-type="float" office:value="-786" calcext:value-type="float">
            <text:p>-786</text:p>
          </table:table-cell>
          <table:table-cell table:formula="of:=[.AFG84]-1" office:value-type="float" office:value="-787" calcext:value-type="float">
            <text:p>-787</text:p>
          </table:table-cell>
          <table:table-cell table:formula="of:=[.AFH84]-1" office:value-type="float" office:value="-788" calcext:value-type="float">
            <text:p>-788</text:p>
          </table:table-cell>
          <table:table-cell table:formula="of:=[.AFI84]-1" office:value-type="float" office:value="-789" calcext:value-type="float">
            <text:p>-789</text:p>
          </table:table-cell>
          <table:table-cell table:formula="of:=[.AFJ84]-1" office:value-type="float" office:value="-790" calcext:value-type="float">
            <text:p>-790</text:p>
          </table:table-cell>
          <table:table-cell table:formula="of:=[.AFK84]-1" office:value-type="float" office:value="-791" calcext:value-type="float">
            <text:p>-791</text:p>
          </table:table-cell>
          <table:table-cell table:formula="of:=[.AFL84]-1" office:value-type="float" office:value="-792" calcext:value-type="float">
            <text:p>-792</text:p>
          </table:table-cell>
          <table:table-cell table:formula="of:=[.AFM84]-1" office:value-type="float" office:value="-793" calcext:value-type="float">
            <text:p>-793</text:p>
          </table:table-cell>
          <table:table-cell table:formula="of:=[.AFN84]-1" office:value-type="float" office:value="-794" calcext:value-type="float">
            <text:p>-794</text:p>
          </table:table-cell>
          <table:table-cell table:formula="of:=[.AFO84]-1" office:value-type="float" office:value="-795" calcext:value-type="float">
            <text:p>-795</text:p>
          </table:table-cell>
          <table:table-cell table:formula="of:=[.AFP84]-1" office:value-type="float" office:value="-796" calcext:value-type="float">
            <text:p>-796</text:p>
          </table:table-cell>
          <table:table-cell table:formula="of:=[.AFQ84]-1" office:value-type="float" office:value="-797" calcext:value-type="float">
            <text:p>-797</text:p>
          </table:table-cell>
          <table:table-cell table:formula="of:=[.AFR84]-1" office:value-type="float" office:value="-798" calcext:value-type="float">
            <text:p>-798</text:p>
          </table:table-cell>
          <table:table-cell table:formula="of:=[.AFS84]-1" office:value-type="float" office:value="-799" calcext:value-type="float">
            <text:p>-799</text:p>
          </table:table-cell>
          <table:table-cell table:formula="of:=[.AFT84]-1" office:value-type="float" office:value="-800" calcext:value-type="float">
            <text:p>-800</text:p>
          </table:table-cell>
          <table:table-cell table:formula="of:=[.AFU84]-1" office:value-type="float" office:value="-801" calcext:value-type="float">
            <text:p>-801</text:p>
          </table:table-cell>
          <table:table-cell table:formula="of:=[.AFV84]-1" office:value-type="float" office:value="-802" calcext:value-type="float">
            <text:p>-802</text:p>
          </table:table-cell>
          <table:table-cell table:formula="of:=[.AFW84]-1" office:value-type="float" office:value="-803" calcext:value-type="float">
            <text:p>-803</text:p>
          </table:table-cell>
          <table:table-cell table:formula="of:=[.AFX84]-1" office:value-type="float" office:value="-804" calcext:value-type="float">
            <text:p>-804</text:p>
          </table:table-cell>
          <table:table-cell table:formula="of:=[.AFY84]-1" office:value-type="float" office:value="-805" calcext:value-type="float">
            <text:p>-805</text:p>
          </table:table-cell>
          <table:table-cell table:formula="of:=[.AFZ84]-1" office:value-type="float" office:value="-806" calcext:value-type="float">
            <text:p>-806</text:p>
          </table:table-cell>
          <table:table-cell table:formula="of:=[.AGA84]-1" office:value-type="float" office:value="-807" calcext:value-type="float">
            <text:p>-807</text:p>
          </table:table-cell>
          <table:table-cell table:formula="of:=[.AGB84]-1" office:value-type="float" office:value="-808" calcext:value-type="float">
            <text:p>-808</text:p>
          </table:table-cell>
          <table:table-cell table:formula="of:=[.AGC84]-1" office:value-type="float" office:value="-809" calcext:value-type="float">
            <text:p>-809</text:p>
          </table:table-cell>
          <table:table-cell table:formula="of:=[.AGD84]-1" office:value-type="float" office:value="-810" calcext:value-type="float">
            <text:p>-810</text:p>
          </table:table-cell>
          <table:table-cell table:formula="of:=[.AGE84]-1" office:value-type="float" office:value="-811" calcext:value-type="float">
            <text:p>-811</text:p>
          </table:table-cell>
          <table:table-cell table:formula="of:=[.AGF84]-1" office:value-type="float" office:value="-812" calcext:value-type="float">
            <text:p>-812</text:p>
          </table:table-cell>
          <table:table-cell table:formula="of:=[.AGG84]-1" office:value-type="float" office:value="-813" calcext:value-type="float">
            <text:p>-813</text:p>
          </table:table-cell>
          <table:table-cell table:formula="of:=[.AGH84]-1" office:value-type="float" office:value="-814" calcext:value-type="float">
            <text:p>-814</text:p>
          </table:table-cell>
          <table:table-cell table:formula="of:=[.AGI84]-1" office:value-type="float" office:value="-815" calcext:value-type="float">
            <text:p>-815</text:p>
          </table:table-cell>
          <table:table-cell table:formula="of:=[.AGJ84]-1" office:value-type="float" office:value="-816" calcext:value-type="float">
            <text:p>-816</text:p>
          </table:table-cell>
          <table:table-cell table:formula="of:=[.AGK84]-1" office:value-type="float" office:value="-817" calcext:value-type="float">
            <text:p>-817</text:p>
          </table:table-cell>
          <table:table-cell table:formula="of:=[.AGL84]-1" office:value-type="float" office:value="-818" calcext:value-type="float">
            <text:p>-818</text:p>
          </table:table-cell>
          <table:table-cell table:formula="of:=[.AGM84]-1" office:value-type="float" office:value="-819" calcext:value-type="float">
            <text:p>-819</text:p>
          </table:table-cell>
          <table:table-cell table:formula="of:=[.AGN84]-1" office:value-type="float" office:value="-820" calcext:value-type="float">
            <text:p>-820</text:p>
          </table:table-cell>
          <table:table-cell table:formula="of:=[.AGO84]-1" office:value-type="float" office:value="-821" calcext:value-type="float">
            <text:p>-821</text:p>
          </table:table-cell>
          <table:table-cell table:formula="of:=[.AGP84]-1" office:value-type="float" office:value="-822" calcext:value-type="float">
            <text:p>-822</text:p>
          </table:table-cell>
          <table:table-cell table:formula="of:=[.AGQ84]-1" office:value-type="float" office:value="-823" calcext:value-type="float">
            <text:p>-823</text:p>
          </table:table-cell>
          <table:table-cell table:formula="of:=[.AGR84]-1" office:value-type="float" office:value="-824" calcext:value-type="float">
            <text:p>-824</text:p>
          </table:table-cell>
          <table:table-cell table:formula="of:=[.AGS84]-1" office:value-type="float" office:value="-825" calcext:value-type="float">
            <text:p>-825</text:p>
          </table:table-cell>
          <table:table-cell table:formula="of:=[.AGT84]-1" office:value-type="float" office:value="-826" calcext:value-type="float">
            <text:p>-826</text:p>
          </table:table-cell>
          <table:table-cell table:formula="of:=[.AGU84]-1" office:value-type="float" office:value="-827" calcext:value-type="float">
            <text:p>-827</text:p>
          </table:table-cell>
          <table:table-cell table:formula="of:=[.AGV84]-1" office:value-type="float" office:value="-828" calcext:value-type="float">
            <text:p>-828</text:p>
          </table:table-cell>
          <table:table-cell table:formula="of:=[.AGW84]-1" office:value-type="float" office:value="-829" calcext:value-type="float">
            <text:p>-829</text:p>
          </table:table-cell>
          <table:table-cell table:formula="of:=[.AGX84]-1" office:value-type="float" office:value="-830" calcext:value-type="float">
            <text:p>-830</text:p>
          </table:table-cell>
          <table:table-cell table:formula="of:=[.AGY84]-1" office:value-type="float" office:value="-831" calcext:value-type="float">
            <text:p>-831</text:p>
          </table:table-cell>
          <table:table-cell table:formula="of:=[.AGZ84]-1" office:value-type="float" office:value="-832" calcext:value-type="float">
            <text:p>-832</text:p>
          </table:table-cell>
          <table:table-cell table:formula="of:=[.AHA84]-1" office:value-type="float" office:value="-833" calcext:value-type="float">
            <text:p>-833</text:p>
          </table:table-cell>
          <table:table-cell table:formula="of:=[.AHB84]-1" office:value-type="float" office:value="-834" calcext:value-type="float">
            <text:p>-834</text:p>
          </table:table-cell>
          <table:table-cell table:formula="of:=[.AHC84]-1" office:value-type="float" office:value="-835" calcext:value-type="float">
            <text:p>-835</text:p>
          </table:table-cell>
          <table:table-cell table:formula="of:=[.AHD84]-1" office:value-type="float" office:value="-836" calcext:value-type="float">
            <text:p>-836</text:p>
          </table:table-cell>
          <table:table-cell table:formula="of:=[.AHE84]-1" office:value-type="float" office:value="-837" calcext:value-type="float">
            <text:p>-837</text:p>
          </table:table-cell>
          <table:table-cell table:formula="of:=[.AHF84]-1" office:value-type="float" office:value="-838" calcext:value-type="float">
            <text:p>-838</text:p>
          </table:table-cell>
          <table:table-cell table:formula="of:=[.AHG84]-1" office:value-type="float" office:value="-839" calcext:value-type="float">
            <text:p>-839</text:p>
          </table:table-cell>
          <table:table-cell table:formula="of:=[.AHH84]-1" office:value-type="float" office:value="-840" calcext:value-type="float">
            <text:p>-840</text:p>
          </table:table-cell>
          <table:table-cell table:formula="of:=[.AHI84]-1" office:value-type="float" office:value="-841" calcext:value-type="float">
            <text:p>-841</text:p>
          </table:table-cell>
          <table:table-cell table:formula="of:=[.AHJ84]-1" office:value-type="float" office:value="-842" calcext:value-type="float">
            <text:p>-842</text:p>
          </table:table-cell>
          <table:table-cell table:formula="of:=[.AHK84]-1" office:value-type="float" office:value="-843" calcext:value-type="float">
            <text:p>-843</text:p>
          </table:table-cell>
          <table:table-cell table:formula="of:=[.AHL84]-1" office:value-type="float" office:value="-844" calcext:value-type="float">
            <text:p>-844</text:p>
          </table:table-cell>
          <table:table-cell table:formula="of:=[.AHM84]-1" office:value-type="float" office:value="-845" calcext:value-type="float">
            <text:p>-845</text:p>
          </table:table-cell>
          <table:table-cell table:formula="of:=[.AHN84]-1" office:value-type="float" office:value="-846" calcext:value-type="float">
            <text:p>-846</text:p>
          </table:table-cell>
          <table:table-cell table:formula="of:=[.AHO84]-1" office:value-type="float" office:value="-847" calcext:value-type="float">
            <text:p>-847</text:p>
          </table:table-cell>
          <table:table-cell table:formula="of:=[.AHP84]-1" office:value-type="float" office:value="-848" calcext:value-type="float">
            <text:p>-848</text:p>
          </table:table-cell>
          <table:table-cell table:formula="of:=[.AHQ84]-1" office:value-type="float" office:value="-849" calcext:value-type="float">
            <text:p>-849</text:p>
          </table:table-cell>
          <table:table-cell table:formula="of:=[.AHR84]-1" office:value-type="float" office:value="-850" calcext:value-type="float">
            <text:p>-850</text:p>
          </table:table-cell>
          <table:table-cell table:formula="of:=[.AHS84]-1" office:value-type="float" office:value="-851" calcext:value-type="float">
            <text:p>-851</text:p>
          </table:table-cell>
          <table:table-cell table:formula="of:=[.AHT84]-1" office:value-type="float" office:value="-852" calcext:value-type="float">
            <text:p>-852</text:p>
          </table:table-cell>
          <table:table-cell table:formula="of:=[.AHU84]-1" office:value-type="float" office:value="-853" calcext:value-type="float">
            <text:p>-853</text:p>
          </table:table-cell>
          <table:table-cell table:formula="of:=[.AHV84]-1" office:value-type="float" office:value="-854" calcext:value-type="float">
            <text:p>-854</text:p>
          </table:table-cell>
          <table:table-cell table:formula="of:=[.AHW84]-1" office:value-type="float" office:value="-855" calcext:value-type="float">
            <text:p>-855</text:p>
          </table:table-cell>
          <table:table-cell table:formula="of:=[.AHX84]-1" office:value-type="float" office:value="-856" calcext:value-type="float">
            <text:p>-856</text:p>
          </table:table-cell>
          <table:table-cell table:formula="of:=[.AHY84]-1" office:value-type="float" office:value="-857" calcext:value-type="float">
            <text:p>-857</text:p>
          </table:table-cell>
          <table:table-cell table:formula="of:=[.AHZ84]-1" office:value-type="float" office:value="-858" calcext:value-type="float">
            <text:p>-858</text:p>
          </table:table-cell>
          <table:table-cell table:formula="of:=[.AIA84]-1" office:value-type="float" office:value="-859" calcext:value-type="float">
            <text:p>-859</text:p>
          </table:table-cell>
          <table:table-cell table:formula="of:=[.AIB84]-1" office:value-type="float" office:value="-860" calcext:value-type="float">
            <text:p>-860</text:p>
          </table:table-cell>
          <table:table-cell table:formula="of:=[.AIC84]-1" office:value-type="float" office:value="-861" calcext:value-type="float">
            <text:p>-861</text:p>
          </table:table-cell>
          <table:table-cell table:formula="of:=[.AID84]-1" office:value-type="float" office:value="-862" calcext:value-type="float">
            <text:p>-862</text:p>
          </table:table-cell>
          <table:table-cell table:formula="of:=[.AIE84]-1" office:value-type="float" office:value="-863" calcext:value-type="float">
            <text:p>-863</text:p>
          </table:table-cell>
          <table:table-cell table:formula="of:=[.AIF84]-1" office:value-type="float" office:value="-864" calcext:value-type="float">
            <text:p>-864</text:p>
          </table:table-cell>
          <table:table-cell table:formula="of:=[.AIG84]-1" office:value-type="float" office:value="-865" calcext:value-type="float">
            <text:p>-865</text:p>
          </table:table-cell>
          <table:table-cell table:formula="of:=[.AIH84]-1" office:value-type="float" office:value="-866" calcext:value-type="float">
            <text:p>-866</text:p>
          </table:table-cell>
          <table:table-cell table:formula="of:=[.AII84]-1" office:value-type="float" office:value="-867" calcext:value-type="float">
            <text:p>-867</text:p>
          </table:table-cell>
          <table:table-cell table:formula="of:=[.AIJ84]-1" office:value-type="float" office:value="-868" calcext:value-type="float">
            <text:p>-868</text:p>
          </table:table-cell>
          <table:table-cell table:formula="of:=[.AIK84]-1" office:value-type="float" office:value="-869" calcext:value-type="float">
            <text:p>-869</text:p>
          </table:table-cell>
          <table:table-cell table:formula="of:=[.AIL84]-1" office:value-type="float" office:value="-870" calcext:value-type="float">
            <text:p>-870</text:p>
          </table:table-cell>
          <table:table-cell table:formula="of:=[.AIM84]-1" office:value-type="float" office:value="-871" calcext:value-type="float">
            <text:p>-871</text:p>
          </table:table-cell>
          <table:table-cell table:formula="of:=[.AIN84]-1" office:value-type="float" office:value="-872" calcext:value-type="float">
            <text:p>-872</text:p>
          </table:table-cell>
          <table:table-cell table:formula="of:=[.AIO84]-1" office:value-type="float" office:value="-873" calcext:value-type="float">
            <text:p>-873</text:p>
          </table:table-cell>
          <table:table-cell table:formula="of:=[.AIP84]-1" office:value-type="float" office:value="-874" calcext:value-type="float">
            <text:p>-874</text:p>
          </table:table-cell>
          <table:table-cell table:formula="of:=[.AIQ84]-1" office:value-type="float" office:value="-875" calcext:value-type="float">
            <text:p>-875</text:p>
          </table:table-cell>
          <table:table-cell table:formula="of:=[.AIR84]-1" office:value-type="float" office:value="-876" calcext:value-type="float">
            <text:p>-876</text:p>
          </table:table-cell>
          <table:table-cell table:formula="of:=[.AIS84]-1" office:value-type="float" office:value="-877" calcext:value-type="float">
            <text:p>-877</text:p>
          </table:table-cell>
          <table:table-cell table:formula="of:=[.AIT84]-1" office:value-type="float" office:value="-878" calcext:value-type="float">
            <text:p>-878</text:p>
          </table:table-cell>
          <table:table-cell table:formula="of:=[.AIU84]-1" office:value-type="float" office:value="-879" calcext:value-type="float">
            <text:p>-879</text:p>
          </table:table-cell>
          <table:table-cell table:formula="of:=[.AIV84]-1" office:value-type="float" office:value="-880" calcext:value-type="float">
            <text:p>-880</text:p>
          </table:table-cell>
          <table:table-cell table:formula="of:=[.AIW84]-1" office:value-type="float" office:value="-881" calcext:value-type="float">
            <text:p>-881</text:p>
          </table:table-cell>
          <table:table-cell table:formula="of:=[.AIX84]-1" office:value-type="float" office:value="-882" calcext:value-type="float">
            <text:p>-882</text:p>
          </table:table-cell>
          <table:table-cell table:formula="of:=[.AIY84]-1" office:value-type="float" office:value="-883" calcext:value-type="float">
            <text:p>-883</text:p>
          </table:table-cell>
          <table:table-cell table:formula="of:=[.AIZ84]-1" office:value-type="float" office:value="-884" calcext:value-type="float">
            <text:p>-884</text:p>
          </table:table-cell>
          <table:table-cell table:formula="of:=[.AJA84]-1" office:value-type="float" office:value="-885" calcext:value-type="float">
            <text:p>-885</text:p>
          </table:table-cell>
          <table:table-cell table:formula="of:=[.AJB84]-1" office:value-type="float" office:value="-886" calcext:value-type="float">
            <text:p>-886</text:p>
          </table:table-cell>
          <table:table-cell table:formula="of:=[.AJC84]-1" office:value-type="float" office:value="-887" calcext:value-type="float">
            <text:p>-887</text:p>
          </table:table-cell>
          <table:table-cell table:formula="of:=[.AJD84]-1" office:value-type="float" office:value="-888" calcext:value-type="float">
            <text:p>-888</text:p>
          </table:table-cell>
          <table:table-cell table:formula="of:=[.AJE84]-1" office:value-type="float" office:value="-889" calcext:value-type="float">
            <text:p>-889</text:p>
          </table:table-cell>
          <table:table-cell table:formula="of:=[.AJF84]-1" office:value-type="float" office:value="-890" calcext:value-type="float">
            <text:p>-890</text:p>
          </table:table-cell>
          <table:table-cell table:formula="of:=[.AJG84]-1" office:value-type="float" office:value="-891" calcext:value-type="float">
            <text:p>-891</text:p>
          </table:table-cell>
          <table:table-cell table:formula="of:=[.AJH84]-1" office:value-type="float" office:value="-892" calcext:value-type="float">
            <text:p>-892</text:p>
          </table:table-cell>
          <table:table-cell table:formula="of:=[.AJI84]-1" office:value-type="float" office:value="-893" calcext:value-type="float">
            <text:p>-893</text:p>
          </table:table-cell>
          <table:table-cell table:formula="of:=[.AJJ84]-1" office:value-type="float" office:value="-894" calcext:value-type="float">
            <text:p>-894</text:p>
          </table:table-cell>
          <table:table-cell table:formula="of:=[.AJK84]-1" office:value-type="float" office:value="-895" calcext:value-type="float">
            <text:p>-895</text:p>
          </table:table-cell>
          <table:table-cell table:formula="of:=[.AJL84]-1" office:value-type="float" office:value="-896" calcext:value-type="float">
            <text:p>-896</text:p>
          </table:table-cell>
          <table:table-cell table:formula="of:=[.AJM84]-1" office:value-type="float" office:value="-897" calcext:value-type="float">
            <text:p>-897</text:p>
          </table:table-cell>
          <table:table-cell table:formula="of:=[.AJN84]-1" office:value-type="float" office:value="-898" calcext:value-type="float">
            <text:p>-898</text:p>
          </table:table-cell>
          <table:table-cell table:formula="of:=[.AJO84]-1" office:value-type="float" office:value="-899" calcext:value-type="float">
            <text:p>-899</text:p>
          </table:table-cell>
          <table:table-cell table:formula="of:=[.AJP84]-1" office:value-type="float" office:value="-900" calcext:value-type="float">
            <text:p>-900</text:p>
          </table:table-cell>
          <table:table-cell table:formula="of:=[.AJQ84]-1" office:value-type="float" office:value="-901" calcext:value-type="float">
            <text:p>-901</text:p>
          </table:table-cell>
          <table:table-cell table:formula="of:=[.AJR84]-1" office:value-type="float" office:value="-902" calcext:value-type="float">
            <text:p>-902</text:p>
          </table:table-cell>
          <table:table-cell table:formula="of:=[.AJS84]-1" office:value-type="float" office:value="-903" calcext:value-type="float">
            <text:p>-903</text:p>
          </table:table-cell>
          <table:table-cell table:formula="of:=[.AJT84]-1" office:value-type="float" office:value="-904" calcext:value-type="float">
            <text:p>-904</text:p>
          </table:table-cell>
          <table:table-cell table:formula="of:=[.AJU84]-1" office:value-type="float" office:value="-905" calcext:value-type="float">
            <text:p>-905</text:p>
          </table:table-cell>
          <table:table-cell table:formula="of:=[.AJV84]-1" office:value-type="float" office:value="-906" calcext:value-type="float">
            <text:p>-906</text:p>
          </table:table-cell>
          <table:table-cell table:formula="of:=[.AJW84]-1" office:value-type="float" office:value="-907" calcext:value-type="float">
            <text:p>-907</text:p>
          </table:table-cell>
          <table:table-cell table:formula="of:=[.AJX84]-1" office:value-type="float" office:value="-908" calcext:value-type="float">
            <text:p>-908</text:p>
          </table:table-cell>
          <table:table-cell table:formula="of:=[.AJY84]-1" office:value-type="float" office:value="-909" calcext:value-type="float">
            <text:p>-909</text:p>
          </table:table-cell>
          <table:table-cell table:formula="of:=[.AJZ84]-1" office:value-type="float" office:value="-910" calcext:value-type="float">
            <text:p>-910</text:p>
          </table:table-cell>
          <table:table-cell table:formula="of:=[.AKA84]-1" office:value-type="float" office:value="-911" calcext:value-type="float">
            <text:p>-911</text:p>
          </table:table-cell>
          <table:table-cell table:formula="of:=[.AKB84]-1" office:value-type="float" office:value="-912" calcext:value-type="float">
            <text:p>-912</text:p>
          </table:table-cell>
          <table:table-cell table:formula="of:=[.AKC84]-1" office:value-type="float" office:value="-913" calcext:value-type="float">
            <text:p>-913</text:p>
          </table:table-cell>
          <table:table-cell table:formula="of:=[.AKD84]-1" office:value-type="float" office:value="-914" calcext:value-type="float">
            <text:p>-914</text:p>
          </table:table-cell>
          <table:table-cell table:formula="of:=[.AKE84]-1" office:value-type="float" office:value="-915" calcext:value-type="float">
            <text:p>-915</text:p>
          </table:table-cell>
          <table:table-cell table:formula="of:=[.AKF84]-1" office:value-type="float" office:value="-916" calcext:value-type="float">
            <text:p>-916</text:p>
          </table:table-cell>
          <table:table-cell table:formula="of:=[.AKG84]-1" office:value-type="float" office:value="-917" calcext:value-type="float">
            <text:p>-917</text:p>
          </table:table-cell>
          <table:table-cell table:formula="of:=[.AKH84]-1" office:value-type="float" office:value="-918" calcext:value-type="float">
            <text:p>-918</text:p>
          </table:table-cell>
          <table:table-cell table:formula="of:=[.AKI84]-1" office:value-type="float" office:value="-919" calcext:value-type="float">
            <text:p>-919</text:p>
          </table:table-cell>
          <table:table-cell table:formula="of:=[.AKJ84]-1" office:value-type="float" office:value="-920" calcext:value-type="float">
            <text:p>-920</text:p>
          </table:table-cell>
          <table:table-cell table:formula="of:=[.AKK84]-1" office:value-type="float" office:value="-921" calcext:value-type="float">
            <text:p>-921</text:p>
          </table:table-cell>
          <table:table-cell table:formula="of:=[.AKL84]-1" office:value-type="float" office:value="-922" calcext:value-type="float">
            <text:p>-922</text:p>
          </table:table-cell>
          <table:table-cell table:formula="of:=[.AKM84]-1" office:value-type="float" office:value="-923" calcext:value-type="float">
            <text:p>-923</text:p>
          </table:table-cell>
          <table:table-cell table:formula="of:=[.AKN84]-1" office:value-type="float" office:value="-924" calcext:value-type="float">
            <text:p>-924</text:p>
          </table:table-cell>
          <table:table-cell table:formula="of:=[.AKO84]-1" office:value-type="float" office:value="-925" calcext:value-type="float">
            <text:p>-925</text:p>
          </table:table-cell>
          <table:table-cell table:formula="of:=[.AKP84]-1" office:value-type="float" office:value="-926" calcext:value-type="float">
            <text:p>-926</text:p>
          </table:table-cell>
          <table:table-cell table:formula="of:=[.AKQ84]-1" office:value-type="float" office:value="-927" calcext:value-type="float">
            <text:p>-927</text:p>
          </table:table-cell>
          <table:table-cell table:formula="of:=[.AKR84]-1" office:value-type="float" office:value="-928" calcext:value-type="float">
            <text:p>-928</text:p>
          </table:table-cell>
          <table:table-cell table:formula="of:=[.AKS84]-1" office:value-type="float" office:value="-929" calcext:value-type="float">
            <text:p>-929</text:p>
          </table:table-cell>
          <table:table-cell table:formula="of:=[.AKT84]-1" office:value-type="float" office:value="-930" calcext:value-type="float">
            <text:p>-930</text:p>
          </table:table-cell>
          <table:table-cell table:formula="of:=[.AKU84]-1" office:value-type="float" office:value="-931" calcext:value-type="float">
            <text:p>-931</text:p>
          </table:table-cell>
          <table:table-cell table:formula="of:=[.AKV84]-1" office:value-type="float" office:value="-932" calcext:value-type="float">
            <text:p>-932</text:p>
          </table:table-cell>
          <table:table-cell table:formula="of:=[.AKW84]-1" office:value-type="float" office:value="-933" calcext:value-type="float">
            <text:p>-933</text:p>
          </table:table-cell>
          <table:table-cell table:formula="of:=[.AKX84]-1" office:value-type="float" office:value="-934" calcext:value-type="float">
            <text:p>-934</text:p>
          </table:table-cell>
          <table:table-cell table:formula="of:=[.AKY84]-1" office:value-type="float" office:value="-935" calcext:value-type="float">
            <text:p>-935</text:p>
          </table:table-cell>
          <table:table-cell table:formula="of:=[.AKZ84]-1" office:value-type="float" office:value="-936" calcext:value-type="float">
            <text:p>-936</text:p>
          </table:table-cell>
          <table:table-cell table:formula="of:=[.ALA84]-1" office:value-type="float" office:value="-937" calcext:value-type="float">
            <text:p>-937</text:p>
          </table:table-cell>
          <table:table-cell table:formula="of:=[.ALB84]-1" office:value-type="float" office:value="-938" calcext:value-type="float">
            <text:p>-938</text:p>
          </table:table-cell>
          <table:table-cell table:formula="of:=[.ALC84]-1" office:value-type="float" office:value="-939" calcext:value-type="float">
            <text:p>-939</text:p>
          </table:table-cell>
          <table:table-cell table:formula="of:=[.ALD84]-1" office:value-type="float" office:value="-940" calcext:value-type="float">
            <text:p>-940</text:p>
          </table:table-cell>
          <table:table-cell table:formula="of:=[.ALE84]-1" office:value-type="float" office:value="-941" calcext:value-type="float">
            <text:p>-941</text:p>
          </table:table-cell>
          <table:table-cell table:formula="of:=[.ALF84]-1" office:value-type="float" office:value="-942" calcext:value-type="float">
            <text:p>-942</text:p>
          </table:table-cell>
          <table:table-cell table:formula="of:=[.ALG84]-1" office:value-type="float" office:value="-943" calcext:value-type="float">
            <text:p>-943</text:p>
          </table:table-cell>
          <table:table-cell table:formula="of:=[.ALH84]-1" office:value-type="float" office:value="-944" calcext:value-type="float">
            <text:p>-944</text:p>
          </table:table-cell>
          <table:table-cell table:formula="of:=[.ALI84]-1" office:value-type="float" office:value="-945" calcext:value-type="float">
            <text:p>-945</text:p>
          </table:table-cell>
          <table:table-cell table:formula="of:=[.ALJ84]-1" office:value-type="float" office:value="-946" calcext:value-type="float">
            <text:p>-946</text:p>
          </table:table-cell>
          <table:table-cell table:formula="of:=[.ALK84]-1" office:value-type="float" office:value="-947" calcext:value-type="float">
            <text:p>-947</text:p>
          </table:table-cell>
          <table:table-cell table:formula="of:=[.ALL84]-1" office:value-type="float" office:value="-948" calcext:value-type="float">
            <text:p>-948</text:p>
          </table:table-cell>
          <table:table-cell table:formula="of:=[.ALM84]-1" office:value-type="float" office:value="-949" calcext:value-type="float">
            <text:p>-949</text:p>
          </table:table-cell>
          <table:table-cell table:formula="of:=[.ALN84]-1" office:value-type="float" office:value="-950" calcext:value-type="float">
            <text:p>-950</text:p>
          </table:table-cell>
          <table:table-cell table:formula="of:=[.ALO84]-1" office:value-type="float" office:value="-951" calcext:value-type="float">
            <text:p>-951</text:p>
          </table:table-cell>
          <table:table-cell table:formula="of:=[.ALP84]-1" office:value-type="float" office:value="-952" calcext:value-type="float">
            <text:p>-952</text:p>
          </table:table-cell>
          <table:table-cell table:formula="of:=[.ALQ84]-1" office:value-type="float" office:value="-953" calcext:value-type="float">
            <text:p>-953</text:p>
          </table:table-cell>
          <table:table-cell table:formula="of:=[.ALR84]-1" office:value-type="float" office:value="-954" calcext:value-type="float">
            <text:p>-954</text:p>
          </table:table-cell>
          <table:table-cell table:formula="of:=[.ALS84]-1" office:value-type="float" office:value="-955" calcext:value-type="float">
            <text:p>-955</text:p>
          </table:table-cell>
          <table:table-cell table:formula="of:=[.ALT84]-1" office:value-type="float" office:value="-956" calcext:value-type="float">
            <text:p>-956</text:p>
          </table:table-cell>
          <table:table-cell table:formula="of:=[.ALU84]-1" office:value-type="float" office:value="-957" calcext:value-type="float">
            <text:p>-957</text:p>
          </table:table-cell>
          <table:table-cell table:formula="of:=[.ALV84]-1" office:value-type="float" office:value="-958" calcext:value-type="float">
            <text:p>-958</text:p>
          </table:table-cell>
          <table:table-cell table:formula="of:=[.ALW84]-1" office:value-type="float" office:value="-959" calcext:value-type="float">
            <text:p>-959</text:p>
          </table:table-cell>
          <table:table-cell table:formula="of:=[.ALX84]-1" office:value-type="float" office:value="-960" calcext:value-type="float">
            <text:p>-960</text:p>
          </table:table-cell>
          <table:table-cell table:formula="of:=[.ALY84]-1" office:value-type="float" office:value="-961" calcext:value-type="float">
            <text:p>-961</text:p>
          </table:table-cell>
          <table:table-cell table:formula="of:=[.ALZ84]-1" office:value-type="float" office:value="-962" calcext:value-type="float">
            <text:p>-962</text:p>
          </table:table-cell>
          <table:table-cell table:formula="of:=[.AMA84]-1" office:value-type="float" office:value="-963" calcext:value-type="float">
            <text:p>-963</text:p>
          </table:table-cell>
          <table:table-cell table:formula="of:=[.AMB84]-1" office:value-type="float" office:value="-964" calcext:value-type="float">
            <text:p>-964</text:p>
          </table:table-cell>
          <table:table-cell table:formula="of:=[.AMC84]-1" office:value-type="float" office:value="-965" calcext:value-type="float">
            <text:p>-965</text:p>
          </table:table-cell>
          <table:table-cell table:formula="of:=[.AMD84]-1" office:value-type="float" office:value="-966" calcext:value-type="float">
            <text:p>-966</text:p>
          </table:table-cell>
          <table:table-cell table:formula="of:=[.AME84]-1" office:value-type="float" office:value="-967" calcext:value-type="float">
            <text:p>-967</text:p>
          </table:table-cell>
          <table:table-cell table:formula="of:=[.AMF84]-1" office:value-type="float" office:value="-968" calcext:value-type="float">
            <text:p>-968</text:p>
          </table:table-cell>
          <table:table-cell table:formula="of:=[.AMG84]-1" office:value-type="float" office:value="-969" calcext:value-type="float">
            <text:p>-969</text:p>
          </table:table-cell>
          <table:table-cell table:formula="of:=[.AMH84]-1" office:value-type="float" office:value="-970" calcext:value-type="float">
            <text:p>-970</text:p>
          </table:table-cell>
          <table:table-cell/>
        </table:table-row>
        <table:table-row table:style-name="ro4">
          <table:table-cell office:value-type="string" calcext:value-type="string">
            <text:p>Wärme-Widerstand innen (iterativ)</text:p>
          </table:table-cell>
          <table:table-cell office:value-type="string" calcext:value-type="string">
            <text:p>R<text:span text:style-name="T1">thi</text:span></text:p>
          </table:table-cell>
          <table:table-cell office:value-type="string" calcext:value-type="string">
            <text:p>K/W</text:p>
          </table:table-cell>
          <table:table-cell table:style-name="ce11" table:formula="of:=IF([.D84]&gt;0;[.$D$82]+1/[.D86];[.$D$53])" office:value-type="float" office:value="7.5721808344597" calcext:value-type="float">
            <text:p>7.5721808344597</text:p>
          </table:table-cell>
          <table:table-cell table:formula="of:=IF([.E84]&gt;0;[.$D$82]+1/[.E86];[.$D$53])" office:value-type="float" office:value="7.57218454974736" calcext:value-type="float">
            <text:p>7.57218454974736</text:p>
          </table:table-cell>
          <table:table-cell table:formula="of:=IF([.F84]&gt;0;[.$D$82]+1/[.F86];[.$D$53])" office:value-type="float" office:value="7.57218947556004" calcext:value-type="float">
            <text:p>7.57218947556004</text:p>
          </table:table-cell>
          <table:table-cell table:formula="of:=IF([.G84]&gt;0;[.$D$82]+1/[.G86];[.$D$53])" office:value-type="float" office:value="7.57219600631553" calcext:value-type="float">
            <text:p>7.57219600631553</text:p>
          </table:table-cell>
          <table:table-cell table:formula="of:=IF([.H84]&gt;0;[.$D$82]+1/[.H86];[.$D$53])" office:value-type="float" office:value="7.57220466494334" calcext:value-type="float">
            <text:p>7.57220466494334</text:p>
          </table:table-cell>
          <table:table-cell table:formula="of:=IF([.I84]&gt;0;[.$D$82]+1/[.I86];[.$D$53])" office:value-type="float" office:value="7.57221614475785" calcext:value-type="float">
            <text:p>7.57221614475785</text:p>
          </table:table-cell>
          <table:table-cell table:formula="of:=IF([.J84]&gt;0;[.$D$82]+1/[.J86];[.$D$53])" office:value-type="float" office:value="7.5722313649758" calcext:value-type="float">
            <text:p>7.5722313649758</text:p>
          </table:table-cell>
          <table:table-cell table:formula="of:=IF([.K84]&gt;0;[.$D$82]+1/[.K86];[.$D$53])" office:value-type="float" office:value="7.57225154432422" calcext:value-type="float">
            <text:p>7.57225154432422</text:p>
          </table:table-cell>
          <table:table-cell table:formula="of:=IF([.L84]&gt;0;[.$D$82]+1/[.L86];[.$D$53])" office:value-type="float" office:value="7.57227829863458" calcext:value-type="float">
            <text:p>7.57227829863458</text:p>
          </table:table-cell>
          <table:table-cell table:formula="of:=IF([.M84]&gt;0;[.$D$82]+1/[.M86];[.$D$53])" office:value-type="float" office:value="7.57231377024056" calcext:value-type="float">
            <text:p>7.57231377024056</text:p>
          </table:table-cell>
          <table:table-cell table:formula="of:=IF([.N84]&gt;0;[.$D$82]+1/[.N86];[.$D$53])" office:value-type="float" office:value="7.57236079954603" calcext:value-type="float">
            <text:p>7.57236079954603</text:p>
          </table:table-cell>
          <table:table-cell table:formula="of:=IF([.O84]&gt;0;[.$D$82]+1/[.O86];[.$D$53])" office:value-type="float" office:value="7.57242315251013" calcext:value-type="float">
            <text:p>7.57242315251013</text:p>
          </table:table-cell>
          <table:table-cell table:formula="of:=IF([.P84]&gt;0;[.$D$82]+1/[.P86];[.$D$53])" office:value-type="float" office:value="7.5725058222814" calcext:value-type="float">
            <text:p>7.5725058222814</text:p>
          </table:table-cell>
          <table:table-cell table:formula="of:=IF([.Q84]&gt;0;[.$D$82]+1/[.Q86];[.$D$53])" office:value-type="float" office:value="7.57261542916225" calcext:value-type="float">
            <text:p>7.57261542916225</text:p>
          </table:table-cell>
          <table:table-cell table:formula="of:=IF([.R84]&gt;0;[.$D$82]+1/[.R86];[.$D$53])" office:value-type="float" office:value="7.5727607509811" calcext:value-type="float">
            <text:p>7.5727607509811</text:p>
          </table:table-cell>
          <table:table-cell table:formula="of:=IF([.S84]&gt;0;[.$D$82]+1/[.S86];[.$D$53])" office:value-type="float" office:value="7.57295342643041" calcext:value-type="float">
            <text:p>7.57295342643041</text:p>
          </table:table-cell>
          <table:table-cell table:formula="of:=IF([.T84]&gt;0;[.$D$82]+1/[.T86];[.$D$53])" office:value-type="float" office:value="7.57320888784721" calcext:value-type="float">
            <text:p>7.57320888784721</text:p>
          </table:table-cell>
          <table:table-cell table:formula="of:=IF([.U84]&gt;0;[.$D$82]+1/[.U86];[.$D$53])" office:value-type="float" office:value="7.57354759840538" calcext:value-type="float">
            <text:p>7.57354759840538</text:p>
          </table:table-cell>
          <table:table-cell table:formula="of:=IF([.V84]&gt;0;[.$D$82]+1/[.V86];[.$D$53])" office:value-type="float" office:value="7.57399669327652" calcext:value-type="float">
            <text:p>7.57399669327652</text:p>
          </table:table-cell>
          <table:table-cell table:formula="of:=IF([.W84]&gt;0;[.$D$82]+1/[.W86];[.$D$53])" office:value-type="float" office:value="7.5745921570364" calcext:value-type="float">
            <text:p>7.5745921570364</text:p>
          </table:table-cell>
          <table:table-cell table:formula="of:=IF([.X84]&gt;0;[.$D$82]+1/[.X86];[.$D$53])" office:value-type="float" office:value="7.57538171319025" calcext:value-type="float">
            <text:p>7.57538171319025</text:p>
          </table:table-cell>
          <table:table-cell table:formula="of:=IF([.Y84]&gt;0;[.$D$82]+1/[.Y86];[.$D$53])" office:value-type="float" office:value="7.576428659868" calcext:value-type="float">
            <text:p>7.576428659868</text:p>
          </table:table-cell>
          <table:table-cell table:formula="of:=IF([.Z84]&gt;0;[.$D$82]+1/[.Z86];[.$D$53])" office:value-type="float" office:value="7.57781696353967" calcext:value-type="float">
            <text:p>7.57781696353967</text:p>
          </table:table-cell>
          <table:table-cell table:formula="of:=IF([.AA84]&gt;0;[.$D$82]+1/[.AA86];[.$D$53])" office:value-type="float" office:value="7.57965802691923" calcext:value-type="float">
            <text:p>7.57965802691923</text:p>
          </table:table-cell>
          <table:table-cell table:formula="of:=IF([.AB84]&gt;0;[.$D$82]+1/[.AB86];[.$D$53])" office:value-type="float" office:value="7.58209968759755" calcext:value-type="float">
            <text:p>7.58209968759755</text:p>
          </table:table-cell>
          <table:table-cell table:formula="of:=IF([.AC84]&gt;0;[.$D$82]+1/[.AC86];[.$D$53])" office:value-type="float" office:value="7.58533819369665" calcext:value-type="float">
            <text:p>7.58533819369665</text:p>
          </table:table-cell>
          <table:table-cell table:formula="of:=IF([.AD84]&gt;0;[.$D$82]+1/[.AD86];[.$D$53])" office:value-type="float" office:value="7.58963416084939" calcext:value-type="float">
            <text:p>7.58963416084939</text:p>
          </table:table-cell>
          <table:table-cell table:formula="of:=IF([.AE84]&gt;0;[.$D$82]+1/[.AE86];[.$D$53])" office:value-type="float" office:value="7.59533386827408" calcext:value-type="float">
            <text:p>7.59533386827408</text:p>
          </table:table-cell>
          <table:table-cell table:formula="of:=IF([.AF84]&gt;0;[.$D$82]+1/[.AF86];[.$D$53])" office:value-type="float" office:value="7.60289774053803" calcext:value-type="float">
            <text:p>7.60289774053803</text:p>
          </table:table-cell>
          <table:table-cell table:formula="of:=IF([.AG84]&gt;0;[.$D$82]+1/[.AG86];[.$D$53])" office:value-type="float" office:value="7.61293854560364" calcext:value-type="float">
            <text:p>7.61293854560364</text:p>
          </table:table-cell>
          <table:table-cell table:formula="of:=IF([.AH84]&gt;0;[.$D$82]+1/[.AH86];[.$D$53])" office:value-type="float" office:value="7.6262728106957" calcext:value-type="float">
            <text:p>7.6262728106957</text:p>
          </table:table-cell>
          <table:table-cell table:formula="of:=IF([.AI84]&gt;0;[.$D$82]+1/[.AI86];[.$D$53])" office:value-type="float" office:value="7.64399035975522" calcext:value-type="float">
            <text:p>7.64399035975522</text:p>
          </table:table-cell>
          <table:table-cell table:formula="of:=IF([.AJ84]&gt;0;[.$D$82]+1/[.AJ86];[.$D$53])" office:value-type="float" office:value="7.66754894276001" calcext:value-type="float">
            <text:p>7.66754894276001</text:p>
          </table:table-cell>
          <table:table-cell table:formula="of:=IF([.AK84]&gt;0;[.$D$82]+1/[.AK86];[.$D$53])" office:value-type="float" office:value="7.69890404443237" calcext:value-type="float">
            <text:p>7.69890404443237</text:p>
          </table:table-cell>
          <table:table-cell table:formula="of:=IF([.AL84]&gt;0;[.$D$82]+1/[.AL86];[.$D$53])" office:value-type="float" office:value="7.74068878682352" calcext:value-type="float">
            <text:p>7.74068878682352</text:p>
          </table:table-cell>
          <table:table-cell table:formula="of:=IF([.AM84]&gt;0;[.$D$82]+1/[.AM86];[.$D$53])" office:value-type="float" office:value="7.7964665338996" calcext:value-type="float">
            <text:p>7.7964665338996</text:p>
          </table:table-cell>
          <table:table-cell table:formula="of:=IF([.AN84]&gt;0;[.$D$82]+1/[.AN86];[.$D$53])" office:value-type="float" office:value="7.87109146125329" calcext:value-type="float">
            <text:p>7.87109146125329</text:p>
          </table:table-cell>
          <table:table-cell table:formula="of:=IF([.AO84]&gt;0;[.$D$82]+1/[.AO86];[.$D$53])" office:value-type="float" office:value="7.9712338923404" calcext:value-type="float">
            <text:p>7.9712338923404</text:p>
          </table:table-cell>
          <table:table-cell table:formula="of:=IF([.AP84]&gt;0;[.$D$82]+1/[.AP86];[.$D$53])" office:value-type="float" office:value="8.10616524703997" calcext:value-type="float">
            <text:p>8.10616524703997</text:p>
          </table:table-cell>
          <table:table-cell table:formula="of:=IF([.AQ84]&gt;0;[.$D$82]+1/[.AQ86];[.$D$53])" office:value-type="float" office:value="8.28896746007143" calcext:value-type="float">
            <text:p>8.28896746007143</text:p>
          </table:table-cell>
          <table:table-cell table:formula="of:=IF([.AR84]&gt;0;[.$D$82]+1/[.AR86];[.$D$53])" office:value-type="float" office:value="8.53846665294645" calcext:value-type="float">
            <text:p>8.53846665294645</text:p>
          </table:table-cell>
          <table:table-cell table:formula="of:=IF([.AS84]&gt;0;[.$D$82]+1/[.AS86];[.$D$53])" office:value-type="float" office:value="8.88246508415174" calcext:value-type="float">
            <text:p>8.88246508415174</text:p>
          </table:table-cell>
          <table:table-cell table:formula="of:=IF([.AT84]&gt;0;[.$D$82]+1/[.AT86];[.$D$53])" office:value-type="float" office:value="9.36343896025141" calcext:value-type="float">
            <text:p>9.36343896025141</text:p>
          </table:table-cell>
          <table:table-cell table:formula="of:=IF([.AU84]&gt;0;[.$D$82]+1/[.AU86];[.$D$53])" office:value-type="float" office:value="10.0492558264299" calcext:value-type="float">
            <text:p>10.0492558264299</text:p>
          </table:table-cell>
          <table:table-cell table:formula="of:=IF([.AV84]&gt;0;[.$D$82]+1/[.AV86];[.$D$53])" office:value-type="float" office:value="11.0550223517796" calcext:value-type="float">
            <text:p>11.0550223517796</text:p>
          </table:table-cell>
          <table:table-cell table:formula="of:=IF([.AW84]&gt;0;[.$D$82]+1/[.AW86];[.$D$53])" office:value-type="float" office:value="12.5924711478507" calcext:value-type="float">
            <text:p>12.5924711478507</text:p>
          </table:table-cell>
          <table:table-cell table:formula="of:=IF([.AX84]&gt;0;[.$D$82]+1/[.AX86];[.$D$53])" office:value-type="float" office:value="15.098305952138" calcext:value-type="float">
            <text:p>15.098305952138</text:p>
          </table:table-cell>
          <table:table-cell table:formula="of:=IF([.AY84]&gt;0;[.$D$82]+1/[.AY86];[.$D$53])" office:value-type="float" office:value="19.6424955200527" calcext:value-type="float">
            <text:p>19.6424955200527</text:p>
          </table:table-cell>
          <table:table-cell table:formula="of:=IF([.AZ84]&gt;0;[.$D$82]+1/[.AZ86];[.$D$53])" office:value-type="float" office:value="29.7360857294621" calcext:value-type="float">
            <text:p>29.7360857294621</text:p>
          </table:table-cell>
          <table:table-cell table:formula="of:=IF([.BA84]&gt;0;[.$D$82]+1/[.BA86];[.$D$53])" office:value-type="float" office:value="67.5925925925926" calcext:value-type="float">
            <text:p>67.5925925925926</text:p>
          </table:table-cell>
          <table:table-cell table:formula="of:=IF([.BB84]&gt;0;[.$D$82]+1/[.BB86];[.$D$53])" office:value-type="float" office:value="67.5925925925926" calcext:value-type="float">
            <text:p>67.5925925925926</text:p>
          </table:table-cell>
          <table:table-cell table:formula="of:=IF([.BC84]&gt;0;[.$D$82]+1/[.BC86];[.$D$53])" office:value-type="float" office:value="67.5925925925926" calcext:value-type="float">
            <text:p>67.5925925925926</text:p>
          </table:table-cell>
          <table:table-cell table:formula="of:=IF([.BD84]&gt;0;[.$D$82]+1/[.BD86];[.$D$53])" office:value-type="float" office:value="67.5925925925926" calcext:value-type="float">
            <text:p>67.5925925925926</text:p>
          </table:table-cell>
          <table:table-cell table:formula="of:=IF([.BE84]&gt;0;[.$D$82]+1/[.BE86];[.$D$53])" office:value-type="float" office:value="67.5925925925926" calcext:value-type="float">
            <text:p>67.5925925925926</text:p>
          </table:table-cell>
          <table:table-cell table:formula="of:=IF([.BF84]&gt;0;[.$D$82]+1/[.BF86];[.$D$53])" office:value-type="float" office:value="67.5925925925926" calcext:value-type="float">
            <text:p>67.5925925925926</text:p>
          </table:table-cell>
          <table:table-cell table:formula="of:=IF([.BG84]&gt;0;[.$D$82]+1/[.BG86];[.$D$53])" office:value-type="float" office:value="67.5925925925926" calcext:value-type="float">
            <text:p>67.5925925925926</text:p>
          </table:table-cell>
          <table:table-cell table:formula="of:=IF([.BH84]&gt;0;[.$D$82]+1/[.BH86];[.$D$53])" office:value-type="float" office:value="67.5925925925926" calcext:value-type="float">
            <text:p>67.5925925925926</text:p>
          </table:table-cell>
          <table:table-cell table:formula="of:=IF([.BI84]&gt;0;[.$D$82]+1/[.BI86];[.$D$53])" office:value-type="float" office:value="67.5925925925926" calcext:value-type="float">
            <text:p>67.5925925925926</text:p>
          </table:table-cell>
          <table:table-cell table:formula="of:=IF([.BJ84]&gt;0;[.$D$82]+1/[.BJ86];[.$D$53])" office:value-type="float" office:value="67.5925925925926" calcext:value-type="float">
            <text:p>67.5925925925926</text:p>
          </table:table-cell>
          <table:table-cell table:formula="of:=IF([.BK84]&gt;0;[.$D$82]+1/[.BK86];[.$D$53])" office:value-type="float" office:value="67.5925925925926" calcext:value-type="float">
            <text:p>67.5925925925926</text:p>
          </table:table-cell>
          <table:table-cell table:formula="of:=IF([.BL84]&gt;0;[.$D$82]+1/[.BL86];[.$D$53])" office:value-type="float" office:value="67.5925925925926" calcext:value-type="float">
            <text:p>67.5925925925926</text:p>
          </table:table-cell>
          <table:table-cell table:formula="of:=IF([.BM84]&gt;0;[.$D$82]+1/[.BM86];[.$D$53])" office:value-type="float" office:value="67.5925925925926" calcext:value-type="float">
            <text:p>67.5925925925926</text:p>
          </table:table-cell>
          <table:table-cell table:formula="of:=IF([.BN84]&gt;0;[.$D$82]+1/[.BN86];[.$D$53])" office:value-type="float" office:value="67.5925925925926" calcext:value-type="float">
            <text:p>67.5925925925926</text:p>
          </table:table-cell>
          <table:table-cell table:formula="of:=IF([.BO84]&gt;0;[.$D$82]+1/[.BO86];[.$D$53])" office:value-type="float" office:value="67.5925925925926" calcext:value-type="float">
            <text:p>67.5925925925926</text:p>
          </table:table-cell>
          <table:table-cell table:formula="of:=IF([.BP84]&gt;0;[.$D$82]+1/[.BP86];[.$D$53])" office:value-type="float" office:value="67.5925925925926" calcext:value-type="float">
            <text:p>67.5925925925926</text:p>
          </table:table-cell>
          <table:table-cell table:formula="of:=IF([.BQ84]&gt;0;[.$D$82]+1/[.BQ86];[.$D$53])" office:value-type="float" office:value="67.5925925925926" calcext:value-type="float">
            <text:p>67.5925925925926</text:p>
          </table:table-cell>
          <table:table-cell table:formula="of:=IF([.BR84]&gt;0;[.$D$82]+1/[.BR86];[.$D$53])" office:value-type="float" office:value="67.5925925925926" calcext:value-type="float">
            <text:p>67.5925925925926</text:p>
          </table:table-cell>
          <table:table-cell table:formula="of:=IF([.BS84]&gt;0;[.$D$82]+1/[.BS86];[.$D$53])" office:value-type="float" office:value="67.5925925925926" calcext:value-type="float">
            <text:p>67.5925925925926</text:p>
          </table:table-cell>
          <table:table-cell table:formula="of:=IF([.BT84]&gt;0;[.$D$82]+1/[.BT86];[.$D$53])" office:value-type="float" office:value="67.5925925925926" calcext:value-type="float">
            <text:p>67.5925925925926</text:p>
          </table:table-cell>
          <table:table-cell table:formula="of:=IF([.BU84]&gt;0;[.$D$82]+1/[.BU86];[.$D$53])" office:value-type="float" office:value="67.5925925925926" calcext:value-type="float">
            <text:p>67.5925925925926</text:p>
          </table:table-cell>
          <table:table-cell table:formula="of:=IF([.BV84]&gt;0;[.$D$82]+1/[.BV86];[.$D$53])" office:value-type="float" office:value="67.5925925925926" calcext:value-type="float">
            <text:p>67.5925925925926</text:p>
          </table:table-cell>
          <table:table-cell table:formula="of:=IF([.BW84]&gt;0;[.$D$82]+1/[.BW86];[.$D$53])" office:value-type="float" office:value="67.5925925925926" calcext:value-type="float">
            <text:p>67.5925925925926</text:p>
          </table:table-cell>
          <table:table-cell table:formula="of:=IF([.BX84]&gt;0;[.$D$82]+1/[.BX86];[.$D$53])" office:value-type="float" office:value="67.5925925925926" calcext:value-type="float">
            <text:p>67.5925925925926</text:p>
          </table:table-cell>
          <table:table-cell table:formula="of:=IF([.BY84]&gt;0;[.$D$82]+1/[.BY86];[.$D$53])" office:value-type="float" office:value="67.5925925925926" calcext:value-type="float">
            <text:p>67.5925925925926</text:p>
          </table:table-cell>
          <table:table-cell table:formula="of:=IF([.BZ84]&gt;0;[.$D$82]+1/[.BZ86];[.$D$53])" office:value-type="float" office:value="67.5925925925926" calcext:value-type="float">
            <text:p>67.5925925925926</text:p>
          </table:table-cell>
          <table:table-cell table:formula="of:=IF([.CA84]&gt;0;[.$D$82]+1/[.CA86];[.$D$53])" office:value-type="float" office:value="67.5925925925926" calcext:value-type="float">
            <text:p>67.5925925925926</text:p>
          </table:table-cell>
          <table:table-cell table:formula="of:=IF([.CB84]&gt;0;[.$D$82]+1/[.CB86];[.$D$53])" office:value-type="float" office:value="67.5925925925926" calcext:value-type="float">
            <text:p>67.5925925925926</text:p>
          </table:table-cell>
          <table:table-cell table:formula="of:=IF([.CC84]&gt;0;[.$D$82]+1/[.CC86];[.$D$53])" office:value-type="float" office:value="67.5925925925926" calcext:value-type="float">
            <text:p>67.5925925925926</text:p>
          </table:table-cell>
          <table:table-cell table:formula="of:=IF([.CD84]&gt;0;[.$D$82]+1/[.CD86];[.$D$53])" office:value-type="float" office:value="67.5925925925926" calcext:value-type="float">
            <text:p>67.5925925925926</text:p>
          </table:table-cell>
          <table:table-cell table:formula="of:=IF([.CE84]&gt;0;[.$D$82]+1/[.CE86];[.$D$53])" office:value-type="float" office:value="67.5925925925926" calcext:value-type="float">
            <text:p>67.5925925925926</text:p>
          </table:table-cell>
          <table:table-cell table:formula="of:=IF([.CF84]&gt;0;[.$D$82]+1/[.CF86];[.$D$53])" office:value-type="float" office:value="67.5925925925926" calcext:value-type="float">
            <text:p>67.5925925925926</text:p>
          </table:table-cell>
          <table:table-cell table:formula="of:=IF([.CG84]&gt;0;[.$D$82]+1/[.CG86];[.$D$53])" office:value-type="float" office:value="67.5925925925926" calcext:value-type="float">
            <text:p>67.5925925925926</text:p>
          </table:table-cell>
          <table:table-cell table:formula="of:=IF([.CH84]&gt;0;[.$D$82]+1/[.CH86];[.$D$53])" office:value-type="float" office:value="67.5925925925926" calcext:value-type="float">
            <text:p>67.5925925925926</text:p>
          </table:table-cell>
          <table:table-cell table:formula="of:=IF([.CI84]&gt;0;[.$D$82]+1/[.CI86];[.$D$53])" office:value-type="float" office:value="67.5925925925926" calcext:value-type="float">
            <text:p>67.5925925925926</text:p>
          </table:table-cell>
          <table:table-cell table:formula="of:=IF([.CJ84]&gt;0;[.$D$82]+1/[.CJ86];[.$D$53])" office:value-type="float" office:value="67.5925925925926" calcext:value-type="float">
            <text:p>67.5925925925926</text:p>
          </table:table-cell>
          <table:table-cell table:formula="of:=IF([.CK84]&gt;0;[.$D$82]+1/[.CK86];[.$D$53])" office:value-type="float" office:value="67.5925925925926" calcext:value-type="float">
            <text:p>67.5925925925926</text:p>
          </table:table-cell>
          <table:table-cell table:formula="of:=IF([.CL84]&gt;0;[.$D$82]+1/[.CL86];[.$D$53])" office:value-type="float" office:value="67.5925925925926" calcext:value-type="float">
            <text:p>67.5925925925926</text:p>
          </table:table-cell>
          <table:table-cell table:formula="of:=IF([.CM84]&gt;0;[.$D$82]+1/[.CM86];[.$D$53])" office:value-type="float" office:value="67.5925925925926" calcext:value-type="float">
            <text:p>67.5925925925926</text:p>
          </table:table-cell>
          <table:table-cell table:formula="of:=IF([.CN84]&gt;0;[.$D$82]+1/[.CN86];[.$D$53])" office:value-type="float" office:value="67.5925925925926" calcext:value-type="float">
            <text:p>67.5925925925926</text:p>
          </table:table-cell>
          <table:table-cell table:formula="of:=IF([.CO84]&gt;0;[.$D$82]+1/[.CO86];[.$D$53])" office:value-type="float" office:value="67.5925925925926" calcext:value-type="float">
            <text:p>67.5925925925926</text:p>
          </table:table-cell>
          <table:table-cell table:formula="of:=IF([.CP84]&gt;0;[.$D$82]+1/[.CP86];[.$D$53])" office:value-type="float" office:value="67.5925925925926" calcext:value-type="float">
            <text:p>67.5925925925926</text:p>
          </table:table-cell>
          <table:table-cell table:formula="of:=IF([.CQ84]&gt;0;[.$D$82]+1/[.CQ86];[.$D$53])" office:value-type="float" office:value="67.5925925925926" calcext:value-type="float">
            <text:p>67.5925925925926</text:p>
          </table:table-cell>
          <table:table-cell table:formula="of:=IF([.CR84]&gt;0;[.$D$82]+1/[.CR86];[.$D$53])" office:value-type="float" office:value="67.5925925925926" calcext:value-type="float">
            <text:p>67.5925925925926</text:p>
          </table:table-cell>
          <table:table-cell table:formula="of:=IF([.CS84]&gt;0;[.$D$82]+1/[.CS86];[.$D$53])" office:value-type="float" office:value="67.5925925925926" calcext:value-type="float">
            <text:p>67.5925925925926</text:p>
          </table:table-cell>
          <table:table-cell table:formula="of:=IF([.CT84]&gt;0;[.$D$82]+1/[.CT86];[.$D$53])" office:value-type="float" office:value="67.5925925925926" calcext:value-type="float">
            <text:p>67.5925925925926</text:p>
          </table:table-cell>
          <table:table-cell table:formula="of:=IF([.CU84]&gt;0;[.$D$82]+1/[.CU86];[.$D$53])" office:value-type="float" office:value="67.5925925925926" calcext:value-type="float">
            <text:p>67.5925925925926</text:p>
          </table:table-cell>
          <table:table-cell table:formula="of:=IF([.CV84]&gt;0;[.$D$82]+1/[.CV86];[.$D$53])" office:value-type="float" office:value="67.5925925925926" calcext:value-type="float">
            <text:p>67.5925925925926</text:p>
          </table:table-cell>
          <table:table-cell table:formula="of:=IF([.CW84]&gt;0;[.$D$82]+1/[.CW86];[.$D$53])" office:value-type="float" office:value="67.5925925925926" calcext:value-type="float">
            <text:p>67.5925925925926</text:p>
          </table:table-cell>
          <table:table-cell table:formula="of:=IF([.CX84]&gt;0;[.$D$82]+1/[.CX86];[.$D$53])" office:value-type="float" office:value="67.5925925925926" calcext:value-type="float">
            <text:p>67.5925925925926</text:p>
          </table:table-cell>
          <table:table-cell table:formula="of:=IF([.CY84]&gt;0;[.$D$82]+1/[.CY86];[.$D$53])" office:value-type="float" office:value="67.5925925925926" calcext:value-type="float">
            <text:p>67.5925925925926</text:p>
          </table:table-cell>
          <table:table-cell table:formula="of:=IF([.CZ84]&gt;0;[.$D$82]+1/[.CZ86];[.$D$53])" office:value-type="float" office:value="67.5925925925926" calcext:value-type="float">
            <text:p>67.5925925925926</text:p>
          </table:table-cell>
          <table:table-cell table:formula="of:=IF([.DA84]&gt;0;[.$D$82]+1/[.DA86];[.$D$53])" office:value-type="float" office:value="67.5925925925926" calcext:value-type="float">
            <text:p>67.5925925925926</text:p>
          </table:table-cell>
          <table:table-cell table:formula="of:=IF([.DB84]&gt;0;[.$D$82]+1/[.DB86];[.$D$53])" office:value-type="float" office:value="67.5925925925926" calcext:value-type="float">
            <text:p>67.5925925925926</text:p>
          </table:table-cell>
          <table:table-cell table:formula="of:=IF([.DC84]&gt;0;[.$D$82]+1/[.DC86];[.$D$53])" office:value-type="float" office:value="67.5925925925926" calcext:value-type="float">
            <text:p>67.5925925925926</text:p>
          </table:table-cell>
          <table:table-cell table:formula="of:=IF([.DD84]&gt;0;[.$D$82]+1/[.DD86];[.$D$53])" office:value-type="float" office:value="67.5925925925926" calcext:value-type="float">
            <text:p>67.5925925925926</text:p>
          </table:table-cell>
          <table:table-cell table:formula="of:=IF([.DE84]&gt;0;[.$D$82]+1/[.DE86];[.$D$53])" office:value-type="float" office:value="67.5925925925926" calcext:value-type="float">
            <text:p>67.5925925925926</text:p>
          </table:table-cell>
          <table:table-cell table:formula="of:=IF([.DF84]&gt;0;[.$D$82]+1/[.DF86];[.$D$53])" office:value-type="float" office:value="67.5925925925926" calcext:value-type="float">
            <text:p>67.5925925925926</text:p>
          </table:table-cell>
          <table:table-cell table:formula="of:=IF([.DG84]&gt;0;[.$D$82]+1/[.DG86];[.$D$53])" office:value-type="float" office:value="67.5925925925926" calcext:value-type="float">
            <text:p>67.5925925925926</text:p>
          </table:table-cell>
          <table:table-cell table:formula="of:=IF([.DH84]&gt;0;[.$D$82]+1/[.DH86];[.$D$53])" office:value-type="float" office:value="67.5925925925926" calcext:value-type="float">
            <text:p>67.5925925925926</text:p>
          </table:table-cell>
          <table:table-cell table:formula="of:=IF([.DI84]&gt;0;[.$D$82]+1/[.DI86];[.$D$53])" office:value-type="float" office:value="67.5925925925926" calcext:value-type="float">
            <text:p>67.5925925925926</text:p>
          </table:table-cell>
          <table:table-cell table:formula="of:=IF([.DJ84]&gt;0;[.$D$82]+1/[.DJ86];[.$D$53])" office:value-type="float" office:value="67.5925925925926" calcext:value-type="float">
            <text:p>67.5925925925926</text:p>
          </table:table-cell>
          <table:table-cell table:formula="of:=IF([.DK84]&gt;0;[.$D$82]+1/[.DK86];[.$D$53])" office:value-type="float" office:value="67.5925925925926" calcext:value-type="float">
            <text:p>67.5925925925926</text:p>
          </table:table-cell>
          <table:table-cell table:formula="of:=IF([.DL84]&gt;0;[.$D$82]+1/[.DL86];[.$D$53])" office:value-type="float" office:value="67.5925925925926" calcext:value-type="float">
            <text:p>67.5925925925926</text:p>
          </table:table-cell>
          <table:table-cell table:formula="of:=IF([.DM84]&gt;0;[.$D$82]+1/[.DM86];[.$D$53])" office:value-type="float" office:value="67.5925925925926" calcext:value-type="float">
            <text:p>67.5925925925926</text:p>
          </table:table-cell>
          <table:table-cell table:formula="of:=IF([.DN84]&gt;0;[.$D$82]+1/[.DN86];[.$D$53])" office:value-type="float" office:value="67.5925925925926" calcext:value-type="float">
            <text:p>67.5925925925926</text:p>
          </table:table-cell>
          <table:table-cell table:formula="of:=IF([.DO84]&gt;0;[.$D$82]+1/[.DO86];[.$D$53])" office:value-type="float" office:value="67.5925925925926" calcext:value-type="float">
            <text:p>67.5925925925926</text:p>
          </table:table-cell>
          <table:table-cell table:formula="of:=IF([.DP84]&gt;0;[.$D$82]+1/[.DP86];[.$D$53])" office:value-type="float" office:value="67.5925925925926" calcext:value-type="float">
            <text:p>67.5925925925926</text:p>
          </table:table-cell>
          <table:table-cell table:formula="of:=IF([.DQ84]&gt;0;[.$D$82]+1/[.DQ86];[.$D$53])" office:value-type="float" office:value="67.5925925925926" calcext:value-type="float">
            <text:p>67.5925925925926</text:p>
          </table:table-cell>
          <table:table-cell table:formula="of:=IF([.DR84]&gt;0;[.$D$82]+1/[.DR86];[.$D$53])" office:value-type="float" office:value="67.5925925925926" calcext:value-type="float">
            <text:p>67.5925925925926</text:p>
          </table:table-cell>
          <table:table-cell table:formula="of:=IF([.DS84]&gt;0;[.$D$82]+1/[.DS86];[.$D$53])" office:value-type="float" office:value="67.5925925925926" calcext:value-type="float">
            <text:p>67.5925925925926</text:p>
          </table:table-cell>
          <table:table-cell table:formula="of:=IF([.DT84]&gt;0;[.$D$82]+1/[.DT86];[.$D$53])" office:value-type="float" office:value="67.5925925925926" calcext:value-type="float">
            <text:p>67.5925925925926</text:p>
          </table:table-cell>
          <table:table-cell table:formula="of:=IF([.DU84]&gt;0;[.$D$82]+1/[.DU86];[.$D$53])" office:value-type="float" office:value="67.5925925925926" calcext:value-type="float">
            <text:p>67.5925925925926</text:p>
          </table:table-cell>
          <table:table-cell table:formula="of:=IF([.DV84]&gt;0;[.$D$82]+1/[.DV86];[.$D$53])" office:value-type="float" office:value="67.5925925925926" calcext:value-type="float">
            <text:p>67.5925925925926</text:p>
          </table:table-cell>
          <table:table-cell table:formula="of:=IF([.DW84]&gt;0;[.$D$82]+1/[.DW86];[.$D$53])" office:value-type="float" office:value="67.5925925925926" calcext:value-type="float">
            <text:p>67.5925925925926</text:p>
          </table:table-cell>
          <table:table-cell table:formula="of:=IF([.DX84]&gt;0;[.$D$82]+1/[.DX86];[.$D$53])" office:value-type="float" office:value="67.5925925925926" calcext:value-type="float">
            <text:p>67.5925925925926</text:p>
          </table:table-cell>
          <table:table-cell table:formula="of:=IF([.DY84]&gt;0;[.$D$82]+1/[.DY86];[.$D$53])" office:value-type="float" office:value="67.5925925925926" calcext:value-type="float">
            <text:p>67.5925925925926</text:p>
          </table:table-cell>
          <table:table-cell table:formula="of:=IF([.DZ84]&gt;0;[.$D$82]+1/[.DZ86];[.$D$53])" office:value-type="float" office:value="67.5925925925926" calcext:value-type="float">
            <text:p>67.5925925925926</text:p>
          </table:table-cell>
          <table:table-cell table:formula="of:=IF([.EA84]&gt;0;[.$D$82]+1/[.EA86];[.$D$53])" office:value-type="float" office:value="67.5925925925926" calcext:value-type="float">
            <text:p>67.5925925925926</text:p>
          </table:table-cell>
          <table:table-cell table:formula="of:=IF([.EB84]&gt;0;[.$D$82]+1/[.EB86];[.$D$53])" office:value-type="float" office:value="67.5925925925926" calcext:value-type="float">
            <text:p>67.5925925925926</text:p>
          </table:table-cell>
          <table:table-cell table:formula="of:=IF([.EC84]&gt;0;[.$D$82]+1/[.EC86];[.$D$53])" office:value-type="float" office:value="67.5925925925926" calcext:value-type="float">
            <text:p>67.5925925925926</text:p>
          </table:table-cell>
          <table:table-cell table:formula="of:=IF([.ED84]&gt;0;[.$D$82]+1/[.ED86];[.$D$53])" office:value-type="float" office:value="67.5925925925926" calcext:value-type="float">
            <text:p>67.5925925925926</text:p>
          </table:table-cell>
          <table:table-cell table:formula="of:=IF([.EE84]&gt;0;[.$D$82]+1/[.EE86];[.$D$53])" office:value-type="float" office:value="67.5925925925926" calcext:value-type="float">
            <text:p>67.5925925925926</text:p>
          </table:table-cell>
          <table:table-cell table:formula="of:=IF([.EF84]&gt;0;[.$D$82]+1/[.EF86];[.$D$53])" office:value-type="float" office:value="67.5925925925926" calcext:value-type="float">
            <text:p>67.5925925925926</text:p>
          </table:table-cell>
          <table:table-cell table:formula="of:=IF([.EG84]&gt;0;[.$D$82]+1/[.EG86];[.$D$53])" office:value-type="float" office:value="67.5925925925926" calcext:value-type="float">
            <text:p>67.5925925925926</text:p>
          </table:table-cell>
          <table:table-cell table:formula="of:=IF([.EH84]&gt;0;[.$D$82]+1/[.EH86];[.$D$53])" office:value-type="float" office:value="67.5925925925926" calcext:value-type="float">
            <text:p>67.5925925925926</text:p>
          </table:table-cell>
          <table:table-cell table:formula="of:=IF([.EI84]&gt;0;[.$D$82]+1/[.EI86];[.$D$53])" office:value-type="float" office:value="67.5925925925926" calcext:value-type="float">
            <text:p>67.5925925925926</text:p>
          </table:table-cell>
          <table:table-cell table:formula="of:=IF([.EJ84]&gt;0;[.$D$82]+1/[.EJ86];[.$D$53])" office:value-type="float" office:value="67.5925925925926" calcext:value-type="float">
            <text:p>67.5925925925926</text:p>
          </table:table-cell>
          <table:table-cell table:formula="of:=IF([.EK84]&gt;0;[.$D$82]+1/[.EK86];[.$D$53])" office:value-type="float" office:value="67.5925925925926" calcext:value-type="float">
            <text:p>67.5925925925926</text:p>
          </table:table-cell>
          <table:table-cell table:formula="of:=IF([.EL84]&gt;0;[.$D$82]+1/[.EL86];[.$D$53])" office:value-type="float" office:value="67.5925925925926" calcext:value-type="float">
            <text:p>67.5925925925926</text:p>
          </table:table-cell>
          <table:table-cell table:formula="of:=IF([.EM84]&gt;0;[.$D$82]+1/[.EM86];[.$D$53])" office:value-type="float" office:value="67.5925925925926" calcext:value-type="float">
            <text:p>67.5925925925926</text:p>
          </table:table-cell>
          <table:table-cell table:formula="of:=IF([.EN84]&gt;0;[.$D$82]+1/[.EN86];[.$D$53])" office:value-type="float" office:value="67.5925925925926" calcext:value-type="float">
            <text:p>67.5925925925926</text:p>
          </table:table-cell>
          <table:table-cell table:formula="of:=IF([.EO84]&gt;0;[.$D$82]+1/[.EO86];[.$D$53])" office:value-type="float" office:value="67.5925925925926" calcext:value-type="float">
            <text:p>67.5925925925926</text:p>
          </table:table-cell>
          <table:table-cell table:formula="of:=IF([.EP84]&gt;0;[.$D$82]+1/[.EP86];[.$D$53])" office:value-type="float" office:value="67.5925925925926" calcext:value-type="float">
            <text:p>67.5925925925926</text:p>
          </table:table-cell>
          <table:table-cell table:formula="of:=IF([.EQ84]&gt;0;[.$D$82]+1/[.EQ86];[.$D$53])" office:value-type="float" office:value="67.5925925925926" calcext:value-type="float">
            <text:p>67.5925925925926</text:p>
          </table:table-cell>
          <table:table-cell table:formula="of:=IF([.ER84]&gt;0;[.$D$82]+1/[.ER86];[.$D$53])" office:value-type="float" office:value="67.5925925925926" calcext:value-type="float">
            <text:p>67.5925925925926</text:p>
          </table:table-cell>
          <table:table-cell table:formula="of:=IF([.ES84]&gt;0;[.$D$82]+1/[.ES86];[.$D$53])" office:value-type="float" office:value="67.5925925925926" calcext:value-type="float">
            <text:p>67.5925925925926</text:p>
          </table:table-cell>
          <table:table-cell table:formula="of:=IF([.ET84]&gt;0;[.$D$82]+1/[.ET86];[.$D$53])" office:value-type="float" office:value="67.5925925925926" calcext:value-type="float">
            <text:p>67.5925925925926</text:p>
          </table:table-cell>
          <table:table-cell table:formula="of:=IF([.EU84]&gt;0;[.$D$82]+1/[.EU86];[.$D$53])" office:value-type="float" office:value="67.5925925925926" calcext:value-type="float">
            <text:p>67.5925925925926</text:p>
          </table:table-cell>
          <table:table-cell table:formula="of:=IF([.EV84]&gt;0;[.$D$82]+1/[.EV86];[.$D$53])" office:value-type="float" office:value="67.5925925925926" calcext:value-type="float">
            <text:p>67.5925925925926</text:p>
          </table:table-cell>
          <table:table-cell table:formula="of:=IF([.EW84]&gt;0;[.$D$82]+1/[.EW86];[.$D$53])" office:value-type="float" office:value="67.5925925925926" calcext:value-type="float">
            <text:p>67.5925925925926</text:p>
          </table:table-cell>
          <table:table-cell table:formula="of:=IF([.EX84]&gt;0;[.$D$82]+1/[.EX86];[.$D$53])" office:value-type="float" office:value="67.5925925925926" calcext:value-type="float">
            <text:p>67.5925925925926</text:p>
          </table:table-cell>
          <table:table-cell table:formula="of:=IF([.EY84]&gt;0;[.$D$82]+1/[.EY86];[.$D$53])" office:value-type="float" office:value="67.5925925925926" calcext:value-type="float">
            <text:p>67.5925925925926</text:p>
          </table:table-cell>
          <table:table-cell table:formula="of:=IF([.EZ84]&gt;0;[.$D$82]+1/[.EZ86];[.$D$53])" office:value-type="float" office:value="67.5925925925926" calcext:value-type="float">
            <text:p>67.5925925925926</text:p>
          </table:table-cell>
          <table:table-cell table:formula="of:=IF([.FA84]&gt;0;[.$D$82]+1/[.FA86];[.$D$53])" office:value-type="float" office:value="67.5925925925926" calcext:value-type="float">
            <text:p>67.5925925925926</text:p>
          </table:table-cell>
          <table:table-cell table:formula="of:=IF([.FB84]&gt;0;[.$D$82]+1/[.FB86];[.$D$53])" office:value-type="float" office:value="67.5925925925926" calcext:value-type="float">
            <text:p>67.5925925925926</text:p>
          </table:table-cell>
          <table:table-cell table:formula="of:=IF([.FC84]&gt;0;[.$D$82]+1/[.FC86];[.$D$53])" office:value-type="float" office:value="67.5925925925926" calcext:value-type="float">
            <text:p>67.5925925925926</text:p>
          </table:table-cell>
          <table:table-cell table:formula="of:=IF([.FD84]&gt;0;[.$D$82]+1/[.FD86];[.$D$53])" office:value-type="float" office:value="67.5925925925926" calcext:value-type="float">
            <text:p>67.5925925925926</text:p>
          </table:table-cell>
          <table:table-cell table:formula="of:=IF([.FE84]&gt;0;[.$D$82]+1/[.FE86];[.$D$53])" office:value-type="float" office:value="67.5925925925926" calcext:value-type="float">
            <text:p>67.5925925925926</text:p>
          </table:table-cell>
          <table:table-cell table:formula="of:=IF([.FF84]&gt;0;[.$D$82]+1/[.FF86];[.$D$53])" office:value-type="float" office:value="67.5925925925926" calcext:value-type="float">
            <text:p>67.5925925925926</text:p>
          </table:table-cell>
          <table:table-cell table:formula="of:=IF([.FG84]&gt;0;[.$D$82]+1/[.FG86];[.$D$53])" office:value-type="float" office:value="67.5925925925926" calcext:value-type="float">
            <text:p>67.5925925925926</text:p>
          </table:table-cell>
          <table:table-cell table:formula="of:=IF([.FH84]&gt;0;[.$D$82]+1/[.FH86];[.$D$53])" office:value-type="float" office:value="67.5925925925926" calcext:value-type="float">
            <text:p>67.5925925925926</text:p>
          </table:table-cell>
          <table:table-cell table:formula="of:=IF([.FI84]&gt;0;[.$D$82]+1/[.FI86];[.$D$53])" office:value-type="float" office:value="67.5925925925926" calcext:value-type="float">
            <text:p>67.5925925925926</text:p>
          </table:table-cell>
          <table:table-cell table:formula="of:=IF([.FJ84]&gt;0;[.$D$82]+1/[.FJ86];[.$D$53])" office:value-type="float" office:value="67.5925925925926" calcext:value-type="float">
            <text:p>67.5925925925926</text:p>
          </table:table-cell>
          <table:table-cell table:formula="of:=IF([.FK84]&gt;0;[.$D$82]+1/[.FK86];[.$D$53])" office:value-type="float" office:value="67.5925925925926" calcext:value-type="float">
            <text:p>67.5925925925926</text:p>
          </table:table-cell>
          <table:table-cell table:formula="of:=IF([.FL84]&gt;0;[.$D$82]+1/[.FL86];[.$D$53])" office:value-type="float" office:value="67.5925925925926" calcext:value-type="float">
            <text:p>67.5925925925926</text:p>
          </table:table-cell>
          <table:table-cell table:formula="of:=IF([.FM84]&gt;0;[.$D$82]+1/[.FM86];[.$D$53])" office:value-type="float" office:value="67.5925925925926" calcext:value-type="float">
            <text:p>67.5925925925926</text:p>
          </table:table-cell>
          <table:table-cell table:formula="of:=IF([.FN84]&gt;0;[.$D$82]+1/[.FN86];[.$D$53])" office:value-type="float" office:value="67.5925925925926" calcext:value-type="float">
            <text:p>67.5925925925926</text:p>
          </table:table-cell>
          <table:table-cell table:formula="of:=IF([.FO84]&gt;0;[.$D$82]+1/[.FO86];[.$D$53])" office:value-type="float" office:value="67.5925925925926" calcext:value-type="float">
            <text:p>67.5925925925926</text:p>
          </table:table-cell>
          <table:table-cell table:formula="of:=IF([.FP84]&gt;0;[.$D$82]+1/[.FP86];[.$D$53])" office:value-type="float" office:value="67.5925925925926" calcext:value-type="float">
            <text:p>67.5925925925926</text:p>
          </table:table-cell>
          <table:table-cell table:formula="of:=IF([.FQ84]&gt;0;[.$D$82]+1/[.FQ86];[.$D$53])" office:value-type="float" office:value="67.5925925925926" calcext:value-type="float">
            <text:p>67.5925925925926</text:p>
          </table:table-cell>
          <table:table-cell table:formula="of:=IF([.FR84]&gt;0;[.$D$82]+1/[.FR86];[.$D$53])" office:value-type="float" office:value="67.5925925925926" calcext:value-type="float">
            <text:p>67.5925925925926</text:p>
          </table:table-cell>
          <table:table-cell table:formula="of:=IF([.FS84]&gt;0;[.$D$82]+1/[.FS86];[.$D$53])" office:value-type="float" office:value="67.5925925925926" calcext:value-type="float">
            <text:p>67.5925925925926</text:p>
          </table:table-cell>
          <table:table-cell table:formula="of:=IF([.FT84]&gt;0;[.$D$82]+1/[.FT86];[.$D$53])" office:value-type="float" office:value="67.5925925925926" calcext:value-type="float">
            <text:p>67.5925925925926</text:p>
          </table:table-cell>
          <table:table-cell table:formula="of:=IF([.FU84]&gt;0;[.$D$82]+1/[.FU86];[.$D$53])" office:value-type="float" office:value="67.5925925925926" calcext:value-type="float">
            <text:p>67.5925925925926</text:p>
          </table:table-cell>
          <table:table-cell table:formula="of:=IF([.FV84]&gt;0;[.$D$82]+1/[.FV86];[.$D$53])" office:value-type="float" office:value="67.5925925925926" calcext:value-type="float">
            <text:p>67.5925925925926</text:p>
          </table:table-cell>
          <table:table-cell table:formula="of:=IF([.FW84]&gt;0;[.$D$82]+1/[.FW86];[.$D$53])" office:value-type="float" office:value="67.5925925925926" calcext:value-type="float">
            <text:p>67.5925925925926</text:p>
          </table:table-cell>
          <table:table-cell table:formula="of:=IF([.FX84]&gt;0;[.$D$82]+1/[.FX86];[.$D$53])" office:value-type="float" office:value="67.5925925925926" calcext:value-type="float">
            <text:p>67.5925925925926</text:p>
          </table:table-cell>
          <table:table-cell table:formula="of:=IF([.FY84]&gt;0;[.$D$82]+1/[.FY86];[.$D$53])" office:value-type="float" office:value="67.5925925925926" calcext:value-type="float">
            <text:p>67.5925925925926</text:p>
          </table:table-cell>
          <table:table-cell table:formula="of:=IF([.FZ84]&gt;0;[.$D$82]+1/[.FZ86];[.$D$53])" office:value-type="float" office:value="67.5925925925926" calcext:value-type="float">
            <text:p>67.5925925925926</text:p>
          </table:table-cell>
          <table:table-cell table:formula="of:=IF([.GA84]&gt;0;[.$D$82]+1/[.GA86];[.$D$53])" office:value-type="float" office:value="67.5925925925926" calcext:value-type="float">
            <text:p>67.5925925925926</text:p>
          </table:table-cell>
          <table:table-cell table:formula="of:=IF([.GB84]&gt;0;[.$D$82]+1/[.GB86];[.$D$53])" office:value-type="float" office:value="67.5925925925926" calcext:value-type="float">
            <text:p>67.5925925925926</text:p>
          </table:table-cell>
          <table:table-cell table:formula="of:=IF([.GC84]&gt;0;[.$D$82]+1/[.GC86];[.$D$53])" office:value-type="float" office:value="67.5925925925926" calcext:value-type="float">
            <text:p>67.5925925925926</text:p>
          </table:table-cell>
          <table:table-cell table:formula="of:=IF([.GD84]&gt;0;[.$D$82]+1/[.GD86];[.$D$53])" office:value-type="float" office:value="67.5925925925926" calcext:value-type="float">
            <text:p>67.5925925925926</text:p>
          </table:table-cell>
          <table:table-cell table:formula="of:=IF([.GE84]&gt;0;[.$D$82]+1/[.GE86];[.$D$53])" office:value-type="float" office:value="67.5925925925926" calcext:value-type="float">
            <text:p>67.5925925925926</text:p>
          </table:table-cell>
          <table:table-cell table:formula="of:=IF([.GF84]&gt;0;[.$D$82]+1/[.GF86];[.$D$53])" office:value-type="float" office:value="67.5925925925926" calcext:value-type="float">
            <text:p>67.5925925925926</text:p>
          </table:table-cell>
          <table:table-cell table:formula="of:=IF([.GG84]&gt;0;[.$D$82]+1/[.GG86];[.$D$53])" office:value-type="float" office:value="67.5925925925926" calcext:value-type="float">
            <text:p>67.5925925925926</text:p>
          </table:table-cell>
          <table:table-cell table:formula="of:=IF([.GH84]&gt;0;[.$D$82]+1/[.GH86];[.$D$53])" office:value-type="float" office:value="67.5925925925926" calcext:value-type="float">
            <text:p>67.5925925925926</text:p>
          </table:table-cell>
          <table:table-cell table:formula="of:=IF([.GI84]&gt;0;[.$D$82]+1/[.GI86];[.$D$53])" office:value-type="float" office:value="67.5925925925926" calcext:value-type="float">
            <text:p>67.5925925925926</text:p>
          </table:table-cell>
          <table:table-cell table:formula="of:=IF([.GJ84]&gt;0;[.$D$82]+1/[.GJ86];[.$D$53])" office:value-type="float" office:value="67.5925925925926" calcext:value-type="float">
            <text:p>67.5925925925926</text:p>
          </table:table-cell>
          <table:table-cell table:formula="of:=IF([.GK84]&gt;0;[.$D$82]+1/[.GK86];[.$D$53])" office:value-type="float" office:value="67.5925925925926" calcext:value-type="float">
            <text:p>67.5925925925926</text:p>
          </table:table-cell>
          <table:table-cell table:formula="of:=IF([.GL84]&gt;0;[.$D$82]+1/[.GL86];[.$D$53])" office:value-type="float" office:value="67.5925925925926" calcext:value-type="float">
            <text:p>67.5925925925926</text:p>
          </table:table-cell>
          <table:table-cell table:formula="of:=IF([.GM84]&gt;0;[.$D$82]+1/[.GM86];[.$D$53])" office:value-type="float" office:value="67.5925925925926" calcext:value-type="float">
            <text:p>67.5925925925926</text:p>
          </table:table-cell>
          <table:table-cell table:formula="of:=IF([.GN84]&gt;0;[.$D$82]+1/[.GN86];[.$D$53])" office:value-type="float" office:value="67.5925925925926" calcext:value-type="float">
            <text:p>67.5925925925926</text:p>
          </table:table-cell>
          <table:table-cell table:formula="of:=IF([.GO84]&gt;0;[.$D$82]+1/[.GO86];[.$D$53])" office:value-type="float" office:value="67.5925925925926" calcext:value-type="float">
            <text:p>67.5925925925926</text:p>
          </table:table-cell>
          <table:table-cell table:formula="of:=IF([.GP84]&gt;0;[.$D$82]+1/[.GP86];[.$D$53])" office:value-type="float" office:value="67.5925925925926" calcext:value-type="float">
            <text:p>67.5925925925926</text:p>
          </table:table-cell>
          <table:table-cell table:formula="of:=IF([.GQ84]&gt;0;[.$D$82]+1/[.GQ86];[.$D$53])" office:value-type="float" office:value="67.5925925925926" calcext:value-type="float">
            <text:p>67.5925925925926</text:p>
          </table:table-cell>
          <table:table-cell table:formula="of:=IF([.GR84]&gt;0;[.$D$82]+1/[.GR86];[.$D$53])" office:value-type="float" office:value="67.5925925925926" calcext:value-type="float">
            <text:p>67.5925925925926</text:p>
          </table:table-cell>
          <table:table-cell table:formula="of:=IF([.GS84]&gt;0;[.$D$82]+1/[.GS86];[.$D$53])" office:value-type="float" office:value="67.5925925925926" calcext:value-type="float">
            <text:p>67.5925925925926</text:p>
          </table:table-cell>
          <table:table-cell table:formula="of:=IF([.GT84]&gt;0;[.$D$82]+1/[.GT86];[.$D$53])" office:value-type="float" office:value="67.5925925925926" calcext:value-type="float">
            <text:p>67.5925925925926</text:p>
          </table:table-cell>
          <table:table-cell table:formula="of:=IF([.GU84]&gt;0;[.$D$82]+1/[.GU86];[.$D$53])" office:value-type="float" office:value="67.5925925925926" calcext:value-type="float">
            <text:p>67.5925925925926</text:p>
          </table:table-cell>
          <table:table-cell table:formula="of:=IF([.GV84]&gt;0;[.$D$82]+1/[.GV86];[.$D$53])" office:value-type="float" office:value="67.5925925925926" calcext:value-type="float">
            <text:p>67.5925925925926</text:p>
          </table:table-cell>
          <table:table-cell table:formula="of:=IF([.GW84]&gt;0;[.$D$82]+1/[.GW86];[.$D$53])" office:value-type="float" office:value="67.5925925925926" calcext:value-type="float">
            <text:p>67.5925925925926</text:p>
          </table:table-cell>
          <table:table-cell table:formula="of:=IF([.GX84]&gt;0;[.$D$82]+1/[.GX86];[.$D$53])" office:value-type="float" office:value="67.5925925925926" calcext:value-type="float">
            <text:p>67.5925925925926</text:p>
          </table:table-cell>
          <table:table-cell table:formula="of:=IF([.GY84]&gt;0;[.$D$82]+1/[.GY86];[.$D$53])" office:value-type="float" office:value="67.5925925925926" calcext:value-type="float">
            <text:p>67.5925925925926</text:p>
          </table:table-cell>
          <table:table-cell table:formula="of:=IF([.GZ84]&gt;0;[.$D$82]+1/[.GZ86];[.$D$53])" office:value-type="float" office:value="67.5925925925926" calcext:value-type="float">
            <text:p>67.5925925925926</text:p>
          </table:table-cell>
          <table:table-cell table:formula="of:=IF([.HA84]&gt;0;[.$D$82]+1/[.HA86];[.$D$53])" office:value-type="float" office:value="67.5925925925926" calcext:value-type="float">
            <text:p>67.5925925925926</text:p>
          </table:table-cell>
          <table:table-cell table:formula="of:=IF([.HB84]&gt;0;[.$D$82]+1/[.HB86];[.$D$53])" office:value-type="float" office:value="67.5925925925926" calcext:value-type="float">
            <text:p>67.5925925925926</text:p>
          </table:table-cell>
          <table:table-cell table:formula="of:=IF([.HC84]&gt;0;[.$D$82]+1/[.HC86];[.$D$53])" office:value-type="float" office:value="67.5925925925926" calcext:value-type="float">
            <text:p>67.5925925925926</text:p>
          </table:table-cell>
          <table:table-cell table:formula="of:=IF([.HD84]&gt;0;[.$D$82]+1/[.HD86];[.$D$53])" office:value-type="float" office:value="67.5925925925926" calcext:value-type="float">
            <text:p>67.5925925925926</text:p>
          </table:table-cell>
          <table:table-cell table:formula="of:=IF([.HE84]&gt;0;[.$D$82]+1/[.HE86];[.$D$53])" office:value-type="float" office:value="67.5925925925926" calcext:value-type="float">
            <text:p>67.5925925925926</text:p>
          </table:table-cell>
          <table:table-cell table:formula="of:=IF([.HF84]&gt;0;[.$D$82]+1/[.HF86];[.$D$53])" office:value-type="float" office:value="67.5925925925926" calcext:value-type="float">
            <text:p>67.5925925925926</text:p>
          </table:table-cell>
          <table:table-cell table:formula="of:=IF([.HG84]&gt;0;[.$D$82]+1/[.HG86];[.$D$53])" office:value-type="float" office:value="67.5925925925926" calcext:value-type="float">
            <text:p>67.5925925925926</text:p>
          </table:table-cell>
          <table:table-cell table:formula="of:=IF([.HH84]&gt;0;[.$D$82]+1/[.HH86];[.$D$53])" office:value-type="float" office:value="67.5925925925926" calcext:value-type="float">
            <text:p>67.5925925925926</text:p>
          </table:table-cell>
          <table:table-cell table:formula="of:=IF([.HI84]&gt;0;[.$D$82]+1/[.HI86];[.$D$53])" office:value-type="float" office:value="67.5925925925926" calcext:value-type="float">
            <text:p>67.5925925925926</text:p>
          </table:table-cell>
          <table:table-cell table:formula="of:=IF([.HJ84]&gt;0;[.$D$82]+1/[.HJ86];[.$D$53])" office:value-type="float" office:value="67.5925925925926" calcext:value-type="float">
            <text:p>67.5925925925926</text:p>
          </table:table-cell>
          <table:table-cell table:formula="of:=IF([.HK84]&gt;0;[.$D$82]+1/[.HK86];[.$D$53])" office:value-type="float" office:value="67.5925925925926" calcext:value-type="float">
            <text:p>67.5925925925926</text:p>
          </table:table-cell>
          <table:table-cell table:formula="of:=IF([.HL84]&gt;0;[.$D$82]+1/[.HL86];[.$D$53])" office:value-type="float" office:value="67.5925925925926" calcext:value-type="float">
            <text:p>67.5925925925926</text:p>
          </table:table-cell>
          <table:table-cell table:formula="of:=IF([.HM84]&gt;0;[.$D$82]+1/[.HM86];[.$D$53])" office:value-type="float" office:value="67.5925925925926" calcext:value-type="float">
            <text:p>67.5925925925926</text:p>
          </table:table-cell>
          <table:table-cell table:formula="of:=IF([.HN84]&gt;0;[.$D$82]+1/[.HN86];[.$D$53])" office:value-type="float" office:value="67.5925925925926" calcext:value-type="float">
            <text:p>67.5925925925926</text:p>
          </table:table-cell>
          <table:table-cell table:formula="of:=IF([.HO84]&gt;0;[.$D$82]+1/[.HO86];[.$D$53])" office:value-type="float" office:value="67.5925925925926" calcext:value-type="float">
            <text:p>67.5925925925926</text:p>
          </table:table-cell>
          <table:table-cell table:formula="of:=IF([.HP84]&gt;0;[.$D$82]+1/[.HP86];[.$D$53])" office:value-type="float" office:value="67.5925925925926" calcext:value-type="float">
            <text:p>67.5925925925926</text:p>
          </table:table-cell>
          <table:table-cell table:formula="of:=IF([.HQ84]&gt;0;[.$D$82]+1/[.HQ86];[.$D$53])" office:value-type="float" office:value="67.5925925925926" calcext:value-type="float">
            <text:p>67.5925925925926</text:p>
          </table:table-cell>
          <table:table-cell table:formula="of:=IF([.HR84]&gt;0;[.$D$82]+1/[.HR86];[.$D$53])" office:value-type="float" office:value="67.5925925925926" calcext:value-type="float">
            <text:p>67.5925925925926</text:p>
          </table:table-cell>
          <table:table-cell table:formula="of:=IF([.HS84]&gt;0;[.$D$82]+1/[.HS86];[.$D$53])" office:value-type="float" office:value="67.5925925925926" calcext:value-type="float">
            <text:p>67.5925925925926</text:p>
          </table:table-cell>
          <table:table-cell table:formula="of:=IF([.HT84]&gt;0;[.$D$82]+1/[.HT86];[.$D$53])" office:value-type="float" office:value="67.5925925925926" calcext:value-type="float">
            <text:p>67.5925925925926</text:p>
          </table:table-cell>
          <table:table-cell table:formula="of:=IF([.HU84]&gt;0;[.$D$82]+1/[.HU86];[.$D$53])" office:value-type="float" office:value="67.5925925925926" calcext:value-type="float">
            <text:p>67.5925925925926</text:p>
          </table:table-cell>
          <table:table-cell table:formula="of:=IF([.HV84]&gt;0;[.$D$82]+1/[.HV86];[.$D$53])" office:value-type="float" office:value="67.5925925925926" calcext:value-type="float">
            <text:p>67.5925925925926</text:p>
          </table:table-cell>
          <table:table-cell table:formula="of:=IF([.HW84]&gt;0;[.$D$82]+1/[.HW86];[.$D$53])" office:value-type="float" office:value="67.5925925925926" calcext:value-type="float">
            <text:p>67.5925925925926</text:p>
          </table:table-cell>
          <table:table-cell table:formula="of:=IF([.HX84]&gt;0;[.$D$82]+1/[.HX86];[.$D$53])" office:value-type="float" office:value="67.5925925925926" calcext:value-type="float">
            <text:p>67.5925925925926</text:p>
          </table:table-cell>
          <table:table-cell table:formula="of:=IF([.HY84]&gt;0;[.$D$82]+1/[.HY86];[.$D$53])" office:value-type="float" office:value="67.5925925925926" calcext:value-type="float">
            <text:p>67.5925925925926</text:p>
          </table:table-cell>
          <table:table-cell table:formula="of:=IF([.HZ84]&gt;0;[.$D$82]+1/[.HZ86];[.$D$53])" office:value-type="float" office:value="67.5925925925926" calcext:value-type="float">
            <text:p>67.5925925925926</text:p>
          </table:table-cell>
          <table:table-cell table:formula="of:=IF([.IA84]&gt;0;[.$D$82]+1/[.IA86];[.$D$53])" office:value-type="float" office:value="67.5925925925926" calcext:value-type="float">
            <text:p>67.5925925925926</text:p>
          </table:table-cell>
          <table:table-cell table:formula="of:=IF([.IB84]&gt;0;[.$D$82]+1/[.IB86];[.$D$53])" office:value-type="float" office:value="67.5925925925926" calcext:value-type="float">
            <text:p>67.5925925925926</text:p>
          </table:table-cell>
          <table:table-cell table:formula="of:=IF([.IC84]&gt;0;[.$D$82]+1/[.IC86];[.$D$53])" office:value-type="float" office:value="67.5925925925926" calcext:value-type="float">
            <text:p>67.5925925925926</text:p>
          </table:table-cell>
          <table:table-cell table:formula="of:=IF([.ID84]&gt;0;[.$D$82]+1/[.ID86];[.$D$53])" office:value-type="float" office:value="67.5925925925926" calcext:value-type="float">
            <text:p>67.5925925925926</text:p>
          </table:table-cell>
          <table:table-cell table:formula="of:=IF([.IE84]&gt;0;[.$D$82]+1/[.IE86];[.$D$53])" office:value-type="float" office:value="67.5925925925926" calcext:value-type="float">
            <text:p>67.5925925925926</text:p>
          </table:table-cell>
          <table:table-cell table:formula="of:=IF([.IF84]&gt;0;[.$D$82]+1/[.IF86];[.$D$53])" office:value-type="float" office:value="67.5925925925926" calcext:value-type="float">
            <text:p>67.5925925925926</text:p>
          </table:table-cell>
          <table:table-cell table:formula="of:=IF([.IG84]&gt;0;[.$D$82]+1/[.IG86];[.$D$53])" office:value-type="float" office:value="67.5925925925926" calcext:value-type="float">
            <text:p>67.5925925925926</text:p>
          </table:table-cell>
          <table:table-cell table:formula="of:=IF([.IH84]&gt;0;[.$D$82]+1/[.IH86];[.$D$53])" office:value-type="float" office:value="67.5925925925926" calcext:value-type="float">
            <text:p>67.5925925925926</text:p>
          </table:table-cell>
          <table:table-cell table:formula="of:=IF([.II84]&gt;0;[.$D$82]+1/[.II86];[.$D$53])" office:value-type="float" office:value="67.5925925925926" calcext:value-type="float">
            <text:p>67.5925925925926</text:p>
          </table:table-cell>
          <table:table-cell table:formula="of:=IF([.IJ84]&gt;0;[.$D$82]+1/[.IJ86];[.$D$53])" office:value-type="float" office:value="67.5925925925926" calcext:value-type="float">
            <text:p>67.5925925925926</text:p>
          </table:table-cell>
          <table:table-cell table:formula="of:=IF([.IK84]&gt;0;[.$D$82]+1/[.IK86];[.$D$53])" office:value-type="float" office:value="67.5925925925926" calcext:value-type="float">
            <text:p>67.5925925925926</text:p>
          </table:table-cell>
          <table:table-cell table:formula="of:=IF([.IL84]&gt;0;[.$D$82]+1/[.IL86];[.$D$53])" office:value-type="float" office:value="67.5925925925926" calcext:value-type="float">
            <text:p>67.5925925925926</text:p>
          </table:table-cell>
          <table:table-cell table:formula="of:=IF([.IM84]&gt;0;[.$D$82]+1/[.IM86];[.$D$53])" office:value-type="float" office:value="67.5925925925926" calcext:value-type="float">
            <text:p>67.5925925925926</text:p>
          </table:table-cell>
          <table:table-cell table:formula="of:=IF([.IN84]&gt;0;[.$D$82]+1/[.IN86];[.$D$53])" office:value-type="float" office:value="67.5925925925926" calcext:value-type="float">
            <text:p>67.5925925925926</text:p>
          </table:table-cell>
          <table:table-cell table:formula="of:=IF([.IO84]&gt;0;[.$D$82]+1/[.IO86];[.$D$53])" office:value-type="float" office:value="67.5925925925926" calcext:value-type="float">
            <text:p>67.5925925925926</text:p>
          </table:table-cell>
          <table:table-cell table:formula="of:=IF([.IP84]&gt;0;[.$D$82]+1/[.IP86];[.$D$53])" office:value-type="float" office:value="67.5925925925926" calcext:value-type="float">
            <text:p>67.5925925925926</text:p>
          </table:table-cell>
          <table:table-cell table:formula="of:=IF([.IQ84]&gt;0;[.$D$82]+1/[.IQ86];[.$D$53])" office:value-type="float" office:value="67.5925925925926" calcext:value-type="float">
            <text:p>67.5925925925926</text:p>
          </table:table-cell>
          <table:table-cell table:formula="of:=IF([.IR84]&gt;0;[.$D$82]+1/[.IR86];[.$D$53])" office:value-type="float" office:value="67.5925925925926" calcext:value-type="float">
            <text:p>67.5925925925926</text:p>
          </table:table-cell>
          <table:table-cell table:formula="of:=IF([.IS84]&gt;0;[.$D$82]+1/[.IS86];[.$D$53])" office:value-type="float" office:value="67.5925925925926" calcext:value-type="float">
            <text:p>67.5925925925926</text:p>
          </table:table-cell>
          <table:table-cell table:formula="of:=IF([.IT84]&gt;0;[.$D$82]+1/[.IT86];[.$D$53])" office:value-type="float" office:value="67.5925925925926" calcext:value-type="float">
            <text:p>67.5925925925926</text:p>
          </table:table-cell>
          <table:table-cell table:formula="of:=IF([.IU84]&gt;0;[.$D$82]+1/[.IU86];[.$D$53])" office:value-type="float" office:value="67.5925925925926" calcext:value-type="float">
            <text:p>67.5925925925926</text:p>
          </table:table-cell>
          <table:table-cell table:formula="of:=IF([.IV84]&gt;0;[.$D$82]+1/[.IV86];[.$D$53])" office:value-type="float" office:value="67.5925925925926" calcext:value-type="float">
            <text:p>67.5925925925926</text:p>
          </table:table-cell>
          <table:table-cell table:formula="of:=IF([.IW84]&gt;0;[.$D$82]+1/[.IW86];[.$D$53])" office:value-type="float" office:value="67.5925925925926" calcext:value-type="float">
            <text:p>67.5925925925926</text:p>
          </table:table-cell>
          <table:table-cell table:formula="of:=IF([.IX84]&gt;0;[.$D$82]+1/[.IX86];[.$D$53])" office:value-type="float" office:value="67.5925925925926" calcext:value-type="float">
            <text:p>67.5925925925926</text:p>
          </table:table-cell>
          <table:table-cell table:formula="of:=IF([.IY84]&gt;0;[.$D$82]+1/[.IY86];[.$D$53])" office:value-type="float" office:value="67.5925925925926" calcext:value-type="float">
            <text:p>67.5925925925926</text:p>
          </table:table-cell>
          <table:table-cell table:formula="of:=IF([.IZ84]&gt;0;[.$D$82]+1/[.IZ86];[.$D$53])" office:value-type="float" office:value="67.5925925925926" calcext:value-type="float">
            <text:p>67.5925925925926</text:p>
          </table:table-cell>
          <table:table-cell table:formula="of:=IF([.JA84]&gt;0;[.$D$82]+1/[.JA86];[.$D$53])" office:value-type="float" office:value="67.5925925925926" calcext:value-type="float">
            <text:p>67.5925925925926</text:p>
          </table:table-cell>
          <table:table-cell table:formula="of:=IF([.JB84]&gt;0;[.$D$82]+1/[.JB86];[.$D$53])" office:value-type="float" office:value="67.5925925925926" calcext:value-type="float">
            <text:p>67.5925925925926</text:p>
          </table:table-cell>
          <table:table-cell table:formula="of:=IF([.JC84]&gt;0;[.$D$82]+1/[.JC86];[.$D$53])" office:value-type="float" office:value="67.5925925925926" calcext:value-type="float">
            <text:p>67.5925925925926</text:p>
          </table:table-cell>
          <table:table-cell table:formula="of:=IF([.JD84]&gt;0;[.$D$82]+1/[.JD86];[.$D$53])" office:value-type="float" office:value="67.5925925925926" calcext:value-type="float">
            <text:p>67.5925925925926</text:p>
          </table:table-cell>
          <table:table-cell table:formula="of:=IF([.JE84]&gt;0;[.$D$82]+1/[.JE86];[.$D$53])" office:value-type="float" office:value="67.5925925925926" calcext:value-type="float">
            <text:p>67.5925925925926</text:p>
          </table:table-cell>
          <table:table-cell table:formula="of:=IF([.JF84]&gt;0;[.$D$82]+1/[.JF86];[.$D$53])" office:value-type="float" office:value="67.5925925925926" calcext:value-type="float">
            <text:p>67.5925925925926</text:p>
          </table:table-cell>
          <table:table-cell table:formula="of:=IF([.JG84]&gt;0;[.$D$82]+1/[.JG86];[.$D$53])" office:value-type="float" office:value="67.5925925925926" calcext:value-type="float">
            <text:p>67.5925925925926</text:p>
          </table:table-cell>
          <table:table-cell table:formula="of:=IF([.JH84]&gt;0;[.$D$82]+1/[.JH86];[.$D$53])" office:value-type="float" office:value="67.5925925925926" calcext:value-type="float">
            <text:p>67.5925925925926</text:p>
          </table:table-cell>
          <table:table-cell table:formula="of:=IF([.JI84]&gt;0;[.$D$82]+1/[.JI86];[.$D$53])" office:value-type="float" office:value="67.5925925925926" calcext:value-type="float">
            <text:p>67.5925925925926</text:p>
          </table:table-cell>
          <table:table-cell table:formula="of:=IF([.JJ84]&gt;0;[.$D$82]+1/[.JJ86];[.$D$53])" office:value-type="float" office:value="67.5925925925926" calcext:value-type="float">
            <text:p>67.5925925925926</text:p>
          </table:table-cell>
          <table:table-cell table:formula="of:=IF([.JK84]&gt;0;[.$D$82]+1/[.JK86];[.$D$53])" office:value-type="float" office:value="67.5925925925926" calcext:value-type="float">
            <text:p>67.5925925925926</text:p>
          </table:table-cell>
          <table:table-cell table:formula="of:=IF([.JL84]&gt;0;[.$D$82]+1/[.JL86];[.$D$53])" office:value-type="float" office:value="67.5925925925926" calcext:value-type="float">
            <text:p>67.5925925925926</text:p>
          </table:table-cell>
          <table:table-cell table:formula="of:=IF([.JM84]&gt;0;[.$D$82]+1/[.JM86];[.$D$53])" office:value-type="float" office:value="67.5925925925926" calcext:value-type="float">
            <text:p>67.5925925925926</text:p>
          </table:table-cell>
          <table:table-cell table:formula="of:=IF([.JN84]&gt;0;[.$D$82]+1/[.JN86];[.$D$53])" office:value-type="float" office:value="67.5925925925926" calcext:value-type="float">
            <text:p>67.5925925925926</text:p>
          </table:table-cell>
          <table:table-cell table:formula="of:=IF([.JO84]&gt;0;[.$D$82]+1/[.JO86];[.$D$53])" office:value-type="float" office:value="67.5925925925926" calcext:value-type="float">
            <text:p>67.5925925925926</text:p>
          </table:table-cell>
          <table:table-cell table:formula="of:=IF([.JP84]&gt;0;[.$D$82]+1/[.JP86];[.$D$53])" office:value-type="float" office:value="67.5925925925926" calcext:value-type="float">
            <text:p>67.5925925925926</text:p>
          </table:table-cell>
          <table:table-cell table:formula="of:=IF([.JQ84]&gt;0;[.$D$82]+1/[.JQ86];[.$D$53])" office:value-type="float" office:value="67.5925925925926" calcext:value-type="float">
            <text:p>67.5925925925926</text:p>
          </table:table-cell>
          <table:table-cell table:formula="of:=IF([.JR84]&gt;0;[.$D$82]+1/[.JR86];[.$D$53])" office:value-type="float" office:value="67.5925925925926" calcext:value-type="float">
            <text:p>67.5925925925926</text:p>
          </table:table-cell>
          <table:table-cell table:formula="of:=IF([.JS84]&gt;0;[.$D$82]+1/[.JS86];[.$D$53])" office:value-type="float" office:value="67.5925925925926" calcext:value-type="float">
            <text:p>67.5925925925926</text:p>
          </table:table-cell>
          <table:table-cell table:formula="of:=IF([.JT84]&gt;0;[.$D$82]+1/[.JT86];[.$D$53])" office:value-type="float" office:value="67.5925925925926" calcext:value-type="float">
            <text:p>67.5925925925926</text:p>
          </table:table-cell>
          <table:table-cell table:formula="of:=IF([.JU84]&gt;0;[.$D$82]+1/[.JU86];[.$D$53])" office:value-type="float" office:value="67.5925925925926" calcext:value-type="float">
            <text:p>67.5925925925926</text:p>
          </table:table-cell>
          <table:table-cell table:formula="of:=IF([.JV84]&gt;0;[.$D$82]+1/[.JV86];[.$D$53])" office:value-type="float" office:value="67.5925925925926" calcext:value-type="float">
            <text:p>67.5925925925926</text:p>
          </table:table-cell>
          <table:table-cell table:formula="of:=IF([.JW84]&gt;0;[.$D$82]+1/[.JW86];[.$D$53])" office:value-type="float" office:value="67.5925925925926" calcext:value-type="float">
            <text:p>67.5925925925926</text:p>
          </table:table-cell>
          <table:table-cell table:formula="of:=IF([.JX84]&gt;0;[.$D$82]+1/[.JX86];[.$D$53])" office:value-type="float" office:value="67.5925925925926" calcext:value-type="float">
            <text:p>67.5925925925926</text:p>
          </table:table-cell>
          <table:table-cell table:formula="of:=IF([.JY84]&gt;0;[.$D$82]+1/[.JY86];[.$D$53])" office:value-type="float" office:value="67.5925925925926" calcext:value-type="float">
            <text:p>67.5925925925926</text:p>
          </table:table-cell>
          <table:table-cell table:formula="of:=IF([.JZ84]&gt;0;[.$D$82]+1/[.JZ86];[.$D$53])" office:value-type="float" office:value="67.5925925925926" calcext:value-type="float">
            <text:p>67.5925925925926</text:p>
          </table:table-cell>
          <table:table-cell table:formula="of:=IF([.KA84]&gt;0;[.$D$82]+1/[.KA86];[.$D$53])" office:value-type="float" office:value="67.5925925925926" calcext:value-type="float">
            <text:p>67.5925925925926</text:p>
          </table:table-cell>
          <table:table-cell table:formula="of:=IF([.KB84]&gt;0;[.$D$82]+1/[.KB86];[.$D$53])" office:value-type="float" office:value="67.5925925925926" calcext:value-type="float">
            <text:p>67.5925925925926</text:p>
          </table:table-cell>
          <table:table-cell table:formula="of:=IF([.KC84]&gt;0;[.$D$82]+1/[.KC86];[.$D$53])" office:value-type="float" office:value="67.5925925925926" calcext:value-type="float">
            <text:p>67.5925925925926</text:p>
          </table:table-cell>
          <table:table-cell table:formula="of:=IF([.KD84]&gt;0;[.$D$82]+1/[.KD86];[.$D$53])" office:value-type="float" office:value="67.5925925925926" calcext:value-type="float">
            <text:p>67.5925925925926</text:p>
          </table:table-cell>
          <table:table-cell table:formula="of:=IF([.KE84]&gt;0;[.$D$82]+1/[.KE86];[.$D$53])" office:value-type="float" office:value="67.5925925925926" calcext:value-type="float">
            <text:p>67.5925925925926</text:p>
          </table:table-cell>
          <table:table-cell table:formula="of:=IF([.KF84]&gt;0;[.$D$82]+1/[.KF86];[.$D$53])" office:value-type="float" office:value="67.5925925925926" calcext:value-type="float">
            <text:p>67.5925925925926</text:p>
          </table:table-cell>
          <table:table-cell table:formula="of:=IF([.KG84]&gt;0;[.$D$82]+1/[.KG86];[.$D$53])" office:value-type="float" office:value="67.5925925925926" calcext:value-type="float">
            <text:p>67.5925925925926</text:p>
          </table:table-cell>
          <table:table-cell table:formula="of:=IF([.KH84]&gt;0;[.$D$82]+1/[.KH86];[.$D$53])" office:value-type="float" office:value="67.5925925925926" calcext:value-type="float">
            <text:p>67.5925925925926</text:p>
          </table:table-cell>
          <table:table-cell table:formula="of:=IF([.KI84]&gt;0;[.$D$82]+1/[.KI86];[.$D$53])" office:value-type="float" office:value="67.5925925925926" calcext:value-type="float">
            <text:p>67.5925925925926</text:p>
          </table:table-cell>
          <table:table-cell table:formula="of:=IF([.KJ84]&gt;0;[.$D$82]+1/[.KJ86];[.$D$53])" office:value-type="float" office:value="67.5925925925926" calcext:value-type="float">
            <text:p>67.5925925925926</text:p>
          </table:table-cell>
          <table:table-cell table:formula="of:=IF([.KK84]&gt;0;[.$D$82]+1/[.KK86];[.$D$53])" office:value-type="float" office:value="67.5925925925926" calcext:value-type="float">
            <text:p>67.5925925925926</text:p>
          </table:table-cell>
          <table:table-cell table:formula="of:=IF([.KL84]&gt;0;[.$D$82]+1/[.KL86];[.$D$53])" office:value-type="float" office:value="67.5925925925926" calcext:value-type="float">
            <text:p>67.5925925925926</text:p>
          </table:table-cell>
          <table:table-cell table:formula="of:=IF([.KM84]&gt;0;[.$D$82]+1/[.KM86];[.$D$53])" office:value-type="float" office:value="67.5925925925926" calcext:value-type="float">
            <text:p>67.5925925925926</text:p>
          </table:table-cell>
          <table:table-cell table:formula="of:=IF([.KN84]&gt;0;[.$D$82]+1/[.KN86];[.$D$53])" office:value-type="float" office:value="67.5925925925926" calcext:value-type="float">
            <text:p>67.5925925925926</text:p>
          </table:table-cell>
          <table:table-cell table:formula="of:=IF([.KO84]&gt;0;[.$D$82]+1/[.KO86];[.$D$53])" office:value-type="float" office:value="67.5925925925926" calcext:value-type="float">
            <text:p>67.5925925925926</text:p>
          </table:table-cell>
          <table:table-cell table:formula="of:=IF([.KP84]&gt;0;[.$D$82]+1/[.KP86];[.$D$53])" office:value-type="float" office:value="67.5925925925926" calcext:value-type="float">
            <text:p>67.5925925925926</text:p>
          </table:table-cell>
          <table:table-cell table:formula="of:=IF([.KQ84]&gt;0;[.$D$82]+1/[.KQ86];[.$D$53])" office:value-type="float" office:value="67.5925925925926" calcext:value-type="float">
            <text:p>67.5925925925926</text:p>
          </table:table-cell>
          <table:table-cell table:formula="of:=IF([.KR84]&gt;0;[.$D$82]+1/[.KR86];[.$D$53])" office:value-type="float" office:value="67.5925925925926" calcext:value-type="float">
            <text:p>67.5925925925926</text:p>
          </table:table-cell>
          <table:table-cell table:formula="of:=IF([.KS84]&gt;0;[.$D$82]+1/[.KS86];[.$D$53])" office:value-type="float" office:value="67.5925925925926" calcext:value-type="float">
            <text:p>67.5925925925926</text:p>
          </table:table-cell>
          <table:table-cell table:formula="of:=IF([.KT84]&gt;0;[.$D$82]+1/[.KT86];[.$D$53])" office:value-type="float" office:value="67.5925925925926" calcext:value-type="float">
            <text:p>67.5925925925926</text:p>
          </table:table-cell>
          <table:table-cell table:formula="of:=IF([.KU84]&gt;0;[.$D$82]+1/[.KU86];[.$D$53])" office:value-type="float" office:value="67.5925925925926" calcext:value-type="float">
            <text:p>67.5925925925926</text:p>
          </table:table-cell>
          <table:table-cell table:formula="of:=IF([.KV84]&gt;0;[.$D$82]+1/[.KV86];[.$D$53])" office:value-type="float" office:value="67.5925925925926" calcext:value-type="float">
            <text:p>67.5925925925926</text:p>
          </table:table-cell>
          <table:table-cell table:formula="of:=IF([.KW84]&gt;0;[.$D$82]+1/[.KW86];[.$D$53])" office:value-type="float" office:value="67.5925925925926" calcext:value-type="float">
            <text:p>67.5925925925926</text:p>
          </table:table-cell>
          <table:table-cell table:formula="of:=IF([.KX84]&gt;0;[.$D$82]+1/[.KX86];[.$D$53])" office:value-type="float" office:value="67.5925925925926" calcext:value-type="float">
            <text:p>67.5925925925926</text:p>
          </table:table-cell>
          <table:table-cell table:formula="of:=IF([.KY84]&gt;0;[.$D$82]+1/[.KY86];[.$D$53])" office:value-type="float" office:value="67.5925925925926" calcext:value-type="float">
            <text:p>67.5925925925926</text:p>
          </table:table-cell>
          <table:table-cell table:formula="of:=IF([.KZ84]&gt;0;[.$D$82]+1/[.KZ86];[.$D$53])" office:value-type="float" office:value="67.5925925925926" calcext:value-type="float">
            <text:p>67.5925925925926</text:p>
          </table:table-cell>
          <table:table-cell table:formula="of:=IF([.LA84]&gt;0;[.$D$82]+1/[.LA86];[.$D$53])" office:value-type="float" office:value="67.5925925925926" calcext:value-type="float">
            <text:p>67.5925925925926</text:p>
          </table:table-cell>
          <table:table-cell table:formula="of:=IF([.LB84]&gt;0;[.$D$82]+1/[.LB86];[.$D$53])" office:value-type="float" office:value="67.5925925925926" calcext:value-type="float">
            <text:p>67.5925925925926</text:p>
          </table:table-cell>
          <table:table-cell table:formula="of:=IF([.LC84]&gt;0;[.$D$82]+1/[.LC86];[.$D$53])" office:value-type="float" office:value="67.5925925925926" calcext:value-type="float">
            <text:p>67.5925925925926</text:p>
          </table:table-cell>
          <table:table-cell table:formula="of:=IF([.LD84]&gt;0;[.$D$82]+1/[.LD86];[.$D$53])" office:value-type="float" office:value="67.5925925925926" calcext:value-type="float">
            <text:p>67.5925925925926</text:p>
          </table:table-cell>
          <table:table-cell table:formula="of:=IF([.LE84]&gt;0;[.$D$82]+1/[.LE86];[.$D$53])" office:value-type="float" office:value="67.5925925925926" calcext:value-type="float">
            <text:p>67.5925925925926</text:p>
          </table:table-cell>
          <table:table-cell table:formula="of:=IF([.LF84]&gt;0;[.$D$82]+1/[.LF86];[.$D$53])" office:value-type="float" office:value="67.5925925925926" calcext:value-type="float">
            <text:p>67.5925925925926</text:p>
          </table:table-cell>
          <table:table-cell table:formula="of:=IF([.LG84]&gt;0;[.$D$82]+1/[.LG86];[.$D$53])" office:value-type="float" office:value="67.5925925925926" calcext:value-type="float">
            <text:p>67.5925925925926</text:p>
          </table:table-cell>
          <table:table-cell table:formula="of:=IF([.LH84]&gt;0;[.$D$82]+1/[.LH86];[.$D$53])" office:value-type="float" office:value="67.5925925925926" calcext:value-type="float">
            <text:p>67.5925925925926</text:p>
          </table:table-cell>
          <table:table-cell table:formula="of:=IF([.LI84]&gt;0;[.$D$82]+1/[.LI86];[.$D$53])" office:value-type="float" office:value="67.5925925925926" calcext:value-type="float">
            <text:p>67.5925925925926</text:p>
          </table:table-cell>
          <table:table-cell table:formula="of:=IF([.LJ84]&gt;0;[.$D$82]+1/[.LJ86];[.$D$53])" office:value-type="float" office:value="67.5925925925926" calcext:value-type="float">
            <text:p>67.5925925925926</text:p>
          </table:table-cell>
          <table:table-cell table:formula="of:=IF([.LK84]&gt;0;[.$D$82]+1/[.LK86];[.$D$53])" office:value-type="float" office:value="67.5925925925926" calcext:value-type="float">
            <text:p>67.5925925925926</text:p>
          </table:table-cell>
          <table:table-cell table:formula="of:=IF([.LL84]&gt;0;[.$D$82]+1/[.LL86];[.$D$53])" office:value-type="float" office:value="67.5925925925926" calcext:value-type="float">
            <text:p>67.5925925925926</text:p>
          </table:table-cell>
          <table:table-cell table:formula="of:=IF([.LM84]&gt;0;[.$D$82]+1/[.LM86];[.$D$53])" office:value-type="float" office:value="67.5925925925926" calcext:value-type="float">
            <text:p>67.5925925925926</text:p>
          </table:table-cell>
          <table:table-cell table:formula="of:=IF([.LN84]&gt;0;[.$D$82]+1/[.LN86];[.$D$53])" office:value-type="float" office:value="67.5925925925926" calcext:value-type="float">
            <text:p>67.5925925925926</text:p>
          </table:table-cell>
          <table:table-cell table:formula="of:=IF([.LO84]&gt;0;[.$D$82]+1/[.LO86];[.$D$53])" office:value-type="float" office:value="67.5925925925926" calcext:value-type="float">
            <text:p>67.5925925925926</text:p>
          </table:table-cell>
          <table:table-cell table:formula="of:=IF([.LP84]&gt;0;[.$D$82]+1/[.LP86];[.$D$53])" office:value-type="float" office:value="67.5925925925926" calcext:value-type="float">
            <text:p>67.5925925925926</text:p>
          </table:table-cell>
          <table:table-cell table:formula="of:=IF([.LQ84]&gt;0;[.$D$82]+1/[.LQ86];[.$D$53])" office:value-type="float" office:value="67.5925925925926" calcext:value-type="float">
            <text:p>67.5925925925926</text:p>
          </table:table-cell>
          <table:table-cell table:formula="of:=IF([.LR84]&gt;0;[.$D$82]+1/[.LR86];[.$D$53])" office:value-type="float" office:value="67.5925925925926" calcext:value-type="float">
            <text:p>67.5925925925926</text:p>
          </table:table-cell>
          <table:table-cell table:formula="of:=IF([.LS84]&gt;0;[.$D$82]+1/[.LS86];[.$D$53])" office:value-type="float" office:value="67.5925925925926" calcext:value-type="float">
            <text:p>67.5925925925926</text:p>
          </table:table-cell>
          <table:table-cell table:formula="of:=IF([.LT84]&gt;0;[.$D$82]+1/[.LT86];[.$D$53])" office:value-type="float" office:value="67.5925925925926" calcext:value-type="float">
            <text:p>67.5925925925926</text:p>
          </table:table-cell>
          <table:table-cell table:formula="of:=IF([.LU84]&gt;0;[.$D$82]+1/[.LU86];[.$D$53])" office:value-type="float" office:value="67.5925925925926" calcext:value-type="float">
            <text:p>67.5925925925926</text:p>
          </table:table-cell>
          <table:table-cell table:formula="of:=IF([.LV84]&gt;0;[.$D$82]+1/[.LV86];[.$D$53])" office:value-type="float" office:value="67.5925925925926" calcext:value-type="float">
            <text:p>67.5925925925926</text:p>
          </table:table-cell>
          <table:table-cell table:formula="of:=IF([.LW84]&gt;0;[.$D$82]+1/[.LW86];[.$D$53])" office:value-type="float" office:value="67.5925925925926" calcext:value-type="float">
            <text:p>67.5925925925926</text:p>
          </table:table-cell>
          <table:table-cell table:formula="of:=IF([.LX84]&gt;0;[.$D$82]+1/[.LX86];[.$D$53])" office:value-type="float" office:value="67.5925925925926" calcext:value-type="float">
            <text:p>67.5925925925926</text:p>
          </table:table-cell>
          <table:table-cell table:formula="of:=IF([.LY84]&gt;0;[.$D$82]+1/[.LY86];[.$D$53])" office:value-type="float" office:value="67.5925925925926" calcext:value-type="float">
            <text:p>67.5925925925926</text:p>
          </table:table-cell>
          <table:table-cell table:formula="of:=IF([.LZ84]&gt;0;[.$D$82]+1/[.LZ86];[.$D$53])" office:value-type="float" office:value="67.5925925925926" calcext:value-type="float">
            <text:p>67.5925925925926</text:p>
          </table:table-cell>
          <table:table-cell table:formula="of:=IF([.MA84]&gt;0;[.$D$82]+1/[.MA86];[.$D$53])" office:value-type="float" office:value="67.5925925925926" calcext:value-type="float">
            <text:p>67.5925925925926</text:p>
          </table:table-cell>
          <table:table-cell table:formula="of:=IF([.MB84]&gt;0;[.$D$82]+1/[.MB86];[.$D$53])" office:value-type="float" office:value="67.5925925925926" calcext:value-type="float">
            <text:p>67.5925925925926</text:p>
          </table:table-cell>
          <table:table-cell table:formula="of:=IF([.MC84]&gt;0;[.$D$82]+1/[.MC86];[.$D$53])" office:value-type="float" office:value="67.5925925925926" calcext:value-type="float">
            <text:p>67.5925925925926</text:p>
          </table:table-cell>
          <table:table-cell table:formula="of:=IF([.MD84]&gt;0;[.$D$82]+1/[.MD86];[.$D$53])" office:value-type="float" office:value="67.5925925925926" calcext:value-type="float">
            <text:p>67.5925925925926</text:p>
          </table:table-cell>
          <table:table-cell table:formula="of:=IF([.ME84]&gt;0;[.$D$82]+1/[.ME86];[.$D$53])" office:value-type="float" office:value="67.5925925925926" calcext:value-type="float">
            <text:p>67.5925925925926</text:p>
          </table:table-cell>
          <table:table-cell table:formula="of:=IF([.MF84]&gt;0;[.$D$82]+1/[.MF86];[.$D$53])" office:value-type="float" office:value="67.5925925925926" calcext:value-type="float">
            <text:p>67.5925925925926</text:p>
          </table:table-cell>
          <table:table-cell table:formula="of:=IF([.MG84]&gt;0;[.$D$82]+1/[.MG86];[.$D$53])" office:value-type="float" office:value="67.5925925925926" calcext:value-type="float">
            <text:p>67.5925925925926</text:p>
          </table:table-cell>
          <table:table-cell table:formula="of:=IF([.MH84]&gt;0;[.$D$82]+1/[.MH86];[.$D$53])" office:value-type="float" office:value="67.5925925925926" calcext:value-type="float">
            <text:p>67.5925925925926</text:p>
          </table:table-cell>
          <table:table-cell table:formula="of:=IF([.MI84]&gt;0;[.$D$82]+1/[.MI86];[.$D$53])" office:value-type="float" office:value="67.5925925925926" calcext:value-type="float">
            <text:p>67.5925925925926</text:p>
          </table:table-cell>
          <table:table-cell table:formula="of:=IF([.MJ84]&gt;0;[.$D$82]+1/[.MJ86];[.$D$53])" office:value-type="float" office:value="67.5925925925926" calcext:value-type="float">
            <text:p>67.5925925925926</text:p>
          </table:table-cell>
          <table:table-cell table:formula="of:=IF([.MK84]&gt;0;[.$D$82]+1/[.MK86];[.$D$53])" office:value-type="float" office:value="67.5925925925926" calcext:value-type="float">
            <text:p>67.5925925925926</text:p>
          </table:table-cell>
          <table:table-cell table:formula="of:=IF([.ML84]&gt;0;[.$D$82]+1/[.ML86];[.$D$53])" office:value-type="float" office:value="67.5925925925926" calcext:value-type="float">
            <text:p>67.5925925925926</text:p>
          </table:table-cell>
          <table:table-cell table:formula="of:=IF([.MM84]&gt;0;[.$D$82]+1/[.MM86];[.$D$53])" office:value-type="float" office:value="67.5925925925926" calcext:value-type="float">
            <text:p>67.5925925925926</text:p>
          </table:table-cell>
          <table:table-cell table:formula="of:=IF([.MN84]&gt;0;[.$D$82]+1/[.MN86];[.$D$53])" office:value-type="float" office:value="67.5925925925926" calcext:value-type="float">
            <text:p>67.5925925925926</text:p>
          </table:table-cell>
          <table:table-cell table:formula="of:=IF([.MO84]&gt;0;[.$D$82]+1/[.MO86];[.$D$53])" office:value-type="float" office:value="67.5925925925926" calcext:value-type="float">
            <text:p>67.5925925925926</text:p>
          </table:table-cell>
          <table:table-cell table:formula="of:=IF([.MP84]&gt;0;[.$D$82]+1/[.MP86];[.$D$53])" office:value-type="float" office:value="67.5925925925926" calcext:value-type="float">
            <text:p>67.5925925925926</text:p>
          </table:table-cell>
          <table:table-cell table:formula="of:=IF([.MQ84]&gt;0;[.$D$82]+1/[.MQ86];[.$D$53])" office:value-type="float" office:value="67.5925925925926" calcext:value-type="float">
            <text:p>67.5925925925926</text:p>
          </table:table-cell>
          <table:table-cell table:formula="of:=IF([.MR84]&gt;0;[.$D$82]+1/[.MR86];[.$D$53])" office:value-type="float" office:value="67.5925925925926" calcext:value-type="float">
            <text:p>67.5925925925926</text:p>
          </table:table-cell>
          <table:table-cell table:formula="of:=IF([.MS84]&gt;0;[.$D$82]+1/[.MS86];[.$D$53])" office:value-type="float" office:value="67.5925925925926" calcext:value-type="float">
            <text:p>67.5925925925926</text:p>
          </table:table-cell>
          <table:table-cell table:formula="of:=IF([.MT84]&gt;0;[.$D$82]+1/[.MT86];[.$D$53])" office:value-type="float" office:value="67.5925925925926" calcext:value-type="float">
            <text:p>67.5925925925926</text:p>
          </table:table-cell>
          <table:table-cell table:formula="of:=IF([.MU84]&gt;0;[.$D$82]+1/[.MU86];[.$D$53])" office:value-type="float" office:value="67.5925925925926" calcext:value-type="float">
            <text:p>67.5925925925926</text:p>
          </table:table-cell>
          <table:table-cell table:formula="of:=IF([.MV84]&gt;0;[.$D$82]+1/[.MV86];[.$D$53])" office:value-type="float" office:value="67.5925925925926" calcext:value-type="float">
            <text:p>67.5925925925926</text:p>
          </table:table-cell>
          <table:table-cell table:formula="of:=IF([.MW84]&gt;0;[.$D$82]+1/[.MW86];[.$D$53])" office:value-type="float" office:value="67.5925925925926" calcext:value-type="float">
            <text:p>67.5925925925926</text:p>
          </table:table-cell>
          <table:table-cell table:formula="of:=IF([.MX84]&gt;0;[.$D$82]+1/[.MX86];[.$D$53])" office:value-type="float" office:value="67.5925925925926" calcext:value-type="float">
            <text:p>67.5925925925926</text:p>
          </table:table-cell>
          <table:table-cell table:formula="of:=IF([.MY84]&gt;0;[.$D$82]+1/[.MY86];[.$D$53])" office:value-type="float" office:value="67.5925925925926" calcext:value-type="float">
            <text:p>67.5925925925926</text:p>
          </table:table-cell>
          <table:table-cell table:formula="of:=IF([.MZ84]&gt;0;[.$D$82]+1/[.MZ86];[.$D$53])" office:value-type="float" office:value="67.5925925925926" calcext:value-type="float">
            <text:p>67.5925925925926</text:p>
          </table:table-cell>
          <table:table-cell table:formula="of:=IF([.NA84]&gt;0;[.$D$82]+1/[.NA86];[.$D$53])" office:value-type="float" office:value="67.5925925925926" calcext:value-type="float">
            <text:p>67.5925925925926</text:p>
          </table:table-cell>
          <table:table-cell table:formula="of:=IF([.NB84]&gt;0;[.$D$82]+1/[.NB86];[.$D$53])" office:value-type="float" office:value="67.5925925925926" calcext:value-type="float">
            <text:p>67.5925925925926</text:p>
          </table:table-cell>
          <table:table-cell table:formula="of:=IF([.NC84]&gt;0;[.$D$82]+1/[.NC86];[.$D$53])" office:value-type="float" office:value="67.5925925925926" calcext:value-type="float">
            <text:p>67.5925925925926</text:p>
          </table:table-cell>
          <table:table-cell table:formula="of:=IF([.ND84]&gt;0;[.$D$82]+1/[.ND86];[.$D$53])" office:value-type="float" office:value="67.5925925925926" calcext:value-type="float">
            <text:p>67.5925925925926</text:p>
          </table:table-cell>
          <table:table-cell table:formula="of:=IF([.NE84]&gt;0;[.$D$82]+1/[.NE86];[.$D$53])" office:value-type="float" office:value="67.5925925925926" calcext:value-type="float">
            <text:p>67.5925925925926</text:p>
          </table:table-cell>
          <table:table-cell table:formula="of:=IF([.NF84]&gt;0;[.$D$82]+1/[.NF86];[.$D$53])" office:value-type="float" office:value="67.5925925925926" calcext:value-type="float">
            <text:p>67.5925925925926</text:p>
          </table:table-cell>
          <table:table-cell table:formula="of:=IF([.NG84]&gt;0;[.$D$82]+1/[.NG86];[.$D$53])" office:value-type="float" office:value="67.5925925925926" calcext:value-type="float">
            <text:p>67.5925925925926</text:p>
          </table:table-cell>
          <table:table-cell table:formula="of:=IF([.NH84]&gt;0;[.$D$82]+1/[.NH86];[.$D$53])" office:value-type="float" office:value="67.5925925925926" calcext:value-type="float">
            <text:p>67.5925925925926</text:p>
          </table:table-cell>
          <table:table-cell table:formula="of:=IF([.NI84]&gt;0;[.$D$82]+1/[.NI86];[.$D$53])" office:value-type="float" office:value="67.5925925925926" calcext:value-type="float">
            <text:p>67.5925925925926</text:p>
          </table:table-cell>
          <table:table-cell table:formula="of:=IF([.NJ84]&gt;0;[.$D$82]+1/[.NJ86];[.$D$53])" office:value-type="float" office:value="67.5925925925926" calcext:value-type="float">
            <text:p>67.5925925925926</text:p>
          </table:table-cell>
          <table:table-cell table:formula="of:=IF([.NK84]&gt;0;[.$D$82]+1/[.NK86];[.$D$53])" office:value-type="float" office:value="67.5925925925926" calcext:value-type="float">
            <text:p>67.5925925925926</text:p>
          </table:table-cell>
          <table:table-cell table:formula="of:=IF([.NL84]&gt;0;[.$D$82]+1/[.NL86];[.$D$53])" office:value-type="float" office:value="67.5925925925926" calcext:value-type="float">
            <text:p>67.5925925925926</text:p>
          </table:table-cell>
          <table:table-cell table:formula="of:=IF([.NM84]&gt;0;[.$D$82]+1/[.NM86];[.$D$53])" office:value-type="float" office:value="67.5925925925926" calcext:value-type="float">
            <text:p>67.5925925925926</text:p>
          </table:table-cell>
          <table:table-cell table:formula="of:=IF([.NN84]&gt;0;[.$D$82]+1/[.NN86];[.$D$53])" office:value-type="float" office:value="67.5925925925926" calcext:value-type="float">
            <text:p>67.5925925925926</text:p>
          </table:table-cell>
          <table:table-cell table:formula="of:=IF([.NO84]&gt;0;[.$D$82]+1/[.NO86];[.$D$53])" office:value-type="float" office:value="67.5925925925926" calcext:value-type="float">
            <text:p>67.5925925925926</text:p>
          </table:table-cell>
          <table:table-cell table:formula="of:=IF([.NP84]&gt;0;[.$D$82]+1/[.NP86];[.$D$53])" office:value-type="float" office:value="67.5925925925926" calcext:value-type="float">
            <text:p>67.5925925925926</text:p>
          </table:table-cell>
          <table:table-cell table:formula="of:=IF([.NQ84]&gt;0;[.$D$82]+1/[.NQ86];[.$D$53])" office:value-type="float" office:value="67.5925925925926" calcext:value-type="float">
            <text:p>67.5925925925926</text:p>
          </table:table-cell>
          <table:table-cell table:formula="of:=IF([.NR84]&gt;0;[.$D$82]+1/[.NR86];[.$D$53])" office:value-type="float" office:value="67.5925925925926" calcext:value-type="float">
            <text:p>67.5925925925926</text:p>
          </table:table-cell>
          <table:table-cell table:formula="of:=IF([.NS84]&gt;0;[.$D$82]+1/[.NS86];[.$D$53])" office:value-type="float" office:value="67.5925925925926" calcext:value-type="float">
            <text:p>67.5925925925926</text:p>
          </table:table-cell>
          <table:table-cell table:formula="of:=IF([.NT84]&gt;0;[.$D$82]+1/[.NT86];[.$D$53])" office:value-type="float" office:value="67.5925925925926" calcext:value-type="float">
            <text:p>67.5925925925926</text:p>
          </table:table-cell>
          <table:table-cell table:formula="of:=IF([.NU84]&gt;0;[.$D$82]+1/[.NU86];[.$D$53])" office:value-type="float" office:value="67.5925925925926" calcext:value-type="float">
            <text:p>67.5925925925926</text:p>
          </table:table-cell>
          <table:table-cell table:formula="of:=IF([.NV84]&gt;0;[.$D$82]+1/[.NV86];[.$D$53])" office:value-type="float" office:value="67.5925925925926" calcext:value-type="float">
            <text:p>67.5925925925926</text:p>
          </table:table-cell>
          <table:table-cell table:formula="of:=IF([.NW84]&gt;0;[.$D$82]+1/[.NW86];[.$D$53])" office:value-type="float" office:value="67.5925925925926" calcext:value-type="float">
            <text:p>67.5925925925926</text:p>
          </table:table-cell>
          <table:table-cell table:formula="of:=IF([.NX84]&gt;0;[.$D$82]+1/[.NX86];[.$D$53])" office:value-type="float" office:value="67.5925925925926" calcext:value-type="float">
            <text:p>67.5925925925926</text:p>
          </table:table-cell>
          <table:table-cell table:formula="of:=IF([.NY84]&gt;0;[.$D$82]+1/[.NY86];[.$D$53])" office:value-type="float" office:value="67.5925925925926" calcext:value-type="float">
            <text:p>67.5925925925926</text:p>
          </table:table-cell>
          <table:table-cell table:formula="of:=IF([.NZ84]&gt;0;[.$D$82]+1/[.NZ86];[.$D$53])" office:value-type="float" office:value="67.5925925925926" calcext:value-type="float">
            <text:p>67.5925925925926</text:p>
          </table:table-cell>
          <table:table-cell table:formula="of:=IF([.OA84]&gt;0;[.$D$82]+1/[.OA86];[.$D$53])" office:value-type="float" office:value="67.5925925925926" calcext:value-type="float">
            <text:p>67.5925925925926</text:p>
          </table:table-cell>
          <table:table-cell table:formula="of:=IF([.OB84]&gt;0;[.$D$82]+1/[.OB86];[.$D$53])" office:value-type="float" office:value="67.5925925925926" calcext:value-type="float">
            <text:p>67.5925925925926</text:p>
          </table:table-cell>
          <table:table-cell table:formula="of:=IF([.OC84]&gt;0;[.$D$82]+1/[.OC86];[.$D$53])" office:value-type="float" office:value="67.5925925925926" calcext:value-type="float">
            <text:p>67.5925925925926</text:p>
          </table:table-cell>
          <table:table-cell table:formula="of:=IF([.OD84]&gt;0;[.$D$82]+1/[.OD86];[.$D$53])" office:value-type="float" office:value="67.5925925925926" calcext:value-type="float">
            <text:p>67.5925925925926</text:p>
          </table:table-cell>
          <table:table-cell table:formula="of:=IF([.OE84]&gt;0;[.$D$82]+1/[.OE86];[.$D$53])" office:value-type="float" office:value="67.5925925925926" calcext:value-type="float">
            <text:p>67.5925925925926</text:p>
          </table:table-cell>
          <table:table-cell table:formula="of:=IF([.OF84]&gt;0;[.$D$82]+1/[.OF86];[.$D$53])" office:value-type="float" office:value="67.5925925925926" calcext:value-type="float">
            <text:p>67.5925925925926</text:p>
          </table:table-cell>
          <table:table-cell table:formula="of:=IF([.OG84]&gt;0;[.$D$82]+1/[.OG86];[.$D$53])" office:value-type="float" office:value="67.5925925925926" calcext:value-type="float">
            <text:p>67.5925925925926</text:p>
          </table:table-cell>
          <table:table-cell table:formula="of:=IF([.OH84]&gt;0;[.$D$82]+1/[.OH86];[.$D$53])" office:value-type="float" office:value="67.5925925925926" calcext:value-type="float">
            <text:p>67.5925925925926</text:p>
          </table:table-cell>
          <table:table-cell table:formula="of:=IF([.OI84]&gt;0;[.$D$82]+1/[.OI86];[.$D$53])" office:value-type="float" office:value="67.5925925925926" calcext:value-type="float">
            <text:p>67.5925925925926</text:p>
          </table:table-cell>
          <table:table-cell table:formula="of:=IF([.OJ84]&gt;0;[.$D$82]+1/[.OJ86];[.$D$53])" office:value-type="float" office:value="67.5925925925926" calcext:value-type="float">
            <text:p>67.5925925925926</text:p>
          </table:table-cell>
          <table:table-cell table:formula="of:=IF([.OK84]&gt;0;[.$D$82]+1/[.OK86];[.$D$53])" office:value-type="float" office:value="67.5925925925926" calcext:value-type="float">
            <text:p>67.5925925925926</text:p>
          </table:table-cell>
          <table:table-cell table:formula="of:=IF([.OL84]&gt;0;[.$D$82]+1/[.OL86];[.$D$53])" office:value-type="float" office:value="67.5925925925926" calcext:value-type="float">
            <text:p>67.5925925925926</text:p>
          </table:table-cell>
          <table:table-cell table:formula="of:=IF([.OM84]&gt;0;[.$D$82]+1/[.OM86];[.$D$53])" office:value-type="float" office:value="67.5925925925926" calcext:value-type="float">
            <text:p>67.5925925925926</text:p>
          </table:table-cell>
          <table:table-cell table:formula="of:=IF([.ON84]&gt;0;[.$D$82]+1/[.ON86];[.$D$53])" office:value-type="float" office:value="67.5925925925926" calcext:value-type="float">
            <text:p>67.5925925925926</text:p>
          </table:table-cell>
          <table:table-cell table:formula="of:=IF([.OO84]&gt;0;[.$D$82]+1/[.OO86];[.$D$53])" office:value-type="float" office:value="67.5925925925926" calcext:value-type="float">
            <text:p>67.5925925925926</text:p>
          </table:table-cell>
          <table:table-cell table:formula="of:=IF([.OP84]&gt;0;[.$D$82]+1/[.OP86];[.$D$53])" office:value-type="float" office:value="67.5925925925926" calcext:value-type="float">
            <text:p>67.5925925925926</text:p>
          </table:table-cell>
          <table:table-cell table:formula="of:=IF([.OQ84]&gt;0;[.$D$82]+1/[.OQ86];[.$D$53])" office:value-type="float" office:value="67.5925925925926" calcext:value-type="float">
            <text:p>67.5925925925926</text:p>
          </table:table-cell>
          <table:table-cell table:formula="of:=IF([.OR84]&gt;0;[.$D$82]+1/[.OR86];[.$D$53])" office:value-type="float" office:value="67.5925925925926" calcext:value-type="float">
            <text:p>67.5925925925926</text:p>
          </table:table-cell>
          <table:table-cell table:formula="of:=IF([.OS84]&gt;0;[.$D$82]+1/[.OS86];[.$D$53])" office:value-type="float" office:value="67.5925925925926" calcext:value-type="float">
            <text:p>67.5925925925926</text:p>
          </table:table-cell>
          <table:table-cell table:formula="of:=IF([.OT84]&gt;0;[.$D$82]+1/[.OT86];[.$D$53])" office:value-type="float" office:value="67.5925925925926" calcext:value-type="float">
            <text:p>67.5925925925926</text:p>
          </table:table-cell>
          <table:table-cell table:formula="of:=IF([.OU84]&gt;0;[.$D$82]+1/[.OU86];[.$D$53])" office:value-type="float" office:value="67.5925925925926" calcext:value-type="float">
            <text:p>67.5925925925926</text:p>
          </table:table-cell>
          <table:table-cell table:formula="of:=IF([.OV84]&gt;0;[.$D$82]+1/[.OV86];[.$D$53])" office:value-type="float" office:value="67.5925925925926" calcext:value-type="float">
            <text:p>67.5925925925926</text:p>
          </table:table-cell>
          <table:table-cell table:formula="of:=IF([.OW84]&gt;0;[.$D$82]+1/[.OW86];[.$D$53])" office:value-type="float" office:value="67.5925925925926" calcext:value-type="float">
            <text:p>67.5925925925926</text:p>
          </table:table-cell>
          <table:table-cell table:formula="of:=IF([.OX84]&gt;0;[.$D$82]+1/[.OX86];[.$D$53])" office:value-type="float" office:value="67.5925925925926" calcext:value-type="float">
            <text:p>67.5925925925926</text:p>
          </table:table-cell>
          <table:table-cell table:formula="of:=IF([.OY84]&gt;0;[.$D$82]+1/[.OY86];[.$D$53])" office:value-type="float" office:value="67.5925925925926" calcext:value-type="float">
            <text:p>67.5925925925926</text:p>
          </table:table-cell>
          <table:table-cell table:formula="of:=IF([.OZ84]&gt;0;[.$D$82]+1/[.OZ86];[.$D$53])" office:value-type="float" office:value="67.5925925925926" calcext:value-type="float">
            <text:p>67.5925925925926</text:p>
          </table:table-cell>
          <table:table-cell table:formula="of:=IF([.PA84]&gt;0;[.$D$82]+1/[.PA86];[.$D$53])" office:value-type="float" office:value="67.5925925925926" calcext:value-type="float">
            <text:p>67.5925925925926</text:p>
          </table:table-cell>
          <table:table-cell table:formula="of:=IF([.PB84]&gt;0;[.$D$82]+1/[.PB86];[.$D$53])" office:value-type="float" office:value="67.5925925925926" calcext:value-type="float">
            <text:p>67.5925925925926</text:p>
          </table:table-cell>
          <table:table-cell table:formula="of:=IF([.PC84]&gt;0;[.$D$82]+1/[.PC86];[.$D$53])" office:value-type="float" office:value="67.5925925925926" calcext:value-type="float">
            <text:p>67.5925925925926</text:p>
          </table:table-cell>
          <table:table-cell table:formula="of:=IF([.PD84]&gt;0;[.$D$82]+1/[.PD86];[.$D$53])" office:value-type="float" office:value="67.5925925925926" calcext:value-type="float">
            <text:p>67.5925925925926</text:p>
          </table:table-cell>
          <table:table-cell table:formula="of:=IF([.PE84]&gt;0;[.$D$82]+1/[.PE86];[.$D$53])" office:value-type="float" office:value="67.5925925925926" calcext:value-type="float">
            <text:p>67.5925925925926</text:p>
          </table:table-cell>
          <table:table-cell table:formula="of:=IF([.PF84]&gt;0;[.$D$82]+1/[.PF86];[.$D$53])" office:value-type="float" office:value="67.5925925925926" calcext:value-type="float">
            <text:p>67.5925925925926</text:p>
          </table:table-cell>
          <table:table-cell table:formula="of:=IF([.PG84]&gt;0;[.$D$82]+1/[.PG86];[.$D$53])" office:value-type="float" office:value="67.5925925925926" calcext:value-type="float">
            <text:p>67.5925925925926</text:p>
          </table:table-cell>
          <table:table-cell table:formula="of:=IF([.PH84]&gt;0;[.$D$82]+1/[.PH86];[.$D$53])" office:value-type="float" office:value="67.5925925925926" calcext:value-type="float">
            <text:p>67.5925925925926</text:p>
          </table:table-cell>
          <table:table-cell table:formula="of:=IF([.PI84]&gt;0;[.$D$82]+1/[.PI86];[.$D$53])" office:value-type="float" office:value="67.5925925925926" calcext:value-type="float">
            <text:p>67.5925925925926</text:p>
          </table:table-cell>
          <table:table-cell table:formula="of:=IF([.PJ84]&gt;0;[.$D$82]+1/[.PJ86];[.$D$53])" office:value-type="float" office:value="67.5925925925926" calcext:value-type="float">
            <text:p>67.5925925925926</text:p>
          </table:table-cell>
          <table:table-cell table:formula="of:=IF([.PK84]&gt;0;[.$D$82]+1/[.PK86];[.$D$53])" office:value-type="float" office:value="67.5925925925926" calcext:value-type="float">
            <text:p>67.5925925925926</text:p>
          </table:table-cell>
          <table:table-cell table:formula="of:=IF([.PL84]&gt;0;[.$D$82]+1/[.PL86];[.$D$53])" office:value-type="float" office:value="67.5925925925926" calcext:value-type="float">
            <text:p>67.5925925925926</text:p>
          </table:table-cell>
          <table:table-cell table:formula="of:=IF([.PM84]&gt;0;[.$D$82]+1/[.PM86];[.$D$53])" office:value-type="float" office:value="67.5925925925926" calcext:value-type="float">
            <text:p>67.5925925925926</text:p>
          </table:table-cell>
          <table:table-cell table:formula="of:=IF([.PN84]&gt;0;[.$D$82]+1/[.PN86];[.$D$53])" office:value-type="float" office:value="67.5925925925926" calcext:value-type="float">
            <text:p>67.5925925925926</text:p>
          </table:table-cell>
          <table:table-cell table:formula="of:=IF([.PO84]&gt;0;[.$D$82]+1/[.PO86];[.$D$53])" office:value-type="float" office:value="67.5925925925926" calcext:value-type="float">
            <text:p>67.5925925925926</text:p>
          </table:table-cell>
          <table:table-cell table:formula="of:=IF([.PP84]&gt;0;[.$D$82]+1/[.PP86];[.$D$53])" office:value-type="float" office:value="67.5925925925926" calcext:value-type="float">
            <text:p>67.5925925925926</text:p>
          </table:table-cell>
          <table:table-cell table:formula="of:=IF([.PQ84]&gt;0;[.$D$82]+1/[.PQ86];[.$D$53])" office:value-type="float" office:value="67.5925925925926" calcext:value-type="float">
            <text:p>67.5925925925926</text:p>
          </table:table-cell>
          <table:table-cell table:formula="of:=IF([.PR84]&gt;0;[.$D$82]+1/[.PR86];[.$D$53])" office:value-type="float" office:value="67.5925925925926" calcext:value-type="float">
            <text:p>67.5925925925926</text:p>
          </table:table-cell>
          <table:table-cell table:formula="of:=IF([.PS84]&gt;0;[.$D$82]+1/[.PS86];[.$D$53])" office:value-type="float" office:value="67.5925925925926" calcext:value-type="float">
            <text:p>67.5925925925926</text:p>
          </table:table-cell>
          <table:table-cell table:formula="of:=IF([.PT84]&gt;0;[.$D$82]+1/[.PT86];[.$D$53])" office:value-type="float" office:value="67.5925925925926" calcext:value-type="float">
            <text:p>67.5925925925926</text:p>
          </table:table-cell>
          <table:table-cell table:formula="of:=IF([.PU84]&gt;0;[.$D$82]+1/[.PU86];[.$D$53])" office:value-type="float" office:value="67.5925925925926" calcext:value-type="float">
            <text:p>67.5925925925926</text:p>
          </table:table-cell>
          <table:table-cell table:formula="of:=IF([.PV84]&gt;0;[.$D$82]+1/[.PV86];[.$D$53])" office:value-type="float" office:value="67.5925925925926" calcext:value-type="float">
            <text:p>67.5925925925926</text:p>
          </table:table-cell>
          <table:table-cell table:formula="of:=IF([.PW84]&gt;0;[.$D$82]+1/[.PW86];[.$D$53])" office:value-type="float" office:value="67.5925925925926" calcext:value-type="float">
            <text:p>67.5925925925926</text:p>
          </table:table-cell>
          <table:table-cell table:formula="of:=IF([.PX84]&gt;0;[.$D$82]+1/[.PX86];[.$D$53])" office:value-type="float" office:value="67.5925925925926" calcext:value-type="float">
            <text:p>67.5925925925926</text:p>
          </table:table-cell>
          <table:table-cell table:formula="of:=IF([.PY84]&gt;0;[.$D$82]+1/[.PY86];[.$D$53])" office:value-type="float" office:value="67.5925925925926" calcext:value-type="float">
            <text:p>67.5925925925926</text:p>
          </table:table-cell>
          <table:table-cell table:formula="of:=IF([.PZ84]&gt;0;[.$D$82]+1/[.PZ86];[.$D$53])" office:value-type="float" office:value="67.5925925925926" calcext:value-type="float">
            <text:p>67.5925925925926</text:p>
          </table:table-cell>
          <table:table-cell table:formula="of:=IF([.QA84]&gt;0;[.$D$82]+1/[.QA86];[.$D$53])" office:value-type="float" office:value="67.5925925925926" calcext:value-type="float">
            <text:p>67.5925925925926</text:p>
          </table:table-cell>
          <table:table-cell table:formula="of:=IF([.QB84]&gt;0;[.$D$82]+1/[.QB86];[.$D$53])" office:value-type="float" office:value="67.5925925925926" calcext:value-type="float">
            <text:p>67.5925925925926</text:p>
          </table:table-cell>
          <table:table-cell table:formula="of:=IF([.QC84]&gt;0;[.$D$82]+1/[.QC86];[.$D$53])" office:value-type="float" office:value="67.5925925925926" calcext:value-type="float">
            <text:p>67.5925925925926</text:p>
          </table:table-cell>
          <table:table-cell table:formula="of:=IF([.QD84]&gt;0;[.$D$82]+1/[.QD86];[.$D$53])" office:value-type="float" office:value="67.5925925925926" calcext:value-type="float">
            <text:p>67.5925925925926</text:p>
          </table:table-cell>
          <table:table-cell table:formula="of:=IF([.QE84]&gt;0;[.$D$82]+1/[.QE86];[.$D$53])" office:value-type="float" office:value="67.5925925925926" calcext:value-type="float">
            <text:p>67.5925925925926</text:p>
          </table:table-cell>
          <table:table-cell table:formula="of:=IF([.QF84]&gt;0;[.$D$82]+1/[.QF86];[.$D$53])" office:value-type="float" office:value="67.5925925925926" calcext:value-type="float">
            <text:p>67.5925925925926</text:p>
          </table:table-cell>
          <table:table-cell table:formula="of:=IF([.QG84]&gt;0;[.$D$82]+1/[.QG86];[.$D$53])" office:value-type="float" office:value="67.5925925925926" calcext:value-type="float">
            <text:p>67.5925925925926</text:p>
          </table:table-cell>
          <table:table-cell table:formula="of:=IF([.QH84]&gt;0;[.$D$82]+1/[.QH86];[.$D$53])" office:value-type="float" office:value="67.5925925925926" calcext:value-type="float">
            <text:p>67.5925925925926</text:p>
          </table:table-cell>
          <table:table-cell table:formula="of:=IF([.QI84]&gt;0;[.$D$82]+1/[.QI86];[.$D$53])" office:value-type="float" office:value="67.5925925925926" calcext:value-type="float">
            <text:p>67.5925925925926</text:p>
          </table:table-cell>
          <table:table-cell table:formula="of:=IF([.QJ84]&gt;0;[.$D$82]+1/[.QJ86];[.$D$53])" office:value-type="float" office:value="67.5925925925926" calcext:value-type="float">
            <text:p>67.5925925925926</text:p>
          </table:table-cell>
          <table:table-cell table:formula="of:=IF([.QK84]&gt;0;[.$D$82]+1/[.QK86];[.$D$53])" office:value-type="float" office:value="67.5925925925926" calcext:value-type="float">
            <text:p>67.5925925925926</text:p>
          </table:table-cell>
          <table:table-cell table:formula="of:=IF([.QL84]&gt;0;[.$D$82]+1/[.QL86];[.$D$53])" office:value-type="float" office:value="67.5925925925926" calcext:value-type="float">
            <text:p>67.5925925925926</text:p>
          </table:table-cell>
          <table:table-cell table:formula="of:=IF([.QM84]&gt;0;[.$D$82]+1/[.QM86];[.$D$53])" office:value-type="float" office:value="67.5925925925926" calcext:value-type="float">
            <text:p>67.5925925925926</text:p>
          </table:table-cell>
          <table:table-cell table:formula="of:=IF([.QN84]&gt;0;[.$D$82]+1/[.QN86];[.$D$53])" office:value-type="float" office:value="67.5925925925926" calcext:value-type="float">
            <text:p>67.5925925925926</text:p>
          </table:table-cell>
          <table:table-cell table:formula="of:=IF([.QO84]&gt;0;[.$D$82]+1/[.QO86];[.$D$53])" office:value-type="float" office:value="67.5925925925926" calcext:value-type="float">
            <text:p>67.5925925925926</text:p>
          </table:table-cell>
          <table:table-cell table:formula="of:=IF([.QP84]&gt;0;[.$D$82]+1/[.QP86];[.$D$53])" office:value-type="float" office:value="67.5925925925926" calcext:value-type="float">
            <text:p>67.5925925925926</text:p>
          </table:table-cell>
          <table:table-cell table:formula="of:=IF([.QQ84]&gt;0;[.$D$82]+1/[.QQ86];[.$D$53])" office:value-type="float" office:value="67.5925925925926" calcext:value-type="float">
            <text:p>67.5925925925926</text:p>
          </table:table-cell>
          <table:table-cell table:formula="of:=IF([.QR84]&gt;0;[.$D$82]+1/[.QR86];[.$D$53])" office:value-type="float" office:value="67.5925925925926" calcext:value-type="float">
            <text:p>67.5925925925926</text:p>
          </table:table-cell>
          <table:table-cell table:formula="of:=IF([.QS84]&gt;0;[.$D$82]+1/[.QS86];[.$D$53])" office:value-type="float" office:value="67.5925925925926" calcext:value-type="float">
            <text:p>67.5925925925926</text:p>
          </table:table-cell>
          <table:table-cell table:formula="of:=IF([.QT84]&gt;0;[.$D$82]+1/[.QT86];[.$D$53])" office:value-type="float" office:value="67.5925925925926" calcext:value-type="float">
            <text:p>67.5925925925926</text:p>
          </table:table-cell>
          <table:table-cell table:formula="of:=IF([.QU84]&gt;0;[.$D$82]+1/[.QU86];[.$D$53])" office:value-type="float" office:value="67.5925925925926" calcext:value-type="float">
            <text:p>67.5925925925926</text:p>
          </table:table-cell>
          <table:table-cell table:formula="of:=IF([.QV84]&gt;0;[.$D$82]+1/[.QV86];[.$D$53])" office:value-type="float" office:value="67.5925925925926" calcext:value-type="float">
            <text:p>67.5925925925926</text:p>
          </table:table-cell>
          <table:table-cell table:formula="of:=IF([.QW84]&gt;0;[.$D$82]+1/[.QW86];[.$D$53])" office:value-type="float" office:value="67.5925925925926" calcext:value-type="float">
            <text:p>67.5925925925926</text:p>
          </table:table-cell>
          <table:table-cell table:formula="of:=IF([.QX84]&gt;0;[.$D$82]+1/[.QX86];[.$D$53])" office:value-type="float" office:value="67.5925925925926" calcext:value-type="float">
            <text:p>67.5925925925926</text:p>
          </table:table-cell>
          <table:table-cell table:formula="of:=IF([.QY84]&gt;0;[.$D$82]+1/[.QY86];[.$D$53])" office:value-type="float" office:value="67.5925925925926" calcext:value-type="float">
            <text:p>67.5925925925926</text:p>
          </table:table-cell>
          <table:table-cell table:formula="of:=IF([.QZ84]&gt;0;[.$D$82]+1/[.QZ86];[.$D$53])" office:value-type="float" office:value="67.5925925925926" calcext:value-type="float">
            <text:p>67.5925925925926</text:p>
          </table:table-cell>
          <table:table-cell table:formula="of:=IF([.RA84]&gt;0;[.$D$82]+1/[.RA86];[.$D$53])" office:value-type="float" office:value="67.5925925925926" calcext:value-type="float">
            <text:p>67.5925925925926</text:p>
          </table:table-cell>
          <table:table-cell table:formula="of:=IF([.RB84]&gt;0;[.$D$82]+1/[.RB86];[.$D$53])" office:value-type="float" office:value="67.5925925925926" calcext:value-type="float">
            <text:p>67.5925925925926</text:p>
          </table:table-cell>
          <table:table-cell table:formula="of:=IF([.RC84]&gt;0;[.$D$82]+1/[.RC86];[.$D$53])" office:value-type="float" office:value="67.5925925925926" calcext:value-type="float">
            <text:p>67.5925925925926</text:p>
          </table:table-cell>
          <table:table-cell table:formula="of:=IF([.RD84]&gt;0;[.$D$82]+1/[.RD86];[.$D$53])" office:value-type="float" office:value="67.5925925925926" calcext:value-type="float">
            <text:p>67.5925925925926</text:p>
          </table:table-cell>
          <table:table-cell table:formula="of:=IF([.RE84]&gt;0;[.$D$82]+1/[.RE86];[.$D$53])" office:value-type="float" office:value="67.5925925925926" calcext:value-type="float">
            <text:p>67.5925925925926</text:p>
          </table:table-cell>
          <table:table-cell table:formula="of:=IF([.RF84]&gt;0;[.$D$82]+1/[.RF86];[.$D$53])" office:value-type="float" office:value="67.5925925925926" calcext:value-type="float">
            <text:p>67.5925925925926</text:p>
          </table:table-cell>
          <table:table-cell table:formula="of:=IF([.RG84]&gt;0;[.$D$82]+1/[.RG86];[.$D$53])" office:value-type="float" office:value="67.5925925925926" calcext:value-type="float">
            <text:p>67.5925925925926</text:p>
          </table:table-cell>
          <table:table-cell table:formula="of:=IF([.RH84]&gt;0;[.$D$82]+1/[.RH86];[.$D$53])" office:value-type="float" office:value="67.5925925925926" calcext:value-type="float">
            <text:p>67.5925925925926</text:p>
          </table:table-cell>
          <table:table-cell table:formula="of:=IF([.RI84]&gt;0;[.$D$82]+1/[.RI86];[.$D$53])" office:value-type="float" office:value="67.5925925925926" calcext:value-type="float">
            <text:p>67.5925925925926</text:p>
          </table:table-cell>
          <table:table-cell table:formula="of:=IF([.RJ84]&gt;0;[.$D$82]+1/[.RJ86];[.$D$53])" office:value-type="float" office:value="67.5925925925926" calcext:value-type="float">
            <text:p>67.5925925925926</text:p>
          </table:table-cell>
          <table:table-cell table:formula="of:=IF([.RK84]&gt;0;[.$D$82]+1/[.RK86];[.$D$53])" office:value-type="float" office:value="67.5925925925926" calcext:value-type="float">
            <text:p>67.5925925925926</text:p>
          </table:table-cell>
          <table:table-cell table:formula="of:=IF([.RL84]&gt;0;[.$D$82]+1/[.RL86];[.$D$53])" office:value-type="float" office:value="67.5925925925926" calcext:value-type="float">
            <text:p>67.5925925925926</text:p>
          </table:table-cell>
          <table:table-cell table:formula="of:=IF([.RM84]&gt;0;[.$D$82]+1/[.RM86];[.$D$53])" office:value-type="float" office:value="67.5925925925926" calcext:value-type="float">
            <text:p>67.5925925925926</text:p>
          </table:table-cell>
          <table:table-cell table:formula="of:=IF([.RN84]&gt;0;[.$D$82]+1/[.RN86];[.$D$53])" office:value-type="float" office:value="67.5925925925926" calcext:value-type="float">
            <text:p>67.5925925925926</text:p>
          </table:table-cell>
          <table:table-cell table:formula="of:=IF([.RO84]&gt;0;[.$D$82]+1/[.RO86];[.$D$53])" office:value-type="float" office:value="67.5925925925926" calcext:value-type="float">
            <text:p>67.5925925925926</text:p>
          </table:table-cell>
          <table:table-cell table:formula="of:=IF([.RP84]&gt;0;[.$D$82]+1/[.RP86];[.$D$53])" office:value-type="float" office:value="67.5925925925926" calcext:value-type="float">
            <text:p>67.5925925925926</text:p>
          </table:table-cell>
          <table:table-cell table:formula="of:=IF([.RQ84]&gt;0;[.$D$82]+1/[.RQ86];[.$D$53])" office:value-type="float" office:value="67.5925925925926" calcext:value-type="float">
            <text:p>67.5925925925926</text:p>
          </table:table-cell>
          <table:table-cell table:formula="of:=IF([.RR84]&gt;0;[.$D$82]+1/[.RR86];[.$D$53])" office:value-type="float" office:value="67.5925925925926" calcext:value-type="float">
            <text:p>67.5925925925926</text:p>
          </table:table-cell>
          <table:table-cell table:formula="of:=IF([.RS84]&gt;0;[.$D$82]+1/[.RS86];[.$D$53])" office:value-type="float" office:value="67.5925925925926" calcext:value-type="float">
            <text:p>67.5925925925926</text:p>
          </table:table-cell>
          <table:table-cell table:formula="of:=IF([.RT84]&gt;0;[.$D$82]+1/[.RT86];[.$D$53])" office:value-type="float" office:value="67.5925925925926" calcext:value-type="float">
            <text:p>67.5925925925926</text:p>
          </table:table-cell>
          <table:table-cell table:formula="of:=IF([.RU84]&gt;0;[.$D$82]+1/[.RU86];[.$D$53])" office:value-type="float" office:value="67.5925925925926" calcext:value-type="float">
            <text:p>67.5925925925926</text:p>
          </table:table-cell>
          <table:table-cell table:formula="of:=IF([.RV84]&gt;0;[.$D$82]+1/[.RV86];[.$D$53])" office:value-type="float" office:value="67.5925925925926" calcext:value-type="float">
            <text:p>67.5925925925926</text:p>
          </table:table-cell>
          <table:table-cell table:formula="of:=IF([.RW84]&gt;0;[.$D$82]+1/[.RW86];[.$D$53])" office:value-type="float" office:value="67.5925925925926" calcext:value-type="float">
            <text:p>67.5925925925926</text:p>
          </table:table-cell>
          <table:table-cell table:formula="of:=IF([.RX84]&gt;0;[.$D$82]+1/[.RX86];[.$D$53])" office:value-type="float" office:value="67.5925925925926" calcext:value-type="float">
            <text:p>67.5925925925926</text:p>
          </table:table-cell>
          <table:table-cell table:formula="of:=IF([.RY84]&gt;0;[.$D$82]+1/[.RY86];[.$D$53])" office:value-type="float" office:value="67.5925925925926" calcext:value-type="float">
            <text:p>67.5925925925926</text:p>
          </table:table-cell>
          <table:table-cell table:formula="of:=IF([.RZ84]&gt;0;[.$D$82]+1/[.RZ86];[.$D$53])" office:value-type="float" office:value="67.5925925925926" calcext:value-type="float">
            <text:p>67.5925925925926</text:p>
          </table:table-cell>
          <table:table-cell table:formula="of:=IF([.SA84]&gt;0;[.$D$82]+1/[.SA86];[.$D$53])" office:value-type="float" office:value="67.5925925925926" calcext:value-type="float">
            <text:p>67.5925925925926</text:p>
          </table:table-cell>
          <table:table-cell table:formula="of:=IF([.SB84]&gt;0;[.$D$82]+1/[.SB86];[.$D$53])" office:value-type="float" office:value="67.5925925925926" calcext:value-type="float">
            <text:p>67.5925925925926</text:p>
          </table:table-cell>
          <table:table-cell table:formula="of:=IF([.SC84]&gt;0;[.$D$82]+1/[.SC86];[.$D$53])" office:value-type="float" office:value="67.5925925925926" calcext:value-type="float">
            <text:p>67.5925925925926</text:p>
          </table:table-cell>
          <table:table-cell table:formula="of:=IF([.SD84]&gt;0;[.$D$82]+1/[.SD86];[.$D$53])" office:value-type="float" office:value="67.5925925925926" calcext:value-type="float">
            <text:p>67.5925925925926</text:p>
          </table:table-cell>
          <table:table-cell table:formula="of:=IF([.SE84]&gt;0;[.$D$82]+1/[.SE86];[.$D$53])" office:value-type="float" office:value="67.5925925925926" calcext:value-type="float">
            <text:p>67.5925925925926</text:p>
          </table:table-cell>
          <table:table-cell table:formula="of:=IF([.SF84]&gt;0;[.$D$82]+1/[.SF86];[.$D$53])" office:value-type="float" office:value="67.5925925925926" calcext:value-type="float">
            <text:p>67.5925925925926</text:p>
          </table:table-cell>
          <table:table-cell table:formula="of:=IF([.SG84]&gt;0;[.$D$82]+1/[.SG86];[.$D$53])" office:value-type="float" office:value="67.5925925925926" calcext:value-type="float">
            <text:p>67.5925925925926</text:p>
          </table:table-cell>
          <table:table-cell table:formula="of:=IF([.SH84]&gt;0;[.$D$82]+1/[.SH86];[.$D$53])" office:value-type="float" office:value="67.5925925925926" calcext:value-type="float">
            <text:p>67.5925925925926</text:p>
          </table:table-cell>
          <table:table-cell table:formula="of:=IF([.SI84]&gt;0;[.$D$82]+1/[.SI86];[.$D$53])" office:value-type="float" office:value="67.5925925925926" calcext:value-type="float">
            <text:p>67.5925925925926</text:p>
          </table:table-cell>
          <table:table-cell table:formula="of:=IF([.SJ84]&gt;0;[.$D$82]+1/[.SJ86];[.$D$53])" office:value-type="float" office:value="67.5925925925926" calcext:value-type="float">
            <text:p>67.5925925925926</text:p>
          </table:table-cell>
          <table:table-cell table:formula="of:=IF([.SK84]&gt;0;[.$D$82]+1/[.SK86];[.$D$53])" office:value-type="float" office:value="67.5925925925926" calcext:value-type="float">
            <text:p>67.5925925925926</text:p>
          </table:table-cell>
          <table:table-cell table:formula="of:=IF([.SL84]&gt;0;[.$D$82]+1/[.SL86];[.$D$53])" office:value-type="float" office:value="67.5925925925926" calcext:value-type="float">
            <text:p>67.5925925925926</text:p>
          </table:table-cell>
          <table:table-cell table:formula="of:=IF([.SM84]&gt;0;[.$D$82]+1/[.SM86];[.$D$53])" office:value-type="float" office:value="67.5925925925926" calcext:value-type="float">
            <text:p>67.5925925925926</text:p>
          </table:table-cell>
          <table:table-cell table:formula="of:=IF([.SN84]&gt;0;[.$D$82]+1/[.SN86];[.$D$53])" office:value-type="float" office:value="67.5925925925926" calcext:value-type="float">
            <text:p>67.5925925925926</text:p>
          </table:table-cell>
          <table:table-cell table:formula="of:=IF([.SO84]&gt;0;[.$D$82]+1/[.SO86];[.$D$53])" office:value-type="float" office:value="67.5925925925926" calcext:value-type="float">
            <text:p>67.5925925925926</text:p>
          </table:table-cell>
          <table:table-cell table:formula="of:=IF([.SP84]&gt;0;[.$D$82]+1/[.SP86];[.$D$53])" office:value-type="float" office:value="67.5925925925926" calcext:value-type="float">
            <text:p>67.5925925925926</text:p>
          </table:table-cell>
          <table:table-cell table:formula="of:=IF([.SQ84]&gt;0;[.$D$82]+1/[.SQ86];[.$D$53])" office:value-type="float" office:value="67.5925925925926" calcext:value-type="float">
            <text:p>67.5925925925926</text:p>
          </table:table-cell>
          <table:table-cell table:formula="of:=IF([.SR84]&gt;0;[.$D$82]+1/[.SR86];[.$D$53])" office:value-type="float" office:value="67.5925925925926" calcext:value-type="float">
            <text:p>67.5925925925926</text:p>
          </table:table-cell>
          <table:table-cell table:formula="of:=IF([.SS84]&gt;0;[.$D$82]+1/[.SS86];[.$D$53])" office:value-type="float" office:value="67.5925925925926" calcext:value-type="float">
            <text:p>67.5925925925926</text:p>
          </table:table-cell>
          <table:table-cell table:formula="of:=IF([.ST84]&gt;0;[.$D$82]+1/[.ST86];[.$D$53])" office:value-type="float" office:value="67.5925925925926" calcext:value-type="float">
            <text:p>67.5925925925926</text:p>
          </table:table-cell>
          <table:table-cell table:formula="of:=IF([.SU84]&gt;0;[.$D$82]+1/[.SU86];[.$D$53])" office:value-type="float" office:value="67.5925925925926" calcext:value-type="float">
            <text:p>67.5925925925926</text:p>
          </table:table-cell>
          <table:table-cell table:formula="of:=IF([.SV84]&gt;0;[.$D$82]+1/[.SV86];[.$D$53])" office:value-type="float" office:value="67.5925925925926" calcext:value-type="float">
            <text:p>67.5925925925926</text:p>
          </table:table-cell>
          <table:table-cell table:formula="of:=IF([.SW84]&gt;0;[.$D$82]+1/[.SW86];[.$D$53])" office:value-type="float" office:value="67.5925925925926" calcext:value-type="float">
            <text:p>67.5925925925926</text:p>
          </table:table-cell>
          <table:table-cell table:formula="of:=IF([.SX84]&gt;0;[.$D$82]+1/[.SX86];[.$D$53])" office:value-type="float" office:value="67.5925925925926" calcext:value-type="float">
            <text:p>67.5925925925926</text:p>
          </table:table-cell>
          <table:table-cell table:formula="of:=IF([.SY84]&gt;0;[.$D$82]+1/[.SY86];[.$D$53])" office:value-type="float" office:value="67.5925925925926" calcext:value-type="float">
            <text:p>67.5925925925926</text:p>
          </table:table-cell>
          <table:table-cell table:formula="of:=IF([.SZ84]&gt;0;[.$D$82]+1/[.SZ86];[.$D$53])" office:value-type="float" office:value="67.5925925925926" calcext:value-type="float">
            <text:p>67.5925925925926</text:p>
          </table:table-cell>
          <table:table-cell table:formula="of:=IF([.TA84]&gt;0;[.$D$82]+1/[.TA86];[.$D$53])" office:value-type="float" office:value="67.5925925925926" calcext:value-type="float">
            <text:p>67.5925925925926</text:p>
          </table:table-cell>
          <table:table-cell table:formula="of:=IF([.TB84]&gt;0;[.$D$82]+1/[.TB86];[.$D$53])" office:value-type="float" office:value="67.5925925925926" calcext:value-type="float">
            <text:p>67.5925925925926</text:p>
          </table:table-cell>
          <table:table-cell table:formula="of:=IF([.TC84]&gt;0;[.$D$82]+1/[.TC86];[.$D$53])" office:value-type="float" office:value="67.5925925925926" calcext:value-type="float">
            <text:p>67.5925925925926</text:p>
          </table:table-cell>
          <table:table-cell table:formula="of:=IF([.TD84]&gt;0;[.$D$82]+1/[.TD86];[.$D$53])" office:value-type="float" office:value="67.5925925925926" calcext:value-type="float">
            <text:p>67.5925925925926</text:p>
          </table:table-cell>
          <table:table-cell table:formula="of:=IF([.TE84]&gt;0;[.$D$82]+1/[.TE86];[.$D$53])" office:value-type="float" office:value="67.5925925925926" calcext:value-type="float">
            <text:p>67.5925925925926</text:p>
          </table:table-cell>
          <table:table-cell table:formula="of:=IF([.TF84]&gt;0;[.$D$82]+1/[.TF86];[.$D$53])" office:value-type="float" office:value="67.5925925925926" calcext:value-type="float">
            <text:p>67.5925925925926</text:p>
          </table:table-cell>
          <table:table-cell table:formula="of:=IF([.TG84]&gt;0;[.$D$82]+1/[.TG86];[.$D$53])" office:value-type="float" office:value="67.5925925925926" calcext:value-type="float">
            <text:p>67.5925925925926</text:p>
          </table:table-cell>
          <table:table-cell table:formula="of:=IF([.TH84]&gt;0;[.$D$82]+1/[.TH86];[.$D$53])" office:value-type="float" office:value="67.5925925925926" calcext:value-type="float">
            <text:p>67.5925925925926</text:p>
          </table:table-cell>
          <table:table-cell table:formula="of:=IF([.TI84]&gt;0;[.$D$82]+1/[.TI86];[.$D$53])" office:value-type="float" office:value="67.5925925925926" calcext:value-type="float">
            <text:p>67.5925925925926</text:p>
          </table:table-cell>
          <table:table-cell table:formula="of:=IF([.TJ84]&gt;0;[.$D$82]+1/[.TJ86];[.$D$53])" office:value-type="float" office:value="67.5925925925926" calcext:value-type="float">
            <text:p>67.5925925925926</text:p>
          </table:table-cell>
          <table:table-cell table:formula="of:=IF([.TK84]&gt;0;[.$D$82]+1/[.TK86];[.$D$53])" office:value-type="float" office:value="67.5925925925926" calcext:value-type="float">
            <text:p>67.5925925925926</text:p>
          </table:table-cell>
          <table:table-cell table:formula="of:=IF([.TL84]&gt;0;[.$D$82]+1/[.TL86];[.$D$53])" office:value-type="float" office:value="67.5925925925926" calcext:value-type="float">
            <text:p>67.5925925925926</text:p>
          </table:table-cell>
          <table:table-cell table:formula="of:=IF([.TM84]&gt;0;[.$D$82]+1/[.TM86];[.$D$53])" office:value-type="float" office:value="67.5925925925926" calcext:value-type="float">
            <text:p>67.5925925925926</text:p>
          </table:table-cell>
          <table:table-cell table:formula="of:=IF([.TN84]&gt;0;[.$D$82]+1/[.TN86];[.$D$53])" office:value-type="float" office:value="67.5925925925926" calcext:value-type="float">
            <text:p>67.5925925925926</text:p>
          </table:table-cell>
          <table:table-cell table:formula="of:=IF([.TO84]&gt;0;[.$D$82]+1/[.TO86];[.$D$53])" office:value-type="float" office:value="67.5925925925926" calcext:value-type="float">
            <text:p>67.5925925925926</text:p>
          </table:table-cell>
          <table:table-cell table:formula="of:=IF([.TP84]&gt;0;[.$D$82]+1/[.TP86];[.$D$53])" office:value-type="float" office:value="67.5925925925926" calcext:value-type="float">
            <text:p>67.5925925925926</text:p>
          </table:table-cell>
          <table:table-cell table:formula="of:=IF([.TQ84]&gt;0;[.$D$82]+1/[.TQ86];[.$D$53])" office:value-type="float" office:value="67.5925925925926" calcext:value-type="float">
            <text:p>67.5925925925926</text:p>
          </table:table-cell>
          <table:table-cell table:formula="of:=IF([.TR84]&gt;0;[.$D$82]+1/[.TR86];[.$D$53])" office:value-type="float" office:value="67.5925925925926" calcext:value-type="float">
            <text:p>67.5925925925926</text:p>
          </table:table-cell>
          <table:table-cell table:formula="of:=IF([.TS84]&gt;0;[.$D$82]+1/[.TS86];[.$D$53])" office:value-type="float" office:value="67.5925925925926" calcext:value-type="float">
            <text:p>67.5925925925926</text:p>
          </table:table-cell>
          <table:table-cell table:formula="of:=IF([.TT84]&gt;0;[.$D$82]+1/[.TT86];[.$D$53])" office:value-type="float" office:value="67.5925925925926" calcext:value-type="float">
            <text:p>67.5925925925926</text:p>
          </table:table-cell>
          <table:table-cell table:formula="of:=IF([.TU84]&gt;0;[.$D$82]+1/[.TU86];[.$D$53])" office:value-type="float" office:value="67.5925925925926" calcext:value-type="float">
            <text:p>67.5925925925926</text:p>
          </table:table-cell>
          <table:table-cell table:formula="of:=IF([.TV84]&gt;0;[.$D$82]+1/[.TV86];[.$D$53])" office:value-type="float" office:value="67.5925925925926" calcext:value-type="float">
            <text:p>67.5925925925926</text:p>
          </table:table-cell>
          <table:table-cell table:formula="of:=IF([.TW84]&gt;0;[.$D$82]+1/[.TW86];[.$D$53])" office:value-type="float" office:value="67.5925925925926" calcext:value-type="float">
            <text:p>67.5925925925926</text:p>
          </table:table-cell>
          <table:table-cell table:formula="of:=IF([.TX84]&gt;0;[.$D$82]+1/[.TX86];[.$D$53])" office:value-type="float" office:value="67.5925925925926" calcext:value-type="float">
            <text:p>67.5925925925926</text:p>
          </table:table-cell>
          <table:table-cell table:formula="of:=IF([.TY84]&gt;0;[.$D$82]+1/[.TY86];[.$D$53])" office:value-type="float" office:value="67.5925925925926" calcext:value-type="float">
            <text:p>67.5925925925926</text:p>
          </table:table-cell>
          <table:table-cell table:formula="of:=IF([.TZ84]&gt;0;[.$D$82]+1/[.TZ86];[.$D$53])" office:value-type="float" office:value="67.5925925925926" calcext:value-type="float">
            <text:p>67.5925925925926</text:p>
          </table:table-cell>
          <table:table-cell table:formula="of:=IF([.UA84]&gt;0;[.$D$82]+1/[.UA86];[.$D$53])" office:value-type="float" office:value="67.5925925925926" calcext:value-type="float">
            <text:p>67.5925925925926</text:p>
          </table:table-cell>
          <table:table-cell table:formula="of:=IF([.UB84]&gt;0;[.$D$82]+1/[.UB86];[.$D$53])" office:value-type="float" office:value="67.5925925925926" calcext:value-type="float">
            <text:p>67.5925925925926</text:p>
          </table:table-cell>
          <table:table-cell table:formula="of:=IF([.UC84]&gt;0;[.$D$82]+1/[.UC86];[.$D$53])" office:value-type="float" office:value="67.5925925925926" calcext:value-type="float">
            <text:p>67.5925925925926</text:p>
          </table:table-cell>
          <table:table-cell table:formula="of:=IF([.UD84]&gt;0;[.$D$82]+1/[.UD86];[.$D$53])" office:value-type="float" office:value="67.5925925925926" calcext:value-type="float">
            <text:p>67.5925925925926</text:p>
          </table:table-cell>
          <table:table-cell table:formula="of:=IF([.UE84]&gt;0;[.$D$82]+1/[.UE86];[.$D$53])" office:value-type="float" office:value="67.5925925925926" calcext:value-type="float">
            <text:p>67.5925925925926</text:p>
          </table:table-cell>
          <table:table-cell table:formula="of:=IF([.UF84]&gt;0;[.$D$82]+1/[.UF86];[.$D$53])" office:value-type="float" office:value="67.5925925925926" calcext:value-type="float">
            <text:p>67.5925925925926</text:p>
          </table:table-cell>
          <table:table-cell table:formula="of:=IF([.UG84]&gt;0;[.$D$82]+1/[.UG86];[.$D$53])" office:value-type="float" office:value="67.5925925925926" calcext:value-type="float">
            <text:p>67.5925925925926</text:p>
          </table:table-cell>
          <table:table-cell table:formula="of:=IF([.UH84]&gt;0;[.$D$82]+1/[.UH86];[.$D$53])" office:value-type="float" office:value="67.5925925925926" calcext:value-type="float">
            <text:p>67.5925925925926</text:p>
          </table:table-cell>
          <table:table-cell table:formula="of:=IF([.UI84]&gt;0;[.$D$82]+1/[.UI86];[.$D$53])" office:value-type="float" office:value="67.5925925925926" calcext:value-type="float">
            <text:p>67.5925925925926</text:p>
          </table:table-cell>
          <table:table-cell table:formula="of:=IF([.UJ84]&gt;0;[.$D$82]+1/[.UJ86];[.$D$53])" office:value-type="float" office:value="67.5925925925926" calcext:value-type="float">
            <text:p>67.5925925925926</text:p>
          </table:table-cell>
          <table:table-cell table:formula="of:=IF([.UK84]&gt;0;[.$D$82]+1/[.UK86];[.$D$53])" office:value-type="float" office:value="67.5925925925926" calcext:value-type="float">
            <text:p>67.5925925925926</text:p>
          </table:table-cell>
          <table:table-cell table:formula="of:=IF([.UL84]&gt;0;[.$D$82]+1/[.UL86];[.$D$53])" office:value-type="float" office:value="67.5925925925926" calcext:value-type="float">
            <text:p>67.5925925925926</text:p>
          </table:table-cell>
          <table:table-cell table:formula="of:=IF([.UM84]&gt;0;[.$D$82]+1/[.UM86];[.$D$53])" office:value-type="float" office:value="67.5925925925926" calcext:value-type="float">
            <text:p>67.5925925925926</text:p>
          </table:table-cell>
          <table:table-cell table:formula="of:=IF([.UN84]&gt;0;[.$D$82]+1/[.UN86];[.$D$53])" office:value-type="float" office:value="67.5925925925926" calcext:value-type="float">
            <text:p>67.5925925925926</text:p>
          </table:table-cell>
          <table:table-cell table:formula="of:=IF([.UO84]&gt;0;[.$D$82]+1/[.UO86];[.$D$53])" office:value-type="float" office:value="67.5925925925926" calcext:value-type="float">
            <text:p>67.5925925925926</text:p>
          </table:table-cell>
          <table:table-cell table:formula="of:=IF([.UP84]&gt;0;[.$D$82]+1/[.UP86];[.$D$53])" office:value-type="float" office:value="67.5925925925926" calcext:value-type="float">
            <text:p>67.5925925925926</text:p>
          </table:table-cell>
          <table:table-cell table:formula="of:=IF([.UQ84]&gt;0;[.$D$82]+1/[.UQ86];[.$D$53])" office:value-type="float" office:value="67.5925925925926" calcext:value-type="float">
            <text:p>67.5925925925926</text:p>
          </table:table-cell>
          <table:table-cell table:formula="of:=IF([.UR84]&gt;0;[.$D$82]+1/[.UR86];[.$D$53])" office:value-type="float" office:value="67.5925925925926" calcext:value-type="float">
            <text:p>67.5925925925926</text:p>
          </table:table-cell>
          <table:table-cell table:formula="of:=IF([.US84]&gt;0;[.$D$82]+1/[.US86];[.$D$53])" office:value-type="float" office:value="67.5925925925926" calcext:value-type="float">
            <text:p>67.5925925925926</text:p>
          </table:table-cell>
          <table:table-cell table:formula="of:=IF([.UT84]&gt;0;[.$D$82]+1/[.UT86];[.$D$53])" office:value-type="float" office:value="67.5925925925926" calcext:value-type="float">
            <text:p>67.5925925925926</text:p>
          </table:table-cell>
          <table:table-cell table:formula="of:=IF([.UU84]&gt;0;[.$D$82]+1/[.UU86];[.$D$53])" office:value-type="float" office:value="67.5925925925926" calcext:value-type="float">
            <text:p>67.5925925925926</text:p>
          </table:table-cell>
          <table:table-cell table:formula="of:=IF([.UV84]&gt;0;[.$D$82]+1/[.UV86];[.$D$53])" office:value-type="float" office:value="67.5925925925926" calcext:value-type="float">
            <text:p>67.5925925925926</text:p>
          </table:table-cell>
          <table:table-cell table:formula="of:=IF([.UW84]&gt;0;[.$D$82]+1/[.UW86];[.$D$53])" office:value-type="float" office:value="67.5925925925926" calcext:value-type="float">
            <text:p>67.5925925925926</text:p>
          </table:table-cell>
          <table:table-cell table:formula="of:=IF([.UX84]&gt;0;[.$D$82]+1/[.UX86];[.$D$53])" office:value-type="float" office:value="67.5925925925926" calcext:value-type="float">
            <text:p>67.5925925925926</text:p>
          </table:table-cell>
          <table:table-cell table:formula="of:=IF([.UY84]&gt;0;[.$D$82]+1/[.UY86];[.$D$53])" office:value-type="float" office:value="67.5925925925926" calcext:value-type="float">
            <text:p>67.5925925925926</text:p>
          </table:table-cell>
          <table:table-cell table:formula="of:=IF([.UZ84]&gt;0;[.$D$82]+1/[.UZ86];[.$D$53])" office:value-type="float" office:value="67.5925925925926" calcext:value-type="float">
            <text:p>67.5925925925926</text:p>
          </table:table-cell>
          <table:table-cell table:formula="of:=IF([.VA84]&gt;0;[.$D$82]+1/[.VA86];[.$D$53])" office:value-type="float" office:value="67.5925925925926" calcext:value-type="float">
            <text:p>67.5925925925926</text:p>
          </table:table-cell>
          <table:table-cell table:formula="of:=IF([.VB84]&gt;0;[.$D$82]+1/[.VB86];[.$D$53])" office:value-type="float" office:value="67.5925925925926" calcext:value-type="float">
            <text:p>67.5925925925926</text:p>
          </table:table-cell>
          <table:table-cell table:formula="of:=IF([.VC84]&gt;0;[.$D$82]+1/[.VC86];[.$D$53])" office:value-type="float" office:value="67.5925925925926" calcext:value-type="float">
            <text:p>67.5925925925926</text:p>
          </table:table-cell>
          <table:table-cell table:formula="of:=IF([.VD84]&gt;0;[.$D$82]+1/[.VD86];[.$D$53])" office:value-type="float" office:value="67.5925925925926" calcext:value-type="float">
            <text:p>67.5925925925926</text:p>
          </table:table-cell>
          <table:table-cell table:formula="of:=IF([.VE84]&gt;0;[.$D$82]+1/[.VE86];[.$D$53])" office:value-type="float" office:value="67.5925925925926" calcext:value-type="float">
            <text:p>67.5925925925926</text:p>
          </table:table-cell>
          <table:table-cell table:formula="of:=IF([.VF84]&gt;0;[.$D$82]+1/[.VF86];[.$D$53])" office:value-type="float" office:value="67.5925925925926" calcext:value-type="float">
            <text:p>67.5925925925926</text:p>
          </table:table-cell>
          <table:table-cell table:formula="of:=IF([.VG84]&gt;0;[.$D$82]+1/[.VG86];[.$D$53])" office:value-type="float" office:value="67.5925925925926" calcext:value-type="float">
            <text:p>67.5925925925926</text:p>
          </table:table-cell>
          <table:table-cell table:formula="of:=IF([.VH84]&gt;0;[.$D$82]+1/[.VH86];[.$D$53])" office:value-type="float" office:value="67.5925925925926" calcext:value-type="float">
            <text:p>67.5925925925926</text:p>
          </table:table-cell>
          <table:table-cell table:formula="of:=IF([.VI84]&gt;0;[.$D$82]+1/[.VI86];[.$D$53])" office:value-type="float" office:value="67.5925925925926" calcext:value-type="float">
            <text:p>67.5925925925926</text:p>
          </table:table-cell>
          <table:table-cell table:formula="of:=IF([.VJ84]&gt;0;[.$D$82]+1/[.VJ86];[.$D$53])" office:value-type="float" office:value="67.5925925925926" calcext:value-type="float">
            <text:p>67.5925925925926</text:p>
          </table:table-cell>
          <table:table-cell table:formula="of:=IF([.VK84]&gt;0;[.$D$82]+1/[.VK86];[.$D$53])" office:value-type="float" office:value="67.5925925925926" calcext:value-type="float">
            <text:p>67.5925925925926</text:p>
          </table:table-cell>
          <table:table-cell table:formula="of:=IF([.VL84]&gt;0;[.$D$82]+1/[.VL86];[.$D$53])" office:value-type="float" office:value="67.5925925925926" calcext:value-type="float">
            <text:p>67.5925925925926</text:p>
          </table:table-cell>
          <table:table-cell table:formula="of:=IF([.VM84]&gt;0;[.$D$82]+1/[.VM86];[.$D$53])" office:value-type="float" office:value="67.5925925925926" calcext:value-type="float">
            <text:p>67.5925925925926</text:p>
          </table:table-cell>
          <table:table-cell table:formula="of:=IF([.VN84]&gt;0;[.$D$82]+1/[.VN86];[.$D$53])" office:value-type="float" office:value="67.5925925925926" calcext:value-type="float">
            <text:p>67.5925925925926</text:p>
          </table:table-cell>
          <table:table-cell table:formula="of:=IF([.VO84]&gt;0;[.$D$82]+1/[.VO86];[.$D$53])" office:value-type="float" office:value="67.5925925925926" calcext:value-type="float">
            <text:p>67.5925925925926</text:p>
          </table:table-cell>
          <table:table-cell table:formula="of:=IF([.VP84]&gt;0;[.$D$82]+1/[.VP86];[.$D$53])" office:value-type="float" office:value="67.5925925925926" calcext:value-type="float">
            <text:p>67.5925925925926</text:p>
          </table:table-cell>
          <table:table-cell table:formula="of:=IF([.VQ84]&gt;0;[.$D$82]+1/[.VQ86];[.$D$53])" office:value-type="float" office:value="67.5925925925926" calcext:value-type="float">
            <text:p>67.5925925925926</text:p>
          </table:table-cell>
          <table:table-cell table:formula="of:=IF([.VR84]&gt;0;[.$D$82]+1/[.VR86];[.$D$53])" office:value-type="float" office:value="67.5925925925926" calcext:value-type="float">
            <text:p>67.5925925925926</text:p>
          </table:table-cell>
          <table:table-cell table:formula="of:=IF([.VS84]&gt;0;[.$D$82]+1/[.VS86];[.$D$53])" office:value-type="float" office:value="67.5925925925926" calcext:value-type="float">
            <text:p>67.5925925925926</text:p>
          </table:table-cell>
          <table:table-cell table:formula="of:=IF([.VT84]&gt;0;[.$D$82]+1/[.VT86];[.$D$53])" office:value-type="float" office:value="67.5925925925926" calcext:value-type="float">
            <text:p>67.5925925925926</text:p>
          </table:table-cell>
          <table:table-cell table:formula="of:=IF([.VU84]&gt;0;[.$D$82]+1/[.VU86];[.$D$53])" office:value-type="float" office:value="67.5925925925926" calcext:value-type="float">
            <text:p>67.5925925925926</text:p>
          </table:table-cell>
          <table:table-cell table:formula="of:=IF([.VV84]&gt;0;[.$D$82]+1/[.VV86];[.$D$53])" office:value-type="float" office:value="67.5925925925926" calcext:value-type="float">
            <text:p>67.5925925925926</text:p>
          </table:table-cell>
          <table:table-cell table:formula="of:=IF([.VW84]&gt;0;[.$D$82]+1/[.VW86];[.$D$53])" office:value-type="float" office:value="67.5925925925926" calcext:value-type="float">
            <text:p>67.5925925925926</text:p>
          </table:table-cell>
          <table:table-cell table:formula="of:=IF([.VX84]&gt;0;[.$D$82]+1/[.VX86];[.$D$53])" office:value-type="float" office:value="67.5925925925926" calcext:value-type="float">
            <text:p>67.5925925925926</text:p>
          </table:table-cell>
          <table:table-cell table:formula="of:=IF([.VY84]&gt;0;[.$D$82]+1/[.VY86];[.$D$53])" office:value-type="float" office:value="67.5925925925926" calcext:value-type="float">
            <text:p>67.5925925925926</text:p>
          </table:table-cell>
          <table:table-cell table:formula="of:=IF([.VZ84]&gt;0;[.$D$82]+1/[.VZ86];[.$D$53])" office:value-type="float" office:value="67.5925925925926" calcext:value-type="float">
            <text:p>67.5925925925926</text:p>
          </table:table-cell>
          <table:table-cell table:formula="of:=IF([.WA84]&gt;0;[.$D$82]+1/[.WA86];[.$D$53])" office:value-type="float" office:value="67.5925925925926" calcext:value-type="float">
            <text:p>67.5925925925926</text:p>
          </table:table-cell>
          <table:table-cell table:formula="of:=IF([.WB84]&gt;0;[.$D$82]+1/[.WB86];[.$D$53])" office:value-type="float" office:value="67.5925925925926" calcext:value-type="float">
            <text:p>67.5925925925926</text:p>
          </table:table-cell>
          <table:table-cell table:formula="of:=IF([.WC84]&gt;0;[.$D$82]+1/[.WC86];[.$D$53])" office:value-type="float" office:value="67.5925925925926" calcext:value-type="float">
            <text:p>67.5925925925926</text:p>
          </table:table-cell>
          <table:table-cell table:formula="of:=IF([.WD84]&gt;0;[.$D$82]+1/[.WD86];[.$D$53])" office:value-type="float" office:value="67.5925925925926" calcext:value-type="float">
            <text:p>67.5925925925926</text:p>
          </table:table-cell>
          <table:table-cell table:formula="of:=IF([.WE84]&gt;0;[.$D$82]+1/[.WE86];[.$D$53])" office:value-type="float" office:value="67.5925925925926" calcext:value-type="float">
            <text:p>67.5925925925926</text:p>
          </table:table-cell>
          <table:table-cell table:formula="of:=IF([.WF84]&gt;0;[.$D$82]+1/[.WF86];[.$D$53])" office:value-type="float" office:value="67.5925925925926" calcext:value-type="float">
            <text:p>67.5925925925926</text:p>
          </table:table-cell>
          <table:table-cell table:formula="of:=IF([.WG84]&gt;0;[.$D$82]+1/[.WG86];[.$D$53])" office:value-type="float" office:value="67.5925925925926" calcext:value-type="float">
            <text:p>67.5925925925926</text:p>
          </table:table-cell>
          <table:table-cell table:formula="of:=IF([.WH84]&gt;0;[.$D$82]+1/[.WH86];[.$D$53])" office:value-type="float" office:value="67.5925925925926" calcext:value-type="float">
            <text:p>67.5925925925926</text:p>
          </table:table-cell>
          <table:table-cell table:formula="of:=IF([.WI84]&gt;0;[.$D$82]+1/[.WI86];[.$D$53])" office:value-type="float" office:value="67.5925925925926" calcext:value-type="float">
            <text:p>67.5925925925926</text:p>
          </table:table-cell>
          <table:table-cell table:formula="of:=IF([.WJ84]&gt;0;[.$D$82]+1/[.WJ86];[.$D$53])" office:value-type="float" office:value="67.5925925925926" calcext:value-type="float">
            <text:p>67.5925925925926</text:p>
          </table:table-cell>
          <table:table-cell table:formula="of:=IF([.WK84]&gt;0;[.$D$82]+1/[.WK86];[.$D$53])" office:value-type="float" office:value="67.5925925925926" calcext:value-type="float">
            <text:p>67.5925925925926</text:p>
          </table:table-cell>
          <table:table-cell table:formula="of:=IF([.WL84]&gt;0;[.$D$82]+1/[.WL86];[.$D$53])" office:value-type="float" office:value="67.5925925925926" calcext:value-type="float">
            <text:p>67.5925925925926</text:p>
          </table:table-cell>
          <table:table-cell table:formula="of:=IF([.WM84]&gt;0;[.$D$82]+1/[.WM86];[.$D$53])" office:value-type="float" office:value="67.5925925925926" calcext:value-type="float">
            <text:p>67.5925925925926</text:p>
          </table:table-cell>
          <table:table-cell table:formula="of:=IF([.WN84]&gt;0;[.$D$82]+1/[.WN86];[.$D$53])" office:value-type="float" office:value="67.5925925925926" calcext:value-type="float">
            <text:p>67.5925925925926</text:p>
          </table:table-cell>
          <table:table-cell table:formula="of:=IF([.WO84]&gt;0;[.$D$82]+1/[.WO86];[.$D$53])" office:value-type="float" office:value="67.5925925925926" calcext:value-type="float">
            <text:p>67.5925925925926</text:p>
          </table:table-cell>
          <table:table-cell table:formula="of:=IF([.WP84]&gt;0;[.$D$82]+1/[.WP86];[.$D$53])" office:value-type="float" office:value="67.5925925925926" calcext:value-type="float">
            <text:p>67.5925925925926</text:p>
          </table:table-cell>
          <table:table-cell table:formula="of:=IF([.WQ84]&gt;0;[.$D$82]+1/[.WQ86];[.$D$53])" office:value-type="float" office:value="67.5925925925926" calcext:value-type="float">
            <text:p>67.5925925925926</text:p>
          </table:table-cell>
          <table:table-cell table:formula="of:=IF([.WR84]&gt;0;[.$D$82]+1/[.WR86];[.$D$53])" office:value-type="float" office:value="67.5925925925926" calcext:value-type="float">
            <text:p>67.5925925925926</text:p>
          </table:table-cell>
          <table:table-cell table:formula="of:=IF([.WS84]&gt;0;[.$D$82]+1/[.WS86];[.$D$53])" office:value-type="float" office:value="67.5925925925926" calcext:value-type="float">
            <text:p>67.5925925925926</text:p>
          </table:table-cell>
          <table:table-cell table:formula="of:=IF([.WT84]&gt;0;[.$D$82]+1/[.WT86];[.$D$53])" office:value-type="float" office:value="67.5925925925926" calcext:value-type="float">
            <text:p>67.5925925925926</text:p>
          </table:table-cell>
          <table:table-cell table:formula="of:=IF([.WU84]&gt;0;[.$D$82]+1/[.WU86];[.$D$53])" office:value-type="float" office:value="67.5925925925926" calcext:value-type="float">
            <text:p>67.5925925925926</text:p>
          </table:table-cell>
          <table:table-cell table:formula="of:=IF([.WV84]&gt;0;[.$D$82]+1/[.WV86];[.$D$53])" office:value-type="float" office:value="67.5925925925926" calcext:value-type="float">
            <text:p>67.5925925925926</text:p>
          </table:table-cell>
          <table:table-cell table:formula="of:=IF([.WW84]&gt;0;[.$D$82]+1/[.WW86];[.$D$53])" office:value-type="float" office:value="67.5925925925926" calcext:value-type="float">
            <text:p>67.5925925925926</text:p>
          </table:table-cell>
          <table:table-cell table:formula="of:=IF([.WX84]&gt;0;[.$D$82]+1/[.WX86];[.$D$53])" office:value-type="float" office:value="67.5925925925926" calcext:value-type="float">
            <text:p>67.5925925925926</text:p>
          </table:table-cell>
          <table:table-cell table:formula="of:=IF([.WY84]&gt;0;[.$D$82]+1/[.WY86];[.$D$53])" office:value-type="float" office:value="67.5925925925926" calcext:value-type="float">
            <text:p>67.5925925925926</text:p>
          </table:table-cell>
          <table:table-cell table:formula="of:=IF([.WZ84]&gt;0;[.$D$82]+1/[.WZ86];[.$D$53])" office:value-type="float" office:value="67.5925925925926" calcext:value-type="float">
            <text:p>67.5925925925926</text:p>
          </table:table-cell>
          <table:table-cell table:formula="of:=IF([.XA84]&gt;0;[.$D$82]+1/[.XA86];[.$D$53])" office:value-type="float" office:value="67.5925925925926" calcext:value-type="float">
            <text:p>67.5925925925926</text:p>
          </table:table-cell>
          <table:table-cell table:formula="of:=IF([.XB84]&gt;0;[.$D$82]+1/[.XB86];[.$D$53])" office:value-type="float" office:value="67.5925925925926" calcext:value-type="float">
            <text:p>67.5925925925926</text:p>
          </table:table-cell>
          <table:table-cell table:formula="of:=IF([.XC84]&gt;0;[.$D$82]+1/[.XC86];[.$D$53])" office:value-type="float" office:value="67.5925925925926" calcext:value-type="float">
            <text:p>67.5925925925926</text:p>
          </table:table-cell>
          <table:table-cell table:formula="of:=IF([.XD84]&gt;0;[.$D$82]+1/[.XD86];[.$D$53])" office:value-type="float" office:value="67.5925925925926" calcext:value-type="float">
            <text:p>67.5925925925926</text:p>
          </table:table-cell>
          <table:table-cell table:formula="of:=IF([.XE84]&gt;0;[.$D$82]+1/[.XE86];[.$D$53])" office:value-type="float" office:value="67.5925925925926" calcext:value-type="float">
            <text:p>67.5925925925926</text:p>
          </table:table-cell>
          <table:table-cell table:formula="of:=IF([.XF84]&gt;0;[.$D$82]+1/[.XF86];[.$D$53])" office:value-type="float" office:value="67.5925925925926" calcext:value-type="float">
            <text:p>67.5925925925926</text:p>
          </table:table-cell>
          <table:table-cell table:formula="of:=IF([.XG84]&gt;0;[.$D$82]+1/[.XG86];[.$D$53])" office:value-type="float" office:value="67.5925925925926" calcext:value-type="float">
            <text:p>67.5925925925926</text:p>
          </table:table-cell>
          <table:table-cell table:formula="of:=IF([.XH84]&gt;0;[.$D$82]+1/[.XH86];[.$D$53])" office:value-type="float" office:value="67.5925925925926" calcext:value-type="float">
            <text:p>67.5925925925926</text:p>
          </table:table-cell>
          <table:table-cell table:formula="of:=IF([.XI84]&gt;0;[.$D$82]+1/[.XI86];[.$D$53])" office:value-type="float" office:value="67.5925925925926" calcext:value-type="float">
            <text:p>67.5925925925926</text:p>
          </table:table-cell>
          <table:table-cell table:formula="of:=IF([.XJ84]&gt;0;[.$D$82]+1/[.XJ86];[.$D$53])" office:value-type="float" office:value="67.5925925925926" calcext:value-type="float">
            <text:p>67.5925925925926</text:p>
          </table:table-cell>
          <table:table-cell table:formula="of:=IF([.XK84]&gt;0;[.$D$82]+1/[.XK86];[.$D$53])" office:value-type="float" office:value="67.5925925925926" calcext:value-type="float">
            <text:p>67.5925925925926</text:p>
          </table:table-cell>
          <table:table-cell table:formula="of:=IF([.XL84]&gt;0;[.$D$82]+1/[.XL86];[.$D$53])" office:value-type="float" office:value="67.5925925925926" calcext:value-type="float">
            <text:p>67.5925925925926</text:p>
          </table:table-cell>
          <table:table-cell table:formula="of:=IF([.XM84]&gt;0;[.$D$82]+1/[.XM86];[.$D$53])" office:value-type="float" office:value="67.5925925925926" calcext:value-type="float">
            <text:p>67.5925925925926</text:p>
          </table:table-cell>
          <table:table-cell table:formula="of:=IF([.XN84]&gt;0;[.$D$82]+1/[.XN86];[.$D$53])" office:value-type="float" office:value="67.5925925925926" calcext:value-type="float">
            <text:p>67.5925925925926</text:p>
          </table:table-cell>
          <table:table-cell table:formula="of:=IF([.XO84]&gt;0;[.$D$82]+1/[.XO86];[.$D$53])" office:value-type="float" office:value="67.5925925925926" calcext:value-type="float">
            <text:p>67.5925925925926</text:p>
          </table:table-cell>
          <table:table-cell table:formula="of:=IF([.XP84]&gt;0;[.$D$82]+1/[.XP86];[.$D$53])" office:value-type="float" office:value="67.5925925925926" calcext:value-type="float">
            <text:p>67.5925925925926</text:p>
          </table:table-cell>
          <table:table-cell table:formula="of:=IF([.XQ84]&gt;0;[.$D$82]+1/[.XQ86];[.$D$53])" office:value-type="float" office:value="67.5925925925926" calcext:value-type="float">
            <text:p>67.5925925925926</text:p>
          </table:table-cell>
          <table:table-cell table:formula="of:=IF([.XR84]&gt;0;[.$D$82]+1/[.XR86];[.$D$53])" office:value-type="float" office:value="67.5925925925926" calcext:value-type="float">
            <text:p>67.5925925925926</text:p>
          </table:table-cell>
          <table:table-cell table:formula="of:=IF([.XS84]&gt;0;[.$D$82]+1/[.XS86];[.$D$53])" office:value-type="float" office:value="67.5925925925926" calcext:value-type="float">
            <text:p>67.5925925925926</text:p>
          </table:table-cell>
          <table:table-cell table:formula="of:=IF([.XT84]&gt;0;[.$D$82]+1/[.XT86];[.$D$53])" office:value-type="float" office:value="67.5925925925926" calcext:value-type="float">
            <text:p>67.5925925925926</text:p>
          </table:table-cell>
          <table:table-cell table:formula="of:=IF([.XU84]&gt;0;[.$D$82]+1/[.XU86];[.$D$53])" office:value-type="float" office:value="67.5925925925926" calcext:value-type="float">
            <text:p>67.5925925925926</text:p>
          </table:table-cell>
          <table:table-cell table:formula="of:=IF([.XV84]&gt;0;[.$D$82]+1/[.XV86];[.$D$53])" office:value-type="float" office:value="67.5925925925926" calcext:value-type="float">
            <text:p>67.5925925925926</text:p>
          </table:table-cell>
          <table:table-cell table:formula="of:=IF([.XW84]&gt;0;[.$D$82]+1/[.XW86];[.$D$53])" office:value-type="float" office:value="67.5925925925926" calcext:value-type="float">
            <text:p>67.5925925925926</text:p>
          </table:table-cell>
          <table:table-cell table:formula="of:=IF([.XX84]&gt;0;[.$D$82]+1/[.XX86];[.$D$53])" office:value-type="float" office:value="67.5925925925926" calcext:value-type="float">
            <text:p>67.5925925925926</text:p>
          </table:table-cell>
          <table:table-cell table:formula="of:=IF([.XY84]&gt;0;[.$D$82]+1/[.XY86];[.$D$53])" office:value-type="float" office:value="67.5925925925926" calcext:value-type="float">
            <text:p>67.5925925925926</text:p>
          </table:table-cell>
          <table:table-cell table:formula="of:=IF([.XZ84]&gt;0;[.$D$82]+1/[.XZ86];[.$D$53])" office:value-type="float" office:value="67.5925925925926" calcext:value-type="float">
            <text:p>67.5925925925926</text:p>
          </table:table-cell>
          <table:table-cell table:formula="of:=IF([.YA84]&gt;0;[.$D$82]+1/[.YA86];[.$D$53])" office:value-type="float" office:value="67.5925925925926" calcext:value-type="float">
            <text:p>67.5925925925926</text:p>
          </table:table-cell>
          <table:table-cell table:formula="of:=IF([.YB84]&gt;0;[.$D$82]+1/[.YB86];[.$D$53])" office:value-type="float" office:value="67.5925925925926" calcext:value-type="float">
            <text:p>67.5925925925926</text:p>
          </table:table-cell>
          <table:table-cell table:formula="of:=IF([.YC84]&gt;0;[.$D$82]+1/[.YC86];[.$D$53])" office:value-type="float" office:value="67.5925925925926" calcext:value-type="float">
            <text:p>67.5925925925926</text:p>
          </table:table-cell>
          <table:table-cell table:formula="of:=IF([.YD84]&gt;0;[.$D$82]+1/[.YD86];[.$D$53])" office:value-type="float" office:value="67.5925925925926" calcext:value-type="float">
            <text:p>67.5925925925926</text:p>
          </table:table-cell>
          <table:table-cell table:formula="of:=IF([.YE84]&gt;0;[.$D$82]+1/[.YE86];[.$D$53])" office:value-type="float" office:value="67.5925925925926" calcext:value-type="float">
            <text:p>67.5925925925926</text:p>
          </table:table-cell>
          <table:table-cell table:formula="of:=IF([.YF84]&gt;0;[.$D$82]+1/[.YF86];[.$D$53])" office:value-type="float" office:value="67.5925925925926" calcext:value-type="float">
            <text:p>67.5925925925926</text:p>
          </table:table-cell>
          <table:table-cell table:formula="of:=IF([.YG84]&gt;0;[.$D$82]+1/[.YG86];[.$D$53])" office:value-type="float" office:value="67.5925925925926" calcext:value-type="float">
            <text:p>67.5925925925926</text:p>
          </table:table-cell>
          <table:table-cell table:formula="of:=IF([.YH84]&gt;0;[.$D$82]+1/[.YH86];[.$D$53])" office:value-type="float" office:value="67.5925925925926" calcext:value-type="float">
            <text:p>67.5925925925926</text:p>
          </table:table-cell>
          <table:table-cell table:formula="of:=IF([.YI84]&gt;0;[.$D$82]+1/[.YI86];[.$D$53])" office:value-type="float" office:value="67.5925925925926" calcext:value-type="float">
            <text:p>67.5925925925926</text:p>
          </table:table-cell>
          <table:table-cell table:formula="of:=IF([.YJ84]&gt;0;[.$D$82]+1/[.YJ86];[.$D$53])" office:value-type="float" office:value="67.5925925925926" calcext:value-type="float">
            <text:p>67.5925925925926</text:p>
          </table:table-cell>
          <table:table-cell table:formula="of:=IF([.YK84]&gt;0;[.$D$82]+1/[.YK86];[.$D$53])" office:value-type="float" office:value="67.5925925925926" calcext:value-type="float">
            <text:p>67.5925925925926</text:p>
          </table:table-cell>
          <table:table-cell table:formula="of:=IF([.YL84]&gt;0;[.$D$82]+1/[.YL86];[.$D$53])" office:value-type="float" office:value="67.5925925925926" calcext:value-type="float">
            <text:p>67.5925925925926</text:p>
          </table:table-cell>
          <table:table-cell table:formula="of:=IF([.YM84]&gt;0;[.$D$82]+1/[.YM86];[.$D$53])" office:value-type="float" office:value="67.5925925925926" calcext:value-type="float">
            <text:p>67.5925925925926</text:p>
          </table:table-cell>
          <table:table-cell table:formula="of:=IF([.YN84]&gt;0;[.$D$82]+1/[.YN86];[.$D$53])" office:value-type="float" office:value="67.5925925925926" calcext:value-type="float">
            <text:p>67.5925925925926</text:p>
          </table:table-cell>
          <table:table-cell table:formula="of:=IF([.YO84]&gt;0;[.$D$82]+1/[.YO86];[.$D$53])" office:value-type="float" office:value="67.5925925925926" calcext:value-type="float">
            <text:p>67.5925925925926</text:p>
          </table:table-cell>
          <table:table-cell table:formula="of:=IF([.YP84]&gt;0;[.$D$82]+1/[.YP86];[.$D$53])" office:value-type="float" office:value="67.5925925925926" calcext:value-type="float">
            <text:p>67.5925925925926</text:p>
          </table:table-cell>
          <table:table-cell table:formula="of:=IF([.YQ84]&gt;0;[.$D$82]+1/[.YQ86];[.$D$53])" office:value-type="float" office:value="67.5925925925926" calcext:value-type="float">
            <text:p>67.5925925925926</text:p>
          </table:table-cell>
          <table:table-cell table:formula="of:=IF([.YR84]&gt;0;[.$D$82]+1/[.YR86];[.$D$53])" office:value-type="float" office:value="67.5925925925926" calcext:value-type="float">
            <text:p>67.5925925925926</text:p>
          </table:table-cell>
          <table:table-cell table:formula="of:=IF([.YS84]&gt;0;[.$D$82]+1/[.YS86];[.$D$53])" office:value-type="float" office:value="67.5925925925926" calcext:value-type="float">
            <text:p>67.5925925925926</text:p>
          </table:table-cell>
          <table:table-cell table:formula="of:=IF([.YT84]&gt;0;[.$D$82]+1/[.YT86];[.$D$53])" office:value-type="float" office:value="67.5925925925926" calcext:value-type="float">
            <text:p>67.5925925925926</text:p>
          </table:table-cell>
          <table:table-cell table:formula="of:=IF([.YU84]&gt;0;[.$D$82]+1/[.YU86];[.$D$53])" office:value-type="float" office:value="67.5925925925926" calcext:value-type="float">
            <text:p>67.5925925925926</text:p>
          </table:table-cell>
          <table:table-cell table:formula="of:=IF([.YV84]&gt;0;[.$D$82]+1/[.YV86];[.$D$53])" office:value-type="float" office:value="67.5925925925926" calcext:value-type="float">
            <text:p>67.5925925925926</text:p>
          </table:table-cell>
          <table:table-cell table:formula="of:=IF([.YW84]&gt;0;[.$D$82]+1/[.YW86];[.$D$53])" office:value-type="float" office:value="67.5925925925926" calcext:value-type="float">
            <text:p>67.5925925925926</text:p>
          </table:table-cell>
          <table:table-cell table:formula="of:=IF([.YX84]&gt;0;[.$D$82]+1/[.YX86];[.$D$53])" office:value-type="float" office:value="67.5925925925926" calcext:value-type="float">
            <text:p>67.5925925925926</text:p>
          </table:table-cell>
          <table:table-cell table:formula="of:=IF([.YY84]&gt;0;[.$D$82]+1/[.YY86];[.$D$53])" office:value-type="float" office:value="67.5925925925926" calcext:value-type="float">
            <text:p>67.5925925925926</text:p>
          </table:table-cell>
          <table:table-cell table:formula="of:=IF([.YZ84]&gt;0;[.$D$82]+1/[.YZ86];[.$D$53])" office:value-type="float" office:value="67.5925925925926" calcext:value-type="float">
            <text:p>67.5925925925926</text:p>
          </table:table-cell>
          <table:table-cell table:formula="of:=IF([.ZA84]&gt;0;[.$D$82]+1/[.ZA86];[.$D$53])" office:value-type="float" office:value="67.5925925925926" calcext:value-type="float">
            <text:p>67.5925925925926</text:p>
          </table:table-cell>
          <table:table-cell table:formula="of:=IF([.ZB84]&gt;0;[.$D$82]+1/[.ZB86];[.$D$53])" office:value-type="float" office:value="67.5925925925926" calcext:value-type="float">
            <text:p>67.5925925925926</text:p>
          </table:table-cell>
          <table:table-cell table:formula="of:=IF([.ZC84]&gt;0;[.$D$82]+1/[.ZC86];[.$D$53])" office:value-type="float" office:value="67.5925925925926" calcext:value-type="float">
            <text:p>67.5925925925926</text:p>
          </table:table-cell>
          <table:table-cell table:formula="of:=IF([.ZD84]&gt;0;[.$D$82]+1/[.ZD86];[.$D$53])" office:value-type="float" office:value="67.5925925925926" calcext:value-type="float">
            <text:p>67.5925925925926</text:p>
          </table:table-cell>
          <table:table-cell table:formula="of:=IF([.ZE84]&gt;0;[.$D$82]+1/[.ZE86];[.$D$53])" office:value-type="float" office:value="67.5925925925926" calcext:value-type="float">
            <text:p>67.5925925925926</text:p>
          </table:table-cell>
          <table:table-cell table:formula="of:=IF([.ZF84]&gt;0;[.$D$82]+1/[.ZF86];[.$D$53])" office:value-type="float" office:value="67.5925925925926" calcext:value-type="float">
            <text:p>67.5925925925926</text:p>
          </table:table-cell>
          <table:table-cell table:formula="of:=IF([.ZG84]&gt;0;[.$D$82]+1/[.ZG86];[.$D$53])" office:value-type="float" office:value="67.5925925925926" calcext:value-type="float">
            <text:p>67.5925925925926</text:p>
          </table:table-cell>
          <table:table-cell table:formula="of:=IF([.ZH84]&gt;0;[.$D$82]+1/[.ZH86];[.$D$53])" office:value-type="float" office:value="67.5925925925926" calcext:value-type="float">
            <text:p>67.5925925925926</text:p>
          </table:table-cell>
          <table:table-cell table:formula="of:=IF([.ZI84]&gt;0;[.$D$82]+1/[.ZI86];[.$D$53])" office:value-type="float" office:value="67.5925925925926" calcext:value-type="float">
            <text:p>67.5925925925926</text:p>
          </table:table-cell>
          <table:table-cell table:formula="of:=IF([.ZJ84]&gt;0;[.$D$82]+1/[.ZJ86];[.$D$53])" office:value-type="float" office:value="67.5925925925926" calcext:value-type="float">
            <text:p>67.5925925925926</text:p>
          </table:table-cell>
          <table:table-cell table:formula="of:=IF([.ZK84]&gt;0;[.$D$82]+1/[.ZK86];[.$D$53])" office:value-type="float" office:value="67.5925925925926" calcext:value-type="float">
            <text:p>67.5925925925926</text:p>
          </table:table-cell>
          <table:table-cell table:formula="of:=IF([.ZL84]&gt;0;[.$D$82]+1/[.ZL86];[.$D$53])" office:value-type="float" office:value="67.5925925925926" calcext:value-type="float">
            <text:p>67.5925925925926</text:p>
          </table:table-cell>
          <table:table-cell table:formula="of:=IF([.ZM84]&gt;0;[.$D$82]+1/[.ZM86];[.$D$53])" office:value-type="float" office:value="67.5925925925926" calcext:value-type="float">
            <text:p>67.5925925925926</text:p>
          </table:table-cell>
          <table:table-cell table:formula="of:=IF([.ZN84]&gt;0;[.$D$82]+1/[.ZN86];[.$D$53])" office:value-type="float" office:value="67.5925925925926" calcext:value-type="float">
            <text:p>67.5925925925926</text:p>
          </table:table-cell>
          <table:table-cell table:formula="of:=IF([.ZO84]&gt;0;[.$D$82]+1/[.ZO86];[.$D$53])" office:value-type="float" office:value="67.5925925925926" calcext:value-type="float">
            <text:p>67.5925925925926</text:p>
          </table:table-cell>
          <table:table-cell table:formula="of:=IF([.ZP84]&gt;0;[.$D$82]+1/[.ZP86];[.$D$53])" office:value-type="float" office:value="67.5925925925926" calcext:value-type="float">
            <text:p>67.5925925925926</text:p>
          </table:table-cell>
          <table:table-cell table:formula="of:=IF([.ZQ84]&gt;0;[.$D$82]+1/[.ZQ86];[.$D$53])" office:value-type="float" office:value="67.5925925925926" calcext:value-type="float">
            <text:p>67.5925925925926</text:p>
          </table:table-cell>
          <table:table-cell table:formula="of:=IF([.ZR84]&gt;0;[.$D$82]+1/[.ZR86];[.$D$53])" office:value-type="float" office:value="67.5925925925926" calcext:value-type="float">
            <text:p>67.5925925925926</text:p>
          </table:table-cell>
          <table:table-cell table:formula="of:=IF([.ZS84]&gt;0;[.$D$82]+1/[.ZS86];[.$D$53])" office:value-type="float" office:value="67.5925925925926" calcext:value-type="float">
            <text:p>67.5925925925926</text:p>
          </table:table-cell>
          <table:table-cell table:formula="of:=IF([.ZT84]&gt;0;[.$D$82]+1/[.ZT86];[.$D$53])" office:value-type="float" office:value="67.5925925925926" calcext:value-type="float">
            <text:p>67.5925925925926</text:p>
          </table:table-cell>
          <table:table-cell table:formula="of:=IF([.ZU84]&gt;0;[.$D$82]+1/[.ZU86];[.$D$53])" office:value-type="float" office:value="67.5925925925926" calcext:value-type="float">
            <text:p>67.5925925925926</text:p>
          </table:table-cell>
          <table:table-cell table:formula="of:=IF([.ZV84]&gt;0;[.$D$82]+1/[.ZV86];[.$D$53])" office:value-type="float" office:value="67.5925925925926" calcext:value-type="float">
            <text:p>67.5925925925926</text:p>
          </table:table-cell>
          <table:table-cell table:formula="of:=IF([.ZW84]&gt;0;[.$D$82]+1/[.ZW86];[.$D$53])" office:value-type="float" office:value="67.5925925925926" calcext:value-type="float">
            <text:p>67.5925925925926</text:p>
          </table:table-cell>
          <table:table-cell table:formula="of:=IF([.ZX84]&gt;0;[.$D$82]+1/[.ZX86];[.$D$53])" office:value-type="float" office:value="67.5925925925926" calcext:value-type="float">
            <text:p>67.5925925925926</text:p>
          </table:table-cell>
          <table:table-cell table:formula="of:=IF([.ZY84]&gt;0;[.$D$82]+1/[.ZY86];[.$D$53])" office:value-type="float" office:value="67.5925925925926" calcext:value-type="float">
            <text:p>67.5925925925926</text:p>
          </table:table-cell>
          <table:table-cell table:formula="of:=IF([.ZZ84]&gt;0;[.$D$82]+1/[.ZZ86];[.$D$53])" office:value-type="float" office:value="67.5925925925926" calcext:value-type="float">
            <text:p>67.5925925925926</text:p>
          </table:table-cell>
          <table:table-cell table:formula="of:=IF([.AAA84]&gt;0;[.$D$82]+1/[.AAA86];[.$D$53])" office:value-type="float" office:value="67.5925925925926" calcext:value-type="float">
            <text:p>67.5925925925926</text:p>
          </table:table-cell>
          <table:table-cell table:formula="of:=IF([.AAB84]&gt;0;[.$D$82]+1/[.AAB86];[.$D$53])" office:value-type="float" office:value="67.5925925925926" calcext:value-type="float">
            <text:p>67.5925925925926</text:p>
          </table:table-cell>
          <table:table-cell table:formula="of:=IF([.AAC84]&gt;0;[.$D$82]+1/[.AAC86];[.$D$53])" office:value-type="float" office:value="67.5925925925926" calcext:value-type="float">
            <text:p>67.5925925925926</text:p>
          </table:table-cell>
          <table:table-cell table:formula="of:=IF([.AAD84]&gt;0;[.$D$82]+1/[.AAD86];[.$D$53])" office:value-type="float" office:value="67.5925925925926" calcext:value-type="float">
            <text:p>67.5925925925926</text:p>
          </table:table-cell>
          <table:table-cell table:formula="of:=IF([.AAE84]&gt;0;[.$D$82]+1/[.AAE86];[.$D$53])" office:value-type="float" office:value="67.5925925925926" calcext:value-type="float">
            <text:p>67.5925925925926</text:p>
          </table:table-cell>
          <table:table-cell table:formula="of:=IF([.AAF84]&gt;0;[.$D$82]+1/[.AAF86];[.$D$53])" office:value-type="float" office:value="67.5925925925926" calcext:value-type="float">
            <text:p>67.5925925925926</text:p>
          </table:table-cell>
          <table:table-cell table:formula="of:=IF([.AAG84]&gt;0;[.$D$82]+1/[.AAG86];[.$D$53])" office:value-type="float" office:value="67.5925925925926" calcext:value-type="float">
            <text:p>67.5925925925926</text:p>
          </table:table-cell>
          <table:table-cell table:formula="of:=IF([.AAH84]&gt;0;[.$D$82]+1/[.AAH86];[.$D$53])" office:value-type="float" office:value="67.5925925925926" calcext:value-type="float">
            <text:p>67.5925925925926</text:p>
          </table:table-cell>
          <table:table-cell table:formula="of:=IF([.AAI84]&gt;0;[.$D$82]+1/[.AAI86];[.$D$53])" office:value-type="float" office:value="67.5925925925926" calcext:value-type="float">
            <text:p>67.5925925925926</text:p>
          </table:table-cell>
          <table:table-cell table:formula="of:=IF([.AAJ84]&gt;0;[.$D$82]+1/[.AAJ86];[.$D$53])" office:value-type="float" office:value="67.5925925925926" calcext:value-type="float">
            <text:p>67.5925925925926</text:p>
          </table:table-cell>
          <table:table-cell table:formula="of:=IF([.AAK84]&gt;0;[.$D$82]+1/[.AAK86];[.$D$53])" office:value-type="float" office:value="67.5925925925926" calcext:value-type="float">
            <text:p>67.5925925925926</text:p>
          </table:table-cell>
          <table:table-cell table:formula="of:=IF([.AAL84]&gt;0;[.$D$82]+1/[.AAL86];[.$D$53])" office:value-type="float" office:value="67.5925925925926" calcext:value-type="float">
            <text:p>67.5925925925926</text:p>
          </table:table-cell>
          <table:table-cell table:formula="of:=IF([.AAM84]&gt;0;[.$D$82]+1/[.AAM86];[.$D$53])" office:value-type="float" office:value="67.5925925925926" calcext:value-type="float">
            <text:p>67.5925925925926</text:p>
          </table:table-cell>
          <table:table-cell table:formula="of:=IF([.AAN84]&gt;0;[.$D$82]+1/[.AAN86];[.$D$53])" office:value-type="float" office:value="67.5925925925926" calcext:value-type="float">
            <text:p>67.5925925925926</text:p>
          </table:table-cell>
          <table:table-cell table:formula="of:=IF([.AAO84]&gt;0;[.$D$82]+1/[.AAO86];[.$D$53])" office:value-type="float" office:value="67.5925925925926" calcext:value-type="float">
            <text:p>67.5925925925926</text:p>
          </table:table-cell>
          <table:table-cell table:formula="of:=IF([.AAP84]&gt;0;[.$D$82]+1/[.AAP86];[.$D$53])" office:value-type="float" office:value="67.5925925925926" calcext:value-type="float">
            <text:p>67.5925925925926</text:p>
          </table:table-cell>
          <table:table-cell table:formula="of:=IF([.AAQ84]&gt;0;[.$D$82]+1/[.AAQ86];[.$D$53])" office:value-type="float" office:value="67.5925925925926" calcext:value-type="float">
            <text:p>67.5925925925926</text:p>
          </table:table-cell>
          <table:table-cell table:formula="of:=IF([.AAR84]&gt;0;[.$D$82]+1/[.AAR86];[.$D$53])" office:value-type="float" office:value="67.5925925925926" calcext:value-type="float">
            <text:p>67.5925925925926</text:p>
          </table:table-cell>
          <table:table-cell table:formula="of:=IF([.AAS84]&gt;0;[.$D$82]+1/[.AAS86];[.$D$53])" office:value-type="float" office:value="67.5925925925926" calcext:value-type="float">
            <text:p>67.5925925925926</text:p>
          </table:table-cell>
          <table:table-cell table:formula="of:=IF([.AAT84]&gt;0;[.$D$82]+1/[.AAT86];[.$D$53])" office:value-type="float" office:value="67.5925925925926" calcext:value-type="float">
            <text:p>67.5925925925926</text:p>
          </table:table-cell>
          <table:table-cell table:formula="of:=IF([.AAU84]&gt;0;[.$D$82]+1/[.AAU86];[.$D$53])" office:value-type="float" office:value="67.5925925925926" calcext:value-type="float">
            <text:p>67.5925925925926</text:p>
          </table:table-cell>
          <table:table-cell table:formula="of:=IF([.AAV84]&gt;0;[.$D$82]+1/[.AAV86];[.$D$53])" office:value-type="float" office:value="67.5925925925926" calcext:value-type="float">
            <text:p>67.5925925925926</text:p>
          </table:table-cell>
          <table:table-cell table:formula="of:=IF([.AAW84]&gt;0;[.$D$82]+1/[.AAW86];[.$D$53])" office:value-type="float" office:value="67.5925925925926" calcext:value-type="float">
            <text:p>67.5925925925926</text:p>
          </table:table-cell>
          <table:table-cell table:formula="of:=IF([.AAX84]&gt;0;[.$D$82]+1/[.AAX86];[.$D$53])" office:value-type="float" office:value="67.5925925925926" calcext:value-type="float">
            <text:p>67.5925925925926</text:p>
          </table:table-cell>
          <table:table-cell table:formula="of:=IF([.AAY84]&gt;0;[.$D$82]+1/[.AAY86];[.$D$53])" office:value-type="float" office:value="67.5925925925926" calcext:value-type="float">
            <text:p>67.5925925925926</text:p>
          </table:table-cell>
          <table:table-cell table:formula="of:=IF([.AAZ84]&gt;0;[.$D$82]+1/[.AAZ86];[.$D$53])" office:value-type="float" office:value="67.5925925925926" calcext:value-type="float">
            <text:p>67.5925925925926</text:p>
          </table:table-cell>
          <table:table-cell table:formula="of:=IF([.ABA84]&gt;0;[.$D$82]+1/[.ABA86];[.$D$53])" office:value-type="float" office:value="67.5925925925926" calcext:value-type="float">
            <text:p>67.5925925925926</text:p>
          </table:table-cell>
          <table:table-cell table:formula="of:=IF([.ABB84]&gt;0;[.$D$82]+1/[.ABB86];[.$D$53])" office:value-type="float" office:value="67.5925925925926" calcext:value-type="float">
            <text:p>67.5925925925926</text:p>
          </table:table-cell>
          <table:table-cell table:formula="of:=IF([.ABC84]&gt;0;[.$D$82]+1/[.ABC86];[.$D$53])" office:value-type="float" office:value="67.5925925925926" calcext:value-type="float">
            <text:p>67.5925925925926</text:p>
          </table:table-cell>
          <table:table-cell table:formula="of:=IF([.ABD84]&gt;0;[.$D$82]+1/[.ABD86];[.$D$53])" office:value-type="float" office:value="67.5925925925926" calcext:value-type="float">
            <text:p>67.5925925925926</text:p>
          </table:table-cell>
          <table:table-cell table:formula="of:=IF([.ABE84]&gt;0;[.$D$82]+1/[.ABE86];[.$D$53])" office:value-type="float" office:value="67.5925925925926" calcext:value-type="float">
            <text:p>67.5925925925926</text:p>
          </table:table-cell>
          <table:table-cell table:formula="of:=IF([.ABF84]&gt;0;[.$D$82]+1/[.ABF86];[.$D$53])" office:value-type="float" office:value="67.5925925925926" calcext:value-type="float">
            <text:p>67.5925925925926</text:p>
          </table:table-cell>
          <table:table-cell table:formula="of:=IF([.ABG84]&gt;0;[.$D$82]+1/[.ABG86];[.$D$53])" office:value-type="float" office:value="67.5925925925926" calcext:value-type="float">
            <text:p>67.5925925925926</text:p>
          </table:table-cell>
          <table:table-cell table:formula="of:=IF([.ABH84]&gt;0;[.$D$82]+1/[.ABH86];[.$D$53])" office:value-type="float" office:value="67.5925925925926" calcext:value-type="float">
            <text:p>67.5925925925926</text:p>
          </table:table-cell>
          <table:table-cell table:formula="of:=IF([.ABI84]&gt;0;[.$D$82]+1/[.ABI86];[.$D$53])" office:value-type="float" office:value="67.5925925925926" calcext:value-type="float">
            <text:p>67.5925925925926</text:p>
          </table:table-cell>
          <table:table-cell table:formula="of:=IF([.ABJ84]&gt;0;[.$D$82]+1/[.ABJ86];[.$D$53])" office:value-type="float" office:value="67.5925925925926" calcext:value-type="float">
            <text:p>67.5925925925926</text:p>
          </table:table-cell>
          <table:table-cell table:formula="of:=IF([.ABK84]&gt;0;[.$D$82]+1/[.ABK86];[.$D$53])" office:value-type="float" office:value="67.5925925925926" calcext:value-type="float">
            <text:p>67.5925925925926</text:p>
          </table:table-cell>
          <table:table-cell table:formula="of:=IF([.ABL84]&gt;0;[.$D$82]+1/[.ABL86];[.$D$53])" office:value-type="float" office:value="67.5925925925926" calcext:value-type="float">
            <text:p>67.5925925925926</text:p>
          </table:table-cell>
          <table:table-cell table:formula="of:=IF([.ABM84]&gt;0;[.$D$82]+1/[.ABM86];[.$D$53])" office:value-type="float" office:value="67.5925925925926" calcext:value-type="float">
            <text:p>67.5925925925926</text:p>
          </table:table-cell>
          <table:table-cell table:formula="of:=IF([.ABN84]&gt;0;[.$D$82]+1/[.ABN86];[.$D$53])" office:value-type="float" office:value="67.5925925925926" calcext:value-type="float">
            <text:p>67.5925925925926</text:p>
          </table:table-cell>
          <table:table-cell table:formula="of:=IF([.ABO84]&gt;0;[.$D$82]+1/[.ABO86];[.$D$53])" office:value-type="float" office:value="67.5925925925926" calcext:value-type="float">
            <text:p>67.5925925925926</text:p>
          </table:table-cell>
          <table:table-cell table:formula="of:=IF([.ABP84]&gt;0;[.$D$82]+1/[.ABP86];[.$D$53])" office:value-type="float" office:value="67.5925925925926" calcext:value-type="float">
            <text:p>67.5925925925926</text:p>
          </table:table-cell>
          <table:table-cell table:formula="of:=IF([.ABQ84]&gt;0;[.$D$82]+1/[.ABQ86];[.$D$53])" office:value-type="float" office:value="67.5925925925926" calcext:value-type="float">
            <text:p>67.5925925925926</text:p>
          </table:table-cell>
          <table:table-cell table:formula="of:=IF([.ABR84]&gt;0;[.$D$82]+1/[.ABR86];[.$D$53])" office:value-type="float" office:value="67.5925925925926" calcext:value-type="float">
            <text:p>67.5925925925926</text:p>
          </table:table-cell>
          <table:table-cell table:formula="of:=IF([.ABS84]&gt;0;[.$D$82]+1/[.ABS86];[.$D$53])" office:value-type="float" office:value="67.5925925925926" calcext:value-type="float">
            <text:p>67.5925925925926</text:p>
          </table:table-cell>
          <table:table-cell table:formula="of:=IF([.ABT84]&gt;0;[.$D$82]+1/[.ABT86];[.$D$53])" office:value-type="float" office:value="67.5925925925926" calcext:value-type="float">
            <text:p>67.5925925925926</text:p>
          </table:table-cell>
          <table:table-cell table:formula="of:=IF([.ABU84]&gt;0;[.$D$82]+1/[.ABU86];[.$D$53])" office:value-type="float" office:value="67.5925925925926" calcext:value-type="float">
            <text:p>67.5925925925926</text:p>
          </table:table-cell>
          <table:table-cell table:formula="of:=IF([.ABV84]&gt;0;[.$D$82]+1/[.ABV86];[.$D$53])" office:value-type="float" office:value="67.5925925925926" calcext:value-type="float">
            <text:p>67.5925925925926</text:p>
          </table:table-cell>
          <table:table-cell table:formula="of:=IF([.ABW84]&gt;0;[.$D$82]+1/[.ABW86];[.$D$53])" office:value-type="float" office:value="67.5925925925926" calcext:value-type="float">
            <text:p>67.5925925925926</text:p>
          </table:table-cell>
          <table:table-cell table:formula="of:=IF([.ABX84]&gt;0;[.$D$82]+1/[.ABX86];[.$D$53])" office:value-type="float" office:value="67.5925925925926" calcext:value-type="float">
            <text:p>67.5925925925926</text:p>
          </table:table-cell>
          <table:table-cell table:formula="of:=IF([.ABY84]&gt;0;[.$D$82]+1/[.ABY86];[.$D$53])" office:value-type="float" office:value="67.5925925925926" calcext:value-type="float">
            <text:p>67.5925925925926</text:p>
          </table:table-cell>
          <table:table-cell table:formula="of:=IF([.ABZ84]&gt;0;[.$D$82]+1/[.ABZ86];[.$D$53])" office:value-type="float" office:value="67.5925925925926" calcext:value-type="float">
            <text:p>67.5925925925926</text:p>
          </table:table-cell>
          <table:table-cell table:formula="of:=IF([.ACA84]&gt;0;[.$D$82]+1/[.ACA86];[.$D$53])" office:value-type="float" office:value="67.5925925925926" calcext:value-type="float">
            <text:p>67.5925925925926</text:p>
          </table:table-cell>
          <table:table-cell table:formula="of:=IF([.ACB84]&gt;0;[.$D$82]+1/[.ACB86];[.$D$53])" office:value-type="float" office:value="67.5925925925926" calcext:value-type="float">
            <text:p>67.5925925925926</text:p>
          </table:table-cell>
          <table:table-cell table:formula="of:=IF([.ACC84]&gt;0;[.$D$82]+1/[.ACC86];[.$D$53])" office:value-type="float" office:value="67.5925925925926" calcext:value-type="float">
            <text:p>67.5925925925926</text:p>
          </table:table-cell>
          <table:table-cell table:formula="of:=IF([.ACD84]&gt;0;[.$D$82]+1/[.ACD86];[.$D$53])" office:value-type="float" office:value="67.5925925925926" calcext:value-type="float">
            <text:p>67.5925925925926</text:p>
          </table:table-cell>
          <table:table-cell table:formula="of:=IF([.ACE84]&gt;0;[.$D$82]+1/[.ACE86];[.$D$53])" office:value-type="float" office:value="67.5925925925926" calcext:value-type="float">
            <text:p>67.5925925925926</text:p>
          </table:table-cell>
          <table:table-cell table:formula="of:=IF([.ACF84]&gt;0;[.$D$82]+1/[.ACF86];[.$D$53])" office:value-type="float" office:value="67.5925925925926" calcext:value-type="float">
            <text:p>67.5925925925926</text:p>
          </table:table-cell>
          <table:table-cell table:formula="of:=IF([.ACG84]&gt;0;[.$D$82]+1/[.ACG86];[.$D$53])" office:value-type="float" office:value="67.5925925925926" calcext:value-type="float">
            <text:p>67.5925925925926</text:p>
          </table:table-cell>
          <table:table-cell table:formula="of:=IF([.ACH84]&gt;0;[.$D$82]+1/[.ACH86];[.$D$53])" office:value-type="float" office:value="67.5925925925926" calcext:value-type="float">
            <text:p>67.5925925925926</text:p>
          </table:table-cell>
          <table:table-cell table:formula="of:=IF([.ACI84]&gt;0;[.$D$82]+1/[.ACI86];[.$D$53])" office:value-type="float" office:value="67.5925925925926" calcext:value-type="float">
            <text:p>67.5925925925926</text:p>
          </table:table-cell>
          <table:table-cell table:formula="of:=IF([.ACJ84]&gt;0;[.$D$82]+1/[.ACJ86];[.$D$53])" office:value-type="float" office:value="67.5925925925926" calcext:value-type="float">
            <text:p>67.5925925925926</text:p>
          </table:table-cell>
          <table:table-cell table:formula="of:=IF([.ACK84]&gt;0;[.$D$82]+1/[.ACK86];[.$D$53])" office:value-type="float" office:value="67.5925925925926" calcext:value-type="float">
            <text:p>67.5925925925926</text:p>
          </table:table-cell>
          <table:table-cell table:formula="of:=IF([.ACL84]&gt;0;[.$D$82]+1/[.ACL86];[.$D$53])" office:value-type="float" office:value="67.5925925925926" calcext:value-type="float">
            <text:p>67.5925925925926</text:p>
          </table:table-cell>
          <table:table-cell table:formula="of:=IF([.ACM84]&gt;0;[.$D$82]+1/[.ACM86];[.$D$53])" office:value-type="float" office:value="67.5925925925926" calcext:value-type="float">
            <text:p>67.5925925925926</text:p>
          </table:table-cell>
          <table:table-cell table:formula="of:=IF([.ACN84]&gt;0;[.$D$82]+1/[.ACN86];[.$D$53])" office:value-type="float" office:value="67.5925925925926" calcext:value-type="float">
            <text:p>67.5925925925926</text:p>
          </table:table-cell>
          <table:table-cell table:formula="of:=IF([.ACO84]&gt;0;[.$D$82]+1/[.ACO86];[.$D$53])" office:value-type="float" office:value="67.5925925925926" calcext:value-type="float">
            <text:p>67.5925925925926</text:p>
          </table:table-cell>
          <table:table-cell table:formula="of:=IF([.ACP84]&gt;0;[.$D$82]+1/[.ACP86];[.$D$53])" office:value-type="float" office:value="67.5925925925926" calcext:value-type="float">
            <text:p>67.5925925925926</text:p>
          </table:table-cell>
          <table:table-cell table:formula="of:=IF([.ACQ84]&gt;0;[.$D$82]+1/[.ACQ86];[.$D$53])" office:value-type="float" office:value="67.5925925925926" calcext:value-type="float">
            <text:p>67.5925925925926</text:p>
          </table:table-cell>
          <table:table-cell table:formula="of:=IF([.ACR84]&gt;0;[.$D$82]+1/[.ACR86];[.$D$53])" office:value-type="float" office:value="67.5925925925926" calcext:value-type="float">
            <text:p>67.5925925925926</text:p>
          </table:table-cell>
          <table:table-cell table:formula="of:=IF([.ACS84]&gt;0;[.$D$82]+1/[.ACS86];[.$D$53])" office:value-type="float" office:value="67.5925925925926" calcext:value-type="float">
            <text:p>67.5925925925926</text:p>
          </table:table-cell>
          <table:table-cell table:formula="of:=IF([.ACT84]&gt;0;[.$D$82]+1/[.ACT86];[.$D$53])" office:value-type="float" office:value="67.5925925925926" calcext:value-type="float">
            <text:p>67.5925925925926</text:p>
          </table:table-cell>
          <table:table-cell table:formula="of:=IF([.ACU84]&gt;0;[.$D$82]+1/[.ACU86];[.$D$53])" office:value-type="float" office:value="67.5925925925926" calcext:value-type="float">
            <text:p>67.5925925925926</text:p>
          </table:table-cell>
          <table:table-cell table:formula="of:=IF([.ACV84]&gt;0;[.$D$82]+1/[.ACV86];[.$D$53])" office:value-type="float" office:value="67.5925925925926" calcext:value-type="float">
            <text:p>67.5925925925926</text:p>
          </table:table-cell>
          <table:table-cell table:formula="of:=IF([.ACW84]&gt;0;[.$D$82]+1/[.ACW86];[.$D$53])" office:value-type="float" office:value="67.5925925925926" calcext:value-type="float">
            <text:p>67.5925925925926</text:p>
          </table:table-cell>
          <table:table-cell table:formula="of:=IF([.ACX84]&gt;0;[.$D$82]+1/[.ACX86];[.$D$53])" office:value-type="float" office:value="67.5925925925926" calcext:value-type="float">
            <text:p>67.5925925925926</text:p>
          </table:table-cell>
          <table:table-cell table:formula="of:=IF([.ACY84]&gt;0;[.$D$82]+1/[.ACY86];[.$D$53])" office:value-type="float" office:value="67.5925925925926" calcext:value-type="float">
            <text:p>67.5925925925926</text:p>
          </table:table-cell>
          <table:table-cell table:formula="of:=IF([.ACZ84]&gt;0;[.$D$82]+1/[.ACZ86];[.$D$53])" office:value-type="float" office:value="67.5925925925926" calcext:value-type="float">
            <text:p>67.5925925925926</text:p>
          </table:table-cell>
          <table:table-cell table:formula="of:=IF([.ADA84]&gt;0;[.$D$82]+1/[.ADA86];[.$D$53])" office:value-type="float" office:value="67.5925925925926" calcext:value-type="float">
            <text:p>67.5925925925926</text:p>
          </table:table-cell>
          <table:table-cell table:formula="of:=IF([.ADB84]&gt;0;[.$D$82]+1/[.ADB86];[.$D$53])" office:value-type="float" office:value="67.5925925925926" calcext:value-type="float">
            <text:p>67.5925925925926</text:p>
          </table:table-cell>
          <table:table-cell table:formula="of:=IF([.ADC84]&gt;0;[.$D$82]+1/[.ADC86];[.$D$53])" office:value-type="float" office:value="67.5925925925926" calcext:value-type="float">
            <text:p>67.5925925925926</text:p>
          </table:table-cell>
          <table:table-cell table:formula="of:=IF([.ADD84]&gt;0;[.$D$82]+1/[.ADD86];[.$D$53])" office:value-type="float" office:value="67.5925925925926" calcext:value-type="float">
            <text:p>67.5925925925926</text:p>
          </table:table-cell>
          <table:table-cell table:formula="of:=IF([.ADE84]&gt;0;[.$D$82]+1/[.ADE86];[.$D$53])" office:value-type="float" office:value="67.5925925925926" calcext:value-type="float">
            <text:p>67.5925925925926</text:p>
          </table:table-cell>
          <table:table-cell table:formula="of:=IF([.ADF84]&gt;0;[.$D$82]+1/[.ADF86];[.$D$53])" office:value-type="float" office:value="67.5925925925926" calcext:value-type="float">
            <text:p>67.5925925925926</text:p>
          </table:table-cell>
          <table:table-cell table:formula="of:=IF([.ADG84]&gt;0;[.$D$82]+1/[.ADG86];[.$D$53])" office:value-type="float" office:value="67.5925925925926" calcext:value-type="float">
            <text:p>67.5925925925926</text:p>
          </table:table-cell>
          <table:table-cell table:formula="of:=IF([.ADH84]&gt;0;[.$D$82]+1/[.ADH86];[.$D$53])" office:value-type="float" office:value="67.5925925925926" calcext:value-type="float">
            <text:p>67.5925925925926</text:p>
          </table:table-cell>
          <table:table-cell table:formula="of:=IF([.ADI84]&gt;0;[.$D$82]+1/[.ADI86];[.$D$53])" office:value-type="float" office:value="67.5925925925926" calcext:value-type="float">
            <text:p>67.5925925925926</text:p>
          </table:table-cell>
          <table:table-cell table:formula="of:=IF([.ADJ84]&gt;0;[.$D$82]+1/[.ADJ86];[.$D$53])" office:value-type="float" office:value="67.5925925925926" calcext:value-type="float">
            <text:p>67.5925925925926</text:p>
          </table:table-cell>
          <table:table-cell table:formula="of:=IF([.ADK84]&gt;0;[.$D$82]+1/[.ADK86];[.$D$53])" office:value-type="float" office:value="67.5925925925926" calcext:value-type="float">
            <text:p>67.5925925925926</text:p>
          </table:table-cell>
          <table:table-cell table:formula="of:=IF([.ADL84]&gt;0;[.$D$82]+1/[.ADL86];[.$D$53])" office:value-type="float" office:value="67.5925925925926" calcext:value-type="float">
            <text:p>67.5925925925926</text:p>
          </table:table-cell>
          <table:table-cell table:formula="of:=IF([.ADM84]&gt;0;[.$D$82]+1/[.ADM86];[.$D$53])" office:value-type="float" office:value="67.5925925925926" calcext:value-type="float">
            <text:p>67.5925925925926</text:p>
          </table:table-cell>
          <table:table-cell table:formula="of:=IF([.ADN84]&gt;0;[.$D$82]+1/[.ADN86];[.$D$53])" office:value-type="float" office:value="67.5925925925926" calcext:value-type="float">
            <text:p>67.5925925925926</text:p>
          </table:table-cell>
          <table:table-cell table:formula="of:=IF([.ADO84]&gt;0;[.$D$82]+1/[.ADO86];[.$D$53])" office:value-type="float" office:value="67.5925925925926" calcext:value-type="float">
            <text:p>67.5925925925926</text:p>
          </table:table-cell>
          <table:table-cell table:formula="of:=IF([.ADP84]&gt;0;[.$D$82]+1/[.ADP86];[.$D$53])" office:value-type="float" office:value="67.5925925925926" calcext:value-type="float">
            <text:p>67.5925925925926</text:p>
          </table:table-cell>
          <table:table-cell table:formula="of:=IF([.ADQ84]&gt;0;[.$D$82]+1/[.ADQ86];[.$D$53])" office:value-type="float" office:value="67.5925925925926" calcext:value-type="float">
            <text:p>67.5925925925926</text:p>
          </table:table-cell>
          <table:table-cell table:formula="of:=IF([.ADR84]&gt;0;[.$D$82]+1/[.ADR86];[.$D$53])" office:value-type="float" office:value="67.5925925925926" calcext:value-type="float">
            <text:p>67.5925925925926</text:p>
          </table:table-cell>
          <table:table-cell table:formula="of:=IF([.ADS84]&gt;0;[.$D$82]+1/[.ADS86];[.$D$53])" office:value-type="float" office:value="67.5925925925926" calcext:value-type="float">
            <text:p>67.5925925925926</text:p>
          </table:table-cell>
          <table:table-cell table:formula="of:=IF([.ADT84]&gt;0;[.$D$82]+1/[.ADT86];[.$D$53])" office:value-type="float" office:value="67.5925925925926" calcext:value-type="float">
            <text:p>67.5925925925926</text:p>
          </table:table-cell>
          <table:table-cell table:formula="of:=IF([.ADU84]&gt;0;[.$D$82]+1/[.ADU86];[.$D$53])" office:value-type="float" office:value="67.5925925925926" calcext:value-type="float">
            <text:p>67.5925925925926</text:p>
          </table:table-cell>
          <table:table-cell table:formula="of:=IF([.ADV84]&gt;0;[.$D$82]+1/[.ADV86];[.$D$53])" office:value-type="float" office:value="67.5925925925926" calcext:value-type="float">
            <text:p>67.5925925925926</text:p>
          </table:table-cell>
          <table:table-cell table:formula="of:=IF([.ADW84]&gt;0;[.$D$82]+1/[.ADW86];[.$D$53])" office:value-type="float" office:value="67.5925925925926" calcext:value-type="float">
            <text:p>67.5925925925926</text:p>
          </table:table-cell>
          <table:table-cell table:formula="of:=IF([.ADX84]&gt;0;[.$D$82]+1/[.ADX86];[.$D$53])" office:value-type="float" office:value="67.5925925925926" calcext:value-type="float">
            <text:p>67.5925925925926</text:p>
          </table:table-cell>
          <table:table-cell table:formula="of:=IF([.ADY84]&gt;0;[.$D$82]+1/[.ADY86];[.$D$53])" office:value-type="float" office:value="67.5925925925926" calcext:value-type="float">
            <text:p>67.5925925925926</text:p>
          </table:table-cell>
          <table:table-cell table:formula="of:=IF([.ADZ84]&gt;0;[.$D$82]+1/[.ADZ86];[.$D$53])" office:value-type="float" office:value="67.5925925925926" calcext:value-type="float">
            <text:p>67.5925925925926</text:p>
          </table:table-cell>
          <table:table-cell table:formula="of:=IF([.AEA84]&gt;0;[.$D$82]+1/[.AEA86];[.$D$53])" office:value-type="float" office:value="67.5925925925926" calcext:value-type="float">
            <text:p>67.5925925925926</text:p>
          </table:table-cell>
          <table:table-cell table:formula="of:=IF([.AEB84]&gt;0;[.$D$82]+1/[.AEB86];[.$D$53])" office:value-type="float" office:value="67.5925925925926" calcext:value-type="float">
            <text:p>67.5925925925926</text:p>
          </table:table-cell>
          <table:table-cell table:formula="of:=IF([.AEC84]&gt;0;[.$D$82]+1/[.AEC86];[.$D$53])" office:value-type="float" office:value="67.5925925925926" calcext:value-type="float">
            <text:p>67.5925925925926</text:p>
          </table:table-cell>
          <table:table-cell table:formula="of:=IF([.AED84]&gt;0;[.$D$82]+1/[.AED86];[.$D$53])" office:value-type="float" office:value="67.5925925925926" calcext:value-type="float">
            <text:p>67.5925925925926</text:p>
          </table:table-cell>
          <table:table-cell table:formula="of:=IF([.AEE84]&gt;0;[.$D$82]+1/[.AEE86];[.$D$53])" office:value-type="float" office:value="67.5925925925926" calcext:value-type="float">
            <text:p>67.5925925925926</text:p>
          </table:table-cell>
          <table:table-cell table:formula="of:=IF([.AEF84]&gt;0;[.$D$82]+1/[.AEF86];[.$D$53])" office:value-type="float" office:value="67.5925925925926" calcext:value-type="float">
            <text:p>67.5925925925926</text:p>
          </table:table-cell>
          <table:table-cell table:formula="of:=IF([.AEG84]&gt;0;[.$D$82]+1/[.AEG86];[.$D$53])" office:value-type="float" office:value="67.5925925925926" calcext:value-type="float">
            <text:p>67.5925925925926</text:p>
          </table:table-cell>
          <table:table-cell table:formula="of:=IF([.AEH84]&gt;0;[.$D$82]+1/[.AEH86];[.$D$53])" office:value-type="float" office:value="67.5925925925926" calcext:value-type="float">
            <text:p>67.5925925925926</text:p>
          </table:table-cell>
          <table:table-cell table:formula="of:=IF([.AEI84]&gt;0;[.$D$82]+1/[.AEI86];[.$D$53])" office:value-type="float" office:value="67.5925925925926" calcext:value-type="float">
            <text:p>67.5925925925926</text:p>
          </table:table-cell>
          <table:table-cell table:formula="of:=IF([.AEJ84]&gt;0;[.$D$82]+1/[.AEJ86];[.$D$53])" office:value-type="float" office:value="67.5925925925926" calcext:value-type="float">
            <text:p>67.5925925925926</text:p>
          </table:table-cell>
          <table:table-cell table:formula="of:=IF([.AEK84]&gt;0;[.$D$82]+1/[.AEK86];[.$D$53])" office:value-type="float" office:value="67.5925925925926" calcext:value-type="float">
            <text:p>67.5925925925926</text:p>
          </table:table-cell>
          <table:table-cell table:formula="of:=IF([.AEL84]&gt;0;[.$D$82]+1/[.AEL86];[.$D$53])" office:value-type="float" office:value="67.5925925925926" calcext:value-type="float">
            <text:p>67.5925925925926</text:p>
          </table:table-cell>
          <table:table-cell table:formula="of:=IF([.AEM84]&gt;0;[.$D$82]+1/[.AEM86];[.$D$53])" office:value-type="float" office:value="67.5925925925926" calcext:value-type="float">
            <text:p>67.5925925925926</text:p>
          </table:table-cell>
          <table:table-cell table:formula="of:=IF([.AEN84]&gt;0;[.$D$82]+1/[.AEN86];[.$D$53])" office:value-type="float" office:value="67.5925925925926" calcext:value-type="float">
            <text:p>67.5925925925926</text:p>
          </table:table-cell>
          <table:table-cell table:formula="of:=IF([.AEO84]&gt;0;[.$D$82]+1/[.AEO86];[.$D$53])" office:value-type="float" office:value="67.5925925925926" calcext:value-type="float">
            <text:p>67.5925925925926</text:p>
          </table:table-cell>
          <table:table-cell table:formula="of:=IF([.AEP84]&gt;0;[.$D$82]+1/[.AEP86];[.$D$53])" office:value-type="float" office:value="67.5925925925926" calcext:value-type="float">
            <text:p>67.5925925925926</text:p>
          </table:table-cell>
          <table:table-cell table:formula="of:=IF([.AEQ84]&gt;0;[.$D$82]+1/[.AEQ86];[.$D$53])" office:value-type="float" office:value="67.5925925925926" calcext:value-type="float">
            <text:p>67.5925925925926</text:p>
          </table:table-cell>
          <table:table-cell table:formula="of:=IF([.AER84]&gt;0;[.$D$82]+1/[.AER86];[.$D$53])" office:value-type="float" office:value="67.5925925925926" calcext:value-type="float">
            <text:p>67.5925925925926</text:p>
          </table:table-cell>
          <table:table-cell table:formula="of:=IF([.AES84]&gt;0;[.$D$82]+1/[.AES86];[.$D$53])" office:value-type="float" office:value="67.5925925925926" calcext:value-type="float">
            <text:p>67.5925925925926</text:p>
          </table:table-cell>
          <table:table-cell table:formula="of:=IF([.AET84]&gt;0;[.$D$82]+1/[.AET86];[.$D$53])" office:value-type="float" office:value="67.5925925925926" calcext:value-type="float">
            <text:p>67.5925925925926</text:p>
          </table:table-cell>
          <table:table-cell table:formula="of:=IF([.AEU84]&gt;0;[.$D$82]+1/[.AEU86];[.$D$53])" office:value-type="float" office:value="67.5925925925926" calcext:value-type="float">
            <text:p>67.5925925925926</text:p>
          </table:table-cell>
          <table:table-cell table:formula="of:=IF([.AEV84]&gt;0;[.$D$82]+1/[.AEV86];[.$D$53])" office:value-type="float" office:value="67.5925925925926" calcext:value-type="float">
            <text:p>67.5925925925926</text:p>
          </table:table-cell>
          <table:table-cell table:formula="of:=IF([.AEW84]&gt;0;[.$D$82]+1/[.AEW86];[.$D$53])" office:value-type="float" office:value="67.5925925925926" calcext:value-type="float">
            <text:p>67.5925925925926</text:p>
          </table:table-cell>
          <table:table-cell table:formula="of:=IF([.AEX84]&gt;0;[.$D$82]+1/[.AEX86];[.$D$53])" office:value-type="float" office:value="67.5925925925926" calcext:value-type="float">
            <text:p>67.5925925925926</text:p>
          </table:table-cell>
          <table:table-cell table:formula="of:=IF([.AEY84]&gt;0;[.$D$82]+1/[.AEY86];[.$D$53])" office:value-type="float" office:value="67.5925925925926" calcext:value-type="float">
            <text:p>67.5925925925926</text:p>
          </table:table-cell>
          <table:table-cell table:formula="of:=IF([.AEZ84]&gt;0;[.$D$82]+1/[.AEZ86];[.$D$53])" office:value-type="float" office:value="67.5925925925926" calcext:value-type="float">
            <text:p>67.5925925925926</text:p>
          </table:table-cell>
          <table:table-cell table:formula="of:=IF([.AFA84]&gt;0;[.$D$82]+1/[.AFA86];[.$D$53])" office:value-type="float" office:value="67.5925925925926" calcext:value-type="float">
            <text:p>67.5925925925926</text:p>
          </table:table-cell>
          <table:table-cell table:formula="of:=IF([.AFB84]&gt;0;[.$D$82]+1/[.AFB86];[.$D$53])" office:value-type="float" office:value="67.5925925925926" calcext:value-type="float">
            <text:p>67.5925925925926</text:p>
          </table:table-cell>
          <table:table-cell table:formula="of:=IF([.AFC84]&gt;0;[.$D$82]+1/[.AFC86];[.$D$53])" office:value-type="float" office:value="67.5925925925926" calcext:value-type="float">
            <text:p>67.5925925925926</text:p>
          </table:table-cell>
          <table:table-cell table:formula="of:=IF([.AFD84]&gt;0;[.$D$82]+1/[.AFD86];[.$D$53])" office:value-type="float" office:value="67.5925925925926" calcext:value-type="float">
            <text:p>67.5925925925926</text:p>
          </table:table-cell>
          <table:table-cell table:formula="of:=IF([.AFE84]&gt;0;[.$D$82]+1/[.AFE86];[.$D$53])" office:value-type="float" office:value="67.5925925925926" calcext:value-type="float">
            <text:p>67.5925925925926</text:p>
          </table:table-cell>
          <table:table-cell table:formula="of:=IF([.AFF84]&gt;0;[.$D$82]+1/[.AFF86];[.$D$53])" office:value-type="float" office:value="67.5925925925926" calcext:value-type="float">
            <text:p>67.5925925925926</text:p>
          </table:table-cell>
          <table:table-cell table:formula="of:=IF([.AFG84]&gt;0;[.$D$82]+1/[.AFG86];[.$D$53])" office:value-type="float" office:value="67.5925925925926" calcext:value-type="float">
            <text:p>67.5925925925926</text:p>
          </table:table-cell>
          <table:table-cell table:formula="of:=IF([.AFH84]&gt;0;[.$D$82]+1/[.AFH86];[.$D$53])" office:value-type="float" office:value="67.5925925925926" calcext:value-type="float">
            <text:p>67.5925925925926</text:p>
          </table:table-cell>
          <table:table-cell table:formula="of:=IF([.AFI84]&gt;0;[.$D$82]+1/[.AFI86];[.$D$53])" office:value-type="float" office:value="67.5925925925926" calcext:value-type="float">
            <text:p>67.5925925925926</text:p>
          </table:table-cell>
          <table:table-cell table:formula="of:=IF([.AFJ84]&gt;0;[.$D$82]+1/[.AFJ86];[.$D$53])" office:value-type="float" office:value="67.5925925925926" calcext:value-type="float">
            <text:p>67.5925925925926</text:p>
          </table:table-cell>
          <table:table-cell table:formula="of:=IF([.AFK84]&gt;0;[.$D$82]+1/[.AFK86];[.$D$53])" office:value-type="float" office:value="67.5925925925926" calcext:value-type="float">
            <text:p>67.5925925925926</text:p>
          </table:table-cell>
          <table:table-cell table:formula="of:=IF([.AFL84]&gt;0;[.$D$82]+1/[.AFL86];[.$D$53])" office:value-type="float" office:value="67.5925925925926" calcext:value-type="float">
            <text:p>67.5925925925926</text:p>
          </table:table-cell>
          <table:table-cell table:formula="of:=IF([.AFM84]&gt;0;[.$D$82]+1/[.AFM86];[.$D$53])" office:value-type="float" office:value="67.5925925925926" calcext:value-type="float">
            <text:p>67.5925925925926</text:p>
          </table:table-cell>
          <table:table-cell table:formula="of:=IF([.AFN84]&gt;0;[.$D$82]+1/[.AFN86];[.$D$53])" office:value-type="float" office:value="67.5925925925926" calcext:value-type="float">
            <text:p>67.5925925925926</text:p>
          </table:table-cell>
          <table:table-cell table:formula="of:=IF([.AFO84]&gt;0;[.$D$82]+1/[.AFO86];[.$D$53])" office:value-type="float" office:value="67.5925925925926" calcext:value-type="float">
            <text:p>67.5925925925926</text:p>
          </table:table-cell>
          <table:table-cell table:formula="of:=IF([.AFP84]&gt;0;[.$D$82]+1/[.AFP86];[.$D$53])" office:value-type="float" office:value="67.5925925925926" calcext:value-type="float">
            <text:p>67.5925925925926</text:p>
          </table:table-cell>
          <table:table-cell table:formula="of:=IF([.AFQ84]&gt;0;[.$D$82]+1/[.AFQ86];[.$D$53])" office:value-type="float" office:value="67.5925925925926" calcext:value-type="float">
            <text:p>67.5925925925926</text:p>
          </table:table-cell>
          <table:table-cell table:formula="of:=IF([.AFR84]&gt;0;[.$D$82]+1/[.AFR86];[.$D$53])" office:value-type="float" office:value="67.5925925925926" calcext:value-type="float">
            <text:p>67.5925925925926</text:p>
          </table:table-cell>
          <table:table-cell table:formula="of:=IF([.AFS84]&gt;0;[.$D$82]+1/[.AFS86];[.$D$53])" office:value-type="float" office:value="67.5925925925926" calcext:value-type="float">
            <text:p>67.5925925925926</text:p>
          </table:table-cell>
          <table:table-cell table:formula="of:=IF([.AFT84]&gt;0;[.$D$82]+1/[.AFT86];[.$D$53])" office:value-type="float" office:value="67.5925925925926" calcext:value-type="float">
            <text:p>67.5925925925926</text:p>
          </table:table-cell>
          <table:table-cell table:formula="of:=IF([.AFU84]&gt;0;[.$D$82]+1/[.AFU86];[.$D$53])" office:value-type="float" office:value="67.5925925925926" calcext:value-type="float">
            <text:p>67.5925925925926</text:p>
          </table:table-cell>
          <table:table-cell table:formula="of:=IF([.AFV84]&gt;0;[.$D$82]+1/[.AFV86];[.$D$53])" office:value-type="float" office:value="67.5925925925926" calcext:value-type="float">
            <text:p>67.5925925925926</text:p>
          </table:table-cell>
          <table:table-cell table:formula="of:=IF([.AFW84]&gt;0;[.$D$82]+1/[.AFW86];[.$D$53])" office:value-type="float" office:value="67.5925925925926" calcext:value-type="float">
            <text:p>67.5925925925926</text:p>
          </table:table-cell>
          <table:table-cell table:formula="of:=IF([.AFX84]&gt;0;[.$D$82]+1/[.AFX86];[.$D$53])" office:value-type="float" office:value="67.5925925925926" calcext:value-type="float">
            <text:p>67.5925925925926</text:p>
          </table:table-cell>
          <table:table-cell table:formula="of:=IF([.AFY84]&gt;0;[.$D$82]+1/[.AFY86];[.$D$53])" office:value-type="float" office:value="67.5925925925926" calcext:value-type="float">
            <text:p>67.5925925925926</text:p>
          </table:table-cell>
          <table:table-cell table:formula="of:=IF([.AFZ84]&gt;0;[.$D$82]+1/[.AFZ86];[.$D$53])" office:value-type="float" office:value="67.5925925925926" calcext:value-type="float">
            <text:p>67.5925925925926</text:p>
          </table:table-cell>
          <table:table-cell table:formula="of:=IF([.AGA84]&gt;0;[.$D$82]+1/[.AGA86];[.$D$53])" office:value-type="float" office:value="67.5925925925926" calcext:value-type="float">
            <text:p>67.5925925925926</text:p>
          </table:table-cell>
          <table:table-cell table:formula="of:=IF([.AGB84]&gt;0;[.$D$82]+1/[.AGB86];[.$D$53])" office:value-type="float" office:value="67.5925925925926" calcext:value-type="float">
            <text:p>67.5925925925926</text:p>
          </table:table-cell>
          <table:table-cell table:formula="of:=IF([.AGC84]&gt;0;[.$D$82]+1/[.AGC86];[.$D$53])" office:value-type="float" office:value="67.5925925925926" calcext:value-type="float">
            <text:p>67.5925925925926</text:p>
          </table:table-cell>
          <table:table-cell table:formula="of:=IF([.AGD84]&gt;0;[.$D$82]+1/[.AGD86];[.$D$53])" office:value-type="float" office:value="67.5925925925926" calcext:value-type="float">
            <text:p>67.5925925925926</text:p>
          </table:table-cell>
          <table:table-cell table:formula="of:=IF([.AGE84]&gt;0;[.$D$82]+1/[.AGE86];[.$D$53])" office:value-type="float" office:value="67.5925925925926" calcext:value-type="float">
            <text:p>67.5925925925926</text:p>
          </table:table-cell>
          <table:table-cell table:formula="of:=IF([.AGF84]&gt;0;[.$D$82]+1/[.AGF86];[.$D$53])" office:value-type="float" office:value="67.5925925925926" calcext:value-type="float">
            <text:p>67.5925925925926</text:p>
          </table:table-cell>
          <table:table-cell table:formula="of:=IF([.AGG84]&gt;0;[.$D$82]+1/[.AGG86];[.$D$53])" office:value-type="float" office:value="67.5925925925926" calcext:value-type="float">
            <text:p>67.5925925925926</text:p>
          </table:table-cell>
          <table:table-cell table:formula="of:=IF([.AGH84]&gt;0;[.$D$82]+1/[.AGH86];[.$D$53])" office:value-type="float" office:value="67.5925925925926" calcext:value-type="float">
            <text:p>67.5925925925926</text:p>
          </table:table-cell>
          <table:table-cell table:formula="of:=IF([.AGI84]&gt;0;[.$D$82]+1/[.AGI86];[.$D$53])" office:value-type="float" office:value="67.5925925925926" calcext:value-type="float">
            <text:p>67.5925925925926</text:p>
          </table:table-cell>
          <table:table-cell table:formula="of:=IF([.AGJ84]&gt;0;[.$D$82]+1/[.AGJ86];[.$D$53])" office:value-type="float" office:value="67.5925925925926" calcext:value-type="float">
            <text:p>67.5925925925926</text:p>
          </table:table-cell>
          <table:table-cell table:formula="of:=IF([.AGK84]&gt;0;[.$D$82]+1/[.AGK86];[.$D$53])" office:value-type="float" office:value="67.5925925925926" calcext:value-type="float">
            <text:p>67.5925925925926</text:p>
          </table:table-cell>
          <table:table-cell table:formula="of:=IF([.AGL84]&gt;0;[.$D$82]+1/[.AGL86];[.$D$53])" office:value-type="float" office:value="67.5925925925926" calcext:value-type="float">
            <text:p>67.5925925925926</text:p>
          </table:table-cell>
          <table:table-cell table:formula="of:=IF([.AGM84]&gt;0;[.$D$82]+1/[.AGM86];[.$D$53])" office:value-type="float" office:value="67.5925925925926" calcext:value-type="float">
            <text:p>67.5925925925926</text:p>
          </table:table-cell>
          <table:table-cell table:formula="of:=IF([.AGN84]&gt;0;[.$D$82]+1/[.AGN86];[.$D$53])" office:value-type="float" office:value="67.5925925925926" calcext:value-type="float">
            <text:p>67.5925925925926</text:p>
          </table:table-cell>
          <table:table-cell table:formula="of:=IF([.AGO84]&gt;0;[.$D$82]+1/[.AGO86];[.$D$53])" office:value-type="float" office:value="67.5925925925926" calcext:value-type="float">
            <text:p>67.5925925925926</text:p>
          </table:table-cell>
          <table:table-cell table:formula="of:=IF([.AGP84]&gt;0;[.$D$82]+1/[.AGP86];[.$D$53])" office:value-type="float" office:value="67.5925925925926" calcext:value-type="float">
            <text:p>67.5925925925926</text:p>
          </table:table-cell>
          <table:table-cell table:formula="of:=IF([.AGQ84]&gt;0;[.$D$82]+1/[.AGQ86];[.$D$53])" office:value-type="float" office:value="67.5925925925926" calcext:value-type="float">
            <text:p>67.5925925925926</text:p>
          </table:table-cell>
          <table:table-cell table:formula="of:=IF([.AGR84]&gt;0;[.$D$82]+1/[.AGR86];[.$D$53])" office:value-type="float" office:value="67.5925925925926" calcext:value-type="float">
            <text:p>67.5925925925926</text:p>
          </table:table-cell>
          <table:table-cell table:formula="of:=IF([.AGS84]&gt;0;[.$D$82]+1/[.AGS86];[.$D$53])" office:value-type="float" office:value="67.5925925925926" calcext:value-type="float">
            <text:p>67.5925925925926</text:p>
          </table:table-cell>
          <table:table-cell table:formula="of:=IF([.AGT84]&gt;0;[.$D$82]+1/[.AGT86];[.$D$53])" office:value-type="float" office:value="67.5925925925926" calcext:value-type="float">
            <text:p>67.5925925925926</text:p>
          </table:table-cell>
          <table:table-cell table:formula="of:=IF([.AGU84]&gt;0;[.$D$82]+1/[.AGU86];[.$D$53])" office:value-type="float" office:value="67.5925925925926" calcext:value-type="float">
            <text:p>67.5925925925926</text:p>
          </table:table-cell>
          <table:table-cell table:formula="of:=IF([.AGV84]&gt;0;[.$D$82]+1/[.AGV86];[.$D$53])" office:value-type="float" office:value="67.5925925925926" calcext:value-type="float">
            <text:p>67.5925925925926</text:p>
          </table:table-cell>
          <table:table-cell table:formula="of:=IF([.AGW84]&gt;0;[.$D$82]+1/[.AGW86];[.$D$53])" office:value-type="float" office:value="67.5925925925926" calcext:value-type="float">
            <text:p>67.5925925925926</text:p>
          </table:table-cell>
          <table:table-cell table:formula="of:=IF([.AGX84]&gt;0;[.$D$82]+1/[.AGX86];[.$D$53])" office:value-type="float" office:value="67.5925925925926" calcext:value-type="float">
            <text:p>67.5925925925926</text:p>
          </table:table-cell>
          <table:table-cell table:formula="of:=IF([.AGY84]&gt;0;[.$D$82]+1/[.AGY86];[.$D$53])" office:value-type="float" office:value="67.5925925925926" calcext:value-type="float">
            <text:p>67.5925925925926</text:p>
          </table:table-cell>
          <table:table-cell table:formula="of:=IF([.AGZ84]&gt;0;[.$D$82]+1/[.AGZ86];[.$D$53])" office:value-type="float" office:value="67.5925925925926" calcext:value-type="float">
            <text:p>67.5925925925926</text:p>
          </table:table-cell>
          <table:table-cell table:formula="of:=IF([.AHA84]&gt;0;[.$D$82]+1/[.AHA86];[.$D$53])" office:value-type="float" office:value="67.5925925925926" calcext:value-type="float">
            <text:p>67.5925925925926</text:p>
          </table:table-cell>
          <table:table-cell table:formula="of:=IF([.AHB84]&gt;0;[.$D$82]+1/[.AHB86];[.$D$53])" office:value-type="float" office:value="67.5925925925926" calcext:value-type="float">
            <text:p>67.5925925925926</text:p>
          </table:table-cell>
          <table:table-cell table:formula="of:=IF([.AHC84]&gt;0;[.$D$82]+1/[.AHC86];[.$D$53])" office:value-type="float" office:value="67.5925925925926" calcext:value-type="float">
            <text:p>67.5925925925926</text:p>
          </table:table-cell>
          <table:table-cell table:formula="of:=IF([.AHD84]&gt;0;[.$D$82]+1/[.AHD86];[.$D$53])" office:value-type="float" office:value="67.5925925925926" calcext:value-type="float">
            <text:p>67.5925925925926</text:p>
          </table:table-cell>
          <table:table-cell table:formula="of:=IF([.AHE84]&gt;0;[.$D$82]+1/[.AHE86];[.$D$53])" office:value-type="float" office:value="67.5925925925926" calcext:value-type="float">
            <text:p>67.5925925925926</text:p>
          </table:table-cell>
          <table:table-cell table:formula="of:=IF([.AHF84]&gt;0;[.$D$82]+1/[.AHF86];[.$D$53])" office:value-type="float" office:value="67.5925925925926" calcext:value-type="float">
            <text:p>67.5925925925926</text:p>
          </table:table-cell>
          <table:table-cell table:formula="of:=IF([.AHG84]&gt;0;[.$D$82]+1/[.AHG86];[.$D$53])" office:value-type="float" office:value="67.5925925925926" calcext:value-type="float">
            <text:p>67.5925925925926</text:p>
          </table:table-cell>
          <table:table-cell table:formula="of:=IF([.AHH84]&gt;0;[.$D$82]+1/[.AHH86];[.$D$53])" office:value-type="float" office:value="67.5925925925926" calcext:value-type="float">
            <text:p>67.5925925925926</text:p>
          </table:table-cell>
          <table:table-cell table:formula="of:=IF([.AHI84]&gt;0;[.$D$82]+1/[.AHI86];[.$D$53])" office:value-type="float" office:value="67.5925925925926" calcext:value-type="float">
            <text:p>67.5925925925926</text:p>
          </table:table-cell>
          <table:table-cell table:formula="of:=IF([.AHJ84]&gt;0;[.$D$82]+1/[.AHJ86];[.$D$53])" office:value-type="float" office:value="67.5925925925926" calcext:value-type="float">
            <text:p>67.5925925925926</text:p>
          </table:table-cell>
          <table:table-cell table:formula="of:=IF([.AHK84]&gt;0;[.$D$82]+1/[.AHK86];[.$D$53])" office:value-type="float" office:value="67.5925925925926" calcext:value-type="float">
            <text:p>67.5925925925926</text:p>
          </table:table-cell>
          <table:table-cell table:formula="of:=IF([.AHL84]&gt;0;[.$D$82]+1/[.AHL86];[.$D$53])" office:value-type="float" office:value="67.5925925925926" calcext:value-type="float">
            <text:p>67.5925925925926</text:p>
          </table:table-cell>
          <table:table-cell table:formula="of:=IF([.AHM84]&gt;0;[.$D$82]+1/[.AHM86];[.$D$53])" office:value-type="float" office:value="67.5925925925926" calcext:value-type="float">
            <text:p>67.5925925925926</text:p>
          </table:table-cell>
          <table:table-cell table:formula="of:=IF([.AHN84]&gt;0;[.$D$82]+1/[.AHN86];[.$D$53])" office:value-type="float" office:value="67.5925925925926" calcext:value-type="float">
            <text:p>67.5925925925926</text:p>
          </table:table-cell>
          <table:table-cell table:formula="of:=IF([.AHO84]&gt;0;[.$D$82]+1/[.AHO86];[.$D$53])" office:value-type="float" office:value="67.5925925925926" calcext:value-type="float">
            <text:p>67.5925925925926</text:p>
          </table:table-cell>
          <table:table-cell table:formula="of:=IF([.AHP84]&gt;0;[.$D$82]+1/[.AHP86];[.$D$53])" office:value-type="float" office:value="67.5925925925926" calcext:value-type="float">
            <text:p>67.5925925925926</text:p>
          </table:table-cell>
          <table:table-cell table:formula="of:=IF([.AHQ84]&gt;0;[.$D$82]+1/[.AHQ86];[.$D$53])" office:value-type="float" office:value="67.5925925925926" calcext:value-type="float">
            <text:p>67.5925925925926</text:p>
          </table:table-cell>
          <table:table-cell table:formula="of:=IF([.AHR84]&gt;0;[.$D$82]+1/[.AHR86];[.$D$53])" office:value-type="float" office:value="67.5925925925926" calcext:value-type="float">
            <text:p>67.5925925925926</text:p>
          </table:table-cell>
          <table:table-cell table:formula="of:=IF([.AHS84]&gt;0;[.$D$82]+1/[.AHS86];[.$D$53])" office:value-type="float" office:value="67.5925925925926" calcext:value-type="float">
            <text:p>67.5925925925926</text:p>
          </table:table-cell>
          <table:table-cell table:formula="of:=IF([.AHT84]&gt;0;[.$D$82]+1/[.AHT86];[.$D$53])" office:value-type="float" office:value="67.5925925925926" calcext:value-type="float">
            <text:p>67.5925925925926</text:p>
          </table:table-cell>
          <table:table-cell table:formula="of:=IF([.AHU84]&gt;0;[.$D$82]+1/[.AHU86];[.$D$53])" office:value-type="float" office:value="67.5925925925926" calcext:value-type="float">
            <text:p>67.5925925925926</text:p>
          </table:table-cell>
          <table:table-cell table:formula="of:=IF([.AHV84]&gt;0;[.$D$82]+1/[.AHV86];[.$D$53])" office:value-type="float" office:value="67.5925925925926" calcext:value-type="float">
            <text:p>67.5925925925926</text:p>
          </table:table-cell>
          <table:table-cell table:formula="of:=IF([.AHW84]&gt;0;[.$D$82]+1/[.AHW86];[.$D$53])" office:value-type="float" office:value="67.5925925925926" calcext:value-type="float">
            <text:p>67.5925925925926</text:p>
          </table:table-cell>
          <table:table-cell table:formula="of:=IF([.AHX84]&gt;0;[.$D$82]+1/[.AHX86];[.$D$53])" office:value-type="float" office:value="67.5925925925926" calcext:value-type="float">
            <text:p>67.5925925925926</text:p>
          </table:table-cell>
          <table:table-cell table:formula="of:=IF([.AHY84]&gt;0;[.$D$82]+1/[.AHY86];[.$D$53])" office:value-type="float" office:value="67.5925925925926" calcext:value-type="float">
            <text:p>67.5925925925926</text:p>
          </table:table-cell>
          <table:table-cell table:formula="of:=IF([.AHZ84]&gt;0;[.$D$82]+1/[.AHZ86];[.$D$53])" office:value-type="float" office:value="67.5925925925926" calcext:value-type="float">
            <text:p>67.5925925925926</text:p>
          </table:table-cell>
          <table:table-cell table:formula="of:=IF([.AIA84]&gt;0;[.$D$82]+1/[.AIA86];[.$D$53])" office:value-type="float" office:value="67.5925925925926" calcext:value-type="float">
            <text:p>67.5925925925926</text:p>
          </table:table-cell>
          <table:table-cell table:formula="of:=IF([.AIB84]&gt;0;[.$D$82]+1/[.AIB86];[.$D$53])" office:value-type="float" office:value="67.5925925925926" calcext:value-type="float">
            <text:p>67.5925925925926</text:p>
          </table:table-cell>
          <table:table-cell table:formula="of:=IF([.AIC84]&gt;0;[.$D$82]+1/[.AIC86];[.$D$53])" office:value-type="float" office:value="67.5925925925926" calcext:value-type="float">
            <text:p>67.5925925925926</text:p>
          </table:table-cell>
          <table:table-cell table:formula="of:=IF([.AID84]&gt;0;[.$D$82]+1/[.AID86];[.$D$53])" office:value-type="float" office:value="67.5925925925926" calcext:value-type="float">
            <text:p>67.5925925925926</text:p>
          </table:table-cell>
          <table:table-cell table:formula="of:=IF([.AIE84]&gt;0;[.$D$82]+1/[.AIE86];[.$D$53])" office:value-type="float" office:value="67.5925925925926" calcext:value-type="float">
            <text:p>67.5925925925926</text:p>
          </table:table-cell>
          <table:table-cell table:formula="of:=IF([.AIF84]&gt;0;[.$D$82]+1/[.AIF86];[.$D$53])" office:value-type="float" office:value="67.5925925925926" calcext:value-type="float">
            <text:p>67.5925925925926</text:p>
          </table:table-cell>
          <table:table-cell table:formula="of:=IF([.AIG84]&gt;0;[.$D$82]+1/[.AIG86];[.$D$53])" office:value-type="float" office:value="67.5925925925926" calcext:value-type="float">
            <text:p>67.5925925925926</text:p>
          </table:table-cell>
          <table:table-cell table:formula="of:=IF([.AIH84]&gt;0;[.$D$82]+1/[.AIH86];[.$D$53])" office:value-type="float" office:value="67.5925925925926" calcext:value-type="float">
            <text:p>67.5925925925926</text:p>
          </table:table-cell>
          <table:table-cell table:formula="of:=IF([.AII84]&gt;0;[.$D$82]+1/[.AII86];[.$D$53])" office:value-type="float" office:value="67.5925925925926" calcext:value-type="float">
            <text:p>67.5925925925926</text:p>
          </table:table-cell>
          <table:table-cell table:formula="of:=IF([.AIJ84]&gt;0;[.$D$82]+1/[.AIJ86];[.$D$53])" office:value-type="float" office:value="67.5925925925926" calcext:value-type="float">
            <text:p>67.5925925925926</text:p>
          </table:table-cell>
          <table:table-cell table:formula="of:=IF([.AIK84]&gt;0;[.$D$82]+1/[.AIK86];[.$D$53])" office:value-type="float" office:value="67.5925925925926" calcext:value-type="float">
            <text:p>67.5925925925926</text:p>
          </table:table-cell>
          <table:table-cell table:formula="of:=IF([.AIL84]&gt;0;[.$D$82]+1/[.AIL86];[.$D$53])" office:value-type="float" office:value="67.5925925925926" calcext:value-type="float">
            <text:p>67.5925925925926</text:p>
          </table:table-cell>
          <table:table-cell table:formula="of:=IF([.AIM84]&gt;0;[.$D$82]+1/[.AIM86];[.$D$53])" office:value-type="float" office:value="67.5925925925926" calcext:value-type="float">
            <text:p>67.5925925925926</text:p>
          </table:table-cell>
          <table:table-cell table:formula="of:=IF([.AIN84]&gt;0;[.$D$82]+1/[.AIN86];[.$D$53])" office:value-type="float" office:value="67.5925925925926" calcext:value-type="float">
            <text:p>67.5925925925926</text:p>
          </table:table-cell>
          <table:table-cell table:formula="of:=IF([.AIO84]&gt;0;[.$D$82]+1/[.AIO86];[.$D$53])" office:value-type="float" office:value="67.5925925925926" calcext:value-type="float">
            <text:p>67.5925925925926</text:p>
          </table:table-cell>
          <table:table-cell table:formula="of:=IF([.AIP84]&gt;0;[.$D$82]+1/[.AIP86];[.$D$53])" office:value-type="float" office:value="67.5925925925926" calcext:value-type="float">
            <text:p>67.5925925925926</text:p>
          </table:table-cell>
          <table:table-cell table:formula="of:=IF([.AIQ84]&gt;0;[.$D$82]+1/[.AIQ86];[.$D$53])" office:value-type="float" office:value="67.5925925925926" calcext:value-type="float">
            <text:p>67.5925925925926</text:p>
          </table:table-cell>
          <table:table-cell table:formula="of:=IF([.AIR84]&gt;0;[.$D$82]+1/[.AIR86];[.$D$53])" office:value-type="float" office:value="67.5925925925926" calcext:value-type="float">
            <text:p>67.5925925925926</text:p>
          </table:table-cell>
          <table:table-cell table:formula="of:=IF([.AIS84]&gt;0;[.$D$82]+1/[.AIS86];[.$D$53])" office:value-type="float" office:value="67.5925925925926" calcext:value-type="float">
            <text:p>67.5925925925926</text:p>
          </table:table-cell>
          <table:table-cell table:formula="of:=IF([.AIT84]&gt;0;[.$D$82]+1/[.AIT86];[.$D$53])" office:value-type="float" office:value="67.5925925925926" calcext:value-type="float">
            <text:p>67.5925925925926</text:p>
          </table:table-cell>
          <table:table-cell table:formula="of:=IF([.AIU84]&gt;0;[.$D$82]+1/[.AIU86];[.$D$53])" office:value-type="float" office:value="67.5925925925926" calcext:value-type="float">
            <text:p>67.5925925925926</text:p>
          </table:table-cell>
          <table:table-cell table:formula="of:=IF([.AIV84]&gt;0;[.$D$82]+1/[.AIV86];[.$D$53])" office:value-type="float" office:value="67.5925925925926" calcext:value-type="float">
            <text:p>67.5925925925926</text:p>
          </table:table-cell>
          <table:table-cell table:formula="of:=IF([.AIW84]&gt;0;[.$D$82]+1/[.AIW86];[.$D$53])" office:value-type="float" office:value="67.5925925925926" calcext:value-type="float">
            <text:p>67.5925925925926</text:p>
          </table:table-cell>
          <table:table-cell table:formula="of:=IF([.AIX84]&gt;0;[.$D$82]+1/[.AIX86];[.$D$53])" office:value-type="float" office:value="67.5925925925926" calcext:value-type="float">
            <text:p>67.5925925925926</text:p>
          </table:table-cell>
          <table:table-cell table:formula="of:=IF([.AIY84]&gt;0;[.$D$82]+1/[.AIY86];[.$D$53])" office:value-type="float" office:value="67.5925925925926" calcext:value-type="float">
            <text:p>67.5925925925926</text:p>
          </table:table-cell>
          <table:table-cell table:formula="of:=IF([.AIZ84]&gt;0;[.$D$82]+1/[.AIZ86];[.$D$53])" office:value-type="float" office:value="67.5925925925926" calcext:value-type="float">
            <text:p>67.5925925925926</text:p>
          </table:table-cell>
          <table:table-cell table:formula="of:=IF([.AJA84]&gt;0;[.$D$82]+1/[.AJA86];[.$D$53])" office:value-type="float" office:value="67.5925925925926" calcext:value-type="float">
            <text:p>67.5925925925926</text:p>
          </table:table-cell>
          <table:table-cell table:formula="of:=IF([.AJB84]&gt;0;[.$D$82]+1/[.AJB86];[.$D$53])" office:value-type="float" office:value="67.5925925925926" calcext:value-type="float">
            <text:p>67.5925925925926</text:p>
          </table:table-cell>
          <table:table-cell table:formula="of:=IF([.AJC84]&gt;0;[.$D$82]+1/[.AJC86];[.$D$53])" office:value-type="float" office:value="67.5925925925926" calcext:value-type="float">
            <text:p>67.5925925925926</text:p>
          </table:table-cell>
          <table:table-cell table:formula="of:=IF([.AJD84]&gt;0;[.$D$82]+1/[.AJD86];[.$D$53])" office:value-type="float" office:value="67.5925925925926" calcext:value-type="float">
            <text:p>67.5925925925926</text:p>
          </table:table-cell>
          <table:table-cell table:formula="of:=IF([.AJE84]&gt;0;[.$D$82]+1/[.AJE86];[.$D$53])" office:value-type="float" office:value="67.5925925925926" calcext:value-type="float">
            <text:p>67.5925925925926</text:p>
          </table:table-cell>
          <table:table-cell table:formula="of:=IF([.AJF84]&gt;0;[.$D$82]+1/[.AJF86];[.$D$53])" office:value-type="float" office:value="67.5925925925926" calcext:value-type="float">
            <text:p>67.5925925925926</text:p>
          </table:table-cell>
          <table:table-cell table:formula="of:=IF([.AJG84]&gt;0;[.$D$82]+1/[.AJG86];[.$D$53])" office:value-type="float" office:value="67.5925925925926" calcext:value-type="float">
            <text:p>67.5925925925926</text:p>
          </table:table-cell>
          <table:table-cell table:formula="of:=IF([.AJH84]&gt;0;[.$D$82]+1/[.AJH86];[.$D$53])" office:value-type="float" office:value="67.5925925925926" calcext:value-type="float">
            <text:p>67.5925925925926</text:p>
          </table:table-cell>
          <table:table-cell table:formula="of:=IF([.AJI84]&gt;0;[.$D$82]+1/[.AJI86];[.$D$53])" office:value-type="float" office:value="67.5925925925926" calcext:value-type="float">
            <text:p>67.5925925925926</text:p>
          </table:table-cell>
          <table:table-cell table:formula="of:=IF([.AJJ84]&gt;0;[.$D$82]+1/[.AJJ86];[.$D$53])" office:value-type="float" office:value="67.5925925925926" calcext:value-type="float">
            <text:p>67.5925925925926</text:p>
          </table:table-cell>
          <table:table-cell table:formula="of:=IF([.AJK84]&gt;0;[.$D$82]+1/[.AJK86];[.$D$53])" office:value-type="float" office:value="67.5925925925926" calcext:value-type="float">
            <text:p>67.5925925925926</text:p>
          </table:table-cell>
          <table:table-cell table:formula="of:=IF([.AJL84]&gt;0;[.$D$82]+1/[.AJL86];[.$D$53])" office:value-type="float" office:value="67.5925925925926" calcext:value-type="float">
            <text:p>67.5925925925926</text:p>
          </table:table-cell>
          <table:table-cell table:formula="of:=IF([.AJM84]&gt;0;[.$D$82]+1/[.AJM86];[.$D$53])" office:value-type="float" office:value="67.5925925925926" calcext:value-type="float">
            <text:p>67.5925925925926</text:p>
          </table:table-cell>
          <table:table-cell table:formula="of:=IF([.AJN84]&gt;0;[.$D$82]+1/[.AJN86];[.$D$53])" office:value-type="float" office:value="67.5925925925926" calcext:value-type="float">
            <text:p>67.5925925925926</text:p>
          </table:table-cell>
          <table:table-cell table:formula="of:=IF([.AJO84]&gt;0;[.$D$82]+1/[.AJO86];[.$D$53])" office:value-type="float" office:value="67.5925925925926" calcext:value-type="float">
            <text:p>67.5925925925926</text:p>
          </table:table-cell>
          <table:table-cell table:formula="of:=IF([.AJP84]&gt;0;[.$D$82]+1/[.AJP86];[.$D$53])" office:value-type="float" office:value="67.5925925925926" calcext:value-type="float">
            <text:p>67.5925925925926</text:p>
          </table:table-cell>
          <table:table-cell table:formula="of:=IF([.AJQ84]&gt;0;[.$D$82]+1/[.AJQ86];[.$D$53])" office:value-type="float" office:value="67.5925925925926" calcext:value-type="float">
            <text:p>67.5925925925926</text:p>
          </table:table-cell>
          <table:table-cell table:formula="of:=IF([.AJR84]&gt;0;[.$D$82]+1/[.AJR86];[.$D$53])" office:value-type="float" office:value="67.5925925925926" calcext:value-type="float">
            <text:p>67.5925925925926</text:p>
          </table:table-cell>
          <table:table-cell table:formula="of:=IF([.AJS84]&gt;0;[.$D$82]+1/[.AJS86];[.$D$53])" office:value-type="float" office:value="67.5925925925926" calcext:value-type="float">
            <text:p>67.5925925925926</text:p>
          </table:table-cell>
          <table:table-cell table:formula="of:=IF([.AJT84]&gt;0;[.$D$82]+1/[.AJT86];[.$D$53])" office:value-type="float" office:value="67.5925925925926" calcext:value-type="float">
            <text:p>67.5925925925926</text:p>
          </table:table-cell>
          <table:table-cell table:formula="of:=IF([.AJU84]&gt;0;[.$D$82]+1/[.AJU86];[.$D$53])" office:value-type="float" office:value="67.5925925925926" calcext:value-type="float">
            <text:p>67.5925925925926</text:p>
          </table:table-cell>
          <table:table-cell table:formula="of:=IF([.AJV84]&gt;0;[.$D$82]+1/[.AJV86];[.$D$53])" office:value-type="float" office:value="67.5925925925926" calcext:value-type="float">
            <text:p>67.5925925925926</text:p>
          </table:table-cell>
          <table:table-cell table:formula="of:=IF([.AJW84]&gt;0;[.$D$82]+1/[.AJW86];[.$D$53])" office:value-type="float" office:value="67.5925925925926" calcext:value-type="float">
            <text:p>67.5925925925926</text:p>
          </table:table-cell>
          <table:table-cell table:formula="of:=IF([.AJX84]&gt;0;[.$D$82]+1/[.AJX86];[.$D$53])" office:value-type="float" office:value="67.5925925925926" calcext:value-type="float">
            <text:p>67.5925925925926</text:p>
          </table:table-cell>
          <table:table-cell table:formula="of:=IF([.AJY84]&gt;0;[.$D$82]+1/[.AJY86];[.$D$53])" office:value-type="float" office:value="67.5925925925926" calcext:value-type="float">
            <text:p>67.5925925925926</text:p>
          </table:table-cell>
          <table:table-cell table:formula="of:=IF([.AJZ84]&gt;0;[.$D$82]+1/[.AJZ86];[.$D$53])" office:value-type="float" office:value="67.5925925925926" calcext:value-type="float">
            <text:p>67.5925925925926</text:p>
          </table:table-cell>
          <table:table-cell table:formula="of:=IF([.AKA84]&gt;0;[.$D$82]+1/[.AKA86];[.$D$53])" office:value-type="float" office:value="67.5925925925926" calcext:value-type="float">
            <text:p>67.5925925925926</text:p>
          </table:table-cell>
          <table:table-cell table:formula="of:=IF([.AKB84]&gt;0;[.$D$82]+1/[.AKB86];[.$D$53])" office:value-type="float" office:value="67.5925925925926" calcext:value-type="float">
            <text:p>67.5925925925926</text:p>
          </table:table-cell>
          <table:table-cell table:formula="of:=IF([.AKC84]&gt;0;[.$D$82]+1/[.AKC86];[.$D$53])" office:value-type="float" office:value="67.5925925925926" calcext:value-type="float">
            <text:p>67.5925925925926</text:p>
          </table:table-cell>
          <table:table-cell table:formula="of:=IF([.AKD84]&gt;0;[.$D$82]+1/[.AKD86];[.$D$53])" office:value-type="float" office:value="67.5925925925926" calcext:value-type="float">
            <text:p>67.5925925925926</text:p>
          </table:table-cell>
          <table:table-cell table:formula="of:=IF([.AKE84]&gt;0;[.$D$82]+1/[.AKE86];[.$D$53])" office:value-type="float" office:value="67.5925925925926" calcext:value-type="float">
            <text:p>67.5925925925926</text:p>
          </table:table-cell>
          <table:table-cell table:formula="of:=IF([.AKF84]&gt;0;[.$D$82]+1/[.AKF86];[.$D$53])" office:value-type="float" office:value="67.5925925925926" calcext:value-type="float">
            <text:p>67.5925925925926</text:p>
          </table:table-cell>
          <table:table-cell table:formula="of:=IF([.AKG84]&gt;0;[.$D$82]+1/[.AKG86];[.$D$53])" office:value-type="float" office:value="67.5925925925926" calcext:value-type="float">
            <text:p>67.5925925925926</text:p>
          </table:table-cell>
          <table:table-cell table:formula="of:=IF([.AKH84]&gt;0;[.$D$82]+1/[.AKH86];[.$D$53])" office:value-type="float" office:value="67.5925925925926" calcext:value-type="float">
            <text:p>67.5925925925926</text:p>
          </table:table-cell>
          <table:table-cell table:formula="of:=IF([.AKI84]&gt;0;[.$D$82]+1/[.AKI86];[.$D$53])" office:value-type="float" office:value="67.5925925925926" calcext:value-type="float">
            <text:p>67.5925925925926</text:p>
          </table:table-cell>
          <table:table-cell table:formula="of:=IF([.AKJ84]&gt;0;[.$D$82]+1/[.AKJ86];[.$D$53])" office:value-type="float" office:value="67.5925925925926" calcext:value-type="float">
            <text:p>67.5925925925926</text:p>
          </table:table-cell>
          <table:table-cell table:formula="of:=IF([.AKK84]&gt;0;[.$D$82]+1/[.AKK86];[.$D$53])" office:value-type="float" office:value="67.5925925925926" calcext:value-type="float">
            <text:p>67.5925925925926</text:p>
          </table:table-cell>
          <table:table-cell table:formula="of:=IF([.AKL84]&gt;0;[.$D$82]+1/[.AKL86];[.$D$53])" office:value-type="float" office:value="67.5925925925926" calcext:value-type="float">
            <text:p>67.5925925925926</text:p>
          </table:table-cell>
          <table:table-cell table:formula="of:=IF([.AKM84]&gt;0;[.$D$82]+1/[.AKM86];[.$D$53])" office:value-type="float" office:value="67.5925925925926" calcext:value-type="float">
            <text:p>67.5925925925926</text:p>
          </table:table-cell>
          <table:table-cell table:formula="of:=IF([.AKN84]&gt;0;[.$D$82]+1/[.AKN86];[.$D$53])" office:value-type="float" office:value="67.5925925925926" calcext:value-type="float">
            <text:p>67.5925925925926</text:p>
          </table:table-cell>
          <table:table-cell table:formula="of:=IF([.AKO84]&gt;0;[.$D$82]+1/[.AKO86];[.$D$53])" office:value-type="float" office:value="67.5925925925926" calcext:value-type="float">
            <text:p>67.5925925925926</text:p>
          </table:table-cell>
          <table:table-cell table:formula="of:=IF([.AKP84]&gt;0;[.$D$82]+1/[.AKP86];[.$D$53])" office:value-type="float" office:value="67.5925925925926" calcext:value-type="float">
            <text:p>67.5925925925926</text:p>
          </table:table-cell>
          <table:table-cell table:formula="of:=IF([.AKQ84]&gt;0;[.$D$82]+1/[.AKQ86];[.$D$53])" office:value-type="float" office:value="67.5925925925926" calcext:value-type="float">
            <text:p>67.5925925925926</text:p>
          </table:table-cell>
          <table:table-cell table:formula="of:=IF([.AKR84]&gt;0;[.$D$82]+1/[.AKR86];[.$D$53])" office:value-type="float" office:value="67.5925925925926" calcext:value-type="float">
            <text:p>67.5925925925926</text:p>
          </table:table-cell>
          <table:table-cell table:formula="of:=IF([.AKS84]&gt;0;[.$D$82]+1/[.AKS86];[.$D$53])" office:value-type="float" office:value="67.5925925925926" calcext:value-type="float">
            <text:p>67.5925925925926</text:p>
          </table:table-cell>
          <table:table-cell table:formula="of:=IF([.AKT84]&gt;0;[.$D$82]+1/[.AKT86];[.$D$53])" office:value-type="float" office:value="67.5925925925926" calcext:value-type="float">
            <text:p>67.5925925925926</text:p>
          </table:table-cell>
          <table:table-cell table:formula="of:=IF([.AKU84]&gt;0;[.$D$82]+1/[.AKU86];[.$D$53])" office:value-type="float" office:value="67.5925925925926" calcext:value-type="float">
            <text:p>67.5925925925926</text:p>
          </table:table-cell>
          <table:table-cell table:formula="of:=IF([.AKV84]&gt;0;[.$D$82]+1/[.AKV86];[.$D$53])" office:value-type="float" office:value="67.5925925925926" calcext:value-type="float">
            <text:p>67.5925925925926</text:p>
          </table:table-cell>
          <table:table-cell table:formula="of:=IF([.AKW84]&gt;0;[.$D$82]+1/[.AKW86];[.$D$53])" office:value-type="float" office:value="67.5925925925926" calcext:value-type="float">
            <text:p>67.5925925925926</text:p>
          </table:table-cell>
          <table:table-cell table:formula="of:=IF([.AKX84]&gt;0;[.$D$82]+1/[.AKX86];[.$D$53])" office:value-type="float" office:value="67.5925925925926" calcext:value-type="float">
            <text:p>67.5925925925926</text:p>
          </table:table-cell>
          <table:table-cell table:formula="of:=IF([.AKY84]&gt;0;[.$D$82]+1/[.AKY86];[.$D$53])" office:value-type="float" office:value="67.5925925925926" calcext:value-type="float">
            <text:p>67.5925925925926</text:p>
          </table:table-cell>
          <table:table-cell table:formula="of:=IF([.AKZ84]&gt;0;[.$D$82]+1/[.AKZ86];[.$D$53])" office:value-type="float" office:value="67.5925925925926" calcext:value-type="float">
            <text:p>67.5925925925926</text:p>
          </table:table-cell>
          <table:table-cell table:formula="of:=IF([.ALA84]&gt;0;[.$D$82]+1/[.ALA86];[.$D$53])" office:value-type="float" office:value="67.5925925925926" calcext:value-type="float">
            <text:p>67.5925925925926</text:p>
          </table:table-cell>
          <table:table-cell table:formula="of:=IF([.ALB84]&gt;0;[.$D$82]+1/[.ALB86];[.$D$53])" office:value-type="float" office:value="67.5925925925926" calcext:value-type="float">
            <text:p>67.5925925925926</text:p>
          </table:table-cell>
          <table:table-cell table:formula="of:=IF([.ALC84]&gt;0;[.$D$82]+1/[.ALC86];[.$D$53])" office:value-type="float" office:value="67.5925925925926" calcext:value-type="float">
            <text:p>67.5925925925926</text:p>
          </table:table-cell>
          <table:table-cell table:formula="of:=IF([.ALD84]&gt;0;[.$D$82]+1/[.ALD86];[.$D$53])" office:value-type="float" office:value="67.5925925925926" calcext:value-type="float">
            <text:p>67.5925925925926</text:p>
          </table:table-cell>
          <table:table-cell table:formula="of:=IF([.ALE84]&gt;0;[.$D$82]+1/[.ALE86];[.$D$53])" office:value-type="float" office:value="67.5925925925926" calcext:value-type="float">
            <text:p>67.5925925925926</text:p>
          </table:table-cell>
          <table:table-cell table:formula="of:=IF([.ALF84]&gt;0;[.$D$82]+1/[.ALF86];[.$D$53])" office:value-type="float" office:value="67.5925925925926" calcext:value-type="float">
            <text:p>67.5925925925926</text:p>
          </table:table-cell>
          <table:table-cell table:formula="of:=IF([.ALG84]&gt;0;[.$D$82]+1/[.ALG86];[.$D$53])" office:value-type="float" office:value="67.5925925925926" calcext:value-type="float">
            <text:p>67.5925925925926</text:p>
          </table:table-cell>
          <table:table-cell table:formula="of:=IF([.ALH84]&gt;0;[.$D$82]+1/[.ALH86];[.$D$53])" office:value-type="float" office:value="67.5925925925926" calcext:value-type="float">
            <text:p>67.5925925925926</text:p>
          </table:table-cell>
          <table:table-cell table:formula="of:=IF([.ALI84]&gt;0;[.$D$82]+1/[.ALI86];[.$D$53])" office:value-type="float" office:value="67.5925925925926" calcext:value-type="float">
            <text:p>67.5925925925926</text:p>
          </table:table-cell>
          <table:table-cell table:formula="of:=IF([.ALJ84]&gt;0;[.$D$82]+1/[.ALJ86];[.$D$53])" office:value-type="float" office:value="67.5925925925926" calcext:value-type="float">
            <text:p>67.5925925925926</text:p>
          </table:table-cell>
          <table:table-cell table:formula="of:=IF([.ALK84]&gt;0;[.$D$82]+1/[.ALK86];[.$D$53])" office:value-type="float" office:value="67.5925925925926" calcext:value-type="float">
            <text:p>67.5925925925926</text:p>
          </table:table-cell>
          <table:table-cell table:formula="of:=IF([.ALL84]&gt;0;[.$D$82]+1/[.ALL86];[.$D$53])" office:value-type="float" office:value="67.5925925925926" calcext:value-type="float">
            <text:p>67.5925925925926</text:p>
          </table:table-cell>
          <table:table-cell table:formula="of:=IF([.ALM84]&gt;0;[.$D$82]+1/[.ALM86];[.$D$53])" office:value-type="float" office:value="67.5925925925926" calcext:value-type="float">
            <text:p>67.5925925925926</text:p>
          </table:table-cell>
          <table:table-cell table:formula="of:=IF([.ALN84]&gt;0;[.$D$82]+1/[.ALN86];[.$D$53])" office:value-type="float" office:value="67.5925925925926" calcext:value-type="float">
            <text:p>67.5925925925926</text:p>
          </table:table-cell>
          <table:table-cell table:formula="of:=IF([.ALO84]&gt;0;[.$D$82]+1/[.ALO86];[.$D$53])" office:value-type="float" office:value="67.5925925925926" calcext:value-type="float">
            <text:p>67.5925925925926</text:p>
          </table:table-cell>
          <table:table-cell table:formula="of:=IF([.ALP84]&gt;0;[.$D$82]+1/[.ALP86];[.$D$53])" office:value-type="float" office:value="67.5925925925926" calcext:value-type="float">
            <text:p>67.5925925925926</text:p>
          </table:table-cell>
          <table:table-cell table:formula="of:=IF([.ALQ84]&gt;0;[.$D$82]+1/[.ALQ86];[.$D$53])" office:value-type="float" office:value="67.5925925925926" calcext:value-type="float">
            <text:p>67.5925925925926</text:p>
          </table:table-cell>
          <table:table-cell table:formula="of:=IF([.ALR84]&gt;0;[.$D$82]+1/[.ALR86];[.$D$53])" office:value-type="float" office:value="67.5925925925926" calcext:value-type="float">
            <text:p>67.5925925925926</text:p>
          </table:table-cell>
          <table:table-cell table:formula="of:=IF([.ALS84]&gt;0;[.$D$82]+1/[.ALS86];[.$D$53])" office:value-type="float" office:value="67.5925925925926" calcext:value-type="float">
            <text:p>67.5925925925926</text:p>
          </table:table-cell>
          <table:table-cell table:formula="of:=IF([.ALT84]&gt;0;[.$D$82]+1/[.ALT86];[.$D$53])" office:value-type="float" office:value="67.5925925925926" calcext:value-type="float">
            <text:p>67.5925925925926</text:p>
          </table:table-cell>
          <table:table-cell table:formula="of:=IF([.ALU84]&gt;0;[.$D$82]+1/[.ALU86];[.$D$53])" office:value-type="float" office:value="67.5925925925926" calcext:value-type="float">
            <text:p>67.5925925925926</text:p>
          </table:table-cell>
          <table:table-cell table:formula="of:=IF([.ALV84]&gt;0;[.$D$82]+1/[.ALV86];[.$D$53])" office:value-type="float" office:value="67.5925925925926" calcext:value-type="float">
            <text:p>67.5925925925926</text:p>
          </table:table-cell>
          <table:table-cell table:formula="of:=IF([.ALW84]&gt;0;[.$D$82]+1/[.ALW86];[.$D$53])" office:value-type="float" office:value="67.5925925925926" calcext:value-type="float">
            <text:p>67.5925925925926</text:p>
          </table:table-cell>
          <table:table-cell table:formula="of:=IF([.ALX84]&gt;0;[.$D$82]+1/[.ALX86];[.$D$53])" office:value-type="float" office:value="67.5925925925926" calcext:value-type="float">
            <text:p>67.5925925925926</text:p>
          </table:table-cell>
          <table:table-cell table:formula="of:=IF([.ALY84]&gt;0;[.$D$82]+1/[.ALY86];[.$D$53])" office:value-type="float" office:value="67.5925925925926" calcext:value-type="float">
            <text:p>67.5925925925926</text:p>
          </table:table-cell>
          <table:table-cell table:formula="of:=IF([.ALZ84]&gt;0;[.$D$82]+1/[.ALZ86];[.$D$53])" office:value-type="float" office:value="67.5925925925926" calcext:value-type="float">
            <text:p>67.5925925925926</text:p>
          </table:table-cell>
          <table:table-cell table:formula="of:=IF([.AMA84]&gt;0;[.$D$82]+1/[.AMA86];[.$D$53])" office:value-type="float" office:value="67.5925925925926" calcext:value-type="float">
            <text:p>67.5925925925926</text:p>
          </table:table-cell>
          <table:table-cell table:formula="of:=IF([.AMB84]&gt;0;[.$D$82]+1/[.AMB86];[.$D$53])" office:value-type="float" office:value="67.5925925925926" calcext:value-type="float">
            <text:p>67.5925925925926</text:p>
          </table:table-cell>
          <table:table-cell table:formula="of:=IF([.AMC84]&gt;0;[.$D$82]+1/[.AMC86];[.$D$53])" office:value-type="float" office:value="67.5925925925926" calcext:value-type="float">
            <text:p>67.5925925925926</text:p>
          </table:table-cell>
          <table:table-cell table:formula="of:=IF([.AMD84]&gt;0;[.$D$82]+1/[.AMD86];[.$D$53])" office:value-type="float" office:value="67.5925925925926" calcext:value-type="float">
            <text:p>67.5925925925926</text:p>
          </table:table-cell>
          <table:table-cell table:formula="of:=IF([.AME84]&gt;0;[.$D$82]+1/[.AME86];[.$D$53])" office:value-type="float" office:value="67.5925925925926" calcext:value-type="float">
            <text:p>67.5925925925926</text:p>
          </table:table-cell>
          <table:table-cell table:formula="of:=IF([.AMF84]&gt;0;[.$D$82]+1/[.AMF86];[.$D$53])" office:value-type="float" office:value="67.5925925925926" calcext:value-type="float">
            <text:p>67.5925925925926</text:p>
          </table:table-cell>
          <table:table-cell table:formula="of:=IF([.AMG84]&gt;0;[.$D$82]+1/[.AMG86];[.$D$53])" office:value-type="float" office:value="67.5925925925926" calcext:value-type="float">
            <text:p>67.5925925925926</text:p>
          </table:table-cell>
          <table:table-cell table:formula="of:=IF([.AMH84]&gt;0;[.$D$82]+1/[.AMH86];[.$D$53])" office:value-type="float" office:value="67.5925925925926" calcext:value-type="float">
            <text:p>67.5925925925926</text:p>
          </table:table-cell>
          <table:table-cell table:formula="of:=IF([.AMI84]&gt;0;[.$D$82]+1/[.AMI86];[.$D$53])" office:value-type="float" office:value="67.5925925925926" calcext:value-type="float">
            <text:p>67.5925925925926</text:p>
          </table:table-cell>
          <table:table-cell/>
        </table:table-row>
        <table:table-row-group table:display="false">
          <table:table-row table:style-name="ro2" table:visibility="collapse">
            <table:table-cell office:value-type="string" calcext:value-type="string">
              <text:p>Wärme-Leitwerte (zur Vereinfachung)</text:p>
            </table:table-cell>
            <table:table-cell/>
            <table:table-cell office:value-type="string" calcext:value-type="string">
              <text:p>W/K</text:p>
            </table:table-cell>
            <table:table-cell table:style-name="ce12" table:formula="of:=IF([.D84]&gt;0;2/[.$D$52]+1/[.E85];0)" office:value-type="float" office:value="0.152062285781633" calcext:value-type="float">
              <text:p>0.152062285781633</text:p>
            </table:table-cell>
            <table:table-cell table:formula="of:=IF([.E84]&gt;0;2/[.$D$52]+1/[.F85];0)" office:value-type="float" office:value="0.152062199873312" calcext:value-type="float">
              <text:p>0.152062199873312</text:p>
            </table:table-cell>
            <table:table-cell table:formula="of:=IF([.F84]&gt;0;2/[.$D$52]+1/[.G85];0)" office:value-type="float" office:value="0.152062085974261" calcext:value-type="float">
              <text:p>0.152062085974261</text:p>
            </table:table-cell>
            <table:table-cell table:formula="of:=IF([.G84]&gt;0;2/[.$D$52]+1/[.H85];0)" office:value-type="float" office:value="0.152061934964549" calcext:value-type="float">
              <text:p>0.152061934964549</text:p>
            </table:table-cell>
            <table:table-cell table:formula="of:=IF([.H84]&gt;0;2/[.$D$52]+1/[.I85];0)" office:value-type="float" office:value="0.152061734752816" calcext:value-type="float">
              <text:p>0.152061734752816</text:p>
            </table:table-cell>
            <table:table-cell table:formula="of:=IF([.I84]&gt;0;2/[.$D$52]+1/[.J85];0)" office:value-type="float" office:value="0.152061469308155" calcext:value-type="float">
              <text:p>0.152061469308155</text:p>
            </table:table-cell>
            <table:table-cell table:formula="of:=IF([.J84]&gt;0;2/[.$D$52]+1/[.K85];0)" office:value-type="float" office:value="0.152061117376581" calcext:value-type="float">
              <text:p>0.152061117376581</text:p>
            </table:table-cell>
            <table:table-cell table:formula="of:=IF([.K84]&gt;0;2/[.$D$52]+1/[.L85];0)" office:value-type="float" office:value="0.152060650779346" calcext:value-type="float">
              <text:p>0.152060650779346</text:p>
            </table:table-cell>
            <table:table-cell table:formula="of:=IF([.L84]&gt;0;2/[.$D$52]+1/[.M85];0)" office:value-type="float" office:value="0.152060032156886" calcext:value-type="float">
              <text:p>0.152060032156886</text:p>
            </table:table-cell>
            <table:table-cell table:formula="of:=IF([.M84]&gt;0;2/[.$D$52]+1/[.N85];0)" office:value-type="float" office:value="0.152059211977849" calcext:value-type="float">
              <text:p>0.152059211977849</text:p>
            </table:table-cell>
            <table:table-cell table:formula="of:=IF([.N84]&gt;0;2/[.$D$52]+1/[.O85];0)" office:value-type="float" office:value="0.152058124573838" calcext:value-type="float">
              <text:p>0.152058124573838</text:p>
            </table:table-cell>
            <table:table-cell table:formula="of:=IF([.O84]&gt;0;2/[.$D$52]+1/[.P85];0)" office:value-type="float" office:value="0.152056682882645" calcext:value-type="float">
              <text:p>0.152056682882645</text:p>
            </table:table-cell>
            <table:table-cell table:formula="of:=IF([.P84]&gt;0;2/[.$D$52]+1/[.Q85];0)" office:value-type="float" office:value="0.152054771479479" calcext:value-type="float">
              <text:p>0.152054771479479</text:p>
            </table:table-cell>
            <table:table-cell table:formula="of:=IF([.Q84]&gt;0;2/[.$D$52]+1/[.R85];0)" office:value-type="float" office:value="0.152052237338997" calcext:value-type="float">
              <text:p>0.152052237338997</text:p>
            </table:table-cell>
            <table:table-cell table:formula="of:=IF([.R84]&gt;0;2/[.$D$52]+1/[.S85];0)" office:value-type="float" office:value="0.152048877589804" calcext:value-type="float">
              <text:p>0.152048877589804</text:p>
            </table:table-cell>
            <table:table-cell table:formula="of:=IF([.S84]&gt;0;2/[.$D$52]+1/[.T85];0)" office:value-type="float" office:value="0.152044423283333" calcext:value-type="float">
              <text:p>0.152044423283333</text:p>
            </table:table-cell>
            <table:table-cell table:formula="of:=IF([.T84]&gt;0;2/[.$D$52]+1/[.U85];0)" office:value-type="float" office:value="0.152038517881706" calcext:value-type="float">
              <text:p>0.152038517881706</text:p>
            </table:table-cell>
            <table:table-cell table:formula="of:=IF([.U84]&gt;0;2/[.$D$52]+1/[.V85];0)" office:value-type="float" office:value="0.152030688749535" calcext:value-type="float">
              <text:p>0.152030688749535</text:p>
            </table:table-cell>
            <table:table-cell table:formula="of:=IF([.V84]&gt;0;2/[.$D$52]+1/[.W85];0)" office:value-type="float" office:value="0.152020309380097" calcext:value-type="float">
              <text:p>0.152020309380097</text:p>
            </table:table-cell>
            <table:table-cell table:formula="of:=IF([.W84]&gt;0;2/[.$D$52]+1/[.X85];0)" office:value-type="float" office:value="0.152006549354312" calcext:value-type="float">
              <text:p>0.152006549354312</text:p>
            </table:table-cell>
            <table:table-cell table:formula="of:=IF([.X84]&gt;0;2/[.$D$52]+1/[.Y85];0)" office:value-type="float" office:value="0.151988308066168" calcext:value-type="float">
              <text:p>0.151988308066168</text:p>
            </table:table-cell>
            <table:table-cell table:formula="of:=IF([.Y84]&gt;0;2/[.$D$52]+1/[.Z85];0)" office:value-type="float" office:value="0.151964126978978" calcext:value-type="float">
              <text:p>0.151964126978978</text:p>
            </table:table-cell>
            <table:table-cell table:formula="of:=IF([.Z84]&gt;0;2/[.$D$52]+1/[.AA85];0)" office:value-type="float" office:value="0.151932073511561" calcext:value-type="float">
              <text:p>0.151932073511561</text:p>
            </table:table-cell>
            <table:table-cell table:formula="of:=IF([.AA84]&gt;0;2/[.$D$52]+1/[.AB85];0)" office:value-type="float" office:value="0.151889587476112" calcext:value-type="float">
              <text:p>0.151889587476112</text:p>
            </table:table-cell>
            <table:table-cell table:formula="of:=IF([.AB84]&gt;0;2/[.$D$52]+1/[.AC85];0)" office:value-type="float" office:value="0.151833278156403" calcext:value-type="float">
              <text:p>0.151833278156403</text:p>
            </table:table-cell>
            <table:table-cell table:formula="of:=IF([.AC84]&gt;0;2/[.$D$52]+1/[.AD85];0)" office:value-type="float" office:value="0.151758656452564" calcext:value-type="float">
              <text:p>0.151758656452564</text:p>
            </table:table-cell>
            <table:table-cell table:formula="of:=IF([.AD84]&gt;0;2/[.$D$52]+1/[.AE85];0)" office:value-type="float" office:value="0.151659781826975" calcext:value-type="float">
              <text:p>0.151659781826975</text:p>
            </table:table-cell>
            <table:table-cell table:formula="of:=IF([.AE84]&gt;0;2/[.$D$52]+1/[.AF85];0)" office:value-type="float" office:value="0.151528797851388" calcext:value-type="float">
              <text:p>0.151528797851388</text:p>
            </table:table-cell>
            <table:table-cell table:formula="of:=IF([.AF84]&gt;0;2/[.$D$52]+1/[.AG85];0)" office:value-type="float" office:value="0.151355322784982" calcext:value-type="float">
              <text:p>0.151355322784982</text:p>
            </table:table-cell>
            <table:table-cell table:formula="of:=IF([.AG84]&gt;0;2/[.$D$52]+1/[.AH85];0)" office:value-type="float" office:value="0.151125652703837" calcext:value-type="float">
              <text:p>0.151125652703837</text:p>
            </table:table-cell>
            <table:table-cell table:formula="of:=IF([.AH84]&gt;0;2/[.$D$52]+1/[.AI85];0)" office:value-type="float" office:value="0.150821724379048" calcext:value-type="float">
              <text:p>0.150821724379048</text:p>
            </table:table-cell>
            <table:table-cell table:formula="of:=IF([.AI84]&gt;0;2/[.$D$52]+1/[.AJ85];0)" office:value-type="float" office:value="0.150419773967565" calcext:value-type="float">
              <text:p>0.150419773967565</text:p>
            </table:table-cell>
            <table:table-cell table:formula="of:=IF([.AJ84]&gt;0;2/[.$D$52]+1/[.AK85];0)" office:value-type="float" office:value="0.149888617162747" calcext:value-type="float">
              <text:p>0.149888617162747</text:p>
            </table:table-cell>
            <table:table-cell table:formula="of:=IF([.AK84]&gt;0;2/[.$D$52]+1/[.AL85];0)" office:value-type="float" office:value="0.149187469944824" calcext:value-type="float">
              <text:p>0.149187469944824</text:p>
            </table:table-cell>
            <table:table-cell table:formula="of:=IF([.AL84]&gt;0;2/[.$D$52]+1/[.AM85];0)" office:value-type="float" office:value="0.148263232536423" calcext:value-type="float">
              <text:p>0.148263232536423</text:p>
            </table:table-cell>
            <table:table-cell table:formula="of:=IF([.AM84]&gt;0;2/[.$D$52]+1/[.AN85];0)" office:value-type="float" office:value="0.147047183344605" calcext:value-type="float">
              <text:p>0.147047183344605</text:p>
            </table:table-cell>
            <table:table-cell table:formula="of:=IF([.AN84]&gt;0;2/[.$D$52]+1/[.AO85];0)" office:value-type="float" office:value="0.145451092453943" calcext:value-type="float">
              <text:p>0.145451092453943</text:p>
            </table:table-cell>
            <table:table-cell table:formula="of:=IF([.AO84]&gt;0;2/[.$D$52]+1/[.AP85];0)" office:value-type="float" office:value="0.143362893492106" calcext:value-type="float">
              <text:p>0.143362893492106</text:p>
            </table:table-cell>
            <table:table-cell table:formula="of:=IF([.AP84]&gt;0;2/[.$D$52]+1/[.AQ85];0)" office:value-type="float" office:value="0.140642288055427" calcext:value-type="float">
              <text:p>0.140642288055427</text:p>
            </table:table-cell>
            <table:table-cell table:formula="of:=IF([.AQ84]&gt;0;2/[.$D$52]+1/[.AR85];0)" office:value-type="float" office:value="0.13711704696474" calcext:value-type="float">
              <text:p>0.13711704696474</text:p>
            </table:table-cell>
            <table:table-cell table:formula="of:=IF([.AR84]&gt;0;2/[.$D$52]+1/[.AS85];0)" office:value-type="float" office:value="0.132581360075844" calcext:value-type="float">
              <text:p>0.132581360075844</text:p>
            </table:table-cell>
            <table:table-cell table:formula="of:=IF([.AS84]&gt;0;2/[.$D$52]+1/[.AT85];0)" office:value-type="float" office:value="0.12679836801896" calcext:value-type="float">
              <text:p>0.12679836801896</text:p>
            </table:table-cell>
            <table:table-cell table:formula="of:=IF([.AT84]&gt;0;2/[.$D$52]+1/[.AU85];0)" office:value-type="float" office:value="0.119509855980576" calcext:value-type="float">
              <text:p>0.119509855980576</text:p>
            </table:table-cell>
            <table:table-cell table:formula="of:=IF([.AU84]&gt;0;2/[.$D$52]+1/[.AV85];0)" office:value-type="float" office:value="0.110456623983128" calcext:value-type="float">
              <text:p>0.110456623983128</text:p>
            </table:table-cell>
            <table:table-cell table:formula="of:=IF([.AV84]&gt;0;2/[.$D$52]+1/[.AW85];0)" office:value-type="float" office:value="0.0994125305715454" calcext:value-type="float">
              <text:p>0.099412530571545</text:p>
            </table:table-cell>
            <table:table-cell table:formula="of:=IF([.AW84]&gt;0;2/[.$D$52]+1/[.AX85];0)" office:value-type="float" office:value="0.086232596105154" calcext:value-type="float">
              <text:p>0.086232596105154</text:p>
            </table:table-cell>
            <table:table-cell table:formula="of:=IF([.AX84]&gt;0;2/[.$D$52]+1/[.AY85];0)" office:value-type="float" office:value="0.070910028157019" calcext:value-type="float">
              <text:p>0.070910028157019</text:p>
            </table:table-cell>
            <table:table-cell table:formula="of:=IF([.AY84]&gt;0;2/[.$D$52]+1/[.AZ85];0)" office:value-type="float" office:value="0.0536291739638487" calcext:value-type="float">
              <text:p>0.053629173963849</text:p>
            </table:table-cell>
            <table:table-cell table:formula="of:=IF([.AZ84]&gt;0;2/[.$D$52]+1/[.BA85];0)" office:value-type="float" office:value="0.0347945205479452" calcext:value-type="float">
              <text:p>0.034794520547945</text:p>
            </table:table-cell>
            <table:table-cell table:formula="of:=IF([.BA84]&gt;0;2/[.$D$52]+1/[.BB85];0)" office:value-type="float" office:value="0" calcext:value-type="float">
              <text:p>0</text:p>
            </table:table-cell>
            <table:table-cell table:formula="of:=IF([.BB84]&gt;0;2/[.$D$52]+1/[.BC85];0)" office:value-type="float" office:value="0" calcext:value-type="float">
              <text:p>0</text:p>
            </table:table-cell>
            <table:table-cell table:formula="of:=IF([.BC84]&gt;0;2/[.$D$52]+1/[.BD85];0)" office:value-type="float" office:value="0" calcext:value-type="float">
              <text:p>0</text:p>
            </table:table-cell>
            <table:table-cell table:formula="of:=IF([.BD84]&gt;0;2/[.$D$52]+1/[.BE85];0)" office:value-type="float" office:value="0" calcext:value-type="float">
              <text:p>0</text:p>
            </table:table-cell>
            <table:table-cell table:formula="of:=IF([.BE84]&gt;0;2/[.$D$52]+1/[.BF85];0)" office:value-type="float" office:value="0" calcext:value-type="float">
              <text:p>0</text:p>
            </table:table-cell>
            <table:table-cell table:formula="of:=IF([.BF84]&gt;0;2/[.$D$52]+1/[.BG85];0)" office:value-type="float" office:value="0" calcext:value-type="float">
              <text:p>0</text:p>
            </table:table-cell>
            <table:table-cell table:formula="of:=IF([.BG84]&gt;0;2/[.$D$52]+1/[.BH85];0)" office:value-type="float" office:value="0" calcext:value-type="float">
              <text:p>0</text:p>
            </table:table-cell>
            <table:table-cell table:formula="of:=IF([.BH84]&gt;0;2/[.$D$52]+1/[.BI85];0)" office:value-type="float" office:value="0" calcext:value-type="float">
              <text:p>0</text:p>
            </table:table-cell>
            <table:table-cell table:formula="of:=IF([.BI84]&gt;0;2/[.$D$52]+1/[.BJ85];0)" office:value-type="float" office:value="0" calcext:value-type="float">
              <text:p>0</text:p>
            </table:table-cell>
            <table:table-cell table:formula="of:=IF([.BJ84]&gt;0;2/[.$D$52]+1/[.BK85];0)" office:value-type="float" office:value="0" calcext:value-type="float">
              <text:p>0</text:p>
            </table:table-cell>
            <table:table-cell table:formula="of:=IF([.BK84]&gt;0;2/[.$D$52]+1/[.BL85];0)" office:value-type="float" office:value="0" calcext:value-type="float">
              <text:p>0</text:p>
            </table:table-cell>
            <table:table-cell table:formula="of:=IF([.BL84]&gt;0;2/[.$D$52]+1/[.BM85];0)" office:value-type="float" office:value="0" calcext:value-type="float">
              <text:p>0</text:p>
            </table:table-cell>
            <table:table-cell table:formula="of:=IF([.BM84]&gt;0;2/[.$D$52]+1/[.BN85];0)" office:value-type="float" office:value="0" calcext:value-type="float">
              <text:p>0</text:p>
            </table:table-cell>
            <table:table-cell table:formula="of:=IF([.BN84]&gt;0;2/[.$D$52]+1/[.BO85];0)" office:value-type="float" office:value="0" calcext:value-type="float">
              <text:p>0</text:p>
            </table:table-cell>
            <table:table-cell table:formula="of:=IF([.BO84]&gt;0;2/[.$D$52]+1/[.BP85];0)" office:value-type="float" office:value="0" calcext:value-type="float">
              <text:p>0</text:p>
            </table:table-cell>
            <table:table-cell table:formula="of:=IF([.BP84]&gt;0;2/[.$D$52]+1/[.BQ85];0)" office:value-type="float" office:value="0" calcext:value-type="float">
              <text:p>0</text:p>
            </table:table-cell>
            <table:table-cell table:formula="of:=IF([.BQ84]&gt;0;2/[.$D$52]+1/[.BR85];0)" office:value-type="float" office:value="0" calcext:value-type="float">
              <text:p>0</text:p>
            </table:table-cell>
            <table:table-cell table:formula="of:=IF([.BR84]&gt;0;2/[.$D$52]+1/[.BS85];0)" office:value-type="float" office:value="0" calcext:value-type="float">
              <text:p>0</text:p>
            </table:table-cell>
            <table:table-cell table:formula="of:=IF([.BS84]&gt;0;2/[.$D$52]+1/[.BT85];0)" office:value-type="float" office:value="0" calcext:value-type="float">
              <text:p>0</text:p>
            </table:table-cell>
            <table:table-cell table:formula="of:=IF([.BT84]&gt;0;2/[.$D$52]+1/[.BU85];0)" office:value-type="float" office:value="0" calcext:value-type="float">
              <text:p>0</text:p>
            </table:table-cell>
            <table:table-cell table:formula="of:=IF([.BU84]&gt;0;2/[.$D$52]+1/[.BV85];0)" office:value-type="float" office:value="0" calcext:value-type="float">
              <text:p>0</text:p>
            </table:table-cell>
            <table:table-cell table:formula="of:=IF([.BV84]&gt;0;2/[.$D$52]+1/[.BW85];0)" office:value-type="float" office:value="0" calcext:value-type="float">
              <text:p>0</text:p>
            </table:table-cell>
            <table:table-cell table:formula="of:=IF([.BW84]&gt;0;2/[.$D$52]+1/[.BX85];0)" office:value-type="float" office:value="0" calcext:value-type="float">
              <text:p>0</text:p>
            </table:table-cell>
            <table:table-cell table:formula="of:=IF([.BX84]&gt;0;2/[.$D$52]+1/[.BY85];0)" office:value-type="float" office:value="0" calcext:value-type="float">
              <text:p>0</text:p>
            </table:table-cell>
            <table:table-cell table:formula="of:=IF([.BY84]&gt;0;2/[.$D$52]+1/[.BZ85];0)" office:value-type="float" office:value="0" calcext:value-type="float">
              <text:p>0</text:p>
            </table:table-cell>
            <table:table-cell table:formula="of:=IF([.BZ84]&gt;0;2/[.$D$52]+1/[.CA85];0)" office:value-type="float" office:value="0" calcext:value-type="float">
              <text:p>0</text:p>
            </table:table-cell>
            <table:table-cell table:formula="of:=IF([.CA84]&gt;0;2/[.$D$52]+1/[.CB85];0)" office:value-type="float" office:value="0" calcext:value-type="float">
              <text:p>0</text:p>
            </table:table-cell>
            <table:table-cell table:formula="of:=IF([.CB84]&gt;0;2/[.$D$52]+1/[.CC85];0)" office:value-type="float" office:value="0" calcext:value-type="float">
              <text:p>0</text:p>
            </table:table-cell>
            <table:table-cell table:formula="of:=IF([.CC84]&gt;0;2/[.$D$52]+1/[.CD85];0)" office:value-type="float" office:value="0" calcext:value-type="float">
              <text:p>0</text:p>
            </table:table-cell>
            <table:table-cell table:formula="of:=IF([.CD84]&gt;0;2/[.$D$52]+1/[.CE85];0)" office:value-type="float" office:value="0" calcext:value-type="float">
              <text:p>0</text:p>
            </table:table-cell>
            <table:table-cell table:formula="of:=IF([.CE84]&gt;0;2/[.$D$52]+1/[.CF85];0)" office:value-type="float" office:value="0" calcext:value-type="float">
              <text:p>0</text:p>
            </table:table-cell>
            <table:table-cell table:formula="of:=IF([.CF84]&gt;0;2/[.$D$52]+1/[.CG85];0)" office:value-type="float" office:value="0" calcext:value-type="float">
              <text:p>0</text:p>
            </table:table-cell>
            <table:table-cell table:formula="of:=IF([.CG84]&gt;0;2/[.$D$52]+1/[.CH85];0)" office:value-type="float" office:value="0" calcext:value-type="float">
              <text:p>0</text:p>
            </table:table-cell>
            <table:table-cell table:formula="of:=IF([.CH84]&gt;0;2/[.$D$52]+1/[.CI85];0)" office:value-type="float" office:value="0" calcext:value-type="float">
              <text:p>0</text:p>
            </table:table-cell>
            <table:table-cell table:formula="of:=IF([.CI84]&gt;0;2/[.$D$52]+1/[.CJ85];0)" office:value-type="float" office:value="0" calcext:value-type="float">
              <text:p>0</text:p>
            </table:table-cell>
            <table:table-cell table:formula="of:=IF([.CJ84]&gt;0;2/[.$D$52]+1/[.CK85];0)" office:value-type="float" office:value="0" calcext:value-type="float">
              <text:p>0</text:p>
            </table:table-cell>
            <table:table-cell table:formula="of:=IF([.CK84]&gt;0;2/[.$D$52]+1/[.CL85];0)" office:value-type="float" office:value="0" calcext:value-type="float">
              <text:p>0</text:p>
            </table:table-cell>
            <table:table-cell table:formula="of:=IF([.CL84]&gt;0;2/[.$D$52]+1/[.CM85];0)" office:value-type="float" office:value="0" calcext:value-type="float">
              <text:p>0</text:p>
            </table:table-cell>
            <table:table-cell table:formula="of:=IF([.CM84]&gt;0;2/[.$D$52]+1/[.CN85];0)" office:value-type="float" office:value="0" calcext:value-type="float">
              <text:p>0</text:p>
            </table:table-cell>
            <table:table-cell table:formula="of:=IF([.CN84]&gt;0;2/[.$D$52]+1/[.CO85];0)" office:value-type="float" office:value="0" calcext:value-type="float">
              <text:p>0</text:p>
            </table:table-cell>
            <table:table-cell table:formula="of:=IF([.CO84]&gt;0;2/[.$D$52]+1/[.CP85];0)" office:value-type="float" office:value="0" calcext:value-type="float">
              <text:p>0</text:p>
            </table:table-cell>
            <table:table-cell table:formula="of:=IF([.CP84]&gt;0;2/[.$D$52]+1/[.CQ85];0)" office:value-type="float" office:value="0" calcext:value-type="float">
              <text:p>0</text:p>
            </table:table-cell>
            <table:table-cell table:formula="of:=IF([.CQ84]&gt;0;2/[.$D$52]+1/[.CR85];0)" office:value-type="float" office:value="0" calcext:value-type="float">
              <text:p>0</text:p>
            </table:table-cell>
            <table:table-cell table:formula="of:=IF([.CR84]&gt;0;2/[.$D$52]+1/[.CS85];0)" office:value-type="float" office:value="0" calcext:value-type="float">
              <text:p>0</text:p>
            </table:table-cell>
            <table:table-cell table:formula="of:=IF([.CS84]&gt;0;2/[.$D$52]+1/[.CT85];0)" office:value-type="float" office:value="0" calcext:value-type="float">
              <text:p>0</text:p>
            </table:table-cell>
            <table:table-cell table:formula="of:=IF([.CT84]&gt;0;2/[.$D$52]+1/[.CU85];0)" office:value-type="float" office:value="0" calcext:value-type="float">
              <text:p>0</text:p>
            </table:table-cell>
            <table:table-cell table:formula="of:=IF([.CU84]&gt;0;2/[.$D$52]+1/[.CV85];0)" office:value-type="float" office:value="0" calcext:value-type="float">
              <text:p>0</text:p>
            </table:table-cell>
            <table:table-cell table:formula="of:=IF([.CV84]&gt;0;2/[.$D$52]+1/[.CW85];0)" office:value-type="float" office:value="0" calcext:value-type="float">
              <text:p>0</text:p>
            </table:table-cell>
            <table:table-cell table:formula="of:=IF([.CW84]&gt;0;2/[.$D$52]+1/[.CX85];0)" office:value-type="float" office:value="0" calcext:value-type="float">
              <text:p>0</text:p>
            </table:table-cell>
            <table:table-cell table:formula="of:=IF([.CX84]&gt;0;2/[.$D$52]+1/[.CY85];0)" office:value-type="float" office:value="0" calcext:value-type="float">
              <text:p>0</text:p>
            </table:table-cell>
            <table:table-cell table:formula="of:=IF([.CY84]&gt;0;2/[.$D$52]+1/[.CZ85];0)" office:value-type="float" office:value="0" calcext:value-type="float">
              <text:p>0</text:p>
            </table:table-cell>
            <table:table-cell table:formula="of:=IF([.CZ84]&gt;0;2/[.$D$52]+1/[.DA85];0)" office:value-type="float" office:value="0" calcext:value-type="float">
              <text:p>0</text:p>
            </table:table-cell>
            <table:table-cell table:formula="of:=IF([.DA84]&gt;0;2/[.$D$52]+1/[.DB85];0)" office:value-type="float" office:value="0" calcext:value-type="float">
              <text:p>0</text:p>
            </table:table-cell>
            <table:table-cell table:formula="of:=IF([.DB84]&gt;0;2/[.$D$52]+1/[.DC85];0)" office:value-type="float" office:value="0" calcext:value-type="float">
              <text:p>0</text:p>
            </table:table-cell>
            <table:table-cell table:formula="of:=IF([.DC84]&gt;0;2/[.$D$52]+1/[.DD85];0)" office:value-type="float" office:value="0" calcext:value-type="float">
              <text:p>0</text:p>
            </table:table-cell>
            <table:table-cell table:formula="of:=IF([.DD84]&gt;0;2/[.$D$52]+1/[.DE85];0)" office:value-type="float" office:value="0" calcext:value-type="float">
              <text:p>0</text:p>
            </table:table-cell>
            <table:table-cell table:formula="of:=IF([.DE84]&gt;0;2/[.$D$52]+1/[.DF85];0)" office:value-type="float" office:value="0" calcext:value-type="float">
              <text:p>0</text:p>
            </table:table-cell>
            <table:table-cell table:formula="of:=IF([.DF84]&gt;0;2/[.$D$52]+1/[.DG85];0)" office:value-type="float" office:value="0" calcext:value-type="float">
              <text:p>0</text:p>
            </table:table-cell>
            <table:table-cell table:formula="of:=IF([.DG84]&gt;0;2/[.$D$52]+1/[.DH85];0)" office:value-type="float" office:value="0" calcext:value-type="float">
              <text:p>0</text:p>
            </table:table-cell>
            <table:table-cell table:formula="of:=IF([.DH84]&gt;0;2/[.$D$52]+1/[.DI85];0)" office:value-type="float" office:value="0" calcext:value-type="float">
              <text:p>0</text:p>
            </table:table-cell>
            <table:table-cell table:formula="of:=IF([.DI84]&gt;0;2/[.$D$52]+1/[.DJ85];0)" office:value-type="float" office:value="0" calcext:value-type="float">
              <text:p>0</text:p>
            </table:table-cell>
            <table:table-cell table:formula="of:=IF([.DJ84]&gt;0;2/[.$D$52]+1/[.DK85];0)" office:value-type="float" office:value="0" calcext:value-type="float">
              <text:p>0</text:p>
            </table:table-cell>
            <table:table-cell table:formula="of:=IF([.DK84]&gt;0;2/[.$D$52]+1/[.DL85];0)" office:value-type="float" office:value="0" calcext:value-type="float">
              <text:p>0</text:p>
            </table:table-cell>
            <table:table-cell table:formula="of:=IF([.DL84]&gt;0;2/[.$D$52]+1/[.DM85];0)" office:value-type="float" office:value="0" calcext:value-type="float">
              <text:p>0</text:p>
            </table:table-cell>
            <table:table-cell table:formula="of:=IF([.DM84]&gt;0;2/[.$D$52]+1/[.DN85];0)" office:value-type="float" office:value="0" calcext:value-type="float">
              <text:p>0</text:p>
            </table:table-cell>
            <table:table-cell table:formula="of:=IF([.DN84]&gt;0;2/[.$D$52]+1/[.DO85];0)" office:value-type="float" office:value="0" calcext:value-type="float">
              <text:p>0</text:p>
            </table:table-cell>
            <table:table-cell table:formula="of:=IF([.DO84]&gt;0;2/[.$D$52]+1/[.DP85];0)" office:value-type="float" office:value="0" calcext:value-type="float">
              <text:p>0</text:p>
            </table:table-cell>
            <table:table-cell table:formula="of:=IF([.DP84]&gt;0;2/[.$D$52]+1/[.DQ85];0)" office:value-type="float" office:value="0" calcext:value-type="float">
              <text:p>0</text:p>
            </table:table-cell>
            <table:table-cell table:formula="of:=IF([.DQ84]&gt;0;2/[.$D$52]+1/[.DR85];0)" office:value-type="float" office:value="0" calcext:value-type="float">
              <text:p>0</text:p>
            </table:table-cell>
            <table:table-cell table:formula="of:=IF([.DR84]&gt;0;2/[.$D$52]+1/[.DS85];0)" office:value-type="float" office:value="0" calcext:value-type="float">
              <text:p>0</text:p>
            </table:table-cell>
            <table:table-cell table:formula="of:=IF([.DS84]&gt;0;2/[.$D$52]+1/[.DT85];0)" office:value-type="float" office:value="0" calcext:value-type="float">
              <text:p>0</text:p>
            </table:table-cell>
            <table:table-cell table:formula="of:=IF([.DT84]&gt;0;2/[.$D$52]+1/[.DU85];0)" office:value-type="float" office:value="0" calcext:value-type="float">
              <text:p>0</text:p>
            </table:table-cell>
            <table:table-cell table:formula="of:=IF([.DU84]&gt;0;2/[.$D$52]+1/[.DV85];0)" office:value-type="float" office:value="0" calcext:value-type="float">
              <text:p>0</text:p>
            </table:table-cell>
            <table:table-cell table:formula="of:=IF([.DV84]&gt;0;2/[.$D$52]+1/[.DW85];0)" office:value-type="float" office:value="0" calcext:value-type="float">
              <text:p>0</text:p>
            </table:table-cell>
            <table:table-cell table:formula="of:=IF([.DW84]&gt;0;2/[.$D$52]+1/[.DX85];0)" office:value-type="float" office:value="0" calcext:value-type="float">
              <text:p>0</text:p>
            </table:table-cell>
            <table:table-cell table:formula="of:=IF([.DX84]&gt;0;2/[.$D$52]+1/[.DY85];0)" office:value-type="float" office:value="0" calcext:value-type="float">
              <text:p>0</text:p>
            </table:table-cell>
            <table:table-cell table:formula="of:=IF([.DY84]&gt;0;2/[.$D$52]+1/[.DZ85];0)" office:value-type="float" office:value="0" calcext:value-type="float">
              <text:p>0</text:p>
            </table:table-cell>
            <table:table-cell table:formula="of:=IF([.DZ84]&gt;0;2/[.$D$52]+1/[.EA85];0)" office:value-type="float" office:value="0" calcext:value-type="float">
              <text:p>0</text:p>
            </table:table-cell>
            <table:table-cell table:formula="of:=IF([.EA84]&gt;0;2/[.$D$52]+1/[.EB85];0)" office:value-type="float" office:value="0" calcext:value-type="float">
              <text:p>0</text:p>
            </table:table-cell>
            <table:table-cell table:formula="of:=IF([.EB84]&gt;0;2/[.$D$52]+1/[.EC85];0)" office:value-type="float" office:value="0" calcext:value-type="float">
              <text:p>0</text:p>
            </table:table-cell>
            <table:table-cell table:formula="of:=IF([.EC84]&gt;0;2/[.$D$52]+1/[.ED85];0)" office:value-type="float" office:value="0" calcext:value-type="float">
              <text:p>0</text:p>
            </table:table-cell>
            <table:table-cell table:formula="of:=IF([.ED84]&gt;0;2/[.$D$52]+1/[.EE85];0)" office:value-type="float" office:value="0" calcext:value-type="float">
              <text:p>0</text:p>
            </table:table-cell>
            <table:table-cell table:formula="of:=IF([.EE84]&gt;0;2/[.$D$52]+1/[.EF85];0)" office:value-type="float" office:value="0" calcext:value-type="float">
              <text:p>0</text:p>
            </table:table-cell>
            <table:table-cell table:formula="of:=IF([.EF84]&gt;0;2/[.$D$52]+1/[.EG85];0)" office:value-type="float" office:value="0" calcext:value-type="float">
              <text:p>0</text:p>
            </table:table-cell>
            <table:table-cell table:formula="of:=IF([.EG84]&gt;0;2/[.$D$52]+1/[.EH85];0)" office:value-type="float" office:value="0" calcext:value-type="float">
              <text:p>0</text:p>
            </table:table-cell>
            <table:table-cell table:formula="of:=IF([.EH84]&gt;0;2/[.$D$52]+1/[.EI85];0)" office:value-type="float" office:value="0" calcext:value-type="float">
              <text:p>0</text:p>
            </table:table-cell>
            <table:table-cell table:formula="of:=IF([.EI84]&gt;0;2/[.$D$52]+1/[.EJ85];0)" office:value-type="float" office:value="0" calcext:value-type="float">
              <text:p>0</text:p>
            </table:table-cell>
            <table:table-cell table:formula="of:=IF([.EJ84]&gt;0;2/[.$D$52]+1/[.EK85];0)" office:value-type="float" office:value="0" calcext:value-type="float">
              <text:p>0</text:p>
            </table:table-cell>
            <table:table-cell table:formula="of:=IF([.EK84]&gt;0;2/[.$D$52]+1/[.EL85];0)" office:value-type="float" office:value="0" calcext:value-type="float">
              <text:p>0</text:p>
            </table:table-cell>
            <table:table-cell table:formula="of:=IF([.EL84]&gt;0;2/[.$D$52]+1/[.EM85];0)" office:value-type="float" office:value="0" calcext:value-type="float">
              <text:p>0</text:p>
            </table:table-cell>
            <table:table-cell table:formula="of:=IF([.EM84]&gt;0;2/[.$D$52]+1/[.EN85];0)" office:value-type="float" office:value="0" calcext:value-type="float">
              <text:p>0</text:p>
            </table:table-cell>
            <table:table-cell table:formula="of:=IF([.EN84]&gt;0;2/[.$D$52]+1/[.EO85];0)" office:value-type="float" office:value="0" calcext:value-type="float">
              <text:p>0</text:p>
            </table:table-cell>
            <table:table-cell table:formula="of:=IF([.EO84]&gt;0;2/[.$D$52]+1/[.EP85];0)" office:value-type="float" office:value="0" calcext:value-type="float">
              <text:p>0</text:p>
            </table:table-cell>
            <table:table-cell table:formula="of:=IF([.EP84]&gt;0;2/[.$D$52]+1/[.EQ85];0)" office:value-type="float" office:value="0" calcext:value-type="float">
              <text:p>0</text:p>
            </table:table-cell>
            <table:table-cell table:formula="of:=IF([.EQ84]&gt;0;2/[.$D$52]+1/[.ER85];0)" office:value-type="float" office:value="0" calcext:value-type="float">
              <text:p>0</text:p>
            </table:table-cell>
            <table:table-cell table:formula="of:=IF([.ER84]&gt;0;2/[.$D$52]+1/[.ES85];0)" office:value-type="float" office:value="0" calcext:value-type="float">
              <text:p>0</text:p>
            </table:table-cell>
            <table:table-cell table:formula="of:=IF([.ES84]&gt;0;2/[.$D$52]+1/[.ET85];0)" office:value-type="float" office:value="0" calcext:value-type="float">
              <text:p>0</text:p>
            </table:table-cell>
            <table:table-cell table:formula="of:=IF([.ET84]&gt;0;2/[.$D$52]+1/[.EU85];0)" office:value-type="float" office:value="0" calcext:value-type="float">
              <text:p>0</text:p>
            </table:table-cell>
            <table:table-cell table:formula="of:=IF([.EU84]&gt;0;2/[.$D$52]+1/[.EV85];0)" office:value-type="float" office:value="0" calcext:value-type="float">
              <text:p>0</text:p>
            </table:table-cell>
            <table:table-cell table:formula="of:=IF([.EV84]&gt;0;2/[.$D$52]+1/[.EW85];0)" office:value-type="float" office:value="0" calcext:value-type="float">
              <text:p>0</text:p>
            </table:table-cell>
            <table:table-cell table:formula="of:=IF([.EW84]&gt;0;2/[.$D$52]+1/[.EX85];0)" office:value-type="float" office:value="0" calcext:value-type="float">
              <text:p>0</text:p>
            </table:table-cell>
            <table:table-cell table:formula="of:=IF([.EX84]&gt;0;2/[.$D$52]+1/[.EY85];0)" office:value-type="float" office:value="0" calcext:value-type="float">
              <text:p>0</text:p>
            </table:table-cell>
            <table:table-cell table:formula="of:=IF([.EY84]&gt;0;2/[.$D$52]+1/[.EZ85];0)" office:value-type="float" office:value="0" calcext:value-type="float">
              <text:p>0</text:p>
            </table:table-cell>
            <table:table-cell table:formula="of:=IF([.EZ84]&gt;0;2/[.$D$52]+1/[.FA85];0)" office:value-type="float" office:value="0" calcext:value-type="float">
              <text:p>0</text:p>
            </table:table-cell>
            <table:table-cell table:formula="of:=IF([.FA84]&gt;0;2/[.$D$52]+1/[.FB85];0)" office:value-type="float" office:value="0" calcext:value-type="float">
              <text:p>0</text:p>
            </table:table-cell>
            <table:table-cell table:formula="of:=IF([.FB84]&gt;0;2/[.$D$52]+1/[.FC85];0)" office:value-type="float" office:value="0" calcext:value-type="float">
              <text:p>0</text:p>
            </table:table-cell>
            <table:table-cell table:formula="of:=IF([.FC84]&gt;0;2/[.$D$52]+1/[.FD85];0)" office:value-type="float" office:value="0" calcext:value-type="float">
              <text:p>0</text:p>
            </table:table-cell>
            <table:table-cell table:formula="of:=IF([.FD84]&gt;0;2/[.$D$52]+1/[.FE85];0)" office:value-type="float" office:value="0" calcext:value-type="float">
              <text:p>0</text:p>
            </table:table-cell>
            <table:table-cell table:formula="of:=IF([.FE84]&gt;0;2/[.$D$52]+1/[.FF85];0)" office:value-type="float" office:value="0" calcext:value-type="float">
              <text:p>0</text:p>
            </table:table-cell>
            <table:table-cell table:formula="of:=IF([.FF84]&gt;0;2/[.$D$52]+1/[.FG85];0)" office:value-type="float" office:value="0" calcext:value-type="float">
              <text:p>0</text:p>
            </table:table-cell>
            <table:table-cell table:formula="of:=IF([.FG84]&gt;0;2/[.$D$52]+1/[.FH85];0)" office:value-type="float" office:value="0" calcext:value-type="float">
              <text:p>0</text:p>
            </table:table-cell>
            <table:table-cell table:formula="of:=IF([.FH84]&gt;0;2/[.$D$52]+1/[.FI85];0)" office:value-type="float" office:value="0" calcext:value-type="float">
              <text:p>0</text:p>
            </table:table-cell>
            <table:table-cell table:formula="of:=IF([.FI84]&gt;0;2/[.$D$52]+1/[.FJ85];0)" office:value-type="float" office:value="0" calcext:value-type="float">
              <text:p>0</text:p>
            </table:table-cell>
            <table:table-cell table:formula="of:=IF([.FJ84]&gt;0;2/[.$D$52]+1/[.FK85];0)" office:value-type="float" office:value="0" calcext:value-type="float">
              <text:p>0</text:p>
            </table:table-cell>
            <table:table-cell table:formula="of:=IF([.FK84]&gt;0;2/[.$D$52]+1/[.FL85];0)" office:value-type="float" office:value="0" calcext:value-type="float">
              <text:p>0</text:p>
            </table:table-cell>
            <table:table-cell table:formula="of:=IF([.FL84]&gt;0;2/[.$D$52]+1/[.FM85];0)" office:value-type="float" office:value="0" calcext:value-type="float">
              <text:p>0</text:p>
            </table:table-cell>
            <table:table-cell table:formula="of:=IF([.FM84]&gt;0;2/[.$D$52]+1/[.FN85];0)" office:value-type="float" office:value="0" calcext:value-type="float">
              <text:p>0</text:p>
            </table:table-cell>
            <table:table-cell table:formula="of:=IF([.FN84]&gt;0;2/[.$D$52]+1/[.FO85];0)" office:value-type="float" office:value="0" calcext:value-type="float">
              <text:p>0</text:p>
            </table:table-cell>
            <table:table-cell table:formula="of:=IF([.FO84]&gt;0;2/[.$D$52]+1/[.FP85];0)" office:value-type="float" office:value="0" calcext:value-type="float">
              <text:p>0</text:p>
            </table:table-cell>
            <table:table-cell table:formula="of:=IF([.FP84]&gt;0;2/[.$D$52]+1/[.FQ85];0)" office:value-type="float" office:value="0" calcext:value-type="float">
              <text:p>0</text:p>
            </table:table-cell>
            <table:table-cell table:formula="of:=IF([.FQ84]&gt;0;2/[.$D$52]+1/[.FR85];0)" office:value-type="float" office:value="0" calcext:value-type="float">
              <text:p>0</text:p>
            </table:table-cell>
            <table:table-cell table:formula="of:=IF([.FR84]&gt;0;2/[.$D$52]+1/[.FS85];0)" office:value-type="float" office:value="0" calcext:value-type="float">
              <text:p>0</text:p>
            </table:table-cell>
            <table:table-cell table:formula="of:=IF([.FS84]&gt;0;2/[.$D$52]+1/[.FT85];0)" office:value-type="float" office:value="0" calcext:value-type="float">
              <text:p>0</text:p>
            </table:table-cell>
            <table:table-cell table:formula="of:=IF([.FT84]&gt;0;2/[.$D$52]+1/[.FU85];0)" office:value-type="float" office:value="0" calcext:value-type="float">
              <text:p>0</text:p>
            </table:table-cell>
            <table:table-cell table:formula="of:=IF([.FU84]&gt;0;2/[.$D$52]+1/[.FV85];0)" office:value-type="float" office:value="0" calcext:value-type="float">
              <text:p>0</text:p>
            </table:table-cell>
            <table:table-cell table:formula="of:=IF([.FV84]&gt;0;2/[.$D$52]+1/[.FW85];0)" office:value-type="float" office:value="0" calcext:value-type="float">
              <text:p>0</text:p>
            </table:table-cell>
            <table:table-cell table:formula="of:=IF([.FW84]&gt;0;2/[.$D$52]+1/[.FX85];0)" office:value-type="float" office:value="0" calcext:value-type="float">
              <text:p>0</text:p>
            </table:table-cell>
            <table:table-cell table:formula="of:=IF([.FX84]&gt;0;2/[.$D$52]+1/[.FY85];0)" office:value-type="float" office:value="0" calcext:value-type="float">
              <text:p>0</text:p>
            </table:table-cell>
            <table:table-cell table:formula="of:=IF([.FY84]&gt;0;2/[.$D$52]+1/[.FZ85];0)" office:value-type="float" office:value="0" calcext:value-type="float">
              <text:p>0</text:p>
            </table:table-cell>
            <table:table-cell table:formula="of:=IF([.FZ84]&gt;0;2/[.$D$52]+1/[.GA85];0)" office:value-type="float" office:value="0" calcext:value-type="float">
              <text:p>0</text:p>
            </table:table-cell>
            <table:table-cell table:formula="of:=IF([.GA84]&gt;0;2/[.$D$52]+1/[.GB85];0)" office:value-type="float" office:value="0" calcext:value-type="float">
              <text:p>0</text:p>
            </table:table-cell>
            <table:table-cell table:formula="of:=IF([.GB84]&gt;0;2/[.$D$52]+1/[.GC85];0)" office:value-type="float" office:value="0" calcext:value-type="float">
              <text:p>0</text:p>
            </table:table-cell>
            <table:table-cell table:formula="of:=IF([.GC84]&gt;0;2/[.$D$52]+1/[.GD85];0)" office:value-type="float" office:value="0" calcext:value-type="float">
              <text:p>0</text:p>
            </table:table-cell>
            <table:table-cell table:formula="of:=IF([.GD84]&gt;0;2/[.$D$52]+1/[.GE85];0)" office:value-type="float" office:value="0" calcext:value-type="float">
              <text:p>0</text:p>
            </table:table-cell>
            <table:table-cell table:formula="of:=IF([.GE84]&gt;0;2/[.$D$52]+1/[.GF85];0)" office:value-type="float" office:value="0" calcext:value-type="float">
              <text:p>0</text:p>
            </table:table-cell>
            <table:table-cell table:formula="of:=IF([.GF84]&gt;0;2/[.$D$52]+1/[.GG85];0)" office:value-type="float" office:value="0" calcext:value-type="float">
              <text:p>0</text:p>
            </table:table-cell>
            <table:table-cell table:formula="of:=IF([.GG84]&gt;0;2/[.$D$52]+1/[.GH85];0)" office:value-type="float" office:value="0" calcext:value-type="float">
              <text:p>0</text:p>
            </table:table-cell>
            <table:table-cell table:formula="of:=IF([.GH84]&gt;0;2/[.$D$52]+1/[.GI85];0)" office:value-type="float" office:value="0" calcext:value-type="float">
              <text:p>0</text:p>
            </table:table-cell>
            <table:table-cell table:formula="of:=IF([.GI84]&gt;0;2/[.$D$52]+1/[.GJ85];0)" office:value-type="float" office:value="0" calcext:value-type="float">
              <text:p>0</text:p>
            </table:table-cell>
            <table:table-cell table:formula="of:=IF([.GJ84]&gt;0;2/[.$D$52]+1/[.GK85];0)" office:value-type="float" office:value="0" calcext:value-type="float">
              <text:p>0</text:p>
            </table:table-cell>
            <table:table-cell table:formula="of:=IF([.GK84]&gt;0;2/[.$D$52]+1/[.GL85];0)" office:value-type="float" office:value="0" calcext:value-type="float">
              <text:p>0</text:p>
            </table:table-cell>
            <table:table-cell table:formula="of:=IF([.GL84]&gt;0;2/[.$D$52]+1/[.GM85];0)" office:value-type="float" office:value="0" calcext:value-type="float">
              <text:p>0</text:p>
            </table:table-cell>
            <table:table-cell table:formula="of:=IF([.GM84]&gt;0;2/[.$D$52]+1/[.GN85];0)" office:value-type="float" office:value="0" calcext:value-type="float">
              <text:p>0</text:p>
            </table:table-cell>
            <table:table-cell table:formula="of:=IF([.GN84]&gt;0;2/[.$D$52]+1/[.GO85];0)" office:value-type="float" office:value="0" calcext:value-type="float">
              <text:p>0</text:p>
            </table:table-cell>
            <table:table-cell table:formula="of:=IF([.GO84]&gt;0;2/[.$D$52]+1/[.GP85];0)" office:value-type="float" office:value="0" calcext:value-type="float">
              <text:p>0</text:p>
            </table:table-cell>
            <table:table-cell table:formula="of:=IF([.GP84]&gt;0;2/[.$D$52]+1/[.GQ85];0)" office:value-type="float" office:value="0" calcext:value-type="float">
              <text:p>0</text:p>
            </table:table-cell>
            <table:table-cell table:formula="of:=IF([.GQ84]&gt;0;2/[.$D$52]+1/[.GR85];0)" office:value-type="float" office:value="0" calcext:value-type="float">
              <text:p>0</text:p>
            </table:table-cell>
            <table:table-cell table:formula="of:=IF([.GR84]&gt;0;2/[.$D$52]+1/[.GS85];0)" office:value-type="float" office:value="0" calcext:value-type="float">
              <text:p>0</text:p>
            </table:table-cell>
            <table:table-cell table:formula="of:=IF([.GS84]&gt;0;2/[.$D$52]+1/[.GT85];0)" office:value-type="float" office:value="0" calcext:value-type="float">
              <text:p>0</text:p>
            </table:table-cell>
            <table:table-cell table:formula="of:=IF([.GT84]&gt;0;2/[.$D$52]+1/[.GU85];0)" office:value-type="float" office:value="0" calcext:value-type="float">
              <text:p>0</text:p>
            </table:table-cell>
            <table:table-cell table:formula="of:=IF([.GU84]&gt;0;2/[.$D$52]+1/[.GV85];0)" office:value-type="float" office:value="0" calcext:value-type="float">
              <text:p>0</text:p>
            </table:table-cell>
            <table:table-cell table:formula="of:=IF([.GV84]&gt;0;2/[.$D$52]+1/[.GW85];0)" office:value-type="float" office:value="0" calcext:value-type="float">
              <text:p>0</text:p>
            </table:table-cell>
            <table:table-cell table:formula="of:=IF([.GW84]&gt;0;2/[.$D$52]+1/[.GX85];0)" office:value-type="float" office:value="0" calcext:value-type="float">
              <text:p>0</text:p>
            </table:table-cell>
            <table:table-cell table:formula="of:=IF([.GX84]&gt;0;2/[.$D$52]+1/[.GY85];0)" office:value-type="float" office:value="0" calcext:value-type="float">
              <text:p>0</text:p>
            </table:table-cell>
            <table:table-cell table:formula="of:=IF([.GY84]&gt;0;2/[.$D$52]+1/[.GZ85];0)" office:value-type="float" office:value="0" calcext:value-type="float">
              <text:p>0</text:p>
            </table:table-cell>
            <table:table-cell table:formula="of:=IF([.GZ84]&gt;0;2/[.$D$52]+1/[.HA85];0)" office:value-type="float" office:value="0" calcext:value-type="float">
              <text:p>0</text:p>
            </table:table-cell>
            <table:table-cell table:formula="of:=IF([.HA84]&gt;0;2/[.$D$52]+1/[.HB85];0)" office:value-type="float" office:value="0" calcext:value-type="float">
              <text:p>0</text:p>
            </table:table-cell>
            <table:table-cell table:formula="of:=IF([.HB84]&gt;0;2/[.$D$52]+1/[.HC85];0)" office:value-type="float" office:value="0" calcext:value-type="float">
              <text:p>0</text:p>
            </table:table-cell>
            <table:table-cell table:formula="of:=IF([.HC84]&gt;0;2/[.$D$52]+1/[.HD85];0)" office:value-type="float" office:value="0" calcext:value-type="float">
              <text:p>0</text:p>
            </table:table-cell>
            <table:table-cell table:formula="of:=IF([.HD84]&gt;0;2/[.$D$52]+1/[.HE85];0)" office:value-type="float" office:value="0" calcext:value-type="float">
              <text:p>0</text:p>
            </table:table-cell>
            <table:table-cell table:formula="of:=IF([.HE84]&gt;0;2/[.$D$52]+1/[.HF85];0)" office:value-type="float" office:value="0" calcext:value-type="float">
              <text:p>0</text:p>
            </table:table-cell>
            <table:table-cell table:formula="of:=IF([.HF84]&gt;0;2/[.$D$52]+1/[.HG85];0)" office:value-type="float" office:value="0" calcext:value-type="float">
              <text:p>0</text:p>
            </table:table-cell>
            <table:table-cell table:formula="of:=IF([.HG84]&gt;0;2/[.$D$52]+1/[.HH85];0)" office:value-type="float" office:value="0" calcext:value-type="float">
              <text:p>0</text:p>
            </table:table-cell>
            <table:table-cell table:formula="of:=IF([.HH84]&gt;0;2/[.$D$52]+1/[.HI85];0)" office:value-type="float" office:value="0" calcext:value-type="float">
              <text:p>0</text:p>
            </table:table-cell>
            <table:table-cell table:formula="of:=IF([.HI84]&gt;0;2/[.$D$52]+1/[.HJ85];0)" office:value-type="float" office:value="0" calcext:value-type="float">
              <text:p>0</text:p>
            </table:table-cell>
            <table:table-cell table:formula="of:=IF([.HJ84]&gt;0;2/[.$D$52]+1/[.HK85];0)" office:value-type="float" office:value="0" calcext:value-type="float">
              <text:p>0</text:p>
            </table:table-cell>
            <table:table-cell table:formula="of:=IF([.HK84]&gt;0;2/[.$D$52]+1/[.HL85];0)" office:value-type="float" office:value="0" calcext:value-type="float">
              <text:p>0</text:p>
            </table:table-cell>
            <table:table-cell table:formula="of:=IF([.HL84]&gt;0;2/[.$D$52]+1/[.HM85];0)" office:value-type="float" office:value="0" calcext:value-type="float">
              <text:p>0</text:p>
            </table:table-cell>
            <table:table-cell table:formula="of:=IF([.HM84]&gt;0;2/[.$D$52]+1/[.HN85];0)" office:value-type="float" office:value="0" calcext:value-type="float">
              <text:p>0</text:p>
            </table:table-cell>
            <table:table-cell table:formula="of:=IF([.HN84]&gt;0;2/[.$D$52]+1/[.HO85];0)" office:value-type="float" office:value="0" calcext:value-type="float">
              <text:p>0</text:p>
            </table:table-cell>
            <table:table-cell table:formula="of:=IF([.HO84]&gt;0;2/[.$D$52]+1/[.HP85];0)" office:value-type="float" office:value="0" calcext:value-type="float">
              <text:p>0</text:p>
            </table:table-cell>
            <table:table-cell table:formula="of:=IF([.HP84]&gt;0;2/[.$D$52]+1/[.HQ85];0)" office:value-type="float" office:value="0" calcext:value-type="float">
              <text:p>0</text:p>
            </table:table-cell>
            <table:table-cell table:formula="of:=IF([.HQ84]&gt;0;2/[.$D$52]+1/[.HR85];0)" office:value-type="float" office:value="0" calcext:value-type="float">
              <text:p>0</text:p>
            </table:table-cell>
            <table:table-cell table:formula="of:=IF([.HR84]&gt;0;2/[.$D$52]+1/[.HS85];0)" office:value-type="float" office:value="0" calcext:value-type="float">
              <text:p>0</text:p>
            </table:table-cell>
            <table:table-cell table:formula="of:=IF([.HS84]&gt;0;2/[.$D$52]+1/[.HT85];0)" office:value-type="float" office:value="0" calcext:value-type="float">
              <text:p>0</text:p>
            </table:table-cell>
            <table:table-cell table:formula="of:=IF([.HT84]&gt;0;2/[.$D$52]+1/[.HU85];0)" office:value-type="float" office:value="0" calcext:value-type="float">
              <text:p>0</text:p>
            </table:table-cell>
            <table:table-cell table:formula="of:=IF([.HU84]&gt;0;2/[.$D$52]+1/[.HV85];0)" office:value-type="float" office:value="0" calcext:value-type="float">
              <text:p>0</text:p>
            </table:table-cell>
            <table:table-cell table:formula="of:=IF([.HV84]&gt;0;2/[.$D$52]+1/[.HW85];0)" office:value-type="float" office:value="0" calcext:value-type="float">
              <text:p>0</text:p>
            </table:table-cell>
            <table:table-cell table:formula="of:=IF([.HW84]&gt;0;2/[.$D$52]+1/[.HX85];0)" office:value-type="float" office:value="0" calcext:value-type="float">
              <text:p>0</text:p>
            </table:table-cell>
            <table:table-cell table:formula="of:=IF([.HX84]&gt;0;2/[.$D$52]+1/[.HY85];0)" office:value-type="float" office:value="0" calcext:value-type="float">
              <text:p>0</text:p>
            </table:table-cell>
            <table:table-cell table:formula="of:=IF([.HY84]&gt;0;2/[.$D$52]+1/[.HZ85];0)" office:value-type="float" office:value="0" calcext:value-type="float">
              <text:p>0</text:p>
            </table:table-cell>
            <table:table-cell table:formula="of:=IF([.HZ84]&gt;0;2/[.$D$52]+1/[.IA85];0)" office:value-type="float" office:value="0" calcext:value-type="float">
              <text:p>0</text:p>
            </table:table-cell>
            <table:table-cell table:formula="of:=IF([.IA84]&gt;0;2/[.$D$52]+1/[.IB85];0)" office:value-type="float" office:value="0" calcext:value-type="float">
              <text:p>0</text:p>
            </table:table-cell>
            <table:table-cell table:formula="of:=IF([.IB84]&gt;0;2/[.$D$52]+1/[.IC85];0)" office:value-type="float" office:value="0" calcext:value-type="float">
              <text:p>0</text:p>
            </table:table-cell>
            <table:table-cell table:formula="of:=IF([.IC84]&gt;0;2/[.$D$52]+1/[.ID85];0)" office:value-type="float" office:value="0" calcext:value-type="float">
              <text:p>0</text:p>
            </table:table-cell>
            <table:table-cell table:formula="of:=IF([.ID84]&gt;0;2/[.$D$52]+1/[.IE85];0)" office:value-type="float" office:value="0" calcext:value-type="float">
              <text:p>0</text:p>
            </table:table-cell>
            <table:table-cell table:formula="of:=IF([.IE84]&gt;0;2/[.$D$52]+1/[.IF85];0)" office:value-type="float" office:value="0" calcext:value-type="float">
              <text:p>0</text:p>
            </table:table-cell>
            <table:table-cell table:formula="of:=IF([.IF84]&gt;0;2/[.$D$52]+1/[.IG85];0)" office:value-type="float" office:value="0" calcext:value-type="float">
              <text:p>0</text:p>
            </table:table-cell>
            <table:table-cell table:formula="of:=IF([.IG84]&gt;0;2/[.$D$52]+1/[.IH85];0)" office:value-type="float" office:value="0" calcext:value-type="float">
              <text:p>0</text:p>
            </table:table-cell>
            <table:table-cell table:formula="of:=IF([.IH84]&gt;0;2/[.$D$52]+1/[.II85];0)" office:value-type="float" office:value="0" calcext:value-type="float">
              <text:p>0</text:p>
            </table:table-cell>
            <table:table-cell table:formula="of:=IF([.II84]&gt;0;2/[.$D$52]+1/[.IJ85];0)" office:value-type="float" office:value="0" calcext:value-type="float">
              <text:p>0</text:p>
            </table:table-cell>
            <table:table-cell table:formula="of:=IF([.IJ84]&gt;0;2/[.$D$52]+1/[.IK85];0)" office:value-type="float" office:value="0" calcext:value-type="float">
              <text:p>0</text:p>
            </table:table-cell>
            <table:table-cell table:formula="of:=IF([.IK84]&gt;0;2/[.$D$52]+1/[.IL85];0)" office:value-type="float" office:value="0" calcext:value-type="float">
              <text:p>0</text:p>
            </table:table-cell>
            <table:table-cell table:formula="of:=IF([.IL84]&gt;0;2/[.$D$52]+1/[.IM85];0)" office:value-type="float" office:value="0" calcext:value-type="float">
              <text:p>0</text:p>
            </table:table-cell>
            <table:table-cell table:formula="of:=IF([.IM84]&gt;0;2/[.$D$52]+1/[.IN85];0)" office:value-type="float" office:value="0" calcext:value-type="float">
              <text:p>0</text:p>
            </table:table-cell>
            <table:table-cell table:formula="of:=IF([.IN84]&gt;0;2/[.$D$52]+1/[.IO85];0)" office:value-type="float" office:value="0" calcext:value-type="float">
              <text:p>0</text:p>
            </table:table-cell>
            <table:table-cell table:formula="of:=IF([.IO84]&gt;0;2/[.$D$52]+1/[.IP85];0)" office:value-type="float" office:value="0" calcext:value-type="float">
              <text:p>0</text:p>
            </table:table-cell>
            <table:table-cell table:formula="of:=IF([.IP84]&gt;0;2/[.$D$52]+1/[.IQ85];0)" office:value-type="float" office:value="0" calcext:value-type="float">
              <text:p>0</text:p>
            </table:table-cell>
            <table:table-cell table:formula="of:=IF([.IQ84]&gt;0;2/[.$D$52]+1/[.IR85];0)" office:value-type="float" office:value="0" calcext:value-type="float">
              <text:p>0</text:p>
            </table:table-cell>
            <table:table-cell table:formula="of:=IF([.IR84]&gt;0;2/[.$D$52]+1/[.IS85];0)" office:value-type="float" office:value="0" calcext:value-type="float">
              <text:p>0</text:p>
            </table:table-cell>
            <table:table-cell table:formula="of:=IF([.IS84]&gt;0;2/[.$D$52]+1/[.IT85];0)" office:value-type="float" office:value="0" calcext:value-type="float">
              <text:p>0</text:p>
            </table:table-cell>
            <table:table-cell table:formula="of:=IF([.IT84]&gt;0;2/[.$D$52]+1/[.IU85];0)" office:value-type="float" office:value="0" calcext:value-type="float">
              <text:p>0</text:p>
            </table:table-cell>
            <table:table-cell table:formula="of:=IF([.IU84]&gt;0;2/[.$D$52]+1/[.IV85];0)" office:value-type="float" office:value="0" calcext:value-type="float">
              <text:p>0</text:p>
            </table:table-cell>
            <table:table-cell table:formula="of:=IF([.IV84]&gt;0;2/[.$D$52]+1/[.IW85];0)" office:value-type="float" office:value="0" calcext:value-type="float">
              <text:p>0</text:p>
            </table:table-cell>
            <table:table-cell table:formula="of:=IF([.IW84]&gt;0;2/[.$D$52]+1/[.IX85];0)" office:value-type="float" office:value="0" calcext:value-type="float">
              <text:p>0</text:p>
            </table:table-cell>
            <table:table-cell table:formula="of:=IF([.IX84]&gt;0;2/[.$D$52]+1/[.IY85];0)" office:value-type="float" office:value="0" calcext:value-type="float">
              <text:p>0</text:p>
            </table:table-cell>
            <table:table-cell table:formula="of:=IF([.IY84]&gt;0;2/[.$D$52]+1/[.IZ85];0)" office:value-type="float" office:value="0" calcext:value-type="float">
              <text:p>0</text:p>
            </table:table-cell>
            <table:table-cell table:formula="of:=IF([.IZ84]&gt;0;2/[.$D$52]+1/[.JA85];0)" office:value-type="float" office:value="0" calcext:value-type="float">
              <text:p>0</text:p>
            </table:table-cell>
            <table:table-cell table:formula="of:=IF([.JA84]&gt;0;2/[.$D$52]+1/[.JB85];0)" office:value-type="float" office:value="0" calcext:value-type="float">
              <text:p>0</text:p>
            </table:table-cell>
            <table:table-cell table:formula="of:=IF([.JB84]&gt;0;2/[.$D$52]+1/[.JC85];0)" office:value-type="float" office:value="0" calcext:value-type="float">
              <text:p>0</text:p>
            </table:table-cell>
            <table:table-cell table:formula="of:=IF([.JC84]&gt;0;2/[.$D$52]+1/[.JD85];0)" office:value-type="float" office:value="0" calcext:value-type="float">
              <text:p>0</text:p>
            </table:table-cell>
            <table:table-cell table:formula="of:=IF([.JD84]&gt;0;2/[.$D$52]+1/[.JE85];0)" office:value-type="float" office:value="0" calcext:value-type="float">
              <text:p>0</text:p>
            </table:table-cell>
            <table:table-cell table:formula="of:=IF([.JE84]&gt;0;2/[.$D$52]+1/[.JF85];0)" office:value-type="float" office:value="0" calcext:value-type="float">
              <text:p>0</text:p>
            </table:table-cell>
            <table:table-cell table:formula="of:=IF([.JF84]&gt;0;2/[.$D$52]+1/[.JG85];0)" office:value-type="float" office:value="0" calcext:value-type="float">
              <text:p>0</text:p>
            </table:table-cell>
            <table:table-cell table:formula="of:=IF([.JG84]&gt;0;2/[.$D$52]+1/[.JH85];0)" office:value-type="float" office:value="0" calcext:value-type="float">
              <text:p>0</text:p>
            </table:table-cell>
            <table:table-cell table:formula="of:=IF([.JH84]&gt;0;2/[.$D$52]+1/[.JI85];0)" office:value-type="float" office:value="0" calcext:value-type="float">
              <text:p>0</text:p>
            </table:table-cell>
            <table:table-cell table:formula="of:=IF([.JI84]&gt;0;2/[.$D$52]+1/[.JJ85];0)" office:value-type="float" office:value="0" calcext:value-type="float">
              <text:p>0</text:p>
            </table:table-cell>
            <table:table-cell table:formula="of:=IF([.JJ84]&gt;0;2/[.$D$52]+1/[.JK85];0)" office:value-type="float" office:value="0" calcext:value-type="float">
              <text:p>0</text:p>
            </table:table-cell>
            <table:table-cell table:formula="of:=IF([.JK84]&gt;0;2/[.$D$52]+1/[.JL85];0)" office:value-type="float" office:value="0" calcext:value-type="float">
              <text:p>0</text:p>
            </table:table-cell>
            <table:table-cell table:formula="of:=IF([.JL84]&gt;0;2/[.$D$52]+1/[.JM85];0)" office:value-type="float" office:value="0" calcext:value-type="float">
              <text:p>0</text:p>
            </table:table-cell>
            <table:table-cell table:formula="of:=IF([.JM84]&gt;0;2/[.$D$52]+1/[.JN85];0)" office:value-type="float" office:value="0" calcext:value-type="float">
              <text:p>0</text:p>
            </table:table-cell>
            <table:table-cell table:formula="of:=IF([.JN84]&gt;0;2/[.$D$52]+1/[.JO85];0)" office:value-type="float" office:value="0" calcext:value-type="float">
              <text:p>0</text:p>
            </table:table-cell>
            <table:table-cell table:formula="of:=IF([.JO84]&gt;0;2/[.$D$52]+1/[.JP85];0)" office:value-type="float" office:value="0" calcext:value-type="float">
              <text:p>0</text:p>
            </table:table-cell>
            <table:table-cell table:formula="of:=IF([.JP84]&gt;0;2/[.$D$52]+1/[.JQ85];0)" office:value-type="float" office:value="0" calcext:value-type="float">
              <text:p>0</text:p>
            </table:table-cell>
            <table:table-cell table:formula="of:=IF([.JQ84]&gt;0;2/[.$D$52]+1/[.JR85];0)" office:value-type="float" office:value="0" calcext:value-type="float">
              <text:p>0</text:p>
            </table:table-cell>
            <table:table-cell table:formula="of:=IF([.JR84]&gt;0;2/[.$D$52]+1/[.JS85];0)" office:value-type="float" office:value="0" calcext:value-type="float">
              <text:p>0</text:p>
            </table:table-cell>
            <table:table-cell table:formula="of:=IF([.JS84]&gt;0;2/[.$D$52]+1/[.JT85];0)" office:value-type="float" office:value="0" calcext:value-type="float">
              <text:p>0</text:p>
            </table:table-cell>
            <table:table-cell table:formula="of:=IF([.JT84]&gt;0;2/[.$D$52]+1/[.JU85];0)" office:value-type="float" office:value="0" calcext:value-type="float">
              <text:p>0</text:p>
            </table:table-cell>
            <table:table-cell table:formula="of:=IF([.JU84]&gt;0;2/[.$D$52]+1/[.JV85];0)" office:value-type="float" office:value="0" calcext:value-type="float">
              <text:p>0</text:p>
            </table:table-cell>
            <table:table-cell table:formula="of:=IF([.JV84]&gt;0;2/[.$D$52]+1/[.JW85];0)" office:value-type="float" office:value="0" calcext:value-type="float">
              <text:p>0</text:p>
            </table:table-cell>
            <table:table-cell table:formula="of:=IF([.JW84]&gt;0;2/[.$D$52]+1/[.JX85];0)" office:value-type="float" office:value="0" calcext:value-type="float">
              <text:p>0</text:p>
            </table:table-cell>
            <table:table-cell table:formula="of:=IF([.JX84]&gt;0;2/[.$D$52]+1/[.JY85];0)" office:value-type="float" office:value="0" calcext:value-type="float">
              <text:p>0</text:p>
            </table:table-cell>
            <table:table-cell table:formula="of:=IF([.JY84]&gt;0;2/[.$D$52]+1/[.JZ85];0)" office:value-type="float" office:value="0" calcext:value-type="float">
              <text:p>0</text:p>
            </table:table-cell>
            <table:table-cell table:formula="of:=IF([.JZ84]&gt;0;2/[.$D$52]+1/[.KA85];0)" office:value-type="float" office:value="0" calcext:value-type="float">
              <text:p>0</text:p>
            </table:table-cell>
            <table:table-cell table:formula="of:=IF([.KA84]&gt;0;2/[.$D$52]+1/[.KB85];0)" office:value-type="float" office:value="0" calcext:value-type="float">
              <text:p>0</text:p>
            </table:table-cell>
            <table:table-cell table:formula="of:=IF([.KB84]&gt;0;2/[.$D$52]+1/[.KC85];0)" office:value-type="float" office:value="0" calcext:value-type="float">
              <text:p>0</text:p>
            </table:table-cell>
            <table:table-cell table:formula="of:=IF([.KC84]&gt;0;2/[.$D$52]+1/[.KD85];0)" office:value-type="float" office:value="0" calcext:value-type="float">
              <text:p>0</text:p>
            </table:table-cell>
            <table:table-cell table:formula="of:=IF([.KD84]&gt;0;2/[.$D$52]+1/[.KE85];0)" office:value-type="float" office:value="0" calcext:value-type="float">
              <text:p>0</text:p>
            </table:table-cell>
            <table:table-cell table:formula="of:=IF([.KE84]&gt;0;2/[.$D$52]+1/[.KF85];0)" office:value-type="float" office:value="0" calcext:value-type="float">
              <text:p>0</text:p>
            </table:table-cell>
            <table:table-cell table:formula="of:=IF([.KF84]&gt;0;2/[.$D$52]+1/[.KG85];0)" office:value-type="float" office:value="0" calcext:value-type="float">
              <text:p>0</text:p>
            </table:table-cell>
            <table:table-cell table:formula="of:=IF([.KG84]&gt;0;2/[.$D$52]+1/[.KH85];0)" office:value-type="float" office:value="0" calcext:value-type="float">
              <text:p>0</text:p>
            </table:table-cell>
            <table:table-cell table:formula="of:=IF([.KH84]&gt;0;2/[.$D$52]+1/[.KI85];0)" office:value-type="float" office:value="0" calcext:value-type="float">
              <text:p>0</text:p>
            </table:table-cell>
            <table:table-cell table:formula="of:=IF([.KI84]&gt;0;2/[.$D$52]+1/[.KJ85];0)" office:value-type="float" office:value="0" calcext:value-type="float">
              <text:p>0</text:p>
            </table:table-cell>
            <table:table-cell table:formula="of:=IF([.KJ84]&gt;0;2/[.$D$52]+1/[.KK85];0)" office:value-type="float" office:value="0" calcext:value-type="float">
              <text:p>0</text:p>
            </table:table-cell>
            <table:table-cell table:formula="of:=IF([.KK84]&gt;0;2/[.$D$52]+1/[.KL85];0)" office:value-type="float" office:value="0" calcext:value-type="float">
              <text:p>0</text:p>
            </table:table-cell>
            <table:table-cell table:formula="of:=IF([.KL84]&gt;0;2/[.$D$52]+1/[.KM85];0)" office:value-type="float" office:value="0" calcext:value-type="float">
              <text:p>0</text:p>
            </table:table-cell>
            <table:table-cell table:formula="of:=IF([.KM84]&gt;0;2/[.$D$52]+1/[.KN85];0)" office:value-type="float" office:value="0" calcext:value-type="float">
              <text:p>0</text:p>
            </table:table-cell>
            <table:table-cell table:formula="of:=IF([.KN84]&gt;0;2/[.$D$52]+1/[.KO85];0)" office:value-type="float" office:value="0" calcext:value-type="float">
              <text:p>0</text:p>
            </table:table-cell>
            <table:table-cell table:formula="of:=IF([.KO84]&gt;0;2/[.$D$52]+1/[.KP85];0)" office:value-type="float" office:value="0" calcext:value-type="float">
              <text:p>0</text:p>
            </table:table-cell>
            <table:table-cell table:formula="of:=IF([.KP84]&gt;0;2/[.$D$52]+1/[.KQ85];0)" office:value-type="float" office:value="0" calcext:value-type="float">
              <text:p>0</text:p>
            </table:table-cell>
            <table:table-cell table:formula="of:=IF([.KQ84]&gt;0;2/[.$D$52]+1/[.KR85];0)" office:value-type="float" office:value="0" calcext:value-type="float">
              <text:p>0</text:p>
            </table:table-cell>
            <table:table-cell table:formula="of:=IF([.KR84]&gt;0;2/[.$D$52]+1/[.KS85];0)" office:value-type="float" office:value="0" calcext:value-type="float">
              <text:p>0</text:p>
            </table:table-cell>
            <table:table-cell table:formula="of:=IF([.KS84]&gt;0;2/[.$D$52]+1/[.KT85];0)" office:value-type="float" office:value="0" calcext:value-type="float">
              <text:p>0</text:p>
            </table:table-cell>
            <table:table-cell table:formula="of:=IF([.KT84]&gt;0;2/[.$D$52]+1/[.KU85];0)" office:value-type="float" office:value="0" calcext:value-type="float">
              <text:p>0</text:p>
            </table:table-cell>
            <table:table-cell table:formula="of:=IF([.KU84]&gt;0;2/[.$D$52]+1/[.KV85];0)" office:value-type="float" office:value="0" calcext:value-type="float">
              <text:p>0</text:p>
            </table:table-cell>
            <table:table-cell table:formula="of:=IF([.KV84]&gt;0;2/[.$D$52]+1/[.KW85];0)" office:value-type="float" office:value="0" calcext:value-type="float">
              <text:p>0</text:p>
            </table:table-cell>
            <table:table-cell table:formula="of:=IF([.KW84]&gt;0;2/[.$D$52]+1/[.KX85];0)" office:value-type="float" office:value="0" calcext:value-type="float">
              <text:p>0</text:p>
            </table:table-cell>
            <table:table-cell table:formula="of:=IF([.KX84]&gt;0;2/[.$D$52]+1/[.KY85];0)" office:value-type="float" office:value="0" calcext:value-type="float">
              <text:p>0</text:p>
            </table:table-cell>
            <table:table-cell table:formula="of:=IF([.KY84]&gt;0;2/[.$D$52]+1/[.KZ85];0)" office:value-type="float" office:value="0" calcext:value-type="float">
              <text:p>0</text:p>
            </table:table-cell>
            <table:table-cell table:formula="of:=IF([.KZ84]&gt;0;2/[.$D$52]+1/[.LA85];0)" office:value-type="float" office:value="0" calcext:value-type="float">
              <text:p>0</text:p>
            </table:table-cell>
            <table:table-cell table:formula="of:=IF([.LA84]&gt;0;2/[.$D$52]+1/[.LB85];0)" office:value-type="float" office:value="0" calcext:value-type="float">
              <text:p>0</text:p>
            </table:table-cell>
            <table:table-cell table:formula="of:=IF([.LB84]&gt;0;2/[.$D$52]+1/[.LC85];0)" office:value-type="float" office:value="0" calcext:value-type="float">
              <text:p>0</text:p>
            </table:table-cell>
            <table:table-cell table:formula="of:=IF([.LC84]&gt;0;2/[.$D$52]+1/[.LD85];0)" office:value-type="float" office:value="0" calcext:value-type="float">
              <text:p>0</text:p>
            </table:table-cell>
            <table:table-cell table:formula="of:=IF([.LD84]&gt;0;2/[.$D$52]+1/[.LE85];0)" office:value-type="float" office:value="0" calcext:value-type="float">
              <text:p>0</text:p>
            </table:table-cell>
            <table:table-cell table:formula="of:=IF([.LE84]&gt;0;2/[.$D$52]+1/[.LF85];0)" office:value-type="float" office:value="0" calcext:value-type="float">
              <text:p>0</text:p>
            </table:table-cell>
            <table:table-cell table:formula="of:=IF([.LF84]&gt;0;2/[.$D$52]+1/[.LG85];0)" office:value-type="float" office:value="0" calcext:value-type="float">
              <text:p>0</text:p>
            </table:table-cell>
            <table:table-cell table:formula="of:=IF([.LG84]&gt;0;2/[.$D$52]+1/[.LH85];0)" office:value-type="float" office:value="0" calcext:value-type="float">
              <text:p>0</text:p>
            </table:table-cell>
            <table:table-cell table:formula="of:=IF([.LH84]&gt;0;2/[.$D$52]+1/[.LI85];0)" office:value-type="float" office:value="0" calcext:value-type="float">
              <text:p>0</text:p>
            </table:table-cell>
            <table:table-cell table:formula="of:=IF([.LI84]&gt;0;2/[.$D$52]+1/[.LJ85];0)" office:value-type="float" office:value="0" calcext:value-type="float">
              <text:p>0</text:p>
            </table:table-cell>
            <table:table-cell table:formula="of:=IF([.LJ84]&gt;0;2/[.$D$52]+1/[.LK85];0)" office:value-type="float" office:value="0" calcext:value-type="float">
              <text:p>0</text:p>
            </table:table-cell>
            <table:table-cell table:formula="of:=IF([.LK84]&gt;0;2/[.$D$52]+1/[.LL85];0)" office:value-type="float" office:value="0" calcext:value-type="float">
              <text:p>0</text:p>
            </table:table-cell>
            <table:table-cell table:formula="of:=IF([.LL84]&gt;0;2/[.$D$52]+1/[.LM85];0)" office:value-type="float" office:value="0" calcext:value-type="float">
              <text:p>0</text:p>
            </table:table-cell>
            <table:table-cell table:formula="of:=IF([.LM84]&gt;0;2/[.$D$52]+1/[.LN85];0)" office:value-type="float" office:value="0" calcext:value-type="float">
              <text:p>0</text:p>
            </table:table-cell>
            <table:table-cell table:formula="of:=IF([.LN84]&gt;0;2/[.$D$52]+1/[.LO85];0)" office:value-type="float" office:value="0" calcext:value-type="float">
              <text:p>0</text:p>
            </table:table-cell>
            <table:table-cell table:formula="of:=IF([.LO84]&gt;0;2/[.$D$52]+1/[.LP85];0)" office:value-type="float" office:value="0" calcext:value-type="float">
              <text:p>0</text:p>
            </table:table-cell>
            <table:table-cell table:formula="of:=IF([.LP84]&gt;0;2/[.$D$52]+1/[.LQ85];0)" office:value-type="float" office:value="0" calcext:value-type="float">
              <text:p>0</text:p>
            </table:table-cell>
            <table:table-cell table:formula="of:=IF([.LQ84]&gt;0;2/[.$D$52]+1/[.LR85];0)" office:value-type="float" office:value="0" calcext:value-type="float">
              <text:p>0</text:p>
            </table:table-cell>
            <table:table-cell table:formula="of:=IF([.LR84]&gt;0;2/[.$D$52]+1/[.LS85];0)" office:value-type="float" office:value="0" calcext:value-type="float">
              <text:p>0</text:p>
            </table:table-cell>
            <table:table-cell table:formula="of:=IF([.LS84]&gt;0;2/[.$D$52]+1/[.LT85];0)" office:value-type="float" office:value="0" calcext:value-type="float">
              <text:p>0</text:p>
            </table:table-cell>
            <table:table-cell table:formula="of:=IF([.LT84]&gt;0;2/[.$D$52]+1/[.LU85];0)" office:value-type="float" office:value="0" calcext:value-type="float">
              <text:p>0</text:p>
            </table:table-cell>
            <table:table-cell table:formula="of:=IF([.LU84]&gt;0;2/[.$D$52]+1/[.LV85];0)" office:value-type="float" office:value="0" calcext:value-type="float">
              <text:p>0</text:p>
            </table:table-cell>
            <table:table-cell table:formula="of:=IF([.LV84]&gt;0;2/[.$D$52]+1/[.LW85];0)" office:value-type="float" office:value="0" calcext:value-type="float">
              <text:p>0</text:p>
            </table:table-cell>
            <table:table-cell table:formula="of:=IF([.LW84]&gt;0;2/[.$D$52]+1/[.LX85];0)" office:value-type="float" office:value="0" calcext:value-type="float">
              <text:p>0</text:p>
            </table:table-cell>
            <table:table-cell table:formula="of:=IF([.LX84]&gt;0;2/[.$D$52]+1/[.LY85];0)" office:value-type="float" office:value="0" calcext:value-type="float">
              <text:p>0</text:p>
            </table:table-cell>
            <table:table-cell table:formula="of:=IF([.LY84]&gt;0;2/[.$D$52]+1/[.LZ85];0)" office:value-type="float" office:value="0" calcext:value-type="float">
              <text:p>0</text:p>
            </table:table-cell>
            <table:table-cell table:formula="of:=IF([.LZ84]&gt;0;2/[.$D$52]+1/[.MA85];0)" office:value-type="float" office:value="0" calcext:value-type="float">
              <text:p>0</text:p>
            </table:table-cell>
            <table:table-cell table:formula="of:=IF([.MA84]&gt;0;2/[.$D$52]+1/[.MB85];0)" office:value-type="float" office:value="0" calcext:value-type="float">
              <text:p>0</text:p>
            </table:table-cell>
            <table:table-cell table:formula="of:=IF([.MB84]&gt;0;2/[.$D$52]+1/[.MC85];0)" office:value-type="float" office:value="0" calcext:value-type="float">
              <text:p>0</text:p>
            </table:table-cell>
            <table:table-cell table:formula="of:=IF([.MC84]&gt;0;2/[.$D$52]+1/[.MD85];0)" office:value-type="float" office:value="0" calcext:value-type="float">
              <text:p>0</text:p>
            </table:table-cell>
            <table:table-cell table:formula="of:=IF([.MD84]&gt;0;2/[.$D$52]+1/[.ME85];0)" office:value-type="float" office:value="0" calcext:value-type="float">
              <text:p>0</text:p>
            </table:table-cell>
            <table:table-cell table:formula="of:=IF([.ME84]&gt;0;2/[.$D$52]+1/[.MF85];0)" office:value-type="float" office:value="0" calcext:value-type="float">
              <text:p>0</text:p>
            </table:table-cell>
            <table:table-cell table:formula="of:=IF([.MF84]&gt;0;2/[.$D$52]+1/[.MG85];0)" office:value-type="float" office:value="0" calcext:value-type="float">
              <text:p>0</text:p>
            </table:table-cell>
            <table:table-cell table:formula="of:=IF([.MG84]&gt;0;2/[.$D$52]+1/[.MH85];0)" office:value-type="float" office:value="0" calcext:value-type="float">
              <text:p>0</text:p>
            </table:table-cell>
            <table:table-cell table:formula="of:=IF([.MH84]&gt;0;2/[.$D$52]+1/[.MI85];0)" office:value-type="float" office:value="0" calcext:value-type="float">
              <text:p>0</text:p>
            </table:table-cell>
            <table:table-cell table:formula="of:=IF([.MI84]&gt;0;2/[.$D$52]+1/[.MJ85];0)" office:value-type="float" office:value="0" calcext:value-type="float">
              <text:p>0</text:p>
            </table:table-cell>
            <table:table-cell table:formula="of:=IF([.MJ84]&gt;0;2/[.$D$52]+1/[.MK85];0)" office:value-type="float" office:value="0" calcext:value-type="float">
              <text:p>0</text:p>
            </table:table-cell>
            <table:table-cell table:formula="of:=IF([.MK84]&gt;0;2/[.$D$52]+1/[.ML85];0)" office:value-type="float" office:value="0" calcext:value-type="float">
              <text:p>0</text:p>
            </table:table-cell>
            <table:table-cell table:formula="of:=IF([.ML84]&gt;0;2/[.$D$52]+1/[.MM85];0)" office:value-type="float" office:value="0" calcext:value-type="float">
              <text:p>0</text:p>
            </table:table-cell>
            <table:table-cell table:formula="of:=IF([.MM84]&gt;0;2/[.$D$52]+1/[.MN85];0)" office:value-type="float" office:value="0" calcext:value-type="float">
              <text:p>0</text:p>
            </table:table-cell>
            <table:table-cell table:formula="of:=IF([.MN84]&gt;0;2/[.$D$52]+1/[.MO85];0)" office:value-type="float" office:value="0" calcext:value-type="float">
              <text:p>0</text:p>
            </table:table-cell>
            <table:table-cell table:formula="of:=IF([.MO84]&gt;0;2/[.$D$52]+1/[.MP85];0)" office:value-type="float" office:value="0" calcext:value-type="float">
              <text:p>0</text:p>
            </table:table-cell>
            <table:table-cell table:formula="of:=IF([.MP84]&gt;0;2/[.$D$52]+1/[.MQ85];0)" office:value-type="float" office:value="0" calcext:value-type="float">
              <text:p>0</text:p>
            </table:table-cell>
            <table:table-cell table:formula="of:=IF([.MQ84]&gt;0;2/[.$D$52]+1/[.MR85];0)" office:value-type="float" office:value="0" calcext:value-type="float">
              <text:p>0</text:p>
            </table:table-cell>
            <table:table-cell table:formula="of:=IF([.MR84]&gt;0;2/[.$D$52]+1/[.MS85];0)" office:value-type="float" office:value="0" calcext:value-type="float">
              <text:p>0</text:p>
            </table:table-cell>
            <table:table-cell table:formula="of:=IF([.MS84]&gt;0;2/[.$D$52]+1/[.MT85];0)" office:value-type="float" office:value="0" calcext:value-type="float">
              <text:p>0</text:p>
            </table:table-cell>
            <table:table-cell table:formula="of:=IF([.MT84]&gt;0;2/[.$D$52]+1/[.MU85];0)" office:value-type="float" office:value="0" calcext:value-type="float">
              <text:p>0</text:p>
            </table:table-cell>
            <table:table-cell table:formula="of:=IF([.MU84]&gt;0;2/[.$D$52]+1/[.MV85];0)" office:value-type="float" office:value="0" calcext:value-type="float">
              <text:p>0</text:p>
            </table:table-cell>
            <table:table-cell table:formula="of:=IF([.MV84]&gt;0;2/[.$D$52]+1/[.MW85];0)" office:value-type="float" office:value="0" calcext:value-type="float">
              <text:p>0</text:p>
            </table:table-cell>
            <table:table-cell table:formula="of:=IF([.MW84]&gt;0;2/[.$D$52]+1/[.MX85];0)" office:value-type="float" office:value="0" calcext:value-type="float">
              <text:p>0</text:p>
            </table:table-cell>
            <table:table-cell table:formula="of:=IF([.MX84]&gt;0;2/[.$D$52]+1/[.MY85];0)" office:value-type="float" office:value="0" calcext:value-type="float">
              <text:p>0</text:p>
            </table:table-cell>
            <table:table-cell table:formula="of:=IF([.MY84]&gt;0;2/[.$D$52]+1/[.MZ85];0)" office:value-type="float" office:value="0" calcext:value-type="float">
              <text:p>0</text:p>
            </table:table-cell>
            <table:table-cell table:formula="of:=IF([.MZ84]&gt;0;2/[.$D$52]+1/[.NA85];0)" office:value-type="float" office:value="0" calcext:value-type="float">
              <text:p>0</text:p>
            </table:table-cell>
            <table:table-cell table:formula="of:=IF([.NA84]&gt;0;2/[.$D$52]+1/[.NB85];0)" office:value-type="float" office:value="0" calcext:value-type="float">
              <text:p>0</text:p>
            </table:table-cell>
            <table:table-cell table:formula="of:=IF([.NB84]&gt;0;2/[.$D$52]+1/[.NC85];0)" office:value-type="float" office:value="0" calcext:value-type="float">
              <text:p>0</text:p>
            </table:table-cell>
            <table:table-cell table:formula="of:=IF([.NC84]&gt;0;2/[.$D$52]+1/[.ND85];0)" office:value-type="float" office:value="0" calcext:value-type="float">
              <text:p>0</text:p>
            </table:table-cell>
            <table:table-cell table:formula="of:=IF([.ND84]&gt;0;2/[.$D$52]+1/[.NE85];0)" office:value-type="float" office:value="0" calcext:value-type="float">
              <text:p>0</text:p>
            </table:table-cell>
            <table:table-cell table:formula="of:=IF([.NE84]&gt;0;2/[.$D$52]+1/[.NF85];0)" office:value-type="float" office:value="0" calcext:value-type="float">
              <text:p>0</text:p>
            </table:table-cell>
            <table:table-cell table:formula="of:=IF([.NF84]&gt;0;2/[.$D$52]+1/[.NG85];0)" office:value-type="float" office:value="0" calcext:value-type="float">
              <text:p>0</text:p>
            </table:table-cell>
            <table:table-cell table:formula="of:=IF([.NG84]&gt;0;2/[.$D$52]+1/[.NH85];0)" office:value-type="float" office:value="0" calcext:value-type="float">
              <text:p>0</text:p>
            </table:table-cell>
            <table:table-cell table:formula="of:=IF([.NH84]&gt;0;2/[.$D$52]+1/[.NI85];0)" office:value-type="float" office:value="0" calcext:value-type="float">
              <text:p>0</text:p>
            </table:table-cell>
            <table:table-cell table:formula="of:=IF([.NI84]&gt;0;2/[.$D$52]+1/[.NJ85];0)" office:value-type="float" office:value="0" calcext:value-type="float">
              <text:p>0</text:p>
            </table:table-cell>
            <table:table-cell table:formula="of:=IF([.NJ84]&gt;0;2/[.$D$52]+1/[.NK85];0)" office:value-type="float" office:value="0" calcext:value-type="float">
              <text:p>0</text:p>
            </table:table-cell>
            <table:table-cell table:formula="of:=IF([.NK84]&gt;0;2/[.$D$52]+1/[.NL85];0)" office:value-type="float" office:value="0" calcext:value-type="float">
              <text:p>0</text:p>
            </table:table-cell>
            <table:table-cell table:formula="of:=IF([.NL84]&gt;0;2/[.$D$52]+1/[.NM85];0)" office:value-type="float" office:value="0" calcext:value-type="float">
              <text:p>0</text:p>
            </table:table-cell>
            <table:table-cell table:formula="of:=IF([.NM84]&gt;0;2/[.$D$52]+1/[.NN85];0)" office:value-type="float" office:value="0" calcext:value-type="float">
              <text:p>0</text:p>
            </table:table-cell>
            <table:table-cell table:formula="of:=IF([.NN84]&gt;0;2/[.$D$52]+1/[.NO85];0)" office:value-type="float" office:value="0" calcext:value-type="float">
              <text:p>0</text:p>
            </table:table-cell>
            <table:table-cell table:formula="of:=IF([.NO84]&gt;0;2/[.$D$52]+1/[.NP85];0)" office:value-type="float" office:value="0" calcext:value-type="float">
              <text:p>0</text:p>
            </table:table-cell>
            <table:table-cell table:formula="of:=IF([.NP84]&gt;0;2/[.$D$52]+1/[.NQ85];0)" office:value-type="float" office:value="0" calcext:value-type="float">
              <text:p>0</text:p>
            </table:table-cell>
            <table:table-cell table:formula="of:=IF([.NQ84]&gt;0;2/[.$D$52]+1/[.NR85];0)" office:value-type="float" office:value="0" calcext:value-type="float">
              <text:p>0</text:p>
            </table:table-cell>
            <table:table-cell table:formula="of:=IF([.NR84]&gt;0;2/[.$D$52]+1/[.NS85];0)" office:value-type="float" office:value="0" calcext:value-type="float">
              <text:p>0</text:p>
            </table:table-cell>
            <table:table-cell table:formula="of:=IF([.NS84]&gt;0;2/[.$D$52]+1/[.NT85];0)" office:value-type="float" office:value="0" calcext:value-type="float">
              <text:p>0</text:p>
            </table:table-cell>
            <table:table-cell table:formula="of:=IF([.NT84]&gt;0;2/[.$D$52]+1/[.NU85];0)" office:value-type="float" office:value="0" calcext:value-type="float">
              <text:p>0</text:p>
            </table:table-cell>
            <table:table-cell table:formula="of:=IF([.NU84]&gt;0;2/[.$D$52]+1/[.NV85];0)" office:value-type="float" office:value="0" calcext:value-type="float">
              <text:p>0</text:p>
            </table:table-cell>
            <table:table-cell table:formula="of:=IF([.NV84]&gt;0;2/[.$D$52]+1/[.NW85];0)" office:value-type="float" office:value="0" calcext:value-type="float">
              <text:p>0</text:p>
            </table:table-cell>
            <table:table-cell table:formula="of:=IF([.NW84]&gt;0;2/[.$D$52]+1/[.NX85];0)" office:value-type="float" office:value="0" calcext:value-type="float">
              <text:p>0</text:p>
            </table:table-cell>
            <table:table-cell table:formula="of:=IF([.NX84]&gt;0;2/[.$D$52]+1/[.NY85];0)" office:value-type="float" office:value="0" calcext:value-type="float">
              <text:p>0</text:p>
            </table:table-cell>
            <table:table-cell table:formula="of:=IF([.NY84]&gt;0;2/[.$D$52]+1/[.NZ85];0)" office:value-type="float" office:value="0" calcext:value-type="float">
              <text:p>0</text:p>
            </table:table-cell>
            <table:table-cell table:formula="of:=IF([.NZ84]&gt;0;2/[.$D$52]+1/[.OA85];0)" office:value-type="float" office:value="0" calcext:value-type="float">
              <text:p>0</text:p>
            </table:table-cell>
            <table:table-cell table:formula="of:=IF([.OA84]&gt;0;2/[.$D$52]+1/[.OB85];0)" office:value-type="float" office:value="0" calcext:value-type="float">
              <text:p>0</text:p>
            </table:table-cell>
            <table:table-cell table:formula="of:=IF([.OB84]&gt;0;2/[.$D$52]+1/[.OC85];0)" office:value-type="float" office:value="0" calcext:value-type="float">
              <text:p>0</text:p>
            </table:table-cell>
            <table:table-cell table:formula="of:=IF([.OC84]&gt;0;2/[.$D$52]+1/[.OD85];0)" office:value-type="float" office:value="0" calcext:value-type="float">
              <text:p>0</text:p>
            </table:table-cell>
            <table:table-cell table:formula="of:=IF([.OD84]&gt;0;2/[.$D$52]+1/[.OE85];0)" office:value-type="float" office:value="0" calcext:value-type="float">
              <text:p>0</text:p>
            </table:table-cell>
            <table:table-cell table:formula="of:=IF([.OE84]&gt;0;2/[.$D$52]+1/[.OF85];0)" office:value-type="float" office:value="0" calcext:value-type="float">
              <text:p>0</text:p>
            </table:table-cell>
            <table:table-cell table:formula="of:=IF([.OF84]&gt;0;2/[.$D$52]+1/[.OG85];0)" office:value-type="float" office:value="0" calcext:value-type="float">
              <text:p>0</text:p>
            </table:table-cell>
            <table:table-cell table:formula="of:=IF([.OG84]&gt;0;2/[.$D$52]+1/[.OH85];0)" office:value-type="float" office:value="0" calcext:value-type="float">
              <text:p>0</text:p>
            </table:table-cell>
            <table:table-cell table:formula="of:=IF([.OH84]&gt;0;2/[.$D$52]+1/[.OI85];0)" office:value-type="float" office:value="0" calcext:value-type="float">
              <text:p>0</text:p>
            </table:table-cell>
            <table:table-cell table:formula="of:=IF([.OI84]&gt;0;2/[.$D$52]+1/[.OJ85];0)" office:value-type="float" office:value="0" calcext:value-type="float">
              <text:p>0</text:p>
            </table:table-cell>
            <table:table-cell table:formula="of:=IF([.OJ84]&gt;0;2/[.$D$52]+1/[.OK85];0)" office:value-type="float" office:value="0" calcext:value-type="float">
              <text:p>0</text:p>
            </table:table-cell>
            <table:table-cell table:formula="of:=IF([.OK84]&gt;0;2/[.$D$52]+1/[.OL85];0)" office:value-type="float" office:value="0" calcext:value-type="float">
              <text:p>0</text:p>
            </table:table-cell>
            <table:table-cell table:formula="of:=IF([.OL84]&gt;0;2/[.$D$52]+1/[.OM85];0)" office:value-type="float" office:value="0" calcext:value-type="float">
              <text:p>0</text:p>
            </table:table-cell>
            <table:table-cell table:formula="of:=IF([.OM84]&gt;0;2/[.$D$52]+1/[.ON85];0)" office:value-type="float" office:value="0" calcext:value-type="float">
              <text:p>0</text:p>
            </table:table-cell>
            <table:table-cell table:formula="of:=IF([.ON84]&gt;0;2/[.$D$52]+1/[.OO85];0)" office:value-type="float" office:value="0" calcext:value-type="float">
              <text:p>0</text:p>
            </table:table-cell>
            <table:table-cell table:formula="of:=IF([.OO84]&gt;0;2/[.$D$52]+1/[.OP85];0)" office:value-type="float" office:value="0" calcext:value-type="float">
              <text:p>0</text:p>
            </table:table-cell>
            <table:table-cell table:formula="of:=IF([.OP84]&gt;0;2/[.$D$52]+1/[.OQ85];0)" office:value-type="float" office:value="0" calcext:value-type="float">
              <text:p>0</text:p>
            </table:table-cell>
            <table:table-cell table:formula="of:=IF([.OQ84]&gt;0;2/[.$D$52]+1/[.OR85];0)" office:value-type="float" office:value="0" calcext:value-type="float">
              <text:p>0</text:p>
            </table:table-cell>
            <table:table-cell table:formula="of:=IF([.OR84]&gt;0;2/[.$D$52]+1/[.OS85];0)" office:value-type="float" office:value="0" calcext:value-type="float">
              <text:p>0</text:p>
            </table:table-cell>
            <table:table-cell table:formula="of:=IF([.OS84]&gt;0;2/[.$D$52]+1/[.OT85];0)" office:value-type="float" office:value="0" calcext:value-type="float">
              <text:p>0</text:p>
            </table:table-cell>
            <table:table-cell table:formula="of:=IF([.OT84]&gt;0;2/[.$D$52]+1/[.OU85];0)" office:value-type="float" office:value="0" calcext:value-type="float">
              <text:p>0</text:p>
            </table:table-cell>
            <table:table-cell table:formula="of:=IF([.OU84]&gt;0;2/[.$D$52]+1/[.OV85];0)" office:value-type="float" office:value="0" calcext:value-type="float">
              <text:p>0</text:p>
            </table:table-cell>
            <table:table-cell table:formula="of:=IF([.OV84]&gt;0;2/[.$D$52]+1/[.OW85];0)" office:value-type="float" office:value="0" calcext:value-type="float">
              <text:p>0</text:p>
            </table:table-cell>
            <table:table-cell table:formula="of:=IF([.OW84]&gt;0;2/[.$D$52]+1/[.OX85];0)" office:value-type="float" office:value="0" calcext:value-type="float">
              <text:p>0</text:p>
            </table:table-cell>
            <table:table-cell table:formula="of:=IF([.OX84]&gt;0;2/[.$D$52]+1/[.OY85];0)" office:value-type="float" office:value="0" calcext:value-type="float">
              <text:p>0</text:p>
            </table:table-cell>
            <table:table-cell table:formula="of:=IF([.OY84]&gt;0;2/[.$D$52]+1/[.OZ85];0)" office:value-type="float" office:value="0" calcext:value-type="float">
              <text:p>0</text:p>
            </table:table-cell>
            <table:table-cell table:formula="of:=IF([.OZ84]&gt;0;2/[.$D$52]+1/[.PA85];0)" office:value-type="float" office:value="0" calcext:value-type="float">
              <text:p>0</text:p>
            </table:table-cell>
            <table:table-cell table:formula="of:=IF([.PA84]&gt;0;2/[.$D$52]+1/[.PB85];0)" office:value-type="float" office:value="0" calcext:value-type="float">
              <text:p>0</text:p>
            </table:table-cell>
            <table:table-cell table:formula="of:=IF([.PB84]&gt;0;2/[.$D$52]+1/[.PC85];0)" office:value-type="float" office:value="0" calcext:value-type="float">
              <text:p>0</text:p>
            </table:table-cell>
            <table:table-cell table:formula="of:=IF([.PC84]&gt;0;2/[.$D$52]+1/[.PD85];0)" office:value-type="float" office:value="0" calcext:value-type="float">
              <text:p>0</text:p>
            </table:table-cell>
            <table:table-cell table:formula="of:=IF([.PD84]&gt;0;2/[.$D$52]+1/[.PE85];0)" office:value-type="float" office:value="0" calcext:value-type="float">
              <text:p>0</text:p>
            </table:table-cell>
            <table:table-cell table:formula="of:=IF([.PE84]&gt;0;2/[.$D$52]+1/[.PF85];0)" office:value-type="float" office:value="0" calcext:value-type="float">
              <text:p>0</text:p>
            </table:table-cell>
            <table:table-cell table:formula="of:=IF([.PF84]&gt;0;2/[.$D$52]+1/[.PG85];0)" office:value-type="float" office:value="0" calcext:value-type="float">
              <text:p>0</text:p>
            </table:table-cell>
            <table:table-cell table:formula="of:=IF([.PG84]&gt;0;2/[.$D$52]+1/[.PH85];0)" office:value-type="float" office:value="0" calcext:value-type="float">
              <text:p>0</text:p>
            </table:table-cell>
            <table:table-cell table:formula="of:=IF([.PH84]&gt;0;2/[.$D$52]+1/[.PI85];0)" office:value-type="float" office:value="0" calcext:value-type="float">
              <text:p>0</text:p>
            </table:table-cell>
            <table:table-cell table:formula="of:=IF([.PI84]&gt;0;2/[.$D$52]+1/[.PJ85];0)" office:value-type="float" office:value="0" calcext:value-type="float">
              <text:p>0</text:p>
            </table:table-cell>
            <table:table-cell table:formula="of:=IF([.PJ84]&gt;0;2/[.$D$52]+1/[.PK85];0)" office:value-type="float" office:value="0" calcext:value-type="float">
              <text:p>0</text:p>
            </table:table-cell>
            <table:table-cell table:formula="of:=IF([.PK84]&gt;0;2/[.$D$52]+1/[.PL85];0)" office:value-type="float" office:value="0" calcext:value-type="float">
              <text:p>0</text:p>
            </table:table-cell>
            <table:table-cell table:formula="of:=IF([.PL84]&gt;0;2/[.$D$52]+1/[.PM85];0)" office:value-type="float" office:value="0" calcext:value-type="float">
              <text:p>0</text:p>
            </table:table-cell>
            <table:table-cell table:formula="of:=IF([.PM84]&gt;0;2/[.$D$52]+1/[.PN85];0)" office:value-type="float" office:value="0" calcext:value-type="float">
              <text:p>0</text:p>
            </table:table-cell>
            <table:table-cell table:formula="of:=IF([.PN84]&gt;0;2/[.$D$52]+1/[.PO85];0)" office:value-type="float" office:value="0" calcext:value-type="float">
              <text:p>0</text:p>
            </table:table-cell>
            <table:table-cell table:formula="of:=IF([.PO84]&gt;0;2/[.$D$52]+1/[.PP85];0)" office:value-type="float" office:value="0" calcext:value-type="float">
              <text:p>0</text:p>
            </table:table-cell>
            <table:table-cell table:formula="of:=IF([.PP84]&gt;0;2/[.$D$52]+1/[.PQ85];0)" office:value-type="float" office:value="0" calcext:value-type="float">
              <text:p>0</text:p>
            </table:table-cell>
            <table:table-cell table:formula="of:=IF([.PQ84]&gt;0;2/[.$D$52]+1/[.PR85];0)" office:value-type="float" office:value="0" calcext:value-type="float">
              <text:p>0</text:p>
            </table:table-cell>
            <table:table-cell table:formula="of:=IF([.PR84]&gt;0;2/[.$D$52]+1/[.PS85];0)" office:value-type="float" office:value="0" calcext:value-type="float">
              <text:p>0</text:p>
            </table:table-cell>
            <table:table-cell table:formula="of:=IF([.PS84]&gt;0;2/[.$D$52]+1/[.PT85];0)" office:value-type="float" office:value="0" calcext:value-type="float">
              <text:p>0</text:p>
            </table:table-cell>
            <table:table-cell table:formula="of:=IF([.PT84]&gt;0;2/[.$D$52]+1/[.PU85];0)" office:value-type="float" office:value="0" calcext:value-type="float">
              <text:p>0</text:p>
            </table:table-cell>
            <table:table-cell table:formula="of:=IF([.PU84]&gt;0;2/[.$D$52]+1/[.PV85];0)" office:value-type="float" office:value="0" calcext:value-type="float">
              <text:p>0</text:p>
            </table:table-cell>
            <table:table-cell table:formula="of:=IF([.PV84]&gt;0;2/[.$D$52]+1/[.PW85];0)" office:value-type="float" office:value="0" calcext:value-type="float">
              <text:p>0</text:p>
            </table:table-cell>
            <table:table-cell table:formula="of:=IF([.PW84]&gt;0;2/[.$D$52]+1/[.PX85];0)" office:value-type="float" office:value="0" calcext:value-type="float">
              <text:p>0</text:p>
            </table:table-cell>
            <table:table-cell table:formula="of:=IF([.PX84]&gt;0;2/[.$D$52]+1/[.PY85];0)" office:value-type="float" office:value="0" calcext:value-type="float">
              <text:p>0</text:p>
            </table:table-cell>
            <table:table-cell table:formula="of:=IF([.PY84]&gt;0;2/[.$D$52]+1/[.PZ85];0)" office:value-type="float" office:value="0" calcext:value-type="float">
              <text:p>0</text:p>
            </table:table-cell>
            <table:table-cell table:formula="of:=IF([.PZ84]&gt;0;2/[.$D$52]+1/[.QA85];0)" office:value-type="float" office:value="0" calcext:value-type="float">
              <text:p>0</text:p>
            </table:table-cell>
            <table:table-cell table:formula="of:=IF([.QA84]&gt;0;2/[.$D$52]+1/[.QB85];0)" office:value-type="float" office:value="0" calcext:value-type="float">
              <text:p>0</text:p>
            </table:table-cell>
            <table:table-cell table:formula="of:=IF([.QB84]&gt;0;2/[.$D$52]+1/[.QC85];0)" office:value-type="float" office:value="0" calcext:value-type="float">
              <text:p>0</text:p>
            </table:table-cell>
            <table:table-cell table:formula="of:=IF([.QC84]&gt;0;2/[.$D$52]+1/[.QD85];0)" office:value-type="float" office:value="0" calcext:value-type="float">
              <text:p>0</text:p>
            </table:table-cell>
            <table:table-cell table:formula="of:=IF([.QD84]&gt;0;2/[.$D$52]+1/[.QE85];0)" office:value-type="float" office:value="0" calcext:value-type="float">
              <text:p>0</text:p>
            </table:table-cell>
            <table:table-cell table:formula="of:=IF([.QE84]&gt;0;2/[.$D$52]+1/[.QF85];0)" office:value-type="float" office:value="0" calcext:value-type="float">
              <text:p>0</text:p>
            </table:table-cell>
            <table:table-cell table:formula="of:=IF([.QF84]&gt;0;2/[.$D$52]+1/[.QG85];0)" office:value-type="float" office:value="0" calcext:value-type="float">
              <text:p>0</text:p>
            </table:table-cell>
            <table:table-cell table:formula="of:=IF([.QG84]&gt;0;2/[.$D$52]+1/[.QH85];0)" office:value-type="float" office:value="0" calcext:value-type="float">
              <text:p>0</text:p>
            </table:table-cell>
            <table:table-cell table:formula="of:=IF([.QH84]&gt;0;2/[.$D$52]+1/[.QI85];0)" office:value-type="float" office:value="0" calcext:value-type="float">
              <text:p>0</text:p>
            </table:table-cell>
            <table:table-cell table:formula="of:=IF([.QI84]&gt;0;2/[.$D$52]+1/[.QJ85];0)" office:value-type="float" office:value="0" calcext:value-type="float">
              <text:p>0</text:p>
            </table:table-cell>
            <table:table-cell table:formula="of:=IF([.QJ84]&gt;0;2/[.$D$52]+1/[.QK85];0)" office:value-type="float" office:value="0" calcext:value-type="float">
              <text:p>0</text:p>
            </table:table-cell>
            <table:table-cell table:formula="of:=IF([.QK84]&gt;0;2/[.$D$52]+1/[.QL85];0)" office:value-type="float" office:value="0" calcext:value-type="float">
              <text:p>0</text:p>
            </table:table-cell>
            <table:table-cell table:formula="of:=IF([.QL84]&gt;0;2/[.$D$52]+1/[.QM85];0)" office:value-type="float" office:value="0" calcext:value-type="float">
              <text:p>0</text:p>
            </table:table-cell>
            <table:table-cell table:formula="of:=IF([.QM84]&gt;0;2/[.$D$52]+1/[.QN85];0)" office:value-type="float" office:value="0" calcext:value-type="float">
              <text:p>0</text:p>
            </table:table-cell>
            <table:table-cell table:formula="of:=IF([.QN84]&gt;0;2/[.$D$52]+1/[.QO85];0)" office:value-type="float" office:value="0" calcext:value-type="float">
              <text:p>0</text:p>
            </table:table-cell>
            <table:table-cell table:formula="of:=IF([.QO84]&gt;0;2/[.$D$52]+1/[.QP85];0)" office:value-type="float" office:value="0" calcext:value-type="float">
              <text:p>0</text:p>
            </table:table-cell>
            <table:table-cell table:formula="of:=IF([.QP84]&gt;0;2/[.$D$52]+1/[.QQ85];0)" office:value-type="float" office:value="0" calcext:value-type="float">
              <text:p>0</text:p>
            </table:table-cell>
            <table:table-cell table:formula="of:=IF([.QQ84]&gt;0;2/[.$D$52]+1/[.QR85];0)" office:value-type="float" office:value="0" calcext:value-type="float">
              <text:p>0</text:p>
            </table:table-cell>
            <table:table-cell table:formula="of:=IF([.QR84]&gt;0;2/[.$D$52]+1/[.QS85];0)" office:value-type="float" office:value="0" calcext:value-type="float">
              <text:p>0</text:p>
            </table:table-cell>
            <table:table-cell table:formula="of:=IF([.QS84]&gt;0;2/[.$D$52]+1/[.QT85];0)" office:value-type="float" office:value="0" calcext:value-type="float">
              <text:p>0</text:p>
            </table:table-cell>
            <table:table-cell table:formula="of:=IF([.QT84]&gt;0;2/[.$D$52]+1/[.QU85];0)" office:value-type="float" office:value="0" calcext:value-type="float">
              <text:p>0</text:p>
            </table:table-cell>
            <table:table-cell table:formula="of:=IF([.QU84]&gt;0;2/[.$D$52]+1/[.QV85];0)" office:value-type="float" office:value="0" calcext:value-type="float">
              <text:p>0</text:p>
            </table:table-cell>
            <table:table-cell table:formula="of:=IF([.QV84]&gt;0;2/[.$D$52]+1/[.QW85];0)" office:value-type="float" office:value="0" calcext:value-type="float">
              <text:p>0</text:p>
            </table:table-cell>
            <table:table-cell table:formula="of:=IF([.QW84]&gt;0;2/[.$D$52]+1/[.QX85];0)" office:value-type="float" office:value="0" calcext:value-type="float">
              <text:p>0</text:p>
            </table:table-cell>
            <table:table-cell table:formula="of:=IF([.QX84]&gt;0;2/[.$D$52]+1/[.QY85];0)" office:value-type="float" office:value="0" calcext:value-type="float">
              <text:p>0</text:p>
            </table:table-cell>
            <table:table-cell table:formula="of:=IF([.QY84]&gt;0;2/[.$D$52]+1/[.QZ85];0)" office:value-type="float" office:value="0" calcext:value-type="float">
              <text:p>0</text:p>
            </table:table-cell>
            <table:table-cell table:formula="of:=IF([.QZ84]&gt;0;2/[.$D$52]+1/[.RA85];0)" office:value-type="float" office:value="0" calcext:value-type="float">
              <text:p>0</text:p>
            </table:table-cell>
            <table:table-cell table:formula="of:=IF([.RA84]&gt;0;2/[.$D$52]+1/[.RB85];0)" office:value-type="float" office:value="0" calcext:value-type="float">
              <text:p>0</text:p>
            </table:table-cell>
            <table:table-cell table:formula="of:=IF([.RB84]&gt;0;2/[.$D$52]+1/[.RC85];0)" office:value-type="float" office:value="0" calcext:value-type="float">
              <text:p>0</text:p>
            </table:table-cell>
            <table:table-cell table:formula="of:=IF([.RC84]&gt;0;2/[.$D$52]+1/[.RD85];0)" office:value-type="float" office:value="0" calcext:value-type="float">
              <text:p>0</text:p>
            </table:table-cell>
            <table:table-cell table:formula="of:=IF([.RD84]&gt;0;2/[.$D$52]+1/[.RE85];0)" office:value-type="float" office:value="0" calcext:value-type="float">
              <text:p>0</text:p>
            </table:table-cell>
            <table:table-cell table:formula="of:=IF([.RE84]&gt;0;2/[.$D$52]+1/[.RF85];0)" office:value-type="float" office:value="0" calcext:value-type="float">
              <text:p>0</text:p>
            </table:table-cell>
            <table:table-cell table:formula="of:=IF([.RF84]&gt;0;2/[.$D$52]+1/[.RG85];0)" office:value-type="float" office:value="0" calcext:value-type="float">
              <text:p>0</text:p>
            </table:table-cell>
            <table:table-cell table:formula="of:=IF([.RG84]&gt;0;2/[.$D$52]+1/[.RH85];0)" office:value-type="float" office:value="0" calcext:value-type="float">
              <text:p>0</text:p>
            </table:table-cell>
            <table:table-cell table:formula="of:=IF([.RH84]&gt;0;2/[.$D$52]+1/[.RI85];0)" office:value-type="float" office:value="0" calcext:value-type="float">
              <text:p>0</text:p>
            </table:table-cell>
            <table:table-cell table:formula="of:=IF([.RI84]&gt;0;2/[.$D$52]+1/[.RJ85];0)" office:value-type="float" office:value="0" calcext:value-type="float">
              <text:p>0</text:p>
            </table:table-cell>
            <table:table-cell table:formula="of:=IF([.RJ84]&gt;0;2/[.$D$52]+1/[.RK85];0)" office:value-type="float" office:value="0" calcext:value-type="float">
              <text:p>0</text:p>
            </table:table-cell>
            <table:table-cell table:formula="of:=IF([.RK84]&gt;0;2/[.$D$52]+1/[.RL85];0)" office:value-type="float" office:value="0" calcext:value-type="float">
              <text:p>0</text:p>
            </table:table-cell>
            <table:table-cell table:formula="of:=IF([.RL84]&gt;0;2/[.$D$52]+1/[.RM85];0)" office:value-type="float" office:value="0" calcext:value-type="float">
              <text:p>0</text:p>
            </table:table-cell>
            <table:table-cell table:formula="of:=IF([.RM84]&gt;0;2/[.$D$52]+1/[.RN85];0)" office:value-type="float" office:value="0" calcext:value-type="float">
              <text:p>0</text:p>
            </table:table-cell>
            <table:table-cell table:formula="of:=IF([.RN84]&gt;0;2/[.$D$52]+1/[.RO85];0)" office:value-type="float" office:value="0" calcext:value-type="float">
              <text:p>0</text:p>
            </table:table-cell>
            <table:table-cell table:formula="of:=IF([.RO84]&gt;0;2/[.$D$52]+1/[.RP85];0)" office:value-type="float" office:value="0" calcext:value-type="float">
              <text:p>0</text:p>
            </table:table-cell>
            <table:table-cell table:formula="of:=IF([.RP84]&gt;0;2/[.$D$52]+1/[.RQ85];0)" office:value-type="float" office:value="0" calcext:value-type="float">
              <text:p>0</text:p>
            </table:table-cell>
            <table:table-cell table:formula="of:=IF([.RQ84]&gt;0;2/[.$D$52]+1/[.RR85];0)" office:value-type="float" office:value="0" calcext:value-type="float">
              <text:p>0</text:p>
            </table:table-cell>
            <table:table-cell table:formula="of:=IF([.RR84]&gt;0;2/[.$D$52]+1/[.RS85];0)" office:value-type="float" office:value="0" calcext:value-type="float">
              <text:p>0</text:p>
            </table:table-cell>
            <table:table-cell table:formula="of:=IF([.RS84]&gt;0;2/[.$D$52]+1/[.RT85];0)" office:value-type="float" office:value="0" calcext:value-type="float">
              <text:p>0</text:p>
            </table:table-cell>
            <table:table-cell table:formula="of:=IF([.RT84]&gt;0;2/[.$D$52]+1/[.RU85];0)" office:value-type="float" office:value="0" calcext:value-type="float">
              <text:p>0</text:p>
            </table:table-cell>
            <table:table-cell table:formula="of:=IF([.RU84]&gt;0;2/[.$D$52]+1/[.RV85];0)" office:value-type="float" office:value="0" calcext:value-type="float">
              <text:p>0</text:p>
            </table:table-cell>
            <table:table-cell table:formula="of:=IF([.RV84]&gt;0;2/[.$D$52]+1/[.RW85];0)" office:value-type="float" office:value="0" calcext:value-type="float">
              <text:p>0</text:p>
            </table:table-cell>
            <table:table-cell table:formula="of:=IF([.RW84]&gt;0;2/[.$D$52]+1/[.RX85];0)" office:value-type="float" office:value="0" calcext:value-type="float">
              <text:p>0</text:p>
            </table:table-cell>
            <table:table-cell table:formula="of:=IF([.RX84]&gt;0;2/[.$D$52]+1/[.RY85];0)" office:value-type="float" office:value="0" calcext:value-type="float">
              <text:p>0</text:p>
            </table:table-cell>
            <table:table-cell table:formula="of:=IF([.RY84]&gt;0;2/[.$D$52]+1/[.RZ85];0)" office:value-type="float" office:value="0" calcext:value-type="float">
              <text:p>0</text:p>
            </table:table-cell>
            <table:table-cell table:formula="of:=IF([.RZ84]&gt;0;2/[.$D$52]+1/[.SA85];0)" office:value-type="float" office:value="0" calcext:value-type="float">
              <text:p>0</text:p>
            </table:table-cell>
            <table:table-cell table:formula="of:=IF([.SA84]&gt;0;2/[.$D$52]+1/[.SB85];0)" office:value-type="float" office:value="0" calcext:value-type="float">
              <text:p>0</text:p>
            </table:table-cell>
            <table:table-cell table:formula="of:=IF([.SB84]&gt;0;2/[.$D$52]+1/[.SC85];0)" office:value-type="float" office:value="0" calcext:value-type="float">
              <text:p>0</text:p>
            </table:table-cell>
            <table:table-cell table:formula="of:=IF([.SC84]&gt;0;2/[.$D$52]+1/[.SD85];0)" office:value-type="float" office:value="0" calcext:value-type="float">
              <text:p>0</text:p>
            </table:table-cell>
            <table:table-cell table:formula="of:=IF([.SD84]&gt;0;2/[.$D$52]+1/[.SE85];0)" office:value-type="float" office:value="0" calcext:value-type="float">
              <text:p>0</text:p>
            </table:table-cell>
            <table:table-cell table:formula="of:=IF([.SE84]&gt;0;2/[.$D$52]+1/[.SF85];0)" office:value-type="float" office:value="0" calcext:value-type="float">
              <text:p>0</text:p>
            </table:table-cell>
            <table:table-cell table:formula="of:=IF([.SF84]&gt;0;2/[.$D$52]+1/[.SG85];0)" office:value-type="float" office:value="0" calcext:value-type="float">
              <text:p>0</text:p>
            </table:table-cell>
            <table:table-cell table:formula="of:=IF([.SG84]&gt;0;2/[.$D$52]+1/[.SH85];0)" office:value-type="float" office:value="0" calcext:value-type="float">
              <text:p>0</text:p>
            </table:table-cell>
            <table:table-cell table:formula="of:=IF([.SH84]&gt;0;2/[.$D$52]+1/[.SI85];0)" office:value-type="float" office:value="0" calcext:value-type="float">
              <text:p>0</text:p>
            </table:table-cell>
            <table:table-cell table:formula="of:=IF([.SI84]&gt;0;2/[.$D$52]+1/[.SJ85];0)" office:value-type="float" office:value="0" calcext:value-type="float">
              <text:p>0</text:p>
            </table:table-cell>
            <table:table-cell table:formula="of:=IF([.SJ84]&gt;0;2/[.$D$52]+1/[.SK85];0)" office:value-type="float" office:value="0" calcext:value-type="float">
              <text:p>0</text:p>
            </table:table-cell>
            <table:table-cell table:formula="of:=IF([.SK84]&gt;0;2/[.$D$52]+1/[.SL85];0)" office:value-type="float" office:value="0" calcext:value-type="float">
              <text:p>0</text:p>
            </table:table-cell>
            <table:table-cell table:formula="of:=IF([.SL84]&gt;0;2/[.$D$52]+1/[.SM85];0)" office:value-type="float" office:value="0" calcext:value-type="float">
              <text:p>0</text:p>
            </table:table-cell>
            <table:table-cell table:formula="of:=IF([.SM84]&gt;0;2/[.$D$52]+1/[.SN85];0)" office:value-type="float" office:value="0" calcext:value-type="float">
              <text:p>0</text:p>
            </table:table-cell>
            <table:table-cell table:formula="of:=IF([.SN84]&gt;0;2/[.$D$52]+1/[.SO85];0)" office:value-type="float" office:value="0" calcext:value-type="float">
              <text:p>0</text:p>
            </table:table-cell>
            <table:table-cell table:formula="of:=IF([.SO84]&gt;0;2/[.$D$52]+1/[.SP85];0)" office:value-type="float" office:value="0" calcext:value-type="float">
              <text:p>0</text:p>
            </table:table-cell>
            <table:table-cell table:formula="of:=IF([.SP84]&gt;0;2/[.$D$52]+1/[.SQ85];0)" office:value-type="float" office:value="0" calcext:value-type="float">
              <text:p>0</text:p>
            </table:table-cell>
            <table:table-cell table:formula="of:=IF([.SQ84]&gt;0;2/[.$D$52]+1/[.SR85];0)" office:value-type="float" office:value="0" calcext:value-type="float">
              <text:p>0</text:p>
            </table:table-cell>
            <table:table-cell table:formula="of:=IF([.SR84]&gt;0;2/[.$D$52]+1/[.SS85];0)" office:value-type="float" office:value="0" calcext:value-type="float">
              <text:p>0</text:p>
            </table:table-cell>
            <table:table-cell table:formula="of:=IF([.SS84]&gt;0;2/[.$D$52]+1/[.ST85];0)" office:value-type="float" office:value="0" calcext:value-type="float">
              <text:p>0</text:p>
            </table:table-cell>
            <table:table-cell table:formula="of:=IF([.ST84]&gt;0;2/[.$D$52]+1/[.SU85];0)" office:value-type="float" office:value="0" calcext:value-type="float">
              <text:p>0</text:p>
            </table:table-cell>
            <table:table-cell table:formula="of:=IF([.SU84]&gt;0;2/[.$D$52]+1/[.SV85];0)" office:value-type="float" office:value="0" calcext:value-type="float">
              <text:p>0</text:p>
            </table:table-cell>
            <table:table-cell table:formula="of:=IF([.SV84]&gt;0;2/[.$D$52]+1/[.SW85];0)" office:value-type="float" office:value="0" calcext:value-type="float">
              <text:p>0</text:p>
            </table:table-cell>
            <table:table-cell table:formula="of:=IF([.SW84]&gt;0;2/[.$D$52]+1/[.SX85];0)" office:value-type="float" office:value="0" calcext:value-type="float">
              <text:p>0</text:p>
            </table:table-cell>
            <table:table-cell table:formula="of:=IF([.SX84]&gt;0;2/[.$D$52]+1/[.SY85];0)" office:value-type="float" office:value="0" calcext:value-type="float">
              <text:p>0</text:p>
            </table:table-cell>
            <table:table-cell table:formula="of:=IF([.SY84]&gt;0;2/[.$D$52]+1/[.SZ85];0)" office:value-type="float" office:value="0" calcext:value-type="float">
              <text:p>0</text:p>
            </table:table-cell>
            <table:table-cell table:formula="of:=IF([.SZ84]&gt;0;2/[.$D$52]+1/[.TA85];0)" office:value-type="float" office:value="0" calcext:value-type="float">
              <text:p>0</text:p>
            </table:table-cell>
            <table:table-cell table:formula="of:=IF([.TA84]&gt;0;2/[.$D$52]+1/[.TB85];0)" office:value-type="float" office:value="0" calcext:value-type="float">
              <text:p>0</text:p>
            </table:table-cell>
            <table:table-cell table:formula="of:=IF([.TB84]&gt;0;2/[.$D$52]+1/[.TC85];0)" office:value-type="float" office:value="0" calcext:value-type="float">
              <text:p>0</text:p>
            </table:table-cell>
            <table:table-cell table:formula="of:=IF([.TC84]&gt;0;2/[.$D$52]+1/[.TD85];0)" office:value-type="float" office:value="0" calcext:value-type="float">
              <text:p>0</text:p>
            </table:table-cell>
            <table:table-cell table:formula="of:=IF([.TD84]&gt;0;2/[.$D$52]+1/[.TE85];0)" office:value-type="float" office:value="0" calcext:value-type="float">
              <text:p>0</text:p>
            </table:table-cell>
            <table:table-cell table:formula="of:=IF([.TE84]&gt;0;2/[.$D$52]+1/[.TF85];0)" office:value-type="float" office:value="0" calcext:value-type="float">
              <text:p>0</text:p>
            </table:table-cell>
            <table:table-cell table:formula="of:=IF([.TF84]&gt;0;2/[.$D$52]+1/[.TG85];0)" office:value-type="float" office:value="0" calcext:value-type="float">
              <text:p>0</text:p>
            </table:table-cell>
            <table:table-cell table:formula="of:=IF([.TG84]&gt;0;2/[.$D$52]+1/[.TH85];0)" office:value-type="float" office:value="0" calcext:value-type="float">
              <text:p>0</text:p>
            </table:table-cell>
            <table:table-cell table:formula="of:=IF([.TH84]&gt;0;2/[.$D$52]+1/[.TI85];0)" office:value-type="float" office:value="0" calcext:value-type="float">
              <text:p>0</text:p>
            </table:table-cell>
            <table:table-cell table:formula="of:=IF([.TI84]&gt;0;2/[.$D$52]+1/[.TJ85];0)" office:value-type="float" office:value="0" calcext:value-type="float">
              <text:p>0</text:p>
            </table:table-cell>
            <table:table-cell table:formula="of:=IF([.TJ84]&gt;0;2/[.$D$52]+1/[.TK85];0)" office:value-type="float" office:value="0" calcext:value-type="float">
              <text:p>0</text:p>
            </table:table-cell>
            <table:table-cell table:formula="of:=IF([.TK84]&gt;0;2/[.$D$52]+1/[.TL85];0)" office:value-type="float" office:value="0" calcext:value-type="float">
              <text:p>0</text:p>
            </table:table-cell>
            <table:table-cell table:formula="of:=IF([.TL84]&gt;0;2/[.$D$52]+1/[.TM85];0)" office:value-type="float" office:value="0" calcext:value-type="float">
              <text:p>0</text:p>
            </table:table-cell>
            <table:table-cell table:formula="of:=IF([.TM84]&gt;0;2/[.$D$52]+1/[.TN85];0)" office:value-type="float" office:value="0" calcext:value-type="float">
              <text:p>0</text:p>
            </table:table-cell>
            <table:table-cell table:formula="of:=IF([.TN84]&gt;0;2/[.$D$52]+1/[.TO85];0)" office:value-type="float" office:value="0" calcext:value-type="float">
              <text:p>0</text:p>
            </table:table-cell>
            <table:table-cell table:formula="of:=IF([.TO84]&gt;0;2/[.$D$52]+1/[.TP85];0)" office:value-type="float" office:value="0" calcext:value-type="float">
              <text:p>0</text:p>
            </table:table-cell>
            <table:table-cell table:formula="of:=IF([.TP84]&gt;0;2/[.$D$52]+1/[.TQ85];0)" office:value-type="float" office:value="0" calcext:value-type="float">
              <text:p>0</text:p>
            </table:table-cell>
            <table:table-cell table:formula="of:=IF([.TQ84]&gt;0;2/[.$D$52]+1/[.TR85];0)" office:value-type="float" office:value="0" calcext:value-type="float">
              <text:p>0</text:p>
            </table:table-cell>
            <table:table-cell table:formula="of:=IF([.TR84]&gt;0;2/[.$D$52]+1/[.TS85];0)" office:value-type="float" office:value="0" calcext:value-type="float">
              <text:p>0</text:p>
            </table:table-cell>
            <table:table-cell table:formula="of:=IF([.TS84]&gt;0;2/[.$D$52]+1/[.TT85];0)" office:value-type="float" office:value="0" calcext:value-type="float">
              <text:p>0</text:p>
            </table:table-cell>
            <table:table-cell table:formula="of:=IF([.TT84]&gt;0;2/[.$D$52]+1/[.TU85];0)" office:value-type="float" office:value="0" calcext:value-type="float">
              <text:p>0</text:p>
            </table:table-cell>
            <table:table-cell table:formula="of:=IF([.TU84]&gt;0;2/[.$D$52]+1/[.TV85];0)" office:value-type="float" office:value="0" calcext:value-type="float">
              <text:p>0</text:p>
            </table:table-cell>
            <table:table-cell table:formula="of:=IF([.TV84]&gt;0;2/[.$D$52]+1/[.TW85];0)" office:value-type="float" office:value="0" calcext:value-type="float">
              <text:p>0</text:p>
            </table:table-cell>
            <table:table-cell table:formula="of:=IF([.TW84]&gt;0;2/[.$D$52]+1/[.TX85];0)" office:value-type="float" office:value="0" calcext:value-type="float">
              <text:p>0</text:p>
            </table:table-cell>
            <table:table-cell table:formula="of:=IF([.TX84]&gt;0;2/[.$D$52]+1/[.TY85];0)" office:value-type="float" office:value="0" calcext:value-type="float">
              <text:p>0</text:p>
            </table:table-cell>
            <table:table-cell table:formula="of:=IF([.TY84]&gt;0;2/[.$D$52]+1/[.TZ85];0)" office:value-type="float" office:value="0" calcext:value-type="float">
              <text:p>0</text:p>
            </table:table-cell>
            <table:table-cell table:formula="of:=IF([.TZ84]&gt;0;2/[.$D$52]+1/[.UA85];0)" office:value-type="float" office:value="0" calcext:value-type="float">
              <text:p>0</text:p>
            </table:table-cell>
            <table:table-cell table:formula="of:=IF([.UA84]&gt;0;2/[.$D$52]+1/[.UB85];0)" office:value-type="float" office:value="0" calcext:value-type="float">
              <text:p>0</text:p>
            </table:table-cell>
            <table:table-cell table:formula="of:=IF([.UB84]&gt;0;2/[.$D$52]+1/[.UC85];0)" office:value-type="float" office:value="0" calcext:value-type="float">
              <text:p>0</text:p>
            </table:table-cell>
            <table:table-cell table:formula="of:=IF([.UC84]&gt;0;2/[.$D$52]+1/[.UD85];0)" office:value-type="float" office:value="0" calcext:value-type="float">
              <text:p>0</text:p>
            </table:table-cell>
            <table:table-cell table:formula="of:=IF([.UD84]&gt;0;2/[.$D$52]+1/[.UE85];0)" office:value-type="float" office:value="0" calcext:value-type="float">
              <text:p>0</text:p>
            </table:table-cell>
            <table:table-cell table:formula="of:=IF([.UE84]&gt;0;2/[.$D$52]+1/[.UF85];0)" office:value-type="float" office:value="0" calcext:value-type="float">
              <text:p>0</text:p>
            </table:table-cell>
            <table:table-cell table:formula="of:=IF([.UF84]&gt;0;2/[.$D$52]+1/[.UG85];0)" office:value-type="float" office:value="0" calcext:value-type="float">
              <text:p>0</text:p>
            </table:table-cell>
            <table:table-cell table:formula="of:=IF([.UG84]&gt;0;2/[.$D$52]+1/[.UH85];0)" office:value-type="float" office:value="0" calcext:value-type="float">
              <text:p>0</text:p>
            </table:table-cell>
            <table:table-cell table:formula="of:=IF([.UH84]&gt;0;2/[.$D$52]+1/[.UI85];0)" office:value-type="float" office:value="0" calcext:value-type="float">
              <text:p>0</text:p>
            </table:table-cell>
            <table:table-cell table:formula="of:=IF([.UI84]&gt;0;2/[.$D$52]+1/[.UJ85];0)" office:value-type="float" office:value="0" calcext:value-type="float">
              <text:p>0</text:p>
            </table:table-cell>
            <table:table-cell table:formula="of:=IF([.UJ84]&gt;0;2/[.$D$52]+1/[.UK85];0)" office:value-type="float" office:value="0" calcext:value-type="float">
              <text:p>0</text:p>
            </table:table-cell>
            <table:table-cell table:formula="of:=IF([.UK84]&gt;0;2/[.$D$52]+1/[.UL85];0)" office:value-type="float" office:value="0" calcext:value-type="float">
              <text:p>0</text:p>
            </table:table-cell>
            <table:table-cell table:formula="of:=IF([.UL84]&gt;0;2/[.$D$52]+1/[.UM85];0)" office:value-type="float" office:value="0" calcext:value-type="float">
              <text:p>0</text:p>
            </table:table-cell>
            <table:table-cell table:formula="of:=IF([.UM84]&gt;0;2/[.$D$52]+1/[.UN85];0)" office:value-type="float" office:value="0" calcext:value-type="float">
              <text:p>0</text:p>
            </table:table-cell>
            <table:table-cell table:formula="of:=IF([.UN84]&gt;0;2/[.$D$52]+1/[.UO85];0)" office:value-type="float" office:value="0" calcext:value-type="float">
              <text:p>0</text:p>
            </table:table-cell>
            <table:table-cell table:formula="of:=IF([.UO84]&gt;0;2/[.$D$52]+1/[.UP85];0)" office:value-type="float" office:value="0" calcext:value-type="float">
              <text:p>0</text:p>
            </table:table-cell>
            <table:table-cell table:formula="of:=IF([.UP84]&gt;0;2/[.$D$52]+1/[.UQ85];0)" office:value-type="float" office:value="0" calcext:value-type="float">
              <text:p>0</text:p>
            </table:table-cell>
            <table:table-cell table:formula="of:=IF([.UQ84]&gt;0;2/[.$D$52]+1/[.UR85];0)" office:value-type="float" office:value="0" calcext:value-type="float">
              <text:p>0</text:p>
            </table:table-cell>
            <table:table-cell table:formula="of:=IF([.UR84]&gt;0;2/[.$D$52]+1/[.US85];0)" office:value-type="float" office:value="0" calcext:value-type="float">
              <text:p>0</text:p>
            </table:table-cell>
            <table:table-cell table:formula="of:=IF([.US84]&gt;0;2/[.$D$52]+1/[.UT85];0)" office:value-type="float" office:value="0" calcext:value-type="float">
              <text:p>0</text:p>
            </table:table-cell>
            <table:table-cell table:formula="of:=IF([.UT84]&gt;0;2/[.$D$52]+1/[.UU85];0)" office:value-type="float" office:value="0" calcext:value-type="float">
              <text:p>0</text:p>
            </table:table-cell>
            <table:table-cell table:formula="of:=IF([.UU84]&gt;0;2/[.$D$52]+1/[.UV85];0)" office:value-type="float" office:value="0" calcext:value-type="float">
              <text:p>0</text:p>
            </table:table-cell>
            <table:table-cell table:formula="of:=IF([.UV84]&gt;0;2/[.$D$52]+1/[.UW85];0)" office:value-type="float" office:value="0" calcext:value-type="float">
              <text:p>0</text:p>
            </table:table-cell>
            <table:table-cell table:formula="of:=IF([.UW84]&gt;0;2/[.$D$52]+1/[.UX85];0)" office:value-type="float" office:value="0" calcext:value-type="float">
              <text:p>0</text:p>
            </table:table-cell>
            <table:table-cell table:formula="of:=IF([.UX84]&gt;0;2/[.$D$52]+1/[.UY85];0)" office:value-type="float" office:value="0" calcext:value-type="float">
              <text:p>0</text:p>
            </table:table-cell>
            <table:table-cell table:formula="of:=IF([.UY84]&gt;0;2/[.$D$52]+1/[.UZ85];0)" office:value-type="float" office:value="0" calcext:value-type="float">
              <text:p>0</text:p>
            </table:table-cell>
            <table:table-cell table:formula="of:=IF([.UZ84]&gt;0;2/[.$D$52]+1/[.VA85];0)" office:value-type="float" office:value="0" calcext:value-type="float">
              <text:p>0</text:p>
            </table:table-cell>
            <table:table-cell table:formula="of:=IF([.VA84]&gt;0;2/[.$D$52]+1/[.VB85];0)" office:value-type="float" office:value="0" calcext:value-type="float">
              <text:p>0</text:p>
            </table:table-cell>
            <table:table-cell table:formula="of:=IF([.VB84]&gt;0;2/[.$D$52]+1/[.VC85];0)" office:value-type="float" office:value="0" calcext:value-type="float">
              <text:p>0</text:p>
            </table:table-cell>
            <table:table-cell table:formula="of:=IF([.VC84]&gt;0;2/[.$D$52]+1/[.VD85];0)" office:value-type="float" office:value="0" calcext:value-type="float">
              <text:p>0</text:p>
            </table:table-cell>
            <table:table-cell table:formula="of:=IF([.VD84]&gt;0;2/[.$D$52]+1/[.VE85];0)" office:value-type="float" office:value="0" calcext:value-type="float">
              <text:p>0</text:p>
            </table:table-cell>
            <table:table-cell table:formula="of:=IF([.VE84]&gt;0;2/[.$D$52]+1/[.VF85];0)" office:value-type="float" office:value="0" calcext:value-type="float">
              <text:p>0</text:p>
            </table:table-cell>
            <table:table-cell table:formula="of:=IF([.VF84]&gt;0;2/[.$D$52]+1/[.VG85];0)" office:value-type="float" office:value="0" calcext:value-type="float">
              <text:p>0</text:p>
            </table:table-cell>
            <table:table-cell table:formula="of:=IF([.VG84]&gt;0;2/[.$D$52]+1/[.VH85];0)" office:value-type="float" office:value="0" calcext:value-type="float">
              <text:p>0</text:p>
            </table:table-cell>
            <table:table-cell table:formula="of:=IF([.VH84]&gt;0;2/[.$D$52]+1/[.VI85];0)" office:value-type="float" office:value="0" calcext:value-type="float">
              <text:p>0</text:p>
            </table:table-cell>
            <table:table-cell table:formula="of:=IF([.VI84]&gt;0;2/[.$D$52]+1/[.VJ85];0)" office:value-type="float" office:value="0" calcext:value-type="float">
              <text:p>0</text:p>
            </table:table-cell>
            <table:table-cell table:formula="of:=IF([.VJ84]&gt;0;2/[.$D$52]+1/[.VK85];0)" office:value-type="float" office:value="0" calcext:value-type="float">
              <text:p>0</text:p>
            </table:table-cell>
            <table:table-cell table:formula="of:=IF([.VK84]&gt;0;2/[.$D$52]+1/[.VL85];0)" office:value-type="float" office:value="0" calcext:value-type="float">
              <text:p>0</text:p>
            </table:table-cell>
            <table:table-cell table:formula="of:=IF([.VL84]&gt;0;2/[.$D$52]+1/[.VM85];0)" office:value-type="float" office:value="0" calcext:value-type="float">
              <text:p>0</text:p>
            </table:table-cell>
            <table:table-cell table:formula="of:=IF([.VM84]&gt;0;2/[.$D$52]+1/[.VN85];0)" office:value-type="float" office:value="0" calcext:value-type="float">
              <text:p>0</text:p>
            </table:table-cell>
            <table:table-cell table:formula="of:=IF([.VN84]&gt;0;2/[.$D$52]+1/[.VO85];0)" office:value-type="float" office:value="0" calcext:value-type="float">
              <text:p>0</text:p>
            </table:table-cell>
            <table:table-cell table:formula="of:=IF([.VO84]&gt;0;2/[.$D$52]+1/[.VP85];0)" office:value-type="float" office:value="0" calcext:value-type="float">
              <text:p>0</text:p>
            </table:table-cell>
            <table:table-cell table:formula="of:=IF([.VP84]&gt;0;2/[.$D$52]+1/[.VQ85];0)" office:value-type="float" office:value="0" calcext:value-type="float">
              <text:p>0</text:p>
            </table:table-cell>
            <table:table-cell table:formula="of:=IF([.VQ84]&gt;0;2/[.$D$52]+1/[.VR85];0)" office:value-type="float" office:value="0" calcext:value-type="float">
              <text:p>0</text:p>
            </table:table-cell>
            <table:table-cell table:formula="of:=IF([.VR84]&gt;0;2/[.$D$52]+1/[.VS85];0)" office:value-type="float" office:value="0" calcext:value-type="float">
              <text:p>0</text:p>
            </table:table-cell>
            <table:table-cell table:formula="of:=IF([.VS84]&gt;0;2/[.$D$52]+1/[.VT85];0)" office:value-type="float" office:value="0" calcext:value-type="float">
              <text:p>0</text:p>
            </table:table-cell>
            <table:table-cell table:formula="of:=IF([.VT84]&gt;0;2/[.$D$52]+1/[.VU85];0)" office:value-type="float" office:value="0" calcext:value-type="float">
              <text:p>0</text:p>
            </table:table-cell>
            <table:table-cell table:formula="of:=IF([.VU84]&gt;0;2/[.$D$52]+1/[.VV85];0)" office:value-type="float" office:value="0" calcext:value-type="float">
              <text:p>0</text:p>
            </table:table-cell>
            <table:table-cell table:formula="of:=IF([.VV84]&gt;0;2/[.$D$52]+1/[.VW85];0)" office:value-type="float" office:value="0" calcext:value-type="float">
              <text:p>0</text:p>
            </table:table-cell>
            <table:table-cell table:formula="of:=IF([.VW84]&gt;0;2/[.$D$52]+1/[.VX85];0)" office:value-type="float" office:value="0" calcext:value-type="float">
              <text:p>0</text:p>
            </table:table-cell>
            <table:table-cell table:formula="of:=IF([.VX84]&gt;0;2/[.$D$52]+1/[.VY85];0)" office:value-type="float" office:value="0" calcext:value-type="float">
              <text:p>0</text:p>
            </table:table-cell>
            <table:table-cell table:formula="of:=IF([.VY84]&gt;0;2/[.$D$52]+1/[.VZ85];0)" office:value-type="float" office:value="0" calcext:value-type="float">
              <text:p>0</text:p>
            </table:table-cell>
            <table:table-cell table:formula="of:=IF([.VZ84]&gt;0;2/[.$D$52]+1/[.WA85];0)" office:value-type="float" office:value="0" calcext:value-type="float">
              <text:p>0</text:p>
            </table:table-cell>
            <table:table-cell table:formula="of:=IF([.WA84]&gt;0;2/[.$D$52]+1/[.WB85];0)" office:value-type="float" office:value="0" calcext:value-type="float">
              <text:p>0</text:p>
            </table:table-cell>
            <table:table-cell table:formula="of:=IF([.WB84]&gt;0;2/[.$D$52]+1/[.WC85];0)" office:value-type="float" office:value="0" calcext:value-type="float">
              <text:p>0</text:p>
            </table:table-cell>
            <table:table-cell table:formula="of:=IF([.WC84]&gt;0;2/[.$D$52]+1/[.WD85];0)" office:value-type="float" office:value="0" calcext:value-type="float">
              <text:p>0</text:p>
            </table:table-cell>
            <table:table-cell table:formula="of:=IF([.WD84]&gt;0;2/[.$D$52]+1/[.WE85];0)" office:value-type="float" office:value="0" calcext:value-type="float">
              <text:p>0</text:p>
            </table:table-cell>
            <table:table-cell table:formula="of:=IF([.WE84]&gt;0;2/[.$D$52]+1/[.WF85];0)" office:value-type="float" office:value="0" calcext:value-type="float">
              <text:p>0</text:p>
            </table:table-cell>
            <table:table-cell table:formula="of:=IF([.WF84]&gt;0;2/[.$D$52]+1/[.WG85];0)" office:value-type="float" office:value="0" calcext:value-type="float">
              <text:p>0</text:p>
            </table:table-cell>
            <table:table-cell table:formula="of:=IF([.WG84]&gt;0;2/[.$D$52]+1/[.WH85];0)" office:value-type="float" office:value="0" calcext:value-type="float">
              <text:p>0</text:p>
            </table:table-cell>
            <table:table-cell table:formula="of:=IF([.WH84]&gt;0;2/[.$D$52]+1/[.WI85];0)" office:value-type="float" office:value="0" calcext:value-type="float">
              <text:p>0</text:p>
            </table:table-cell>
            <table:table-cell table:formula="of:=IF([.WI84]&gt;0;2/[.$D$52]+1/[.WJ85];0)" office:value-type="float" office:value="0" calcext:value-type="float">
              <text:p>0</text:p>
            </table:table-cell>
            <table:table-cell table:formula="of:=IF([.WJ84]&gt;0;2/[.$D$52]+1/[.WK85];0)" office:value-type="float" office:value="0" calcext:value-type="float">
              <text:p>0</text:p>
            </table:table-cell>
            <table:table-cell table:formula="of:=IF([.WK84]&gt;0;2/[.$D$52]+1/[.WL85];0)" office:value-type="float" office:value="0" calcext:value-type="float">
              <text:p>0</text:p>
            </table:table-cell>
            <table:table-cell table:formula="of:=IF([.WL84]&gt;0;2/[.$D$52]+1/[.WM85];0)" office:value-type="float" office:value="0" calcext:value-type="float">
              <text:p>0</text:p>
            </table:table-cell>
            <table:table-cell table:formula="of:=IF([.WM84]&gt;0;2/[.$D$52]+1/[.WN85];0)" office:value-type="float" office:value="0" calcext:value-type="float">
              <text:p>0</text:p>
            </table:table-cell>
            <table:table-cell table:formula="of:=IF([.WN84]&gt;0;2/[.$D$52]+1/[.WO85];0)" office:value-type="float" office:value="0" calcext:value-type="float">
              <text:p>0</text:p>
            </table:table-cell>
            <table:table-cell table:formula="of:=IF([.WO84]&gt;0;2/[.$D$52]+1/[.WP85];0)" office:value-type="float" office:value="0" calcext:value-type="float">
              <text:p>0</text:p>
            </table:table-cell>
            <table:table-cell table:formula="of:=IF([.WP84]&gt;0;2/[.$D$52]+1/[.WQ85];0)" office:value-type="float" office:value="0" calcext:value-type="float">
              <text:p>0</text:p>
            </table:table-cell>
            <table:table-cell table:formula="of:=IF([.WQ84]&gt;0;2/[.$D$52]+1/[.WR85];0)" office:value-type="float" office:value="0" calcext:value-type="float">
              <text:p>0</text:p>
            </table:table-cell>
            <table:table-cell table:formula="of:=IF([.WR84]&gt;0;2/[.$D$52]+1/[.WS85];0)" office:value-type="float" office:value="0" calcext:value-type="float">
              <text:p>0</text:p>
            </table:table-cell>
            <table:table-cell table:formula="of:=IF([.WS84]&gt;0;2/[.$D$52]+1/[.WT85];0)" office:value-type="float" office:value="0" calcext:value-type="float">
              <text:p>0</text:p>
            </table:table-cell>
            <table:table-cell table:formula="of:=IF([.WT84]&gt;0;2/[.$D$52]+1/[.WU85];0)" office:value-type="float" office:value="0" calcext:value-type="float">
              <text:p>0</text:p>
            </table:table-cell>
            <table:table-cell table:formula="of:=IF([.WU84]&gt;0;2/[.$D$52]+1/[.WV85];0)" office:value-type="float" office:value="0" calcext:value-type="float">
              <text:p>0</text:p>
            </table:table-cell>
            <table:table-cell table:formula="of:=IF([.WV84]&gt;0;2/[.$D$52]+1/[.WW85];0)" office:value-type="float" office:value="0" calcext:value-type="float">
              <text:p>0</text:p>
            </table:table-cell>
            <table:table-cell table:formula="of:=IF([.WW84]&gt;0;2/[.$D$52]+1/[.WX85];0)" office:value-type="float" office:value="0" calcext:value-type="float">
              <text:p>0</text:p>
            </table:table-cell>
            <table:table-cell table:formula="of:=IF([.WX84]&gt;0;2/[.$D$52]+1/[.WY85];0)" office:value-type="float" office:value="0" calcext:value-type="float">
              <text:p>0</text:p>
            </table:table-cell>
            <table:table-cell table:formula="of:=IF([.WY84]&gt;0;2/[.$D$52]+1/[.WZ85];0)" office:value-type="float" office:value="0" calcext:value-type="float">
              <text:p>0</text:p>
            </table:table-cell>
            <table:table-cell table:formula="of:=IF([.WZ84]&gt;0;2/[.$D$52]+1/[.XA85];0)" office:value-type="float" office:value="0" calcext:value-type="float">
              <text:p>0</text:p>
            </table:table-cell>
            <table:table-cell table:formula="of:=IF([.XA84]&gt;0;2/[.$D$52]+1/[.XB85];0)" office:value-type="float" office:value="0" calcext:value-type="float">
              <text:p>0</text:p>
            </table:table-cell>
            <table:table-cell table:formula="of:=IF([.XB84]&gt;0;2/[.$D$52]+1/[.XC85];0)" office:value-type="float" office:value="0" calcext:value-type="float">
              <text:p>0</text:p>
            </table:table-cell>
            <table:table-cell table:formula="of:=IF([.XC84]&gt;0;2/[.$D$52]+1/[.XD85];0)" office:value-type="float" office:value="0" calcext:value-type="float">
              <text:p>0</text:p>
            </table:table-cell>
            <table:table-cell table:formula="of:=IF([.XD84]&gt;0;2/[.$D$52]+1/[.XE85];0)" office:value-type="float" office:value="0" calcext:value-type="float">
              <text:p>0</text:p>
            </table:table-cell>
            <table:table-cell table:formula="of:=IF([.XE84]&gt;0;2/[.$D$52]+1/[.XF85];0)" office:value-type="float" office:value="0" calcext:value-type="float">
              <text:p>0</text:p>
            </table:table-cell>
            <table:table-cell table:formula="of:=IF([.XF84]&gt;0;2/[.$D$52]+1/[.XG85];0)" office:value-type="float" office:value="0" calcext:value-type="float">
              <text:p>0</text:p>
            </table:table-cell>
            <table:table-cell table:formula="of:=IF([.XG84]&gt;0;2/[.$D$52]+1/[.XH85];0)" office:value-type="float" office:value="0" calcext:value-type="float">
              <text:p>0</text:p>
            </table:table-cell>
            <table:table-cell table:formula="of:=IF([.XH84]&gt;0;2/[.$D$52]+1/[.XI85];0)" office:value-type="float" office:value="0" calcext:value-type="float">
              <text:p>0</text:p>
            </table:table-cell>
            <table:table-cell table:formula="of:=IF([.XI84]&gt;0;2/[.$D$52]+1/[.XJ85];0)" office:value-type="float" office:value="0" calcext:value-type="float">
              <text:p>0</text:p>
            </table:table-cell>
            <table:table-cell table:formula="of:=IF([.XJ84]&gt;0;2/[.$D$52]+1/[.XK85];0)" office:value-type="float" office:value="0" calcext:value-type="float">
              <text:p>0</text:p>
            </table:table-cell>
            <table:table-cell table:formula="of:=IF([.XK84]&gt;0;2/[.$D$52]+1/[.XL85];0)" office:value-type="float" office:value="0" calcext:value-type="float">
              <text:p>0</text:p>
            </table:table-cell>
            <table:table-cell table:formula="of:=IF([.XL84]&gt;0;2/[.$D$52]+1/[.XM85];0)" office:value-type="float" office:value="0" calcext:value-type="float">
              <text:p>0</text:p>
            </table:table-cell>
            <table:table-cell table:formula="of:=IF([.XM84]&gt;0;2/[.$D$52]+1/[.XN85];0)" office:value-type="float" office:value="0" calcext:value-type="float">
              <text:p>0</text:p>
            </table:table-cell>
            <table:table-cell table:formula="of:=IF([.XN84]&gt;0;2/[.$D$52]+1/[.XO85];0)" office:value-type="float" office:value="0" calcext:value-type="float">
              <text:p>0</text:p>
            </table:table-cell>
            <table:table-cell table:formula="of:=IF([.XO84]&gt;0;2/[.$D$52]+1/[.XP85];0)" office:value-type="float" office:value="0" calcext:value-type="float">
              <text:p>0</text:p>
            </table:table-cell>
            <table:table-cell table:formula="of:=IF([.XP84]&gt;0;2/[.$D$52]+1/[.XQ85];0)" office:value-type="float" office:value="0" calcext:value-type="float">
              <text:p>0</text:p>
            </table:table-cell>
            <table:table-cell table:formula="of:=IF([.XQ84]&gt;0;2/[.$D$52]+1/[.XR85];0)" office:value-type="float" office:value="0" calcext:value-type="float">
              <text:p>0</text:p>
            </table:table-cell>
            <table:table-cell table:formula="of:=IF([.XR84]&gt;0;2/[.$D$52]+1/[.XS85];0)" office:value-type="float" office:value="0" calcext:value-type="float">
              <text:p>0</text:p>
            </table:table-cell>
            <table:table-cell table:formula="of:=IF([.XS84]&gt;0;2/[.$D$52]+1/[.XT85];0)" office:value-type="float" office:value="0" calcext:value-type="float">
              <text:p>0</text:p>
            </table:table-cell>
            <table:table-cell table:formula="of:=IF([.XT84]&gt;0;2/[.$D$52]+1/[.XU85];0)" office:value-type="float" office:value="0" calcext:value-type="float">
              <text:p>0</text:p>
            </table:table-cell>
            <table:table-cell table:formula="of:=IF([.XU84]&gt;0;2/[.$D$52]+1/[.XV85];0)" office:value-type="float" office:value="0" calcext:value-type="float">
              <text:p>0</text:p>
            </table:table-cell>
            <table:table-cell table:formula="of:=IF([.XV84]&gt;0;2/[.$D$52]+1/[.XW85];0)" office:value-type="float" office:value="0" calcext:value-type="float">
              <text:p>0</text:p>
            </table:table-cell>
            <table:table-cell table:formula="of:=IF([.XW84]&gt;0;2/[.$D$52]+1/[.XX85];0)" office:value-type="float" office:value="0" calcext:value-type="float">
              <text:p>0</text:p>
            </table:table-cell>
            <table:table-cell table:formula="of:=IF([.XX84]&gt;0;2/[.$D$52]+1/[.XY85];0)" office:value-type="float" office:value="0" calcext:value-type="float">
              <text:p>0</text:p>
            </table:table-cell>
            <table:table-cell table:formula="of:=IF([.XY84]&gt;0;2/[.$D$52]+1/[.XZ85];0)" office:value-type="float" office:value="0" calcext:value-type="float">
              <text:p>0</text:p>
            </table:table-cell>
            <table:table-cell table:formula="of:=IF([.XZ84]&gt;0;2/[.$D$52]+1/[.YA85];0)" office:value-type="float" office:value="0" calcext:value-type="float">
              <text:p>0</text:p>
            </table:table-cell>
            <table:table-cell table:formula="of:=IF([.YA84]&gt;0;2/[.$D$52]+1/[.YB85];0)" office:value-type="float" office:value="0" calcext:value-type="float">
              <text:p>0</text:p>
            </table:table-cell>
            <table:table-cell table:formula="of:=IF([.YB84]&gt;0;2/[.$D$52]+1/[.YC85];0)" office:value-type="float" office:value="0" calcext:value-type="float">
              <text:p>0</text:p>
            </table:table-cell>
            <table:table-cell table:formula="of:=IF([.YC84]&gt;0;2/[.$D$52]+1/[.YD85];0)" office:value-type="float" office:value="0" calcext:value-type="float">
              <text:p>0</text:p>
            </table:table-cell>
            <table:table-cell table:formula="of:=IF([.YD84]&gt;0;2/[.$D$52]+1/[.YE85];0)" office:value-type="float" office:value="0" calcext:value-type="float">
              <text:p>0</text:p>
            </table:table-cell>
            <table:table-cell table:formula="of:=IF([.YE84]&gt;0;2/[.$D$52]+1/[.YF85];0)" office:value-type="float" office:value="0" calcext:value-type="float">
              <text:p>0</text:p>
            </table:table-cell>
            <table:table-cell table:formula="of:=IF([.YF84]&gt;0;2/[.$D$52]+1/[.YG85];0)" office:value-type="float" office:value="0" calcext:value-type="float">
              <text:p>0</text:p>
            </table:table-cell>
            <table:table-cell table:formula="of:=IF([.YG84]&gt;0;2/[.$D$52]+1/[.YH85];0)" office:value-type="float" office:value="0" calcext:value-type="float">
              <text:p>0</text:p>
            </table:table-cell>
            <table:table-cell table:formula="of:=IF([.YH84]&gt;0;2/[.$D$52]+1/[.YI85];0)" office:value-type="float" office:value="0" calcext:value-type="float">
              <text:p>0</text:p>
            </table:table-cell>
            <table:table-cell table:formula="of:=IF([.YI84]&gt;0;2/[.$D$52]+1/[.YJ85];0)" office:value-type="float" office:value="0" calcext:value-type="float">
              <text:p>0</text:p>
            </table:table-cell>
            <table:table-cell table:formula="of:=IF([.YJ84]&gt;0;2/[.$D$52]+1/[.YK85];0)" office:value-type="float" office:value="0" calcext:value-type="float">
              <text:p>0</text:p>
            </table:table-cell>
            <table:table-cell table:formula="of:=IF([.YK84]&gt;0;2/[.$D$52]+1/[.YL85];0)" office:value-type="float" office:value="0" calcext:value-type="float">
              <text:p>0</text:p>
            </table:table-cell>
            <table:table-cell table:formula="of:=IF([.YL84]&gt;0;2/[.$D$52]+1/[.YM85];0)" office:value-type="float" office:value="0" calcext:value-type="float">
              <text:p>0</text:p>
            </table:table-cell>
            <table:table-cell table:formula="of:=IF([.YM84]&gt;0;2/[.$D$52]+1/[.YN85];0)" office:value-type="float" office:value="0" calcext:value-type="float">
              <text:p>0</text:p>
            </table:table-cell>
            <table:table-cell table:formula="of:=IF([.YN84]&gt;0;2/[.$D$52]+1/[.YO85];0)" office:value-type="float" office:value="0" calcext:value-type="float">
              <text:p>0</text:p>
            </table:table-cell>
            <table:table-cell table:formula="of:=IF([.YO84]&gt;0;2/[.$D$52]+1/[.YP85];0)" office:value-type="float" office:value="0" calcext:value-type="float">
              <text:p>0</text:p>
            </table:table-cell>
            <table:table-cell table:formula="of:=IF([.YP84]&gt;0;2/[.$D$52]+1/[.YQ85];0)" office:value-type="float" office:value="0" calcext:value-type="float">
              <text:p>0</text:p>
            </table:table-cell>
            <table:table-cell table:formula="of:=IF([.YQ84]&gt;0;2/[.$D$52]+1/[.YR85];0)" office:value-type="float" office:value="0" calcext:value-type="float">
              <text:p>0</text:p>
            </table:table-cell>
            <table:table-cell table:formula="of:=IF([.YR84]&gt;0;2/[.$D$52]+1/[.YS85];0)" office:value-type="float" office:value="0" calcext:value-type="float">
              <text:p>0</text:p>
            </table:table-cell>
            <table:table-cell table:formula="of:=IF([.YS84]&gt;0;2/[.$D$52]+1/[.YT85];0)" office:value-type="float" office:value="0" calcext:value-type="float">
              <text:p>0</text:p>
            </table:table-cell>
            <table:table-cell table:formula="of:=IF([.YT84]&gt;0;2/[.$D$52]+1/[.YU85];0)" office:value-type="float" office:value="0" calcext:value-type="float">
              <text:p>0</text:p>
            </table:table-cell>
            <table:table-cell table:formula="of:=IF([.YU84]&gt;0;2/[.$D$52]+1/[.YV85];0)" office:value-type="float" office:value="0" calcext:value-type="float">
              <text:p>0</text:p>
            </table:table-cell>
            <table:table-cell table:formula="of:=IF([.YV84]&gt;0;2/[.$D$52]+1/[.YW85];0)" office:value-type="float" office:value="0" calcext:value-type="float">
              <text:p>0</text:p>
            </table:table-cell>
            <table:table-cell table:formula="of:=IF([.YW84]&gt;0;2/[.$D$52]+1/[.YX85];0)" office:value-type="float" office:value="0" calcext:value-type="float">
              <text:p>0</text:p>
            </table:table-cell>
            <table:table-cell table:formula="of:=IF([.YX84]&gt;0;2/[.$D$52]+1/[.YY85];0)" office:value-type="float" office:value="0" calcext:value-type="float">
              <text:p>0</text:p>
            </table:table-cell>
            <table:table-cell table:formula="of:=IF([.YY84]&gt;0;2/[.$D$52]+1/[.YZ85];0)" office:value-type="float" office:value="0" calcext:value-type="float">
              <text:p>0</text:p>
            </table:table-cell>
            <table:table-cell table:formula="of:=IF([.YZ84]&gt;0;2/[.$D$52]+1/[.ZA85];0)" office:value-type="float" office:value="0" calcext:value-type="float">
              <text:p>0</text:p>
            </table:table-cell>
            <table:table-cell table:formula="of:=IF([.ZA84]&gt;0;2/[.$D$52]+1/[.ZB85];0)" office:value-type="float" office:value="0" calcext:value-type="float">
              <text:p>0</text:p>
            </table:table-cell>
            <table:table-cell table:formula="of:=IF([.ZB84]&gt;0;2/[.$D$52]+1/[.ZC85];0)" office:value-type="float" office:value="0" calcext:value-type="float">
              <text:p>0</text:p>
            </table:table-cell>
            <table:table-cell table:formula="of:=IF([.ZC84]&gt;0;2/[.$D$52]+1/[.ZD85];0)" office:value-type="float" office:value="0" calcext:value-type="float">
              <text:p>0</text:p>
            </table:table-cell>
            <table:table-cell table:formula="of:=IF([.ZD84]&gt;0;2/[.$D$52]+1/[.ZE85];0)" office:value-type="float" office:value="0" calcext:value-type="float">
              <text:p>0</text:p>
            </table:table-cell>
            <table:table-cell table:formula="of:=IF([.ZE84]&gt;0;2/[.$D$52]+1/[.ZF85];0)" office:value-type="float" office:value="0" calcext:value-type="float">
              <text:p>0</text:p>
            </table:table-cell>
            <table:table-cell table:formula="of:=IF([.ZF84]&gt;0;2/[.$D$52]+1/[.ZG85];0)" office:value-type="float" office:value="0" calcext:value-type="float">
              <text:p>0</text:p>
            </table:table-cell>
            <table:table-cell table:formula="of:=IF([.ZG84]&gt;0;2/[.$D$52]+1/[.ZH85];0)" office:value-type="float" office:value="0" calcext:value-type="float">
              <text:p>0</text:p>
            </table:table-cell>
            <table:table-cell table:formula="of:=IF([.ZH84]&gt;0;2/[.$D$52]+1/[.ZI85];0)" office:value-type="float" office:value="0" calcext:value-type="float">
              <text:p>0</text:p>
            </table:table-cell>
            <table:table-cell table:formula="of:=IF([.ZI84]&gt;0;2/[.$D$52]+1/[.ZJ85];0)" office:value-type="float" office:value="0" calcext:value-type="float">
              <text:p>0</text:p>
            </table:table-cell>
            <table:table-cell table:formula="of:=IF([.ZJ84]&gt;0;2/[.$D$52]+1/[.ZK85];0)" office:value-type="float" office:value="0" calcext:value-type="float">
              <text:p>0</text:p>
            </table:table-cell>
            <table:table-cell table:formula="of:=IF([.ZK84]&gt;0;2/[.$D$52]+1/[.ZL85];0)" office:value-type="float" office:value="0" calcext:value-type="float">
              <text:p>0</text:p>
            </table:table-cell>
            <table:table-cell table:formula="of:=IF([.ZL84]&gt;0;2/[.$D$52]+1/[.ZM85];0)" office:value-type="float" office:value="0" calcext:value-type="float">
              <text:p>0</text:p>
            </table:table-cell>
            <table:table-cell table:formula="of:=IF([.ZM84]&gt;0;2/[.$D$52]+1/[.ZN85];0)" office:value-type="float" office:value="0" calcext:value-type="float">
              <text:p>0</text:p>
            </table:table-cell>
            <table:table-cell table:formula="of:=IF([.ZN84]&gt;0;2/[.$D$52]+1/[.ZO85];0)" office:value-type="float" office:value="0" calcext:value-type="float">
              <text:p>0</text:p>
            </table:table-cell>
            <table:table-cell table:formula="of:=IF([.ZO84]&gt;0;2/[.$D$52]+1/[.ZP85];0)" office:value-type="float" office:value="0" calcext:value-type="float">
              <text:p>0</text:p>
            </table:table-cell>
            <table:table-cell table:formula="of:=IF([.ZP84]&gt;0;2/[.$D$52]+1/[.ZQ85];0)" office:value-type="float" office:value="0" calcext:value-type="float">
              <text:p>0</text:p>
            </table:table-cell>
            <table:table-cell table:formula="of:=IF([.ZQ84]&gt;0;2/[.$D$52]+1/[.ZR85];0)" office:value-type="float" office:value="0" calcext:value-type="float">
              <text:p>0</text:p>
            </table:table-cell>
            <table:table-cell table:formula="of:=IF([.ZR84]&gt;0;2/[.$D$52]+1/[.ZS85];0)" office:value-type="float" office:value="0" calcext:value-type="float">
              <text:p>0</text:p>
            </table:table-cell>
            <table:table-cell table:formula="of:=IF([.ZS84]&gt;0;2/[.$D$52]+1/[.ZT85];0)" office:value-type="float" office:value="0" calcext:value-type="float">
              <text:p>0</text:p>
            </table:table-cell>
            <table:table-cell table:formula="of:=IF([.ZT84]&gt;0;2/[.$D$52]+1/[.ZU85];0)" office:value-type="float" office:value="0" calcext:value-type="float">
              <text:p>0</text:p>
            </table:table-cell>
            <table:table-cell table:formula="of:=IF([.ZU84]&gt;0;2/[.$D$52]+1/[.ZV85];0)" office:value-type="float" office:value="0" calcext:value-type="float">
              <text:p>0</text:p>
            </table:table-cell>
            <table:table-cell table:formula="of:=IF([.ZV84]&gt;0;2/[.$D$52]+1/[.ZW85];0)" office:value-type="float" office:value="0" calcext:value-type="float">
              <text:p>0</text:p>
            </table:table-cell>
            <table:table-cell table:formula="of:=IF([.ZW84]&gt;0;2/[.$D$52]+1/[.ZX85];0)" office:value-type="float" office:value="0" calcext:value-type="float">
              <text:p>0</text:p>
            </table:table-cell>
            <table:table-cell table:formula="of:=IF([.ZX84]&gt;0;2/[.$D$52]+1/[.ZY85];0)" office:value-type="float" office:value="0" calcext:value-type="float">
              <text:p>0</text:p>
            </table:table-cell>
            <table:table-cell table:formula="of:=IF([.ZY84]&gt;0;2/[.$D$52]+1/[.ZZ85];0)" office:value-type="float" office:value="0" calcext:value-type="float">
              <text:p>0</text:p>
            </table:table-cell>
            <table:table-cell table:formula="of:=IF([.ZZ84]&gt;0;2/[.$D$52]+1/[.AAA85];0)" office:value-type="float" office:value="0" calcext:value-type="float">
              <text:p>0</text:p>
            </table:table-cell>
            <table:table-cell table:formula="of:=IF([.AAA84]&gt;0;2/[.$D$52]+1/[.AAB85];0)" office:value-type="float" office:value="0" calcext:value-type="float">
              <text:p>0</text:p>
            </table:table-cell>
            <table:table-cell table:formula="of:=IF([.AAB84]&gt;0;2/[.$D$52]+1/[.AAC85];0)" office:value-type="float" office:value="0" calcext:value-type="float">
              <text:p>0</text:p>
            </table:table-cell>
            <table:table-cell table:formula="of:=IF([.AAC84]&gt;0;2/[.$D$52]+1/[.AAD85];0)" office:value-type="float" office:value="0" calcext:value-type="float">
              <text:p>0</text:p>
            </table:table-cell>
            <table:table-cell table:formula="of:=IF([.AAD84]&gt;0;2/[.$D$52]+1/[.AAE85];0)" office:value-type="float" office:value="0" calcext:value-type="float">
              <text:p>0</text:p>
            </table:table-cell>
            <table:table-cell table:formula="of:=IF([.AAE84]&gt;0;2/[.$D$52]+1/[.AAF85];0)" office:value-type="float" office:value="0" calcext:value-type="float">
              <text:p>0</text:p>
            </table:table-cell>
            <table:table-cell table:formula="of:=IF([.AAF84]&gt;0;2/[.$D$52]+1/[.AAG85];0)" office:value-type="float" office:value="0" calcext:value-type="float">
              <text:p>0</text:p>
            </table:table-cell>
            <table:table-cell table:formula="of:=IF([.AAG84]&gt;0;2/[.$D$52]+1/[.AAH85];0)" office:value-type="float" office:value="0" calcext:value-type="float">
              <text:p>0</text:p>
            </table:table-cell>
            <table:table-cell table:formula="of:=IF([.AAH84]&gt;0;2/[.$D$52]+1/[.AAI85];0)" office:value-type="float" office:value="0" calcext:value-type="float">
              <text:p>0</text:p>
            </table:table-cell>
            <table:table-cell table:formula="of:=IF([.AAI84]&gt;0;2/[.$D$52]+1/[.AAJ85];0)" office:value-type="float" office:value="0" calcext:value-type="float">
              <text:p>0</text:p>
            </table:table-cell>
            <table:table-cell table:formula="of:=IF([.AAJ84]&gt;0;2/[.$D$52]+1/[.AAK85];0)" office:value-type="float" office:value="0" calcext:value-type="float">
              <text:p>0</text:p>
            </table:table-cell>
            <table:table-cell table:formula="of:=IF([.AAK84]&gt;0;2/[.$D$52]+1/[.AAL85];0)" office:value-type="float" office:value="0" calcext:value-type="float">
              <text:p>0</text:p>
            </table:table-cell>
            <table:table-cell table:formula="of:=IF([.AAL84]&gt;0;2/[.$D$52]+1/[.AAM85];0)" office:value-type="float" office:value="0" calcext:value-type="float">
              <text:p>0</text:p>
            </table:table-cell>
            <table:table-cell table:formula="of:=IF([.AAM84]&gt;0;2/[.$D$52]+1/[.AAN85];0)" office:value-type="float" office:value="0" calcext:value-type="float">
              <text:p>0</text:p>
            </table:table-cell>
            <table:table-cell table:formula="of:=IF([.AAN84]&gt;0;2/[.$D$52]+1/[.AAO85];0)" office:value-type="float" office:value="0" calcext:value-type="float">
              <text:p>0</text:p>
            </table:table-cell>
            <table:table-cell table:formula="of:=IF([.AAO84]&gt;0;2/[.$D$52]+1/[.AAP85];0)" office:value-type="float" office:value="0" calcext:value-type="float">
              <text:p>0</text:p>
            </table:table-cell>
            <table:table-cell table:formula="of:=IF([.AAP84]&gt;0;2/[.$D$52]+1/[.AAQ85];0)" office:value-type="float" office:value="0" calcext:value-type="float">
              <text:p>0</text:p>
            </table:table-cell>
            <table:table-cell table:formula="of:=IF([.AAQ84]&gt;0;2/[.$D$52]+1/[.AAR85];0)" office:value-type="float" office:value="0" calcext:value-type="float">
              <text:p>0</text:p>
            </table:table-cell>
            <table:table-cell table:formula="of:=IF([.AAR84]&gt;0;2/[.$D$52]+1/[.AAS85];0)" office:value-type="float" office:value="0" calcext:value-type="float">
              <text:p>0</text:p>
            </table:table-cell>
            <table:table-cell table:formula="of:=IF([.AAS84]&gt;0;2/[.$D$52]+1/[.AAT85];0)" office:value-type="float" office:value="0" calcext:value-type="float">
              <text:p>0</text:p>
            </table:table-cell>
            <table:table-cell table:formula="of:=IF([.AAT84]&gt;0;2/[.$D$52]+1/[.AAU85];0)" office:value-type="float" office:value="0" calcext:value-type="float">
              <text:p>0</text:p>
            </table:table-cell>
            <table:table-cell table:formula="of:=IF([.AAU84]&gt;0;2/[.$D$52]+1/[.AAV85];0)" office:value-type="float" office:value="0" calcext:value-type="float">
              <text:p>0</text:p>
            </table:table-cell>
            <table:table-cell table:formula="of:=IF([.AAV84]&gt;0;2/[.$D$52]+1/[.AAW85];0)" office:value-type="float" office:value="0" calcext:value-type="float">
              <text:p>0</text:p>
            </table:table-cell>
            <table:table-cell table:formula="of:=IF([.AAW84]&gt;0;2/[.$D$52]+1/[.AAX85];0)" office:value-type="float" office:value="0" calcext:value-type="float">
              <text:p>0</text:p>
            </table:table-cell>
            <table:table-cell table:formula="of:=IF([.AAX84]&gt;0;2/[.$D$52]+1/[.AAY85];0)" office:value-type="float" office:value="0" calcext:value-type="float">
              <text:p>0</text:p>
            </table:table-cell>
            <table:table-cell table:formula="of:=IF([.AAY84]&gt;0;2/[.$D$52]+1/[.AAZ85];0)" office:value-type="float" office:value="0" calcext:value-type="float">
              <text:p>0</text:p>
            </table:table-cell>
            <table:table-cell table:formula="of:=IF([.AAZ84]&gt;0;2/[.$D$52]+1/[.ABA85];0)" office:value-type="float" office:value="0" calcext:value-type="float">
              <text:p>0</text:p>
            </table:table-cell>
            <table:table-cell table:formula="of:=IF([.ABA84]&gt;0;2/[.$D$52]+1/[.ABB85];0)" office:value-type="float" office:value="0" calcext:value-type="float">
              <text:p>0</text:p>
            </table:table-cell>
            <table:table-cell table:formula="of:=IF([.ABB84]&gt;0;2/[.$D$52]+1/[.ABC85];0)" office:value-type="float" office:value="0" calcext:value-type="float">
              <text:p>0</text:p>
            </table:table-cell>
            <table:table-cell table:formula="of:=IF([.ABC84]&gt;0;2/[.$D$52]+1/[.ABD85];0)" office:value-type="float" office:value="0" calcext:value-type="float">
              <text:p>0</text:p>
            </table:table-cell>
            <table:table-cell table:formula="of:=IF([.ABD84]&gt;0;2/[.$D$52]+1/[.ABE85];0)" office:value-type="float" office:value="0" calcext:value-type="float">
              <text:p>0</text:p>
            </table:table-cell>
            <table:table-cell table:formula="of:=IF([.ABE84]&gt;0;2/[.$D$52]+1/[.ABF85];0)" office:value-type="float" office:value="0" calcext:value-type="float">
              <text:p>0</text:p>
            </table:table-cell>
            <table:table-cell table:formula="of:=IF([.ABF84]&gt;0;2/[.$D$52]+1/[.ABG85];0)" office:value-type="float" office:value="0" calcext:value-type="float">
              <text:p>0</text:p>
            </table:table-cell>
            <table:table-cell table:formula="of:=IF([.ABG84]&gt;0;2/[.$D$52]+1/[.ABH85];0)" office:value-type="float" office:value="0" calcext:value-type="float">
              <text:p>0</text:p>
            </table:table-cell>
            <table:table-cell table:formula="of:=IF([.ABH84]&gt;0;2/[.$D$52]+1/[.ABI85];0)" office:value-type="float" office:value="0" calcext:value-type="float">
              <text:p>0</text:p>
            </table:table-cell>
            <table:table-cell table:formula="of:=IF([.ABI84]&gt;0;2/[.$D$52]+1/[.ABJ85];0)" office:value-type="float" office:value="0" calcext:value-type="float">
              <text:p>0</text:p>
            </table:table-cell>
            <table:table-cell table:formula="of:=IF([.ABJ84]&gt;0;2/[.$D$52]+1/[.ABK85];0)" office:value-type="float" office:value="0" calcext:value-type="float">
              <text:p>0</text:p>
            </table:table-cell>
            <table:table-cell table:formula="of:=IF([.ABK84]&gt;0;2/[.$D$52]+1/[.ABL85];0)" office:value-type="float" office:value="0" calcext:value-type="float">
              <text:p>0</text:p>
            </table:table-cell>
            <table:table-cell table:formula="of:=IF([.ABL84]&gt;0;2/[.$D$52]+1/[.ABM85];0)" office:value-type="float" office:value="0" calcext:value-type="float">
              <text:p>0</text:p>
            </table:table-cell>
            <table:table-cell table:formula="of:=IF([.ABM84]&gt;0;2/[.$D$52]+1/[.ABN85];0)" office:value-type="float" office:value="0" calcext:value-type="float">
              <text:p>0</text:p>
            </table:table-cell>
            <table:table-cell table:formula="of:=IF([.ABN84]&gt;0;2/[.$D$52]+1/[.ABO85];0)" office:value-type="float" office:value="0" calcext:value-type="float">
              <text:p>0</text:p>
            </table:table-cell>
            <table:table-cell table:formula="of:=IF([.ABO84]&gt;0;2/[.$D$52]+1/[.ABP85];0)" office:value-type="float" office:value="0" calcext:value-type="float">
              <text:p>0</text:p>
            </table:table-cell>
            <table:table-cell table:formula="of:=IF([.ABP84]&gt;0;2/[.$D$52]+1/[.ABQ85];0)" office:value-type="float" office:value="0" calcext:value-type="float">
              <text:p>0</text:p>
            </table:table-cell>
            <table:table-cell table:formula="of:=IF([.ABQ84]&gt;0;2/[.$D$52]+1/[.ABR85];0)" office:value-type="float" office:value="0" calcext:value-type="float">
              <text:p>0</text:p>
            </table:table-cell>
            <table:table-cell table:formula="of:=IF([.ABR84]&gt;0;2/[.$D$52]+1/[.ABS85];0)" office:value-type="float" office:value="0" calcext:value-type="float">
              <text:p>0</text:p>
            </table:table-cell>
            <table:table-cell table:formula="of:=IF([.ABS84]&gt;0;2/[.$D$52]+1/[.ABT85];0)" office:value-type="float" office:value="0" calcext:value-type="float">
              <text:p>0</text:p>
            </table:table-cell>
            <table:table-cell table:formula="of:=IF([.ABT84]&gt;0;2/[.$D$52]+1/[.ABU85];0)" office:value-type="float" office:value="0" calcext:value-type="float">
              <text:p>0</text:p>
            </table:table-cell>
            <table:table-cell table:formula="of:=IF([.ABU84]&gt;0;2/[.$D$52]+1/[.ABV85];0)" office:value-type="float" office:value="0" calcext:value-type="float">
              <text:p>0</text:p>
            </table:table-cell>
            <table:table-cell table:formula="of:=IF([.ABV84]&gt;0;2/[.$D$52]+1/[.ABW85];0)" office:value-type="float" office:value="0" calcext:value-type="float">
              <text:p>0</text:p>
            </table:table-cell>
            <table:table-cell table:formula="of:=IF([.ABW84]&gt;0;2/[.$D$52]+1/[.ABX85];0)" office:value-type="float" office:value="0" calcext:value-type="float">
              <text:p>0</text:p>
            </table:table-cell>
            <table:table-cell table:formula="of:=IF([.ABX84]&gt;0;2/[.$D$52]+1/[.ABY85];0)" office:value-type="float" office:value="0" calcext:value-type="float">
              <text:p>0</text:p>
            </table:table-cell>
            <table:table-cell table:formula="of:=IF([.ABY84]&gt;0;2/[.$D$52]+1/[.ABZ85];0)" office:value-type="float" office:value="0" calcext:value-type="float">
              <text:p>0</text:p>
            </table:table-cell>
            <table:table-cell table:formula="of:=IF([.ABZ84]&gt;0;2/[.$D$52]+1/[.ACA85];0)" office:value-type="float" office:value="0" calcext:value-type="float">
              <text:p>0</text:p>
            </table:table-cell>
            <table:table-cell table:formula="of:=IF([.ACA84]&gt;0;2/[.$D$52]+1/[.ACB85];0)" office:value-type="float" office:value="0" calcext:value-type="float">
              <text:p>0</text:p>
            </table:table-cell>
            <table:table-cell table:formula="of:=IF([.ACB84]&gt;0;2/[.$D$52]+1/[.ACC85];0)" office:value-type="float" office:value="0" calcext:value-type="float">
              <text:p>0</text:p>
            </table:table-cell>
            <table:table-cell table:formula="of:=IF([.ACC84]&gt;0;2/[.$D$52]+1/[.ACD85];0)" office:value-type="float" office:value="0" calcext:value-type="float">
              <text:p>0</text:p>
            </table:table-cell>
            <table:table-cell table:formula="of:=IF([.ACD84]&gt;0;2/[.$D$52]+1/[.ACE85];0)" office:value-type="float" office:value="0" calcext:value-type="float">
              <text:p>0</text:p>
            </table:table-cell>
            <table:table-cell table:formula="of:=IF([.ACE84]&gt;0;2/[.$D$52]+1/[.ACF85];0)" office:value-type="float" office:value="0" calcext:value-type="float">
              <text:p>0</text:p>
            </table:table-cell>
            <table:table-cell table:formula="of:=IF([.ACF84]&gt;0;2/[.$D$52]+1/[.ACG85];0)" office:value-type="float" office:value="0" calcext:value-type="float">
              <text:p>0</text:p>
            </table:table-cell>
            <table:table-cell table:formula="of:=IF([.ACG84]&gt;0;2/[.$D$52]+1/[.ACH85];0)" office:value-type="float" office:value="0" calcext:value-type="float">
              <text:p>0</text:p>
            </table:table-cell>
            <table:table-cell table:formula="of:=IF([.ACH84]&gt;0;2/[.$D$52]+1/[.ACI85];0)" office:value-type="float" office:value="0" calcext:value-type="float">
              <text:p>0</text:p>
            </table:table-cell>
            <table:table-cell table:formula="of:=IF([.ACI84]&gt;0;2/[.$D$52]+1/[.ACJ85];0)" office:value-type="float" office:value="0" calcext:value-type="float">
              <text:p>0</text:p>
            </table:table-cell>
            <table:table-cell table:formula="of:=IF([.ACJ84]&gt;0;2/[.$D$52]+1/[.ACK85];0)" office:value-type="float" office:value="0" calcext:value-type="float">
              <text:p>0</text:p>
            </table:table-cell>
            <table:table-cell table:formula="of:=IF([.ACK84]&gt;0;2/[.$D$52]+1/[.ACL85];0)" office:value-type="float" office:value="0" calcext:value-type="float">
              <text:p>0</text:p>
            </table:table-cell>
            <table:table-cell table:formula="of:=IF([.ACL84]&gt;0;2/[.$D$52]+1/[.ACM85];0)" office:value-type="float" office:value="0" calcext:value-type="float">
              <text:p>0</text:p>
            </table:table-cell>
            <table:table-cell table:formula="of:=IF([.ACM84]&gt;0;2/[.$D$52]+1/[.ACN85];0)" office:value-type="float" office:value="0" calcext:value-type="float">
              <text:p>0</text:p>
            </table:table-cell>
            <table:table-cell table:formula="of:=IF([.ACN84]&gt;0;2/[.$D$52]+1/[.ACO85];0)" office:value-type="float" office:value="0" calcext:value-type="float">
              <text:p>0</text:p>
            </table:table-cell>
            <table:table-cell table:formula="of:=IF([.ACO84]&gt;0;2/[.$D$52]+1/[.ACP85];0)" office:value-type="float" office:value="0" calcext:value-type="float">
              <text:p>0</text:p>
            </table:table-cell>
            <table:table-cell table:formula="of:=IF([.ACP84]&gt;0;2/[.$D$52]+1/[.ACQ85];0)" office:value-type="float" office:value="0" calcext:value-type="float">
              <text:p>0</text:p>
            </table:table-cell>
            <table:table-cell table:formula="of:=IF([.ACQ84]&gt;0;2/[.$D$52]+1/[.ACR85];0)" office:value-type="float" office:value="0" calcext:value-type="float">
              <text:p>0</text:p>
            </table:table-cell>
            <table:table-cell table:formula="of:=IF([.ACR84]&gt;0;2/[.$D$52]+1/[.ACS85];0)" office:value-type="float" office:value="0" calcext:value-type="float">
              <text:p>0</text:p>
            </table:table-cell>
            <table:table-cell table:formula="of:=IF([.ACS84]&gt;0;2/[.$D$52]+1/[.ACT85];0)" office:value-type="float" office:value="0" calcext:value-type="float">
              <text:p>0</text:p>
            </table:table-cell>
            <table:table-cell table:formula="of:=IF([.ACT84]&gt;0;2/[.$D$52]+1/[.ACU85];0)" office:value-type="float" office:value="0" calcext:value-type="float">
              <text:p>0</text:p>
            </table:table-cell>
            <table:table-cell table:formula="of:=IF([.ACU84]&gt;0;2/[.$D$52]+1/[.ACV85];0)" office:value-type="float" office:value="0" calcext:value-type="float">
              <text:p>0</text:p>
            </table:table-cell>
            <table:table-cell table:formula="of:=IF([.ACV84]&gt;0;2/[.$D$52]+1/[.ACW85];0)" office:value-type="float" office:value="0" calcext:value-type="float">
              <text:p>0</text:p>
            </table:table-cell>
            <table:table-cell table:formula="of:=IF([.ACW84]&gt;0;2/[.$D$52]+1/[.ACX85];0)" office:value-type="float" office:value="0" calcext:value-type="float">
              <text:p>0</text:p>
            </table:table-cell>
            <table:table-cell table:formula="of:=IF([.ACX84]&gt;0;2/[.$D$52]+1/[.ACY85];0)" office:value-type="float" office:value="0" calcext:value-type="float">
              <text:p>0</text:p>
            </table:table-cell>
            <table:table-cell table:formula="of:=IF([.ACY84]&gt;0;2/[.$D$52]+1/[.ACZ85];0)" office:value-type="float" office:value="0" calcext:value-type="float">
              <text:p>0</text:p>
            </table:table-cell>
            <table:table-cell table:formula="of:=IF([.ACZ84]&gt;0;2/[.$D$52]+1/[.ADA85];0)" office:value-type="float" office:value="0" calcext:value-type="float">
              <text:p>0</text:p>
            </table:table-cell>
            <table:table-cell table:formula="of:=IF([.ADA84]&gt;0;2/[.$D$52]+1/[.ADB85];0)" office:value-type="float" office:value="0" calcext:value-type="float">
              <text:p>0</text:p>
            </table:table-cell>
            <table:table-cell table:formula="of:=IF([.ADB84]&gt;0;2/[.$D$52]+1/[.ADC85];0)" office:value-type="float" office:value="0" calcext:value-type="float">
              <text:p>0</text:p>
            </table:table-cell>
            <table:table-cell table:formula="of:=IF([.ADC84]&gt;0;2/[.$D$52]+1/[.ADD85];0)" office:value-type="float" office:value="0" calcext:value-type="float">
              <text:p>0</text:p>
            </table:table-cell>
            <table:table-cell table:formula="of:=IF([.ADD84]&gt;0;2/[.$D$52]+1/[.ADE85];0)" office:value-type="float" office:value="0" calcext:value-type="float">
              <text:p>0</text:p>
            </table:table-cell>
            <table:table-cell table:formula="of:=IF([.ADE84]&gt;0;2/[.$D$52]+1/[.ADF85];0)" office:value-type="float" office:value="0" calcext:value-type="float">
              <text:p>0</text:p>
            </table:table-cell>
            <table:table-cell table:formula="of:=IF([.ADF84]&gt;0;2/[.$D$52]+1/[.ADG85];0)" office:value-type="float" office:value="0" calcext:value-type="float">
              <text:p>0</text:p>
            </table:table-cell>
            <table:table-cell table:formula="of:=IF([.ADG84]&gt;0;2/[.$D$52]+1/[.ADH85];0)" office:value-type="float" office:value="0" calcext:value-type="float">
              <text:p>0</text:p>
            </table:table-cell>
            <table:table-cell table:formula="of:=IF([.ADH84]&gt;0;2/[.$D$52]+1/[.ADI85];0)" office:value-type="float" office:value="0" calcext:value-type="float">
              <text:p>0</text:p>
            </table:table-cell>
            <table:table-cell table:formula="of:=IF([.ADI84]&gt;0;2/[.$D$52]+1/[.ADJ85];0)" office:value-type="float" office:value="0" calcext:value-type="float">
              <text:p>0</text:p>
            </table:table-cell>
            <table:table-cell table:formula="of:=IF([.ADJ84]&gt;0;2/[.$D$52]+1/[.ADK85];0)" office:value-type="float" office:value="0" calcext:value-type="float">
              <text:p>0</text:p>
            </table:table-cell>
            <table:table-cell table:formula="of:=IF([.ADK84]&gt;0;2/[.$D$52]+1/[.ADL85];0)" office:value-type="float" office:value="0" calcext:value-type="float">
              <text:p>0</text:p>
            </table:table-cell>
            <table:table-cell table:formula="of:=IF([.ADL84]&gt;0;2/[.$D$52]+1/[.ADM85];0)" office:value-type="float" office:value="0" calcext:value-type="float">
              <text:p>0</text:p>
            </table:table-cell>
            <table:table-cell table:formula="of:=IF([.ADM84]&gt;0;2/[.$D$52]+1/[.ADN85];0)" office:value-type="float" office:value="0" calcext:value-type="float">
              <text:p>0</text:p>
            </table:table-cell>
            <table:table-cell table:formula="of:=IF([.ADN84]&gt;0;2/[.$D$52]+1/[.ADO85];0)" office:value-type="float" office:value="0" calcext:value-type="float">
              <text:p>0</text:p>
            </table:table-cell>
            <table:table-cell table:formula="of:=IF([.ADO84]&gt;0;2/[.$D$52]+1/[.ADP85];0)" office:value-type="float" office:value="0" calcext:value-type="float">
              <text:p>0</text:p>
            </table:table-cell>
            <table:table-cell table:formula="of:=IF([.ADP84]&gt;0;2/[.$D$52]+1/[.ADQ85];0)" office:value-type="float" office:value="0" calcext:value-type="float">
              <text:p>0</text:p>
            </table:table-cell>
            <table:table-cell table:formula="of:=IF([.ADQ84]&gt;0;2/[.$D$52]+1/[.ADR85];0)" office:value-type="float" office:value="0" calcext:value-type="float">
              <text:p>0</text:p>
            </table:table-cell>
            <table:table-cell table:formula="of:=IF([.ADR84]&gt;0;2/[.$D$52]+1/[.ADS85];0)" office:value-type="float" office:value="0" calcext:value-type="float">
              <text:p>0</text:p>
            </table:table-cell>
            <table:table-cell table:formula="of:=IF([.ADS84]&gt;0;2/[.$D$52]+1/[.ADT85];0)" office:value-type="float" office:value="0" calcext:value-type="float">
              <text:p>0</text:p>
            </table:table-cell>
            <table:table-cell table:formula="of:=IF([.ADT84]&gt;0;2/[.$D$52]+1/[.ADU85];0)" office:value-type="float" office:value="0" calcext:value-type="float">
              <text:p>0</text:p>
            </table:table-cell>
            <table:table-cell table:formula="of:=IF([.ADU84]&gt;0;2/[.$D$52]+1/[.ADV85];0)" office:value-type="float" office:value="0" calcext:value-type="float">
              <text:p>0</text:p>
            </table:table-cell>
            <table:table-cell table:formula="of:=IF([.ADV84]&gt;0;2/[.$D$52]+1/[.ADW85];0)" office:value-type="float" office:value="0" calcext:value-type="float">
              <text:p>0</text:p>
            </table:table-cell>
            <table:table-cell table:formula="of:=IF([.ADW84]&gt;0;2/[.$D$52]+1/[.ADX85];0)" office:value-type="float" office:value="0" calcext:value-type="float">
              <text:p>0</text:p>
            </table:table-cell>
            <table:table-cell table:formula="of:=IF([.ADX84]&gt;0;2/[.$D$52]+1/[.ADY85];0)" office:value-type="float" office:value="0" calcext:value-type="float">
              <text:p>0</text:p>
            </table:table-cell>
            <table:table-cell table:formula="of:=IF([.ADY84]&gt;0;2/[.$D$52]+1/[.ADZ85];0)" office:value-type="float" office:value="0" calcext:value-type="float">
              <text:p>0</text:p>
            </table:table-cell>
            <table:table-cell table:formula="of:=IF([.ADZ84]&gt;0;2/[.$D$52]+1/[.AEA85];0)" office:value-type="float" office:value="0" calcext:value-type="float">
              <text:p>0</text:p>
            </table:table-cell>
            <table:table-cell table:formula="of:=IF([.AEA84]&gt;0;2/[.$D$52]+1/[.AEB85];0)" office:value-type="float" office:value="0" calcext:value-type="float">
              <text:p>0</text:p>
            </table:table-cell>
            <table:table-cell table:formula="of:=IF([.AEB84]&gt;0;2/[.$D$52]+1/[.AEC85];0)" office:value-type="float" office:value="0" calcext:value-type="float">
              <text:p>0</text:p>
            </table:table-cell>
            <table:table-cell table:formula="of:=IF([.AEC84]&gt;0;2/[.$D$52]+1/[.AED85];0)" office:value-type="float" office:value="0" calcext:value-type="float">
              <text:p>0</text:p>
            </table:table-cell>
            <table:table-cell table:formula="of:=IF([.AED84]&gt;0;2/[.$D$52]+1/[.AEE85];0)" office:value-type="float" office:value="0" calcext:value-type="float">
              <text:p>0</text:p>
            </table:table-cell>
            <table:table-cell table:formula="of:=IF([.AEE84]&gt;0;2/[.$D$52]+1/[.AEF85];0)" office:value-type="float" office:value="0" calcext:value-type="float">
              <text:p>0</text:p>
            </table:table-cell>
            <table:table-cell table:formula="of:=IF([.AEF84]&gt;0;2/[.$D$52]+1/[.AEG85];0)" office:value-type="float" office:value="0" calcext:value-type="float">
              <text:p>0</text:p>
            </table:table-cell>
            <table:table-cell table:formula="of:=IF([.AEG84]&gt;0;2/[.$D$52]+1/[.AEH85];0)" office:value-type="float" office:value="0" calcext:value-type="float">
              <text:p>0</text:p>
            </table:table-cell>
            <table:table-cell table:formula="of:=IF([.AEH84]&gt;0;2/[.$D$52]+1/[.AEI85];0)" office:value-type="float" office:value="0" calcext:value-type="float">
              <text:p>0</text:p>
            </table:table-cell>
            <table:table-cell table:formula="of:=IF([.AEI84]&gt;0;2/[.$D$52]+1/[.AEJ85];0)" office:value-type="float" office:value="0" calcext:value-type="float">
              <text:p>0</text:p>
            </table:table-cell>
            <table:table-cell table:formula="of:=IF([.AEJ84]&gt;0;2/[.$D$52]+1/[.AEK85];0)" office:value-type="float" office:value="0" calcext:value-type="float">
              <text:p>0</text:p>
            </table:table-cell>
            <table:table-cell table:formula="of:=IF([.AEK84]&gt;0;2/[.$D$52]+1/[.AEL85];0)" office:value-type="float" office:value="0" calcext:value-type="float">
              <text:p>0</text:p>
            </table:table-cell>
            <table:table-cell table:formula="of:=IF([.AEL84]&gt;0;2/[.$D$52]+1/[.AEM85];0)" office:value-type="float" office:value="0" calcext:value-type="float">
              <text:p>0</text:p>
            </table:table-cell>
            <table:table-cell table:formula="of:=IF([.AEM84]&gt;0;2/[.$D$52]+1/[.AEN85];0)" office:value-type="float" office:value="0" calcext:value-type="float">
              <text:p>0</text:p>
            </table:table-cell>
            <table:table-cell table:formula="of:=IF([.AEN84]&gt;0;2/[.$D$52]+1/[.AEO85];0)" office:value-type="float" office:value="0" calcext:value-type="float">
              <text:p>0</text:p>
            </table:table-cell>
            <table:table-cell table:formula="of:=IF([.AEO84]&gt;0;2/[.$D$52]+1/[.AEP85];0)" office:value-type="float" office:value="0" calcext:value-type="float">
              <text:p>0</text:p>
            </table:table-cell>
            <table:table-cell table:formula="of:=IF([.AEP84]&gt;0;2/[.$D$52]+1/[.AEQ85];0)" office:value-type="float" office:value="0" calcext:value-type="float">
              <text:p>0</text:p>
            </table:table-cell>
            <table:table-cell table:formula="of:=IF([.AEQ84]&gt;0;2/[.$D$52]+1/[.AER85];0)" office:value-type="float" office:value="0" calcext:value-type="float">
              <text:p>0</text:p>
            </table:table-cell>
            <table:table-cell table:formula="of:=IF([.AER84]&gt;0;2/[.$D$52]+1/[.AES85];0)" office:value-type="float" office:value="0" calcext:value-type="float">
              <text:p>0</text:p>
            </table:table-cell>
            <table:table-cell table:formula="of:=IF([.AES84]&gt;0;2/[.$D$52]+1/[.AET85];0)" office:value-type="float" office:value="0" calcext:value-type="float">
              <text:p>0</text:p>
            </table:table-cell>
            <table:table-cell table:formula="of:=IF([.AET84]&gt;0;2/[.$D$52]+1/[.AEU85];0)" office:value-type="float" office:value="0" calcext:value-type="float">
              <text:p>0</text:p>
            </table:table-cell>
            <table:table-cell table:formula="of:=IF([.AEU84]&gt;0;2/[.$D$52]+1/[.AEV85];0)" office:value-type="float" office:value="0" calcext:value-type="float">
              <text:p>0</text:p>
            </table:table-cell>
            <table:table-cell table:formula="of:=IF([.AEV84]&gt;0;2/[.$D$52]+1/[.AEW85];0)" office:value-type="float" office:value="0" calcext:value-type="float">
              <text:p>0</text:p>
            </table:table-cell>
            <table:table-cell table:formula="of:=IF([.AEW84]&gt;0;2/[.$D$52]+1/[.AEX85];0)" office:value-type="float" office:value="0" calcext:value-type="float">
              <text:p>0</text:p>
            </table:table-cell>
            <table:table-cell table:formula="of:=IF([.AEX84]&gt;0;2/[.$D$52]+1/[.AEY85];0)" office:value-type="float" office:value="0" calcext:value-type="float">
              <text:p>0</text:p>
            </table:table-cell>
            <table:table-cell table:formula="of:=IF([.AEY84]&gt;0;2/[.$D$52]+1/[.AEZ85];0)" office:value-type="float" office:value="0" calcext:value-type="float">
              <text:p>0</text:p>
            </table:table-cell>
            <table:table-cell table:formula="of:=IF([.AEZ84]&gt;0;2/[.$D$52]+1/[.AFA85];0)" office:value-type="float" office:value="0" calcext:value-type="float">
              <text:p>0</text:p>
            </table:table-cell>
            <table:table-cell table:formula="of:=IF([.AFA84]&gt;0;2/[.$D$52]+1/[.AFB85];0)" office:value-type="float" office:value="0" calcext:value-type="float">
              <text:p>0</text:p>
            </table:table-cell>
            <table:table-cell table:formula="of:=IF([.AFB84]&gt;0;2/[.$D$52]+1/[.AFC85];0)" office:value-type="float" office:value="0" calcext:value-type="float">
              <text:p>0</text:p>
            </table:table-cell>
            <table:table-cell table:formula="of:=IF([.AFC84]&gt;0;2/[.$D$52]+1/[.AFD85];0)" office:value-type="float" office:value="0" calcext:value-type="float">
              <text:p>0</text:p>
            </table:table-cell>
            <table:table-cell table:formula="of:=IF([.AFD84]&gt;0;2/[.$D$52]+1/[.AFE85];0)" office:value-type="float" office:value="0" calcext:value-type="float">
              <text:p>0</text:p>
            </table:table-cell>
            <table:table-cell table:formula="of:=IF([.AFE84]&gt;0;2/[.$D$52]+1/[.AFF85];0)" office:value-type="float" office:value="0" calcext:value-type="float">
              <text:p>0</text:p>
            </table:table-cell>
            <table:table-cell table:formula="of:=IF([.AFF84]&gt;0;2/[.$D$52]+1/[.AFG85];0)" office:value-type="float" office:value="0" calcext:value-type="float">
              <text:p>0</text:p>
            </table:table-cell>
            <table:table-cell table:formula="of:=IF([.AFG84]&gt;0;2/[.$D$52]+1/[.AFH85];0)" office:value-type="float" office:value="0" calcext:value-type="float">
              <text:p>0</text:p>
            </table:table-cell>
            <table:table-cell table:formula="of:=IF([.AFH84]&gt;0;2/[.$D$52]+1/[.AFI85];0)" office:value-type="float" office:value="0" calcext:value-type="float">
              <text:p>0</text:p>
            </table:table-cell>
            <table:table-cell table:formula="of:=IF([.AFI84]&gt;0;2/[.$D$52]+1/[.AFJ85];0)" office:value-type="float" office:value="0" calcext:value-type="float">
              <text:p>0</text:p>
            </table:table-cell>
            <table:table-cell table:formula="of:=IF([.AFJ84]&gt;0;2/[.$D$52]+1/[.AFK85];0)" office:value-type="float" office:value="0" calcext:value-type="float">
              <text:p>0</text:p>
            </table:table-cell>
            <table:table-cell table:formula="of:=IF([.AFK84]&gt;0;2/[.$D$52]+1/[.AFL85];0)" office:value-type="float" office:value="0" calcext:value-type="float">
              <text:p>0</text:p>
            </table:table-cell>
            <table:table-cell table:formula="of:=IF([.AFL84]&gt;0;2/[.$D$52]+1/[.AFM85];0)" office:value-type="float" office:value="0" calcext:value-type="float">
              <text:p>0</text:p>
            </table:table-cell>
            <table:table-cell table:formula="of:=IF([.AFM84]&gt;0;2/[.$D$52]+1/[.AFN85];0)" office:value-type="float" office:value="0" calcext:value-type="float">
              <text:p>0</text:p>
            </table:table-cell>
            <table:table-cell table:formula="of:=IF([.AFN84]&gt;0;2/[.$D$52]+1/[.AFO85];0)" office:value-type="float" office:value="0" calcext:value-type="float">
              <text:p>0</text:p>
            </table:table-cell>
            <table:table-cell table:formula="of:=IF([.AFO84]&gt;0;2/[.$D$52]+1/[.AFP85];0)" office:value-type="float" office:value="0" calcext:value-type="float">
              <text:p>0</text:p>
            </table:table-cell>
            <table:table-cell table:formula="of:=IF([.AFP84]&gt;0;2/[.$D$52]+1/[.AFQ85];0)" office:value-type="float" office:value="0" calcext:value-type="float">
              <text:p>0</text:p>
            </table:table-cell>
            <table:table-cell table:formula="of:=IF([.AFQ84]&gt;0;2/[.$D$52]+1/[.AFR85];0)" office:value-type="float" office:value="0" calcext:value-type="float">
              <text:p>0</text:p>
            </table:table-cell>
            <table:table-cell table:formula="of:=IF([.AFR84]&gt;0;2/[.$D$52]+1/[.AFS85];0)" office:value-type="float" office:value="0" calcext:value-type="float">
              <text:p>0</text:p>
            </table:table-cell>
            <table:table-cell table:formula="of:=IF([.AFS84]&gt;0;2/[.$D$52]+1/[.AFT85];0)" office:value-type="float" office:value="0" calcext:value-type="float">
              <text:p>0</text:p>
            </table:table-cell>
            <table:table-cell table:formula="of:=IF([.AFT84]&gt;0;2/[.$D$52]+1/[.AFU85];0)" office:value-type="float" office:value="0" calcext:value-type="float">
              <text:p>0</text:p>
            </table:table-cell>
            <table:table-cell table:formula="of:=IF([.AFU84]&gt;0;2/[.$D$52]+1/[.AFV85];0)" office:value-type="float" office:value="0" calcext:value-type="float">
              <text:p>0</text:p>
            </table:table-cell>
            <table:table-cell table:formula="of:=IF([.AFV84]&gt;0;2/[.$D$52]+1/[.AFW85];0)" office:value-type="float" office:value="0" calcext:value-type="float">
              <text:p>0</text:p>
            </table:table-cell>
            <table:table-cell table:formula="of:=IF([.AFW84]&gt;0;2/[.$D$52]+1/[.AFX85];0)" office:value-type="float" office:value="0" calcext:value-type="float">
              <text:p>0</text:p>
            </table:table-cell>
            <table:table-cell table:formula="of:=IF([.AFX84]&gt;0;2/[.$D$52]+1/[.AFY85];0)" office:value-type="float" office:value="0" calcext:value-type="float">
              <text:p>0</text:p>
            </table:table-cell>
            <table:table-cell table:formula="of:=IF([.AFY84]&gt;0;2/[.$D$52]+1/[.AFZ85];0)" office:value-type="float" office:value="0" calcext:value-type="float">
              <text:p>0</text:p>
            </table:table-cell>
            <table:table-cell table:formula="of:=IF([.AFZ84]&gt;0;2/[.$D$52]+1/[.AGA85];0)" office:value-type="float" office:value="0" calcext:value-type="float">
              <text:p>0</text:p>
            </table:table-cell>
            <table:table-cell table:formula="of:=IF([.AGA84]&gt;0;2/[.$D$52]+1/[.AGB85];0)" office:value-type="float" office:value="0" calcext:value-type="float">
              <text:p>0</text:p>
            </table:table-cell>
            <table:table-cell table:formula="of:=IF([.AGB84]&gt;0;2/[.$D$52]+1/[.AGC85];0)" office:value-type="float" office:value="0" calcext:value-type="float">
              <text:p>0</text:p>
            </table:table-cell>
            <table:table-cell table:formula="of:=IF([.AGC84]&gt;0;2/[.$D$52]+1/[.AGD85];0)" office:value-type="float" office:value="0" calcext:value-type="float">
              <text:p>0</text:p>
            </table:table-cell>
            <table:table-cell table:formula="of:=IF([.AGD84]&gt;0;2/[.$D$52]+1/[.AGE85];0)" office:value-type="float" office:value="0" calcext:value-type="float">
              <text:p>0</text:p>
            </table:table-cell>
            <table:table-cell table:formula="of:=IF([.AGE84]&gt;0;2/[.$D$52]+1/[.AGF85];0)" office:value-type="float" office:value="0" calcext:value-type="float">
              <text:p>0</text:p>
            </table:table-cell>
            <table:table-cell table:formula="of:=IF([.AGF84]&gt;0;2/[.$D$52]+1/[.AGG85];0)" office:value-type="float" office:value="0" calcext:value-type="float">
              <text:p>0</text:p>
            </table:table-cell>
            <table:table-cell table:formula="of:=IF([.AGG84]&gt;0;2/[.$D$52]+1/[.AGH85];0)" office:value-type="float" office:value="0" calcext:value-type="float">
              <text:p>0</text:p>
            </table:table-cell>
            <table:table-cell table:formula="of:=IF([.AGH84]&gt;0;2/[.$D$52]+1/[.AGI85];0)" office:value-type="float" office:value="0" calcext:value-type="float">
              <text:p>0</text:p>
            </table:table-cell>
            <table:table-cell table:formula="of:=IF([.AGI84]&gt;0;2/[.$D$52]+1/[.AGJ85];0)" office:value-type="float" office:value="0" calcext:value-type="float">
              <text:p>0</text:p>
            </table:table-cell>
            <table:table-cell table:formula="of:=IF([.AGJ84]&gt;0;2/[.$D$52]+1/[.AGK85];0)" office:value-type="float" office:value="0" calcext:value-type="float">
              <text:p>0</text:p>
            </table:table-cell>
            <table:table-cell table:formula="of:=IF([.AGK84]&gt;0;2/[.$D$52]+1/[.AGL85];0)" office:value-type="float" office:value="0" calcext:value-type="float">
              <text:p>0</text:p>
            </table:table-cell>
            <table:table-cell table:formula="of:=IF([.AGL84]&gt;0;2/[.$D$52]+1/[.AGM85];0)" office:value-type="float" office:value="0" calcext:value-type="float">
              <text:p>0</text:p>
            </table:table-cell>
            <table:table-cell table:formula="of:=IF([.AGM84]&gt;0;2/[.$D$52]+1/[.AGN85];0)" office:value-type="float" office:value="0" calcext:value-type="float">
              <text:p>0</text:p>
            </table:table-cell>
            <table:table-cell table:formula="of:=IF([.AGN84]&gt;0;2/[.$D$52]+1/[.AGO85];0)" office:value-type="float" office:value="0" calcext:value-type="float">
              <text:p>0</text:p>
            </table:table-cell>
            <table:table-cell table:formula="of:=IF([.AGO84]&gt;0;2/[.$D$52]+1/[.AGP85];0)" office:value-type="float" office:value="0" calcext:value-type="float">
              <text:p>0</text:p>
            </table:table-cell>
            <table:table-cell table:formula="of:=IF([.AGP84]&gt;0;2/[.$D$52]+1/[.AGQ85];0)" office:value-type="float" office:value="0" calcext:value-type="float">
              <text:p>0</text:p>
            </table:table-cell>
            <table:table-cell table:formula="of:=IF([.AGQ84]&gt;0;2/[.$D$52]+1/[.AGR85];0)" office:value-type="float" office:value="0" calcext:value-type="float">
              <text:p>0</text:p>
            </table:table-cell>
            <table:table-cell table:formula="of:=IF([.AGR84]&gt;0;2/[.$D$52]+1/[.AGS85];0)" office:value-type="float" office:value="0" calcext:value-type="float">
              <text:p>0</text:p>
            </table:table-cell>
            <table:table-cell table:formula="of:=IF([.AGS84]&gt;0;2/[.$D$52]+1/[.AGT85];0)" office:value-type="float" office:value="0" calcext:value-type="float">
              <text:p>0</text:p>
            </table:table-cell>
            <table:table-cell table:formula="of:=IF([.AGT84]&gt;0;2/[.$D$52]+1/[.AGU85];0)" office:value-type="float" office:value="0" calcext:value-type="float">
              <text:p>0</text:p>
            </table:table-cell>
            <table:table-cell table:formula="of:=IF([.AGU84]&gt;0;2/[.$D$52]+1/[.AGV85];0)" office:value-type="float" office:value="0" calcext:value-type="float">
              <text:p>0</text:p>
            </table:table-cell>
            <table:table-cell table:formula="of:=IF([.AGV84]&gt;0;2/[.$D$52]+1/[.AGW85];0)" office:value-type="float" office:value="0" calcext:value-type="float">
              <text:p>0</text:p>
            </table:table-cell>
            <table:table-cell table:formula="of:=IF([.AGW84]&gt;0;2/[.$D$52]+1/[.AGX85];0)" office:value-type="float" office:value="0" calcext:value-type="float">
              <text:p>0</text:p>
            </table:table-cell>
            <table:table-cell table:formula="of:=IF([.AGX84]&gt;0;2/[.$D$52]+1/[.AGY85];0)" office:value-type="float" office:value="0" calcext:value-type="float">
              <text:p>0</text:p>
            </table:table-cell>
            <table:table-cell table:formula="of:=IF([.AGY84]&gt;0;2/[.$D$52]+1/[.AGZ85];0)" office:value-type="float" office:value="0" calcext:value-type="float">
              <text:p>0</text:p>
            </table:table-cell>
            <table:table-cell table:formula="of:=IF([.AGZ84]&gt;0;2/[.$D$52]+1/[.AHA85];0)" office:value-type="float" office:value="0" calcext:value-type="float">
              <text:p>0</text:p>
            </table:table-cell>
            <table:table-cell table:formula="of:=IF([.AHA84]&gt;0;2/[.$D$52]+1/[.AHB85];0)" office:value-type="float" office:value="0" calcext:value-type="float">
              <text:p>0</text:p>
            </table:table-cell>
            <table:table-cell table:formula="of:=IF([.AHB84]&gt;0;2/[.$D$52]+1/[.AHC85];0)" office:value-type="float" office:value="0" calcext:value-type="float">
              <text:p>0</text:p>
            </table:table-cell>
            <table:table-cell table:formula="of:=IF([.AHC84]&gt;0;2/[.$D$52]+1/[.AHD85];0)" office:value-type="float" office:value="0" calcext:value-type="float">
              <text:p>0</text:p>
            </table:table-cell>
            <table:table-cell table:formula="of:=IF([.AHD84]&gt;0;2/[.$D$52]+1/[.AHE85];0)" office:value-type="float" office:value="0" calcext:value-type="float">
              <text:p>0</text:p>
            </table:table-cell>
            <table:table-cell table:formula="of:=IF([.AHE84]&gt;0;2/[.$D$52]+1/[.AHF85];0)" office:value-type="float" office:value="0" calcext:value-type="float">
              <text:p>0</text:p>
            </table:table-cell>
            <table:table-cell table:formula="of:=IF([.AHF84]&gt;0;2/[.$D$52]+1/[.AHG85];0)" office:value-type="float" office:value="0" calcext:value-type="float">
              <text:p>0</text:p>
            </table:table-cell>
            <table:table-cell table:formula="of:=IF([.AHG84]&gt;0;2/[.$D$52]+1/[.AHH85];0)" office:value-type="float" office:value="0" calcext:value-type="float">
              <text:p>0</text:p>
            </table:table-cell>
            <table:table-cell table:formula="of:=IF([.AHH84]&gt;0;2/[.$D$52]+1/[.AHI85];0)" office:value-type="float" office:value="0" calcext:value-type="float">
              <text:p>0</text:p>
            </table:table-cell>
            <table:table-cell table:formula="of:=IF([.AHI84]&gt;0;2/[.$D$52]+1/[.AHJ85];0)" office:value-type="float" office:value="0" calcext:value-type="float">
              <text:p>0</text:p>
            </table:table-cell>
            <table:table-cell table:formula="of:=IF([.AHJ84]&gt;0;2/[.$D$52]+1/[.AHK85];0)" office:value-type="float" office:value="0" calcext:value-type="float">
              <text:p>0</text:p>
            </table:table-cell>
            <table:table-cell table:formula="of:=IF([.AHK84]&gt;0;2/[.$D$52]+1/[.AHL85];0)" office:value-type="float" office:value="0" calcext:value-type="float">
              <text:p>0</text:p>
            </table:table-cell>
            <table:table-cell table:formula="of:=IF([.AHL84]&gt;0;2/[.$D$52]+1/[.AHM85];0)" office:value-type="float" office:value="0" calcext:value-type="float">
              <text:p>0</text:p>
            </table:table-cell>
            <table:table-cell table:formula="of:=IF([.AHM84]&gt;0;2/[.$D$52]+1/[.AHN85];0)" office:value-type="float" office:value="0" calcext:value-type="float">
              <text:p>0</text:p>
            </table:table-cell>
            <table:table-cell table:formula="of:=IF([.AHN84]&gt;0;2/[.$D$52]+1/[.AHO85];0)" office:value-type="float" office:value="0" calcext:value-type="float">
              <text:p>0</text:p>
            </table:table-cell>
            <table:table-cell table:formula="of:=IF([.AHO84]&gt;0;2/[.$D$52]+1/[.AHP85];0)" office:value-type="float" office:value="0" calcext:value-type="float">
              <text:p>0</text:p>
            </table:table-cell>
            <table:table-cell table:formula="of:=IF([.AHP84]&gt;0;2/[.$D$52]+1/[.AHQ85];0)" office:value-type="float" office:value="0" calcext:value-type="float">
              <text:p>0</text:p>
            </table:table-cell>
            <table:table-cell table:formula="of:=IF([.AHQ84]&gt;0;2/[.$D$52]+1/[.AHR85];0)" office:value-type="float" office:value="0" calcext:value-type="float">
              <text:p>0</text:p>
            </table:table-cell>
            <table:table-cell table:formula="of:=IF([.AHR84]&gt;0;2/[.$D$52]+1/[.AHS85];0)" office:value-type="float" office:value="0" calcext:value-type="float">
              <text:p>0</text:p>
            </table:table-cell>
            <table:table-cell table:formula="of:=IF([.AHS84]&gt;0;2/[.$D$52]+1/[.AHT85];0)" office:value-type="float" office:value="0" calcext:value-type="float">
              <text:p>0</text:p>
            </table:table-cell>
            <table:table-cell table:formula="of:=IF([.AHT84]&gt;0;2/[.$D$52]+1/[.AHU85];0)" office:value-type="float" office:value="0" calcext:value-type="float">
              <text:p>0</text:p>
            </table:table-cell>
            <table:table-cell table:formula="of:=IF([.AHU84]&gt;0;2/[.$D$52]+1/[.AHV85];0)" office:value-type="float" office:value="0" calcext:value-type="float">
              <text:p>0</text:p>
            </table:table-cell>
            <table:table-cell table:formula="of:=IF([.AHV84]&gt;0;2/[.$D$52]+1/[.AHW85];0)" office:value-type="float" office:value="0" calcext:value-type="float">
              <text:p>0</text:p>
            </table:table-cell>
            <table:table-cell table:formula="of:=IF([.AHW84]&gt;0;2/[.$D$52]+1/[.AHX85];0)" office:value-type="float" office:value="0" calcext:value-type="float">
              <text:p>0</text:p>
            </table:table-cell>
            <table:table-cell table:formula="of:=IF([.AHX84]&gt;0;2/[.$D$52]+1/[.AHY85];0)" office:value-type="float" office:value="0" calcext:value-type="float">
              <text:p>0</text:p>
            </table:table-cell>
            <table:table-cell table:formula="of:=IF([.AHY84]&gt;0;2/[.$D$52]+1/[.AHZ85];0)" office:value-type="float" office:value="0" calcext:value-type="float">
              <text:p>0</text:p>
            </table:table-cell>
            <table:table-cell table:formula="of:=IF([.AHZ84]&gt;0;2/[.$D$52]+1/[.AIA85];0)" office:value-type="float" office:value="0" calcext:value-type="float">
              <text:p>0</text:p>
            </table:table-cell>
            <table:table-cell table:formula="of:=IF([.AIA84]&gt;0;2/[.$D$52]+1/[.AIB85];0)" office:value-type="float" office:value="0" calcext:value-type="float">
              <text:p>0</text:p>
            </table:table-cell>
            <table:table-cell table:formula="of:=IF([.AIB84]&gt;0;2/[.$D$52]+1/[.AIC85];0)" office:value-type="float" office:value="0" calcext:value-type="float">
              <text:p>0</text:p>
            </table:table-cell>
            <table:table-cell table:formula="of:=IF([.AIC84]&gt;0;2/[.$D$52]+1/[.AID85];0)" office:value-type="float" office:value="0" calcext:value-type="float">
              <text:p>0</text:p>
            </table:table-cell>
            <table:table-cell table:formula="of:=IF([.AID84]&gt;0;2/[.$D$52]+1/[.AIE85];0)" office:value-type="float" office:value="0" calcext:value-type="float">
              <text:p>0</text:p>
            </table:table-cell>
            <table:table-cell table:formula="of:=IF([.AIE84]&gt;0;2/[.$D$52]+1/[.AIF85];0)" office:value-type="float" office:value="0" calcext:value-type="float">
              <text:p>0</text:p>
            </table:table-cell>
            <table:table-cell table:formula="of:=IF([.AIF84]&gt;0;2/[.$D$52]+1/[.AIG85];0)" office:value-type="float" office:value="0" calcext:value-type="float">
              <text:p>0</text:p>
            </table:table-cell>
            <table:table-cell table:formula="of:=IF([.AIG84]&gt;0;2/[.$D$52]+1/[.AIH85];0)" office:value-type="float" office:value="0" calcext:value-type="float">
              <text:p>0</text:p>
            </table:table-cell>
            <table:table-cell table:formula="of:=IF([.AIH84]&gt;0;2/[.$D$52]+1/[.AII85];0)" office:value-type="float" office:value="0" calcext:value-type="float">
              <text:p>0</text:p>
            </table:table-cell>
            <table:table-cell table:formula="of:=IF([.AII84]&gt;0;2/[.$D$52]+1/[.AIJ85];0)" office:value-type="float" office:value="0" calcext:value-type="float">
              <text:p>0</text:p>
            </table:table-cell>
            <table:table-cell table:formula="of:=IF([.AIJ84]&gt;0;2/[.$D$52]+1/[.AIK85];0)" office:value-type="float" office:value="0" calcext:value-type="float">
              <text:p>0</text:p>
            </table:table-cell>
            <table:table-cell table:formula="of:=IF([.AIK84]&gt;0;2/[.$D$52]+1/[.AIL85];0)" office:value-type="float" office:value="0" calcext:value-type="float">
              <text:p>0</text:p>
            </table:table-cell>
            <table:table-cell table:formula="of:=IF([.AIL84]&gt;0;2/[.$D$52]+1/[.AIM85];0)" office:value-type="float" office:value="0" calcext:value-type="float">
              <text:p>0</text:p>
            </table:table-cell>
            <table:table-cell table:formula="of:=IF([.AIM84]&gt;0;2/[.$D$52]+1/[.AIN85];0)" office:value-type="float" office:value="0" calcext:value-type="float">
              <text:p>0</text:p>
            </table:table-cell>
            <table:table-cell table:formula="of:=IF([.AIN84]&gt;0;2/[.$D$52]+1/[.AIO85];0)" office:value-type="float" office:value="0" calcext:value-type="float">
              <text:p>0</text:p>
            </table:table-cell>
            <table:table-cell table:formula="of:=IF([.AIO84]&gt;0;2/[.$D$52]+1/[.AIP85];0)" office:value-type="float" office:value="0" calcext:value-type="float">
              <text:p>0</text:p>
            </table:table-cell>
            <table:table-cell table:formula="of:=IF([.AIP84]&gt;0;2/[.$D$52]+1/[.AIQ85];0)" office:value-type="float" office:value="0" calcext:value-type="float">
              <text:p>0</text:p>
            </table:table-cell>
            <table:table-cell table:formula="of:=IF([.AIQ84]&gt;0;2/[.$D$52]+1/[.AIR85];0)" office:value-type="float" office:value="0" calcext:value-type="float">
              <text:p>0</text:p>
            </table:table-cell>
            <table:table-cell table:formula="of:=IF([.AIR84]&gt;0;2/[.$D$52]+1/[.AIS85];0)" office:value-type="float" office:value="0" calcext:value-type="float">
              <text:p>0</text:p>
            </table:table-cell>
            <table:table-cell table:formula="of:=IF([.AIS84]&gt;0;2/[.$D$52]+1/[.AIT85];0)" office:value-type="float" office:value="0" calcext:value-type="float">
              <text:p>0</text:p>
            </table:table-cell>
            <table:table-cell table:formula="of:=IF([.AIT84]&gt;0;2/[.$D$52]+1/[.AIU85];0)" office:value-type="float" office:value="0" calcext:value-type="float">
              <text:p>0</text:p>
            </table:table-cell>
            <table:table-cell table:formula="of:=IF([.AIU84]&gt;0;2/[.$D$52]+1/[.AIV85];0)" office:value-type="float" office:value="0" calcext:value-type="float">
              <text:p>0</text:p>
            </table:table-cell>
            <table:table-cell table:formula="of:=IF([.AIV84]&gt;0;2/[.$D$52]+1/[.AIW85];0)" office:value-type="float" office:value="0" calcext:value-type="float">
              <text:p>0</text:p>
            </table:table-cell>
            <table:table-cell table:formula="of:=IF([.AIW84]&gt;0;2/[.$D$52]+1/[.AIX85];0)" office:value-type="float" office:value="0" calcext:value-type="float">
              <text:p>0</text:p>
            </table:table-cell>
            <table:table-cell table:formula="of:=IF([.AIX84]&gt;0;2/[.$D$52]+1/[.AIY85];0)" office:value-type="float" office:value="0" calcext:value-type="float">
              <text:p>0</text:p>
            </table:table-cell>
            <table:table-cell table:formula="of:=IF([.AIY84]&gt;0;2/[.$D$52]+1/[.AIZ85];0)" office:value-type="float" office:value="0" calcext:value-type="float">
              <text:p>0</text:p>
            </table:table-cell>
            <table:table-cell table:formula="of:=IF([.AIZ84]&gt;0;2/[.$D$52]+1/[.AJA85];0)" office:value-type="float" office:value="0" calcext:value-type="float">
              <text:p>0</text:p>
            </table:table-cell>
            <table:table-cell table:formula="of:=IF([.AJA84]&gt;0;2/[.$D$52]+1/[.AJB85];0)" office:value-type="float" office:value="0" calcext:value-type="float">
              <text:p>0</text:p>
            </table:table-cell>
            <table:table-cell table:formula="of:=IF([.AJB84]&gt;0;2/[.$D$52]+1/[.AJC85];0)" office:value-type="float" office:value="0" calcext:value-type="float">
              <text:p>0</text:p>
            </table:table-cell>
            <table:table-cell table:formula="of:=IF([.AJC84]&gt;0;2/[.$D$52]+1/[.AJD85];0)" office:value-type="float" office:value="0" calcext:value-type="float">
              <text:p>0</text:p>
            </table:table-cell>
            <table:table-cell table:formula="of:=IF([.AJD84]&gt;0;2/[.$D$52]+1/[.AJE85];0)" office:value-type="float" office:value="0" calcext:value-type="float">
              <text:p>0</text:p>
            </table:table-cell>
            <table:table-cell table:formula="of:=IF([.AJE84]&gt;0;2/[.$D$52]+1/[.AJF85];0)" office:value-type="float" office:value="0" calcext:value-type="float">
              <text:p>0</text:p>
            </table:table-cell>
            <table:table-cell table:formula="of:=IF([.AJF84]&gt;0;2/[.$D$52]+1/[.AJG85];0)" office:value-type="float" office:value="0" calcext:value-type="float">
              <text:p>0</text:p>
            </table:table-cell>
            <table:table-cell table:formula="of:=IF([.AJG84]&gt;0;2/[.$D$52]+1/[.AJH85];0)" office:value-type="float" office:value="0" calcext:value-type="float">
              <text:p>0</text:p>
            </table:table-cell>
            <table:table-cell table:formula="of:=IF([.AJH84]&gt;0;2/[.$D$52]+1/[.AJI85];0)" office:value-type="float" office:value="0" calcext:value-type="float">
              <text:p>0</text:p>
            </table:table-cell>
            <table:table-cell table:formula="of:=IF([.AJI84]&gt;0;2/[.$D$52]+1/[.AJJ85];0)" office:value-type="float" office:value="0" calcext:value-type="float">
              <text:p>0</text:p>
            </table:table-cell>
            <table:table-cell table:formula="of:=IF([.AJJ84]&gt;0;2/[.$D$52]+1/[.AJK85];0)" office:value-type="float" office:value="0" calcext:value-type="float">
              <text:p>0</text:p>
            </table:table-cell>
            <table:table-cell table:formula="of:=IF([.AJK84]&gt;0;2/[.$D$52]+1/[.AJL85];0)" office:value-type="float" office:value="0" calcext:value-type="float">
              <text:p>0</text:p>
            </table:table-cell>
            <table:table-cell table:formula="of:=IF([.AJL84]&gt;0;2/[.$D$52]+1/[.AJM85];0)" office:value-type="float" office:value="0" calcext:value-type="float">
              <text:p>0</text:p>
            </table:table-cell>
            <table:table-cell table:formula="of:=IF([.AJM84]&gt;0;2/[.$D$52]+1/[.AJN85];0)" office:value-type="float" office:value="0" calcext:value-type="float">
              <text:p>0</text:p>
            </table:table-cell>
            <table:table-cell table:formula="of:=IF([.AJN84]&gt;0;2/[.$D$52]+1/[.AJO85];0)" office:value-type="float" office:value="0" calcext:value-type="float">
              <text:p>0</text:p>
            </table:table-cell>
            <table:table-cell table:formula="of:=IF([.AJO84]&gt;0;2/[.$D$52]+1/[.AJP85];0)" office:value-type="float" office:value="0" calcext:value-type="float">
              <text:p>0</text:p>
            </table:table-cell>
            <table:table-cell table:formula="of:=IF([.AJP84]&gt;0;2/[.$D$52]+1/[.AJQ85];0)" office:value-type="float" office:value="0" calcext:value-type="float">
              <text:p>0</text:p>
            </table:table-cell>
            <table:table-cell table:formula="of:=IF([.AJQ84]&gt;0;2/[.$D$52]+1/[.AJR85];0)" office:value-type="float" office:value="0" calcext:value-type="float">
              <text:p>0</text:p>
            </table:table-cell>
            <table:table-cell table:formula="of:=IF([.AJR84]&gt;0;2/[.$D$52]+1/[.AJS85];0)" office:value-type="float" office:value="0" calcext:value-type="float">
              <text:p>0</text:p>
            </table:table-cell>
            <table:table-cell table:formula="of:=IF([.AJS84]&gt;0;2/[.$D$52]+1/[.AJT85];0)" office:value-type="float" office:value="0" calcext:value-type="float">
              <text:p>0</text:p>
            </table:table-cell>
            <table:table-cell table:formula="of:=IF([.AJT84]&gt;0;2/[.$D$52]+1/[.AJU85];0)" office:value-type="float" office:value="0" calcext:value-type="float">
              <text:p>0</text:p>
            </table:table-cell>
            <table:table-cell table:formula="of:=IF([.AJU84]&gt;0;2/[.$D$52]+1/[.AJV85];0)" office:value-type="float" office:value="0" calcext:value-type="float">
              <text:p>0</text:p>
            </table:table-cell>
            <table:table-cell table:formula="of:=IF([.AJV84]&gt;0;2/[.$D$52]+1/[.AJW85];0)" office:value-type="float" office:value="0" calcext:value-type="float">
              <text:p>0</text:p>
            </table:table-cell>
            <table:table-cell table:formula="of:=IF([.AJW84]&gt;0;2/[.$D$52]+1/[.AJX85];0)" office:value-type="float" office:value="0" calcext:value-type="float">
              <text:p>0</text:p>
            </table:table-cell>
            <table:table-cell table:formula="of:=IF([.AJX84]&gt;0;2/[.$D$52]+1/[.AJY85];0)" office:value-type="float" office:value="0" calcext:value-type="float">
              <text:p>0</text:p>
            </table:table-cell>
            <table:table-cell table:formula="of:=IF([.AJY84]&gt;0;2/[.$D$52]+1/[.AJZ85];0)" office:value-type="float" office:value="0" calcext:value-type="float">
              <text:p>0</text:p>
            </table:table-cell>
            <table:table-cell table:formula="of:=IF([.AJZ84]&gt;0;2/[.$D$52]+1/[.AKA85];0)" office:value-type="float" office:value="0" calcext:value-type="float">
              <text:p>0</text:p>
            </table:table-cell>
            <table:table-cell table:formula="of:=IF([.AKA84]&gt;0;2/[.$D$52]+1/[.AKB85];0)" office:value-type="float" office:value="0" calcext:value-type="float">
              <text:p>0</text:p>
            </table:table-cell>
            <table:table-cell table:formula="of:=IF([.AKB84]&gt;0;2/[.$D$52]+1/[.AKC85];0)" office:value-type="float" office:value="0" calcext:value-type="float">
              <text:p>0</text:p>
            </table:table-cell>
            <table:table-cell table:formula="of:=IF([.AKC84]&gt;0;2/[.$D$52]+1/[.AKD85];0)" office:value-type="float" office:value="0" calcext:value-type="float">
              <text:p>0</text:p>
            </table:table-cell>
            <table:table-cell table:formula="of:=IF([.AKD84]&gt;0;2/[.$D$52]+1/[.AKE85];0)" office:value-type="float" office:value="0" calcext:value-type="float">
              <text:p>0</text:p>
            </table:table-cell>
            <table:table-cell table:formula="of:=IF([.AKE84]&gt;0;2/[.$D$52]+1/[.AKF85];0)" office:value-type="float" office:value="0" calcext:value-type="float">
              <text:p>0</text:p>
            </table:table-cell>
            <table:table-cell table:formula="of:=IF([.AKF84]&gt;0;2/[.$D$52]+1/[.AKG85];0)" office:value-type="float" office:value="0" calcext:value-type="float">
              <text:p>0</text:p>
            </table:table-cell>
            <table:table-cell table:formula="of:=IF([.AKG84]&gt;0;2/[.$D$52]+1/[.AKH85];0)" office:value-type="float" office:value="0" calcext:value-type="float">
              <text:p>0</text:p>
            </table:table-cell>
            <table:table-cell table:formula="of:=IF([.AKH84]&gt;0;2/[.$D$52]+1/[.AKI85];0)" office:value-type="float" office:value="0" calcext:value-type="float">
              <text:p>0</text:p>
            </table:table-cell>
            <table:table-cell table:formula="of:=IF([.AKI84]&gt;0;2/[.$D$52]+1/[.AKJ85];0)" office:value-type="float" office:value="0" calcext:value-type="float">
              <text:p>0</text:p>
            </table:table-cell>
            <table:table-cell table:formula="of:=IF([.AKJ84]&gt;0;2/[.$D$52]+1/[.AKK85];0)" office:value-type="float" office:value="0" calcext:value-type="float">
              <text:p>0</text:p>
            </table:table-cell>
            <table:table-cell table:formula="of:=IF([.AKK84]&gt;0;2/[.$D$52]+1/[.AKL85];0)" office:value-type="float" office:value="0" calcext:value-type="float">
              <text:p>0</text:p>
            </table:table-cell>
            <table:table-cell table:formula="of:=IF([.AKL84]&gt;0;2/[.$D$52]+1/[.AKM85];0)" office:value-type="float" office:value="0" calcext:value-type="float">
              <text:p>0</text:p>
            </table:table-cell>
            <table:table-cell table:formula="of:=IF([.AKM84]&gt;0;2/[.$D$52]+1/[.AKN85];0)" office:value-type="float" office:value="0" calcext:value-type="float">
              <text:p>0</text:p>
            </table:table-cell>
            <table:table-cell table:formula="of:=IF([.AKN84]&gt;0;2/[.$D$52]+1/[.AKO85];0)" office:value-type="float" office:value="0" calcext:value-type="float">
              <text:p>0</text:p>
            </table:table-cell>
            <table:table-cell table:formula="of:=IF([.AKO84]&gt;0;2/[.$D$52]+1/[.AKP85];0)" office:value-type="float" office:value="0" calcext:value-type="float">
              <text:p>0</text:p>
            </table:table-cell>
            <table:table-cell table:formula="of:=IF([.AKP84]&gt;0;2/[.$D$52]+1/[.AKQ85];0)" office:value-type="float" office:value="0" calcext:value-type="float">
              <text:p>0</text:p>
            </table:table-cell>
            <table:table-cell table:formula="of:=IF([.AKQ84]&gt;0;2/[.$D$52]+1/[.AKR85];0)" office:value-type="float" office:value="0" calcext:value-type="float">
              <text:p>0</text:p>
            </table:table-cell>
            <table:table-cell table:formula="of:=IF([.AKR84]&gt;0;2/[.$D$52]+1/[.AKS85];0)" office:value-type="float" office:value="0" calcext:value-type="float">
              <text:p>0</text:p>
            </table:table-cell>
            <table:table-cell table:formula="of:=IF([.AKS84]&gt;0;2/[.$D$52]+1/[.AKT85];0)" office:value-type="float" office:value="0" calcext:value-type="float">
              <text:p>0</text:p>
            </table:table-cell>
            <table:table-cell table:formula="of:=IF([.AKT84]&gt;0;2/[.$D$52]+1/[.AKU85];0)" office:value-type="float" office:value="0" calcext:value-type="float">
              <text:p>0</text:p>
            </table:table-cell>
            <table:table-cell table:formula="of:=IF([.AKU84]&gt;0;2/[.$D$52]+1/[.AKV85];0)" office:value-type="float" office:value="0" calcext:value-type="float">
              <text:p>0</text:p>
            </table:table-cell>
            <table:table-cell table:formula="of:=IF([.AKV84]&gt;0;2/[.$D$52]+1/[.AKW85];0)" office:value-type="float" office:value="0" calcext:value-type="float">
              <text:p>0</text:p>
            </table:table-cell>
            <table:table-cell table:formula="of:=IF([.AKW84]&gt;0;2/[.$D$52]+1/[.AKX85];0)" office:value-type="float" office:value="0" calcext:value-type="float">
              <text:p>0</text:p>
            </table:table-cell>
            <table:table-cell table:formula="of:=IF([.AKX84]&gt;0;2/[.$D$52]+1/[.AKY85];0)" office:value-type="float" office:value="0" calcext:value-type="float">
              <text:p>0</text:p>
            </table:table-cell>
            <table:table-cell table:formula="of:=IF([.AKY84]&gt;0;2/[.$D$52]+1/[.AKZ85];0)" office:value-type="float" office:value="0" calcext:value-type="float">
              <text:p>0</text:p>
            </table:table-cell>
            <table:table-cell table:formula="of:=IF([.AKZ84]&gt;0;2/[.$D$52]+1/[.ALA85];0)" office:value-type="float" office:value="0" calcext:value-type="float">
              <text:p>0</text:p>
            </table:table-cell>
            <table:table-cell table:formula="of:=IF([.ALA84]&gt;0;2/[.$D$52]+1/[.ALB85];0)" office:value-type="float" office:value="0" calcext:value-type="float">
              <text:p>0</text:p>
            </table:table-cell>
            <table:table-cell table:formula="of:=IF([.ALB84]&gt;0;2/[.$D$52]+1/[.ALC85];0)" office:value-type="float" office:value="0" calcext:value-type="float">
              <text:p>0</text:p>
            </table:table-cell>
            <table:table-cell table:formula="of:=IF([.ALC84]&gt;0;2/[.$D$52]+1/[.ALD85];0)" office:value-type="float" office:value="0" calcext:value-type="float">
              <text:p>0</text:p>
            </table:table-cell>
            <table:table-cell table:formula="of:=IF([.ALD84]&gt;0;2/[.$D$52]+1/[.ALE85];0)" office:value-type="float" office:value="0" calcext:value-type="float">
              <text:p>0</text:p>
            </table:table-cell>
            <table:table-cell table:formula="of:=IF([.ALE84]&gt;0;2/[.$D$52]+1/[.ALF85];0)" office:value-type="float" office:value="0" calcext:value-type="float">
              <text:p>0</text:p>
            </table:table-cell>
            <table:table-cell table:formula="of:=IF([.ALF84]&gt;0;2/[.$D$52]+1/[.ALG85];0)" office:value-type="float" office:value="0" calcext:value-type="float">
              <text:p>0</text:p>
            </table:table-cell>
            <table:table-cell table:formula="of:=IF([.ALG84]&gt;0;2/[.$D$52]+1/[.ALH85];0)" office:value-type="float" office:value="0" calcext:value-type="float">
              <text:p>0</text:p>
            </table:table-cell>
            <table:table-cell table:formula="of:=IF([.ALH84]&gt;0;2/[.$D$52]+1/[.ALI85];0)" office:value-type="float" office:value="0" calcext:value-type="float">
              <text:p>0</text:p>
            </table:table-cell>
            <table:table-cell table:formula="of:=IF([.ALI84]&gt;0;2/[.$D$52]+1/[.ALJ85];0)" office:value-type="float" office:value="0" calcext:value-type="float">
              <text:p>0</text:p>
            </table:table-cell>
            <table:table-cell table:formula="of:=IF([.ALJ84]&gt;0;2/[.$D$52]+1/[.ALK85];0)" office:value-type="float" office:value="0" calcext:value-type="float">
              <text:p>0</text:p>
            </table:table-cell>
            <table:table-cell table:formula="of:=IF([.ALK84]&gt;0;2/[.$D$52]+1/[.ALL85];0)" office:value-type="float" office:value="0" calcext:value-type="float">
              <text:p>0</text:p>
            </table:table-cell>
            <table:table-cell table:formula="of:=IF([.ALL84]&gt;0;2/[.$D$52]+1/[.ALM85];0)" office:value-type="float" office:value="0" calcext:value-type="float">
              <text:p>0</text:p>
            </table:table-cell>
            <table:table-cell table:formula="of:=IF([.ALM84]&gt;0;2/[.$D$52]+1/[.ALN85];0)" office:value-type="float" office:value="0" calcext:value-type="float">
              <text:p>0</text:p>
            </table:table-cell>
            <table:table-cell table:formula="of:=IF([.ALN84]&gt;0;2/[.$D$52]+1/[.ALO85];0)" office:value-type="float" office:value="0" calcext:value-type="float">
              <text:p>0</text:p>
            </table:table-cell>
            <table:table-cell table:formula="of:=IF([.ALO84]&gt;0;2/[.$D$52]+1/[.ALP85];0)" office:value-type="float" office:value="0" calcext:value-type="float">
              <text:p>0</text:p>
            </table:table-cell>
            <table:table-cell table:formula="of:=IF([.ALP84]&gt;0;2/[.$D$52]+1/[.ALQ85];0)" office:value-type="float" office:value="0" calcext:value-type="float">
              <text:p>0</text:p>
            </table:table-cell>
            <table:table-cell table:formula="of:=IF([.ALQ84]&gt;0;2/[.$D$52]+1/[.ALR85];0)" office:value-type="float" office:value="0" calcext:value-type="float">
              <text:p>0</text:p>
            </table:table-cell>
            <table:table-cell table:formula="of:=IF([.ALR84]&gt;0;2/[.$D$52]+1/[.ALS85];0)" office:value-type="float" office:value="0" calcext:value-type="float">
              <text:p>0</text:p>
            </table:table-cell>
            <table:table-cell table:formula="of:=IF([.ALS84]&gt;0;2/[.$D$52]+1/[.ALT85];0)" office:value-type="float" office:value="0" calcext:value-type="float">
              <text:p>0</text:p>
            </table:table-cell>
            <table:table-cell table:formula="of:=IF([.ALT84]&gt;0;2/[.$D$52]+1/[.ALU85];0)" office:value-type="float" office:value="0" calcext:value-type="float">
              <text:p>0</text:p>
            </table:table-cell>
            <table:table-cell table:formula="of:=IF([.ALU84]&gt;0;2/[.$D$52]+1/[.ALV85];0)" office:value-type="float" office:value="0" calcext:value-type="float">
              <text:p>0</text:p>
            </table:table-cell>
            <table:table-cell table:formula="of:=IF([.ALV84]&gt;0;2/[.$D$52]+1/[.ALW85];0)" office:value-type="float" office:value="0" calcext:value-type="float">
              <text:p>0</text:p>
            </table:table-cell>
            <table:table-cell table:formula="of:=IF([.ALW84]&gt;0;2/[.$D$52]+1/[.ALX85];0)" office:value-type="float" office:value="0" calcext:value-type="float">
              <text:p>0</text:p>
            </table:table-cell>
            <table:table-cell table:formula="of:=IF([.ALX84]&gt;0;2/[.$D$52]+1/[.ALY85];0)" office:value-type="float" office:value="0" calcext:value-type="float">
              <text:p>0</text:p>
            </table:table-cell>
            <table:table-cell table:formula="of:=IF([.ALY84]&gt;0;2/[.$D$52]+1/[.ALZ85];0)" office:value-type="float" office:value="0" calcext:value-type="float">
              <text:p>0</text:p>
            </table:table-cell>
            <table:table-cell table:formula="of:=IF([.ALZ84]&gt;0;2/[.$D$52]+1/[.AMA85];0)" office:value-type="float" office:value="0" calcext:value-type="float">
              <text:p>0</text:p>
            </table:table-cell>
            <table:table-cell table:formula="of:=IF([.AMA84]&gt;0;2/[.$D$52]+1/[.AMB85];0)" office:value-type="float" office:value="0" calcext:value-type="float">
              <text:p>0</text:p>
            </table:table-cell>
            <table:table-cell table:formula="of:=IF([.AMB84]&gt;0;2/[.$D$52]+1/[.AMC85];0)" office:value-type="float" office:value="0" calcext:value-type="float">
              <text:p>0</text:p>
            </table:table-cell>
            <table:table-cell table:formula="of:=IF([.AMC84]&gt;0;2/[.$D$52]+1/[.AMD85];0)" office:value-type="float" office:value="0" calcext:value-type="float">
              <text:p>0</text:p>
            </table:table-cell>
            <table:table-cell table:formula="of:=IF([.AMD84]&gt;0;2/[.$D$52]+1/[.AME85];0)" office:value-type="float" office:value="0" calcext:value-type="float">
              <text:p>0</text:p>
            </table:table-cell>
            <table:table-cell table:formula="of:=IF([.AME84]&gt;0;2/[.$D$52]+1/[.AMF85];0)" office:value-type="float" office:value="0" calcext:value-type="float">
              <text:p>0</text:p>
            </table:table-cell>
            <table:table-cell table:formula="of:=IF([.AMF84]&gt;0;2/[.$D$52]+1/[.AMG85];0)" office:value-type="float" office:value="0" calcext:value-type="float">
              <text:p>0</text:p>
            </table:table-cell>
            <table:table-cell table:formula="of:=IF([.AMG84]&gt;0;2/[.$D$52]+1/[.AMH85];0)" office:value-type="float" office:value="0" calcext:value-type="float">
              <text:p>0</text:p>
            </table:table-cell>
            <table:table-cell table:formula="of:=IF([.AMH84]&gt;0;2/[.$D$52]+1/[.AMI85];0)" office:value-type="float" office:value="0" calcext:value-type="float">
              <text:p>0</text:p>
            </table:table-cell>
            <table:table-cell table:formula="of:=IF([.AMI84]&gt;0;2/[.$D$52]+1/#REF!;0)" office:value-type="float" office:value="0" calcext:value-type="float">
              <text:p>0</text:p>
            </table:table-cell>
            <table:table-cell/>
          </table:table-row>
        </table:table-row-group>
        <table:table-row table:style-name="ro4">
          <table:table-cell office:value-type="string" calcext:value-type="string">
            <text:p>Wärme-Widerstand innen differenziert</text:p>
          </table:table-cell>
          <table:table-cell office:value-type="string" calcext:value-type="string">
            <text:p>R<text:span text:style-name="T1">thi</text:span></text:p>
          </table:table-cell>
          <table:table-cell office:value-type="string" calcext:value-type="string">
            <text:p>K/W</text:p>
          </table:table-cell>
          <table:table-cell table:style-name="ce13" table:formula="of:=[.E87]/(2*[.$D$10]*[.$D$6])*COTH([.$D$11]*[.E87])" office:value-type="float" office:value="7.05665731472533" calcext:value-type="float">
            <text:p>7.05665731472533</text:p>
          </table:table-cell>
          <table:table-cell table:style-name="ce21" table:formula="of:=SQRT([.$D$6]*2/[.D80])" office:value-type="float" office:value="141.133146294351" calcext:value-type="float">
            <text:p>141.133146294351</text:p>
          </table:table-cell>
          <table:table-cell table:style-name="ce21" office:value-type="string" calcext:value-type="string">
            <text:p>(k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4" office:value-type="string" calcext:value-type="string">
            <text:p>iterativ</text:p>
          </table:table-cell>
          <table:table-cell table:style-name="ce14" office:value-type="string" calcext:value-type="string">
            <text:p>differenzier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W.Widerstand</text:p>
          </table:table-cell>
          <table:table-cell office:value-type="string" calcext:value-type="string">
            <text:p>R<text:span text:style-name="T1">th_gesamt</text:span></text:p>
          </table:table-cell>
          <table:table-cell office:value-type="string" calcext:value-type="string">
            <text:p>K/W</text:p>
          </table:table-cell>
          <table:table-cell table:formula="of:=1/(1/[.$D$44] + 1/([.$D$46]+1/(1/[.$D$47]+2/[.D85])))" office:value-type="float" office:value="5.40014429411138" calcext:value-type="float">
            <text:p>5.40014429411138</text:p>
          </table:table-cell>
          <table:table-cell table:formula="of:=1/(1/[.$D$44] + 1/([.$D$46]+1/(1/[.$D$47]+2/[.D87])))" office:value-type="float" office:value="5.18665554981109" calcext:value-type="float">
            <text:p>5.186655549811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rwärmun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K</text:p>
          </table:table-cell>
          <table:table-cell table:style-name="ce15" table:formula="of:=IF(1/(([.$D$26]/([.D89]*[.$D$22]^2*[.$D$10]*[.$D$27])-[.$D$28]))&gt;0;1/(([.$D$26]/([.D89]*[.$D$22]^2*[.$D$10]*[.$D$27])-[.$D$28]));&quot;Zu hoch!&quot;)" office:value-type="float" office:value="2.61539116187131" calcext:value-type="float">
            <text:p>2.61539116187131</text:p>
          </table:table-cell>
          <table:table-cell table:style-name="ce22" table:formula="of:=IF(1/(([.$D$26]/([.E89]*[.$D$22]^2*[.$D$10]*[.$D$27])-[.$D$28]))&gt;0;1/(([.$D$26]/([.E89]*[.$D$22]^2*[.$D$10]*[.$D$27])-[.$D$28]));&quot;Zu hoch!&quot;)" office:value-type="float" office:value="2.51098201366516" calcext:value-type="float">
            <text:p>2.51098201366516</text:p>
          </table:table-cell>
          <table:table-cell table:number-columns-repeated="1019"/>
        </table:table-row>
      </table:table>
      <table:table table:name="Spez. Widerstand" table:style-name="ta1">
        <table:table-column table:style-name="co8" table:default-cell-style-name="Default"/>
        <table:table-column table:style-name="co9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Ω*mm2/m</text:p>
          </table:table-cell>
        </table:table-row>
        <table:table-row table:style-name="ro2">
          <table:table-cell office:value-type="string" calcext:value-type="string">
            <text:p>Silber</text:p>
          </table:table-cell>
          <table:table-cell office:value-type="float" office:value="0.01587" calcext:value-type="float">
            <text:p>0.01587</text:p>
          </table:table-cell>
        </table:table-row>
        <table:table-row table:style-name="ro2">
          <table:table-cell office:value-type="string" calcext:value-type="string">
            <text:p>Kupfer (Elektro-Kabel)[10]</text:p>
          </table:table-cell>
          <table:table-cell office:value-type="float" office:value="0.01678" calcext:value-type="float">
            <text:p>0.01678</text:p>
          </table:table-cell>
        </table:table-row>
        <table:table-row table:style-name="ro2">
          <table:table-cell office:value-type="string" calcext:value-type="string">
            <text:p>Gold</text:p>
          </table:table-cell>
          <table:table-cell office:value-type="float" office:value="0.02214" calcext:value-type="float">
            <text:p>0.02214</text:p>
          </table:table-cell>
        </table:table-row>
        <table:table-row table:style-name="ro2">
          <table:table-cell office:value-type="string" calcext:value-type="string">
            <text:p>Aluminium</text:p>
          </table:table-cell>
          <table:table-cell office:value-type="float" office:value="0.0265" calcext:value-type="float">
            <text:p>0.0265</text:p>
          </table:table-cell>
        </table:table-row>
        <table:table-row table:style-name="ro2">
          <table:table-cell office:value-type="string" calcext:value-type="string">
            <text:p>Wolfram</text:p>
          </table:table-cell>
          <table:table-cell office:value-type="float" office:value="0.0528" calcext:value-type="float">
            <text:p>0.0528</text:p>
          </table:table-cell>
        </table:table-row>
        <table:table-row table:style-name="ro2">
          <table:table-cell office:value-type="string" calcext:value-type="string">
            <text:p>Nickel</text:p>
          </table:table-cell>
          <table:table-cell office:value-type="float" office:value="0.0693" calcext:value-type="float">
            <text:p>0.0693</text:p>
          </table:table-cell>
        </table:table-row>
        <table:table-row table:style-name="ro2">
          <table:table-cell office:value-type="string" calcext:value-type="string">
            <text:p>Messing</text:p>
          </table:table-cell>
          <table:table-cell office:value-type="float" office:value="0.07" calcext:value-type="float">
            <text:p>0.07</text:p>
          </table:table-cell>
        </table:table-row>
        <table:table-row table:style-name="ro2">
          <table:table-cell office:value-type="string" calcext:value-type="string">
            <text:p>Platin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2">
          <table:table-cell office:value-type="string" calcext:value-type="string">
            <text:p>Zinn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2">
          <table:table-cell office:value-type="string" calcext:value-type="string">
            <text:p>Eisen</text:p>
          </table:table-cell>
          <table:table-cell office:value-type="float" office:value="0.12" calcext:value-type="float">
            <text:p>0.12</text:p>
          </table:table-cell>
        </table:table-row>
        <table:table-row table:style-name="ro2">
          <table:table-cell office:value-type="string" calcext:value-type="string">
            <text:p>Stahl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2">
          <table:table-cell office:value-type="string" calcext:value-type="string">
            <text:p>Konstantan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Edelstahl (1.4301, V2A)</text:p>
          </table:table-cell>
          <table:table-cell office:value-type="float" office:value="0.72" calcext:value-type="float">
            <text:p>0.72</text:p>
          </table:table-cell>
        </table:table-row>
        <table:table-row table:style-name="ro2">
          <table:table-cell office:value-type="string" calcext:value-type="string">
            <text:p>Graphit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Kohlenstoff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Wasser (typ. Meerwasser)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string" calcext:value-type="string">
            <text:p>Wasser (typ. Leitungswasser)</text:p>
          </table:table-cell>
          <table:table-cell office:value-type="float" office:value="20000000" calcext:value-type="float">
            <text:p>20000000</text:p>
          </table:table-cell>
        </table:table-row>
        <table:table-row table:style-name="ro2">
          <table:table-cell office:value-type="string" calcext:value-type="string">
            <text:p>Wasser (reinst)</text:p>
          </table:table-cell>
          <table:table-cell office:value-type="float" office:value="1000000000000" calcext:value-type="float">
            <text:p>1000000000000</text:p>
          </table:table-cell>
        </table:table-row>
      </table:table>
      <table:table table:name="Konvektion" table:style-name="ta1">
        <table:table-column table:style-name="co10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Konvektionstyp</text:p>
          </table:table-cell>
          <table:table-cell office:value-type="string" calcext:value-type="string">
            <text:p>Werte</text:p>
          </table:table-cell>
        </table:table-row>
        <table:table-row table:style-name="ro2">
          <table:table-cell office:value-type="string" calcext:value-type="string">
            <text:p>Vakuum</text:p>
          </table:table-cell>
          <table:table-cell office:value-type="float" office:value="0.000001" calcext:value-type="float">
            <text:p>0.000001</text:p>
          </table:table-cell>
        </table:table-row>
        <table:table-row table:style-name="ro2">
          <table:table-cell office:value-type="string" calcext:value-type="string">
            <text:p>Geschlossenes Kleinst-Gehäuse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Einschubgehäuse Leiterplattenabstand 1cm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inschubgehäuse Leiterplattenabstand 2cm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llseitige freie Konvektion (ohne Gehäuse)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Konvektion im Luftstrom (Querluft)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>
        <table:named-range table:name="Konvektion" table:base-cell-address="$Stromtragfähigkeit.$E$8" table:cell-range-address="$Konvektion.$A$2:.$B$7"/>
      </table:named-expressions>
      <table:database-ranges>
        <table:database-range table:name="Konvektion" table:target-range-address="Konvektion.A1:Konvektion.B7" table:on-update-keep-styles="true" table:on-update-keep-size="false" table:orientation="column"/>
        <table:database-range table:name="__Anonymous_Sheet_DB__1" table:target-range-address="'Spez. Widerstand'.A4:'Spez. Widerstand'.B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S PGothic" style:font-family-asian="'MS PGothic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</office:styles>
  <office:automatic-styles>
    <style:page-layout style:name="Mpm1">
      <style:page-layout-properties style:scale-to="8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.00.0000</text:date>, <text:time style:data-style-name="N2" text:time-value="01:15:37.74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chöni</meta:initial-creator>
    <meta:creation-date>2016-07-08T17:16:31.497000000</meta:creation-date>
    <dc:date>2017-03-22T01:16:43.546000000</dc:date>
    <dc:creator>Daniel Schöni</dc:creator>
    <meta:editing-duration>P3DT9H3M2S</meta:editing-duration>
    <meta:editing-cycles>60</meta:editing-cycles>
    <meta:generator>LibreOffice/5.2.5.1$Windows_X86_64 LibreOffice_project/0312e1a284a7d50ca85a365c316c7abbf20a4d22</meta:generator>
    <meta:document-statistic meta:table-count="3" meta:cell-count="6453" meta:object-count="0"/>
  </office:meta>
</office:document-meta>
</file>